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xport_macro.xml" manifest:media-type="text/xml"/>
  <manifest:file-entry manifest:full-path="Basic/Standard/script-lb.xml" manifest:media-type="text/xml"/>
  <manifest:file-entry manifest:full-path="Basic/VBAProject/Sheet7.xml" manifest:media-type="text/xml"/>
  <manifest:file-entry manifest:full-path="Basic/VBAProject/Module1.xml" manifest:media-type="text/xml"/>
  <manifest:file-entry manifest:full-path="Basic/VBAProject/Sheet11.xml" manifest:media-type="text/xml"/>
  <manifest:file-entry manifest:full-path="Basic/VBAProject/Sheet1.xml" manifest:media-type="text/xml"/>
  <manifest:file-entry manifest:full-path="Basic/VBAProject/Sheet13.xml" manifest:media-type="text/xml"/>
  <manifest:file-entry manifest:full-path="Basic/VBAProject/Sheet10.xml" manifest:media-type="text/xml"/>
  <manifest:file-entry manifest:full-path="Basic/VBAProject/Sheet12.xml" manifest:media-type="text/xml"/>
  <manifest:file-entry manifest:full-path="Basic/VBAProject/Sheet14.xml" manifest:media-type="text/xml"/>
  <manifest:file-entry manifest:full-path="Basic/VBAProject/Sheet15.xml" manifest:media-type="text/xml"/>
  <manifest:file-entry manifest:full-path="Basic/VBAProject/Sheet2.xml" manifest:media-type="text/xml"/>
  <manifest:file-entry manifest:full-path="Basic/VBAProject/Sheet3.xml" manifest:media-type="text/xml"/>
  <manifest:file-entry manifest:full-path="Basic/VBAProject/Sheet4.xml" manifest:media-type="text/xml"/>
  <manifest:file-entry manifest:full-path="Basic/VBAProject/Sheet5.xml" manifest:media-type="text/xml"/>
  <manifest:file-entry manifest:full-path="Basic/VBAProject/Sheet6.xml" manifest:media-type="text/xml"/>
  <manifest:file-entry manifest:full-path="Basic/VBAProject/Sheet14 (territories_us_start).xml" manifest:media-type="text/xml"/>
  <manifest:file-entry manifest:full-path="Basic/VBAProject/Sheet8.xml" manifest:media-type="text/xml"/>
  <manifest:file-entry manifest:full-path="Basic/VBAProject/Sheet9.xml" manifest:media-type="text/xml"/>
  <manifest:file-entry manifest:full-path="Basic/VBAProject/ThisWorkbook.xml" manifest:media-type="text/xml"/>
  <manifest:file-entry manifest:full-path="Basic/VBAProject/Sheet4 (military_assets).xml" manifest:media-type="text/xml"/>
  <manifest:file-entry manifest:full-path="Basic/VBAProject/Sheet5 (actions).xml" manifest:media-type="text/xml"/>
  <manifest:file-entry manifest:full-path="Basic/VBAProject/script-lb.xml" manifest:media-type="text/xml"/>
  <manifest:file-entry manifest:full-path="Basic/script-lc.xml" manifest:media-type="text/xml"/>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2" style:family="table-column">
      <style:table-column-properties fo:break-before="auto" style:column-width="0.6693in"/>
    </style:style>
    <style:style style:name="co10" style:family="table-column">
      <style:table-column-properties fo:break-before="auto" style:column-width="15.5984in"/>
    </style:style>
    <style:style style:name="co11" style:family="table-column">
      <style:table-column-properties fo:break-before="auto" style:column-width="2.5575in"/>
    </style:style>
    <style:style style:name="co12" style:family="table-column">
      <style:table-column-properties fo:break-before="auto" style:column-width="0.672in"/>
    </style:style>
    <style:style style:name="co13" style:family="table-column">
      <style:table-column-properties fo:break-before="auto" style:column-width="0.9701in"/>
    </style:style>
    <style:style style:name="co14" style:family="table-column">
      <style:table-column-properties fo:break-before="auto" style:column-width="0.8811in"/>
    </style:style>
    <style:style style:name="co15" style:family="table-column">
      <style:table-column-properties fo:break-before="auto" style:column-width="0.661in"/>
    </style:style>
    <style:style style:name="co16" style:family="table-column">
      <style:table-column-properties fo:break-before="auto" style:column-width="0.7165in"/>
    </style:style>
    <style:style style:name="co7" style:family="table-column">
      <style:table-column-properties fo:break-before="auto" style:column-width="1.1902in"/>
    </style:style>
    <style:style style:name="co17" style:family="table-column">
      <style:table-column-properties fo:break-before="auto" style:column-width="0.8709in"/>
    </style:style>
    <style:style style:name="co18" style:family="table-column">
      <style:table-column-properties fo:break-before="auto" style:column-width="9.8992in"/>
    </style:style>
    <style:style style:name="co19" style:family="table-column">
      <style:table-column-properties fo:break-before="auto" style:column-width="2.8661in"/>
    </style:style>
    <style:style style:name="co20" style:family="table-column">
      <style:table-column-properties fo:break-before="auto" style:column-width="3.1862in"/>
    </style:style>
    <style:style style:name="co21" style:family="table-column">
      <style:table-column-properties fo:break-before="auto" style:column-width="3.45in"/>
    </style:style>
    <style:style style:name="co22" style:family="table-column">
      <style:table-column-properties fo:break-before="auto" style:column-width="6.9665in"/>
    </style:style>
    <style:style style:name="co23" style:family="table-column">
      <style:table-column-properties fo:break-before="auto" style:column-width="2.2701in"/>
    </style:style>
    <style:style style:name="co24" style:family="table-column">
      <style:table-column-properties fo:break-before="auto" style:column-width="4.1665in"/>
    </style:style>
    <style:style style:name="co25" style:family="table-column">
      <style:table-column-properties fo:break-before="auto" style:column-width="0.6398in"/>
    </style:style>
    <style:style style:name="co26" style:family="table-column">
      <style:table-column-properties fo:break-before="auto" style:column-width="5.6335in"/>
    </style:style>
    <style:style style:name="co27" style:family="table-column">
      <style:table-column-properties fo:break-before="auto" style:column-width="1.2236in"/>
    </style:style>
    <style:style style:name="co28" style:family="table-column">
      <style:table-column-properties fo:break-before="auto" style:column-width="1.0575in"/>
    </style:style>
    <style:style style:name="co29" style:family="table-column">
      <style:table-column-properties fo:break-before="auto" style:column-width="14.452in"/>
    </style:style>
    <style:style style:name="co30" style:family="table-column">
      <style:table-column-properties fo:break-before="auto" style:column-width="4.4646in"/>
    </style:style>
    <style:style style:name="co31" style:family="table-column">
      <style:table-column-properties fo:break-before="auto" style:column-width="2.0283in"/>
    </style:style>
    <style:style style:name="co43" style:family="table-column">
      <style:table-column-properties fo:break-before="auto" style:column-width="0.8374in"/>
    </style:style>
    <style:style style:name="co44" style:family="table-column">
      <style:table-column-properties fo:break-before="auto" style:column-width="0.4075in"/>
    </style:style>
    <style:style style:name="co45" style:family="table-column">
      <style:table-column-properties fo:break-before="auto" style:column-width="2.8772in"/>
    </style:style>
    <style:style style:name="co46" style:family="table-column">
      <style:table-column-properties fo:break-before="auto" style:column-width="2.822in"/>
    </style:style>
    <style:style style:name="co47" style:family="table-column">
      <style:table-column-properties fo:break-before="auto" style:column-width="1.5429in"/>
    </style:style>
    <style:style style:name="co48" style:family="table-column">
      <style:table-column-properties fo:break-before="auto" style:column-width="1.9839in"/>
    </style:style>
    <style:style style:name="co49" style:family="table-column">
      <style:table-column-properties fo:break-before="auto" style:column-width="1.102in"/>
    </style:style>
    <style:style style:name="co50" style:family="table-column">
      <style:table-column-properties fo:break-before="auto" style:column-width="3.3728in"/>
    </style:style>
    <style:style style:name="co51" style:family="table-column">
      <style:table-column-properties fo:break-before="auto" style:column-width="2.2819in"/>
    </style:style>
    <style:style style:name="co52" style:family="table-column">
      <style:table-column-properties fo:break-before="auto" style:column-width="3.5717in"/>
    </style:style>
    <style:style style:name="co53" style:family="table-column">
      <style:table-column-properties fo:break-before="auto" style:column-width="4.6957in"/>
    </style:style>
    <style:style style:name="co54" style:family="table-column">
      <style:table-column-properties fo:break-before="auto" style:column-width="1.3228in"/>
    </style:style>
    <style:style style:name="co55" style:family="table-column">
      <style:table-column-properties fo:break-before="auto" style:column-width="2.1717in"/>
    </style:style>
    <style:style style:name="co56" style:family="table-column">
      <style:table-column-properties fo:break-before="auto" style:column-width="2.1827in"/>
    </style:style>
    <style:style style:name="co57" style:family="table-column">
      <style:table-column-properties fo:break-before="auto" style:column-width="1.6535in"/>
    </style:style>
    <style:style style:name="co58" style:family="table-column">
      <style:table-column-properties fo:break-before="auto" style:column-width="1.8846in"/>
    </style:style>
    <style:style style:name="co59" style:family="table-column">
      <style:table-column-properties fo:break-before="auto" style:column-width="2.3811in"/>
    </style:style>
    <style:style style:name="co60" style:family="table-column">
      <style:table-column-properties fo:break-before="auto" style:column-width="0.7717in"/>
    </style:style>
    <style:style style:name="co61" style:family="table-column">
      <style:table-column-properties fo:break-before="auto" style:column-width="1.6201in"/>
    </style:style>
    <style:style style:name="co62" style:family="table-column">
      <style:table-column-properties fo:break-before="auto" style:column-width="1.5543in"/>
    </style:style>
    <style:style style:name="co63" style:family="table-column">
      <style:table-column-properties fo:break-before="auto" style:column-width="0.9256in"/>
    </style:style>
    <style:style style:name="co64" style:family="table-column">
      <style:table-column-properties fo:break-before="auto" style:column-width="1.4772in"/>
    </style:style>
    <style:style style:name="co65" style:family="table-column">
      <style:table-column-properties fo:break-before="auto" style:column-width="1.2783in"/>
    </style:style>
    <style:style style:name="co66" style:family="table-column">
      <style:table-column-properties fo:break-before="auto" style:column-width="0.7055in"/>
    </style:style>
    <style:style style:name="co67" style:family="table-column">
      <style:table-column-properties fo:break-before="auto" style:column-width="4.2661in"/>
    </style:style>
    <style:style style:name="co68" style:family="table-column">
      <style:table-column-properties fo:break-before="auto" style:column-width="4.211in"/>
    </style:style>
    <style:style style:name="co69" style:family="table-column">
      <style:table-column-properties fo:break-before="auto" style:column-width="1.1465in"/>
    </style:style>
    <style:style style:name="co70" style:family="table-column">
      <style:table-column-properties fo:break-before="auto" style:column-width="1.4217in"/>
    </style:style>
    <style:style style:name="co71" style:family="table-column">
      <style:table-column-properties fo:break-before="auto" style:column-width="0.8043in"/>
    </style:style>
    <style:style style:name="co72" style:family="table-column">
      <style:table-column-properties fo:break-before="auto" style:column-width="0.8598in"/>
    </style:style>
    <style:style style:name="co73" style:family="table-column">
      <style:table-column-properties fo:break-before="auto" style:column-width="2.8102in"/>
    </style:style>
    <style:style style:name="co74" style:family="table-column">
      <style:table-column-properties fo:break-before="auto" style:column-width="3.539in"/>
    </style:style>
    <style:style style:name="co75" style:family="table-column">
      <style:table-column-properties fo:break-before="auto" style:column-width="2.7661in"/>
    </style:style>
    <style:style style:name="co76" style:family="table-column">
      <style:table-column-properties fo:break-before="auto" style:column-width="1.598in"/>
    </style:style>
    <style:style style:name="ro1" style:family="table-row">
      <style:table-row-properties style:row-height="0.1917in" fo:break-before="auto" style:use-optimal-row-height="true"/>
    </style:style>
    <style:style style:name="ro2" style:family="table-row">
      <style:table-row-properties style:row-height="1.2189in" fo:break-before="auto" style:use-optimal-row-height="false"/>
    </style:style>
    <style:style style:name="ro3" style:family="table-row">
      <style:table-row-properties style:row-height="0.9898in" fo:break-before="auto" style:use-optimal-row-height="false"/>
    </style:style>
    <style:style style:name="ro4" style:family="table-row">
      <style:table-row-properties style:row-height="0.9374in" fo:break-before="auto" style:use-optimal-row-height="false"/>
    </style:style>
    <style:style style:name="ro5" style:family="table-row">
      <style:table-row-properties style:row-height="1.052in" fo:break-before="auto" style:use-optimal-row-height="false"/>
    </style:style>
    <style:style style:name="ro6" style:family="table-row">
      <style:table-row-properties style:row-height="0.7398in" fo:break-before="auto" style:use-optimal-row-height="false"/>
    </style:style>
    <style:style style:name="ro7" style:family="table-row">
      <style:table-row-properties style:row-height="1.3957in" fo:break-before="auto" style:use-optimal-row-height="false"/>
    </style:style>
    <style:style style:name="ro8" style:family="table-row">
      <style:table-row-properties style:row-height="1.1563in" fo:break-before="auto" style:use-optimal-row-height="false"/>
    </style:style>
    <style:style style:name="ro9" style:family="table-row">
      <style:table-row-properties style:row-height="0.8543in" fo:break-before="auto" style:use-optimal-row-height="false"/>
    </style:style>
    <style:style style:name="ro10" style:family="table-row">
      <style:table-row-properties style:row-height="1.0835in" fo:break-before="auto" style:use-optimal-row-height="false"/>
    </style:style>
    <style:style style:name="ro11" style:family="table-row">
      <style:table-row-properties style:row-height="1.0209in" fo:break-before="auto" style:use-optimal-row-height="false"/>
    </style:style>
    <style:style style:name="ro12" style:family="table-row">
      <style:table-row-properties style:row-height="0.7917in" fo:break-before="auto" style:use-optimal-row-height="false"/>
    </style:style>
    <style:style style:name="ro13" style:family="table-row">
      <style:table-row-properties style:row-height="0.8335in" fo:break-before="auto" style:use-optimal-row-height="false"/>
    </style:style>
    <style:style style:name="ro14" style:family="table-row">
      <style:table-row-properties style:row-height="0.4866in" fo:break-before="auto" style:use-optimal-row-height="true"/>
    </style:style>
    <style:style style:name="ro15" style:family="table-row">
      <style:table-row-properties style:row-height="1.1252in" fo:break-before="auto" style:use-optimal-row-height="false"/>
    </style:style>
    <style:style style:name="ro16" style:family="table-row">
      <style:table-row-properties style:row-height="0.6425in" fo:break-before="auto" style:use-optimal-row-height="true"/>
    </style:style>
    <style:style style:name="ro17" style:family="table-row">
      <style:table-row-properties style:row-height="0.5102in" fo:break-before="auto" style:use-optimal-row-height="false"/>
    </style:style>
    <style:style style:name="ro18" style:family="table-row">
      <style:table-row-properties style:row-height="0.6563in" fo:break-before="auto" style:use-optimal-row-height="false"/>
    </style:style>
    <style:style style:name="ro19" style:family="table-row">
      <style:table-row-properties style:row-height="0.7291in" fo:break-before="auto" style:use-optimal-row-height="false"/>
    </style:style>
    <style:style style:name="ro20" style:family="table-row">
      <style:table-row-properties style:row-height="0.3311in" fo:break-before="auto" style:use-optimal-row-height="true"/>
    </style:style>
    <style:style style:name="ro21" style:family="table-row">
      <style:table-row-properties style:row-height="0.4689in" fo:break-before="auto" style:use-optimal-row-height="false"/>
    </style:style>
    <style:style style:name="ro22" style:family="table-row">
      <style:table-row-properties style:row-height="0.198in" fo:break-before="auto" style:use-optimal-row-height="false"/>
    </style:style>
    <style:style style:name="ro23" style:family="table-row">
      <style:table-row-properties style:row-height="0.552in" fo:break-before="auto" style:use-optimal-row-height="false"/>
    </style:style>
    <style:style style:name="ro24" style:family="table-row">
      <style:table-row-properties style:row-height="0.2189in" fo:break-before="auto" style:use-optimal-row-height="false"/>
    </style:style>
    <style:style style:name="ta2" style:family="table" style:master-page-name="PageStyle_5f_version">
      <style:table-properties table:display="true" style:writing-mode="lr-tb"/>
    </style:style>
    <style:style style:name="ta3" style:family="table" style:master-page-name="PageStyle_5f_effects">
      <style:table-properties table:display="true" style:writing-mode="lr-tb"/>
    </style:style>
    <style:style style:name="ta4" style:family="table" style:master-page-name="PageStyle_5f_military_5f_assets">
      <style:table-properties table:display="true" style:writing-mode="lr-tb"/>
    </style:style>
    <style:style style:name="ta5" style:family="table" style:master-page-name="PageStyle_5f_actions">
      <style:table-properties table:display="true" style:writing-mode="lr-tb"/>
    </style:style>
    <style:style style:name="ta6" style:family="table" style:master-page-name="PageStyle_5f_territories">
      <style:table-properties table:display="true" style:writing-mode="lr-tb"/>
    </style:style>
    <style:style style:name="ta10" style:family="table" style:master-page-name="PageStyle_5f_actions_5f_all">
      <style:table-properties table:display="true" style:writing-mode="lr-tb"/>
    </style:style>
    <style:style style:name="ta11" style:family="table" style:master-page-name="PageStyle_5f_actions_5f_us_5f_start">
      <style:table-properties table:display="true" style:writing-mode="lr-tb"/>
    </style:style>
    <style:style style:name="ta12" style:family="table" style:master-page-name="PageStyle_5f_actions_5f_ru_5f_start">
      <style:table-properties table:display="true" style:writing-mode="lr-tb"/>
    </style:style>
    <style:style style:name="ta13" style:family="table" style:master-page-name="PageStyle_5f_territories_5f_all">
      <style:table-properties table:display="true" style:writing-mode="lr-tb"/>
    </style:style>
    <style:style style:name="ta14" style:family="table" style:master-page-name="PageStyle_5f_territories_5f_us_5f_start">
      <style:table-properties table:display="true" style:writing-mode="lr-tb"/>
    </style:style>
    <style:style style:name="ta15" style:family="table" style:master-page-name="PageStyle_5f_territories_5f_ru_5f_start">
      <style:table-properties table:display="true" style:writing-mode="lr-tb"/>
    </style:style>
    <style:style style:name="ta16" style:family="table" style:master-page-name="PageStyle_5f_balance">
      <style:table-properties table:display="true" style:writing-mode="lr-tb"/>
    </style:style>
    <style:style style:name="ta17" style:family="table" style:master-page-name="PageStyle_5f_mil_5f_ass_5f_all">
      <style:table-properties table:display="true" style:writing-mode="lr-tb"/>
    </style:style>
    <style:style style:name="ta18" style:family="table" style:master-page-name="PageStyle_5f_mil_5f_ass_5f_us_5f_start">
      <style:table-properties table:display="true" style:writing-mode="lr-tb"/>
    </style:style>
    <style:style style:name="ta19" style:family="table" style:master-page-name="PageStyle_5f_mil_5f_ass_5f_ru_5f_start">
      <style:table-properties table:display="true" style:writing-mode="lr-tb"/>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 style:family="table-cell" style:parent-style-name="Default"/>
    <style:style style:name="ce2" style:family="table-cell" style:parent-style-name="Default"/>
    <style:style style:name="ce3" style:family="table-cell" style:parent-style-name="Default"/>
    <style:style style:name="ce4" style:family="table-cell" style:parent-style-name="Default"/>
    <style:style style:name="ce5" style:family="table-cell" style:parent-style-name="Default"/>
    <style:style style:name="ce6" style:family="table-cell" style:parent-style-name="Default"/>
    <style:style style:name="ce7" style:family="table-cell" style:parent-style-name="Default"/>
    <style:style style:name="ce8" style:family="table-cell" style:parent-style-name="Default"/>
    <style:style style:name="ce9" style:family="table-cell" style:parent-style-name="Default"/>
    <style:style style:name="ce10" style:family="table-cell" style:parent-style-name="Default"/>
    <style:style style:name="ce11" style:family="table-cell" style:parent-style-name="Default"/>
    <style:style style:name="ce12" style:family="table-cell" style:parent-style-name="Default"/>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5" style:family="table-cell" style:parent-style-name="Default" style:data-style-name="N0">
      <style:table-cell-properties style:rotation-align="none"/>
    </style:style>
    <style:style style:name="ce16" style:family="table-cell" style:parent-style-name="Default" style:data-style-name="N129">
      <style:table-cell-properties style:rotation-align="none"/>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balance" table:style-name="ta16">
        <office:forms form:automatic-focus="false" form:apply-design-mode="false"/>
        <table:table-column table:style-name="co59" table:default-cell-style-name="Default"/>
        <table:table-column table:style-name="co2" table:number-columns-repeated="8" table:default-cell-style-name="Default"/>
        <table:table-column table:style-name="co60" table:default-cell-style-name="Default"/>
        <table:table-column table:style-name="co2" table:default-cell-style-name="Default"/>
        <table:table-column table:style-name="co61" table:default-cell-style-name="Default"/>
        <table:table-column table:style-name="co62" table:default-cell-style-name="Default"/>
        <table:table-column table:style-name="co63" table:default-cell-style-name="Default"/>
        <table:table-column table:style-name="co7" table:default-cell-style-name="ce1"/>
        <table:table-column table:style-name="co7" table:default-cell-style-name="ce9"/>
        <table:table-column table:style-name="co64" table:default-cell-style-name="Default"/>
        <table:table-column table:style-name="co2" table:default-cell-style-name="Default"/>
        <table:table-column table:style-name="co65" table:default-cell-style-name="Default"/>
        <table:table-column table:style-name="co2" table:number-columns-repeated="45" table:default-cell-style-name="Default"/>
        <table:table-row table:style-name="ro1">
          <table:table-cell table:formula="of:=[$military_assets.A1]" office:value-type="string" office:string-value="Title" calcext:value-type="string">
            <text:p>Title</text:p>
          </table:table-cell>
          <table:table-cell table:formula="of:=[$military_assets.J1]" office:value-type="string" office:string-value="Type" calcext:value-type="string">
            <text:p>Type</text:p>
          </table:table-cell>
          <table:table-cell table:formula="of:=[$military_assets.E1]" office:value-type="string" office:string-value="Attack" calcext:value-type="string">
            <text:p>Attack</text:p>
          </table:table-cell>
          <table:table-cell/>
          <table:table-cell table:formula="of:=[$military_assets.F1]" office:value-type="string" office:string-value="ShoreAttack" calcext:value-type="string">
            <text:p>ShoreAttack</text:p>
          </table:table-cell>
          <table:table-cell table:formula="of:=[$military_assets.G1]" office:value-type="string" office:string-value="Defense" calcext:value-type="string">
            <text:p>Defense</text:p>
          </table:table-cell>
          <table:table-cell table:formula="of:=[$military_assets.H1]" office:value-type="string" office:string-value="Logistics" calcext:value-type="string">
            <text:p>Logistics</text:p>
          </table:table-cell>
          <table:table-cell/>
          <table:table-cell table:formula="of:=[$military_assets.I1]" office:value-type="string" office:string-value="Rosters" calcext:value-type="string">
            <text:p>Rosters</text:p>
          </table:table-cell>
          <table:table-cell office:value-type="string" calcext:value-type="string">
            <text:p>Add bonus</text:p>
          </table:table-cell>
          <table:table-cell office:value-type="string" calcext:value-type="string">
            <text:p>norm bonus</text:p>
          </table:table-cell>
          <table:table-cell office:value-type="string" calcext:value-type="string">
            <text:p>Normalized Attack</text:p>
          </table:table-cell>
          <table:table-cell office:value-type="string" calcext:value-type="string">
            <text:p>Normalized Defense</text:p>
          </table:table-cell>
          <table:table-cell office:value-type="string" calcext:value-type="string">
            <text:p>NormShore</text:p>
          </table:table-cell>
          <table:table-cell office:value-type="string" calcext:value-type="string">
            <text:p>Norm Combined</text:p>
          </table:table-cell>
          <table:table-cell office:value-type="string" calcext:value-type="string">
            <text:p>Norm Combat</text:p>
          </table:table-cell>
          <table:table-cell table:style-name="ce9" office:value-type="string" calcext:value-type="string">
            <text:p>Combined</text:p>
          </table:table-cell>
          <table:table-cell table:number-columns-repeated="47"/>
        </table:table-row>
        <table:table-row table:style-name="ro1">
          <table:table-cell table:formula="of:=[$military_assets.A2]" office:value-type="string" office:string-value="Nimitz Class CVN" calcext:value-type="string">
            <text:p>Nimitz Class CVN</text:p>
          </table:table-cell>
          <table:table-cell table:formula="of:=[$military_assets.J2]" office:value-type="string" office:string-value="Ship" calcext:value-type="string">
            <text:p>Ship</text:p>
          </table:table-cell>
          <table:table-cell table:formula="of:=[$military_assets.E2]" office:value-type="float" office:value="0" calcext:value-type="float">
            <text:p>0</text:p>
          </table:table-cell>
          <table:table-cell/>
          <table:table-cell table:formula="of:=[$military_assets.F2]" office:value-type="float" office:value="0" calcext:value-type="float">
            <text:p>0</text:p>
          </table:table-cell>
          <table:table-cell table:formula="of:=[$military_assets.G2]" office:value-type="float" office:value="2" calcext:value-type="float">
            <text:p>2</text:p>
          </table:table-cell>
          <table:table-cell table:formula="of:=[$military_assets.H2]" office:value-type="float" office:value="6" calcext:value-type="float">
            <text:p>6</text:p>
          </table:table-cell>
          <table:table-cell/>
          <table:table-cell table:formula="of:=[$military_assets.I2]" office:value-type="string" office:string-value="USN" calcext:value-type="string">
            <text:p>USN</text:p>
          </table:table-cell>
          <table:table-cell table:formula="of:=[.T17]+[.T7]+[.T8]" office:value-type="float" office:value="10.5" calcext:value-type="float">
            <text:p>10.5</text:p>
          </table:table-cell>
          <table:table-cell table:formula="of:=[.J2]/[.G2]" office:value-type="float" office:value="1.75" calcext:value-type="float">
            <text:p>1.75</text:p>
          </table:table-cell>
          <table:table-cell table:formula="of:=[.C2]/[.G2]" office:value-type="float" office:value="0" calcext:value-type="float">
            <text:p>0</text:p>
          </table:table-cell>
          <table:table-cell table:formula="of:=[.F2]/[.G2]" office:value-type="float" office:value="0.333333333333333" calcext:value-type="float">
            <text:p>0.333333333333333</text:p>
          </table:table-cell>
          <table:table-cell table:formula="of:=[.E2]/[.G2]" office:value-type="float" office:value="0" calcext:value-type="float">
            <text:p>0</text:p>
          </table:table-cell>
          <table:table-cell table:formula="of:=[.M2]+[.L2]+[.N2]+[.K2]" office:value-type="float" office:value="2.08333333333333" calcext:value-type="float">
            <text:p>2.08333333333333</text:p>
          </table:table-cell>
          <table:table-cell table:formula="of:=[.L2]+[.M2]" office:value-type="float" office:value="0.333333333333333" calcext:value-type="float">
            <text:p>0.333333333333333</text:p>
          </table:table-cell>
          <table:table-cell table:formula="of:=[.C2]+[.E2]/2+[.F2]+[.J2]" office:value-type="float" office:value="12.5" calcext:value-type="float">
            <text:p>12.5</text:p>
          </table:table-cell>
          <table:table-cell table:number-columns-repeated="47"/>
        </table:table-row>
        <table:table-row table:style-name="ro1">
          <table:table-cell table:formula="of:=[$military_assets.A3]" office:value-type="string" office:string-value="Gerald R Ford CVN" calcext:value-type="string">
            <text:p>Gerald R Ford CVN</text:p>
          </table:table-cell>
          <table:table-cell table:formula="of:=[$military_assets.J3]" office:value-type="string" office:string-value="Ship" calcext:value-type="string">
            <text:p>Ship</text:p>
          </table:table-cell>
          <table:table-cell table:formula="of:=[$military_assets.E3]" office:value-type="float" office:value="0" calcext:value-type="float">
            <text:p>0</text:p>
          </table:table-cell>
          <table:table-cell/>
          <table:table-cell table:formula="of:=[$military_assets.F3]" office:value-type="float" office:value="0" calcext:value-type="float">
            <text:p>0</text:p>
          </table:table-cell>
          <table:table-cell table:formula="of:=[$military_assets.G3]" office:value-type="float" office:value="2" calcext:value-type="float">
            <text:p>2</text:p>
          </table:table-cell>
          <table:table-cell table:formula="of:=[$military_assets.H3]" office:value-type="float" office:value="7" calcext:value-type="float">
            <text:p>7</text:p>
          </table:table-cell>
          <table:table-cell/>
          <table:table-cell table:formula="of:=[$military_assets.I3]" office:value-type="string" office:string-value="USN" calcext:value-type="string">
            <text:p>USN</text:p>
          </table:table-cell>
          <table:table-cell table:formula="of:=[.T17]+[.T7]+[.T12]+[.T8]" office:value-type="float" office:value="11" calcext:value-type="float">
            <text:p>11</text:p>
          </table:table-cell>
          <table:table-cell table:formula="of:=[.J3]/[.G3]" office:value-type="float" office:value="1.57142857142857" calcext:value-type="float">
            <text:p>1.57142857142857</text:p>
          </table:table-cell>
          <table:table-cell table:formula="of:=[.C3]/[.G3]" office:value-type="float" office:value="0" calcext:value-type="float">
            <text:p>0</text:p>
          </table:table-cell>
          <table:table-cell table:formula="of:=[.F3]/[.G3]" office:value-type="float" office:value="0.285714285714286" calcext:value-type="float">
            <text:p>0.285714285714286</text:p>
          </table:table-cell>
          <table:table-cell table:formula="of:=[.E3]/[.G3]" office:value-type="float" office:value="0" calcext:value-type="float">
            <text:p>0</text:p>
          </table:table-cell>
          <table:table-cell table:formula="of:=[.M3]+[.L3]+[.N3]+[.K3]" office:value-type="float" office:value="1.85714285714286" calcext:value-type="float">
            <text:p>1.85714285714286</text:p>
          </table:table-cell>
          <table:table-cell table:formula="of:=[.L3]+[.M3]" office:value-type="float" office:value="0.285714285714286" calcext:value-type="float">
            <text:p>0.285714285714286</text:p>
          </table:table-cell>
          <table:table-cell table:formula="of:=[.C3]+[.E3]/2+[.F3]+[.J3]" office:value-type="float" office:value="13" calcext:value-type="float">
            <text:p>13</text:p>
          </table:table-cell>
          <table:table-cell table:number-columns-repeated="47"/>
        </table:table-row>
        <table:table-row table:style-name="ro1">
          <table:table-cell table:formula="of:=[$military_assets.A4]" office:value-type="string" office:string-value="Wasp Class LHA" calcext:value-type="string">
            <text:p>Wasp Class LHA</text:p>
          </table:table-cell>
          <table:table-cell table:formula="of:=[$military_assets.J4]" office:value-type="string" office:string-value="Ship" calcext:value-type="string">
            <text:p>Ship</text:p>
          </table:table-cell>
          <table:table-cell table:formula="of:=[$military_assets.E4]" office:value-type="float" office:value="0" calcext:value-type="float">
            <text:p>0</text:p>
          </table:table-cell>
          <table:table-cell/>
          <table:table-cell table:formula="of:=[$military_assets.F4]" office:value-type="float" office:value="4" calcext:value-type="float">
            <text:p>4</text:p>
          </table:table-cell>
          <table:table-cell table:formula="of:=[$military_assets.G4]" office:value-type="float" office:value="2" calcext:value-type="float">
            <text:p>2</text:p>
          </table:table-cell>
          <table:table-cell table:formula="of:=[$military_assets.H4]" office:value-type="float" office:value="3" calcext:value-type="float">
            <text:p>3</text:p>
          </table:table-cell>
          <table:table-cell/>
          <table:table-cell table:formula="of:=[$military_assets.I4]" office:value-type="string" office:string-value="USN" calcext:value-type="string">
            <text:p>USN</text:p>
          </table:table-cell>
          <table:table-cell table:formula="of:=[.T19]+[.T16]" office:value-type="float" office:value="1.5" calcext:value-type="float">
            <text:p>1.5</text:p>
          </table:table-cell>
          <table:table-cell table:formula="of:=[.J4]/[.G4]" office:value-type="float" office:value="0.5" calcext:value-type="float">
            <text:p>0.5</text:p>
          </table:table-cell>
          <table:table-cell table:formula="of:=[.C4]/[.G4]" office:value-type="float" office:value="0" calcext:value-type="float">
            <text:p>0</text:p>
          </table:table-cell>
          <table:table-cell table:formula="of:=[.F4]/[.G4]" office:value-type="float" office:value="0.666666666666667" calcext:value-type="float">
            <text:p>0.666666666666667</text:p>
          </table:table-cell>
          <table:table-cell table:formula="of:=[.E4]/[.G4]" office:value-type="float" office:value="1.33333333333333" calcext:value-type="float">
            <text:p>1.33333333333333</text:p>
          </table:table-cell>
          <table:table-cell table:formula="of:=[.M4]+[.L4]+[.N4]+[.K4]" office:value-type="float" office:value="2.5" calcext:value-type="float">
            <text:p>2.5</text:p>
          </table:table-cell>
          <table:table-cell table:formula="of:=[.L4]+[.M4]" office:value-type="float" office:value="0.666666666666667" calcext:value-type="float">
            <text:p>0.666666666666667</text:p>
          </table:table-cell>
          <table:table-cell table:formula="of:=[.C4]+[.E4]/2+[.F4]+[.J4]" office:value-type="float" office:value="5.5" calcext:value-type="float">
            <text:p>5.5</text:p>
          </table:table-cell>
          <table:table-cell/>
          <table:table-cell office:value-type="string" calcext:value-type="string">
            <text:p>Ability Bonuses</text:p>
          </table:table-cell>
          <table:table-cell table:number-columns-repeated="45"/>
        </table:table-row>
        <table:table-row table:style-name="ro1">
          <table:table-cell table:formula="of:=[$military_assets.A5]" office:value-type="string" office:string-value="America Class LHA" calcext:value-type="string">
            <text:p>America Class LHA</text:p>
          </table:table-cell>
          <table:table-cell table:formula="of:=[$military_assets.J5]" office:value-type="string" office:string-value="Ship" calcext:value-type="string">
            <text:p>Ship</text:p>
          </table:table-cell>
          <table:table-cell table:formula="of:=[$military_assets.E5]" office:value-type="float" office:value="0" calcext:value-type="float">
            <text:p>0</text:p>
          </table:table-cell>
          <table:table-cell/>
          <table:table-cell table:formula="of:=[$military_assets.F5]" office:value-type="float" office:value="3" calcext:value-type="float">
            <text:p>3</text:p>
          </table:table-cell>
          <table:table-cell table:formula="of:=[$military_assets.G5]" office:value-type="float" office:value="2" calcext:value-type="float">
            <text:p>2</text:p>
          </table:table-cell>
          <table:table-cell table:formula="of:=[$military_assets.H5]" office:value-type="float" office:value="5" calcext:value-type="float">
            <text:p>5</text:p>
          </table:table-cell>
          <table:table-cell/>
          <table:table-cell table:formula="of:=[$military_assets.I5]" office:value-type="string" office:string-value="USN" calcext:value-type="string">
            <text:p>USN</text:p>
          </table:table-cell>
          <table:table-cell table:formula="of:=[.T18]+[.T16]" office:value-type="float" office:value="2.5" calcext:value-type="float">
            <text:p>2.5</text:p>
          </table:table-cell>
          <table:table-cell table:formula="of:=[.J5]/[.G5]" office:value-type="float" office:value="0.5" calcext:value-type="float">
            <text:p>0.5</text:p>
          </table:table-cell>
          <table:table-cell table:formula="of:=[.C5]/[.G5]" office:value-type="float" office:value="0" calcext:value-type="float">
            <text:p>0</text:p>
          </table:table-cell>
          <table:table-cell table:formula="of:=[.F5]/[.G5]" office:value-type="float" office:value="0.4" calcext:value-type="float">
            <text:p>0.4</text:p>
          </table:table-cell>
          <table:table-cell table:formula="of:=[.E5]/[.G5]" office:value-type="float" office:value="0.6" calcext:value-type="float">
            <text:p>0.6</text:p>
          </table:table-cell>
          <table:table-cell table:formula="of:=[.M5]+[.L5]+[.N5]+[.K5]" office:value-type="float" office:value="1.5" calcext:value-type="float">
            <text:p>1.5</text:p>
          </table:table-cell>
          <table:table-cell table:formula="of:=[.L5]+[.M5]" office:value-type="float" office:value="0.4" calcext:value-type="float">
            <text:p>0.4</text:p>
          </table:table-cell>
          <table:table-cell table:formula="of:=[.C5]+[.E5]/2+[.F5]+[.J5]" office:value-type="float" office:value="6" calcext:value-type="float">
            <text:p>6</text:p>
          </table:table-cell>
          <table:table-cell/>
          <table:table-cell office:value-type="string" calcext:value-type="string">
            <text:p>Ambush</text:p>
          </table:table-cell>
          <table:table-cell office:value-type="float" office:value="2" calcext:value-type="float">
            <text:p>2</text:p>
          </table:table-cell>
          <table:table-cell table:number-columns-repeated="44"/>
        </table:table-row>
        <table:table-row table:style-name="ro1">
          <table:table-cell table:formula="of:=[$military_assets.A6]" office:value-type="string" office:string-value="Seawolf Class SSN" calcext:value-type="string">
            <text:p>Seawolf Class SSN</text:p>
          </table:table-cell>
          <table:table-cell table:formula="of:=[$military_assets.J6]" office:value-type="string" office:string-value="Submarine" calcext:value-type="string">
            <text:p>Submarine</text:p>
          </table:table-cell>
          <table:table-cell table:formula="of:=[$military_assets.E6]" office:value-type="float" office:value="4" calcext:value-type="float">
            <text:p>4</text:p>
          </table:table-cell>
          <table:table-cell/>
          <table:table-cell table:formula="of:=[$military_assets.F6]" office:value-type="float" office:value="0" calcext:value-type="float">
            <text:p>0</text:p>
          </table:table-cell>
          <table:table-cell table:formula="of:=[$military_assets.G6]" office:value-type="float" office:value="4" calcext:value-type="float">
            <text:p>4</text:p>
          </table:table-cell>
          <table:table-cell table:formula="of:=[$military_assets.H6]" office:value-type="float" office:value="5" calcext:value-type="float">
            <text:p>5</text:p>
          </table:table-cell>
          <table:table-cell/>
          <table:table-cell table:formula="of:=[$military_assets.I6]" office:value-type="string" office:string-value="USN" calcext:value-type="string">
            <text:p>USN</text:p>
          </table:table-cell>
          <table:table-cell table:formula="of:=[.T12]+[.T10]+[.T6]+[.T5]" office:value-type="float" office:value="4" calcext:value-type="float">
            <text:p>4</text:p>
          </table:table-cell>
          <table:table-cell table:formula="of:=[.J6]/[.G6]" office:value-type="float" office:value="0.8" calcext:value-type="float">
            <text:p>0.8</text:p>
          </table:table-cell>
          <table:table-cell table:formula="of:=[.C6]/[.G6]" office:value-type="float" office:value="0.8" calcext:value-type="float">
            <text:p>0.8</text:p>
          </table:table-cell>
          <table:table-cell table:formula="of:=[.F6]/[.G6]" office:value-type="float" office:value="0.8" calcext:value-type="float">
            <text:p>0.8</text:p>
          </table:table-cell>
          <table:table-cell table:formula="of:=[.E6]/[.G6]" office:value-type="float" office:value="0" calcext:value-type="float">
            <text:p>0</text:p>
          </table:table-cell>
          <table:table-cell table:formula="of:=[.M6]+[.L6]+[.N6]+[.K6]" office:value-type="float" office:value="2.4" calcext:value-type="float">
            <text:p>2.4</text:p>
          </table:table-cell>
          <table:table-cell table:formula="of:=[.L6]+[.M6]" office:value-type="float" office:value="1.6" calcext:value-type="float">
            <text:p>1.6</text:p>
          </table:table-cell>
          <table:table-cell table:formula="of:=[.C6]+[.E6]/2+[.F6]+[.J6]" office:value-type="float" office:value="12" calcext:value-type="float">
            <text:p>12</text:p>
          </table:table-cell>
          <table:table-cell/>
          <table:table-cell office:value-type="string" calcext:value-type="string">
            <text:p>Commerce Raider</text:p>
          </table:table-cell>
          <table:table-cell office:value-type="float" office:value="1" calcext:value-type="float">
            <text:p>1</text:p>
          </table:table-cell>
          <table:table-cell table:number-columns-repeated="44"/>
        </table:table-row>
        <table:table-row table:style-name="ro1">
          <table:table-cell table:formula="of:=[$military_assets.A7]" office:value-type="string" office:string-value="Virginia Class SSN" calcext:value-type="string">
            <text:p>Virginia Class SSN</text:p>
          </table:table-cell>
          <table:table-cell table:formula="of:=[$military_assets.J7]" office:value-type="string" office:string-value="Submarine" calcext:value-type="string">
            <text:p>Submarine</text:p>
          </table:table-cell>
          <table:table-cell table:formula="of:=[$military_assets.E7]" office:value-type="float" office:value="3" calcext:value-type="float">
            <text:p>3</text:p>
          </table:table-cell>
          <table:table-cell/>
          <table:table-cell table:formula="of:=[$military_assets.F7]" office:value-type="float" office:value="0" calcext:value-type="float">
            <text:p>0</text:p>
          </table:table-cell>
          <table:table-cell table:formula="of:=[$military_assets.G7]" office:value-type="float" office:value="4" calcext:value-type="float">
            <text:p>4</text:p>
          </table:table-cell>
          <table:table-cell table:formula="of:=[$military_assets.H7]" office:value-type="float" office:value="4" calcext:value-type="float">
            <text:p>4</text:p>
          </table:table-cell>
          <table:table-cell/>
          <table:table-cell table:formula="of:=[$military_assets.I7]" office:value-type="string" office:string-value="USN" calcext:value-type="string">
            <text:p>USN</text:p>
          </table:table-cell>
          <table:table-cell table:formula="of:=[.T5]+[.T6]+[.T10]" office:value-type="float" office:value="3.5" calcext:value-type="float">
            <text:p>3.5</text:p>
          </table:table-cell>
          <table:table-cell table:formula="of:=[.J7]/[.G7]" office:value-type="float" office:value="0.875" calcext:value-type="float">
            <text:p>0.875</text:p>
          </table:table-cell>
          <table:table-cell table:formula="of:=[.C7]/[.G7]" office:value-type="float" office:value="0.75" calcext:value-type="float">
            <text:p>0.75</text:p>
          </table:table-cell>
          <table:table-cell table:formula="of:=[.F7]/[.G7]" office:value-type="float" office:value="1" calcext:value-type="float">
            <text:p>1</text:p>
          </table:table-cell>
          <table:table-cell table:formula="of:=[.E7]/[.G7]" office:value-type="float" office:value="0" calcext:value-type="float">
            <text:p>0</text:p>
          </table:table-cell>
          <table:table-cell table:formula="of:=[.M7]+[.L7]+[.N7]+[.K7]" office:value-type="float" office:value="2.625" calcext:value-type="float">
            <text:p>2.625</text:p>
          </table:table-cell>
          <table:table-cell table:formula="of:=[.L7]+[.M7]" office:value-type="float" office:value="1.75" calcext:value-type="float">
            <text:p>1.75</text:p>
          </table:table-cell>
          <table:table-cell table:formula="of:=[.C7]+[.E7]/2+[.F7]+[.J7]" office:value-type="float" office:value="10.5" calcext:value-type="float">
            <text:p>10.5</text:p>
          </table:table-cell>
          <table:table-cell/>
          <table:table-cell office:value-type="string" calcext:value-type="string">
            <text:p>Early Warn</text:p>
          </table:table-cell>
          <table:table-cell office:value-type="float" office:value="3" calcext:value-type="float">
            <text:p>3</text:p>
          </table:table-cell>
          <table:table-cell table:number-columns-repeated="44"/>
        </table:table-row>
        <table:table-row table:style-name="ro1">
          <table:table-cell table:formula="of:=[$military_assets.A8]" office:value-type="string" office:string-value="Ohio Class SSGN" calcext:value-type="string">
            <text:p>Ohio Class SSGN</text:p>
          </table:table-cell>
          <table:table-cell table:formula="of:=[$military_assets.J8]" office:value-type="string" office:string-value="Submarine" calcext:value-type="string">
            <text:p>Submarine</text:p>
          </table:table-cell>
          <table:table-cell table:formula="of:=[$military_assets.E8]" office:value-type="float" office:value="3" calcext:value-type="float">
            <text:p>3</text:p>
          </table:table-cell>
          <table:table-cell/>
          <table:table-cell table:formula="of:=[$military_assets.F8]" office:value-type="float" office:value="5" calcext:value-type="float">
            <text:p>5</text:p>
          </table:table-cell>
          <table:table-cell table:formula="of:=[$military_assets.G8]" office:value-type="float" office:value="2" calcext:value-type="float">
            <text:p>2</text:p>
          </table:table-cell>
          <table:table-cell table:formula="of:=[$military_assets.H8]" office:value-type="float" office:value="5" calcext:value-type="float">
            <text:p>5</text:p>
          </table:table-cell>
          <table:table-cell/>
          <table:table-cell table:formula="of:=[$military_assets.I8]" office:value-type="string" office:string-value="USN" calcext:value-type="string">
            <text:p>USN</text:p>
          </table:table-cell>
          <table:table-cell table:formula="of:=[.T5]+[.T6]+[.T12]+[.T10]" office:value-type="float" office:value="4" calcext:value-type="float">
            <text:p>4</text:p>
          </table:table-cell>
          <table:table-cell table:formula="of:=[.J8]/[.G8]" office:value-type="float" office:value="0.8" calcext:value-type="float">
            <text:p>0.8</text:p>
          </table:table-cell>
          <table:table-cell table:formula="of:=[.C8]/[.G8]" office:value-type="float" office:value="0.6" calcext:value-type="float">
            <text:p>0.6</text:p>
          </table:table-cell>
          <table:table-cell table:formula="of:=[.F8]/[.G8]" office:value-type="float" office:value="0.4" calcext:value-type="float">
            <text:p>0.4</text:p>
          </table:table-cell>
          <table:table-cell table:formula="of:=[.E8]/[.G8]" office:value-type="float" office:value="1" calcext:value-type="float">
            <text:p>1</text:p>
          </table:table-cell>
          <table:table-cell table:formula="of:=[.M8]+[.L8]+[.N8]+[.K8]" office:value-type="float" office:value="2.8" calcext:value-type="float">
            <text:p>2.8</text:p>
          </table:table-cell>
          <table:table-cell table:formula="of:=[.L8]+[.M8]" office:value-type="float" office:value="1" calcext:value-type="float">
            <text:p>1</text:p>
          </table:table-cell>
          <table:table-cell table:formula="of:=[.C8]+[.E8]/2+[.F8]+[.J8]" office:value-type="float" office:value="11.5" calcext:value-type="float">
            <text:p>11.5</text:p>
          </table:table-cell>
          <table:table-cell/>
          <table:table-cell office:value-type="string" calcext:value-type="string">
            <text:p>Help D +2</text:p>
          </table:table-cell>
          <table:table-cell office:value-type="float" office:value="3" calcext:value-type="float">
            <text:p>3</text:p>
          </table:table-cell>
          <table:table-cell table:number-columns-repeated="44"/>
        </table:table-row>
        <table:table-row table:style-name="ro1">
          <table:table-cell table:formula="of:=[$military_assets.A9]" office:value-type="string" office:string-value="Ticonderoga Class CG" calcext:value-type="string">
            <text:p>Ticonderoga Class CG</text:p>
          </table:table-cell>
          <table:table-cell table:formula="of:=[$military_assets.J9]" office:value-type="string" office:string-value="Ship" calcext:value-type="string">
            <text:p>Ship</text:p>
          </table:table-cell>
          <table:table-cell table:formula="of:=[$military_assets.E9]" office:value-type="float" office:value="2" calcext:value-type="float">
            <text:p>2</text:p>
          </table:table-cell>
          <table:table-cell/>
          <table:table-cell table:formula="of:=[$military_assets.F9]" office:value-type="float" office:value="3" calcext:value-type="float">
            <text:p>3</text:p>
          </table:table-cell>
          <table:table-cell table:formula="of:=[$military_assets.G9]" office:value-type="float" office:value="3" calcext:value-type="float">
            <text:p>3</text:p>
          </table:table-cell>
          <table:table-cell table:formula="of:=[$military_assets.H9]" office:value-type="float" office:value="4" calcext:value-type="float">
            <text:p>4</text:p>
          </table:table-cell>
          <table:table-cell/>
          <table:table-cell table:formula="of:=[$military_assets.I9]" office:value-type="string" office:string-value="USN" calcext:value-type="string">
            <text:p>USN</text:p>
          </table:table-cell>
          <table:table-cell table:formula="of:=[.T8]" office:value-type="float" office:value="3" calcext:value-type="float">
            <text:p>3</text:p>
          </table:table-cell>
          <table:table-cell table:formula="of:=[.J9]/[.G9]" office:value-type="float" office:value="0.75" calcext:value-type="float">
            <text:p>0.75</text:p>
          </table:table-cell>
          <table:table-cell table:formula="of:=[.C9]/[.G9]" office:value-type="float" office:value="0.5" calcext:value-type="float">
            <text:p>0.5</text:p>
          </table:table-cell>
          <table:table-cell table:formula="of:=[.F9]/[.G9]" office:value-type="float" office:value="0.75" calcext:value-type="float">
            <text:p>0.75</text:p>
          </table:table-cell>
          <table:table-cell table:formula="of:=[.E9]/[.G9]" office:value-type="float" office:value="0.75" calcext:value-type="float">
            <text:p>0.75</text:p>
          </table:table-cell>
          <table:table-cell table:formula="of:=[.M9]+[.L9]+[.N9]+[.K9]" office:value-type="float" office:value="2.75" calcext:value-type="float">
            <text:p>2.75</text:p>
          </table:table-cell>
          <table:table-cell table:formula="of:=[.L9]+[.M9]" office:value-type="float" office:value="1.25" calcext:value-type="float">
            <text:p>1.25</text:p>
          </table:table-cell>
          <table:table-cell table:formula="of:=[.C9]+[.E9]/2+[.F9]+[.J9]" office:value-type="float" office:value="9.5" calcext:value-type="float">
            <text:p>9.5</text:p>
          </table:table-cell>
          <table:table-cell/>
          <table:table-cell office:value-type="string" calcext:value-type="string">
            <text:p>Help D +1</text:p>
          </table:table-cell>
          <table:table-cell office:value-type="float" office:value="1.5" calcext:value-type="float">
            <text:p>1.5</text:p>
          </table:table-cell>
          <table:table-cell table:number-columns-repeated="44"/>
        </table:table-row>
        <table:table-row table:style-name="ro1">
          <table:table-cell table:formula="of:=[$military_assets.A10]" office:value-type="string" office:string-value="Arleigh Burke Class DDG" calcext:value-type="string">
            <text:p>Arleigh Burke Class DDG</text:p>
          </table:table-cell>
          <table:table-cell table:formula="of:=[$military_assets.J10]" office:value-type="string" office:string-value="Ship" calcext:value-type="string">
            <text:p>Ship</text:p>
          </table:table-cell>
          <table:table-cell table:formula="of:=[$military_assets.E10]" office:value-type="float" office:value="2" calcext:value-type="float">
            <text:p>2</text:p>
          </table:table-cell>
          <table:table-cell/>
          <table:table-cell table:formula="of:=[$military_assets.F10]" office:value-type="float" office:value="3" calcext:value-type="float">
            <text:p>3</text:p>
          </table:table-cell>
          <table:table-cell table:formula="of:=[$military_assets.G10]" office:value-type="float" office:value="2" calcext:value-type="float">
            <text:p>2</text:p>
          </table:table-cell>
          <table:table-cell table:formula="of:=[$military_assets.H10]" office:value-type="float" office:value="3" calcext:value-type="float">
            <text:p>3</text:p>
          </table:table-cell>
          <table:table-cell/>
          <table:table-cell table:formula="of:=[$military_assets.I10]" office:value-type="string" office:string-value="USN" calcext:value-type="string">
            <text:p>USN</text:p>
          </table:table-cell>
          <table:table-cell table:formula="of:=[.T8]" office:value-type="float" office:value="3" calcext:value-type="float">
            <text:p>3</text:p>
          </table:table-cell>
          <table:table-cell table:formula="of:=[.J10]/[.G10]" office:value-type="float" office:value="1" calcext:value-type="float">
            <text:p>1</text:p>
          </table:table-cell>
          <table:table-cell table:formula="of:=[.C10]/[.G10]" office:value-type="float" office:value="0.666666666666667" calcext:value-type="float">
            <text:p>0.666666666666667</text:p>
          </table:table-cell>
          <table:table-cell table:formula="of:=[.F10]/[.G10]" office:value-type="float" office:value="0.666666666666667" calcext:value-type="float">
            <text:p>0.666666666666667</text:p>
          </table:table-cell>
          <table:table-cell table:formula="of:=[.E10]/[.G10]" office:value-type="float" office:value="1" calcext:value-type="float">
            <text:p>1</text:p>
          </table:table-cell>
          <table:table-cell table:formula="of:=[.M10]+[.L10]+[.N10]+[.K10]" office:value-type="float" office:value="3.33333333333333" calcext:value-type="float">
            <text:p>3.33333333333333</text:p>
          </table:table-cell>
          <table:table-cell table:formula="of:=[.L10]+[.M10]" office:value-type="float" office:value="1.33333333333333" calcext:value-type="float">
            <text:p>1.33333333333333</text:p>
          </table:table-cell>
          <table:table-cell table:formula="of:=[.C10]+[.E10]/2+[.F10]+[.J10]" office:value-type="float" office:value="8.5" calcext:value-type="float">
            <text:p>8.5</text:p>
          </table:table-cell>
          <table:table-cell/>
          <table:table-cell office:value-type="string" calcext:value-type="string">
            <text:p>Hidden</text:p>
          </table:table-cell>
          <table:table-cell office:value-type="float" office:value="0.5" calcext:value-type="float">
            <text:p>0.5</text:p>
          </table:table-cell>
          <table:table-cell table:number-columns-repeated="44"/>
        </table:table-row>
        <table:table-row table:style-name="ro1">
          <table:table-cell table:formula="of:=[$military_assets.A11]" office:value-type="string" office:string-value="Zumwalt Class DDG" calcext:value-type="string">
            <text:p>Zumwalt Class DDG</text:p>
          </table:table-cell>
          <table:table-cell table:formula="of:=[$military_assets.J11]" office:value-type="string" office:string-value="Ship" calcext:value-type="string">
            <text:p>Ship</text:p>
          </table:table-cell>
          <table:table-cell table:formula="of:=[$military_assets.E11]" office:value-type="float" office:value="2" calcext:value-type="float">
            <text:p>2</text:p>
          </table:table-cell>
          <table:table-cell/>
          <table:table-cell table:formula="of:=[$military_assets.F11]" office:value-type="float" office:value="4" calcext:value-type="float">
            <text:p>4</text:p>
          </table:table-cell>
          <table:table-cell table:formula="of:=[$military_assets.G11]" office:value-type="float" office:value="3" calcext:value-type="float">
            <text:p>3</text:p>
          </table:table-cell>
          <table:table-cell table:formula="of:=[$military_assets.H11]" office:value-type="float" office:value="3" calcext:value-type="float">
            <text:p>3</text:p>
          </table:table-cell>
          <table:table-cell/>
          <table:table-cell table:formula="of:=[$military_assets.I11]" office:value-type="string" office:string-value="USN" calcext:value-type="string">
            <text:p>USN</text:p>
          </table:table-cell>
          <table:table-cell office:value-type="float" office:value="0" calcext:value-type="float">
            <text:p>0</text:p>
          </table:table-cell>
          <table:table-cell table:formula="of:=[.J11]/[.G11]" office:value-type="float" office:value="0" calcext:value-type="float">
            <text:p>0</text:p>
          </table:table-cell>
          <table:table-cell table:formula="of:=[.C11]/[.G11]" office:value-type="float" office:value="0.666666666666667" calcext:value-type="float">
            <text:p>0.666666666666667</text:p>
          </table:table-cell>
          <table:table-cell table:formula="of:=[.F11]/[.G11]" office:value-type="float" office:value="1" calcext:value-type="float">
            <text:p>1</text:p>
          </table:table-cell>
          <table:table-cell table:formula="of:=[.E11]/[.G11]" office:value-type="float" office:value="1.33333333333333" calcext:value-type="float">
            <text:p>1.33333333333333</text:p>
          </table:table-cell>
          <table:table-cell table:formula="of:=[.M11]+[.L11]+[.N11]+[.K11]" office:value-type="float" office:value="3" calcext:value-type="float">
            <text:p>3</text:p>
          </table:table-cell>
          <table:table-cell table:formula="of:=[.L11]+[.M11]" office:value-type="float" office:value="1.66666666666667" calcext:value-type="float">
            <text:p>1.66666666666667</text:p>
          </table:table-cell>
          <table:table-cell table:formula="of:=[.C11]+[.E11]/2+[.F11]+[.J11]" office:value-type="float" office:value="7" calcext:value-type="float">
            <text:p>7</text:p>
          </table:table-cell>
          <table:table-cell/>
          <table:table-cell office:value-type="string" calcext:value-type="string">
            <text:p>No attack</text:p>
          </table:table-cell>
          <table:table-cell office:value-type="float" office:value="-2" calcext:value-type="float">
            <text:p>-2</text:p>
          </table:table-cell>
          <table:table-cell table:number-columns-repeated="44"/>
        </table:table-row>
        <table:table-row table:style-name="ro1">
          <table:table-cell table:formula="of:=[$military_assets.A12]" office:value-type="string" office:string-value="F/A-18E Superhornet" calcext:value-type="string">
            <text:p>F/A-18E Superhornet</text:p>
          </table:table-cell>
          <table:table-cell table:formula="of:=[$military_assets.J12]" office:value-type="string" office:string-value="Squadron" calcext:value-type="string">
            <text:p>Squadron</text:p>
          </table:table-cell>
          <table:table-cell table:formula="of:=[$military_assets.E12]" office:value-type="float" office:value="4" calcext:value-type="float">
            <text:p>4</text:p>
          </table:table-cell>
          <table:table-cell/>
          <table:table-cell table:formula="of:=[$military_assets.F12]" office:value-type="float" office:value="4" calcext:value-type="float">
            <text:p>4</text:p>
          </table:table-cell>
          <table:table-cell table:formula="of:=[$military_assets.G12]" office:value-type="float" office:value="3" calcext:value-type="float">
            <text:p>3</text:p>
          </table:table-cell>
          <table:table-cell table:formula="of:=[$military_assets.H12]" office:value-type="float" office:value="2" calcext:value-type="float">
            <text:p>2</text:p>
          </table:table-cell>
          <table:table-cell/>
          <table:table-cell table:formula="of:=[$military_assets.I12]" office:value-type="string" office:string-value="USN" calcext:value-type="string">
            <text:p>USN</text:p>
          </table:table-cell>
          <table:table-cell table:formula="of:=[.T10]+[.T15]" office:value-type="float" office:value="-1.5" calcext:value-type="float">
            <text:p>-1.5</text:p>
          </table:table-cell>
          <table:table-cell table:formula="of:=[.J12]/[.G12]" office:value-type="float" office:value="-0.75" calcext:value-type="float">
            <text:p>-0.75</text:p>
          </table:table-cell>
          <table:table-cell table:formula="of:=[.C12]/[.G12]" office:value-type="float" office:value="2" calcext:value-type="float">
            <text:p>2</text:p>
          </table:table-cell>
          <table:table-cell table:formula="of:=[.F12]/[.G12]" office:value-type="float" office:value="1.5" calcext:value-type="float">
            <text:p>1.5</text:p>
          </table:table-cell>
          <table:table-cell table:formula="of:=[.E12]/[.G12]" office:value-type="float" office:value="2" calcext:value-type="float">
            <text:p>2</text:p>
          </table:table-cell>
          <table:table-cell table:formula="of:=[.M12]+[.L12]+[.N12]+[.K12]" office:value-type="float" office:value="4.75" calcext:value-type="float">
            <text:p>4.75</text:p>
          </table:table-cell>
          <table:table-cell table:formula="of:=[.L12]+[.M12]" office:value-type="float" office:value="3.5" calcext:value-type="float">
            <text:p>3.5</text:p>
          </table:table-cell>
          <table:table-cell table:formula="of:=[.C12]+[.E12]/2+[.F12]+[.J12]" office:value-type="float" office:value="7.5" calcext:value-type="float">
            <text:p>7.5</text:p>
          </table:table-cell>
          <table:table-cell/>
          <table:table-cell office:value-type="string" calcext:value-type="string">
            <text:p>Other +.5</text:p>
          </table:table-cell>
          <table:table-cell office:value-type="float" office:value="0.5" calcext:value-type="float">
            <text:p>0.5</text:p>
          </table:table-cell>
          <table:table-cell table:number-columns-repeated="44"/>
        </table:table-row>
        <table:table-row table:style-name="ro1">
          <table:table-cell table:formula="of:=[$military_assets.A13]" office:value-type="string" office:string-value="F-35B Lightning II" calcext:value-type="string">
            <text:p>F-35B Lightning II</text:p>
          </table:table-cell>
          <table:table-cell table:formula="of:=[$military_assets.J13]" office:value-type="string" office:string-value="Squadron" calcext:value-type="string">
            <text:p>Squadron</text:p>
          </table:table-cell>
          <table:table-cell table:formula="of:=[$military_assets.E13]" office:value-type="float" office:value="4" calcext:value-type="float">
            <text:p>4</text:p>
          </table:table-cell>
          <table:table-cell/>
          <table:table-cell table:formula="of:=[$military_assets.F13]" office:value-type="float" office:value="3" calcext:value-type="float">
            <text:p>3</text:p>
          </table:table-cell>
          <table:table-cell table:formula="of:=[$military_assets.G13]" office:value-type="float" office:value="2" calcext:value-type="float">
            <text:p>2</text:p>
          </table:table-cell>
          <table:table-cell table:formula="of:=[$military_assets.H13]" office:value-type="float" office:value="3" calcext:value-type="float">
            <text:p>3</text:p>
          </table:table-cell>
          <table:table-cell/>
          <table:table-cell table:formula="of:=[$military_assets.I13]" office:value-type="string" office:string-value="USN" calcext:value-type="string">
            <text:p>USN</text:p>
          </table:table-cell>
          <table:table-cell table:formula="of:=[.T15]+[.T5]+[.T10]" office:value-type="float" office:value="0.5" calcext:value-type="float">
            <text:p>0.5</text:p>
          </table:table-cell>
          <table:table-cell table:formula="of:=[.J13]/[.G13]" office:value-type="float" office:value="0.166666666666667" calcext:value-type="float">
            <text:p>0.166666666666667</text:p>
          </table:table-cell>
          <table:table-cell table:formula="of:=[.C13]/[.G13]" office:value-type="float" office:value="1.33333333333333" calcext:value-type="float">
            <text:p>1.33333333333333</text:p>
          </table:table-cell>
          <table:table-cell table:formula="of:=[.F13]/[.G13]" office:value-type="float" office:value="0.666666666666667" calcext:value-type="float">
            <text:p>0.666666666666667</text:p>
          </table:table-cell>
          <table:table-cell table:formula="of:=[.E13]/[.G13]" office:value-type="float" office:value="1" calcext:value-type="float">
            <text:p>1</text:p>
          </table:table-cell>
          <table:table-cell table:formula="of:=[.M13]+[.L13]+[.N13]+[.K13]" office:value-type="float" office:value="3.16666666666667" calcext:value-type="float">
            <text:p>3.16666666666667</text:p>
          </table:table-cell>
          <table:table-cell table:formula="of:=[.L13]+[.M13]" office:value-type="float" office:value="2" calcext:value-type="float">
            <text:p>2</text:p>
          </table:table-cell>
          <table:table-cell table:formula="of:=[.C13]+[.E13]/2+[.F13]+[.J13]" office:value-type="float" office:value="8" calcext:value-type="float">
            <text:p>8</text:p>
          </table:table-cell>
          <table:table-cell/>
          <table:table-cell office:value-type="string" calcext:value-type="string">
            <text:p>Other +1</text:p>
          </table:table-cell>
          <table:table-cell office:value-type="float" office:value="2" calcext:value-type="float">
            <text:p>2</text:p>
          </table:table-cell>
          <table:table-cell table:number-columns-repeated="44"/>
        </table:table-row>
        <table:table-row table:style-name="ro1">
          <table:table-cell table:formula="of:=[$military_assets.A14]" office:value-type="string" office:string-value="F-35C  Lightning II" calcext:value-type="string">
            <text:p>F-35C <text:s/>Lightning II</text:p>
          </table:table-cell>
          <table:table-cell table:formula="of:=[$military_assets.J14]" office:value-type="string" office:string-value="Squadron" calcext:value-type="string">
            <text:p>Squadron</text:p>
          </table:table-cell>
          <table:table-cell table:formula="of:=[$military_assets.E14]" office:value-type="float" office:value="4" calcext:value-type="float">
            <text:p>4</text:p>
          </table:table-cell>
          <table:table-cell/>
          <table:table-cell table:formula="of:=[$military_assets.F14]" office:value-type="float" office:value="4" calcext:value-type="float">
            <text:p>4</text:p>
          </table:table-cell>
          <table:table-cell table:formula="of:=[$military_assets.G14]" office:value-type="float" office:value="2" calcext:value-type="float">
            <text:p>2</text:p>
          </table:table-cell>
          <table:table-cell table:formula="of:=[$military_assets.H14]" office:value-type="float" office:value="2" calcext:value-type="float">
            <text:p>2</text:p>
          </table:table-cell>
          <table:table-cell/>
          <table:table-cell table:formula="of:=[$military_assets.I14]" office:value-type="string" office:string-value="USN" calcext:value-type="string">
            <text:p>USN</text:p>
          </table:table-cell>
          <table:table-cell table:formula="of:=[.T5]+[.T10]+[.T15]" office:value-type="float" office:value="0.5" calcext:value-type="float">
            <text:p>0.5</text:p>
          </table:table-cell>
          <table:table-cell table:formula="of:=[.J14]/[.G14]" office:value-type="float" office:value="0.25" calcext:value-type="float">
            <text:p>0.25</text:p>
          </table:table-cell>
          <table:table-cell table:formula="of:=[.C14]/[.G14]" office:value-type="float" office:value="2" calcext:value-type="float">
            <text:p>2</text:p>
          </table:table-cell>
          <table:table-cell table:formula="of:=[.F14]/[.G14]" office:value-type="float" office:value="1" calcext:value-type="float">
            <text:p>1</text:p>
          </table:table-cell>
          <table:table-cell table:formula="of:=[.E14]/[.G14]" office:value-type="float" office:value="2" calcext:value-type="float">
            <text:p>2</text:p>
          </table:table-cell>
          <table:table-cell table:formula="of:=[.M14]+[.L14]+[.N14]+[.K14]" office:value-type="float" office:value="5.25" calcext:value-type="float">
            <text:p>5.25</text:p>
          </table:table-cell>
          <table:table-cell table:formula="of:=[.L14]+[.M14]" office:value-type="float" office:value="3" calcext:value-type="float">
            <text:p>3</text:p>
          </table:table-cell>
          <table:table-cell table:formula="of:=[.C14]+[.E14]/2+[.F14]+[.J14]" office:value-type="float" office:value="8.5" calcext:value-type="float">
            <text:p>8.5</text:p>
          </table:table-cell>
          <table:table-cell table:number-columns-repeated="47"/>
        </table:table-row>
        <table:table-row table:style-name="ro1">
          <table:table-cell table:formula="of:=[$military_assets.A15]" office:value-type="string" office:string-value="AV-8B Harrier II" calcext:value-type="string">
            <text:p>AV-8B Harrier II</text:p>
          </table:table-cell>
          <table:table-cell table:formula="of:=[$military_assets.J15]" office:value-type="string" office:string-value="Squadron" calcext:value-type="string">
            <text:p>Squadron</text:p>
          </table:table-cell>
          <table:table-cell table:formula="of:=[$military_assets.E15]" office:value-type="float" office:value="3" calcext:value-type="float">
            <text:p>3</text:p>
          </table:table-cell>
          <table:table-cell/>
          <table:table-cell table:formula="of:=[$military_assets.F15]" office:value-type="float" office:value="3" calcext:value-type="float">
            <text:p>3</text:p>
          </table:table-cell>
          <table:table-cell table:formula="of:=[$military_assets.G15]" office:value-type="float" office:value="2" calcext:value-type="float">
            <text:p>2</text:p>
          </table:table-cell>
          <table:table-cell table:formula="of:=[$military_assets.H15]" office:value-type="float" office:value="1" calcext:value-type="float">
            <text:p>1</text:p>
          </table:table-cell>
          <table:table-cell/>
          <table:table-cell table:formula="of:=[$military_assets.I15]" office:value-type="string" office:string-value="USN" calcext:value-type="string">
            <text:p>USN</text:p>
          </table:table-cell>
          <table:table-cell table:formula="of:=[.T10]+[.T15]" office:value-type="float" office:value="-1.5" calcext:value-type="float">
            <text:p>-1.5</text:p>
          </table:table-cell>
          <table:table-cell table:formula="of:=[.J15]/[.G15]" office:value-type="float" office:value="-1.5" calcext:value-type="float">
            <text:p>-1.5</text:p>
          </table:table-cell>
          <table:table-cell table:formula="of:=[.C15]/[.G15]" office:value-type="float" office:value="3" calcext:value-type="float">
            <text:p>3</text:p>
          </table:table-cell>
          <table:table-cell table:formula="of:=[.F15]/[.G15]" office:value-type="float" office:value="2" calcext:value-type="float">
            <text:p>2</text:p>
          </table:table-cell>
          <table:table-cell table:formula="of:=[.E15]/[.G15]" office:value-type="float" office:value="3" calcext:value-type="float">
            <text:p>3</text:p>
          </table:table-cell>
          <table:table-cell table:formula="of:=[.M15]+[.L15]+[.N15]+[.K15]" office:value-type="float" office:value="6.5" calcext:value-type="float">
            <text:p>6.5</text:p>
          </table:table-cell>
          <table:table-cell table:formula="of:=[.L15]+[.M15]" office:value-type="float" office:value="5" calcext:value-type="float">
            <text:p>5</text:p>
          </table:table-cell>
          <table:table-cell table:formula="of:=[.C15]+[.E15]/2+[.F15]+[.J15]" office:value-type="float" office:value="5" calcext:value-type="float">
            <text:p>5</text:p>
          </table:table-cell>
          <table:table-cell/>
          <table:table-cell office:value-type="string" calcext:value-type="string">
            <text:p>Aircraft</text:p>
          </table:table-cell>
          <table:table-cell office:value-type="float" office:value="-2" calcext:value-type="float">
            <text:p>-2</text:p>
          </table:table-cell>
          <table:table-cell table:number-columns-repeated="44"/>
        </table:table-row>
        <table:table-row table:style-name="ro1">
          <table:table-cell table:formula="of:=[$military_assets.A16]" office:value-type="string" office:string-value="Kuznetsov Class CV" calcext:value-type="string">
            <text:p>Kuznetsov Class CV</text:p>
          </table:table-cell>
          <table:table-cell table:formula="of:=[$military_assets.J16]" office:value-type="string" office:string-value="Ship" calcext:value-type="string">
            <text:p>Ship</text:p>
          </table:table-cell>
          <table:table-cell table:formula="of:=[$military_assets.E16]" office:value-type="float" office:value="4" calcext:value-type="float">
            <text:p>4</text:p>
          </table:table-cell>
          <table:table-cell/>
          <table:table-cell table:formula="of:=[$military_assets.F16]" office:value-type="float" office:value="2" calcext:value-type="float">
            <text:p>2</text:p>
          </table:table-cell>
          <table:table-cell table:formula="of:=[$military_assets.G16]" office:value-type="float" office:value="2" calcext:value-type="float">
            <text:p>2</text:p>
          </table:table-cell>
          <table:table-cell table:formula="of:=[$military_assets.H16]" office:value-type="float" office:value="6" calcext:value-type="float">
            <text:p>6</text:p>
          </table:table-cell>
          <table:table-cell/>
          <table:table-cell table:formula="of:=[$military_assets.I16]" office:value-type="string" office:string-value="RUS" calcext:value-type="string">
            <text:p>RUS</text:p>
          </table:table-cell>
          <table:table-cell table:formula="of:=[.T19]+[.T8]" office:value-type="float" office:value="6" calcext:value-type="float">
            <text:p>6</text:p>
          </table:table-cell>
          <table:table-cell table:formula="of:=[.J16]/[.G16]" office:value-type="float" office:value="1" calcext:value-type="float">
            <text:p>1</text:p>
          </table:table-cell>
          <table:table-cell table:formula="of:=[.C16]/[.G16]" office:value-type="float" office:value="0.666666666666667" calcext:value-type="float">
            <text:p>0.666666666666667</text:p>
          </table:table-cell>
          <table:table-cell table:formula="of:=[.F16]/[.G16]" office:value-type="float" office:value="0.333333333333333" calcext:value-type="float">
            <text:p>0.333333333333333</text:p>
          </table:table-cell>
          <table:table-cell table:formula="of:=[.E16]/[.G16]" office:value-type="float" office:value="0.333333333333333" calcext:value-type="float">
            <text:p>0.333333333333333</text:p>
          </table:table-cell>
          <table:table-cell table:formula="of:=[.M16]+[.L16]+[.N16]+[.K16]" office:value-type="float" office:value="2.33333333333333" calcext:value-type="float">
            <text:p>2.33333333333333</text:p>
          </table:table-cell>
          <table:table-cell table:formula="of:=[.L16]+[.M16]" office:value-type="float" office:value="1" calcext:value-type="float">
            <text:p>1</text:p>
          </table:table-cell>
          <table:table-cell table:formula="of:=[.C16]+[.E16]/2+[.F16]+[.J16]" office:value-type="float" office:value="13" calcext:value-type="float">
            <text:p>13</text:p>
          </table:table-cell>
          <table:table-cell/>
          <table:table-cell office:value-type="string" calcext:value-type="string">
            <text:p>VTOL only</text:p>
          </table:table-cell>
          <table:table-cell office:value-type="float" office:value="-1.5" calcext:value-type="float">
            <text:p>-1.5</text:p>
          </table:table-cell>
          <table:table-cell table:number-columns-repeated="44"/>
        </table:table-row>
        <table:table-row table:style-name="ro1">
          <table:table-cell table:formula="of:=[$military_assets.A17]" office:value-type="string" office:string-value="Kirov Class CGN" calcext:value-type="string">
            <text:p>Kirov Class CGN</text:p>
          </table:table-cell>
          <table:table-cell table:formula="of:=[$military_assets.J17]" office:value-type="string" office:string-value="Ship" calcext:value-type="string">
            <text:p>Ship</text:p>
          </table:table-cell>
          <table:table-cell table:formula="of:=[$military_assets.E17]" office:value-type="float" office:value="6" calcext:value-type="float">
            <text:p>6</text:p>
          </table:table-cell>
          <table:table-cell/>
          <table:table-cell table:formula="of:=[$military_assets.F17]" office:value-type="float" office:value="2" calcext:value-type="float">
            <text:p>2</text:p>
          </table:table-cell>
          <table:table-cell table:formula="of:=[$military_assets.G17]" office:value-type="float" office:value="4" calcext:value-type="float">
            <text:p>4</text:p>
          </table:table-cell>
          <table:table-cell table:formula="of:=[$military_assets.H17]" office:value-type="float" office:value="6" calcext:value-type="float">
            <text:p>6</text:p>
          </table:table-cell>
          <table:table-cell/>
          <table:table-cell table:formula="of:=[$military_assets.I17]" office:value-type="string" office:string-value="RUS" calcext:value-type="string">
            <text:p>RUS</text:p>
          </table:table-cell>
          <table:table-cell table:formula="of:=[.T9]" office:value-type="float" office:value="1.5" calcext:value-type="float">
            <text:p>1.5</text:p>
          </table:table-cell>
          <table:table-cell table:formula="of:=[.J17]/[.G17]" office:value-type="float" office:value="0.25" calcext:value-type="float">
            <text:p>0.25</text:p>
          </table:table-cell>
          <table:table-cell table:formula="of:=[.C17]/[.G17]" office:value-type="float" office:value="1" calcext:value-type="float">
            <text:p>1</text:p>
          </table:table-cell>
          <table:table-cell table:formula="of:=[.F17]/[.G17]" office:value-type="float" office:value="0.666666666666667" calcext:value-type="float">
            <text:p>0.666666666666667</text:p>
          </table:table-cell>
          <table:table-cell table:formula="of:=[.E17]/[.G17]" office:value-type="float" office:value="0.333333333333333" calcext:value-type="float">
            <text:p>0.333333333333333</text:p>
          </table:table-cell>
          <table:table-cell table:formula="of:=[.M17]+[.L17]+[.N17]+[.K17]" office:value-type="float" office:value="2.25" calcext:value-type="float">
            <text:p>2.25</text:p>
          </table:table-cell>
          <table:table-cell table:formula="of:=[.L17]+[.M17]" office:value-type="float" office:value="1.66666666666667" calcext:value-type="float">
            <text:p>1.66666666666667</text:p>
          </table:table-cell>
          <table:table-cell table:formula="of:=[.C17]+[.E17]/2+[.F17]+[.J17]" office:value-type="float" office:value="12.5" calcext:value-type="float">
            <text:p>12.5</text:p>
          </table:table-cell>
          <table:table-cell/>
          <table:table-cell office:value-type="string" calcext:value-type="string">
            <text:p>Carrier 3</text:p>
          </table:table-cell>
          <table:table-cell office:value-type="float" office:value="4.5" calcext:value-type="float">
            <text:p>4.5</text:p>
          </table:table-cell>
          <table:table-cell table:number-columns-repeated="44"/>
        </table:table-row>
        <table:table-row table:style-name="ro1">
          <table:table-cell table:formula="of:=[$military_assets.A18]" office:value-type="string" office:string-value="Slava Class CG" calcext:value-type="string">
            <text:p>Slava Class CG</text:p>
          </table:table-cell>
          <table:table-cell table:formula="of:=[$military_assets.J18]" office:value-type="string" office:string-value="Ship" calcext:value-type="string">
            <text:p>Ship</text:p>
          </table:table-cell>
          <table:table-cell table:formula="of:=[$military_assets.E18]" office:value-type="float" office:value="4" calcext:value-type="float">
            <text:p>4</text:p>
          </table:table-cell>
          <table:table-cell/>
          <table:table-cell table:formula="of:=[$military_assets.F18]" office:value-type="float" office:value="2" calcext:value-type="float">
            <text:p>2</text:p>
          </table:table-cell>
          <table:table-cell table:formula="of:=[$military_assets.G18]" office:value-type="float" office:value="2" calcext:value-type="float">
            <text:p>2</text:p>
          </table:table-cell>
          <table:table-cell table:formula="of:=[$military_assets.H18]" office:value-type="float" office:value="3" calcext:value-type="float">
            <text:p>3</text:p>
          </table:table-cell>
          <table:table-cell/>
          <table:table-cell table:formula="of:=[$military_assets.I18]" office:value-type="string" office:string-value="RUS" calcext:value-type="string">
            <text:p>RUS</text:p>
          </table:table-cell>
          <table:table-cell table:formula="of:=[.T9]" office:value-type="float" office:value="1.5" calcext:value-type="float">
            <text:p>1.5</text:p>
          </table:table-cell>
          <table:table-cell table:formula="of:=[.J18]/[.G18]" office:value-type="float" office:value="0.5" calcext:value-type="float">
            <text:p>0.5</text:p>
          </table:table-cell>
          <table:table-cell table:formula="of:=[.C18]/[.G18]" office:value-type="float" office:value="1.33333333333333" calcext:value-type="float">
            <text:p>1.33333333333333</text:p>
          </table:table-cell>
          <table:table-cell table:formula="of:=[.F18]/[.G18]" office:value-type="float" office:value="0.666666666666667" calcext:value-type="float">
            <text:p>0.666666666666667</text:p>
          </table:table-cell>
          <table:table-cell table:formula="of:=[.E18]/[.G18]" office:value-type="float" office:value="0.666666666666667" calcext:value-type="float">
            <text:p>0.666666666666667</text:p>
          </table:table-cell>
          <table:table-cell table:formula="of:=[.M18]+[.L18]+[.N18]+[.K18]" office:value-type="float" office:value="3.16666666666667" calcext:value-type="float">
            <text:p>3.16666666666667</text:p>
          </table:table-cell>
          <table:table-cell table:formula="of:=[.L18]+[.M18]" office:value-type="float" office:value="2" calcext:value-type="float">
            <text:p>2</text:p>
          </table:table-cell>
          <table:table-cell table:formula="of:=[.C18]+[.E18]/2+[.F18]+[.J18]" office:value-type="float" office:value="8.5" calcext:value-type="float">
            <text:p>8.5</text:p>
          </table:table-cell>
          <table:table-cell/>
          <table:table-cell office:value-type="string" calcext:value-type="string">
            <text:p>Carrier 2</text:p>
          </table:table-cell>
          <table:table-cell office:value-type="float" office:value="4" calcext:value-type="float">
            <text:p>4</text:p>
          </table:table-cell>
          <table:table-cell table:number-columns-repeated="44"/>
        </table:table-row>
        <table:table-row table:style-name="ro1">
          <table:table-cell table:formula="of:=[$military_assets.A19]" office:value-type="string" office:string-value="Udaloy II Class DDG" calcext:value-type="string">
            <text:p>Udaloy II Class DDG</text:p>
          </table:table-cell>
          <table:table-cell table:formula="of:=[$military_assets.J19]" office:value-type="string" office:string-value="Ship" calcext:value-type="string">
            <text:p>Ship</text:p>
          </table:table-cell>
          <table:table-cell table:formula="of:=[$military_assets.E19]" office:value-type="float" office:value="3" calcext:value-type="float">
            <text:p>3</text:p>
          </table:table-cell>
          <table:table-cell/>
          <table:table-cell table:formula="of:=[$military_assets.F19]" office:value-type="float" office:value="2" calcext:value-type="float">
            <text:p>2</text:p>
          </table:table-cell>
          <table:table-cell table:formula="of:=[$military_assets.G19]" office:value-type="float" office:value="3" calcext:value-type="float">
            <text:p>3</text:p>
          </table:table-cell>
          <table:table-cell table:formula="of:=[$military_assets.H19]" office:value-type="float" office:value="2" calcext:value-type="float">
            <text:p>2</text:p>
          </table:table-cell>
          <table:table-cell/>
          <table:table-cell table:formula="of:=[$military_assets.I19]" office:value-type="string" office:string-value="RUS" calcext:value-type="string">
            <text:p>RUS</text:p>
          </table:table-cell>
          <table:table-cell office:value-type="float" office:value="0" calcext:value-type="float">
            <text:p>0</text:p>
          </table:table-cell>
          <table:table-cell table:formula="of:=[.J19]/[.G19]" office:value-type="float" office:value="0" calcext:value-type="float">
            <text:p>0</text:p>
          </table:table-cell>
          <table:table-cell table:formula="of:=[.C19]/[.G19]" office:value-type="float" office:value="1.5" calcext:value-type="float">
            <text:p>1.5</text:p>
          </table:table-cell>
          <table:table-cell table:formula="of:=[.F19]/[.G19]" office:value-type="float" office:value="1.5" calcext:value-type="float">
            <text:p>1.5</text:p>
          </table:table-cell>
          <table:table-cell table:formula="of:=[.E19]/[.G19]" office:value-type="float" office:value="1" calcext:value-type="float">
            <text:p>1</text:p>
          </table:table-cell>
          <table:table-cell table:formula="of:=[.M19]+[.L19]+[.N19]+[.K19]" office:value-type="float" office:value="4" calcext:value-type="float">
            <text:p>4</text:p>
          </table:table-cell>
          <table:table-cell table:formula="of:=[.L19]+[.M19]" office:value-type="float" office:value="3" calcext:value-type="float">
            <text:p>3</text:p>
          </table:table-cell>
          <table:table-cell table:formula="of:=[.C19]+[.E19]/2+[.F19]+[.J19]" office:value-type="float" office:value="7" calcext:value-type="float">
            <text:p>7</text:p>
          </table:table-cell>
          <table:table-cell/>
          <table:table-cell office:value-type="string" calcext:value-type="string">
            <text:p>Carrier 1</text:p>
          </table:table-cell>
          <table:table-cell office:value-type="float" office:value="3" calcext:value-type="float">
            <text:p>3</text:p>
          </table:table-cell>
          <table:table-cell table:number-columns-repeated="44"/>
        </table:table-row>
        <table:table-row table:style-name="ro1">
          <table:table-cell table:formula="of:=[$military_assets.A20]" office:value-type="string" office:string-value="Gorshkov Class FFG" calcext:value-type="string">
            <text:p>Gorshkov Class FFG</text:p>
          </table:table-cell>
          <table:table-cell table:formula="of:=[$military_assets.J20]" office:value-type="string" office:string-value="Ship" calcext:value-type="string">
            <text:p>Ship</text:p>
          </table:table-cell>
          <table:table-cell table:formula="of:=[$military_assets.E20]" office:value-type="float" office:value="3" calcext:value-type="float">
            <text:p>3</text:p>
          </table:table-cell>
          <table:table-cell/>
          <table:table-cell table:formula="of:=[$military_assets.F20]" office:value-type="float" office:value="2" calcext:value-type="float">
            <text:p>2</text:p>
          </table:table-cell>
          <table:table-cell table:formula="of:=[$military_assets.G20]" office:value-type="float" office:value="2" calcext:value-type="float">
            <text:p>2</text:p>
          </table:table-cell>
          <table:table-cell table:formula="of:=[$military_assets.H20]" office:value-type="float" office:value="2" calcext:value-type="float">
            <text:p>2</text:p>
          </table:table-cell>
          <table:table-cell/>
          <table:table-cell table:formula="of:=[$military_assets.I20]" office:value-type="string" office:string-value="RUS" calcext:value-type="string">
            <text:p>RUS</text:p>
          </table:table-cell>
          <table:table-cell table:formula="of:=[.T10]" office:value-type="float" office:value="0.5" calcext:value-type="float">
            <text:p>0.5</text:p>
          </table:table-cell>
          <table:table-cell table:formula="of:=[.J20]/[.G20]" office:value-type="float" office:value="0.25" calcext:value-type="float">
            <text:p>0.25</text:p>
          </table:table-cell>
          <table:table-cell table:formula="of:=[.C20]/[.G20]" office:value-type="float" office:value="1.5" calcext:value-type="float">
            <text:p>1.5</text:p>
          </table:table-cell>
          <table:table-cell table:formula="of:=[.F20]/[.G20]" office:value-type="float" office:value="1" calcext:value-type="float">
            <text:p>1</text:p>
          </table:table-cell>
          <table:table-cell table:formula="of:=[.E20]/[.G20]" office:value-type="float" office:value="1" calcext:value-type="float">
            <text:p>1</text:p>
          </table:table-cell>
          <table:table-cell table:formula="of:=[.M20]+[.L20]+[.N20]+[.K20]" office:value-type="float" office:value="3.75" calcext:value-type="float">
            <text:p>3.75</text:p>
          </table:table-cell>
          <table:table-cell table:formula="of:=[.L20]+[.M20]" office:value-type="float" office:value="2.5" calcext:value-type="float">
            <text:p>2.5</text:p>
          </table:table-cell>
          <table:table-cell table:formula="of:=[.C20]+[.E20]/2+[.F20]+[.J20]" office:value-type="float" office:value="6.5" calcext:value-type="float">
            <text:p>6.5</text:p>
          </table:table-cell>
          <table:table-cell table:number-columns-repeated="47"/>
        </table:table-row>
        <table:table-row table:style-name="ro1">
          <table:table-cell table:formula="of:=[$military_assets.A21]" office:value-type="string" office:string-value="Yasen Class SSGN" calcext:value-type="string">
            <text:p>Yasen Class SSGN</text:p>
          </table:table-cell>
          <table:table-cell table:formula="of:=[$military_assets.J21]" office:value-type="string" office:string-value="Submarine" calcext:value-type="string">
            <text:p>Submarine</text:p>
          </table:table-cell>
          <table:table-cell table:formula="of:=[$military_assets.E21]" office:value-type="float" office:value="5" calcext:value-type="float">
            <text:p>5</text:p>
          </table:table-cell>
          <table:table-cell/>
          <table:table-cell table:formula="of:=[$military_assets.F21]" office:value-type="float" office:value="0" calcext:value-type="float">
            <text:p>0</text:p>
          </table:table-cell>
          <table:table-cell table:formula="of:=[$military_assets.G21]" office:value-type="float" office:value="3" calcext:value-type="float">
            <text:p>3</text:p>
          </table:table-cell>
          <table:table-cell table:formula="of:=[$military_assets.H21]" office:value-type="float" office:value="5" calcext:value-type="float">
            <text:p>5</text:p>
          </table:table-cell>
          <table:table-cell/>
          <table:table-cell table:formula="of:=[$military_assets.I21]" office:value-type="string" office:string-value="RUS" calcext:value-type="string">
            <text:p>RUS</text:p>
          </table:table-cell>
          <table:table-cell table:formula="of:=[.T5]+[.T6]+[.T10]" office:value-type="float" office:value="3.5" calcext:value-type="float">
            <text:p>3.5</text:p>
          </table:table-cell>
          <table:table-cell table:formula="of:=[.J21]/[.G21]" office:value-type="float" office:value="0.7" calcext:value-type="float">
            <text:p>0.7</text:p>
          </table:table-cell>
          <table:table-cell table:formula="of:=[.C21]/[.G21]" office:value-type="float" office:value="1" calcext:value-type="float">
            <text:p>1</text:p>
          </table:table-cell>
          <table:table-cell table:formula="of:=[.F21]/[.G21]" office:value-type="float" office:value="0.6" calcext:value-type="float">
            <text:p>0.6</text:p>
          </table:table-cell>
          <table:table-cell table:formula="of:=[.E21]/[.G21]" office:value-type="float" office:value="0" calcext:value-type="float">
            <text:p>0</text:p>
          </table:table-cell>
          <table:table-cell table:formula="of:=[.M21]+[.L21]+[.N21]+[.K21]" office:value-type="float" office:value="2.3" calcext:value-type="float">
            <text:p>2.3</text:p>
          </table:table-cell>
          <table:table-cell table:formula="of:=[.L21]+[.M21]" office:value-type="float" office:value="1.6" calcext:value-type="float">
            <text:p>1.6</text:p>
          </table:table-cell>
          <table:table-cell table:formula="of:=[.C21]+[.E21]/2+[.F21]+[.J21]" office:value-type="float" office:value="11.5" calcext:value-type="float">
            <text:p>11.5</text:p>
          </table:table-cell>
          <table:table-cell table:number-columns-repeated="47"/>
        </table:table-row>
        <table:table-row table:style-name="ro1">
          <table:table-cell table:formula="of:=[$military_assets.A22]" office:value-type="string" office:string-value="Lada Class SSK" calcext:value-type="string">
            <text:p>Lada Class SSK</text:p>
          </table:table-cell>
          <table:table-cell table:formula="of:=[$military_assets.J22]" office:value-type="string" office:string-value="Submarine" calcext:value-type="string">
            <text:p>Submarine</text:p>
          </table:table-cell>
          <table:table-cell table:formula="of:=[$military_assets.E22]" office:value-type="float" office:value="3" calcext:value-type="float">
            <text:p>3</text:p>
          </table:table-cell>
          <table:table-cell/>
          <table:table-cell table:formula="of:=[$military_assets.F22]" office:value-type="float" office:value="0" calcext:value-type="float">
            <text:p>0</text:p>
          </table:table-cell>
          <table:table-cell table:formula="of:=[$military_assets.G22]" office:value-type="float" office:value="2" calcext:value-type="float">
            <text:p>2</text:p>
          </table:table-cell>
          <table:table-cell table:formula="of:=[$military_assets.H22]" office:value-type="float" office:value="2" calcext:value-type="float">
            <text:p>2</text:p>
          </table:table-cell>
          <table:table-cell/>
          <table:table-cell table:formula="of:=[$military_assets.I22]" office:value-type="string" office:string-value="RUS" calcext:value-type="string">
            <text:p>RUS</text:p>
          </table:table-cell>
          <table:table-cell table:formula="of:=[.T5]+[.T10]+[.T11]" office:value-type="float" office:value="0.5" calcext:value-type="float">
            <text:p>0.5</text:p>
          </table:table-cell>
          <table:table-cell table:formula="of:=[.J22]/[.G22]" office:value-type="float" office:value="0.25" calcext:value-type="float">
            <text:p>0.25</text:p>
          </table:table-cell>
          <table:table-cell table:formula="of:=[.C22]/[.G22]" office:value-type="float" office:value="1.5" calcext:value-type="float">
            <text:p>1.5</text:p>
          </table:table-cell>
          <table:table-cell table:formula="of:=[.F22]/[.G22]" office:value-type="float" office:value="1" calcext:value-type="float">
            <text:p>1</text:p>
          </table:table-cell>
          <table:table-cell table:formula="of:=[.E22]/[.G22]" office:value-type="float" office:value="0" calcext:value-type="float">
            <text:p>0</text:p>
          </table:table-cell>
          <table:table-cell table:formula="of:=[.M22]+[.L22]+[.N22]+[.K22]" office:value-type="float" office:value="2.75" calcext:value-type="float">
            <text:p>2.75</text:p>
          </table:table-cell>
          <table:table-cell table:formula="of:=[.L22]+[.M22]" office:value-type="float" office:value="2.5" calcext:value-type="float">
            <text:p>2.5</text:p>
          </table:table-cell>
          <table:table-cell table:formula="of:=[.C22]+[.E22]/2+[.F22]+[.J22]" office:value-type="float" office:value="5.5" calcext:value-type="float">
            <text:p>5.5</text:p>
          </table:table-cell>
          <table:table-cell table:number-columns-repeated="47"/>
        </table:table-row>
        <table:table-row table:style-name="ro1">
          <table:table-cell table:formula="of:=[$military_assets.A23]" office:value-type="string" office:string-value="Oscar II Class SSGN" calcext:value-type="string">
            <text:p>Oscar II Class SSGN</text:p>
          </table:table-cell>
          <table:table-cell table:formula="of:=[$military_assets.J23]" office:value-type="string" office:string-value="Submarine" calcext:value-type="string">
            <text:p>Submarine</text:p>
          </table:table-cell>
          <table:table-cell table:formula="of:=[$military_assets.E23]" office:value-type="float" office:value="4" calcext:value-type="float">
            <text:p>4</text:p>
          </table:table-cell>
          <table:table-cell/>
          <table:table-cell table:formula="of:=[$military_assets.F23]" office:value-type="float" office:value="0" calcext:value-type="float">
            <text:p>0</text:p>
          </table:table-cell>
          <table:table-cell table:formula="of:=[$military_assets.G23]" office:value-type="float" office:value="1" calcext:value-type="float">
            <text:p>1</text:p>
          </table:table-cell>
          <table:table-cell table:formula="of:=[$military_assets.H23]" office:value-type="float" office:value="3" calcext:value-type="float">
            <text:p>3</text:p>
          </table:table-cell>
          <table:table-cell/>
          <table:table-cell table:formula="of:=[$military_assets.I23]" office:value-type="string" office:string-value="RUS" calcext:value-type="string">
            <text:p>RUS</text:p>
          </table:table-cell>
          <table:table-cell table:formula="of:=[.T5]+[.T6]+[.T12]+[.T10]" office:value-type="float" office:value="4" calcext:value-type="float">
            <text:p>4</text:p>
          </table:table-cell>
          <table:table-cell table:formula="of:=[.J23]/[.G23]" office:value-type="float" office:value="1.33333333333333" calcext:value-type="float">
            <text:p>1.33333333333333</text:p>
          </table:table-cell>
          <table:table-cell table:formula="of:=[.C23]/[.G23]" office:value-type="float" office:value="1.33333333333333" calcext:value-type="float">
            <text:p>1.33333333333333</text:p>
          </table:table-cell>
          <table:table-cell table:formula="of:=[.F23]/[.G23]" office:value-type="float" office:value="0.333333333333333" calcext:value-type="float">
            <text:p>0.333333333333333</text:p>
          </table:table-cell>
          <table:table-cell table:formula="of:=[.E23]/[.G23]" office:value-type="float" office:value="0" calcext:value-type="float">
            <text:p>0</text:p>
          </table:table-cell>
          <table:table-cell table:formula="of:=[.M23]+[.L23]+[.N23]+[.K23]" office:value-type="float" office:value="3" calcext:value-type="float">
            <text:p>3</text:p>
          </table:table-cell>
          <table:table-cell table:formula="of:=[.L23]+[.M23]" office:value-type="float" office:value="1.66666666666667" calcext:value-type="float">
            <text:p>1.66666666666667</text:p>
          </table:table-cell>
          <table:table-cell table:formula="of:=[.C23]+[.E23]/2+[.F23]+[.J23]" office:value-type="float" office:value="9" calcext:value-type="float">
            <text:p>9</text:p>
          </table:table-cell>
          <table:table-cell table:number-columns-repeated="47"/>
        </table:table-row>
        <table:table-row table:style-name="ro1">
          <table:table-cell table:formula="of:=[$military_assets.A24]" office:value-type="string" office:string-value="Mig-29K Fulcrum-D" calcext:value-type="string">
            <text:p>Mig-29K Fulcrum-D</text:p>
          </table:table-cell>
          <table:table-cell table:formula="of:=[$military_assets.J24]" office:value-type="string" office:string-value="Squadron" calcext:value-type="string">
            <text:p>Squadron</text:p>
          </table:table-cell>
          <table:table-cell table:formula="of:=[$military_assets.E24]" office:value-type="float" office:value="4" calcext:value-type="float">
            <text:p>4</text:p>
          </table:table-cell>
          <table:table-cell/>
          <table:table-cell table:formula="of:=[$military_assets.F24]" office:value-type="float" office:value="3" calcext:value-type="float">
            <text:p>3</text:p>
          </table:table-cell>
          <table:table-cell table:formula="of:=[$military_assets.G24]" office:value-type="float" office:value="3" calcext:value-type="float">
            <text:p>3</text:p>
          </table:table-cell>
          <table:table-cell table:formula="of:=[$military_assets.H24]" office:value-type="float" office:value="1" calcext:value-type="float">
            <text:p>1</text:p>
          </table:table-cell>
          <table:table-cell/>
          <table:table-cell table:formula="of:=[$military_assets.I24]" office:value-type="string" office:string-value="RUS" calcext:value-type="string">
            <text:p>RUS</text:p>
          </table:table-cell>
          <table:table-cell table:formula="of:=[.T10]+[.T15]" office:value-type="float" office:value="-1.5" calcext:value-type="float">
            <text:p>-1.5</text:p>
          </table:table-cell>
          <table:table-cell table:formula="of:=[.J24]/[.G24]" office:value-type="float" office:value="-1.5" calcext:value-type="float">
            <text:p>-1.5</text:p>
          </table:table-cell>
          <table:table-cell table:formula="of:=[.C24]/[.G24]" office:value-type="float" office:value="4" calcext:value-type="float">
            <text:p>4</text:p>
          </table:table-cell>
          <table:table-cell table:formula="of:=[.F24]/[.G24]" office:value-type="float" office:value="3" calcext:value-type="float">
            <text:p>3</text:p>
          </table:table-cell>
          <table:table-cell table:formula="of:=[.E24]/[.G24]" office:value-type="float" office:value="3" calcext:value-type="float">
            <text:p>3</text:p>
          </table:table-cell>
          <table:table-cell table:formula="of:=[.M24]+[.L24]+[.N24]+[.K24]" office:value-type="float" office:value="8.5" calcext:value-type="float">
            <text:p>8.5</text:p>
          </table:table-cell>
          <table:table-cell table:formula="of:=[.L24]+[.M24]" office:value-type="float" office:value="7" calcext:value-type="float">
            <text:p>7</text:p>
          </table:table-cell>
          <table:table-cell table:formula="of:=[.C24]+[.E24]/2+[.F24]+[.J24]" office:value-type="float" office:value="7" calcext:value-type="float">
            <text:p>7</text:p>
          </table:table-cell>
          <table:table-cell table:number-columns-repeated="47"/>
        </table:table-row>
        <table:table-row table:style-name="ro1">
          <table:table-cell table:formula="of:=[$military_assets.A25]" office:value-type="string" office:string-value="Su-33 Flanker-D" calcext:value-type="string">
            <text:p>Su-33 Flanker-D</text:p>
          </table:table-cell>
          <table:table-cell table:formula="of:=[$military_assets.J25]" office:value-type="string" office:string-value="Squadron" calcext:value-type="string">
            <text:p>Squadron</text:p>
          </table:table-cell>
          <table:table-cell table:formula="of:=[$military_assets.E25]" office:value-type="float" office:value="4" calcext:value-type="float">
            <text:p>4</text:p>
          </table:table-cell>
          <table:table-cell/>
          <table:table-cell table:formula="of:=[$military_assets.F25]" office:value-type="float" office:value="4" calcext:value-type="float">
            <text:p>4</text:p>
          </table:table-cell>
          <table:table-cell table:formula="of:=[$military_assets.G25]" office:value-type="float" office:value="3" calcext:value-type="float">
            <text:p>3</text:p>
          </table:table-cell>
          <table:table-cell table:formula="of:=[$military_assets.H25]" office:value-type="float" office:value="1" calcext:value-type="float">
            <text:p>1</text:p>
          </table:table-cell>
          <table:table-cell/>
          <table:table-cell table:formula="of:=[$military_assets.I25]" office:value-type="string" office:string-value="RUS" calcext:value-type="string">
            <text:p>RUS</text:p>
          </table:table-cell>
          <table:table-cell table:formula="of:=[.T10]+[.T15]" office:value-type="float" office:value="-1.5" calcext:value-type="float">
            <text:p>-1.5</text:p>
          </table:table-cell>
          <table:table-cell table:formula="of:=[.J25]/[.G25]" office:value-type="float" office:value="-1.5" calcext:value-type="float">
            <text:p>-1.5</text:p>
          </table:table-cell>
          <table:table-cell table:formula="of:=[.C25]/[.G25]" office:value-type="float" office:value="4" calcext:value-type="float">
            <text:p>4</text:p>
          </table:table-cell>
          <table:table-cell table:formula="of:=[.F25]/[.G25]" office:value-type="float" office:value="3" calcext:value-type="float">
            <text:p>3</text:p>
          </table:table-cell>
          <table:table-cell table:formula="of:=[.E25]/[.G25]" office:value-type="float" office:value="4" calcext:value-type="float">
            <text:p>4</text:p>
          </table:table-cell>
          <table:table-cell table:formula="of:=[.M25]+[.L25]+[.N25]+[.K25]" office:value-type="float" office:value="9.5" calcext:value-type="float">
            <text:p>9.5</text:p>
          </table:table-cell>
          <table:table-cell table:formula="of:=[.L25]+[.M25]" office:value-type="float" office:value="7" calcext:value-type="float">
            <text:p>7</text:p>
          </table:table-cell>
          <table:table-cell table:formula="of:=[.C25]+[.E25]/2+[.F25]+[.J25]" office:value-type="float" office:value="7.5" calcext:value-type="float">
            <text:p>7.5</text:p>
          </table:table-cell>
          <table:table-cell table:number-columns-repeated="47"/>
        </table:table-row>
        <table:table-row table:style-name="ro1">
          <table:table-cell table:formula="of:=[$military_assets.A26]" office:value-type="string" office:string-value="Victor III Class SSN" calcext:value-type="string">
            <text:p>Victor III Class SSN</text:p>
          </table:table-cell>
          <table:table-cell table:formula="of:=[$military_assets.J26]" office:value-type="string" office:string-value="Submarine" calcext:value-type="string">
            <text:p>Submarine</text:p>
          </table:table-cell>
          <table:table-cell table:formula="of:=[$military_assets.E26]" office:value-type="float" office:value="2" calcext:value-type="float">
            <text:p>2</text:p>
          </table:table-cell>
          <table:table-cell/>
          <table:table-cell table:formula="of:=[$military_assets.F26]" office:value-type="float" office:value="0" calcext:value-type="float">
            <text:p>0</text:p>
          </table:table-cell>
          <table:table-cell table:formula="of:=[$military_assets.G26]" office:value-type="float" office:value="1" calcext:value-type="float">
            <text:p>1</text:p>
          </table:table-cell>
          <table:table-cell table:formula="of:=[$military_assets.H26]" office:value-type="float" office:value="1" calcext:value-type="float">
            <text:p>1</text:p>
          </table:table-cell>
          <table:table-cell/>
          <table:table-cell table:formula="of:=[$military_assets.I26]" office:value-type="string" office:string-value="RUS" calcext:value-type="string">
            <text:p>RUS</text:p>
          </table:table-cell>
          <table:table-cell table:formula="of:=[.T5]+[.T10]+[.T6]" office:value-type="float" office:value="3.5" calcext:value-type="float">
            <text:p>3.5</text:p>
          </table:table-cell>
          <table:table-cell table:formula="of:=[.J26]/[.G26]" office:value-type="float" office:value="3.5" calcext:value-type="float">
            <text:p>3.5</text:p>
          </table:table-cell>
          <table:table-cell table:formula="of:=[.C26]/[.G26]" office:value-type="float" office:value="2" calcext:value-type="float">
            <text:p>2</text:p>
          </table:table-cell>
          <table:table-cell table:formula="of:=[.F26]/[.G26]" office:value-type="float" office:value="1" calcext:value-type="float">
            <text:p>1</text:p>
          </table:table-cell>
          <table:table-cell table:formula="of:=[.E26]/[.G26]" office:value-type="float" office:value="0" calcext:value-type="float">
            <text:p>0</text:p>
          </table:table-cell>
          <table:table-cell table:style-name="ce2" table:formula="of:=[.M26]+[.L26]+[.N26]+[.K26]" office:value-type="float" office:value="6.5" calcext:value-type="float">
            <text:p>6.5</text:p>
          </table:table-cell>
          <table:table-cell table:style-name="ce10" table:formula="of:=[.L26]+[.M26]" office:value-type="float" office:value="3" calcext:value-type="float">
            <text:p>3</text:p>
          </table:table-cell>
          <table:table-cell table:formula="of:=[.C26]+[.E26]/2+[.F26]+[.J26]" office:value-type="float" office:value="6.5" calcext:value-type="float">
            <text:p>6.5</text:p>
          </table:table-cell>
          <table:table-cell table:number-columns-repeated="47"/>
        </table:table-row>
        <table:table-row table:style-name="ro1">
          <table:table-cell table:formula="of:=[$military_assets.A27]" office:value-type="string" office:string-value="Akula Class SSN" calcext:value-type="string">
            <text:p>Akula Class SSN</text:p>
          </table:table-cell>
          <table:table-cell table:formula="of:=[$military_assets.J27]" office:value-type="string" office:string-value="Submarine" calcext:value-type="string">
            <text:p>Submarine</text:p>
          </table:table-cell>
          <table:table-cell table:formula="of:=[$military_assets.E27]" office:value-type="float" office:value="3" calcext:value-type="float">
            <text:p>3</text:p>
          </table:table-cell>
          <table:table-cell/>
          <table:table-cell table:formula="of:=[$military_assets.F27]" office:value-type="float" office:value="0" calcext:value-type="float">
            <text:p>0</text:p>
          </table:table-cell>
          <table:table-cell table:formula="of:=[$military_assets.G27]" office:value-type="float" office:value="3" calcext:value-type="float">
            <text:p>3</text:p>
          </table:table-cell>
          <table:table-cell table:formula="of:=[$military_assets.H27]" office:value-type="float" office:value="3" calcext:value-type="float">
            <text:p>3</text:p>
          </table:table-cell>
          <table:table-cell/>
          <table:table-cell table:formula="of:=[$military_assets.I27]" office:value-type="string" office:string-value="RUS" calcext:value-type="string">
            <text:p>RUS</text:p>
          </table:table-cell>
          <table:table-cell table:formula="of:=[.T5]+[.T6]+[.T10]" office:value-type="float" office:value="3.5" calcext:value-type="float">
            <text:p>3.5</text:p>
          </table:table-cell>
          <table:table-cell table:formula="of:=[.J27]/[.G27]" office:value-type="float" office:value="1.16666666666667" calcext:value-type="float">
            <text:p>1.16666666666667</text:p>
          </table:table-cell>
          <table:table-cell table:formula="of:=[.C27]/[.G27]" office:value-type="float" office:value="1" calcext:value-type="float">
            <text:p>1</text:p>
          </table:table-cell>
          <table:table-cell table:formula="of:=[.F27]/[.G27]" office:value-type="float" office:value="1" calcext:value-type="float">
            <text:p>1</text:p>
          </table:table-cell>
          <table:table-cell table:formula="of:=[.E27]/[.G27]" office:value-type="float" office:value="0" calcext:value-type="float">
            <text:p>0</text:p>
          </table:table-cell>
          <table:table-cell table:style-name="ce3" table:formula="of:=[.M27]+[.L27]+[.N27]+[.K27]" office:value-type="float" office:value="3.16666666666667" calcext:value-type="float">
            <text:p>3.16666666666667</text:p>
          </table:table-cell>
          <table:table-cell table:style-name="ce11" table:formula="of:=[.L27]+[.M27]" office:value-type="float" office:value="2" calcext:value-type="float">
            <text:p>2</text:p>
          </table:table-cell>
          <table:table-cell table:formula="of:=[.C27]+[.E27]/2+[.F27]+[.J27]" office:value-type="float" office:value="9.5" calcext:value-type="float">
            <text:p>9.5</text:p>
          </table:table-cell>
          <table:table-cell table:number-columns-repeated="47"/>
        </table:table-row>
        <table:table-row table:style-name="ro1">
          <table:table-cell table:formula="of:=[$military_assets.A28]" office:value-type="string" office:string-value="Sovremanny Class DDG" calcext:value-type="string">
            <text:p>Sovremanny Class DDG</text:p>
          </table:table-cell>
          <table:table-cell table:formula="of:=[$military_assets.J28]" office:value-type="string" office:string-value="Ship" calcext:value-type="string">
            <text:p>Ship</text:p>
          </table:table-cell>
          <table:table-cell table:formula="of:=[$military_assets.E28]" office:value-type="float" office:value="2" calcext:value-type="float">
            <text:p>2</text:p>
          </table:table-cell>
          <table:table-cell/>
          <table:table-cell table:formula="of:=[$military_assets.F28]" office:value-type="float" office:value="0" calcext:value-type="float">
            <text:p>0</text:p>
          </table:table-cell>
          <table:table-cell table:formula="of:=[$military_assets.G28]" office:value-type="float" office:value="2" calcext:value-type="float">
            <text:p>2</text:p>
          </table:table-cell>
          <table:table-cell table:formula="of:=[$military_assets.H28]" office:value-type="float" office:value="1" calcext:value-type="float">
            <text:p>1</text:p>
          </table:table-cell>
          <table:table-cell/>
          <table:table-cell table:formula="of:=[$military_assets.I28]" office:value-type="string" office:string-value="RUS" calcext:value-type="string">
            <text:p>RUS</text:p>
          </table:table-cell>
          <table:table-cell office:value-type="float" office:value="0" calcext:value-type="float">
            <text:p>0</text:p>
          </table:table-cell>
          <table:table-cell table:formula="of:=[.J28]/[.G28]" office:value-type="float" office:value="0" calcext:value-type="float">
            <text:p>0</text:p>
          </table:table-cell>
          <table:table-cell table:formula="of:=[.C28]/[.G28]" office:value-type="float" office:value="2" calcext:value-type="float">
            <text:p>2</text:p>
          </table:table-cell>
          <table:table-cell table:formula="of:=[.F28]/[.G28]" office:value-type="float" office:value="2" calcext:value-type="float">
            <text:p>2</text:p>
          </table:table-cell>
          <table:table-cell table:formula="of:=[.E28]/[.G28]" office:value-type="float" office:value="0" calcext:value-type="float">
            <text:p>0</text:p>
          </table:table-cell>
          <table:table-cell table:style-name="ce4" table:formula="of:=[.M28]+[.L28]+[.N28]+[.K28]" office:value-type="float" office:value="4" calcext:value-type="float">
            <text:p>4</text:p>
          </table:table-cell>
          <table:table-cell table:style-name="ce12" table:formula="of:=[.L28]+[.M28]" office:value-type="float" office:value="4" calcext:value-type="float">
            <text:p>4</text:p>
          </table:table-cell>
          <table:table-cell table:formula="of:=[.C28]+[.E28]/2+[.F28]+[.J28]" office:value-type="float" office:value="4" calcext:value-type="float">
            <text:p>4</text:p>
          </table:table-cell>
          <table:table-cell table:number-columns-repeated="47"/>
        </table:table-row>
        <table:table-row table:style-name="ro1" table:number-rows-repeated="2">
          <table:table-cell table:number-columns-repeated="14"/>
          <table:table-cell table:style-name="Default"/>
          <table:table-cell table:number-columns-repeated="49"/>
        </table:table-row>
        <table:table-row table:style-name="ro1">
          <table:table-cell table:number-columns-repeated="12"/>
          <table:table-cell office:value-type="string" calcext:value-type="string">
            <text:p>Chart data</text:p>
          </table:table-cell>
          <table:table-cell office:value-type="string" calcext:value-type="string">
            <text:p>Logistics</text:p>
          </table:table-cell>
          <table:table-cell office:value-type="string" calcext:value-type="string">
            <text:p>Combined</text:p>
          </table:table-cell>
          <table:table-cell table:number-columns-repeated="49"/>
        </table:table-row>
        <table:table-row table:style-name="ro1">
          <table:table-cell table:number-columns-repeated="13"/>
          <table:table-cell table:formula="of:=[.G2]" office:value-type="float" office:value="6" calcext:value-type="float">
            <text:p>6</text:p>
          </table:table-cell>
          <table:table-cell table:formula="of:=[.Q2]" office:value-type="float" office:value="12.5" calcext:value-type="float">
            <text:p>12.5</text:p>
          </table:table-cell>
          <table:table-cell table:number-columns-repeated="49"/>
        </table:table-row>
        <table:table-row table:style-name="ro1">
          <table:table-cell table:number-columns-repeated="13"/>
          <table:table-cell table:formula="of:=[.G3]" office:value-type="float" office:value="7" calcext:value-type="float">
            <text:p>7</text:p>
          </table:table-cell>
          <table:table-cell table:style-name="ce5" table:formula="of:=[.Q3]" office:value-type="float" office:value="13" calcext:value-type="float">
            <text:p>13</text:p>
          </table:table-cell>
          <table:table-cell table:number-columns-repeated="49"/>
        </table:table-row>
        <table:table-row table:style-name="ro1">
          <table:table-cell table:number-columns-repeated="13"/>
          <table:table-cell table:formula="of:=[.G4]" office:value-type="float" office:value="3" calcext:value-type="float">
            <text:p>3</text:p>
          </table:table-cell>
          <table:table-cell table:style-name="ce5" table:formula="of:=[.Q4]" office:value-type="float" office:value="5.5" calcext:value-type="float">
            <text:p>5.5</text:p>
          </table:table-cell>
          <table:table-cell table:number-columns-repeated="49"/>
        </table:table-row>
        <table:table-row table:style-name="ro1">
          <table:table-cell table:number-columns-repeated="13"/>
          <table:table-cell table:formula="of:=[.G5]" office:value-type="float" office:value="5" calcext:value-type="float">
            <text:p>5</text:p>
          </table:table-cell>
          <table:table-cell table:style-name="ce5" table:formula="of:=[.Q5]" office:value-type="float" office:value="6" calcext:value-type="float">
            <text:p>6</text:p>
          </table:table-cell>
          <table:table-cell table:number-columns-repeated="49"/>
        </table:table-row>
        <table:table-row table:style-name="ro1">
          <table:table-cell table:number-columns-repeated="13"/>
          <table:table-cell table:formula="of:=[.G6]" office:value-type="float" office:value="5" calcext:value-type="float">
            <text:p>5</text:p>
          </table:table-cell>
          <table:table-cell table:style-name="ce5" table:formula="of:=[.Q6]" office:value-type="float" office:value="12" calcext:value-type="float">
            <text:p>12</text:p>
          </table:table-cell>
          <table:table-cell table:number-columns-repeated="49"/>
        </table:table-row>
        <table:table-row table:style-name="ro1">
          <table:table-cell table:number-columns-repeated="13"/>
          <table:table-cell table:formula="of:=[.G7]" office:value-type="float" office:value="4" calcext:value-type="float">
            <text:p>4</text:p>
          </table:table-cell>
          <table:table-cell table:style-name="ce5" table:formula="of:=[.Q7]" office:value-type="float" office:value="10.5" calcext:value-type="float">
            <text:p>10.5</text:p>
          </table:table-cell>
          <table:table-cell table:number-columns-repeated="49"/>
        </table:table-row>
        <table:table-row table:style-name="ro1">
          <table:table-cell table:number-columns-repeated="13"/>
          <table:table-cell table:formula="of:=[.G8]" office:value-type="float" office:value="5" calcext:value-type="float">
            <text:p>5</text:p>
          </table:table-cell>
          <table:table-cell table:style-name="ce5" table:formula="of:=[.Q8]" office:value-type="float" office:value="11.5" calcext:value-type="float">
            <text:p>11.5</text:p>
          </table:table-cell>
          <table:table-cell table:number-columns-repeated="49"/>
        </table:table-row>
        <table:table-row table:style-name="ro1">
          <table:table-cell table:number-columns-repeated="13"/>
          <table:table-cell table:formula="of:=[.G9]" office:value-type="float" office:value="4" calcext:value-type="float">
            <text:p>4</text:p>
          </table:table-cell>
          <table:table-cell table:style-name="ce5" table:formula="of:=[.Q9]" office:value-type="float" office:value="9.5" calcext:value-type="float">
            <text:p>9.5</text:p>
          </table:table-cell>
          <table:table-cell table:number-columns-repeated="49"/>
        </table:table-row>
        <table:table-row table:style-name="ro1">
          <table:table-cell table:number-columns-repeated="13"/>
          <table:table-cell table:formula="of:=[.G10]" office:value-type="float" office:value="3" calcext:value-type="float">
            <text:p>3</text:p>
          </table:table-cell>
          <table:table-cell table:style-name="ce5" table:formula="of:=[.Q10]" office:value-type="float" office:value="8.5" calcext:value-type="float">
            <text:p>8.5</text:p>
          </table:table-cell>
          <table:table-cell table:number-columns-repeated="49"/>
        </table:table-row>
        <table:table-row table:style-name="ro1">
          <table:table-cell table:number-columns-repeated="13"/>
          <table:table-cell table:formula="of:=[.G11]" office:value-type="float" office:value="3" calcext:value-type="float">
            <text:p>3</text:p>
          </table:table-cell>
          <table:table-cell table:style-name="ce5" table:formula="of:=[.Q11]" office:value-type="float" office:value="7" calcext:value-type="float">
            <text:p>7</text:p>
          </table:table-cell>
          <table:table-cell table:number-columns-repeated="49"/>
        </table:table-row>
        <table:table-row table:style-name="ro1">
          <table:table-cell table:number-columns-repeated="13"/>
          <table:table-cell table:formula="of:=[.G12]" office:value-type="float" office:value="2" calcext:value-type="float">
            <text:p>2</text:p>
          </table:table-cell>
          <table:table-cell table:style-name="ce5" table:formula="of:=[.Q12]" office:value-type="float" office:value="7.5" calcext:value-type="float">
            <text:p>7.5</text:p>
          </table:table-cell>
          <table:table-cell table:number-columns-repeated="49"/>
        </table:table-row>
        <table:table-row table:style-name="ro1">
          <table:table-cell table:number-columns-repeated="13"/>
          <table:table-cell table:formula="of:=[.G13]" office:value-type="float" office:value="3" calcext:value-type="float">
            <text:p>3</text:p>
          </table:table-cell>
          <table:table-cell table:style-name="ce5" table:formula="of:=[.Q13]" office:value-type="float" office:value="8" calcext:value-type="float">
            <text:p>8</text:p>
          </table:table-cell>
          <table:table-cell table:number-columns-repeated="49"/>
        </table:table-row>
        <table:table-row table:style-name="ro1">
          <table:table-cell table:number-columns-repeated="13"/>
          <table:table-cell table:formula="of:=[.G14]" office:value-type="float" office:value="2" calcext:value-type="float">
            <text:p>2</text:p>
          </table:table-cell>
          <table:table-cell table:style-name="ce5" table:formula="of:=[.Q14]" office:value-type="float" office:value="8.5" calcext:value-type="float">
            <text:p>8.5</text:p>
          </table:table-cell>
          <table:table-cell table:number-columns-repeated="49"/>
        </table:table-row>
        <table:table-row table:style-name="ro1">
          <table:table-cell table:number-columns-repeated="13"/>
          <table:table-cell table:formula="of:=[.G15]" office:value-type="float" office:value="1" calcext:value-type="float">
            <text:p>1</text:p>
          </table:table-cell>
          <table:table-cell table:style-name="ce5" table:formula="of:=[.Q15]" office:value-type="float" office:value="5" calcext:value-type="float">
            <text:p>5</text:p>
          </table:table-cell>
          <table:table-cell table:number-columns-repeated="49"/>
        </table:table-row>
        <table:table-row table:style-name="ro1">
          <table:table-cell table:number-columns-repeated="13"/>
          <table:table-cell table:formula="of:=[.G16]" office:value-type="float" office:value="6" calcext:value-type="float">
            <text:p>6</text:p>
          </table:table-cell>
          <table:table-cell table:style-name="ce5" table:formula="of:=[.Q16]" office:value-type="float" office:value="13" calcext:value-type="float">
            <text:p>13</text:p>
          </table:table-cell>
          <table:table-cell table:number-columns-repeated="49"/>
        </table:table-row>
        <table:table-row table:style-name="ro1">
          <table:table-cell table:number-columns-repeated="13"/>
          <table:table-cell table:formula="of:=[.G17]" office:value-type="float" office:value="6" calcext:value-type="float">
            <text:p>6</text:p>
          </table:table-cell>
          <table:table-cell table:style-name="ce5" table:formula="of:=[.Q17]" office:value-type="float" office:value="12.5" calcext:value-type="float">
            <text:p>12.5</text:p>
          </table:table-cell>
          <table:table-cell table:number-columns-repeated="49"/>
        </table:table-row>
        <table:table-row table:style-name="ro1">
          <table:table-cell table:number-columns-repeated="13"/>
          <table:table-cell table:formula="of:=[.G18]" office:value-type="float" office:value="3" calcext:value-type="float">
            <text:p>3</text:p>
          </table:table-cell>
          <table:table-cell table:style-name="ce5" table:formula="of:=[.Q18]" office:value-type="float" office:value="8.5" calcext:value-type="float">
            <text:p>8.5</text:p>
          </table:table-cell>
          <table:table-cell table:number-columns-repeated="49"/>
        </table:table-row>
        <table:table-row table:style-name="ro1">
          <table:table-cell table:number-columns-repeated="13"/>
          <table:table-cell table:formula="of:=[.G19]" office:value-type="float" office:value="2" calcext:value-type="float">
            <text:p>2</text:p>
          </table:table-cell>
          <table:table-cell table:style-name="ce5" table:formula="of:=[.Q19]" office:value-type="float" office:value="7" calcext:value-type="float">
            <text:p>7</text:p>
          </table:table-cell>
          <table:table-cell table:number-columns-repeated="49"/>
        </table:table-row>
        <table:table-row table:style-name="ro1">
          <table:table-cell table:number-columns-repeated="13"/>
          <table:table-cell table:formula="of:=[.G20]" office:value-type="float" office:value="2" calcext:value-type="float">
            <text:p>2</text:p>
          </table:table-cell>
          <table:table-cell table:style-name="ce5" table:formula="of:=[.Q20]" office:value-type="float" office:value="6.5" calcext:value-type="float">
            <text:p>6.5</text:p>
          </table:table-cell>
          <table:table-cell table:number-columns-repeated="49"/>
        </table:table-row>
        <table:table-row table:style-name="ro1">
          <table:table-cell table:number-columns-repeated="13"/>
          <table:table-cell table:formula="of:=[.G21]" office:value-type="float" office:value="5" calcext:value-type="float">
            <text:p>5</text:p>
          </table:table-cell>
          <table:table-cell table:style-name="ce5" table:formula="of:=[.Q21]" office:value-type="float" office:value="11.5" calcext:value-type="float">
            <text:p>11.5</text:p>
          </table:table-cell>
          <table:table-cell table:number-columns-repeated="49"/>
        </table:table-row>
        <table:table-row table:style-name="ro1">
          <table:table-cell table:number-columns-repeated="13"/>
          <table:table-cell table:formula="of:=[.G22]" office:value-type="float" office:value="2" calcext:value-type="float">
            <text:p>2</text:p>
          </table:table-cell>
          <table:table-cell table:style-name="ce5" table:formula="of:=[.Q22]" office:value-type="float" office:value="5.5" calcext:value-type="float">
            <text:p>5.5</text:p>
          </table:table-cell>
          <table:table-cell table:number-columns-repeated="49"/>
        </table:table-row>
        <table:table-row table:style-name="ro1">
          <table:table-cell table:number-columns-repeated="13"/>
          <table:table-cell table:formula="of:=[.G23]" office:value-type="float" office:value="3" calcext:value-type="float">
            <text:p>3</text:p>
          </table:table-cell>
          <table:table-cell table:style-name="ce5" table:formula="of:=[.Q23]" office:value-type="float" office:value="9" calcext:value-type="float">
            <text:p>9</text:p>
          </table:table-cell>
          <table:table-cell table:number-columns-repeated="49"/>
        </table:table-row>
        <table:table-row table:style-name="ro1">
          <table:table-cell table:number-columns-repeated="13"/>
          <table:table-cell table:formula="of:=[.G24]" office:value-type="float" office:value="1" calcext:value-type="float">
            <text:p>1</text:p>
          </table:table-cell>
          <table:table-cell table:style-name="ce5" table:formula="of:=[.Q24]" office:value-type="float" office:value="7" calcext:value-type="float">
            <text:p>7</text:p>
          </table:table-cell>
          <table:table-cell table:number-columns-repeated="49"/>
        </table:table-row>
        <table:table-row table:style-name="ro1">
          <table:table-cell table:number-columns-repeated="13"/>
          <table:table-cell table:formula="of:=[.G25]" office:value-type="float" office:value="1" calcext:value-type="float">
            <text:p>1</text:p>
          </table:table-cell>
          <table:table-cell table:style-name="ce5" table:formula="of:=[.Q25]" office:value-type="float" office:value="7.5" calcext:value-type="float">
            <text:p>7.5</text:p>
          </table:table-cell>
          <table:table-cell table:number-columns-repeated="49"/>
        </table:table-row>
        <table:table-row table:style-name="ro1">
          <table:table-cell table:number-columns-repeated="13"/>
          <table:table-cell table:formula="of:=[.G26]" office:value-type="float" office:value="1" calcext:value-type="float">
            <text:p>1</text:p>
          </table:table-cell>
          <table:table-cell table:style-name="ce6" table:formula="of:=[.Q26]" office:value-type="float" office:value="6.5" calcext:value-type="float">
            <text:p>6.5</text:p>
          </table:table-cell>
          <table:table-cell table:number-columns-repeated="49"/>
        </table:table-row>
        <table:table-row table:style-name="ro1">
          <table:table-cell table:number-columns-repeated="13"/>
          <table:table-cell table:formula="of:=[.G27]" office:value-type="float" office:value="3" calcext:value-type="float">
            <text:p>3</text:p>
          </table:table-cell>
          <table:table-cell table:style-name="ce7" table:formula="of:=[.Q27]" office:value-type="float" office:value="9.5" calcext:value-type="float">
            <text:p>9.5</text:p>
          </table:table-cell>
          <table:table-cell table:number-columns-repeated="49"/>
        </table:table-row>
        <table:table-row table:style-name="ro1">
          <table:table-cell table:number-columns-repeated="13"/>
          <table:table-cell table:formula="of:=[.G28]" office:value-type="float" office:value="1" calcext:value-type="float">
            <text:p>1</text:p>
          </table:table-cell>
          <table:table-cell table:style-name="ce8" table:formula="of:=[.Q28]" office:value-type="float" office:value="4" calcext:value-type="float">
            <text:p>4</text:p>
          </table:table-cell>
          <table:table-cell table:number-columns-repeated="49"/>
        </table:table-row>
        <table:table-row table:style-name="ro1" table:number-rows-repeated="3">
          <table:table-cell table:number-columns-repeated="64"/>
        </table:table-row>
        <table:table-row table:style-name="ro1">
          <table:table-cell>
            <draw:frame table:end-cell-address="balance.Q102" table:end-x="0.885in" table:end-y="0.0311in" draw:z-index="0" draw:name="Chart 3" draw:style-name="gr1" draw:text-style-name="P1" svg:width="16.5433in" svg:height="7.6146in" svg:x="0in" svg:y="0.0835in">
              <draw:object draw:notify-on-update-of-ranges="balance.N32:balance.N58 balance.O31:balance.O31 balance.O32:balance.O58" xlink:href="./Object 1" xlink:type="simple" xlink:show="embed" xlink:actuate="onLoad">
                <loext:p/>
              </draw:object>
              <draw:image xlink:href="./ObjectReplacements/Object 1" xlink:type="simple" xlink:show="embed" xlink:actuate="onLoad"/>
            </draw:frame>
          </table:table-cell>
          <table:table-cell table:number-columns-repeated="63"/>
        </table:table-row>
        <table:table-row table:style-name="ro1" table:number-rows-repeated="1048513">
          <table:table-cell table:number-columns-repeated="64"/>
        </table:table-row>
        <table:table-row table:style-name="ro1">
          <table:table-cell table:number-columns-repeated="64"/>
        </table:table-row>
        <calcext:conditional-formats>
          <calcext:conditional-format calcext:target-range-address="balance.O31:balance.O32 balance.O1:balance.O25 balance.O59:balance.O1048576">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P29:balance.P1048576 balance.P1:balance.P25 balance.Q1:balance.Q1">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O33:balance.O55">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O26:balance.O26">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P26:balance.P26">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O27:balance.O27">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P27:balance.P27">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O56:balance.O56">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O57:balance.O57">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O28:balance.O28">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P28:balance.P28">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O58:balance.O58">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s>
      </table:table>
      <table:table table:name="version" table:style-name="ta2">
        <table:table-column table:style-name="co2" table:number-columns-repeated="64" table:default-cell-style-name="Default"/>
        <table:table-row table:style-name="ro1">
          <table:table-cell office:value-type="string" calcext:value-type="string">
            <text:p>0.0.1</text:p>
          </table:table-cell>
          <table:table-cell table:number-columns-repeated="63"/>
        </table:table-row>
        <table:table-row table:style-name="ro1" table:number-rows-repeated="1048574">
          <table:table-cell table:number-columns-repeated="64"/>
        </table:table-row>
        <table:table-row table:style-name="ro1">
          <table:table-cell table:number-columns-repeated="64"/>
        </table:table-row>
      </table:table>
      <table:table table:name="effects" table:style-name="ta3">
        <table:table-column table:style-name="co10" table:default-cell-style-name="Default"/>
        <table:table-column table:style-name="co2" table:number-columns-repeated="63" table:default-cell-style-name="Default"/>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CATOBAR: Compatible with CATOBAR, VTOL, and <text:s/>STOBAR squadrons.</text:p>
          </table:table-cell>
          <table:table-cell table:number-columns-repeated="63"/>
        </table:table-row>
        <table:table-row table:style-name="ro1">
          <table:table-cell office:value-type="string" calcext:value-type="string">
            <text:p>E-2C Hawkeye: All squadrons you control in a combat including this asset have +1 attack and <text:s/>defense.</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VTOL: Compatible with all VTOL aircraft squadrons.</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Ambush: This asset deals damage during the Ambush Damage Step.</text:p>
          </table:table-cell>
          <table:table-cell table:number-columns-repeated="63"/>
        </table:table-row>
        <table:table-row table:style-name="ro1">
          <table:table-cell office:value-type="string" calcext:value-type="string">
            <text:p>Special Purposes: Each time this military asset is flipped face up, your opponent must reveal one card from their hand at random.</text:p>
          </table:table-cell>
          <table:table-cell table:number-columns-repeated="63"/>
        </table:table-row>
        <table:table-row table:style-name="ro1">
          <table:table-cell office:value-type="string" calcext:value-type="string">
            <text:p>Strategic Strike Capability: At the end of your turn, if this asset is face-up and did not take part of an attack or defense, your opponent must discard one card from their deck.</text:p>
          </table:table-cell>
          <table:table-cell table:number-columns-repeated="63"/>
        </table:table-row>
        <table:table-row table:style-name="ro1">
          <table:table-cell office:value-type="string" calcext:value-type="string">
            <text:p>AEGIS: +2 Help Defense.</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RAINFALL: During your first deployment phase each turn, select a face down asset controlled by your opponent. Your opponent must reveal this asset. It remains face down afterwards.</text:p>
          </table:table-cell>
          <table:table-cell table:number-columns-repeated="63"/>
        </table:table-row>
        <table:table-row table:style-name="ro1">
          <table:table-cell office:value-type="string" calcext:value-type="string">
            <text:p>Coastal Defender: Cannot be declared as an attacker.</text:p>
          </table:table-cell>
          <table:table-cell table:number-columns-repeated="63"/>
        </table:table-row>
        <table:table-row table:style-name="ro1">
          <table:table-cell office:value-type="string" calcext:value-type="string">
            <text:p>S-300: +1 Help Defense.</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Hidden: Can be played face down. </text:p>
          </table:table-cell>
          <table:table-cell table:number-columns-repeated="63"/>
        </table:table-row>
        <table:table-row table:style-name="ro1">
          <table:table-cell office:value-type="string" calcext:value-type="string">
            <text:p>STOBAR: Compatible with STOBAR and VTOL squadrons.</text:p>
          </table:table-cell>
          <table:table-cell table:number-columns-repeated="63"/>
        </table:table-row>
        <table:table-row table:style-name="ro1">
          <table:table-cell office:value-type="string" calcext:value-type="string">
            <text:p>Commerce Raider: When assaulting a player, this military asset's assault is equal to its attack.</text:p>
          </table:table-cell>
          <table:table-cell table:number-columns-repeated="63"/>
        </table:table-row>
        <table:table-row table:style-name="ro1">
          <table:table-cell office:value-type="string" calcext:value-type="string">
            <text:p>E-2D Hawkeye-I: All friendly air squadrons in combat with this asset have +1 attack and <text:s/>defense. Enemy air squadrons lose Ambush.</text:p>
          </table:table-cell>
          <table:table-cell table:number-columns-repeated="63"/>
        </table:table-row>
        <table:table-row table:style-name="ro1">
          <table:table-cell office:value-type="string" calcext:value-type="string">
            <text:p>VTOL-Compatible.</text:p>
          </table:table-cell>
          <table:table-cell table:number-columns-repeated="63"/>
        </table:table-row>
        <table:table-row table:style-name="ro1">
          <table:table-cell office:value-type="string" calcext:value-type="string">
            <text:p>STOBAR-Compatible.</text:p>
          </table:table-cell>
          <table:table-cell table:number-columns-repeated="63"/>
        </table:table-row>
        <table:table-row table:style-name="ro1">
          <table:table-cell office:value-type="string" calcext:value-type="string">
            <text:p>CATOBAR-Compatible.</text:p>
          </table:table-cell>
          <table:table-cell table:number-columns-repeated="63"/>
        </table:table-row>
        <table:table-row table:style-name="ro1">
          <table:table-cell office:value-type="string" calcext:value-type="string">
            <text:p>Carrier 1: Can station 1 aircraft squadron.</text:p>
          </table:table-cell>
          <table:table-cell table:number-columns-repeated="63"/>
        </table:table-row>
        <table:table-row table:style-name="ro1">
          <table:table-cell office:value-type="string" calcext:value-type="string">
            <text:p>Carrier 2: Can station 2 aircraft squadron.</text:p>
          </table:table-cell>
          <table:table-cell table:number-columns-repeated="63"/>
        </table:table-row>
        <table:table-row table:style-name="ro1">
          <table:table-cell office:value-type="string" calcext:value-type="string">
            <text:p>Carrier 3: Can station 3 aircraft squadron.</text:p>
          </table:table-cell>
          <table:table-cell table:number-columns-repeated="63"/>
        </table:table-row>
        <table:table-row table:style-name="ro1">
          <table:table-cell table:style-name="ce29" office:value-type="string" calcext:value-type="string">
            <text:p>Partisans: Provides -4 logistics capacity if controlled by a non-Russian player.</text:p>
          </table:table-cell>
          <table:table-cell table:number-columns-repeated="63"/>
        </table:table-row>
        <table:table-row table:style-name="ro1">
          <table:table-cell table:style-name="ce29" office:value-type="string" calcext:value-type="string">
            <text:p>Grants 2 logistics capacity to the USN player if controlled by their opponent.</text:p>
          </table:table-cell>
          <table:table-cell table:number-columns-repeated="63"/>
        </table:table-row>
        <table:table-row table:style-name="ro1">
          <table:table-cell table:style-name="ce29" office:value-type="string" calcext:value-type="string">
            <text:p>CAP: +2 Help Defense</text:p>
          </table:table-cell>
          <table:table-cell table:number-columns-repeated="63"/>
        </table:table-row>
        <table:table-row table:style-name="ro1" table:number-rows-repeated="1048541">
          <table:table-cell table:number-columns-repeated="64"/>
        </table:table-row>
        <table:table-row table:style-name="ro1">
          <table:table-cell table:number-columns-repeated="64"/>
        </table:table-row>
      </table:table>
      <table:table table:name="military_assets" table:style-name="ta4">
        <table:table-column table:style-name="co11" table:default-cell-style-name="Default"/>
        <table:table-column table:style-name="co2"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7" table:default-cell-style-name="Default"/>
        <table:table-column table:style-name="co17" table:default-cell-style-name="Default"/>
        <table:table-column table:style-name="co18" table:default-cell-style-name="ce29"/>
        <table:table-column table:style-name="co19" table:default-cell-style-name="Default"/>
        <table:table-column table:style-name="co20" table:default-cell-style-name="ce29"/>
        <table:table-column table:style-name="co2" table:number-columns-repeated="51" table:default-cell-style-name="Default"/>
        <table:table-row table:style-name="ro1">
          <table:table-cell office:value-type="string" calcext:value-type="string">
            <text:p>Title</text:p>
          </table:table-cell>
          <table:table-cell office:value-type="string" calcext:value-type="string">
            <text:p>Unused0</text:p>
          </table:table-cell>
          <table:table-cell office:value-type="string" calcext:value-type="string">
            <text:p>Unused1</text:p>
          </table:table-cell>
          <table:table-cell office:value-type="string" calcext:value-type="string">
            <text:p>Unused2</text:p>
          </table:table-cell>
          <table:table-cell office:value-type="string" calcext:value-type="string">
            <text:p>Attack</text:p>
          </table:table-cell>
          <table:table-cell office:value-type="string" calcext:value-type="string">
            <text:p>ShoreAttack</text:p>
          </table:table-cell>
          <table:table-cell office:value-type="string" calcext:value-type="string">
            <text:p>Defense</text:p>
          </table:table-cell>
          <table:table-cell office:value-type="string" calcext:value-type="string">
            <text:p>Logistics</text:p>
          </table:table-cell>
          <table:table-cell office:value-type="string" calcext:value-type="string">
            <text:p>Rosters</text:p>
          </table:table-cell>
          <table:table-cell office:value-type="string" calcext:value-type="string">
            <text:p>Type</text:p>
          </table:table-cell>
          <table:table-cell office:value-type="string" calcext:value-type="string">
            <text:p>Description</text:p>
          </table:table-cell>
          <table:table-cell office:value-type="string" calcext:value-type="string">
            <text:p>Image</text:p>
          </table:table-cell>
          <table:table-cell office:value-type="string" calcext:value-type="string">
            <text:p>FlavorText</text:p>
          </table:table-cell>
          <table:table-cell office:value-type="string" calcext:value-type="string">
            <text:p>Version</text:p>
          </table:table-cell>
          <table:table-cell table:number-columns-repeated="50"/>
        </table:table-row>
        <table:table-row table:style-name="ro2">
          <table:table-cell office:value-type="string" calcext:value-type="string">
            <text:p>Nimitz Class CVN</text:p>
          </table:table-cell>
          <table:table-cell table:number-columns-repeated="3"/>
          <table:table-cell table:number-columns-repeated="2"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USN</text:p>
          </table:table-cell>
          <table:table-cell office:value-type="string" calcext:value-type="string">
            <text:p>Ship</text:p>
          </table:table-cell>
          <table:table-cell table:formula="of:=[$effects.$A3]&amp;CHAR(10)&amp;[$effects.$A4]&amp;CHAR(10)&amp;[$effects.$A$31]&amp;CHAR(10)&amp;[$effects.$A$34]" office:value-type="string" office:string-value="CATOBAR: Compatible with CATOBAR, VTOL, and  STOBAR squadrons.&#10;E-2C Hawkeye: All squadrons you control in a combat including this asset have +1 attack and  defense.&#10;Carrier 3: Can station 3 aircraft squadron.&#10;CAP: +2 Help Defense" calcext:value-type="string">
            <text:p>CATOBAR: Compatible with CATOBAR, VTOL, and  STOBAR squadrons.</text:p>
            <text:p>E-2C Hawkeye: All squadrons you control in a combat including this asset have +1 attack and  defense.</text:p>
            <text:p>Carrier 3: Can station 3 aircraft squadron.</text:p>
            <text:p>CAP: +2 Help Defense</text:p>
          </table:table-cell>
          <table:table-cell office:value-type="string" calcext:value-type="string">
            <text:p>Images/nimitz.jpg</text:p>
          </table:table-cell>
          <table:table-cell office:value-type="string" calcext:value-type="string">
            <text:p>A military airbase at sea, a Nimitz carrier is more than three times as long as a football field and has more than twice the displacement of the German super-battleship Bismarck.</text:p>
          </table:table-cell>
          <table:table-cell table:formula="of:=[$version.$A$1]" office:value-type="string" office:string-value="0.0.1" calcext:value-type="string">
            <text:p>0.0.1</text:p>
          </table:table-cell>
          <table:table-cell table:number-columns-repeated="50"/>
        </table:table-row>
        <table:table-row table:style-name="ro2">
          <table:table-cell office:value-type="string" calcext:value-type="string">
            <text:p>Gerald R Ford CVN</text:p>
          </table:table-cell>
          <table:table-cell table:number-columns-repeated="3"/>
          <table:table-cell table:number-columns-repeated="2"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USN</text:p>
          </table:table-cell>
          <table:table-cell office:value-type="string" calcext:value-type="string">
            <text:p>Ship</text:p>
          </table:table-cell>
          <table:table-cell table:formula="of:=[$effects.$A3]&amp;CHAR(10)&amp;[$effects.$A25]&amp;CHAR(10)&amp;[$effects.$A$31]&amp;CHAR(10)&amp;[$effects.$A$34]" office:value-type="string" office:string-value="CATOBAR: Compatible with CATOBAR, VTOL, and  STOBAR squadrons.&#10;E-2D Hawkeye-I: All friendly air squadrons in combat with this asset have +1 attack and  defense. Enemy air squadrons lose Ambush.&#10;Carrier 3: Can station 3 aircraft squadron.&#10;CAP: +2 Help Defense" calcext:value-type="string">
            <text:p>CATOBAR: Compatible with CATOBAR, VTOL, and  STOBAR squadrons.</text:p>
            <text:p>E-2D Hawkeye-I: All friendly air squadrons in combat with this asset have +1 attack and  defense. Enemy air squadrons lose Ambush.</text:p>
            <text:p>Carrier 3: Can station 3 aircraft squadron.</text:p>
            <text:p>CAP: +2 Help Defense</text:p>
          </table:table-cell>
          <table:table-cell office:value-type="string" calcext:value-type="string">
            <text:p>Images/ford.jpg</text:p>
          </table:table-cell>
          <table:table-cell/>
          <table:table-cell table:formula="of:=[$version.$A$1]" office:value-type="string" office:string-value="0.0.1" calcext:value-type="string">
            <text:p>0.0.1</text:p>
          </table:table-cell>
          <table:table-cell table:number-columns-repeated="50"/>
        </table:table-row>
        <table:table-row table:style-name="ro2">
          <table:table-cell office:value-type="string" calcext:value-type="string">
            <text:p>Wasp Class LHA</text:p>
          </table:table-cell>
          <table:table-cell table:number-columns-repeated="3"/>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USN</text:p>
          </table:table-cell>
          <table:table-cell office:value-type="string" calcext:value-type="string">
            <text:p>Ship</text:p>
          </table:table-cell>
          <table:table-cell table:formula="of:=[$effects.$A6]&amp;CHAR(10)&amp;[$effects.$A29]"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office:value-type="string" calcext:value-type="string">
            <text:p>Images/wasp.jpg</text:p>
          </table:table-cell>
          <table:table-cell office:value-type="string"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formula="of:=[$version.$A$1]" office:value-type="string" office:string-value="0.0.1" calcext:value-type="string">
            <text:p>0.0.1</text:p>
          </table:table-cell>
          <table:table-cell table:number-columns-repeated="50"/>
        </table:table-row>
        <table:table-row table:style-name="ro2">
          <table:table-cell office:value-type="string" calcext:value-type="string">
            <text:p>America Class LHA</text:p>
          </table:table-cell>
          <table:table-cell table:number-columns-repeated="3"/>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USN</text:p>
          </table:table-cell>
          <table:table-cell office:value-type="string" calcext:value-type="string">
            <text:p>Ship</text:p>
          </table:table-cell>
          <table:table-cell table:formula="of:=[$effects.$A6]&amp;CHAR(10)&amp;[$effects.$A$30]" office:value-type="string" office:string-value="VTOL: Compatible with all VTOL aircraft squadrons.&#10;Carrier 2: Can station 2 aircraft squadron." calcext:value-type="string">
            <text:p>VTOL: Compatible with all VTOL aircraft squadrons.</text:p>
            <text:p>Carrier 2: Can station 2 aircraft squadron.</text:p>
          </table:table-cell>
          <table:table-cell office:value-type="string" calcext:value-type="string">
            <text:p>Images/america.jpg</text:p>
          </table:table-cell>
          <table:table-cell/>
          <table:table-cell table:formula="of:=[$version.$A$1]" office:value-type="string" office:string-value="0.0.1" calcext:value-type="string">
            <text:p>0.0.1</text:p>
          </table:table-cell>
          <table:table-cell table:number-columns-repeated="50"/>
        </table:table-row>
        <table:table-row table:style-name="ro3">
          <table:table-cell office:value-type="string" calcext:value-type="string">
            <text:p>Seawolf Class SSN</text:p>
          </table:table-cell>
          <table:table-cell table:number-columns-repeated="3"/>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USN</text:p>
          </table:table-cell>
          <table:table-cell office:value-type="string" calcext:value-type="string">
            <text:p>Submarine</text:p>
          </table:table-cell>
          <table:table-cell table:formula="of:=[$effects.$A8]&amp;CHAR(10)&amp;[$effects.$A9]&amp;CHAR(10)&amp;[$effects.$A22]&amp;CHAR(10)&amp;[$effects.$A24]" office:value-type="string" office:string-value="Ambush: This asset deals damage during the Ambush Damage Step.&#10;Special Purposes: Each time this military asset is flipped face up, your opponent must reveal one card from their hand at random.&#10;Hidden: Can be played face down. &#10;Commerce Raider: When assaulting a player, this military asset's assault is equal to its attack." calcext:value-type="string">
            <text:p>Ambush: This asset deals damage during the Ambush Damage Step.</text:p>
            <text:p>Special Purposes: Each time this military asset is flipped face up, your opponent must reveal one card from their hand at random.</text:p>
            <text:p>Hidden: Can be played face down. </text:p>
            <text:p>Commerce Raider: When assaulting a player, this military asset's assault is equal to its attack.</text:p>
          </table:table-cell>
          <table:table-cell office:value-type="string" calcext:value-type="string">
            <text:p>Images/seawolf.jpg</text:p>
          </table:table-cell>
          <table:table-cell office:value-type="string" calcext:value-type="string">
            <text:p>As the most expensive class of attack submarine ever built, the Seawolf is the apex predator of the US Navy's submarine fleet.</text:p>
          </table:table-cell>
          <table:table-cell table:formula="of:=[$version.$A$1]" office:value-type="string" office:string-value="0.0.1" calcext:value-type="string">
            <text:p>0.0.1</text:p>
          </table:table-cell>
          <table:table-cell table:number-columns-repeated="50"/>
        </table:table-row>
        <table:table-row table:style-name="ro4">
          <table:table-cell office:value-type="string" calcext:value-type="string">
            <text:p>Virginia Class SSN</text:p>
          </table:table-cell>
          <table:table-cell table:number-columns-repeated="3"/>
          <table:table-cell office:value-type="float" office:value="3" calcext:value-type="float">
            <text:p>3</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USN</text:p>
          </table:table-cell>
          <table:table-cell office:value-type="string" calcext:value-type="string">
            <text:p>Submarine</text:p>
          </table:table-cell>
          <table:table-cell table:formula="of:=[$effects.$A8]&amp;CHAR(10)&amp;[$effects.$A22]&amp;CHAR(10)&amp;[$effects.$A24]" office:value-type="string" office:string-value="Ambush: This asset deals damage during the Ambush Damage Step.&#10;Hidden: Can be played face down. &#10;Commerce Raider: When assaulting a player, this military asset's assault is equal to its attack." calcext:value-type="string">
            <text:p>Ambush: This asset deals damage during the Ambush Damage Step.</text:p>
            <text:p>Hidden: Can be played face down. </text:p>
            <text:p>Commerce Raider: When assaulting a player, this military asset's assault is equal to its attack.</text:p>
          </table:table-cell>
          <table:table-cell office:value-type="string" calcext:value-type="string">
            <text:p>Images/virginia.jpg</text:p>
          </table:table-cell>
          <table:table-cell office:value-type="string" calcext:value-type="string">
            <text:p>The advanced Virginia will be the standard attack submarine of the US Navy until at least the middle of the 21st century.</text:p>
          </table:table-cell>
          <table:table-cell table:formula="of:=[$version.$A$1]" office:value-type="string" office:string-value="0.0.1" calcext:value-type="string">
            <text:p>0.0.1</text:p>
          </table:table-cell>
          <table:table-cell table:number-columns-repeated="50"/>
        </table:table-row>
        <table:table-row table:style-name="ro5">
          <table:table-cell office:value-type="string" calcext:value-type="string">
            <text:p>Ohio Class SSGN</text:p>
          </table:table-cell>
          <table:table-cell table:number-columns-repeated="3"/>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USN</text:p>
          </table:table-cell>
          <table:table-cell office:value-type="string" calcext:value-type="string">
            <text:p>Submarine</text:p>
          </table:table-cell>
          <table:table-cell table:formula="of:=[$effects.$A8]&amp;CHAR(10)&amp;[$effects.$A10]&amp;CHAR(10)&amp;[$effects.$A22]" office:value-type="string" office:string-value="Ambush: This asset deals damage during the Ambush Damage Step.&#10;Strategic Strike Capability: At the end of your turn, if this asset is face-up and did not take part of an attack or defense, your opponent must discard one card from their deck.&#10;Hidden: Can be played face down. " calcext:value-type="string">
            <text:p>Ambush: This asset deals damage during the Ambush Damage Step.</text:p>
            <text:p>Strategic Strike Capability: At the end of your turn, if this asset is face-up and did not take part of an attack or defense, your opponent must discard one card from their deck.</text:p>
            <text:p>Hidden: Can be played face down. </text:p>
          </table:table-cell>
          <table:table-cell office:value-type="string" calcext:value-type="string">
            <text:p>Images/ohio.jpg</text:p>
          </table:table-cell>
          <table:table-cell office:value-type="string" calcext:value-type="string">
            <text:p>Although Ohio was originally intended to carry nuclear ballistic missiles, some Ohio's have been modified as SSGNs for surface warfare and land-attack missions.</text:p>
          </table:table-cell>
          <table:table-cell table:formula="of:=[$version.$A$1]" office:value-type="string" office:string-value="0.0.1" calcext:value-type="string">
            <text:p>0.0.1</text:p>
          </table:table-cell>
          <table:table-cell table:number-columns-repeated="50"/>
        </table:table-row>
        <table:table-row table:style-name="ro6">
          <table:table-cell office:value-type="string" calcext:value-type="string">
            <text:p>Ticonderoga Class CG</text:p>
          </table:table-cell>
          <table:table-cell table:number-columns-repeated="3"/>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string" calcext:value-type="string">
            <text:p>USN</text:p>
          </table:table-cell>
          <table:table-cell office:value-type="string" calcext:value-type="string">
            <text:p>Ship</text:p>
          </table:table-cell>
          <table:table-cell table:formula="of:=[$effects.$A11]" office:value-type="string" office:string-value="AEGIS: +2 Help Defense." calcext:value-type="string">
            <text:p>AEGIS: +2 Help Defense.</text:p>
          </table:table-cell>
          <table:table-cell office:value-type="string" calcext:value-type="string">
            <text:p>Images/ticonderoga.jpg</text:p>
          </table:table-cell>
          <table:table-cell office:value-type="string" calcext:value-type="string">
            <text:p>Despite a modest displacement by historical standards, the Ticonderoga is the largest surface combatant in the US Navy.</text:p>
          </table:table-cell>
          <table:table-cell table:formula="of:=[$version.$A$1]" office:value-type="string" office:string-value="0.0.1" calcext:value-type="string">
            <text:p>0.0.1</text:p>
          </table:table-cell>
          <table:table-cell table:number-columns-repeated="50"/>
        </table:table-row>
        <table:table-row table:style-name="ro6">
          <table:table-cell office:value-type="string" calcext:value-type="string">
            <text:p>Arleigh Burke Class DDG</text:p>
          </table:table-cell>
          <table:table-cell table:number-columns-repeated="3"/>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USN</text:p>
          </table:table-cell>
          <table:table-cell office:value-type="string" calcext:value-type="string">
            <text:p>Ship</text:p>
          </table:table-cell>
          <table:table-cell table:formula="of:=[$effects.$A11]" office:value-type="string" office:string-value="AEGIS: +2 Help Defense." calcext:value-type="string">
            <text:p>AEGIS: +2 Help Defense.</text:p>
          </table:table-cell>
          <table:table-cell office:value-type="string" calcext:value-type="string">
            <text:p>Images/arleighburke.jpg</text:p>
          </table:table-cell>
          <table:table-cell office:value-type="string" calcext:value-type="string">
            <text:p>The multi-mission Arleigh Burke is the most numerous ship in the US Navy.</text:p>
          </table:table-cell>
          <table:table-cell table:formula="of:=[$version.$A$1]" office:value-type="string" office:string-value="0.0.1" calcext:value-type="string">
            <text:p>0.0.1</text:p>
          </table:table-cell>
          <table:table-cell table:number-columns-repeated="50"/>
        </table:table-row>
        <table:table-row table:style-name="ro7">
          <table:table-cell office:value-type="string" calcext:value-type="string">
            <text:p>Zumwalt Class DDG</text:p>
          </table:table-cell>
          <table:table-cell table:number-columns-repeated="3"/>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string" calcext:value-type="string">
            <text:p>USN</text:p>
          </table:table-cell>
          <table:table-cell office:value-type="string" calcext:value-type="string">
            <text:p>Ship</text:p>
          </table:table-cell>
          <table:table-cell table:formula="of:=[$effects.$A22]" office:value-type="string" office:string-value="Hidden: Can be played face down. " calcext:value-type="string">
            <text:p>Hidden: Can be played face down. </text:p>
          </table:table-cell>
          <table:table-cell office:value-type="string" calcext:value-type="string">
            <text:p>Images/zumwalt.jpg</text:p>
          </table:table-cell>
          <table:table-cell office:value-type="string" calcext:value-type="string">
            <text:p>With a cost of $1M per shot from its main howitzer, it is important for the crew of a Zumwalt to aim carefully.</text:p>
          </table:table-cell>
          <table:table-cell table:formula="of:=[$version.$A$1]" office:value-type="string" office:string-value="0.0.1" calcext:value-type="string">
            <text:p>0.0.1</text:p>
          </table:table-cell>
          <table:table-cell table:number-columns-repeated="50"/>
        </table:table-row>
        <table:table-row table:style-name="ro2">
          <table:table-cell office:value-type="string" calcext:value-type="string">
            <text:p>F/A-18E Superhornet</text:p>
          </table:table-cell>
          <table:table-cell table:number-columns-repeated="3"/>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USN</text:p>
          </table:table-cell>
          <table:table-cell office:value-type="string" calcext:value-type="string">
            <text:p>Squadron</text:p>
          </table:table-cell>
          <table:table-cell table:formula="of:=[$effects.$A22]&amp;CHAR(10)&amp;[$effects.$A$28]" office:value-type="string" office:string-value="Hidden: Can be played face down. &#10;CATOBAR-Compatible." calcext:value-type="string">
            <text:p>Hidden: Can be played face down. </text:p>
            <text:p>CATOBAR-Compatible.</text:p>
          </table:table-cell>
          <table:table-cell office:value-type="string" calcext:value-type="string">
            <text:p>Images/f18.jpg</text:p>
          </table:table-cell>
          <table:table-cell office:value-type="string" calcext:value-type="string">
            <text:p>The F/A-18 is one of the longest-tenured and most battle-proven multi-role carrier aircraft in the world.</text:p>
          </table:table-cell>
          <table:table-cell table:formula="of:=[$version.$A$1]" office:value-type="string" office:string-value="0.0.1" calcext:value-type="string">
            <text:p>0.0.1</text:p>
          </table:table-cell>
          <table:table-cell table:number-columns-repeated="50"/>
        </table:table-row>
        <table:table-row table:style-name="ro8">
          <table:table-cell office:value-type="string" calcext:value-type="string">
            <text:p>F-35B Lightning II</text:p>
          </table:table-cell>
          <table:table-cell table:number-columns-repeated="3"/>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USN</text:p>
          </table:table-cell>
          <table:table-cell office:value-type="string" calcext:value-type="string">
            <text:p>Squadron</text:p>
          </table:table-cell>
          <table:table-cell table:formula="of:=[$effects.$A22]&amp;CHAR(10)&amp;[$effects.$A8]&amp;CHAR(10)&amp;[$effects.$A$26]" office:value-type="string" office:string-value="Hidden: Can be played face down. &#10;Ambush: This asset deals damage during the Ambush Damage Step.&#10;VTOL-Compatible." calcext:value-type="string">
            <text:p>Hidden: Can be played face down. </text:p>
            <text:p>Ambush: This asset deals damage during the Ambush Damage Step.</text:p>
            <text:p>VTOL-Compatible.</text:p>
          </table:table-cell>
          <table:table-cell office:value-type="string" calcext:value-type="string">
            <text:p>Images/f35b.jpg</text:p>
          </table:table-cell>
          <table:table-cell office:value-type="string" calcext:value-type="string">
            <text:p>The F-35B is a special variant of the F-35 capable of taking off and landing vertically. This allows it to be stationed on smaller carriers that have typically not been able to field cutting-edge aircraft.</text:p>
          </table:table-cell>
          <table:table-cell table:formula="of:=[$version.$A$1]" office:value-type="string" office:string-value="0.0.1" calcext:value-type="string">
            <text:p>0.0.1</text:p>
          </table:table-cell>
          <table:table-cell table:number-columns-repeated="50"/>
        </table:table-row>
        <table:table-row table:style-name="ro9">
          <table:table-cell office:value-type="string" calcext:value-type="string">
            <text:p>F-35C <text:s/>Lightning II</text:p>
          </table:table-cell>
          <table:table-cell table:number-columns-repeated="3"/>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string" calcext:value-type="string">
            <text:p>USN</text:p>
          </table:table-cell>
          <table:table-cell office:value-type="string" calcext:value-type="string">
            <text:p>Squadron</text:p>
          </table:table-cell>
          <table:table-cell table:formula="of:=[$effects.$A22]&amp;CHAR(10)&amp;[$effects.$A8]&amp;CHAR(10)&amp;[$effects.$A$28]" office:value-type="string" office:string-value="Hidden: Can be played face down. &#10;Ambush: This asset deals damage during the Ambush Damage Step.&#10;CATOBAR-Compatible." calcext:value-type="string">
            <text:p>Hidden: Can be played face down. </text:p>
            <text:p>Ambush: This asset deals damage during the Ambush Damage Step.</text:p>
            <text:p>CATOBAR-Compatible.</text:p>
          </table:table-cell>
          <table:table-cell office:value-type="string" calcext:value-type="string">
            <text:p>Images/f35c.jpg</text:p>
          </table:table-cell>
          <table:table-cell office:value-type="string" calcext:value-type="string">
            <text:p>The F-35 acquisition program cost of just under $450 billion USD would be enough to buy 450 billion $1 cheeseburgers - enough to kill all humans on earth.</text:p>
          </table:table-cell>
          <table:table-cell table:formula="of:=[$version.$A$1]" office:value-type="string" office:string-value="0.0.1" calcext:value-type="string">
            <text:p>0.0.1</text:p>
          </table:table-cell>
          <table:table-cell table:number-columns-repeated="50"/>
        </table:table-row>
        <table:table-row table:style-name="ro10">
          <table:table-cell office:value-type="string" calcext:value-type="string">
            <text:p>AV-8B Harrier II</text:p>
          </table:table-cell>
          <table:table-cell table:number-columns-repeated="3"/>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USN</text:p>
          </table:table-cell>
          <table:table-cell office:value-type="string" calcext:value-type="string">
            <text:p>Squadron</text:p>
          </table:table-cell>
          <table:table-cell table:formula="of:=[$effects.$A22]&amp;CHAR(10)&amp;[$effects.$A$26]" office:value-type="string" office:string-value="Hidden: Can be played face down. &#10;VTOL-Compatible." calcext:value-type="string">
            <text:p>Hidden: Can be played face down. </text:p>
            <text:p>VTOL-Compatible.</text:p>
          </table:table-cell>
          <table:table-cell office:value-type="string" calcext:value-type="string">
            <text:p>Images/harrier.jpg</text:p>
          </table:table-cell>
          <table:table-cell office:value-type="string" calcext:value-type="string">
            <text:p>A Pepsi ad campaign promised to award a Harrier to anyone who collected enough Pepsi points- a promise Pepsi did not keep. During its service history, the Harrier has proven it is more reliable than Pepsi Co.</text:p>
          </table:table-cell>
          <table:table-cell table:formula="of:=[$version.$A$1]" office:value-type="string" office:string-value="0.0.1" calcext:value-type="string">
            <text:p>0.0.1</text:p>
          </table:table-cell>
          <table:table-cell table:number-columns-repeated="50"/>
        </table:table-row>
        <table:table-row table:style-name="ro11">
          <table:table-cell office:value-type="string" calcext:value-type="string">
            <text:p>Kuznetsov Class CV</text:p>
          </table:table-cell>
          <table:table-cell table:number-columns-repeated="3"/>
          <table:table-cell office:value-type="float" office:value="4" calcext:value-type="float">
            <text:p>4</text:p>
          </table:table-cell>
          <table:table-cell table:number-columns-repeated="2" office:value-type="float" office:value="2" calcext:value-type="float">
            <text:p>2</text:p>
          </table:table-cell>
          <table:table-cell office:value-type="float" office:value="6" calcext:value-type="float">
            <text:p>6</text:p>
          </table:table-cell>
          <table:table-cell office:value-type="string" calcext:value-type="string">
            <text:p>RUS</text:p>
          </table:table-cell>
          <table:table-cell office:value-type="string" calcext:value-type="string">
            <text:p>Ship</text:p>
          </table:table-cell>
          <table:table-cell table:formula="of:=[$effects.$A23]&amp;CHAR(10)&amp;[$effects.$A$29]&amp;CHAR(10)&amp;[$effects.$A$34]" office:value-type="string" office:string-value="STOBAR: Compatible with STOBAR and VTOL squadrons.&#10;Carrier 1: Can station 1 aircraft squadron.&#10;CAP: +2 Help Defense" calcext:value-type="string">
            <text:p>STOBAR: Compatible with STOBAR and VTOL squadrons.</text:p>
            <text:p>Carrier 1: Can station 1 aircraft squadron.</text:p>
            <text:p>CAP: +2 Help Defense</text:p>
          </table:table-cell>
          <table:table-cell office:value-type="string" calcext:value-type="string">
            <text:p>Images/kuznetsov.jpg</text:p>
          </table:table-cell>
          <table:table-cell office:value-type="string" calcext:value-type="string">
            <text:p>Although sold to a company in Macau supposedly for use as a floating casino, Kuznetsov's sister ship has since unsurprisingly become the first aircraft carrier of the Chinese People's Liberation Army Navy.</text:p>
          </table:table-cell>
          <table:table-cell table:formula="of:=[$version.$A$1]" office:value-type="string" office:string-value="0.0.1" calcext:value-type="string">
            <text:p>0.0.1</text:p>
          </table:table-cell>
          <table:table-cell table:number-columns-repeated="50"/>
        </table:table-row>
        <table:table-row table:style-name="ro12">
          <table:table-cell office:value-type="string" calcext:value-type="string">
            <text:p>Kirov Class CGN</text:p>
          </table:table-cell>
          <table:table-cell table:number-columns-repeated="3"/>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RUS</text:p>
          </table:table-cell>
          <table:table-cell office:value-type="string" calcext:value-type="string">
            <text:p>Ship</text:p>
          </table:table-cell>
          <table:table-cell table:formula="of:=[$effects.$A20]" office:value-type="string" office:string-value="S-300: +1 Help Defense." calcext:value-type="string">
            <text:p>S-300: +1 Help Defense.</text:p>
          </table:table-cell>
          <table:table-cell office:value-type="string" calcext:value-type="string">
            <text:p>Images/kirov.jpg</text:p>
          </table:table-cell>
          <table:table-cell office:value-type="string" calcext:value-type="string">
            <text:p>Since the decommisioning of the last retrofitted WWII-era battleship in 1991, the Kirov has been the largest surface combatant in the world.</text:p>
          </table:table-cell>
          <table:table-cell table:formula="of:=[$version.$A$1]" office:value-type="string" office:string-value="0.0.1" calcext:value-type="string">
            <text:p>0.0.1</text:p>
          </table:table-cell>
          <table:table-cell table:number-columns-repeated="50"/>
        </table:table-row>
        <table:table-row table:style-name="ro13">
          <table:table-cell office:value-type="string" calcext:value-type="string">
            <text:p>Slava Class CG</text:p>
          </table:table-cell>
          <table:table-cell table:number-columns-repeated="3"/>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string" calcext:value-type="string">
            <text:p>RUS</text:p>
          </table:table-cell>
          <table:table-cell office:value-type="string" calcext:value-type="string">
            <text:p>Ship</text:p>
          </table:table-cell>
          <table:table-cell table:formula="of:=[$effects.$A20]" office:value-type="string" office:string-value="S-300: +1 Help Defense." calcext:value-type="string">
            <text:p>S-300: +1 Help Defense.</text:p>
          </table:table-cell>
          <table:table-cell office:value-type="string" calcext:value-type="string">
            <text:p>Images/slava.jpg</text:p>
          </table:table-cell>
          <table:table-cell office:value-type="string" calcext:value-type="string">
            <text:p>Equipped with the same massive anti-ship missiles as the Kirov class, the Slava packs a similar punch in a considerably smaller form-factor.</text:p>
          </table:table-cell>
          <table:table-cell table:formula="of:=[$version.$A$1]" office:value-type="string" office:string-value="0.0.1" calcext:value-type="string">
            <text:p>0.0.1</text:p>
          </table:table-cell>
          <table:table-cell table:number-columns-repeated="50"/>
        </table:table-row>
        <table:table-row table:style-name="ro6">
          <table:table-cell office:value-type="string" calcext:value-type="string">
            <text:p>Udaloy II Class DDG</text:p>
          </table:table-cell>
          <table:table-cell table:number-columns-repeated="3"/>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RUS</text:p>
          </table:table-cell>
          <table:table-cell office:value-type="string" calcext:value-type="string">
            <text:p>Ship</text:p>
          </table:table-cell>
          <table:table-cell table:formula="of:=CHAR(10)" office:value-type="string" office:string-value="&#10;" calcext:value-type="string">
            <text:p/>
            <text:p/>
          </table:table-cell>
          <table:table-cell office:value-type="string" calcext:value-type="string">
            <text:p>Images/udaloy.jpg</text:p>
          </table:table-cell>
          <table:table-cell office:value-type="string" calcext:value-type="string">
            <text:p>Udaloy II: the ship so nice they designed it twice.</text:p>
          </table:table-cell>
          <table:table-cell table:formula="of:=[$version.$A$1]" office:value-type="string" office:string-value="0.0.1" calcext:value-type="string">
            <text:p>0.0.1</text:p>
          </table:table-cell>
          <table:table-cell table:number-columns-repeated="50"/>
        </table:table-row>
        <table:table-row table:style-name="ro6">
          <table:table-cell office:value-type="string" calcext:value-type="string">
            <text:p>Gorshkov Class FFG</text:p>
          </table:table-cell>
          <table:table-cell table:number-columns-repeated="3"/>
          <table:table-cell office:value-type="float" office:value="3" calcext:value-type="float">
            <text:p>3</text:p>
          </table:table-cell>
          <table:table-cell table:number-columns-repeated="3" office:value-type="float" office:value="2" calcext:value-type="float">
            <text:p>2</text:p>
          </table:table-cell>
          <table:table-cell office:value-type="string" calcext:value-type="string">
            <text:p>RUS</text:p>
          </table:table-cell>
          <table:table-cell office:value-type="string" calcext:value-type="string">
            <text:p>Ship</text:p>
          </table:table-cell>
          <table:table-cell table:formula="of:=[$effects.$A22]" office:value-type="string" office:string-value="Hidden: Can be played face down. " calcext:value-type="string">
            <text:p>Hidden: Can be played face down. </text:p>
          </table:table-cell>
          <table:table-cell office:value-type="string" calcext:value-type="string">
            <text:p>Images/gorshkov.jpg</text:p>
          </table:table-cell>
          <table:table-cell office:value-type="string" calcext:value-type="string">
            <text:p>The cutting-edge Gorshkov frigates stick out in the largely-outdated Russian surface warfare fleet.</text:p>
          </table:table-cell>
          <table:table-cell table:formula="of:=[$version.$A$1]" office:value-type="string" office:string-value="0.0.1" calcext:value-type="string">
            <text:p>0.0.1</text:p>
          </table:table-cell>
          <table:table-cell table:number-columns-repeated="50"/>
        </table:table-row>
        <table:table-row table:style-name="ro5">
          <table:table-cell office:value-type="string" calcext:value-type="string">
            <text:p>Yasen Class SSGN</text:p>
          </table:table-cell>
          <table:table-cell table:number-columns-repeated="3"/>
          <table:table-cell office:value-type="float" office:value="5" calcext:value-type="float">
            <text:p>5</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US</text:p>
          </table:table-cell>
          <table:table-cell office:value-type="string" calcext:value-type="string">
            <text:p>Submarine</text:p>
          </table:table-cell>
          <table:table-cell table:formula="of:=[$effects.$A22]&amp;CHAR(10)&amp;[$effects.$A8]&amp;CHAR(10)&amp;[$effects.$A24]"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office:value-type="string" calcext:value-type="string">
            <text:p>Images/yasen.jpg</text:p>
          </table:table-cell>
          <table:table-cell office:value-type="string" calcext:value-type="string">
            <text:p>With more than twice the firepower of western submarines, the Yasen is Russia's best effort in no-expense-spared attack submarine development.</text:p>
          </table:table-cell>
          <table:table-cell table:formula="of:=[$version.$A$1]" office:value-type="string" office:string-value="0.0.1" calcext:value-type="string">
            <text:p>0.0.1</text:p>
          </table:table-cell>
          <table:table-cell table:number-columns-repeated="50"/>
        </table:table-row>
        <table:table-row table:style-name="ro14">
          <table:table-cell office:value-type="string" calcext:value-type="string">
            <text:p>Lada Class SSK</text:p>
          </table:table-cell>
          <table:table-cell table:number-columns-repeated="3"/>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office:value-type="string" calcext:value-type="string">
            <text:p>RUS</text:p>
          </table:table-cell>
          <table:table-cell office:value-type="string" calcext:value-type="string">
            <text:p>Submarine</text:p>
          </table:table-cell>
          <table:table-cell table:formula="of:=[$effects.$A22]&amp;CHAR(10)&amp;[$effects.$A8]&amp;CHAR(10)&amp;[$effects.$A19]" office:value-type="string" office:string-value="Hidden: Can be played face down. &#10;Ambush: This asset deals damage during the Ambush Damage Step.&#10;Coastal Defender: Cannot be declared as an attacker." calcext:value-type="string">
            <text:p>Hidden: Can be played face down. </text:p>
            <text:p>Ambush: This asset deals damage during the Ambush Damage Step.</text:p>
            <text:p>Coastal Defender: Cannot be declared as an attacker.</text:p>
          </table:table-cell>
          <table:table-cell office:value-type="string" calcext:value-type="string">
            <text:p>Images/lada.jpg</text:p>
          </table:table-cell>
          <table:table-cell office:value-type="string" calcext:value-type="string">
            <text:p>Although shorter-ranged than nuclear attack submarines, diesel-electric attack submarines are smaller, quieter and nearly as well armed.</text:p>
          </table:table-cell>
          <table:table-cell table:formula="of:=[$version.$A$1]" office:value-type="string" office:string-value="0.0.1" calcext:value-type="string">
            <text:p>0.0.1</text:p>
          </table:table-cell>
          <table:table-cell table:number-columns-repeated="50"/>
        </table:table-row>
        <table:table-row table:style-name="ro15">
          <table:table-cell office:value-type="string" calcext:value-type="string">
            <text:p>Oscar II Class SSGN</text:p>
          </table:table-cell>
          <table:table-cell table:number-columns-repeated="3"/>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RUS</text:p>
          </table:table-cell>
          <table:table-cell office:value-type="string" calcext:value-type="string">
            <text:p>Submarine</text:p>
          </table:table-cell>
          <table:table-cell table:formula="of:=[$effects.$A22]&amp;CHAR(10)&amp;[$effects.$A8]&amp;CHAR(10)&amp;[$effects.$A24]"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office:value-type="string" calcext:value-type="string">
            <text:p>Images/oscar2.jpg</text:p>
          </table:table-cell>
          <table:table-cell office:value-type="string" calcext:value-type="string">
            <text:p>The massive but aging Oscar is a relic of Cold War Soviet strategy. That said, it's large guided missile batteries are still a formidable threat to US carriers.</text:p>
          </table:table-cell>
          <table:table-cell table:formula="of:=[$version.$A$1]" office:value-type="string" office:string-value="0.0.1" calcext:value-type="string">
            <text:p>0.0.1</text:p>
          </table:table-cell>
          <table:table-cell table:number-columns-repeated="50"/>
        </table:table-row>
        <table:table-row table:style-name="ro16">
          <table:table-cell office:value-type="string" calcext:value-type="string">
            <text:p>Mig-29K Fulcrum-D</text:p>
          </table:table-cell>
          <table:table-cell table:number-columns-repeated="3"/>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string" calcext:value-type="string">
            <text:p>RUS</text:p>
          </table:table-cell>
          <table:table-cell office:value-type="string" calcext:value-type="string">
            <text:p>Squadron</text:p>
          </table:table-cell>
          <table:table-cell table:formula="of:=[$effects.$A22]&amp;CHAR(10)&amp;[$effects.$A$27]" office:value-type="string" office:string-value="Hidden: Can be played face down. &#10;STOBAR-Compatible." calcext:value-type="string">
            <text:p>Hidden: Can be played face down. </text:p>
            <text:p>STOBAR-Compatible.</text:p>
          </table:table-cell>
          <table:table-cell office:value-type="string" calcext:value-type="string">
            <text:p>Images/mig29k.jpg</text:p>
          </table:table-cell>
          <table:table-cell office:value-type="string" calcext:value-type="string">
            <text:p>With a $15M unit cost conceivably affordable by even second-tier NBA starters, the Mig-29K is proof that performance and price are not always at odds.</text:p>
          </table:table-cell>
          <table:table-cell table:formula="of:=[$version.$A$1]" office:value-type="string" office:string-value="0.0.1" calcext:value-type="string">
            <text:p>0.0.1</text:p>
          </table:table-cell>
          <table:table-cell table:number-columns-repeated="50"/>
        </table:table-row>
        <table:table-row table:style-name="ro17">
          <table:table-cell office:value-type="string" calcext:value-type="string">
            <text:p>Su-33 Flanker-D</text:p>
          </table:table-cell>
          <table:table-cell table:number-columns-repeated="3"/>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US</text:p>
          </table:table-cell>
          <table:table-cell office:value-type="string" calcext:value-type="string">
            <text:p>Squadron</text:p>
          </table:table-cell>
          <table:table-cell table:formula="of:=[$effects.$A22]&amp;CHAR(10)&amp;[$effects.$A$27]" office:value-type="string" office:string-value="Hidden: Can be played face down. &#10;STOBAR-Compatible." calcext:value-type="string">
            <text:p>Hidden: Can be played face down. </text:p>
            <text:p>STOBAR-Compatible.</text:p>
          </table:table-cell>
          <table:table-cell office:value-type="string" calcext:value-type="string">
            <text:p>Images/su33.jpg</text:p>
          </table:table-cell>
          <table:table-cell office:value-type="string" calcext:value-type="string">
            <text:p>It's a plane, comrade.</text:p>
          </table:table-cell>
          <table:table-cell table:formula="of:=[$version.$A$1]" office:value-type="string" office:string-value="0.0.1" calcext:value-type="string">
            <text:p>0.0.1</text:p>
          </table:table-cell>
          <table:table-cell table:number-columns-repeated="50"/>
        </table:table-row>
        <table:table-row table:style-name="ro18">
          <table:table-cell office:value-type="string" calcext:value-type="string">
            <text:p>Victor III Class SSN</text:p>
          </table:table-cell>
          <table:table-cell table:number-columns-repeated="3"/>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RUS</text:p>
          </table:table-cell>
          <table:table-cell office:value-type="string" calcext:value-type="string">
            <text:p>Submarine</text:p>
          </table:table-cell>
          <table:table-cell table:formula="of:=[$effects.$A22]&amp;CHAR(10)&amp;[$effects.$A8]&amp;CHAR(10)&amp;[$effects.$A24]"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office:value-type="string" calcext:value-type="string">
            <text:p>Images/victor2.jpg</text:p>
          </table:table-cell>
          <table:table-cell office:value-type="string" calcext:value-type="string">
            <text:p>Nothing fancy, but it ain't bad for government work.</text:p>
          </table:table-cell>
          <table:table-cell table:formula="of:=[$version.$A$1]" office:value-type="string" office:string-value="0.0.1" calcext:value-type="string">
            <text:p>0.0.1</text:p>
          </table:table-cell>
          <table:table-cell table:number-columns-repeated="50"/>
        </table:table-row>
        <table:table-row table:style-name="ro19">
          <table:table-cell office:value-type="string" calcext:value-type="string">
            <text:p>Akula Class SSN</text:p>
          </table:table-cell>
          <table:table-cell table:number-columns-repeated="3"/>
          <table:table-cell office:value-type="float" office:value="3" calcext:value-type="float">
            <text:p>3</text:p>
          </table:table-cell>
          <table:table-cell office:value-type="float" office:value="0" calcext:value-type="float">
            <text:p>0</text:p>
          </table:table-cell>
          <table:table-cell table:number-columns-repeated="2" office:value-type="float" office:value="3" calcext:value-type="float">
            <text:p>3</text:p>
          </table:table-cell>
          <table:table-cell office:value-type="string" calcext:value-type="string">
            <text:p>RUS</text:p>
          </table:table-cell>
          <table:table-cell office:value-type="string" calcext:value-type="string">
            <text:p>Submarine</text:p>
          </table:table-cell>
          <table:table-cell table:formula="of:=[$effects.$A22]&amp;CHAR(10)&amp;[$effects.$A8]&amp;CHAR(10)&amp;[$effects.$A24]"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office:value-type="string" calcext:value-type="string">
            <text:p>Images/akula.jpg</text:p>
          </table:table-cell>
          <table:table-cell office:value-type="string" calcext:value-type="string">
            <text:p>In Russian, akula means shark</text:p>
          </table:table-cell>
          <table:table-cell table:formula="of:=[$version.$A$1]" office:value-type="string" office:string-value="0.0.1" calcext:value-type="string">
            <text:p>0.0.1</text:p>
          </table:table-cell>
          <table:table-cell table:number-columns-repeated="50"/>
        </table:table-row>
        <table:table-row table:style-name="ro14">
          <table:table-cell office:value-type="string" calcext:value-type="string">
            <text:p>Sovremanny Class DDG</text:p>
          </table:table-cell>
          <table:table-cell table:number-columns-repeated="3"/>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US</text:p>
          </table:table-cell>
          <table:table-cell office:value-type="string" calcext:value-type="string">
            <text:p>Ship</text:p>
          </table:table-cell>
          <table:table-cell table:formula="of:=CHAR(10)" office:value-type="string" office:string-value="&#10;" calcext:value-type="string">
            <text:p/>
            <text:p/>
          </table:table-cell>
          <table:table-cell office:value-type="string" calcext:value-type="string">
            <text:p>Images/sovremenny.jpg</text:p>
          </table:table-cell>
          <table:table-cell office:value-type="string" calcext:value-type="string">
            <text:p>With a name that means "modern" in Russian, they are the oldest class of destroyer in the Russian Navy.</text:p>
          </table:table-cell>
          <table:table-cell table:formula="of:=[$version.$A$1]" office:value-type="string" office:string-value="0.0.1" calcext:value-type="string">
            <text:p>0.0.1</text:p>
          </table:table-cell>
          <table:table-cell table:number-columns-repeated="50"/>
        </table:table-row>
        <table:table-row table:style-name="ro1" table:number-rows-repeated="1048547">
          <table:table-cell table:number-columns-repeated="64"/>
        </table:table-row>
        <table:table-row table:style-name="ro1">
          <table:table-cell table:number-columns-repeated="64"/>
        </table:table-row>
      </table:table>
      <table:table table:name="actions" table:style-name="ta5">
        <table:table-column table:style-name="co21" table:default-cell-style-name="Default"/>
        <table:table-column table:style-name="co13" table:default-cell-style-name="Default"/>
        <table:table-column table:style-name="co2" table:default-cell-style-name="Default"/>
        <table:table-column table:style-name="co22" table:default-cell-style-name="ce29"/>
        <table:table-column table:style-name="co23" table:default-cell-style-name="Default"/>
        <table:table-column table:style-name="co24" table:default-cell-style-name="Default"/>
        <table:table-column table:style-name="co25" table:number-columns-repeated="2" table:default-cell-style-name="Default"/>
        <table:table-column table:style-name="co2" table:number-columns-repeated="56" table:default-cell-style-name="Default"/>
        <table:table-row table:style-name="ro1">
          <table:table-cell office:value-type="string" calcext:value-type="string">
            <text:p>Title</text:p>
          </table:table-cell>
          <table:table-cell office:value-type="string" calcext:value-type="string">
            <text:p>Type</text:p>
          </table:table-cell>
          <table:table-cell office:value-type="string" calcext:value-type="string">
            <text:p>Roster</text:p>
          </table:table-cell>
          <table:table-cell office:value-type="string" calcext:value-type="string">
            <text:p>Description</text:p>
          </table:table-cell>
          <table:table-cell office:value-type="string" calcext:value-type="string">
            <text:p>Image</text:p>
          </table:table-cell>
          <table:table-cell table:style-name="ce29" office:value-type="string" calcext:value-type="string">
            <text:p>FlavorText</text:p>
          </table:table-cell>
          <table:table-cell office:value-type="string" calcext:value-type="string">
            <text:p>Version</text:p>
          </table:table-cell>
          <table:table-cell table:number-columns-repeated="57"/>
        </table:table-row>
        <table:table-row table:style-name="ro20">
          <table:table-cell table:number-columns-repeated="5"/>
          <table:table-cell table:formula="of:=CHAR(10)" office:value-type="string" office:string-value="&#10;" calcext:value-type="string">
            <text:p/>
            <text:p/>
          </table:table-cell>
          <table:table-cell table:number-columns-repeated="58"/>
        </table:table-row>
        <table:table-row table:style-name="ro20">
          <table:table-cell office:value-type="string" calcext:value-type="string">
            <text:p>Scuttlebutt</text:p>
          </table:table-cell>
          <table:table-cell office:value-type="string" calcext:value-type="string">
            <text:p>Tactic</text:p>
          </table:table-cell>
          <table:table-cell office:value-type="string" calcext:value-type="string">
            <text:p>USN</text:p>
          </table:table-cell>
          <table:table-cell office:value-type="string" calcext:value-type="string">
            <text:p>Look at and reorder the top 4 cards of your deck. You may put any number on the bottom of your deck.</text:p>
          </table:table-cell>
          <table:table-cell office:value-type="string" calcext:value-type="string">
            <text:p>Images/scuttlebutt.jpe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AF Is Short On Water</text:p>
          </table:table-cell>
          <table:table-cell office:value-type="string" calcext:value-type="string">
            <text:p>Tactic</text:p>
          </table:table-cell>
          <table:table-cell office:value-type="string" calcext:value-type="string">
            <text:p>USN</text:p>
          </table:table-cell>
          <table:table-cell office:value-type="string" calcext:value-type="string">
            <text:p>Immediately (during this action step) take one military asset card from your hand and put it into play under your control face up; it may attack or defend this turn. This military asset must be otherwise valid to play. </text:p>
          </table:table-cell>
          <table:table-cell office:value-type="string" calcext:value-type="string">
            <text:p>Images/midway.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table:number-columns-repeated="5"/>
          <table:table-cell table:formula="of:=CHAR(10)" office:value-type="string" office:string-value="&#10;" calcext:value-type="string">
            <text:p/>
            <text:p/>
          </table:table-cell>
          <table:table-cell table:number-columns-repeated="58"/>
        </table:table-row>
        <table:table-row table:style-name="ro21">
          <table:table-cell office:value-type="string" calcext:value-type="string">
            <text:p>KH-11 Key Hole</text:p>
          </table:table-cell>
          <table:table-cell office:value-type="string" calcext:value-type="string">
            <text:p>Tactic</text:p>
          </table:table-cell>
          <table:table-cell office:value-type="string" calcext:value-type="string">
            <text:p>USN</text:p>
          </table:table-cell>
          <table:table-cell office:value-type="string" calcext:value-type="string">
            <text:p>Flip all military assets your opponent controls face up. You opponent must also reveal their hand.</text:p>
          </table:table-cell>
          <table:table-cell office:value-type="string" calcext:value-type="string">
            <text:p>Images/keyhole.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Semper Fidelis</text:p>
          </table:table-cell>
          <table:table-cell office:value-type="string" calcext:value-type="string">
            <text:p>Strategy</text:p>
          </table:table-cell>
          <table:table-cell office:value-type="string" calcext:value-type="string">
            <text:p>USN</text:p>
          </table:table-cell>
          <table:table-cell office:value-type="string" calcext:value-type="string">
            <text:p>Whenever an opponent buys-back a territory card you control, they must discard an additional card from their deck.</text:p>
          </table:table-cell>
          <table:table-cell office:value-type="string" calcext:value-type="string">
            <text:p>Images/semperfi.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Build 'Em Faster Than They Can Sink 'Em</text:p>
          </table:table-cell>
          <table:table-cell office:value-type="string" calcext:value-type="string">
            <text:p>Strategy</text:p>
          </table:table-cell>
          <table:table-cell office:value-type="string" calcext:value-type="string">
            <text:p>USN</text:p>
          </table:table-cell>
          <table:table-cell office:value-type="string" calcext:value-type="string">
            <text:p>Whenever you lose a military asset of logistics 3 or greater, you may draw a card.</text:p>
          </table:table-cell>
          <table:table-cell office:value-type="string" calcext:value-type="string">
            <text:p>Images/buildem.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NATO Allies</text:p>
          </table:table-cell>
          <table:table-cell office:value-type="string" calcext:value-type="string">
            <text:p>Tactic</text:p>
          </table:table-cell>
          <table:table-cell office:value-type="string" calcext:value-type="string">
            <text:p>USN</text:p>
          </table:table-cell>
          <table:table-cell office:value-type="string" calcext:value-type="string">
            <text:p>Search your deck for an air squadron, reveal it, and place it on a territory you control. Then shuffle your deck. You must control a territory to play this card.</text:p>
          </table:table-cell>
          <table:table-cell office:value-type="string" calcext:value-type="string">
            <text:p>Images/nato.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Uncommon Valor Was A Common Virtue</text:p>
          </table:table-cell>
          <table:table-cell office:value-type="string" calcext:value-type="string">
            <text:p>Tactic</text:p>
          </table:table-cell>
          <table:table-cell office:value-type="string" calcext:value-type="string">
            <text:p>USN</text:p>
          </table:table-cell>
          <table:table-cell office:value-type="string" calcext:value-type="string">
            <text:p>You may immediately discard one military asset from an attack you've declared in order to add twice that asset's attack statistic to your damage total during the Normal Damage Step.</text:p>
          </table:table-cell>
          <table:table-cell office:value-type="string" calcext:value-type="string">
            <text:p>Images/valor.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I Have Not Yet Begun To Fight</text:p>
          </table:table-cell>
          <table:table-cell office:value-type="string" calcext:value-type="string">
            <text:p>Tactic</text:p>
          </table:table-cell>
          <table:table-cell office:value-type="string" calcext:value-type="string">
            <text:p>USN</text:p>
          </table:table-cell>
          <table:table-cell office:value-type="string" calcext:value-type="string">
            <text:p>Retrieve one card from your discard pile, reveal it, and put it on top of your deck.</text:p>
          </table:table-cell>
          <table:table-cell office:value-type="string" calcext:value-type="string">
            <text:p>Images/fight.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table:number-columns-repeated="5"/>
          <table:table-cell table:formula="of:=CHAR(10)" office:value-type="string" office:string-value="&#10;" calcext:value-type="string">
            <text:p/>
            <text:p/>
          </table:table-cell>
          <table:table-cell table:number-columns-repeated="58"/>
        </table:table-row>
        <table:table-row table:style-name="ro22">
          <table:table-cell office:value-type="string" calcext:value-type="string">
            <text:p>The Long Winter</text:p>
          </table:table-cell>
          <table:table-cell office:value-type="string" calcext:value-type="string">
            <text:p>Strategy</text:p>
          </table:table-cell>
          <table:table-cell office:value-type="string" calcext:value-type="string">
            <text:p>RUS</text:p>
          </table:table-cell>
          <table:table-cell office:value-type="string" calcext:value-type="string">
            <text:p>Both players must discard 2 cards from their deck at the end of each turn.</text:p>
          </table:table-cell>
          <table:table-cell office:value-type="string" calcext:value-type="string">
            <text:p>Images/winter.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State-Controlled Media</text:p>
          </table:table-cell>
          <table:table-cell office:value-type="string" calcext:value-type="string">
            <text:p>Strategy</text:p>
          </table:table-cell>
          <table:table-cell office:value-type="string" calcext:value-type="string">
            <text:p>RUS</text:p>
          </table:table-cell>
          <table:table-cell office:value-type="string" calcext:value-type="string">
            <text:p>Whenever you destroy a ship of logistics cost 3 or greater, you may look at the top card of your deck and may choose to put it on the bottom of your deck.</text:p>
          </table:table-cell>
          <table:table-cell office:value-type="string" calcext:value-type="string">
            <text:p>Images/statemedia.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3">
          <table:table-cell office:value-type="string" calcext:value-type="string">
            <text:p>Disinformation Campaigns</text:p>
          </table:table-cell>
          <table:table-cell office:value-type="string" calcext:value-type="string">
            <text:p>Tactic</text:p>
          </table:table-cell>
          <table:table-cell office:value-type="string" calcext:value-type="string">
            <text:p>RUS</text:p>
          </table:table-cell>
          <table:table-cell office:value-type="string" calcext:value-type="string">
            <text:p>Your opponent must discard 5 cards from their deck.</text:p>
          </table:table-cell>
          <table:table-cell office:value-type="string" calcext:value-type="string">
            <text:p>Images/disinformation.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2">
          <table:table-cell table:number-columns-repeated="64"/>
        </table:table-row>
        <table:table-row table:style-name="ro20">
          <table:table-cell office:value-type="string" calcext:value-type="string">
            <text:p>The Russians Used a Pencil</text:p>
          </table:table-cell>
          <table:table-cell office:value-type="string" calcext:value-type="string">
            <text:p>Strategy</text:p>
          </table:table-cell>
          <table:table-cell office:value-type="string" calcext:value-type="string">
            <text:p>RUS</text:p>
          </table:table-cell>
          <table:table-cell office:value-type="string" calcext:value-type="string">
            <text:p>Each military asset you control requires 1 less logistics, with a minimum of 1 per military asset.</text:p>
          </table:table-cell>
          <table:table-cell office:value-type="string" calcext:value-type="string">
            <text:p>Images/sputnik.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Scorched Earth</text:p>
          </table:table-cell>
          <table:table-cell office:value-type="string" calcext:value-type="string">
            <text:p>Tactic</text:p>
          </table:table-cell>
          <table:table-cell office:value-type="string" calcext:value-type="string">
            <text:p>RUS</text:p>
          </table:table-cell>
          <table:table-cell office:value-type="string" calcext:value-type="string">
            <text:p>Destroy one territory belonging to your opponent that is under your control.</text:p>
          </table:table-cell>
          <table:table-cell office:value-type="string" calcext:value-type="string">
            <text:p>Images/scorched.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table:number-columns-repeated="5"/>
          <table:table-cell table:formula="of:=CHAR(10)" office:value-type="string" office:string-value="&#10;" calcext:value-type="string">
            <text:p/>
            <text:p/>
          </table:table-cell>
          <table:table-cell table:number-columns-repeated="58"/>
        </table:table-row>
        <table:table-row table:style-name="ro20">
          <table:table-cell table:number-columns-repeated="5"/>
          <table:table-cell table:formula="of:=CHAR(10)" office:value-type="string" office:string-value="&#10;" calcext:value-type="string">
            <text:p/>
            <text:p/>
          </table:table-cell>
          <table:table-cell table:number-columns-repeated="58"/>
        </table:table-row>
        <table:table-row table:style-name="ro20">
          <table:table-cell office:value-type="string" calcext:value-type="string">
            <text:p>Counter-Espionage</text:p>
          </table:table-cell>
          <table:table-cell office:value-type="string" calcext:value-type="string">
            <text:p>Tactic</text:p>
          </table:table-cell>
          <table:table-cell office:value-type="string" calcext:value-type="string">
            <text:p>RUS</text:p>
          </table:table-cell>
          <table:table-cell office:value-type="string" calcext:value-type="string">
            <text:p>Ignore the effects of a tactic card.</text:p>
          </table:table-cell>
          <table:table-cell office:value-type="string" calcext:value-type="string">
            <text:p>Images/putingun.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Strategic Flexibility</text:p>
          </table:table-cell>
          <table:table-cell office:value-type="string" calcext:value-type="string">
            <text:p>Tactic</text:p>
          </table:table-cell>
          <table:table-cell office:value-type="string" calcext:value-type="string">
            <text:p>RUS</text:p>
          </table:table-cell>
          <table:table-cell office:value-type="string" calcext:value-type="string">
            <text:p>Search your deck for a strategy card, reveal that card and put it into your hand. Then shuffle your deck.</text:p>
          </table:table-cell>
          <table:table-cell office:value-type="string" calcext:value-type="string">
            <text:p>Images/dolls.jpe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table:number-columns-repeated="5"/>
          <table:table-cell table:formula="of:=CHAR(10)" office:value-type="string" office:string-value="&#10;" calcext:value-type="string">
            <text:p/>
            <text:p/>
          </table:table-cell>
          <table:table-cell table:number-columns-repeated="58"/>
        </table:table-row>
        <table:table-row table:style-name="ro20">
          <table:table-cell table:number-columns-repeated="5"/>
          <table:table-cell table:formula="of:=CHAR(10)" office:value-type="string" office:string-value="&#10;" calcext:value-type="string">
            <text:p/>
            <text:p/>
          </table:table-cell>
          <table:table-cell table:number-columns-repeated="58"/>
        </table:table-row>
        <table:table-row table:style-name="ro20">
          <table:table-cell office:value-type="string" calcext:value-type="string">
            <text:p>That's the Spirit!</text:p>
          </table:table-cell>
          <table:table-cell office:value-type="string" calcext:value-type="string">
            <text:p>Tactic</text:p>
          </table:table-cell>
          <table:table-cell office:value-type="string" calcext:value-type="string">
            <text:p>USN</text:p>
          </table:table-cell>
          <table:table-cell office:value-type="string" calcext:value-type="string">
            <text:p>Immediately destroy one face-up military asset whose total defense including Help Defense and stationed aircraft is 6 or less.</text:p>
          </table:table-cell>
          <table:table-cell office:value-type="string" calcext:value-type="string">
            <text:p>Images/b2.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14">
          <table:table-cell office:value-type="string" calcext:value-type="string">
            <text:p>Aerial Refueling</text:p>
          </table:table-cell>
          <table:table-cell office:value-type="string" calcext:value-type="string">
            <text:p>Strategy</text:p>
          </table:table-cell>
          <table:table-cell office:value-type="string" calcext:value-type="string">
            <text:p>USN</text:p>
          </table:table-cell>
          <table:table-cell office:value-type="string" calcext:value-type="string">
            <text:p>Carriers you control do not need to take part in the damage order of an attack in order for their aircraft to take part in an attack. Carriers are still considered to be attacking, and can still only attack one target per turn.</text:p>
          </table:table-cell>
          <table:table-cell office:value-type="string" calcext:value-type="string">
            <text:p>Images/refuel.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Strategic Destabilization</text:p>
          </table:table-cell>
          <table:table-cell office:value-type="string" calcext:value-type="string">
            <text:p>Strategy</text:p>
          </table:table-cell>
          <table:table-cell office:value-type="string" calcext:value-type="string">
            <text:p>RUS</text:p>
          </table:table-cell>
          <table:table-cell office:value-type="string" calcext:value-type="string">
            <text:p>Your opponents territories provide 1 less logistics.</text:p>
          </table:table-cell>
          <table:table-cell office:value-type="string" calcext:value-type="string">
            <text:p>Images/electricgrid.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Rapid Mobilization</text:p>
          </table:table-cell>
          <table:table-cell office:value-type="string" calcext:value-type="string">
            <text:p>Tactic</text:p>
          </table:table-cell>
          <table:table-cell office:value-type="string" calcext:value-type="string">
            <text:p>RUS</text:p>
          </table:table-cell>
          <table:table-cell office:value-type="string" calcext:value-type="string">
            <text:p>Search your library for military asset cards whose combined logistics is equal to or less than 4, put those cards into your hand, then shuffle your library.</text:p>
          </table:table-cell>
          <table:table-cell office:value-type="string" calcext:value-type="string">
            <text:p>Images/mobilization.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1" table:number-rows-repeated="1048547">
          <table:table-cell table:number-columns-repeated="64"/>
        </table:table-row>
        <table:table-row table:style-name="ro1">
          <table:table-cell table:number-columns-repeated="64"/>
        </table:table-row>
      </table:table>
      <table:table table:name="territories" table:style-name="ta6">
        <table:table-column table:style-name="co26" table:default-cell-style-name="Default"/>
        <table:table-column table:style-name="co27" table:default-cell-style-name="Default"/>
        <table:table-column table:style-name="co28" table:default-cell-style-name="Default"/>
        <table:table-column table:style-name="co29" table:default-cell-style-name="ce29"/>
        <table:table-column table:style-name="co2" table:default-cell-style-name="Default"/>
        <table:table-column table:style-name="co30" table:default-cell-style-name="ce30"/>
        <table:table-column table:style-name="co31" table:default-cell-style-name="Default"/>
        <table:table-column table:style-name="co25" table:default-cell-style-name="Default"/>
        <table:table-column table:style-name="co2" table:number-columns-repeated="56" table:default-cell-style-name="Default"/>
        <table:table-row table:style-name="ro1">
          <table:table-cell office:value-type="string" calcext:value-type="string">
            <text:p>Title</text:p>
          </table:table-cell>
          <table:table-cell office:value-type="string" calcext:value-type="string">
            <text:p>LogisticsCapacity</text:p>
          </table:table-cell>
          <table:table-cell office:value-type="string" calcext:value-type="string">
            <text:p>ShoreDefense</text:p>
          </table:table-cell>
          <table:table-cell office:value-type="string" calcext:value-type="string">
            <text:p>Description</text:p>
          </table:table-cell>
          <table:table-cell office:value-type="string" calcext:value-type="string">
            <text:p>Roster</text:p>
          </table:table-cell>
          <table:table-cell office:value-type="string" calcext:value-type="string">
            <text:p>FlavorText</text:p>
          </table:table-cell>
          <table:table-cell table:style-name="ce30" office:value-type="string" calcext:value-type="string">
            <text:p>Image</text:p>
          </table:table-cell>
          <table:table-cell office:value-type="string" calcext:value-type="string">
            <text:p>Version</text:p>
          </table:table-cell>
          <table:table-cell table:number-columns-repeated="56"/>
        </table:table-row>
        <table:table-row table:style-name="ro20">
          <table:table-cell office:value-type="string" calcext:value-type="string">
            <text:p>US Naval Base</text:p>
          </table:table-cell>
          <table:table-cell office:value-type="float" office:value="6" calcext:value-type="float">
            <text:p>6</text:p>
          </table:table-cell>
          <table:table-cell office:value-type="float" office:value="2" calcext:value-type="float">
            <text:p>2</text:p>
          </table:table-cell>
          <table:table-cell table:formula="of:=CHAR(10)" office:value-type="string" office:string-value="&#10;" calcext:value-type="string">
            <text:p/>
            <text:p/>
          </table:table-cell>
          <table:table-cell office:value-type="string" calcext:value-type="string">
            <text:p>USN</text:p>
          </table:table-cell>
          <table:table-cell table:formula="of:=CHAR(10)" office:value-type="string" office:string-value="&#10;" calcext:value-type="string">
            <text:p/>
            <text:p/>
          </table:table-cell>
          <table:table-cell office:value-type="string" calcext:value-type="string">
            <text:p>Images/navalbase.jpg</text:p>
          </table:table-cell>
          <table:table-cell table:formula="of:=[$version.$A$1]" office:value-type="string" office:string-value="0.0.1" calcext:value-type="string">
            <text:p>0.0.1</text:p>
          </table:table-cell>
          <table:table-cell table:number-columns-repeated="56"/>
        </table:table-row>
        <table:table-row table:style-name="ro22">
          <table:table-cell office:value-type="string" calcext:value-type="string">
            <text:p>Pine Gap</text:p>
          </table:table-cell>
          <table:table-cell office:value-type="float" office:value="4" calcext:value-type="float">
            <text:p>4</text:p>
          </table:table-cell>
          <table:table-cell office:value-type="float" office:value="2" calcext:value-type="float">
            <text:p>2</text:p>
          </table:table-cell>
          <table:table-cell table:formula="of:=[$effects.A18]" office:value-type="string" office:string-value="RAINFALL: During your first deployment phase each turn, select a face down asset controlled by your opponent. Your opponent must reveal this asset. It remains face down afterwards." calcext:value-type="string">
            <text:p>RAINFALL: During your first deployment phase each turn, select a face down asset controlled by your opponent. Your opponent must reveal this asset. It remains face down afterwards.</text:p>
          </table:table-cell>
          <table:table-cell office:value-type="string" calcext:value-type="string">
            <text:p>USN</text:p>
          </table:table-cell>
          <table:table-cell table:formula="of:=CHAR(10)" office:value-type="string" office:string-value="&#10;" calcext:value-type="string">
            <text:p/>
            <text:p/>
          </table:table-cell>
          <table:table-cell office:value-type="string" calcext:value-type="string">
            <text:p>Images/pinegap.jpg</text:p>
          </table:table-cell>
          <table:table-cell table:formula="of:=[$version.$A$1]" office:value-type="string" office:string-value="0.0.1" calcext:value-type="string">
            <text:p>0.0.1</text:p>
          </table:table-cell>
          <table:table-cell table:number-columns-repeated="56"/>
        </table:table-row>
        <table:table-row table:style-name="ro3">
          <table:table-cell office:value-type="string" calcext:value-type="string">
            <text:p>Joint Base Pearl Harbor</text:p>
          </table:table-cell>
          <table:table-cell office:value-type="float" office:value="5" calcext:value-type="float">
            <text:p>5</text:p>
          </table:table-cell>
          <table:table-cell office:value-type="float" office:value="4" calcext:value-type="float">
            <text:p>4</text:p>
          </table:table-cell>
          <table:table-cell table:formula="of:=[$effects.$A$33]" office:value-type="string" office:string-value="Grants 2 logistics capacity to the USN player if controlled by their opponent." calcext:value-type="string">
            <text:p>Grants 2 logistics capacity to the USN player if controlled by their opponent.</text:p>
          </table:table-cell>
          <table:table-cell office:value-type="string" calcext:value-type="string">
            <text:p>USN</text:p>
          </table:table-cell>
          <table:table-cell table:style-name="ce29" office:value-type="string" calcext:value-type="string">
            <text:p>"I believe that I interpret the will of the Congress and of the people when I assert that we will not only defend ourselves to the uttermost, but will make it very certain that this form of treachery shall never again endanger us." - FDR</text:p>
          </table:table-cell>
          <table:table-cell office:value-type="string" calcext:value-type="string">
            <text:p>Images/pearlharbor.jpg</text:p>
          </table:table-cell>
          <table:table-cell table:formula="of:=[$version.$A$1]" office:value-type="string" office:string-value="0.0.1" calcext:value-type="string">
            <text:p>0.0.1</text:p>
          </table:table-cell>
          <table:table-cell table:number-columns-repeated="56"/>
        </table:table-row>
        <table:table-row table:style-name="ro20">
          <table:table-cell office:value-type="string" calcext:value-type="string">
            <text:p>Russian Naval Base</text:p>
          </table:table-cell>
          <table:table-cell office:value-type="float" office:value="5" calcext:value-type="float">
            <text:p>5</text:p>
          </table:table-cell>
          <table:table-cell office:value-type="float" office:value="4" calcext:value-type="float">
            <text:p>4</text:p>
          </table:table-cell>
          <table:table-cell table:formula="of:=[$effects.$A$32]" office:value-type="string" office:string-value="Partisans: Provides -4 logistics capacity if controlled by a non-Russian player." calcext:value-type="string">
            <text:p>Partisans: Provides -4 logistics capacity if controlled by a non-Russian player.</text:p>
          </table:table-cell>
          <table:table-cell office:value-type="string" calcext:value-type="string">
            <text:p>RUS</text:p>
          </table:table-cell>
          <table:table-cell table:formula="of:=CHAR(10)" office:value-type="string" office:string-value="&#10;" calcext:value-type="string">
            <text:p/>
            <text:p/>
          </table:table-cell>
          <table:table-cell office:value-type="string" calcext:value-type="string">
            <text:p>Images/russnavybase.jpg</text:p>
          </table:table-cell>
          <table:table-cell table:formula="of:=[$version.$A$1]" office:value-type="string" office:string-value="0.0.1" calcext:value-type="string">
            <text:p>0.0.1</text:p>
          </table:table-cell>
          <table:table-cell table:number-columns-repeated="56"/>
        </table:table-row>
        <table:table-row table:style-name="ro1" table:number-rows-repeated="5">
          <table:table-cell table:number-columns-repeated="64"/>
        </table:table-row>
        <table:table-row table:style-name="ro3">
          <table:table-cell table:number-columns-repeated="5"/>
          <table:table-cell table:style-name="ce29"/>
          <table:table-cell table:number-columns-repeated="58"/>
        </table:table-row>
        <table:table-row table:style-name="ro1" table:number-rows-repeated="8">
          <table:table-cell table:number-columns-repeated="64"/>
        </table:table-row>
        <table:table-row table:style-name="ro22">
          <table:table-cell table:number-columns-repeated="64"/>
        </table:table-row>
        <table:table-row table:style-name="ro1" table:number-rows-repeated="1048555">
          <table:table-cell table:number-columns-repeated="64"/>
        </table:table-row>
        <table:table-row table:style-name="ro1">
          <table:table-cell table:number-columns-repeated="64"/>
        </table:table-row>
      </table:table>
      <table:table table:name="mil_ass_all" table:style-name="ta17">
        <table:table-column table:style-name="co66" table:default-cell-style-name="Default"/>
        <table:table-column table:style-name="co2" table:default-cell-style-name="Default"/>
        <table:table-column table:style-name="co67" table:default-cell-style-name="ce15"/>
        <table:table-column table:style-name="co68" table:default-cell-style-name="Default"/>
        <table:table-column table:style-name="co2" table:number-columns-repeated="8" table:default-cell-style-name="Default"/>
        <table:table-column table:style-name="co69" table:default-cell-style-name="Default"/>
        <table:table-column table:style-name="co2" table:default-cell-style-name="Default"/>
        <table:table-column table:style-name="co70" table:default-cell-style-name="Default"/>
        <table:table-column table:style-name="co71" table:default-cell-style-name="Default"/>
        <table:table-column table:style-name="co2" table:number-columns-repeated="48" table:default-cell-style-name="Default"/>
        <table:table-row table:style-name="ro1">
          <table:table-cell office:value-type="string" calcext:value-type="string">
            <text:p>Duplication</text:p>
          </table:table-cell>
          <table:table-cell office:value-type="string" calcext:value-type="string">
            <text:p>Class</text:p>
          </table:table-cell>
          <table:table-cell office:value-type="string" calcext:value-type="string">
            <text:p>Name</text:p>
          </table:table-cell>
          <table:table-cell table:formula="of:=[$military_assets.A1]" office:value-type="string" office:string-value="Title" calcext:value-type="string">
            <text:p>Title</text:p>
          </table:table-cell>
          <table:table-cell table:formula="of:=[$military_assets.B1]" office:value-type="string" office:string-value="Unused0" calcext:value-type="string">
            <text:p>Unused0</text:p>
          </table:table-cell>
          <table:table-cell table:formula="of:=[$military_assets.C1]" office:value-type="string" office:string-value="Unused1" calcext:value-type="string">
            <text:p>Unused1</text:p>
          </table:table-cell>
          <table:table-cell table:formula="of:=[$military_assets.D1]" office:value-type="string" office:string-value="Unused2" calcext:value-type="string">
            <text:p>Unused2</text:p>
          </table:table-cell>
          <table:table-cell table:formula="of:=[$military_assets.E1]" office:value-type="string" office:string-value="Attack" calcext:value-type="string">
            <text:p>Attack</text:p>
          </table:table-cell>
          <table:table-cell table:formula="of:=[$military_assets.F1]" office:value-type="string" office:string-value="ShoreAttack" calcext:value-type="string">
            <text:p>ShoreAttack</text:p>
          </table:table-cell>
          <table:table-cell table:formula="of:=[$military_assets.G1]" office:value-type="string" office:string-value="Defense" calcext:value-type="string">
            <text:p>Defense</text:p>
          </table:table-cell>
          <table:table-cell table:formula="of:=[$military_assets.H1]" office:value-type="string" office:string-value="Logistics" calcext:value-type="string">
            <text:p>Logistics</text:p>
          </table:table-cell>
          <table:table-cell table:formula="of:=[$military_assets.I1]" office:value-type="string" office:string-value="Rosters" calcext:value-type="string">
            <text:p>Rosters</text:p>
          </table:table-cell>
          <table:table-cell table:formula="of:=[$military_assets.J1]" office:value-type="string" office:string-value="Type" calcext:value-type="string">
            <text:p>Type</text:p>
          </table:table-cell>
          <table:table-cell table:formula="of:=[$military_assets.K1]" office:value-type="string" office:string-value="Description" calcext:value-type="string">
            <text:p>Description</text:p>
          </table:table-cell>
          <table:table-cell table:formula="of:=[$military_assets.L1]" office:value-type="string" office:string-value="Image" calcext:value-type="string">
            <text:p>Image</text:p>
          </table:table-cell>
          <table:table-cell table:formula="of:=[$military_assets.M1]" office:value-type="string" office:string-value="FlavorText" calcext:value-type="string">
            <text:p>FlavorText</text:p>
          </table:table-cell>
          <table:table-cell table:formula="of:=[$military_assets.N1]" office:value-type="string" office:string-value="Version" calcext:value-type="string">
            <text:p>Version</text:p>
          </table:table-cell>
          <table:table-cell table:formula="of:=[$military_assets.O1]" office:value-type="float" office:value="0" calcext:value-type="float">
            <text:p>0</text:p>
          </table:table-cell>
          <table:table-cell table:formula="of:=[$military_assets.P1]" office:value-type="float" office:value="0" calcext:value-type="float">
            <text:p>0</text:p>
          </table:table-cell>
          <table:table-cell table:formula="of:=[$military_assets.Q1]" office:value-type="float" office:value="0" calcext:value-type="float">
            <text:p>0</text:p>
          </table:table-cell>
          <table:table-cell table:formula="of:=[$military_assets.R1]" office:value-type="float" office:value="0" calcext:value-type="float">
            <text:p>0</text:p>
          </table:table-cell>
          <table:table-cell table:formula="of:=[$military_assets.S1]" office:value-type="float" office:value="0" calcext:value-type="float">
            <text:p>0</text:p>
          </table:table-cell>
          <table:table-cell table:number-columns-repeated="42"/>
        </table:table-row>
        <table:table-row table:style-name="ro16">
          <table:table-cell office:value-type="float" office:value="1" calcext:value-type="float">
            <text:p>1</text:p>
          </table:table-cell>
          <table:table-cell office:value-type="float" office:value="2" calcext:value-type="float">
            <text:p>2</text:p>
          </table:table-cell>
          <table:table-cell office:value-type="string" calcext:value-type="string">
            <text:p>USS Abraham Lincoln</text:p>
          </table:table-cell>
          <table:table-cell table:number-matrix-columns-spanned="1" table:number-matrix-rows-spanned="1" table:formula="of:=INDEX([$military_assets.A$1:.A$1048576];[$mil_ass_all.$B2])" office:value-type="string" office:string-value="Nimitz Class CVN" calcext:value-type="string">
            <text:p>Nimitz Class CVN</text:p>
          </table:table-cell>
          <table:table-cell table:number-matrix-columns-spanned="1" table:number-matrix-rows-spanned="1" table:formula="of:=INDEX([$military_assets.B$1:.B$1048576];[$mil_ass_all.$B2])" office:value-type="float" office:value="0" calcext:value-type="float">
            <text:p>0</text:p>
          </table:table-cell>
          <table:table-cell table:number-matrix-columns-spanned="1" table:number-matrix-rows-spanned="1" table:formula="of:=INDEX([$military_assets.C$1:.C$1048576];[$mil_ass_all.$B2])" office:value-type="float" office:value="0" calcext:value-type="float">
            <text:p>0</text:p>
          </table:table-cell>
          <table:table-cell table:number-matrix-columns-spanned="1" table:number-matrix-rows-spanned="1" table:formula="of:=INDEX([$military_assets.D$1:.D$1048576];[$mil_ass_all.$B2])" office:value-type="float" office:value="0" calcext:value-type="float">
            <text:p>0</text:p>
          </table:table-cell>
          <table:table-cell table:number-matrix-columns-spanned="1" table:number-matrix-rows-spanned="1" table:formula="of:=INDEX([$military_assets.E$1:.E$1048576];[$mil_ass_all.$B2])" office:value-type="float" office:value="0" calcext:value-type="float">
            <text:p>0</text:p>
          </table:table-cell>
          <table:table-cell table:number-matrix-columns-spanned="1" table:number-matrix-rows-spanned="1" table:formula="of:=INDEX([$military_assets.F$1:.F$1048576];[$mil_ass_all.$B2])" office:value-type="float" office:value="0" calcext:value-type="float">
            <text:p>0</text:p>
          </table:table-cell>
          <table:table-cell table:number-matrix-columns-spanned="1" table:number-matrix-rows-spanned="1" table:formula="of:=INDEX([$military_assets.G$1:.G$1048576];[$mil_ass_all.$B2])" office:value-type="float" office:value="2" calcext:value-type="float">
            <text:p>2</text:p>
          </table:table-cell>
          <table:table-cell table:number-matrix-columns-spanned="1" table:number-matrix-rows-spanned="1" table:formula="of:=INDEX([$military_assets.H$1:.H$1048576];[$mil_ass_all.$B2])" office:value-type="float" office:value="6" calcext:value-type="float">
            <text:p>6</text:p>
          </table:table-cell>
          <table:table-cell table:number-matrix-columns-spanned="1" table:number-matrix-rows-spanned="1" table:formula="of:=INDEX([$military_assets.I$1:.I$1048576];[$mil_ass_all.$B2])" office:value-type="string" office:string-value="USN" calcext:value-type="string">
            <text:p>USN</text:p>
          </table:table-cell>
          <table:table-cell table:number-matrix-columns-spanned="1" table:number-matrix-rows-spanned="1" table:formula="of:=INDEX([$military_assets.J$1:.J$1048576];[$mil_ass_all.$B2])" office:value-type="string" office:string-value="Ship" calcext:value-type="string">
            <text:p>Ship</text:p>
          </table:table-cell>
          <table:table-cell table:number-matrix-columns-spanned="1" table:number-matrix-rows-spanned="1" table:formula="of:=INDEX([$military_assets.K$1:.K$1048576];[$mil_ass_all.$B2])" office:value-type="string" office:string-value="CATOBAR: Compatible with CATOBAR, VTOL, and  STOBAR squadrons.&#10;E-2C Hawkeye: All squadrons you control in a combat including this asset have +1 attack and  defense.&#10;Carrier 3: Can station 3 aircraft squadron.&#10;CAP: +2 Help Defense" calcext:value-type="string">
            <text:p>CATOBAR: Compatible with CATOBAR, VTOL, and  STOBAR squadrons.</text:p>
            <text:p>E-2C Hawkeye: All squadrons you control in a combat including this asset have +1 attack and  defense.</text:p>
            <text:p>Carrier 3: Can station 3 aircraft squadron.</text:p>
            <text:p>CAP: +2 Help Defense</text:p>
          </table:table-cell>
          <table:table-cell table:number-matrix-columns-spanned="1" table:number-matrix-rows-spanned="1" table:formula="of:=INDEX([$military_assets.L$1:.L$1048576];[$mil_ass_all.$B2])" office:value-type="string" office:string-value="Images/nimitz.jpg" calcext:value-type="string">
            <text:p>Images/nimitz.jpg</text:p>
          </table:table-cell>
          <table:table-cell table:number-matrix-columns-spanned="1" table:number-matrix-rows-spanned="1" table:formula="of:=INDEX([$military_assets.M$1:.M$1048576];[$mil_ass_all.$B2])" office:value-type="string" office:string-value="A military airbase at sea, a Nimitz carrier is more than three times as long as a football field and has more than twice the displacement of the German super-battleship Bismarck." calcext:value-type="string">
            <text:p>A military airbase at sea, a Nimitz carrier is more than three times as long as a football field and has more than twice the displacement of the German super-battleship Bismarck.</text:p>
          </table:table-cell>
          <table:table-cell table:number-matrix-columns-spanned="1" table:number-matrix-rows-spanned="1" table:formula="of:=INDEX([$military_assets.N$1:.N$1048576];[$mil_ass_all.$B2])" office:value-type="string" office:string-value="0.0.1" calcext:value-type="string">
            <text:p>0.0.1</text:p>
          </table:table-cell>
          <table:table-cell table:number-columns-repeated="47"/>
        </table:table-row>
        <table:table-row table:style-name="ro16">
          <table:table-cell office:value-type="float" office:value="1" calcext:value-type="float">
            <text:p>1</text:p>
          </table:table-cell>
          <table:table-cell office:value-type="float" office:value="2" calcext:value-type="float">
            <text:p>2</text:p>
          </table:table-cell>
          <table:table-cell office:value-type="string" calcext:value-type="string">
            <text:p>USS Carl Vinson</text:p>
          </table:table-cell>
          <table:table-cell table:number-matrix-columns-spanned="1" table:number-matrix-rows-spanned="1" table:formula="of:=INDEX([$military_assets.A$1:.A$1048576];[$mil_ass_all.$B3])" office:value-type="string" office:string-value="Nimitz Class CVN" calcext:value-type="string">
            <text:p>Nimitz Class CVN</text:p>
          </table:table-cell>
          <table:table-cell table:number-matrix-columns-spanned="1" table:number-matrix-rows-spanned="1" table:formula="of:=INDEX([$military_assets.B$1:.B$1048576];[$mil_ass_all.$B3])" office:value-type="float" office:value="0" calcext:value-type="float">
            <text:p>0</text:p>
          </table:table-cell>
          <table:table-cell table:number-matrix-columns-spanned="1" table:number-matrix-rows-spanned="1" table:formula="of:=INDEX([$military_assets.C$1:.C$1048576];[$mil_ass_all.$B3])" office:value-type="float" office:value="0" calcext:value-type="float">
            <text:p>0</text:p>
          </table:table-cell>
          <table:table-cell table:number-matrix-columns-spanned="1" table:number-matrix-rows-spanned="1" table:formula="of:=INDEX([$military_assets.D$1:.D$1048576];[$mil_ass_all.$B3])" office:value-type="float" office:value="0" calcext:value-type="float">
            <text:p>0</text:p>
          </table:table-cell>
          <table:table-cell table:number-matrix-columns-spanned="1" table:number-matrix-rows-spanned="1" table:formula="of:=INDEX([$military_assets.E$1:.E$1048576];[$mil_ass_all.$B3])" office:value-type="float" office:value="0" calcext:value-type="float">
            <text:p>0</text:p>
          </table:table-cell>
          <table:table-cell table:number-matrix-columns-spanned="1" table:number-matrix-rows-spanned="1" table:formula="of:=INDEX([$military_assets.F$1:.F$1048576];[$mil_ass_all.$B3])" office:value-type="float" office:value="0" calcext:value-type="float">
            <text:p>0</text:p>
          </table:table-cell>
          <table:table-cell table:number-matrix-columns-spanned="1" table:number-matrix-rows-spanned="1" table:formula="of:=INDEX([$military_assets.G$1:.G$1048576];[$mil_ass_all.$B3])" office:value-type="float" office:value="2" calcext:value-type="float">
            <text:p>2</text:p>
          </table:table-cell>
          <table:table-cell table:number-matrix-columns-spanned="1" table:number-matrix-rows-spanned="1" table:formula="of:=INDEX([$military_assets.H$1:.H$1048576];[$mil_ass_all.$B3])" office:value-type="float" office:value="6" calcext:value-type="float">
            <text:p>6</text:p>
          </table:table-cell>
          <table:table-cell table:number-matrix-columns-spanned="1" table:number-matrix-rows-spanned="1" table:formula="of:=INDEX([$military_assets.I$1:.I$1048576];[$mil_ass_all.$B3])" office:value-type="string" office:string-value="USN" calcext:value-type="string">
            <text:p>USN</text:p>
          </table:table-cell>
          <table:table-cell table:number-matrix-columns-spanned="1" table:number-matrix-rows-spanned="1" table:formula="of:=INDEX([$military_assets.J$1:.J$1048576];[$mil_ass_all.$B3])" office:value-type="string" office:string-value="Ship" calcext:value-type="string">
            <text:p>Ship</text:p>
          </table:table-cell>
          <table:table-cell table:number-matrix-columns-spanned="1" table:number-matrix-rows-spanned="1" table:formula="of:=INDEX([$military_assets.K$1:.K$1048576];[$mil_ass_all.$B3])" office:value-type="string" office:string-value="CATOBAR: Compatible with CATOBAR, VTOL, and  STOBAR squadrons.&#10;E-2C Hawkeye: All squadrons you control in a combat including this asset have +1 attack and  defense.&#10;Carrier 3: Can station 3 aircraft squadron.&#10;CAP: +2 Help Defense" calcext:value-type="string">
            <text:p>CATOBAR: Compatible with CATOBAR, VTOL, and  STOBAR squadrons.</text:p>
            <text:p>E-2C Hawkeye: All squadrons you control in a combat including this asset have +1 attack and  defense.</text:p>
            <text:p>Carrier 3: Can station 3 aircraft squadron.</text:p>
            <text:p>CAP: +2 Help Defense</text:p>
          </table:table-cell>
          <table:table-cell table:number-matrix-columns-spanned="1" table:number-matrix-rows-spanned="1" table:formula="of:=INDEX([$military_assets.L$1:.L$1048576];[$mil_ass_all.$B3])" office:value-type="string" office:string-value="Images/nimitz.jpg" calcext:value-type="string">
            <text:p>Images/nimitz.jpg</text:p>
          </table:table-cell>
          <table:table-cell table:number-matrix-columns-spanned="1" table:number-matrix-rows-spanned="1" table:formula="of:=INDEX([$military_assets.M$1:.M$1048576];[$mil_ass_all.$B3])" office:value-type="string" office:string-value="A military airbase at sea, a Nimitz carrier is more than three times as long as a football field and has more than twice the displacement of the German super-battleship Bismarck." calcext:value-type="string">
            <text:p>A military airbase at sea, a Nimitz carrier is more than three times as long as a football field and has more than twice the displacement of the German super-battleship Bismarck.</text:p>
          </table:table-cell>
          <table:table-cell table:number-matrix-columns-spanned="1" table:number-matrix-rows-spanned="1" table:formula="of:=INDEX([$military_assets.N$1:.N$1048576];[$mil_ass_all.$B3])" office:value-type="string" office:string-value="0.0.1" calcext:value-type="string">
            <text:p>0.0.1</text:p>
          </table:table-cell>
          <table:table-cell table:number-columns-repeated="47"/>
        </table:table-row>
        <table:table-row table:style-name="ro16">
          <table:table-cell office:value-type="float" office:value="1" calcext:value-type="float">
            <text:p>1</text:p>
          </table:table-cell>
          <table:table-cell office:value-type="float" office:value="2" calcext:value-type="float">
            <text:p>2</text:p>
          </table:table-cell>
          <table:table-cell office:value-type="string" calcext:value-type="string">
            <text:p>USS George Washington</text:p>
          </table:table-cell>
          <table:table-cell table:number-matrix-columns-spanned="1" table:number-matrix-rows-spanned="1" table:formula="of:=INDEX([$military_assets.A$1:.A$1048576];[$mil_ass_all.$B4])" office:value-type="string" office:string-value="Nimitz Class CVN" calcext:value-type="string">
            <text:p>Nimitz Class CVN</text:p>
          </table:table-cell>
          <table:table-cell table:number-matrix-columns-spanned="1" table:number-matrix-rows-spanned="1" table:formula="of:=INDEX([$military_assets.B$1:.B$1048576];[$mil_ass_all.$B4])" office:value-type="float" office:value="0" calcext:value-type="float">
            <text:p>0</text:p>
          </table:table-cell>
          <table:table-cell table:number-matrix-columns-spanned="1" table:number-matrix-rows-spanned="1" table:formula="of:=INDEX([$military_assets.C$1:.C$1048576];[$mil_ass_all.$B4])" office:value-type="float" office:value="0" calcext:value-type="float">
            <text:p>0</text:p>
          </table:table-cell>
          <table:table-cell table:number-matrix-columns-spanned="1" table:number-matrix-rows-spanned="1" table:formula="of:=INDEX([$military_assets.D$1:.D$1048576];[$mil_ass_all.$B4])" office:value-type="float" office:value="0" calcext:value-type="float">
            <text:p>0</text:p>
          </table:table-cell>
          <table:table-cell table:number-matrix-columns-spanned="1" table:number-matrix-rows-spanned="1" table:formula="of:=INDEX([$military_assets.E$1:.E$1048576];[$mil_ass_all.$B4])" office:value-type="float" office:value="0" calcext:value-type="float">
            <text:p>0</text:p>
          </table:table-cell>
          <table:table-cell table:number-matrix-columns-spanned="1" table:number-matrix-rows-spanned="1" table:formula="of:=INDEX([$military_assets.F$1:.F$1048576];[$mil_ass_all.$B4])" office:value-type="float" office:value="0" calcext:value-type="float">
            <text:p>0</text:p>
          </table:table-cell>
          <table:table-cell table:number-matrix-columns-spanned="1" table:number-matrix-rows-spanned="1" table:formula="of:=INDEX([$military_assets.G$1:.G$1048576];[$mil_ass_all.$B4])" office:value-type="float" office:value="2" calcext:value-type="float">
            <text:p>2</text:p>
          </table:table-cell>
          <table:table-cell table:number-matrix-columns-spanned="1" table:number-matrix-rows-spanned="1" table:formula="of:=INDEX([$military_assets.H$1:.H$1048576];[$mil_ass_all.$B4])" office:value-type="float" office:value="6" calcext:value-type="float">
            <text:p>6</text:p>
          </table:table-cell>
          <table:table-cell table:number-matrix-columns-spanned="1" table:number-matrix-rows-spanned="1" table:formula="of:=INDEX([$military_assets.I$1:.I$1048576];[$mil_ass_all.$B4])" office:value-type="string" office:string-value="USN" calcext:value-type="string">
            <text:p>USN</text:p>
          </table:table-cell>
          <table:table-cell table:number-matrix-columns-spanned="1" table:number-matrix-rows-spanned="1" table:formula="of:=INDEX([$military_assets.J$1:.J$1048576];[$mil_ass_all.$B4])" office:value-type="string" office:string-value="Ship" calcext:value-type="string">
            <text:p>Ship</text:p>
          </table:table-cell>
          <table:table-cell table:number-matrix-columns-spanned="1" table:number-matrix-rows-spanned="1" table:formula="of:=INDEX([$military_assets.K$1:.K$1048576];[$mil_ass_all.$B4])" office:value-type="string" office:string-value="CATOBAR: Compatible with CATOBAR, VTOL, and  STOBAR squadrons.&#10;E-2C Hawkeye: All squadrons you control in a combat including this asset have +1 attack and  defense.&#10;Carrier 3: Can station 3 aircraft squadron.&#10;CAP: +2 Help Defense" calcext:value-type="string">
            <text:p>CATOBAR: Compatible with CATOBAR, VTOL, and  STOBAR squadrons.</text:p>
            <text:p>E-2C Hawkeye: All squadrons you control in a combat including this asset have +1 attack and  defense.</text:p>
            <text:p>Carrier 3: Can station 3 aircraft squadron.</text:p>
            <text:p>CAP: +2 Help Defense</text:p>
          </table:table-cell>
          <table:table-cell table:number-matrix-columns-spanned="1" table:number-matrix-rows-spanned="1" table:formula="of:=INDEX([$military_assets.L$1:.L$1048576];[$mil_ass_all.$B4])" office:value-type="string" office:string-value="Images/nimitz.jpg" calcext:value-type="string">
            <text:p>Images/nimitz.jpg</text:p>
          </table:table-cell>
          <table:table-cell table:number-matrix-columns-spanned="1" table:number-matrix-rows-spanned="1" table:formula="of:=INDEX([$military_assets.M$1:.M$1048576];[$mil_ass_all.$B4])" office:value-type="string" office:string-value="A military airbase at sea, a Nimitz carrier is more than three times as long as a football field and has more than twice the displacement of the German super-battleship Bismarck." calcext:value-type="string">
            <text:p>A military airbase at sea, a Nimitz carrier is more than three times as long as a football field and has more than twice the displacement of the German super-battleship Bismarck.</text:p>
          </table:table-cell>
          <table:table-cell table:number-matrix-columns-spanned="1" table:number-matrix-rows-spanned="1" table:formula="of:=INDEX([$military_assets.N$1:.N$1048576];[$mil_ass_all.$B4])"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4" calcext:value-type="float">
            <text:p>4</text:p>
          </table:table-cell>
          <table:table-cell office:value-type="string" calcext:value-type="string">
            <text:p>USS Bonhomme Richard</text:p>
          </table:table-cell>
          <table:table-cell table:number-matrix-columns-spanned="1" table:number-matrix-rows-spanned="1" table:formula="of:=INDEX([$military_assets.A$1:.A$1048576];[$mil_ass_all.$B5])" office:value-type="string" office:string-value="Wasp Class LHA" calcext:value-type="string">
            <text:p>Wasp Class LHA</text:p>
          </table:table-cell>
          <table:table-cell table:number-matrix-columns-spanned="1" table:number-matrix-rows-spanned="1" table:formula="of:=INDEX([$military_assets.B$1:.B$1048576];[$mil_ass_all.$B5])" office:value-type="float" office:value="0" calcext:value-type="float">
            <text:p>0</text:p>
          </table:table-cell>
          <table:table-cell table:number-matrix-columns-spanned="1" table:number-matrix-rows-spanned="1" table:formula="of:=INDEX([$military_assets.C$1:.C$1048576];[$mil_ass_all.$B5])" office:value-type="float" office:value="0" calcext:value-type="float">
            <text:p>0</text:p>
          </table:table-cell>
          <table:table-cell table:number-matrix-columns-spanned="1" table:number-matrix-rows-spanned="1" table:formula="of:=INDEX([$military_assets.D$1:.D$1048576];[$mil_ass_all.$B5])" office:value-type="float" office:value="0" calcext:value-type="float">
            <text:p>0</text:p>
          </table:table-cell>
          <table:table-cell table:number-matrix-columns-spanned="1" table:number-matrix-rows-spanned="1" table:formula="of:=INDEX([$military_assets.E$1:.E$1048576];[$mil_ass_all.$B5])" office:value-type="float" office:value="0" calcext:value-type="float">
            <text:p>0</text:p>
          </table:table-cell>
          <table:table-cell table:number-matrix-columns-spanned="1" table:number-matrix-rows-spanned="1" table:formula="of:=INDEX([$military_assets.F$1:.F$1048576];[$mil_ass_all.$B5])" office:value-type="float" office:value="4" calcext:value-type="float">
            <text:p>4</text:p>
          </table:table-cell>
          <table:table-cell table:number-matrix-columns-spanned="1" table:number-matrix-rows-spanned="1" table:formula="of:=INDEX([$military_assets.G$1:.G$1048576];[$mil_ass_all.$B5])" office:value-type="float" office:value="2" calcext:value-type="float">
            <text:p>2</text:p>
          </table:table-cell>
          <table:table-cell table:number-matrix-columns-spanned="1" table:number-matrix-rows-spanned="1" table:formula="of:=INDEX([$military_assets.H$1:.H$1048576];[$mil_ass_all.$B5])" office:value-type="float" office:value="3" calcext:value-type="float">
            <text:p>3</text:p>
          </table:table-cell>
          <table:table-cell table:number-matrix-columns-spanned="1" table:number-matrix-rows-spanned="1" table:formula="of:=INDEX([$military_assets.I$1:.I$1048576];[$mil_ass_all.$B5])" office:value-type="string" office:string-value="USN" calcext:value-type="string">
            <text:p>USN</text:p>
          </table:table-cell>
          <table:table-cell table:number-matrix-columns-spanned="1" table:number-matrix-rows-spanned="1" table:formula="of:=INDEX([$military_assets.J$1:.J$1048576];[$mil_ass_all.$B5])" office:value-type="string" office:string-value="Ship" calcext:value-type="string">
            <text:p>Ship</text:p>
          </table:table-cell>
          <table:table-cell table:number-matrix-columns-spanned="1" table:number-matrix-rows-spanned="1" table:formula="of:=INDEX([$military_assets.K$1:.K$1048576];[$mil_ass_all.$B5])"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all.$B5])" office:value-type="string" office:string-value="Images/wasp.jpg" calcext:value-type="string">
            <text:p>Images/wasp.jpg</text:p>
          </table:table-cell>
          <table:table-cell table:number-matrix-columns-spanned="1" table:number-matrix-rows-spanned="1" table:formula="of:=INDEX([$military_assets.M$1:.M$1048576];[$mil_ass_all.$B5])"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all.$B5])"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4" calcext:value-type="float">
            <text:p>4</text:p>
          </table:table-cell>
          <table:table-cell office:value-type="string" calcext:value-type="string">
            <text:p>USS Essex</text:p>
          </table:table-cell>
          <table:table-cell table:number-matrix-columns-spanned="1" table:number-matrix-rows-spanned="1" table:formula="of:=INDEX([$military_assets.A$1:.A$1048576];[$mil_ass_all.$B6])" office:value-type="string" office:string-value="Wasp Class LHA" calcext:value-type="string">
            <text:p>Wasp Class LHA</text:p>
          </table:table-cell>
          <table:table-cell table:number-matrix-columns-spanned="1" table:number-matrix-rows-spanned="1" table:formula="of:=INDEX([$military_assets.B$1:.B$1048576];[$mil_ass_all.$B6])" office:value-type="float" office:value="0" calcext:value-type="float">
            <text:p>0</text:p>
          </table:table-cell>
          <table:table-cell table:number-matrix-columns-spanned="1" table:number-matrix-rows-spanned="1" table:formula="of:=INDEX([$military_assets.C$1:.C$1048576];[$mil_ass_all.$B6])" office:value-type="float" office:value="0" calcext:value-type="float">
            <text:p>0</text:p>
          </table:table-cell>
          <table:table-cell table:number-matrix-columns-spanned="1" table:number-matrix-rows-spanned="1" table:formula="of:=INDEX([$military_assets.D$1:.D$1048576];[$mil_ass_all.$B6])" office:value-type="float" office:value="0" calcext:value-type="float">
            <text:p>0</text:p>
          </table:table-cell>
          <table:table-cell table:number-matrix-columns-spanned="1" table:number-matrix-rows-spanned="1" table:formula="of:=INDEX([$military_assets.E$1:.E$1048576];[$mil_ass_all.$B6])" office:value-type="float" office:value="0" calcext:value-type="float">
            <text:p>0</text:p>
          </table:table-cell>
          <table:table-cell table:number-matrix-columns-spanned="1" table:number-matrix-rows-spanned="1" table:formula="of:=INDEX([$military_assets.F$1:.F$1048576];[$mil_ass_all.$B6])" office:value-type="float" office:value="4" calcext:value-type="float">
            <text:p>4</text:p>
          </table:table-cell>
          <table:table-cell table:number-matrix-columns-spanned="1" table:number-matrix-rows-spanned="1" table:formula="of:=INDEX([$military_assets.G$1:.G$1048576];[$mil_ass_all.$B6])" office:value-type="float" office:value="2" calcext:value-type="float">
            <text:p>2</text:p>
          </table:table-cell>
          <table:table-cell table:number-matrix-columns-spanned="1" table:number-matrix-rows-spanned="1" table:formula="of:=INDEX([$military_assets.H$1:.H$1048576];[$mil_ass_all.$B6])" office:value-type="float" office:value="3" calcext:value-type="float">
            <text:p>3</text:p>
          </table:table-cell>
          <table:table-cell table:number-matrix-columns-spanned="1" table:number-matrix-rows-spanned="1" table:formula="of:=INDEX([$military_assets.I$1:.I$1048576];[$mil_ass_all.$B6])" office:value-type="string" office:string-value="USN" calcext:value-type="string">
            <text:p>USN</text:p>
          </table:table-cell>
          <table:table-cell table:number-matrix-columns-spanned="1" table:number-matrix-rows-spanned="1" table:formula="of:=INDEX([$military_assets.J$1:.J$1048576];[$mil_ass_all.$B6])" office:value-type="string" office:string-value="Ship" calcext:value-type="string">
            <text:p>Ship</text:p>
          </table:table-cell>
          <table:table-cell table:number-matrix-columns-spanned="1" table:number-matrix-rows-spanned="1" table:formula="of:=INDEX([$military_assets.K$1:.K$1048576];[$mil_ass_all.$B6])"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all.$B6])" office:value-type="string" office:string-value="Images/wasp.jpg" calcext:value-type="string">
            <text:p>Images/wasp.jpg</text:p>
          </table:table-cell>
          <table:table-cell table:number-matrix-columns-spanned="1" table:number-matrix-rows-spanned="1" table:formula="of:=INDEX([$military_assets.M$1:.M$1048576];[$mil_ass_all.$B6])"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all.$B6])"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4" calcext:value-type="float">
            <text:p>4</text:p>
          </table:table-cell>
          <table:table-cell office:value-type="string" calcext:value-type="string">
            <text:p>USS Bataan</text:p>
          </table:table-cell>
          <table:table-cell table:number-matrix-columns-spanned="1" table:number-matrix-rows-spanned="1" table:formula="of:=INDEX([$military_assets.A$1:.A$1048576];[$mil_ass_all.$B7])" office:value-type="string" office:string-value="Wasp Class LHA" calcext:value-type="string">
            <text:p>Wasp Class LHA</text:p>
          </table:table-cell>
          <table:table-cell table:number-matrix-columns-spanned="1" table:number-matrix-rows-spanned="1" table:formula="of:=INDEX([$military_assets.B$1:.B$1048576];[$mil_ass_all.$B7])" office:value-type="float" office:value="0" calcext:value-type="float">
            <text:p>0</text:p>
          </table:table-cell>
          <table:table-cell table:number-matrix-columns-spanned="1" table:number-matrix-rows-spanned="1" table:formula="of:=INDEX([$military_assets.C$1:.C$1048576];[$mil_ass_all.$B7])" office:value-type="float" office:value="0" calcext:value-type="float">
            <text:p>0</text:p>
          </table:table-cell>
          <table:table-cell table:number-matrix-columns-spanned="1" table:number-matrix-rows-spanned="1" table:formula="of:=INDEX([$military_assets.D$1:.D$1048576];[$mil_ass_all.$B7])" office:value-type="float" office:value="0" calcext:value-type="float">
            <text:p>0</text:p>
          </table:table-cell>
          <table:table-cell table:number-matrix-columns-spanned="1" table:number-matrix-rows-spanned="1" table:formula="of:=INDEX([$military_assets.E$1:.E$1048576];[$mil_ass_all.$B7])" office:value-type="float" office:value="0" calcext:value-type="float">
            <text:p>0</text:p>
          </table:table-cell>
          <table:table-cell table:number-matrix-columns-spanned="1" table:number-matrix-rows-spanned="1" table:formula="of:=INDEX([$military_assets.F$1:.F$1048576];[$mil_ass_all.$B7])" office:value-type="float" office:value="4" calcext:value-type="float">
            <text:p>4</text:p>
          </table:table-cell>
          <table:table-cell table:number-matrix-columns-spanned="1" table:number-matrix-rows-spanned="1" table:formula="of:=INDEX([$military_assets.G$1:.G$1048576];[$mil_ass_all.$B7])" office:value-type="float" office:value="2" calcext:value-type="float">
            <text:p>2</text:p>
          </table:table-cell>
          <table:table-cell table:number-matrix-columns-spanned="1" table:number-matrix-rows-spanned="1" table:formula="of:=INDEX([$military_assets.H$1:.H$1048576];[$mil_ass_all.$B7])" office:value-type="float" office:value="3" calcext:value-type="float">
            <text:p>3</text:p>
          </table:table-cell>
          <table:table-cell table:number-matrix-columns-spanned="1" table:number-matrix-rows-spanned="1" table:formula="of:=INDEX([$military_assets.I$1:.I$1048576];[$mil_ass_all.$B7])" office:value-type="string" office:string-value="USN" calcext:value-type="string">
            <text:p>USN</text:p>
          </table:table-cell>
          <table:table-cell table:number-matrix-columns-spanned="1" table:number-matrix-rows-spanned="1" table:formula="of:=INDEX([$military_assets.J$1:.J$1048576];[$mil_ass_all.$B7])" office:value-type="string" office:string-value="Ship" calcext:value-type="string">
            <text:p>Ship</text:p>
          </table:table-cell>
          <table:table-cell table:number-matrix-columns-spanned="1" table:number-matrix-rows-spanned="1" table:formula="of:=INDEX([$military_assets.K$1:.K$1048576];[$mil_ass_all.$B7])"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all.$B7])" office:value-type="string" office:string-value="Images/wasp.jpg" calcext:value-type="string">
            <text:p>Images/wasp.jpg</text:p>
          </table:table-cell>
          <table:table-cell table:number-matrix-columns-spanned="1" table:number-matrix-rows-spanned="1" table:formula="of:=INDEX([$military_assets.M$1:.M$1048576];[$mil_ass_all.$B7])"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all.$B7])"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4" calcext:value-type="float">
            <text:p>4</text:p>
          </table:table-cell>
          <table:table-cell office:value-type="string" calcext:value-type="string">
            <text:p>USS Boxer</text:p>
          </table:table-cell>
          <table:table-cell table:number-matrix-columns-spanned="1" table:number-matrix-rows-spanned="1" table:formula="of:=INDEX([$military_assets.A$1:.A$1048576];[$mil_ass_all.$B8])" office:value-type="string" office:string-value="Wasp Class LHA" calcext:value-type="string">
            <text:p>Wasp Class LHA</text:p>
          </table:table-cell>
          <table:table-cell table:number-matrix-columns-spanned="1" table:number-matrix-rows-spanned="1" table:formula="of:=INDEX([$military_assets.B$1:.B$1048576];[$mil_ass_all.$B8])" office:value-type="float" office:value="0" calcext:value-type="float">
            <text:p>0</text:p>
          </table:table-cell>
          <table:table-cell table:number-matrix-columns-spanned="1" table:number-matrix-rows-spanned="1" table:formula="of:=INDEX([$military_assets.C$1:.C$1048576];[$mil_ass_all.$B8])" office:value-type="float" office:value="0" calcext:value-type="float">
            <text:p>0</text:p>
          </table:table-cell>
          <table:table-cell table:number-matrix-columns-spanned="1" table:number-matrix-rows-spanned="1" table:formula="of:=INDEX([$military_assets.D$1:.D$1048576];[$mil_ass_all.$B8])" office:value-type="float" office:value="0" calcext:value-type="float">
            <text:p>0</text:p>
          </table:table-cell>
          <table:table-cell table:number-matrix-columns-spanned="1" table:number-matrix-rows-spanned="1" table:formula="of:=INDEX([$military_assets.E$1:.E$1048576];[$mil_ass_all.$B8])" office:value-type="float" office:value="0" calcext:value-type="float">
            <text:p>0</text:p>
          </table:table-cell>
          <table:table-cell table:number-matrix-columns-spanned="1" table:number-matrix-rows-spanned="1" table:formula="of:=INDEX([$military_assets.F$1:.F$1048576];[$mil_ass_all.$B8])" office:value-type="float" office:value="4" calcext:value-type="float">
            <text:p>4</text:p>
          </table:table-cell>
          <table:table-cell table:number-matrix-columns-spanned="1" table:number-matrix-rows-spanned="1" table:formula="of:=INDEX([$military_assets.G$1:.G$1048576];[$mil_ass_all.$B8])" office:value-type="float" office:value="2" calcext:value-type="float">
            <text:p>2</text:p>
          </table:table-cell>
          <table:table-cell table:number-matrix-columns-spanned="1" table:number-matrix-rows-spanned="1" table:formula="of:=INDEX([$military_assets.H$1:.H$1048576];[$mil_ass_all.$B8])" office:value-type="float" office:value="3" calcext:value-type="float">
            <text:p>3</text:p>
          </table:table-cell>
          <table:table-cell table:number-matrix-columns-spanned="1" table:number-matrix-rows-spanned="1" table:formula="of:=INDEX([$military_assets.I$1:.I$1048576];[$mil_ass_all.$B8])" office:value-type="string" office:string-value="USN" calcext:value-type="string">
            <text:p>USN</text:p>
          </table:table-cell>
          <table:table-cell table:number-matrix-columns-spanned="1" table:number-matrix-rows-spanned="1" table:formula="of:=INDEX([$military_assets.J$1:.J$1048576];[$mil_ass_all.$B8])" office:value-type="string" office:string-value="Ship" calcext:value-type="string">
            <text:p>Ship</text:p>
          </table:table-cell>
          <table:table-cell table:number-matrix-columns-spanned="1" table:number-matrix-rows-spanned="1" table:formula="of:=INDEX([$military_assets.K$1:.K$1048576];[$mil_ass_all.$B8])"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all.$B8])" office:value-type="string" office:string-value="Images/wasp.jpg" calcext:value-type="string">
            <text:p>Images/wasp.jpg</text:p>
          </table:table-cell>
          <table:table-cell table:number-matrix-columns-spanned="1" table:number-matrix-rows-spanned="1" table:formula="of:=INDEX([$military_assets.M$1:.M$1048576];[$mil_ass_all.$B8])"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all.$B8])" office:value-type="string" office:string-value="0.0.1" calcext:value-type="string">
            <text:p>0.0.1</text:p>
          </table:table-cell>
          <table:table-cell table:number-columns-repeated="47"/>
        </table:table-row>
        <table:table-row table:style-name="ro24">
          <table:table-cell office:value-type="float" office:value="1" calcext:value-type="float">
            <text:p>1</text:p>
          </table:table-cell>
          <table:table-cell office:value-type="float" office:value="4" calcext:value-type="float">
            <text:p>4</text:p>
          </table:table-cell>
          <table:table-cell office:value-type="string" calcext:value-type="string">
            <text:p>USS Iow Jima</text:p>
          </table:table-cell>
          <table:table-cell table:number-matrix-columns-spanned="1" table:number-matrix-rows-spanned="1" table:formula="of:=INDEX([$military_assets.A$1:.A$1048576];[$mil_ass_all.$B9])" office:value-type="string" office:string-value="Wasp Class LHA" calcext:value-type="string">
            <text:p>Wasp Class LHA</text:p>
          </table:table-cell>
          <table:table-cell table:number-matrix-columns-spanned="1" table:number-matrix-rows-spanned="1" table:formula="of:=INDEX([$military_assets.B$1:.B$1048576];[$mil_ass_all.$B9])" office:value-type="float" office:value="0" calcext:value-type="float">
            <text:p>0</text:p>
          </table:table-cell>
          <table:table-cell table:number-matrix-columns-spanned="1" table:number-matrix-rows-spanned="1" table:formula="of:=INDEX([$military_assets.C$1:.C$1048576];[$mil_ass_all.$B9])" office:value-type="float" office:value="0" calcext:value-type="float">
            <text:p>0</text:p>
          </table:table-cell>
          <table:table-cell table:number-matrix-columns-spanned="1" table:number-matrix-rows-spanned="1" table:formula="of:=INDEX([$military_assets.D$1:.D$1048576];[$mil_ass_all.$B9])" office:value-type="float" office:value="0" calcext:value-type="float">
            <text:p>0</text:p>
          </table:table-cell>
          <table:table-cell table:number-matrix-columns-spanned="1" table:number-matrix-rows-spanned="1" table:formula="of:=INDEX([$military_assets.E$1:.E$1048576];[$mil_ass_all.$B9])" office:value-type="float" office:value="0" calcext:value-type="float">
            <text:p>0</text:p>
          </table:table-cell>
          <table:table-cell table:number-matrix-columns-spanned="1" table:number-matrix-rows-spanned="1" table:formula="of:=INDEX([$military_assets.F$1:.F$1048576];[$mil_ass_all.$B9])" office:value-type="float" office:value="4" calcext:value-type="float">
            <text:p>4</text:p>
          </table:table-cell>
          <table:table-cell table:number-matrix-columns-spanned="1" table:number-matrix-rows-spanned="1" table:formula="of:=INDEX([$military_assets.G$1:.G$1048576];[$mil_ass_all.$B9])" office:value-type="float" office:value="2" calcext:value-type="float">
            <text:p>2</text:p>
          </table:table-cell>
          <table:table-cell table:number-matrix-columns-spanned="1" table:number-matrix-rows-spanned="1" table:formula="of:=INDEX([$military_assets.H$1:.H$1048576];[$mil_ass_all.$B9])" office:value-type="float" office:value="3" calcext:value-type="float">
            <text:p>3</text:p>
          </table:table-cell>
          <table:table-cell table:number-matrix-columns-spanned="1" table:number-matrix-rows-spanned="1" table:formula="of:=INDEX([$military_assets.I$1:.I$1048576];[$mil_ass_all.$B9])" office:value-type="string" office:string-value="USN" calcext:value-type="string">
            <text:p>USN</text:p>
          </table:table-cell>
          <table:table-cell table:number-matrix-columns-spanned="1" table:number-matrix-rows-spanned="1" table:formula="of:=INDEX([$military_assets.J$1:.J$1048576];[$mil_ass_all.$B9])" office:value-type="string" office:string-value="Ship" calcext:value-type="string">
            <text:p>Ship</text:p>
          </table:table-cell>
          <table:table-cell table:number-matrix-columns-spanned="1" table:number-matrix-rows-spanned="1" table:formula="of:=INDEX([$military_assets.K$1:.K$1048576];[$mil_ass_all.$B9])"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all.$B9])" office:value-type="string" office:string-value="Images/wasp.jpg" calcext:value-type="string">
            <text:p>Images/wasp.jpg</text:p>
          </table:table-cell>
          <table:table-cell table:number-matrix-columns-spanned="1" table:number-matrix-rows-spanned="1" table:formula="of:=INDEX([$military_assets.M$1:.M$1048576];[$mil_ass_all.$B9])"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all.$B9])" office:value-type="string" office:string-value="0.0.1" calcext:value-type="string">
            <text:p>0.0.1</text:p>
          </table:table-cell>
          <table:table-cell table:number-columns-repeated="47"/>
        </table:table-row>
        <table:table-row table:style-name="ro16">
          <table:table-cell office:value-type="float" office:value="1" calcext:value-type="float">
            <text:p>1</text:p>
          </table:table-cell>
          <table:table-cell office:value-type="float" office:value="6" calcext:value-type="float">
            <text:p>6</text:p>
          </table:table-cell>
          <table:table-cell office:value-type="string" calcext:value-type="string">
            <text:p>USS Seawolf</text:p>
          </table:table-cell>
          <table:table-cell table:number-matrix-columns-spanned="1" table:number-matrix-rows-spanned="1" table:formula="of:=INDEX([$military_assets.A$1:.A$1048576];[$mil_ass_all.$B10])" office:value-type="string" office:string-value="Seawolf Class SSN" calcext:value-type="string">
            <text:p>Seawolf Class SSN</text:p>
          </table:table-cell>
          <table:table-cell table:number-matrix-columns-spanned="1" table:number-matrix-rows-spanned="1" table:formula="of:=INDEX([$military_assets.B$1:.B$1048576];[$mil_ass_all.$B10])" office:value-type="float" office:value="0" calcext:value-type="float">
            <text:p>0</text:p>
          </table:table-cell>
          <table:table-cell table:number-matrix-columns-spanned="1" table:number-matrix-rows-spanned="1" table:formula="of:=INDEX([$military_assets.C$1:.C$1048576];[$mil_ass_all.$B10])" office:value-type="float" office:value="0" calcext:value-type="float">
            <text:p>0</text:p>
          </table:table-cell>
          <table:table-cell table:number-matrix-columns-spanned="1" table:number-matrix-rows-spanned="1" table:formula="of:=INDEX([$military_assets.D$1:.D$1048576];[$mil_ass_all.$B10])" office:value-type="float" office:value="0" calcext:value-type="float">
            <text:p>0</text:p>
          </table:table-cell>
          <table:table-cell table:number-matrix-columns-spanned="1" table:number-matrix-rows-spanned="1" table:formula="of:=INDEX([$military_assets.E$1:.E$1048576];[$mil_ass_all.$B10])" office:value-type="float" office:value="4" calcext:value-type="float">
            <text:p>4</text:p>
          </table:table-cell>
          <table:table-cell table:number-matrix-columns-spanned="1" table:number-matrix-rows-spanned="1" table:formula="of:=INDEX([$military_assets.F$1:.F$1048576];[$mil_ass_all.$B10])" office:value-type="float" office:value="0" calcext:value-type="float">
            <text:p>0</text:p>
          </table:table-cell>
          <table:table-cell table:number-matrix-columns-spanned="1" table:number-matrix-rows-spanned="1" table:formula="of:=INDEX([$military_assets.G$1:.G$1048576];[$mil_ass_all.$B10])" office:value-type="float" office:value="4" calcext:value-type="float">
            <text:p>4</text:p>
          </table:table-cell>
          <table:table-cell table:number-matrix-columns-spanned="1" table:number-matrix-rows-spanned="1" table:formula="of:=INDEX([$military_assets.H$1:.H$1048576];[$mil_ass_all.$B10])" office:value-type="float" office:value="5" calcext:value-type="float">
            <text:p>5</text:p>
          </table:table-cell>
          <table:table-cell table:number-matrix-columns-spanned="1" table:number-matrix-rows-spanned="1" table:formula="of:=INDEX([$military_assets.I$1:.I$1048576];[$mil_ass_all.$B10])" office:value-type="string" office:string-value="USN" calcext:value-type="string">
            <text:p>USN</text:p>
          </table:table-cell>
          <table:table-cell table:number-matrix-columns-spanned="1" table:number-matrix-rows-spanned="1" table:formula="of:=INDEX([$military_assets.J$1:.J$1048576];[$mil_ass_all.$B10])" office:value-type="string" office:string-value="Submarine" calcext:value-type="string">
            <text:p>Submarine</text:p>
          </table:table-cell>
          <table:table-cell table:number-matrix-columns-spanned="1" table:number-matrix-rows-spanned="1" table:formula="of:=INDEX([$military_assets.K$1:.K$1048576];[$mil_ass_all.$B10])" office:value-type="string" office:string-value="Ambush: This asset deals damage during the Ambush Damage Step.&#10;Special Purposes: Each time this military asset is flipped face up, your opponent must reveal one card from their hand at random.&#10;Hidden: Can be played face down. &#10;Commerce Raider: When assaulting a player, this military asset's assault is equal to its attack." calcext:value-type="string">
            <text:p>Ambush: This asset deals damage during the Ambush Damage Step.</text:p>
            <text:p>Special Purposes: Each time this military asset is flipped face up, your opponent must reveal one card from their hand at random.</text:p>
            <text:p>Hidden: Can be played face down. </text:p>
            <text:p>Commerce Raider: When assaulting a player, this military asset's assault is equal to its attack.</text:p>
          </table:table-cell>
          <table:table-cell table:number-matrix-columns-spanned="1" table:number-matrix-rows-spanned="1" table:formula="of:=INDEX([$military_assets.L$1:.L$1048576];[$mil_ass_all.$B10])" office:value-type="string" office:string-value="Images/seawolf.jpg" calcext:value-type="string">
            <text:p>Images/seawolf.jpg</text:p>
          </table:table-cell>
          <table:table-cell table:number-matrix-columns-spanned="1" table:number-matrix-rows-spanned="1" table:formula="of:=INDEX([$military_assets.M$1:.M$1048576];[$mil_ass_all.$B10])" office:value-type="string" office:string-value="As the most expensive class of attack submarine ever built, the Seawolf is the apex predator of the US Navy's submarine fleet." calcext:value-type="string">
            <text:p>As the most expensive class of attack submarine ever built, the Seawolf is the apex predator of the US Navy's submarine fleet.</text:p>
          </table:table-cell>
          <table:table-cell table:number-matrix-columns-spanned="1" table:number-matrix-rows-spanned="1" table:formula="of:=INDEX([$military_assets.N$1:.N$1048576];[$mil_ass_all.$B10])"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7" calcext:value-type="float">
            <text:p>7</text:p>
          </table:table-cell>
          <table:table-cell office:value-type="string" calcext:value-type="string">
            <text:p>USS California</text:p>
          </table:table-cell>
          <table:table-cell table:number-matrix-columns-spanned="1" table:number-matrix-rows-spanned="1" table:formula="of:=INDEX([$military_assets.A$1:.A$1048576];[$mil_ass_all.$B11])" office:value-type="string" office:string-value="Virginia Class SSN" calcext:value-type="string">
            <text:p>Virginia Class SSN</text:p>
          </table:table-cell>
          <table:table-cell table:number-matrix-columns-spanned="1" table:number-matrix-rows-spanned="1" table:formula="of:=INDEX([$military_assets.B$1:.B$1048576];[$mil_ass_all.$B11])" office:value-type="float" office:value="0" calcext:value-type="float">
            <text:p>0</text:p>
          </table:table-cell>
          <table:table-cell table:number-matrix-columns-spanned="1" table:number-matrix-rows-spanned="1" table:formula="of:=INDEX([$military_assets.C$1:.C$1048576];[$mil_ass_all.$B11])" office:value-type="float" office:value="0" calcext:value-type="float">
            <text:p>0</text:p>
          </table:table-cell>
          <table:table-cell table:number-matrix-columns-spanned="1" table:number-matrix-rows-spanned="1" table:formula="of:=INDEX([$military_assets.D$1:.D$1048576];[$mil_ass_all.$B11])" office:value-type="float" office:value="0" calcext:value-type="float">
            <text:p>0</text:p>
          </table:table-cell>
          <table:table-cell table:number-matrix-columns-spanned="1" table:number-matrix-rows-spanned="1" table:formula="of:=INDEX([$military_assets.E$1:.E$1048576];[$mil_ass_all.$B11])" office:value-type="float" office:value="3" calcext:value-type="float">
            <text:p>3</text:p>
          </table:table-cell>
          <table:table-cell table:number-matrix-columns-spanned="1" table:number-matrix-rows-spanned="1" table:formula="of:=INDEX([$military_assets.F$1:.F$1048576];[$mil_ass_all.$B11])" office:value-type="float" office:value="0" calcext:value-type="float">
            <text:p>0</text:p>
          </table:table-cell>
          <table:table-cell table:number-matrix-columns-spanned="1" table:number-matrix-rows-spanned="1" table:formula="of:=INDEX([$military_assets.G$1:.G$1048576];[$mil_ass_all.$B11])" office:value-type="float" office:value="4" calcext:value-type="float">
            <text:p>4</text:p>
          </table:table-cell>
          <table:table-cell table:number-matrix-columns-spanned="1" table:number-matrix-rows-spanned="1" table:formula="of:=INDEX([$military_assets.H$1:.H$1048576];[$mil_ass_all.$B11])" office:value-type="float" office:value="4" calcext:value-type="float">
            <text:p>4</text:p>
          </table:table-cell>
          <table:table-cell table:number-matrix-columns-spanned="1" table:number-matrix-rows-spanned="1" table:formula="of:=INDEX([$military_assets.I$1:.I$1048576];[$mil_ass_all.$B11])" office:value-type="string" office:string-value="USN" calcext:value-type="string">
            <text:p>USN</text:p>
          </table:table-cell>
          <table:table-cell table:number-matrix-columns-spanned="1" table:number-matrix-rows-spanned="1" table:formula="of:=INDEX([$military_assets.J$1:.J$1048576];[$mil_ass_all.$B11])" office:value-type="string" office:string-value="Submarine" calcext:value-type="string">
            <text:p>Submarine</text:p>
          </table:table-cell>
          <table:table-cell table:number-matrix-columns-spanned="1" table:number-matrix-rows-spanned="1" table:formula="of:=INDEX([$military_assets.K$1:.K$1048576];[$mil_ass_all.$B11])" office:value-type="string" office:string-value="Ambush: This asset deals damage during the Ambush Damage Step.&#10;Hidden: Can be played face down. &#10;Commerce Raider: When assaulting a player, this military asset's assault is equal to its attack." calcext:value-type="string">
            <text:p>Ambush: This asset deals damage during the Ambush Damage Step.</text:p>
            <text:p>Hidden: Can be played face down. </text:p>
            <text:p>Commerce Raider: When assaulting a player, this military asset's assault is equal to its attack.</text:p>
          </table:table-cell>
          <table:table-cell table:number-matrix-columns-spanned="1" table:number-matrix-rows-spanned="1" table:formula="of:=INDEX([$military_assets.L$1:.L$1048576];[$mil_ass_all.$B11])" office:value-type="string" office:string-value="Images/virginia.jpg" calcext:value-type="string">
            <text:p>Images/virginia.jpg</text:p>
          </table:table-cell>
          <table:table-cell table:number-matrix-columns-spanned="1" table:number-matrix-rows-spanned="1" table:formula="of:=INDEX([$military_assets.M$1:.M$1048576];[$mil_ass_all.$B11])" office:value-type="string" office:string-value="The advanced Virginia will be the standard attack submarine of the US Navy until at least the middle of the 21st century." calcext:value-type="string">
            <text:p>The advanced Virginia will be the standard attack submarine of the US Navy until at least the middle of the 21st century.</text:p>
          </table:table-cell>
          <table:table-cell table:number-matrix-columns-spanned="1" table:number-matrix-rows-spanned="1" table:formula="of:=INDEX([$military_assets.N$1:.N$1048576];[$mil_ass_all.$B11])" office:value-type="string" office:string-value="0.0.1" calcext:value-type="string">
            <text:p>0.0.1</text:p>
          </table:table-cell>
          <table:table-cell table:number-columns-repeated="47"/>
        </table:table-row>
        <table:table-row table:style-name="ro24">
          <table:table-cell office:value-type="float" office:value="1" calcext:value-type="float">
            <text:p>1</text:p>
          </table:table-cell>
          <table:table-cell office:value-type="float" office:value="7" calcext:value-type="float">
            <text:p>7</text:p>
          </table:table-cell>
          <table:table-cell office:value-type="string" calcext:value-type="string">
            <text:p>USS Hawaii</text:p>
          </table:table-cell>
          <table:table-cell table:number-matrix-columns-spanned="1" table:number-matrix-rows-spanned="1" table:formula="of:=INDEX([$military_assets.A$1:.A$1048576];[$mil_ass_all.$B12])" office:value-type="string" office:string-value="Virginia Class SSN" calcext:value-type="string">
            <text:p>Virginia Class SSN</text:p>
          </table:table-cell>
          <table:table-cell table:number-matrix-columns-spanned="1" table:number-matrix-rows-spanned="1" table:formula="of:=INDEX([$military_assets.B$1:.B$1048576];[$mil_ass_all.$B12])" office:value-type="float" office:value="0" calcext:value-type="float">
            <text:p>0</text:p>
          </table:table-cell>
          <table:table-cell table:number-matrix-columns-spanned="1" table:number-matrix-rows-spanned="1" table:formula="of:=INDEX([$military_assets.C$1:.C$1048576];[$mil_ass_all.$B12])" office:value-type="float" office:value="0" calcext:value-type="float">
            <text:p>0</text:p>
          </table:table-cell>
          <table:table-cell table:number-matrix-columns-spanned="1" table:number-matrix-rows-spanned="1" table:formula="of:=INDEX([$military_assets.D$1:.D$1048576];[$mil_ass_all.$B12])" office:value-type="float" office:value="0" calcext:value-type="float">
            <text:p>0</text:p>
          </table:table-cell>
          <table:table-cell table:number-matrix-columns-spanned="1" table:number-matrix-rows-spanned="1" table:formula="of:=INDEX([$military_assets.E$1:.E$1048576];[$mil_ass_all.$B12])" office:value-type="float" office:value="3" calcext:value-type="float">
            <text:p>3</text:p>
          </table:table-cell>
          <table:table-cell table:number-matrix-columns-spanned="1" table:number-matrix-rows-spanned="1" table:formula="of:=INDEX([$military_assets.F$1:.F$1048576];[$mil_ass_all.$B12])" office:value-type="float" office:value="0" calcext:value-type="float">
            <text:p>0</text:p>
          </table:table-cell>
          <table:table-cell table:number-matrix-columns-spanned="1" table:number-matrix-rows-spanned="1" table:formula="of:=INDEX([$military_assets.G$1:.G$1048576];[$mil_ass_all.$B12])" office:value-type="float" office:value="4" calcext:value-type="float">
            <text:p>4</text:p>
          </table:table-cell>
          <table:table-cell table:number-matrix-columns-spanned="1" table:number-matrix-rows-spanned="1" table:formula="of:=INDEX([$military_assets.H$1:.H$1048576];[$mil_ass_all.$B12])" office:value-type="float" office:value="4" calcext:value-type="float">
            <text:p>4</text:p>
          </table:table-cell>
          <table:table-cell table:number-matrix-columns-spanned="1" table:number-matrix-rows-spanned="1" table:formula="of:=INDEX([$military_assets.I$1:.I$1048576];[$mil_ass_all.$B12])" office:value-type="string" office:string-value="USN" calcext:value-type="string">
            <text:p>USN</text:p>
          </table:table-cell>
          <table:table-cell table:number-matrix-columns-spanned="1" table:number-matrix-rows-spanned="1" table:formula="of:=INDEX([$military_assets.J$1:.J$1048576];[$mil_ass_all.$B12])" office:value-type="string" office:string-value="Submarine" calcext:value-type="string">
            <text:p>Submarine</text:p>
          </table:table-cell>
          <table:table-cell table:number-matrix-columns-spanned="1" table:number-matrix-rows-spanned="1" table:formula="of:=INDEX([$military_assets.K$1:.K$1048576];[$mil_ass_all.$B12])" office:value-type="string" office:string-value="Ambush: This asset deals damage during the Ambush Damage Step.&#10;Hidden: Can be played face down. &#10;Commerce Raider: When assaulting a player, this military asset's assault is equal to its attack." calcext:value-type="string">
            <text:p>Ambush: This asset deals damage during the Ambush Damage Step.</text:p>
            <text:p>Hidden: Can be played face down. </text:p>
            <text:p>Commerce Raider: When assaulting a player, this military asset's assault is equal to its attack.</text:p>
          </table:table-cell>
          <table:table-cell table:number-matrix-columns-spanned="1" table:number-matrix-rows-spanned="1" table:formula="of:=INDEX([$military_assets.L$1:.L$1048576];[$mil_ass_all.$B12])" office:value-type="string" office:string-value="Images/virginia.jpg" calcext:value-type="string">
            <text:p>Images/virginia.jpg</text:p>
          </table:table-cell>
          <table:table-cell table:number-matrix-columns-spanned="1" table:number-matrix-rows-spanned="1" table:formula="of:=INDEX([$military_assets.M$1:.M$1048576];[$mil_ass_all.$B12])" office:value-type="string" office:string-value="The advanced Virginia will be the standard attack submarine of the US Navy until at least the middle of the 21st century." calcext:value-type="string">
            <text:p>The advanced Virginia will be the standard attack submarine of the US Navy until at least the middle of the 21st century.</text:p>
          </table:table-cell>
          <table:table-cell table:number-matrix-columns-spanned="1" table:number-matrix-rows-spanned="1" table:formula="of:=INDEX([$military_assets.N$1:.N$1048576];[$mil_ass_all.$B12])" office:value-type="string" office:string-value="0.0.1" calcext:value-type="string">
            <text:p>0.0.1</text:p>
          </table:table-cell>
          <table:table-cell table:number-columns-repeated="47"/>
        </table:table-row>
        <table:table-row table:style-name="ro24">
          <table:table-cell office:value-type="float" office:value="1" calcext:value-type="float">
            <text:p>1</text:p>
          </table:table-cell>
          <table:table-cell office:value-type="float" office:value="7" calcext:value-type="float">
            <text:p>7</text:p>
          </table:table-cell>
          <table:table-cell office:value-type="string" calcext:value-type="string">
            <text:p>USS Mississippi</text:p>
          </table:table-cell>
          <table:table-cell table:number-matrix-columns-spanned="1" table:number-matrix-rows-spanned="1" table:formula="of:=INDEX([$military_assets.A$1:.A$1048576];[$mil_ass_all.$B13])" office:value-type="string" office:string-value="Virginia Class SSN" calcext:value-type="string">
            <text:p>Virginia Class SSN</text:p>
          </table:table-cell>
          <table:table-cell table:number-matrix-columns-spanned="1" table:number-matrix-rows-spanned="1" table:formula="of:=INDEX([$military_assets.B$1:.B$1048576];[$mil_ass_all.$B13])" office:value-type="float" office:value="0" calcext:value-type="float">
            <text:p>0</text:p>
          </table:table-cell>
          <table:table-cell table:number-matrix-columns-spanned="1" table:number-matrix-rows-spanned="1" table:formula="of:=INDEX([$military_assets.C$1:.C$1048576];[$mil_ass_all.$B13])" office:value-type="float" office:value="0" calcext:value-type="float">
            <text:p>0</text:p>
          </table:table-cell>
          <table:table-cell table:number-matrix-columns-spanned="1" table:number-matrix-rows-spanned="1" table:formula="of:=INDEX([$military_assets.D$1:.D$1048576];[$mil_ass_all.$B13])" office:value-type="float" office:value="0" calcext:value-type="float">
            <text:p>0</text:p>
          </table:table-cell>
          <table:table-cell table:number-matrix-columns-spanned="1" table:number-matrix-rows-spanned="1" table:formula="of:=INDEX([$military_assets.E$1:.E$1048576];[$mil_ass_all.$B13])" office:value-type="float" office:value="3" calcext:value-type="float">
            <text:p>3</text:p>
          </table:table-cell>
          <table:table-cell table:number-matrix-columns-spanned="1" table:number-matrix-rows-spanned="1" table:formula="of:=INDEX([$military_assets.F$1:.F$1048576];[$mil_ass_all.$B13])" office:value-type="float" office:value="0" calcext:value-type="float">
            <text:p>0</text:p>
          </table:table-cell>
          <table:table-cell table:number-matrix-columns-spanned="1" table:number-matrix-rows-spanned="1" table:formula="of:=INDEX([$military_assets.G$1:.G$1048576];[$mil_ass_all.$B13])" office:value-type="float" office:value="4" calcext:value-type="float">
            <text:p>4</text:p>
          </table:table-cell>
          <table:table-cell table:number-matrix-columns-spanned="1" table:number-matrix-rows-spanned="1" table:formula="of:=INDEX([$military_assets.H$1:.H$1048576];[$mil_ass_all.$B13])" office:value-type="float" office:value="4" calcext:value-type="float">
            <text:p>4</text:p>
          </table:table-cell>
          <table:table-cell table:number-matrix-columns-spanned="1" table:number-matrix-rows-spanned="1" table:formula="of:=INDEX([$military_assets.I$1:.I$1048576];[$mil_ass_all.$B13])" office:value-type="string" office:string-value="USN" calcext:value-type="string">
            <text:p>USN</text:p>
          </table:table-cell>
          <table:table-cell table:number-matrix-columns-spanned="1" table:number-matrix-rows-spanned="1" table:formula="of:=INDEX([$military_assets.J$1:.J$1048576];[$mil_ass_all.$B13])" office:value-type="string" office:string-value="Submarine" calcext:value-type="string">
            <text:p>Submarine</text:p>
          </table:table-cell>
          <table:table-cell table:number-matrix-columns-spanned="1" table:number-matrix-rows-spanned="1" table:formula="of:=INDEX([$military_assets.K$1:.K$1048576];[$mil_ass_all.$B13])" office:value-type="string" office:string-value="Ambush: This asset deals damage during the Ambush Damage Step.&#10;Hidden: Can be played face down. &#10;Commerce Raider: When assaulting a player, this military asset's assault is equal to its attack." calcext:value-type="string">
            <text:p>Ambush: This asset deals damage during the Ambush Damage Step.</text:p>
            <text:p>Hidden: Can be played face down. </text:p>
            <text:p>Commerce Raider: When assaulting a player, this military asset's assault is equal to its attack.</text:p>
          </table:table-cell>
          <table:table-cell table:number-matrix-columns-spanned="1" table:number-matrix-rows-spanned="1" table:formula="of:=INDEX([$military_assets.L$1:.L$1048576];[$mil_ass_all.$B13])" office:value-type="string" office:string-value="Images/virginia.jpg" calcext:value-type="string">
            <text:p>Images/virginia.jpg</text:p>
          </table:table-cell>
          <table:table-cell table:number-matrix-columns-spanned="1" table:number-matrix-rows-spanned="1" table:formula="of:=INDEX([$military_assets.M$1:.M$1048576];[$mil_ass_all.$B13])" office:value-type="string" office:string-value="The advanced Virginia will be the standard attack submarine of the US Navy until at least the middle of the 21st century." calcext:value-type="string">
            <text:p>The advanced Virginia will be the standard attack submarine of the US Navy until at least the middle of the 21st century.</text:p>
          </table:table-cell>
          <table:table-cell table:number-matrix-columns-spanned="1" table:number-matrix-rows-spanned="1" table:formula="of:=INDEX([$military_assets.N$1:.N$1048576];[$mil_ass_all.$B13])"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8" calcext:value-type="float">
            <text:p>8</text:p>
          </table:table-cell>
          <table:table-cell office:value-type="string" calcext:value-type="string">
            <text:p>USS Florida</text:p>
          </table:table-cell>
          <table:table-cell table:number-matrix-columns-spanned="1" table:number-matrix-rows-spanned="1" table:formula="of:=INDEX([$military_assets.A$1:.A$1048576];[$mil_ass_all.$B14])" office:value-type="string" office:string-value="Ohio Class SSGN" calcext:value-type="string">
            <text:p>Ohio Class SSGN</text:p>
          </table:table-cell>
          <table:table-cell table:number-matrix-columns-spanned="1" table:number-matrix-rows-spanned="1" table:formula="of:=INDEX([$military_assets.B$1:.B$1048576];[$mil_ass_all.$B14])" office:value-type="float" office:value="0" calcext:value-type="float">
            <text:p>0</text:p>
          </table:table-cell>
          <table:table-cell table:number-matrix-columns-spanned="1" table:number-matrix-rows-spanned="1" table:formula="of:=INDEX([$military_assets.C$1:.C$1048576];[$mil_ass_all.$B14])" office:value-type="float" office:value="0" calcext:value-type="float">
            <text:p>0</text:p>
          </table:table-cell>
          <table:table-cell table:number-matrix-columns-spanned="1" table:number-matrix-rows-spanned="1" table:formula="of:=INDEX([$military_assets.D$1:.D$1048576];[$mil_ass_all.$B14])" office:value-type="float" office:value="0" calcext:value-type="float">
            <text:p>0</text:p>
          </table:table-cell>
          <table:table-cell table:number-matrix-columns-spanned="1" table:number-matrix-rows-spanned="1" table:formula="of:=INDEX([$military_assets.E$1:.E$1048576];[$mil_ass_all.$B14])" office:value-type="float" office:value="3" calcext:value-type="float">
            <text:p>3</text:p>
          </table:table-cell>
          <table:table-cell table:number-matrix-columns-spanned="1" table:number-matrix-rows-spanned="1" table:formula="of:=INDEX([$military_assets.F$1:.F$1048576];[$mil_ass_all.$B14])" office:value-type="float" office:value="5" calcext:value-type="float">
            <text:p>5</text:p>
          </table:table-cell>
          <table:table-cell table:number-matrix-columns-spanned="1" table:number-matrix-rows-spanned="1" table:formula="of:=INDEX([$military_assets.G$1:.G$1048576];[$mil_ass_all.$B14])" office:value-type="float" office:value="2" calcext:value-type="float">
            <text:p>2</text:p>
          </table:table-cell>
          <table:table-cell table:number-matrix-columns-spanned="1" table:number-matrix-rows-spanned="1" table:formula="of:=INDEX([$military_assets.H$1:.H$1048576];[$mil_ass_all.$B14])" office:value-type="float" office:value="5" calcext:value-type="float">
            <text:p>5</text:p>
          </table:table-cell>
          <table:table-cell table:number-matrix-columns-spanned="1" table:number-matrix-rows-spanned="1" table:formula="of:=INDEX([$military_assets.I$1:.I$1048576];[$mil_ass_all.$B14])" office:value-type="string" office:string-value="USN" calcext:value-type="string">
            <text:p>USN</text:p>
          </table:table-cell>
          <table:table-cell table:number-matrix-columns-spanned="1" table:number-matrix-rows-spanned="1" table:formula="of:=INDEX([$military_assets.J$1:.J$1048576];[$mil_ass_all.$B14])" office:value-type="string" office:string-value="Submarine" calcext:value-type="string">
            <text:p>Submarine</text:p>
          </table:table-cell>
          <table:table-cell table:number-matrix-columns-spanned="1" table:number-matrix-rows-spanned="1" table:formula="of:=INDEX([$military_assets.K$1:.K$1048576];[$mil_ass_all.$B14])" office:value-type="string" office:string-value="Ambush: This asset deals damage during the Ambush Damage Step.&#10;Strategic Strike Capability: At the end of your turn, if this asset is face-up and did not take part of an attack or defense, your opponent must discard one card from their deck.&#10;Hidden: Can be played face down. " calcext:value-type="string">
            <text:p>Ambush: This asset deals damage during the Ambush Damage Step.</text:p>
            <text:p>Strategic Strike Capability: At the end of your turn, if this asset is face-up and did not take part of an attack or defense, your opponent must discard one card from their deck.</text:p>
            <text:p>Hidden: Can be played face down. </text:p>
          </table:table-cell>
          <table:table-cell table:number-matrix-columns-spanned="1" table:number-matrix-rows-spanned="1" table:formula="of:=INDEX([$military_assets.L$1:.L$1048576];[$mil_ass_all.$B14])" office:value-type="string" office:string-value="Images/ohio.jpg" calcext:value-type="string">
            <text:p>Images/ohio.jpg</text:p>
          </table:table-cell>
          <table:table-cell table:number-matrix-columns-spanned="1" table:number-matrix-rows-spanned="1" table:formula="of:=INDEX([$military_assets.M$1:.M$1048576];[$mil_ass_all.$B14])" office:value-type="string" office:string-value="Although Ohio was originally intended to carry nuclear ballistic missiles, some Ohio's have been modified as SSGNs for surface warfare and land-attack missions." calcext:value-type="string">
            <text:p>Although Ohio was originally intended to carry nuclear ballistic missiles, some Ohio's have been modified as SSGNs for surface warfare and land-attack missions.</text:p>
          </table:table-cell>
          <table:table-cell table:number-matrix-columns-spanned="1" table:number-matrix-rows-spanned="1" table:formula="of:=INDEX([$military_assets.N$1:.N$1048576];[$mil_ass_all.$B14])"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8" calcext:value-type="float">
            <text:p>8</text:p>
          </table:table-cell>
          <table:table-cell office:value-type="string" calcext:value-type="string">
            <text:p>USS Ohio</text:p>
          </table:table-cell>
          <table:table-cell table:number-matrix-columns-spanned="1" table:number-matrix-rows-spanned="1" table:formula="of:=INDEX([$military_assets.A$1:.A$1048576];[$mil_ass_all.$B15])" office:value-type="string" office:string-value="Ohio Class SSGN" calcext:value-type="string">
            <text:p>Ohio Class SSGN</text:p>
          </table:table-cell>
          <table:table-cell table:number-matrix-columns-spanned="1" table:number-matrix-rows-spanned="1" table:formula="of:=INDEX([$military_assets.B$1:.B$1048576];[$mil_ass_all.$B15])" office:value-type="float" office:value="0" calcext:value-type="float">
            <text:p>0</text:p>
          </table:table-cell>
          <table:table-cell table:number-matrix-columns-spanned="1" table:number-matrix-rows-spanned="1" table:formula="of:=INDEX([$military_assets.C$1:.C$1048576];[$mil_ass_all.$B15])" office:value-type="float" office:value="0" calcext:value-type="float">
            <text:p>0</text:p>
          </table:table-cell>
          <table:table-cell table:number-matrix-columns-spanned="1" table:number-matrix-rows-spanned="1" table:formula="of:=INDEX([$military_assets.D$1:.D$1048576];[$mil_ass_all.$B15])" office:value-type="float" office:value="0" calcext:value-type="float">
            <text:p>0</text:p>
          </table:table-cell>
          <table:table-cell table:number-matrix-columns-spanned="1" table:number-matrix-rows-spanned="1" table:formula="of:=INDEX([$military_assets.E$1:.E$1048576];[$mil_ass_all.$B15])" office:value-type="float" office:value="3" calcext:value-type="float">
            <text:p>3</text:p>
          </table:table-cell>
          <table:table-cell table:number-matrix-columns-spanned="1" table:number-matrix-rows-spanned="1" table:formula="of:=INDEX([$military_assets.F$1:.F$1048576];[$mil_ass_all.$B15])" office:value-type="float" office:value="5" calcext:value-type="float">
            <text:p>5</text:p>
          </table:table-cell>
          <table:table-cell table:number-matrix-columns-spanned="1" table:number-matrix-rows-spanned="1" table:formula="of:=INDEX([$military_assets.G$1:.G$1048576];[$mil_ass_all.$B15])" office:value-type="float" office:value="2" calcext:value-type="float">
            <text:p>2</text:p>
          </table:table-cell>
          <table:table-cell table:number-matrix-columns-spanned="1" table:number-matrix-rows-spanned="1" table:formula="of:=INDEX([$military_assets.H$1:.H$1048576];[$mil_ass_all.$B15])" office:value-type="float" office:value="5" calcext:value-type="float">
            <text:p>5</text:p>
          </table:table-cell>
          <table:table-cell table:number-matrix-columns-spanned="1" table:number-matrix-rows-spanned="1" table:formula="of:=INDEX([$military_assets.I$1:.I$1048576];[$mil_ass_all.$B15])" office:value-type="string" office:string-value="USN" calcext:value-type="string">
            <text:p>USN</text:p>
          </table:table-cell>
          <table:table-cell table:number-matrix-columns-spanned="1" table:number-matrix-rows-spanned="1" table:formula="of:=INDEX([$military_assets.J$1:.J$1048576];[$mil_ass_all.$B15])" office:value-type="string" office:string-value="Submarine" calcext:value-type="string">
            <text:p>Submarine</text:p>
          </table:table-cell>
          <table:table-cell table:number-matrix-columns-spanned="1" table:number-matrix-rows-spanned="1" table:formula="of:=INDEX([$military_assets.K$1:.K$1048576];[$mil_ass_all.$B15])" office:value-type="string" office:string-value="Ambush: This asset deals damage during the Ambush Damage Step.&#10;Strategic Strike Capability: At the end of your turn, if this asset is face-up and did not take part of an attack or defense, your opponent must discard one card from their deck.&#10;Hidden: Can be played face down. " calcext:value-type="string">
            <text:p>Ambush: This asset deals damage during the Ambush Damage Step.</text:p>
            <text:p>Strategic Strike Capability: At the end of your turn, if this asset is face-up and did not take part of an attack or defense, your opponent must discard one card from their deck.</text:p>
            <text:p>Hidden: Can be played face down. </text:p>
          </table:table-cell>
          <table:table-cell table:number-matrix-columns-spanned="1" table:number-matrix-rows-spanned="1" table:formula="of:=INDEX([$military_assets.L$1:.L$1048576];[$mil_ass_all.$B15])" office:value-type="string" office:string-value="Images/ohio.jpg" calcext:value-type="string">
            <text:p>Images/ohio.jpg</text:p>
          </table:table-cell>
          <table:table-cell table:number-matrix-columns-spanned="1" table:number-matrix-rows-spanned="1" table:formula="of:=INDEX([$military_assets.M$1:.M$1048576];[$mil_ass_all.$B15])" office:value-type="string" office:string-value="Although Ohio was originally intended to carry nuclear ballistic missiles, some Ohio's have been modified as SSGNs for surface warfare and land-attack missions." calcext:value-type="string">
            <text:p>Although Ohio was originally intended to carry nuclear ballistic missiles, some Ohio's have been modified as SSGNs for surface warfare and land-attack missions.</text:p>
          </table:table-cell>
          <table:table-cell table:number-matrix-columns-spanned="1" table:number-matrix-rows-spanned="1" table:formula="of:=INDEX([$military_assets.N$1:.N$1048576];[$mil_ass_all.$B15])"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9" calcext:value-type="float">
            <text:p>9</text:p>
          </table:table-cell>
          <table:table-cell office:value-type="string" calcext:value-type="string">
            <text:p>USS Bunker Hill</text:p>
          </table:table-cell>
          <table:table-cell table:number-matrix-columns-spanned="1" table:number-matrix-rows-spanned="1" table:formula="of:=INDEX([$military_assets.A$1:.A$1048576];[$mil_ass_all.$B16])" office:value-type="string" office:string-value="Ticonderoga Class CG" calcext:value-type="string">
            <text:p>Ticonderoga Class CG</text:p>
          </table:table-cell>
          <table:table-cell table:number-matrix-columns-spanned="1" table:number-matrix-rows-spanned="1" table:formula="of:=INDEX([$military_assets.B$1:.B$1048576];[$mil_ass_all.$B16])" office:value-type="float" office:value="0" calcext:value-type="float">
            <text:p>0</text:p>
          </table:table-cell>
          <table:table-cell table:number-matrix-columns-spanned="1" table:number-matrix-rows-spanned="1" table:formula="of:=INDEX([$military_assets.C$1:.C$1048576];[$mil_ass_all.$B16])" office:value-type="float" office:value="0" calcext:value-type="float">
            <text:p>0</text:p>
          </table:table-cell>
          <table:table-cell table:number-matrix-columns-spanned="1" table:number-matrix-rows-spanned="1" table:formula="of:=INDEX([$military_assets.D$1:.D$1048576];[$mil_ass_all.$B16])" office:value-type="float" office:value="0" calcext:value-type="float">
            <text:p>0</text:p>
          </table:table-cell>
          <table:table-cell table:number-matrix-columns-spanned="1" table:number-matrix-rows-spanned="1" table:formula="of:=INDEX([$military_assets.E$1:.E$1048576];[$mil_ass_all.$B16])" office:value-type="float" office:value="2" calcext:value-type="float">
            <text:p>2</text:p>
          </table:table-cell>
          <table:table-cell table:number-matrix-columns-spanned="1" table:number-matrix-rows-spanned="1" table:formula="of:=INDEX([$military_assets.F$1:.F$1048576];[$mil_ass_all.$B16])" office:value-type="float" office:value="3" calcext:value-type="float">
            <text:p>3</text:p>
          </table:table-cell>
          <table:table-cell table:number-matrix-columns-spanned="1" table:number-matrix-rows-spanned="1" table:formula="of:=INDEX([$military_assets.G$1:.G$1048576];[$mil_ass_all.$B16])" office:value-type="float" office:value="3" calcext:value-type="float">
            <text:p>3</text:p>
          </table:table-cell>
          <table:table-cell table:number-matrix-columns-spanned="1" table:number-matrix-rows-spanned="1" table:formula="of:=INDEX([$military_assets.H$1:.H$1048576];[$mil_ass_all.$B16])" office:value-type="float" office:value="4" calcext:value-type="float">
            <text:p>4</text:p>
          </table:table-cell>
          <table:table-cell table:number-matrix-columns-spanned="1" table:number-matrix-rows-spanned="1" table:formula="of:=INDEX([$military_assets.I$1:.I$1048576];[$mil_ass_all.$B16])" office:value-type="string" office:string-value="USN" calcext:value-type="string">
            <text:p>USN</text:p>
          </table:table-cell>
          <table:table-cell table:number-matrix-columns-spanned="1" table:number-matrix-rows-spanned="1" table:formula="of:=INDEX([$military_assets.J$1:.J$1048576];[$mil_ass_all.$B16])" office:value-type="string" office:string-value="Ship" calcext:value-type="string">
            <text:p>Ship</text:p>
          </table:table-cell>
          <table:table-cell table:number-matrix-columns-spanned="1" table:number-matrix-rows-spanned="1" table:formula="of:=INDEX([$military_assets.K$1:.K$1048576];[$mil_ass_all.$B16])" office:value-type="string" office:string-value="AEGIS: +2 Help Defense." calcext:value-type="string">
            <text:p>AEGIS: +2 Help Defense.</text:p>
          </table:table-cell>
          <table:table-cell table:number-matrix-columns-spanned="1" table:number-matrix-rows-spanned="1" table:formula="of:=INDEX([$military_assets.L$1:.L$1048576];[$mil_ass_all.$B16])" office:value-type="string" office:string-value="Images/ticonderoga.jpg" calcext:value-type="string">
            <text:p>Images/ticonderoga.jpg</text:p>
          </table:table-cell>
          <table:table-cell table:number-matrix-columns-spanned="1" table:number-matrix-rows-spanned="1" table:formula="of:=INDEX([$military_assets.M$1:.M$1048576];[$mil_ass_all.$B16])" office:value-type="string" office:string-value="Despite a modest displacement by historical standards, the Ticonderoga is the largest surface combatant in the US Navy." calcext:value-type="string">
            <text:p>Despite a modest displacement by historical standards, the Ticonderoga is the largest surface combatant in the US Navy.</text:p>
          </table:table-cell>
          <table:table-cell table:number-matrix-columns-spanned="1" table:number-matrix-rows-spanned="1" table:formula="of:=INDEX([$military_assets.N$1:.N$1048576];[$mil_ass_all.$B16])"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9" calcext:value-type="float">
            <text:p>9</text:p>
          </table:table-cell>
          <table:table-cell office:value-type="string" calcext:value-type="string">
            <text:p>USS Philippine Sea</text:p>
          </table:table-cell>
          <table:table-cell table:number-matrix-columns-spanned="1" table:number-matrix-rows-spanned="1" table:formula="of:=INDEX([$military_assets.A$1:.A$1048576];[$mil_ass_all.$B17])" office:value-type="string" office:string-value="Ticonderoga Class CG" calcext:value-type="string">
            <text:p>Ticonderoga Class CG</text:p>
          </table:table-cell>
          <table:table-cell table:number-matrix-columns-spanned="1" table:number-matrix-rows-spanned="1" table:formula="of:=INDEX([$military_assets.B$1:.B$1048576];[$mil_ass_all.$B17])" office:value-type="float" office:value="0" calcext:value-type="float">
            <text:p>0</text:p>
          </table:table-cell>
          <table:table-cell table:number-matrix-columns-spanned="1" table:number-matrix-rows-spanned="1" table:formula="of:=INDEX([$military_assets.C$1:.C$1048576];[$mil_ass_all.$B17])" office:value-type="float" office:value="0" calcext:value-type="float">
            <text:p>0</text:p>
          </table:table-cell>
          <table:table-cell table:number-matrix-columns-spanned="1" table:number-matrix-rows-spanned="1" table:formula="of:=INDEX([$military_assets.D$1:.D$1048576];[$mil_ass_all.$B17])" office:value-type="float" office:value="0" calcext:value-type="float">
            <text:p>0</text:p>
          </table:table-cell>
          <table:table-cell table:number-matrix-columns-spanned="1" table:number-matrix-rows-spanned="1" table:formula="of:=INDEX([$military_assets.E$1:.E$1048576];[$mil_ass_all.$B17])" office:value-type="float" office:value="2" calcext:value-type="float">
            <text:p>2</text:p>
          </table:table-cell>
          <table:table-cell table:number-matrix-columns-spanned="1" table:number-matrix-rows-spanned="1" table:formula="of:=INDEX([$military_assets.F$1:.F$1048576];[$mil_ass_all.$B17])" office:value-type="float" office:value="3" calcext:value-type="float">
            <text:p>3</text:p>
          </table:table-cell>
          <table:table-cell table:number-matrix-columns-spanned="1" table:number-matrix-rows-spanned="1" table:formula="of:=INDEX([$military_assets.G$1:.G$1048576];[$mil_ass_all.$B17])" office:value-type="float" office:value="3" calcext:value-type="float">
            <text:p>3</text:p>
          </table:table-cell>
          <table:table-cell table:number-matrix-columns-spanned="1" table:number-matrix-rows-spanned="1" table:formula="of:=INDEX([$military_assets.H$1:.H$1048576];[$mil_ass_all.$B17])" office:value-type="float" office:value="4" calcext:value-type="float">
            <text:p>4</text:p>
          </table:table-cell>
          <table:table-cell table:number-matrix-columns-spanned="1" table:number-matrix-rows-spanned="1" table:formula="of:=INDEX([$military_assets.I$1:.I$1048576];[$mil_ass_all.$B17])" office:value-type="string" office:string-value="USN" calcext:value-type="string">
            <text:p>USN</text:p>
          </table:table-cell>
          <table:table-cell table:number-matrix-columns-spanned="1" table:number-matrix-rows-spanned="1" table:formula="of:=INDEX([$military_assets.J$1:.J$1048576];[$mil_ass_all.$B17])" office:value-type="string" office:string-value="Ship" calcext:value-type="string">
            <text:p>Ship</text:p>
          </table:table-cell>
          <table:table-cell table:number-matrix-columns-spanned="1" table:number-matrix-rows-spanned="1" table:formula="of:=INDEX([$military_assets.K$1:.K$1048576];[$mil_ass_all.$B17])" office:value-type="string" office:string-value="AEGIS: +2 Help Defense." calcext:value-type="string">
            <text:p>AEGIS: +2 Help Defense.</text:p>
          </table:table-cell>
          <table:table-cell table:number-matrix-columns-spanned="1" table:number-matrix-rows-spanned="1" table:formula="of:=INDEX([$military_assets.L$1:.L$1048576];[$mil_ass_all.$B17])" office:value-type="string" office:string-value="Images/ticonderoga.jpg" calcext:value-type="string">
            <text:p>Images/ticonderoga.jpg</text:p>
          </table:table-cell>
          <table:table-cell table:number-matrix-columns-spanned="1" table:number-matrix-rows-spanned="1" table:formula="of:=INDEX([$military_assets.M$1:.M$1048576];[$mil_ass_all.$B17])" office:value-type="string" office:string-value="Despite a modest displacement by historical standards, the Ticonderoga is the largest surface combatant in the US Navy." calcext:value-type="string">
            <text:p>Despite a modest displacement by historical standards, the Ticonderoga is the largest surface combatant in the US Navy.</text:p>
          </table:table-cell>
          <table:table-cell table:number-matrix-columns-spanned="1" table:number-matrix-rows-spanned="1" table:formula="of:=INDEX([$military_assets.N$1:.N$1048576];[$mil_ass_all.$B17])"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9" calcext:value-type="float">
            <text:p>9</text:p>
          </table:table-cell>
          <table:table-cell office:value-type="string" calcext:value-type="string">
            <text:p>USS Gettysburg</text:p>
          </table:table-cell>
          <table:table-cell table:number-matrix-columns-spanned="1" table:number-matrix-rows-spanned="1" table:formula="of:=INDEX([$military_assets.A$1:.A$1048576];[$mil_ass_all.$B18])" office:value-type="string" office:string-value="Ticonderoga Class CG" calcext:value-type="string">
            <text:p>Ticonderoga Class CG</text:p>
          </table:table-cell>
          <table:table-cell table:number-matrix-columns-spanned="1" table:number-matrix-rows-spanned="1" table:formula="of:=INDEX([$military_assets.B$1:.B$1048576];[$mil_ass_all.$B18])" office:value-type="float" office:value="0" calcext:value-type="float">
            <text:p>0</text:p>
          </table:table-cell>
          <table:table-cell table:number-matrix-columns-spanned="1" table:number-matrix-rows-spanned="1" table:formula="of:=INDEX([$military_assets.C$1:.C$1048576];[$mil_ass_all.$B18])" office:value-type="float" office:value="0" calcext:value-type="float">
            <text:p>0</text:p>
          </table:table-cell>
          <table:table-cell table:number-matrix-columns-spanned="1" table:number-matrix-rows-spanned="1" table:formula="of:=INDEX([$military_assets.D$1:.D$1048576];[$mil_ass_all.$B18])" office:value-type="float" office:value="0" calcext:value-type="float">
            <text:p>0</text:p>
          </table:table-cell>
          <table:table-cell table:number-matrix-columns-spanned="1" table:number-matrix-rows-spanned="1" table:formula="of:=INDEX([$military_assets.E$1:.E$1048576];[$mil_ass_all.$B18])" office:value-type="float" office:value="2" calcext:value-type="float">
            <text:p>2</text:p>
          </table:table-cell>
          <table:table-cell table:number-matrix-columns-spanned="1" table:number-matrix-rows-spanned="1" table:formula="of:=INDEX([$military_assets.F$1:.F$1048576];[$mil_ass_all.$B18])" office:value-type="float" office:value="3" calcext:value-type="float">
            <text:p>3</text:p>
          </table:table-cell>
          <table:table-cell table:number-matrix-columns-spanned="1" table:number-matrix-rows-spanned="1" table:formula="of:=INDEX([$military_assets.G$1:.G$1048576];[$mil_ass_all.$B18])" office:value-type="float" office:value="3" calcext:value-type="float">
            <text:p>3</text:p>
          </table:table-cell>
          <table:table-cell table:number-matrix-columns-spanned="1" table:number-matrix-rows-spanned="1" table:formula="of:=INDEX([$military_assets.H$1:.H$1048576];[$mil_ass_all.$B18])" office:value-type="float" office:value="4" calcext:value-type="float">
            <text:p>4</text:p>
          </table:table-cell>
          <table:table-cell table:number-matrix-columns-spanned="1" table:number-matrix-rows-spanned="1" table:formula="of:=INDEX([$military_assets.I$1:.I$1048576];[$mil_ass_all.$B18])" office:value-type="string" office:string-value="USN" calcext:value-type="string">
            <text:p>USN</text:p>
          </table:table-cell>
          <table:table-cell table:number-matrix-columns-spanned="1" table:number-matrix-rows-spanned="1" table:formula="of:=INDEX([$military_assets.J$1:.J$1048576];[$mil_ass_all.$B18])" office:value-type="string" office:string-value="Ship" calcext:value-type="string">
            <text:p>Ship</text:p>
          </table:table-cell>
          <table:table-cell table:number-matrix-columns-spanned="1" table:number-matrix-rows-spanned="1" table:formula="of:=INDEX([$military_assets.K$1:.K$1048576];[$mil_ass_all.$B18])" office:value-type="string" office:string-value="AEGIS: +2 Help Defense." calcext:value-type="string">
            <text:p>AEGIS: +2 Help Defense.</text:p>
          </table:table-cell>
          <table:table-cell table:number-matrix-columns-spanned="1" table:number-matrix-rows-spanned="1" table:formula="of:=INDEX([$military_assets.L$1:.L$1048576];[$mil_ass_all.$B18])" office:value-type="string" office:string-value="Images/ticonderoga.jpg" calcext:value-type="string">
            <text:p>Images/ticonderoga.jpg</text:p>
          </table:table-cell>
          <table:table-cell table:number-matrix-columns-spanned="1" table:number-matrix-rows-spanned="1" table:formula="of:=INDEX([$military_assets.M$1:.M$1048576];[$mil_ass_all.$B18])" office:value-type="string" office:string-value="Despite a modest displacement by historical standards, the Ticonderoga is the largest surface combatant in the US Navy." calcext:value-type="string">
            <text:p>Despite a modest displacement by historical standards, the Ticonderoga is the largest surface combatant in the US Navy.</text:p>
          </table:table-cell>
          <table:table-cell table:number-matrix-columns-spanned="1" table:number-matrix-rows-spanned="1" table:formula="of:=INDEX([$military_assets.N$1:.N$1048576];[$mil_ass_all.$B18])"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office:value-type="string" calcext:value-type="string">
            <text:p>USS Fitzgerald</text:p>
          </table:table-cell>
          <table:table-cell table:number-matrix-columns-spanned="1" table:number-matrix-rows-spanned="1" table:formula="of:=INDEX([$military_assets.A$1:.A$1048576];[$mil_ass_all.$B19])" office:value-type="string" office:string-value="Arleigh Burke Class DDG" calcext:value-type="string">
            <text:p>Arleigh Burke Class DDG</text:p>
          </table:table-cell>
          <table:table-cell table:number-matrix-columns-spanned="1" table:number-matrix-rows-spanned="1" table:formula="of:=INDEX([$military_assets.B$1:.B$1048576];[$mil_ass_all.$B19])" office:value-type="float" office:value="0" calcext:value-type="float">
            <text:p>0</text:p>
          </table:table-cell>
          <table:table-cell table:number-matrix-columns-spanned="1" table:number-matrix-rows-spanned="1" table:formula="of:=INDEX([$military_assets.C$1:.C$1048576];[$mil_ass_all.$B19])" office:value-type="float" office:value="0" calcext:value-type="float">
            <text:p>0</text:p>
          </table:table-cell>
          <table:table-cell table:number-matrix-columns-spanned="1" table:number-matrix-rows-spanned="1" table:formula="of:=INDEX([$military_assets.D$1:.D$1048576];[$mil_ass_all.$B19])" office:value-type="float" office:value="0" calcext:value-type="float">
            <text:p>0</text:p>
          </table:table-cell>
          <table:table-cell table:number-matrix-columns-spanned="1" table:number-matrix-rows-spanned="1" table:formula="of:=INDEX([$military_assets.E$1:.E$1048576];[$mil_ass_all.$B19])" office:value-type="float" office:value="2" calcext:value-type="float">
            <text:p>2</text:p>
          </table:table-cell>
          <table:table-cell table:number-matrix-columns-spanned="1" table:number-matrix-rows-spanned="1" table:formula="of:=INDEX([$military_assets.F$1:.F$1048576];[$mil_ass_all.$B19])" office:value-type="float" office:value="3" calcext:value-type="float">
            <text:p>3</text:p>
          </table:table-cell>
          <table:table-cell table:number-matrix-columns-spanned="1" table:number-matrix-rows-spanned="1" table:formula="of:=INDEX([$military_assets.G$1:.G$1048576];[$mil_ass_all.$B19])" office:value-type="float" office:value="2" calcext:value-type="float">
            <text:p>2</text:p>
          </table:table-cell>
          <table:table-cell table:number-matrix-columns-spanned="1" table:number-matrix-rows-spanned="1" table:formula="of:=INDEX([$military_assets.H$1:.H$1048576];[$mil_ass_all.$B19])" office:value-type="float" office:value="3" calcext:value-type="float">
            <text:p>3</text:p>
          </table:table-cell>
          <table:table-cell table:number-matrix-columns-spanned="1" table:number-matrix-rows-spanned="1" table:formula="of:=INDEX([$military_assets.I$1:.I$1048576];[$mil_ass_all.$B19])" office:value-type="string" office:string-value="USN" calcext:value-type="string">
            <text:p>USN</text:p>
          </table:table-cell>
          <table:table-cell table:number-matrix-columns-spanned="1" table:number-matrix-rows-spanned="1" table:formula="of:=INDEX([$military_assets.J$1:.J$1048576];[$mil_ass_all.$B19])" office:value-type="string" office:string-value="Ship" calcext:value-type="string">
            <text:p>Ship</text:p>
          </table:table-cell>
          <table:table-cell table:number-matrix-columns-spanned="1" table:number-matrix-rows-spanned="1" table:formula="of:=INDEX([$military_assets.K$1:.K$1048576];[$mil_ass_all.$B19])" office:value-type="string" office:string-value="AEGIS: +2 Help Defense." calcext:value-type="string">
            <text:p>AEGIS: +2 Help Defense.</text:p>
          </table:table-cell>
          <table:table-cell table:number-matrix-columns-spanned="1" table:number-matrix-rows-spanned="1" table:formula="of:=INDEX([$military_assets.L$1:.L$1048576];[$mil_ass_all.$B19])" office:value-type="string" office:string-value="Images/arleighburke.jpg" calcext:value-type="string">
            <text:p>Images/arleighburke.jpg</text:p>
          </table:table-cell>
          <table:table-cell table:number-matrix-columns-spanned="1" table:number-matrix-rows-spanned="1" table:formula="of:=INDEX([$military_assets.M$1:.M$1048576];[$mil_ass_all.$B19])"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all.$B19])"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office:value-type="string" calcext:value-type="string">
            <text:p>USS Cole</text:p>
          </table:table-cell>
          <table:table-cell table:number-matrix-columns-spanned="1" table:number-matrix-rows-spanned="1" table:formula="of:=INDEX([$military_assets.A$1:.A$1048576];[$mil_ass_all.$B20])" office:value-type="string" office:string-value="Arleigh Burke Class DDG" calcext:value-type="string">
            <text:p>Arleigh Burke Class DDG</text:p>
          </table:table-cell>
          <table:table-cell table:number-matrix-columns-spanned="1" table:number-matrix-rows-spanned="1" table:formula="of:=INDEX([$military_assets.B$1:.B$1048576];[$mil_ass_all.$B20])" office:value-type="float" office:value="0" calcext:value-type="float">
            <text:p>0</text:p>
          </table:table-cell>
          <table:table-cell table:number-matrix-columns-spanned="1" table:number-matrix-rows-spanned="1" table:formula="of:=INDEX([$military_assets.C$1:.C$1048576];[$mil_ass_all.$B20])" office:value-type="float" office:value="0" calcext:value-type="float">
            <text:p>0</text:p>
          </table:table-cell>
          <table:table-cell table:number-matrix-columns-spanned="1" table:number-matrix-rows-spanned="1" table:formula="of:=INDEX([$military_assets.D$1:.D$1048576];[$mil_ass_all.$B20])" office:value-type="float" office:value="0" calcext:value-type="float">
            <text:p>0</text:p>
          </table:table-cell>
          <table:table-cell table:number-matrix-columns-spanned="1" table:number-matrix-rows-spanned="1" table:formula="of:=INDEX([$military_assets.E$1:.E$1048576];[$mil_ass_all.$B20])" office:value-type="float" office:value="2" calcext:value-type="float">
            <text:p>2</text:p>
          </table:table-cell>
          <table:table-cell table:number-matrix-columns-spanned="1" table:number-matrix-rows-spanned="1" table:formula="of:=INDEX([$military_assets.F$1:.F$1048576];[$mil_ass_all.$B20])" office:value-type="float" office:value="3" calcext:value-type="float">
            <text:p>3</text:p>
          </table:table-cell>
          <table:table-cell table:number-matrix-columns-spanned="1" table:number-matrix-rows-spanned="1" table:formula="of:=INDEX([$military_assets.G$1:.G$1048576];[$mil_ass_all.$B20])" office:value-type="float" office:value="2" calcext:value-type="float">
            <text:p>2</text:p>
          </table:table-cell>
          <table:table-cell table:number-matrix-columns-spanned="1" table:number-matrix-rows-spanned="1" table:formula="of:=INDEX([$military_assets.H$1:.H$1048576];[$mil_ass_all.$B20])" office:value-type="float" office:value="3" calcext:value-type="float">
            <text:p>3</text:p>
          </table:table-cell>
          <table:table-cell table:number-matrix-columns-spanned="1" table:number-matrix-rows-spanned="1" table:formula="of:=INDEX([$military_assets.I$1:.I$1048576];[$mil_ass_all.$B20])" office:value-type="string" office:string-value="USN" calcext:value-type="string">
            <text:p>USN</text:p>
          </table:table-cell>
          <table:table-cell table:number-matrix-columns-spanned="1" table:number-matrix-rows-spanned="1" table:formula="of:=INDEX([$military_assets.J$1:.J$1048576];[$mil_ass_all.$B20])" office:value-type="string" office:string-value="Ship" calcext:value-type="string">
            <text:p>Ship</text:p>
          </table:table-cell>
          <table:table-cell table:number-matrix-columns-spanned="1" table:number-matrix-rows-spanned="1" table:formula="of:=INDEX([$military_assets.K$1:.K$1048576];[$mil_ass_all.$B20])" office:value-type="string" office:string-value="AEGIS: +2 Help Defense." calcext:value-type="string">
            <text:p>AEGIS: +2 Help Defense.</text:p>
          </table:table-cell>
          <table:table-cell table:number-matrix-columns-spanned="1" table:number-matrix-rows-spanned="1" table:formula="of:=INDEX([$military_assets.L$1:.L$1048576];[$mil_ass_all.$B20])" office:value-type="string" office:string-value="Images/arleighburke.jpg" calcext:value-type="string">
            <text:p>Images/arleighburke.jpg</text:p>
          </table:table-cell>
          <table:table-cell table:number-matrix-columns-spanned="1" table:number-matrix-rows-spanned="1" table:formula="of:=INDEX([$military_assets.M$1:.M$1048576];[$mil_ass_all.$B20])"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all.$B20])"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office:value-type="string" calcext:value-type="string">
            <text:p>USS Porter</text:p>
          </table:table-cell>
          <table:table-cell table:number-matrix-columns-spanned="1" table:number-matrix-rows-spanned="1" table:formula="of:=INDEX([$military_assets.A$1:.A$1048576];[$mil_ass_all.$B21])" office:value-type="string" office:string-value="Arleigh Burke Class DDG" calcext:value-type="string">
            <text:p>Arleigh Burke Class DDG</text:p>
          </table:table-cell>
          <table:table-cell table:number-matrix-columns-spanned="1" table:number-matrix-rows-spanned="1" table:formula="of:=INDEX([$military_assets.B$1:.B$1048576];[$mil_ass_all.$B21])" office:value-type="float" office:value="0" calcext:value-type="float">
            <text:p>0</text:p>
          </table:table-cell>
          <table:table-cell table:number-matrix-columns-spanned="1" table:number-matrix-rows-spanned="1" table:formula="of:=INDEX([$military_assets.C$1:.C$1048576];[$mil_ass_all.$B21])" office:value-type="float" office:value="0" calcext:value-type="float">
            <text:p>0</text:p>
          </table:table-cell>
          <table:table-cell table:number-matrix-columns-spanned="1" table:number-matrix-rows-spanned="1" table:formula="of:=INDEX([$military_assets.D$1:.D$1048576];[$mil_ass_all.$B21])" office:value-type="float" office:value="0" calcext:value-type="float">
            <text:p>0</text:p>
          </table:table-cell>
          <table:table-cell table:number-matrix-columns-spanned="1" table:number-matrix-rows-spanned="1" table:formula="of:=INDEX([$military_assets.E$1:.E$1048576];[$mil_ass_all.$B21])" office:value-type="float" office:value="2" calcext:value-type="float">
            <text:p>2</text:p>
          </table:table-cell>
          <table:table-cell table:number-matrix-columns-spanned="1" table:number-matrix-rows-spanned="1" table:formula="of:=INDEX([$military_assets.F$1:.F$1048576];[$mil_ass_all.$B21])" office:value-type="float" office:value="3" calcext:value-type="float">
            <text:p>3</text:p>
          </table:table-cell>
          <table:table-cell table:number-matrix-columns-spanned="1" table:number-matrix-rows-spanned="1" table:formula="of:=INDEX([$military_assets.G$1:.G$1048576];[$mil_ass_all.$B21])" office:value-type="float" office:value="2" calcext:value-type="float">
            <text:p>2</text:p>
          </table:table-cell>
          <table:table-cell table:number-matrix-columns-spanned="1" table:number-matrix-rows-spanned="1" table:formula="of:=INDEX([$military_assets.H$1:.H$1048576];[$mil_ass_all.$B21])" office:value-type="float" office:value="3" calcext:value-type="float">
            <text:p>3</text:p>
          </table:table-cell>
          <table:table-cell table:number-matrix-columns-spanned="1" table:number-matrix-rows-spanned="1" table:formula="of:=INDEX([$military_assets.I$1:.I$1048576];[$mil_ass_all.$B21])" office:value-type="string" office:string-value="USN" calcext:value-type="string">
            <text:p>USN</text:p>
          </table:table-cell>
          <table:table-cell table:number-matrix-columns-spanned="1" table:number-matrix-rows-spanned="1" table:formula="of:=INDEX([$military_assets.J$1:.J$1048576];[$mil_ass_all.$B21])" office:value-type="string" office:string-value="Ship" calcext:value-type="string">
            <text:p>Ship</text:p>
          </table:table-cell>
          <table:table-cell table:number-matrix-columns-spanned="1" table:number-matrix-rows-spanned="1" table:formula="of:=INDEX([$military_assets.K$1:.K$1048576];[$mil_ass_all.$B21])" office:value-type="string" office:string-value="AEGIS: +2 Help Defense." calcext:value-type="string">
            <text:p>AEGIS: +2 Help Defense.</text:p>
          </table:table-cell>
          <table:table-cell table:number-matrix-columns-spanned="1" table:number-matrix-rows-spanned="1" table:formula="of:=INDEX([$military_assets.L$1:.L$1048576];[$mil_ass_all.$B21])" office:value-type="string" office:string-value="Images/arleighburke.jpg" calcext:value-type="string">
            <text:p>Images/arleighburke.jpg</text:p>
          </table:table-cell>
          <table:table-cell table:number-matrix-columns-spanned="1" table:number-matrix-rows-spanned="1" table:formula="of:=INDEX([$military_assets.M$1:.M$1048576];[$mil_ass_all.$B21])"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all.$B21])"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office:value-type="string" calcext:value-type="string">
            <text:p>USS Spruance</text:p>
          </table:table-cell>
          <table:table-cell table:number-matrix-columns-spanned="1" table:number-matrix-rows-spanned="1" table:formula="of:=INDEX([$military_assets.A$1:.A$1048576];[$mil_ass_all.$B22])" office:value-type="string" office:string-value="Arleigh Burke Class DDG" calcext:value-type="string">
            <text:p>Arleigh Burke Class DDG</text:p>
          </table:table-cell>
          <table:table-cell table:number-matrix-columns-spanned="1" table:number-matrix-rows-spanned="1" table:formula="of:=INDEX([$military_assets.B$1:.B$1048576];[$mil_ass_all.$B22])" office:value-type="float" office:value="0" calcext:value-type="float">
            <text:p>0</text:p>
          </table:table-cell>
          <table:table-cell table:number-matrix-columns-spanned="1" table:number-matrix-rows-spanned="1" table:formula="of:=INDEX([$military_assets.C$1:.C$1048576];[$mil_ass_all.$B22])" office:value-type="float" office:value="0" calcext:value-type="float">
            <text:p>0</text:p>
          </table:table-cell>
          <table:table-cell table:number-matrix-columns-spanned="1" table:number-matrix-rows-spanned="1" table:formula="of:=INDEX([$military_assets.D$1:.D$1048576];[$mil_ass_all.$B22])" office:value-type="float" office:value="0" calcext:value-type="float">
            <text:p>0</text:p>
          </table:table-cell>
          <table:table-cell table:number-matrix-columns-spanned="1" table:number-matrix-rows-spanned="1" table:formula="of:=INDEX([$military_assets.E$1:.E$1048576];[$mil_ass_all.$B22])" office:value-type="float" office:value="2" calcext:value-type="float">
            <text:p>2</text:p>
          </table:table-cell>
          <table:table-cell table:number-matrix-columns-spanned="1" table:number-matrix-rows-spanned="1" table:formula="of:=INDEX([$military_assets.F$1:.F$1048576];[$mil_ass_all.$B22])" office:value-type="float" office:value="3" calcext:value-type="float">
            <text:p>3</text:p>
          </table:table-cell>
          <table:table-cell table:number-matrix-columns-spanned="1" table:number-matrix-rows-spanned="1" table:formula="of:=INDEX([$military_assets.G$1:.G$1048576];[$mil_ass_all.$B22])" office:value-type="float" office:value="2" calcext:value-type="float">
            <text:p>2</text:p>
          </table:table-cell>
          <table:table-cell table:number-matrix-columns-spanned="1" table:number-matrix-rows-spanned="1" table:formula="of:=INDEX([$military_assets.H$1:.H$1048576];[$mil_ass_all.$B22])" office:value-type="float" office:value="3" calcext:value-type="float">
            <text:p>3</text:p>
          </table:table-cell>
          <table:table-cell table:number-matrix-columns-spanned="1" table:number-matrix-rows-spanned="1" table:formula="of:=INDEX([$military_assets.I$1:.I$1048576];[$mil_ass_all.$B22])" office:value-type="string" office:string-value="USN" calcext:value-type="string">
            <text:p>USN</text:p>
          </table:table-cell>
          <table:table-cell table:number-matrix-columns-spanned="1" table:number-matrix-rows-spanned="1" table:formula="of:=INDEX([$military_assets.J$1:.J$1048576];[$mil_ass_all.$B22])" office:value-type="string" office:string-value="Ship" calcext:value-type="string">
            <text:p>Ship</text:p>
          </table:table-cell>
          <table:table-cell table:number-matrix-columns-spanned="1" table:number-matrix-rows-spanned="1" table:formula="of:=INDEX([$military_assets.K$1:.K$1048576];[$mil_ass_all.$B22])" office:value-type="string" office:string-value="AEGIS: +2 Help Defense." calcext:value-type="string">
            <text:p>AEGIS: +2 Help Defense.</text:p>
          </table:table-cell>
          <table:table-cell table:number-matrix-columns-spanned="1" table:number-matrix-rows-spanned="1" table:formula="of:=INDEX([$military_assets.L$1:.L$1048576];[$mil_ass_all.$B22])" office:value-type="string" office:string-value="Images/arleighburke.jpg" calcext:value-type="string">
            <text:p>Images/arleighburke.jpg</text:p>
          </table:table-cell>
          <table:table-cell table:number-matrix-columns-spanned="1" table:number-matrix-rows-spanned="1" table:formula="of:=INDEX([$military_assets.M$1:.M$1048576];[$mil_ass_all.$B22])"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all.$B22])"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office:value-type="string" calcext:value-type="string">
            <text:p>USS John Paul Jones</text:p>
          </table:table-cell>
          <table:table-cell table:number-matrix-columns-spanned="1" table:number-matrix-rows-spanned="1" table:formula="of:=INDEX([$military_assets.A$1:.A$1048576];[$mil_ass_all.$B23])" office:value-type="string" office:string-value="Arleigh Burke Class DDG" calcext:value-type="string">
            <text:p>Arleigh Burke Class DDG</text:p>
          </table:table-cell>
          <table:table-cell table:number-matrix-columns-spanned="1" table:number-matrix-rows-spanned="1" table:formula="of:=INDEX([$military_assets.B$1:.B$1048576];[$mil_ass_all.$B23])" office:value-type="float" office:value="0" calcext:value-type="float">
            <text:p>0</text:p>
          </table:table-cell>
          <table:table-cell table:number-matrix-columns-spanned="1" table:number-matrix-rows-spanned="1" table:formula="of:=INDEX([$military_assets.C$1:.C$1048576];[$mil_ass_all.$B23])" office:value-type="float" office:value="0" calcext:value-type="float">
            <text:p>0</text:p>
          </table:table-cell>
          <table:table-cell table:number-matrix-columns-spanned="1" table:number-matrix-rows-spanned="1" table:formula="of:=INDEX([$military_assets.D$1:.D$1048576];[$mil_ass_all.$B23])" office:value-type="float" office:value="0" calcext:value-type="float">
            <text:p>0</text:p>
          </table:table-cell>
          <table:table-cell table:number-matrix-columns-spanned="1" table:number-matrix-rows-spanned="1" table:formula="of:=INDEX([$military_assets.E$1:.E$1048576];[$mil_ass_all.$B23])" office:value-type="float" office:value="2" calcext:value-type="float">
            <text:p>2</text:p>
          </table:table-cell>
          <table:table-cell table:number-matrix-columns-spanned="1" table:number-matrix-rows-spanned="1" table:formula="of:=INDEX([$military_assets.F$1:.F$1048576];[$mil_ass_all.$B23])" office:value-type="float" office:value="3" calcext:value-type="float">
            <text:p>3</text:p>
          </table:table-cell>
          <table:table-cell table:number-matrix-columns-spanned="1" table:number-matrix-rows-spanned="1" table:formula="of:=INDEX([$military_assets.G$1:.G$1048576];[$mil_ass_all.$B23])" office:value-type="float" office:value="2" calcext:value-type="float">
            <text:p>2</text:p>
          </table:table-cell>
          <table:table-cell table:number-matrix-columns-spanned="1" table:number-matrix-rows-spanned="1" table:formula="of:=INDEX([$military_assets.H$1:.H$1048576];[$mil_ass_all.$B23])" office:value-type="float" office:value="3" calcext:value-type="float">
            <text:p>3</text:p>
          </table:table-cell>
          <table:table-cell table:number-matrix-columns-spanned="1" table:number-matrix-rows-spanned="1" table:formula="of:=INDEX([$military_assets.I$1:.I$1048576];[$mil_ass_all.$B23])" office:value-type="string" office:string-value="USN" calcext:value-type="string">
            <text:p>USN</text:p>
          </table:table-cell>
          <table:table-cell table:number-matrix-columns-spanned="1" table:number-matrix-rows-spanned="1" table:formula="of:=INDEX([$military_assets.J$1:.J$1048576];[$mil_ass_all.$B23])" office:value-type="string" office:string-value="Ship" calcext:value-type="string">
            <text:p>Ship</text:p>
          </table:table-cell>
          <table:table-cell table:number-matrix-columns-spanned="1" table:number-matrix-rows-spanned="1" table:formula="of:=INDEX([$military_assets.K$1:.K$1048576];[$mil_ass_all.$B23])" office:value-type="string" office:string-value="AEGIS: +2 Help Defense." calcext:value-type="string">
            <text:p>AEGIS: +2 Help Defense.</text:p>
          </table:table-cell>
          <table:table-cell table:number-matrix-columns-spanned="1" table:number-matrix-rows-spanned="1" table:formula="of:=INDEX([$military_assets.L$1:.L$1048576];[$mil_ass_all.$B23])" office:value-type="string" office:string-value="Images/arleighburke.jpg" calcext:value-type="string">
            <text:p>Images/arleighburke.jpg</text:p>
          </table:table-cell>
          <table:table-cell table:number-matrix-columns-spanned="1" table:number-matrix-rows-spanned="1" table:formula="of:=INDEX([$military_assets.M$1:.M$1048576];[$mil_ass_all.$B23])"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all.$B23])"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1" calcext:value-type="float">
            <text:p>11</text:p>
          </table:table-cell>
          <table:table-cell office:value-type="string" calcext:value-type="string">
            <text:p>USS Zumwalt</text:p>
          </table:table-cell>
          <table:table-cell table:number-matrix-columns-spanned="1" table:number-matrix-rows-spanned="1" table:formula="of:=INDEX([$military_assets.A$1:.A$1048576];[$mil_ass_all.$B24])" office:value-type="string" office:string-value="Zumwalt Class DDG" calcext:value-type="string">
            <text:p>Zumwalt Class DDG</text:p>
          </table:table-cell>
          <table:table-cell table:number-matrix-columns-spanned="1" table:number-matrix-rows-spanned="1" table:formula="of:=INDEX([$military_assets.B$1:.B$1048576];[$mil_ass_all.$B24])" office:value-type="float" office:value="0" calcext:value-type="float">
            <text:p>0</text:p>
          </table:table-cell>
          <table:table-cell table:number-matrix-columns-spanned="1" table:number-matrix-rows-spanned="1" table:formula="of:=INDEX([$military_assets.C$1:.C$1048576];[$mil_ass_all.$B24])" office:value-type="float" office:value="0" calcext:value-type="float">
            <text:p>0</text:p>
          </table:table-cell>
          <table:table-cell table:number-matrix-columns-spanned="1" table:number-matrix-rows-spanned="1" table:formula="of:=INDEX([$military_assets.D$1:.D$1048576];[$mil_ass_all.$B24])" office:value-type="float" office:value="0" calcext:value-type="float">
            <text:p>0</text:p>
          </table:table-cell>
          <table:table-cell table:number-matrix-columns-spanned="1" table:number-matrix-rows-spanned="1" table:formula="of:=INDEX([$military_assets.E$1:.E$1048576];[$mil_ass_all.$B24])" office:value-type="float" office:value="2" calcext:value-type="float">
            <text:p>2</text:p>
          </table:table-cell>
          <table:table-cell table:number-matrix-columns-spanned="1" table:number-matrix-rows-spanned="1" table:formula="of:=INDEX([$military_assets.F$1:.F$1048576];[$mil_ass_all.$B24])" office:value-type="float" office:value="4" calcext:value-type="float">
            <text:p>4</text:p>
          </table:table-cell>
          <table:table-cell table:number-matrix-columns-spanned="1" table:number-matrix-rows-spanned="1" table:formula="of:=INDEX([$military_assets.G$1:.G$1048576];[$mil_ass_all.$B24])" office:value-type="float" office:value="3" calcext:value-type="float">
            <text:p>3</text:p>
          </table:table-cell>
          <table:table-cell table:number-matrix-columns-spanned="1" table:number-matrix-rows-spanned="1" table:formula="of:=INDEX([$military_assets.H$1:.H$1048576];[$mil_ass_all.$B24])" office:value-type="float" office:value="3" calcext:value-type="float">
            <text:p>3</text:p>
          </table:table-cell>
          <table:table-cell table:number-matrix-columns-spanned="1" table:number-matrix-rows-spanned="1" table:formula="of:=INDEX([$military_assets.I$1:.I$1048576];[$mil_ass_all.$B24])" office:value-type="string" office:string-value="USN" calcext:value-type="string">
            <text:p>USN</text:p>
          </table:table-cell>
          <table:table-cell table:number-matrix-columns-spanned="1" table:number-matrix-rows-spanned="1" table:formula="of:=INDEX([$military_assets.J$1:.J$1048576];[$mil_ass_all.$B24])" office:value-type="string" office:string-value="Ship" calcext:value-type="string">
            <text:p>Ship</text:p>
          </table:table-cell>
          <table:table-cell table:number-matrix-columns-spanned="1" table:number-matrix-rows-spanned="1" table:formula="of:=INDEX([$military_assets.K$1:.K$1048576];[$mil_ass_all.$B24])" office:value-type="string" office:string-value="Hidden: Can be played face down. " calcext:value-type="string">
            <text:p>Hidden: Can be played face down. </text:p>
          </table:table-cell>
          <table:table-cell table:number-matrix-columns-spanned="1" table:number-matrix-rows-spanned="1" table:formula="of:=INDEX([$military_assets.L$1:.L$1048576];[$mil_ass_all.$B24])" office:value-type="string" office:string-value="Images/zumwalt.jpg" calcext:value-type="string">
            <text:p>Images/zumwalt.jpg</text:p>
          </table:table-cell>
          <table:table-cell table:number-matrix-columns-spanned="1" table:number-matrix-rows-spanned="1" table:formula="of:=INDEX([$military_assets.M$1:.M$1048576];[$mil_ass_all.$B24])" office:value-type="string" office:string-value="With a cost of $1M per shot from its main howitzer, it is important for the crew of a Zumwalt to aim carefully." calcext:value-type="string">
            <text:p>With a cost of $1M per shot from its main howitzer, it is important for the crew of a Zumwalt to aim carefully.</text:p>
          </table:table-cell>
          <table:table-cell table:number-matrix-columns-spanned="1" table:number-matrix-rows-spanned="1" table:formula="of:=INDEX([$military_assets.N$1:.N$1048576];[$mil_ass_all.$B24])"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1" calcext:value-type="float">
            <text:p>11</text:p>
          </table:table-cell>
          <table:table-cell office:value-type="string" calcext:value-type="string">
            <text:p>USS Michael Monsoor</text:p>
          </table:table-cell>
          <table:table-cell table:number-matrix-columns-spanned="1" table:number-matrix-rows-spanned="1" table:formula="of:=INDEX([$military_assets.A$1:.A$1048576];[$mil_ass_all.$B25])" office:value-type="string" office:string-value="Zumwalt Class DDG" calcext:value-type="string">
            <text:p>Zumwalt Class DDG</text:p>
          </table:table-cell>
          <table:table-cell table:number-matrix-columns-spanned="1" table:number-matrix-rows-spanned="1" table:formula="of:=INDEX([$military_assets.B$1:.B$1048576];[$mil_ass_all.$B25])" office:value-type="float" office:value="0" calcext:value-type="float">
            <text:p>0</text:p>
          </table:table-cell>
          <table:table-cell table:number-matrix-columns-spanned="1" table:number-matrix-rows-spanned="1" table:formula="of:=INDEX([$military_assets.C$1:.C$1048576];[$mil_ass_all.$B25])" office:value-type="float" office:value="0" calcext:value-type="float">
            <text:p>0</text:p>
          </table:table-cell>
          <table:table-cell table:number-matrix-columns-spanned="1" table:number-matrix-rows-spanned="1" table:formula="of:=INDEX([$military_assets.D$1:.D$1048576];[$mil_ass_all.$B25])" office:value-type="float" office:value="0" calcext:value-type="float">
            <text:p>0</text:p>
          </table:table-cell>
          <table:table-cell table:number-matrix-columns-spanned="1" table:number-matrix-rows-spanned="1" table:formula="of:=INDEX([$military_assets.E$1:.E$1048576];[$mil_ass_all.$B25])" office:value-type="float" office:value="2" calcext:value-type="float">
            <text:p>2</text:p>
          </table:table-cell>
          <table:table-cell table:number-matrix-columns-spanned="1" table:number-matrix-rows-spanned="1" table:formula="of:=INDEX([$military_assets.F$1:.F$1048576];[$mil_ass_all.$B25])" office:value-type="float" office:value="4" calcext:value-type="float">
            <text:p>4</text:p>
          </table:table-cell>
          <table:table-cell table:number-matrix-columns-spanned="1" table:number-matrix-rows-spanned="1" table:formula="of:=INDEX([$military_assets.G$1:.G$1048576];[$mil_ass_all.$B25])" office:value-type="float" office:value="3" calcext:value-type="float">
            <text:p>3</text:p>
          </table:table-cell>
          <table:table-cell table:number-matrix-columns-spanned="1" table:number-matrix-rows-spanned="1" table:formula="of:=INDEX([$military_assets.H$1:.H$1048576];[$mil_ass_all.$B25])" office:value-type="float" office:value="3" calcext:value-type="float">
            <text:p>3</text:p>
          </table:table-cell>
          <table:table-cell table:number-matrix-columns-spanned="1" table:number-matrix-rows-spanned="1" table:formula="of:=INDEX([$military_assets.I$1:.I$1048576];[$mil_ass_all.$B25])" office:value-type="string" office:string-value="USN" calcext:value-type="string">
            <text:p>USN</text:p>
          </table:table-cell>
          <table:table-cell table:number-matrix-columns-spanned="1" table:number-matrix-rows-spanned="1" table:formula="of:=INDEX([$military_assets.J$1:.J$1048576];[$mil_ass_all.$B25])" office:value-type="string" office:string-value="Ship" calcext:value-type="string">
            <text:p>Ship</text:p>
          </table:table-cell>
          <table:table-cell table:number-matrix-columns-spanned="1" table:number-matrix-rows-spanned="1" table:formula="of:=INDEX([$military_assets.K$1:.K$1048576];[$mil_ass_all.$B25])" office:value-type="string" office:string-value="Hidden: Can be played face down. " calcext:value-type="string">
            <text:p>Hidden: Can be played face down. </text:p>
          </table:table-cell>
          <table:table-cell table:number-matrix-columns-spanned="1" table:number-matrix-rows-spanned="1" table:formula="of:=INDEX([$military_assets.L$1:.L$1048576];[$mil_ass_all.$B25])" office:value-type="string" office:string-value="Images/zumwalt.jpg" calcext:value-type="string">
            <text:p>Images/zumwalt.jpg</text:p>
          </table:table-cell>
          <table:table-cell table:number-matrix-columns-spanned="1" table:number-matrix-rows-spanned="1" table:formula="of:=INDEX([$military_assets.M$1:.M$1048576];[$mil_ass_all.$B25])" office:value-type="string" office:string-value="With a cost of $1M per shot from its main howitzer, it is important for the crew of a Zumwalt to aim carefully." calcext:value-type="string">
            <text:p>With a cost of $1M per shot from its main howitzer, it is important for the crew of a Zumwalt to aim carefully.</text:p>
          </table:table-cell>
          <table:table-cell table:number-matrix-columns-spanned="1" table:number-matrix-rows-spanned="1" table:formula="of:=INDEX([$military_assets.N$1:.N$1048576];[$mil_ass_all.$B25])"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2" calcext:value-type="float">
            <text:p>12</text:p>
          </table:table-cell>
          <table:table-cell table:style-name="ce16" office:value-type="string" calcext:value-type="string">
            <text:p>Tophatters</text:p>
          </table:table-cell>
          <table:table-cell table:number-matrix-columns-spanned="1" table:number-matrix-rows-spanned="1" table:formula="of:=INDEX([$military_assets.A$1:.A$1048576];[$mil_ass_all.$B26])" office:value-type="string" office:string-value="F/A-18E Superhornet" calcext:value-type="string">
            <text:p>F/A-18E Superhornet</text:p>
          </table:table-cell>
          <table:table-cell table:number-matrix-columns-spanned="1" table:number-matrix-rows-spanned="1" table:formula="of:=INDEX([$military_assets.B$1:.B$1048576];[$mil_ass_all.$B26])" office:value-type="float" office:value="0" calcext:value-type="float">
            <text:p>0</text:p>
          </table:table-cell>
          <table:table-cell table:number-matrix-columns-spanned="1" table:number-matrix-rows-spanned="1" table:formula="of:=INDEX([$military_assets.C$1:.C$1048576];[$mil_ass_all.$B26])" office:value-type="float" office:value="0" calcext:value-type="float">
            <text:p>0</text:p>
          </table:table-cell>
          <table:table-cell table:number-matrix-columns-spanned="1" table:number-matrix-rows-spanned="1" table:formula="of:=INDEX([$military_assets.D$1:.D$1048576];[$mil_ass_all.$B26])" office:value-type="float" office:value="0" calcext:value-type="float">
            <text:p>0</text:p>
          </table:table-cell>
          <table:table-cell table:number-matrix-columns-spanned="1" table:number-matrix-rows-spanned="1" table:formula="of:=INDEX([$military_assets.E$1:.E$1048576];[$mil_ass_all.$B26])" office:value-type="float" office:value="4" calcext:value-type="float">
            <text:p>4</text:p>
          </table:table-cell>
          <table:table-cell table:number-matrix-columns-spanned="1" table:number-matrix-rows-spanned="1" table:formula="of:=INDEX([$military_assets.F$1:.F$1048576];[$mil_ass_all.$B26])" office:value-type="float" office:value="4" calcext:value-type="float">
            <text:p>4</text:p>
          </table:table-cell>
          <table:table-cell table:number-matrix-columns-spanned="1" table:number-matrix-rows-spanned="1" table:formula="of:=INDEX([$military_assets.G$1:.G$1048576];[$mil_ass_all.$B26])" office:value-type="float" office:value="3" calcext:value-type="float">
            <text:p>3</text:p>
          </table:table-cell>
          <table:table-cell table:number-matrix-columns-spanned="1" table:number-matrix-rows-spanned="1" table:formula="of:=INDEX([$military_assets.H$1:.H$1048576];[$mil_ass_all.$B26])" office:value-type="float" office:value="2" calcext:value-type="float">
            <text:p>2</text:p>
          </table:table-cell>
          <table:table-cell table:number-matrix-columns-spanned="1" table:number-matrix-rows-spanned="1" table:formula="of:=INDEX([$military_assets.I$1:.I$1048576];[$mil_ass_all.$B26])" office:value-type="string" office:string-value="USN" calcext:value-type="string">
            <text:p>USN</text:p>
          </table:table-cell>
          <table:table-cell table:number-matrix-columns-spanned="1" table:number-matrix-rows-spanned="1" table:formula="of:=INDEX([$military_assets.J$1:.J$1048576];[$mil_ass_all.$B26])" office:value-type="string" office:string-value="Squadron" calcext:value-type="string">
            <text:p>Squadron</text:p>
          </table:table-cell>
          <table:table-cell table:number-matrix-columns-spanned="1" table:number-matrix-rows-spanned="1" table:formula="of:=INDEX([$military_assets.K$1:.K$1048576];[$mil_ass_all.$B26])"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all.$B26])" office:value-type="string" office:string-value="Images/f18.jpg" calcext:value-type="string">
            <text:p>Images/f18.jpg</text:p>
          </table:table-cell>
          <table:table-cell table:number-matrix-columns-spanned="1" table:number-matrix-rows-spanned="1" table:formula="of:=INDEX([$military_assets.M$1:.M$1048576];[$mil_ass_all.$B26])"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all.$B26])"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2" calcext:value-type="float">
            <text:p>12</text:p>
          </table:table-cell>
          <table:table-cell table:style-name="ce16" office:value-type="string" calcext:value-type="string">
            <text:p>Sidewinders</text:p>
          </table:table-cell>
          <table:table-cell table:number-matrix-columns-spanned="1" table:number-matrix-rows-spanned="1" table:formula="of:=INDEX([$military_assets.A$1:.A$1048576];[$mil_ass_all.$B27])" office:value-type="string" office:string-value="F/A-18E Superhornet" calcext:value-type="string">
            <text:p>F/A-18E Superhornet</text:p>
          </table:table-cell>
          <table:table-cell table:number-matrix-columns-spanned="1" table:number-matrix-rows-spanned="1" table:formula="of:=INDEX([$military_assets.B$1:.B$1048576];[$mil_ass_all.$B27])" office:value-type="float" office:value="0" calcext:value-type="float">
            <text:p>0</text:p>
          </table:table-cell>
          <table:table-cell table:number-matrix-columns-spanned="1" table:number-matrix-rows-spanned="1" table:formula="of:=INDEX([$military_assets.C$1:.C$1048576];[$mil_ass_all.$B27])" office:value-type="float" office:value="0" calcext:value-type="float">
            <text:p>0</text:p>
          </table:table-cell>
          <table:table-cell table:number-matrix-columns-spanned="1" table:number-matrix-rows-spanned="1" table:formula="of:=INDEX([$military_assets.D$1:.D$1048576];[$mil_ass_all.$B27])" office:value-type="float" office:value="0" calcext:value-type="float">
            <text:p>0</text:p>
          </table:table-cell>
          <table:table-cell table:number-matrix-columns-spanned="1" table:number-matrix-rows-spanned="1" table:formula="of:=INDEX([$military_assets.E$1:.E$1048576];[$mil_ass_all.$B27])" office:value-type="float" office:value="4" calcext:value-type="float">
            <text:p>4</text:p>
          </table:table-cell>
          <table:table-cell table:number-matrix-columns-spanned="1" table:number-matrix-rows-spanned="1" table:formula="of:=INDEX([$military_assets.F$1:.F$1048576];[$mil_ass_all.$B27])" office:value-type="float" office:value="4" calcext:value-type="float">
            <text:p>4</text:p>
          </table:table-cell>
          <table:table-cell table:number-matrix-columns-spanned="1" table:number-matrix-rows-spanned="1" table:formula="of:=INDEX([$military_assets.G$1:.G$1048576];[$mil_ass_all.$B27])" office:value-type="float" office:value="3" calcext:value-type="float">
            <text:p>3</text:p>
          </table:table-cell>
          <table:table-cell table:number-matrix-columns-spanned="1" table:number-matrix-rows-spanned="1" table:formula="of:=INDEX([$military_assets.H$1:.H$1048576];[$mil_ass_all.$B27])" office:value-type="float" office:value="2" calcext:value-type="float">
            <text:p>2</text:p>
          </table:table-cell>
          <table:table-cell table:number-matrix-columns-spanned="1" table:number-matrix-rows-spanned="1" table:formula="of:=INDEX([$military_assets.I$1:.I$1048576];[$mil_ass_all.$B27])" office:value-type="string" office:string-value="USN" calcext:value-type="string">
            <text:p>USN</text:p>
          </table:table-cell>
          <table:table-cell table:number-matrix-columns-spanned="1" table:number-matrix-rows-spanned="1" table:formula="of:=INDEX([$military_assets.J$1:.J$1048576];[$mil_ass_all.$B27])" office:value-type="string" office:string-value="Squadron" calcext:value-type="string">
            <text:p>Squadron</text:p>
          </table:table-cell>
          <table:table-cell table:number-matrix-columns-spanned="1" table:number-matrix-rows-spanned="1" table:formula="of:=INDEX([$military_assets.K$1:.K$1048576];[$mil_ass_all.$B27])"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all.$B27])" office:value-type="string" office:string-value="Images/f18.jpg" calcext:value-type="string">
            <text:p>Images/f18.jpg</text:p>
          </table:table-cell>
          <table:table-cell table:number-matrix-columns-spanned="1" table:number-matrix-rows-spanned="1" table:formula="of:=INDEX([$military_assets.M$1:.M$1048576];[$mil_ass_all.$B27])"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all.$B27])"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2" calcext:value-type="float">
            <text:p>12</text:p>
          </table:table-cell>
          <table:table-cell table:style-name="ce16" office:value-type="string" calcext:value-type="string">
            <text:p>Eagles</text:p>
          </table:table-cell>
          <table:table-cell table:number-matrix-columns-spanned="1" table:number-matrix-rows-spanned="1" table:formula="of:=INDEX([$military_assets.A$1:.A$1048576];[$mil_ass_all.$B28])" office:value-type="string" office:string-value="F/A-18E Superhornet" calcext:value-type="string">
            <text:p>F/A-18E Superhornet</text:p>
          </table:table-cell>
          <table:table-cell table:number-matrix-columns-spanned="1" table:number-matrix-rows-spanned="1" table:formula="of:=INDEX([$military_assets.B$1:.B$1048576];[$mil_ass_all.$B28])" office:value-type="float" office:value="0" calcext:value-type="float">
            <text:p>0</text:p>
          </table:table-cell>
          <table:table-cell table:number-matrix-columns-spanned="1" table:number-matrix-rows-spanned="1" table:formula="of:=INDEX([$military_assets.C$1:.C$1048576];[$mil_ass_all.$B28])" office:value-type="float" office:value="0" calcext:value-type="float">
            <text:p>0</text:p>
          </table:table-cell>
          <table:table-cell table:number-matrix-columns-spanned="1" table:number-matrix-rows-spanned="1" table:formula="of:=INDEX([$military_assets.D$1:.D$1048576];[$mil_ass_all.$B28])" office:value-type="float" office:value="0" calcext:value-type="float">
            <text:p>0</text:p>
          </table:table-cell>
          <table:table-cell table:number-matrix-columns-spanned="1" table:number-matrix-rows-spanned="1" table:formula="of:=INDEX([$military_assets.E$1:.E$1048576];[$mil_ass_all.$B28])" office:value-type="float" office:value="4" calcext:value-type="float">
            <text:p>4</text:p>
          </table:table-cell>
          <table:table-cell table:number-matrix-columns-spanned="1" table:number-matrix-rows-spanned="1" table:formula="of:=INDEX([$military_assets.F$1:.F$1048576];[$mil_ass_all.$B28])" office:value-type="float" office:value="4" calcext:value-type="float">
            <text:p>4</text:p>
          </table:table-cell>
          <table:table-cell table:number-matrix-columns-spanned="1" table:number-matrix-rows-spanned="1" table:formula="of:=INDEX([$military_assets.G$1:.G$1048576];[$mil_ass_all.$B28])" office:value-type="float" office:value="3" calcext:value-type="float">
            <text:p>3</text:p>
          </table:table-cell>
          <table:table-cell table:number-matrix-columns-spanned="1" table:number-matrix-rows-spanned="1" table:formula="of:=INDEX([$military_assets.H$1:.H$1048576];[$mil_ass_all.$B28])" office:value-type="float" office:value="2" calcext:value-type="float">
            <text:p>2</text:p>
          </table:table-cell>
          <table:table-cell table:number-matrix-columns-spanned="1" table:number-matrix-rows-spanned="1" table:formula="of:=INDEX([$military_assets.I$1:.I$1048576];[$mil_ass_all.$B28])" office:value-type="string" office:string-value="USN" calcext:value-type="string">
            <text:p>USN</text:p>
          </table:table-cell>
          <table:table-cell table:number-matrix-columns-spanned="1" table:number-matrix-rows-spanned="1" table:formula="of:=INDEX([$military_assets.J$1:.J$1048576];[$mil_ass_all.$B28])" office:value-type="string" office:string-value="Squadron" calcext:value-type="string">
            <text:p>Squadron</text:p>
          </table:table-cell>
          <table:table-cell table:number-matrix-columns-spanned="1" table:number-matrix-rows-spanned="1" table:formula="of:=INDEX([$military_assets.K$1:.K$1048576];[$mil_ass_all.$B28])"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all.$B28])" office:value-type="string" office:string-value="Images/f18.jpg" calcext:value-type="string">
            <text:p>Images/f18.jpg</text:p>
          </table:table-cell>
          <table:table-cell table:number-matrix-columns-spanned="1" table:number-matrix-rows-spanned="1" table:formula="of:=INDEX([$military_assets.M$1:.M$1048576];[$mil_ass_all.$B28])"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all.$B28])"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2" calcext:value-type="float">
            <text:p>12</text:p>
          </table:table-cell>
          <table:table-cell table:style-name="ce16" office:value-type="string" calcext:value-type="string">
            <text:p>Warhawks</text:p>
          </table:table-cell>
          <table:table-cell table:number-matrix-columns-spanned="1" table:number-matrix-rows-spanned="1" table:formula="of:=INDEX([$military_assets.A$1:.A$1048576];[$mil_ass_all.$B29])" office:value-type="string" office:string-value="F/A-18E Superhornet" calcext:value-type="string">
            <text:p>F/A-18E Superhornet</text:p>
          </table:table-cell>
          <table:table-cell table:number-matrix-columns-spanned="1" table:number-matrix-rows-spanned="1" table:formula="of:=INDEX([$military_assets.B$1:.B$1048576];[$mil_ass_all.$B29])" office:value-type="float" office:value="0" calcext:value-type="float">
            <text:p>0</text:p>
          </table:table-cell>
          <table:table-cell table:number-matrix-columns-spanned="1" table:number-matrix-rows-spanned="1" table:formula="of:=INDEX([$military_assets.C$1:.C$1048576];[$mil_ass_all.$B29])" office:value-type="float" office:value="0" calcext:value-type="float">
            <text:p>0</text:p>
          </table:table-cell>
          <table:table-cell table:number-matrix-columns-spanned="1" table:number-matrix-rows-spanned="1" table:formula="of:=INDEX([$military_assets.D$1:.D$1048576];[$mil_ass_all.$B29])" office:value-type="float" office:value="0" calcext:value-type="float">
            <text:p>0</text:p>
          </table:table-cell>
          <table:table-cell table:number-matrix-columns-spanned="1" table:number-matrix-rows-spanned="1" table:formula="of:=INDEX([$military_assets.E$1:.E$1048576];[$mil_ass_all.$B29])" office:value-type="float" office:value="4" calcext:value-type="float">
            <text:p>4</text:p>
          </table:table-cell>
          <table:table-cell table:number-matrix-columns-spanned="1" table:number-matrix-rows-spanned="1" table:formula="of:=INDEX([$military_assets.F$1:.F$1048576];[$mil_ass_all.$B29])" office:value-type="float" office:value="4" calcext:value-type="float">
            <text:p>4</text:p>
          </table:table-cell>
          <table:table-cell table:number-matrix-columns-spanned="1" table:number-matrix-rows-spanned="1" table:formula="of:=INDEX([$military_assets.G$1:.G$1048576];[$mil_ass_all.$B29])" office:value-type="float" office:value="3" calcext:value-type="float">
            <text:p>3</text:p>
          </table:table-cell>
          <table:table-cell table:number-matrix-columns-spanned="1" table:number-matrix-rows-spanned="1" table:formula="of:=INDEX([$military_assets.H$1:.H$1048576];[$mil_ass_all.$B29])" office:value-type="float" office:value="2" calcext:value-type="float">
            <text:p>2</text:p>
          </table:table-cell>
          <table:table-cell table:number-matrix-columns-spanned="1" table:number-matrix-rows-spanned="1" table:formula="of:=INDEX([$military_assets.I$1:.I$1048576];[$mil_ass_all.$B29])" office:value-type="string" office:string-value="USN" calcext:value-type="string">
            <text:p>USN</text:p>
          </table:table-cell>
          <table:table-cell table:number-matrix-columns-spanned="1" table:number-matrix-rows-spanned="1" table:formula="of:=INDEX([$military_assets.J$1:.J$1048576];[$mil_ass_all.$B29])" office:value-type="string" office:string-value="Squadron" calcext:value-type="string">
            <text:p>Squadron</text:p>
          </table:table-cell>
          <table:table-cell table:number-matrix-columns-spanned="1" table:number-matrix-rows-spanned="1" table:formula="of:=INDEX([$military_assets.K$1:.K$1048576];[$mil_ass_all.$B29])"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all.$B29])" office:value-type="string" office:string-value="Images/f18.jpg" calcext:value-type="string">
            <text:p>Images/f18.jpg</text:p>
          </table:table-cell>
          <table:table-cell table:number-matrix-columns-spanned="1" table:number-matrix-rows-spanned="1" table:formula="of:=INDEX([$military_assets.M$1:.M$1048576];[$mil_ass_all.$B29])"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all.$B29])"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2" calcext:value-type="float">
            <text:p>12</text:p>
          </table:table-cell>
          <table:table-cell table:style-name="ce16" office:value-type="string" calcext:value-type="string">
            <text:p>Vigilantes</text:p>
          </table:table-cell>
          <table:table-cell table:number-matrix-columns-spanned="1" table:number-matrix-rows-spanned="1" table:formula="of:=INDEX([$military_assets.A$1:.A$1048576];[$mil_ass_all.$B30])" office:value-type="string" office:string-value="F/A-18E Superhornet" calcext:value-type="string">
            <text:p>F/A-18E Superhornet</text:p>
          </table:table-cell>
          <table:table-cell table:number-matrix-columns-spanned="1" table:number-matrix-rows-spanned="1" table:formula="of:=INDEX([$military_assets.B$1:.B$1048576];[$mil_ass_all.$B30])" office:value-type="float" office:value="0" calcext:value-type="float">
            <text:p>0</text:p>
          </table:table-cell>
          <table:table-cell table:number-matrix-columns-spanned="1" table:number-matrix-rows-spanned="1" table:formula="of:=INDEX([$military_assets.C$1:.C$1048576];[$mil_ass_all.$B30])" office:value-type="float" office:value="0" calcext:value-type="float">
            <text:p>0</text:p>
          </table:table-cell>
          <table:table-cell table:number-matrix-columns-spanned="1" table:number-matrix-rows-spanned="1" table:formula="of:=INDEX([$military_assets.D$1:.D$1048576];[$mil_ass_all.$B30])" office:value-type="float" office:value="0" calcext:value-type="float">
            <text:p>0</text:p>
          </table:table-cell>
          <table:table-cell table:number-matrix-columns-spanned="1" table:number-matrix-rows-spanned="1" table:formula="of:=INDEX([$military_assets.E$1:.E$1048576];[$mil_ass_all.$B30])" office:value-type="float" office:value="4" calcext:value-type="float">
            <text:p>4</text:p>
          </table:table-cell>
          <table:table-cell table:number-matrix-columns-spanned="1" table:number-matrix-rows-spanned="1" table:formula="of:=INDEX([$military_assets.F$1:.F$1048576];[$mil_ass_all.$B30])" office:value-type="float" office:value="4" calcext:value-type="float">
            <text:p>4</text:p>
          </table:table-cell>
          <table:table-cell table:number-matrix-columns-spanned="1" table:number-matrix-rows-spanned="1" table:formula="of:=INDEX([$military_assets.G$1:.G$1048576];[$mil_ass_all.$B30])" office:value-type="float" office:value="3" calcext:value-type="float">
            <text:p>3</text:p>
          </table:table-cell>
          <table:table-cell table:number-matrix-columns-spanned="1" table:number-matrix-rows-spanned="1" table:formula="of:=INDEX([$military_assets.H$1:.H$1048576];[$mil_ass_all.$B30])" office:value-type="float" office:value="2" calcext:value-type="float">
            <text:p>2</text:p>
          </table:table-cell>
          <table:table-cell table:number-matrix-columns-spanned="1" table:number-matrix-rows-spanned="1" table:formula="of:=INDEX([$military_assets.I$1:.I$1048576];[$mil_ass_all.$B30])" office:value-type="string" office:string-value="USN" calcext:value-type="string">
            <text:p>USN</text:p>
          </table:table-cell>
          <table:table-cell table:number-matrix-columns-spanned="1" table:number-matrix-rows-spanned="1" table:formula="of:=INDEX([$military_assets.J$1:.J$1048576];[$mil_ass_all.$B30])" office:value-type="string" office:string-value="Squadron" calcext:value-type="string">
            <text:p>Squadron</text:p>
          </table:table-cell>
          <table:table-cell table:number-matrix-columns-spanned="1" table:number-matrix-rows-spanned="1" table:formula="of:=INDEX([$military_assets.K$1:.K$1048576];[$mil_ass_all.$B30])"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all.$B30])" office:value-type="string" office:string-value="Images/f18.jpg" calcext:value-type="string">
            <text:p>Images/f18.jpg</text:p>
          </table:table-cell>
          <table:table-cell table:number-matrix-columns-spanned="1" table:number-matrix-rows-spanned="1" table:formula="of:=INDEX([$military_assets.M$1:.M$1048576];[$mil_ass_all.$B30])"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all.$B30])"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3" calcext:value-type="float">
            <text:p>13</text:p>
          </table:table-cell>
          <table:table-cell table:style-name="ce16" office:value-type="string" calcext:value-type="string">
            <text:p>Green Knights</text:p>
          </table:table-cell>
          <table:table-cell table:number-matrix-columns-spanned="1" table:number-matrix-rows-spanned="1" table:formula="of:=INDEX([$military_assets.A$1:.A$1048576];[$mil_ass_all.$B31])" office:value-type="string" office:string-value="F-35B Lightning II" calcext:value-type="string">
            <text:p>F-35B Lightning II</text:p>
          </table:table-cell>
          <table:table-cell table:number-matrix-columns-spanned="1" table:number-matrix-rows-spanned="1" table:formula="of:=INDEX([$military_assets.B$1:.B$1048576];[$mil_ass_all.$B31])" office:value-type="float" office:value="0" calcext:value-type="float">
            <text:p>0</text:p>
          </table:table-cell>
          <table:table-cell table:number-matrix-columns-spanned="1" table:number-matrix-rows-spanned="1" table:formula="of:=INDEX([$military_assets.C$1:.C$1048576];[$mil_ass_all.$B31])" office:value-type="float" office:value="0" calcext:value-type="float">
            <text:p>0</text:p>
          </table:table-cell>
          <table:table-cell table:number-matrix-columns-spanned="1" table:number-matrix-rows-spanned="1" table:formula="of:=INDEX([$military_assets.D$1:.D$1048576];[$mil_ass_all.$B31])" office:value-type="float" office:value="0" calcext:value-type="float">
            <text:p>0</text:p>
          </table:table-cell>
          <table:table-cell table:number-matrix-columns-spanned="1" table:number-matrix-rows-spanned="1" table:formula="of:=INDEX([$military_assets.E$1:.E$1048576];[$mil_ass_all.$B31])" office:value-type="float" office:value="4" calcext:value-type="float">
            <text:p>4</text:p>
          </table:table-cell>
          <table:table-cell table:number-matrix-columns-spanned="1" table:number-matrix-rows-spanned="1" table:formula="of:=INDEX([$military_assets.F$1:.F$1048576];[$mil_ass_all.$B31])" office:value-type="float" office:value="3" calcext:value-type="float">
            <text:p>3</text:p>
          </table:table-cell>
          <table:table-cell table:number-matrix-columns-spanned="1" table:number-matrix-rows-spanned="1" table:formula="of:=INDEX([$military_assets.G$1:.G$1048576];[$mil_ass_all.$B31])" office:value-type="float" office:value="2" calcext:value-type="float">
            <text:p>2</text:p>
          </table:table-cell>
          <table:table-cell table:number-matrix-columns-spanned="1" table:number-matrix-rows-spanned="1" table:formula="of:=INDEX([$military_assets.H$1:.H$1048576];[$mil_ass_all.$B31])" office:value-type="float" office:value="3" calcext:value-type="float">
            <text:p>3</text:p>
          </table:table-cell>
          <table:table-cell table:number-matrix-columns-spanned="1" table:number-matrix-rows-spanned="1" table:formula="of:=INDEX([$military_assets.I$1:.I$1048576];[$mil_ass_all.$B31])" office:value-type="string" office:string-value="USN" calcext:value-type="string">
            <text:p>USN</text:p>
          </table:table-cell>
          <table:table-cell table:number-matrix-columns-spanned="1" table:number-matrix-rows-spanned="1" table:formula="of:=INDEX([$military_assets.J$1:.J$1048576];[$mil_ass_all.$B31])" office:value-type="string" office:string-value="Squadron" calcext:value-type="string">
            <text:p>Squadron</text:p>
          </table:table-cell>
          <table:table-cell table:number-matrix-columns-spanned="1" table:number-matrix-rows-spanned="1" table:formula="of:=INDEX([$military_assets.K$1:.K$1048576];[$mil_ass_all.$B31])" office:value-type="string" office:string-value="Hidden: Can be played face down. &#10;Ambush: This asset deals damage during the Ambush Damage Step.&#10;VTOL-Compatible." calcext:value-type="string">
            <text:p>Hidden: Can be played face down. </text:p>
            <text:p>Ambush: This asset deals damage during the Ambush Damage Step.</text:p>
            <text:p>VTOL-Compatible.</text:p>
          </table:table-cell>
          <table:table-cell table:number-matrix-columns-spanned="1" table:number-matrix-rows-spanned="1" table:formula="of:=INDEX([$military_assets.L$1:.L$1048576];[$mil_ass_all.$B31])" office:value-type="string" office:string-value="Images/f35b.jpg" calcext:value-type="string">
            <text:p>Images/f35b.jpg</text:p>
          </table:table-cell>
          <table:table-cell table:number-matrix-columns-spanned="1" table:number-matrix-rows-spanned="1" table:formula="of:=INDEX([$military_assets.M$1:.M$1048576];[$mil_ass_all.$B31])" office:value-type="string" office:string-value="The F-35B is a special variant of the F-35 capable of taking off and landing vertically. This allows it to be stationed on smaller carriers that have typically not been able to field cutting-edge aircraft." calcext:value-type="string">
            <text:p>The F-35B is a special variant of the F-35 capable of taking off and landing vertically. This allows it to be stationed on smaller carriers that have typically not been able to field cutting-edge aircraft.</text:p>
          </table:table-cell>
          <table:table-cell table:number-matrix-columns-spanned="1" table:number-matrix-rows-spanned="1" table:formula="of:=INDEX([$military_assets.N$1:.N$1048576];[$mil_ass_all.$B31])"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3" calcext:value-type="float">
            <text:p>13</text:p>
          </table:table-cell>
          <table:table-cell table:style-name="ce16" office:value-type="string" calcext:value-type="string">
            <text:p>Flying Leathernecks</text:p>
          </table:table-cell>
          <table:table-cell table:number-matrix-columns-spanned="1" table:number-matrix-rows-spanned="1" table:formula="of:=INDEX([$military_assets.A$1:.A$1048576];[$mil_ass_all.$B32])" office:value-type="string" office:string-value="F-35B Lightning II" calcext:value-type="string">
            <text:p>F-35B Lightning II</text:p>
          </table:table-cell>
          <table:table-cell table:number-matrix-columns-spanned="1" table:number-matrix-rows-spanned="1" table:formula="of:=INDEX([$military_assets.B$1:.B$1048576];[$mil_ass_all.$B32])" office:value-type="float" office:value="0" calcext:value-type="float">
            <text:p>0</text:p>
          </table:table-cell>
          <table:table-cell table:number-matrix-columns-spanned="1" table:number-matrix-rows-spanned="1" table:formula="of:=INDEX([$military_assets.C$1:.C$1048576];[$mil_ass_all.$B32])" office:value-type="float" office:value="0" calcext:value-type="float">
            <text:p>0</text:p>
          </table:table-cell>
          <table:table-cell table:number-matrix-columns-spanned="1" table:number-matrix-rows-spanned="1" table:formula="of:=INDEX([$military_assets.D$1:.D$1048576];[$mil_ass_all.$B32])" office:value-type="float" office:value="0" calcext:value-type="float">
            <text:p>0</text:p>
          </table:table-cell>
          <table:table-cell table:number-matrix-columns-spanned="1" table:number-matrix-rows-spanned="1" table:formula="of:=INDEX([$military_assets.E$1:.E$1048576];[$mil_ass_all.$B32])" office:value-type="float" office:value="4" calcext:value-type="float">
            <text:p>4</text:p>
          </table:table-cell>
          <table:table-cell table:number-matrix-columns-spanned="1" table:number-matrix-rows-spanned="1" table:formula="of:=INDEX([$military_assets.F$1:.F$1048576];[$mil_ass_all.$B32])" office:value-type="float" office:value="3" calcext:value-type="float">
            <text:p>3</text:p>
          </table:table-cell>
          <table:table-cell table:number-matrix-columns-spanned="1" table:number-matrix-rows-spanned="1" table:formula="of:=INDEX([$military_assets.G$1:.G$1048576];[$mil_ass_all.$B32])" office:value-type="float" office:value="2" calcext:value-type="float">
            <text:p>2</text:p>
          </table:table-cell>
          <table:table-cell table:number-matrix-columns-spanned="1" table:number-matrix-rows-spanned="1" table:formula="of:=INDEX([$military_assets.H$1:.H$1048576];[$mil_ass_all.$B32])" office:value-type="float" office:value="3" calcext:value-type="float">
            <text:p>3</text:p>
          </table:table-cell>
          <table:table-cell table:number-matrix-columns-spanned="1" table:number-matrix-rows-spanned="1" table:formula="of:=INDEX([$military_assets.I$1:.I$1048576];[$mil_ass_all.$B32])" office:value-type="string" office:string-value="USN" calcext:value-type="string">
            <text:p>USN</text:p>
          </table:table-cell>
          <table:table-cell table:number-matrix-columns-spanned="1" table:number-matrix-rows-spanned="1" table:formula="of:=INDEX([$military_assets.J$1:.J$1048576];[$mil_ass_all.$B32])" office:value-type="string" office:string-value="Squadron" calcext:value-type="string">
            <text:p>Squadron</text:p>
          </table:table-cell>
          <table:table-cell table:number-matrix-columns-spanned="1" table:number-matrix-rows-spanned="1" table:formula="of:=INDEX([$military_assets.K$1:.K$1048576];[$mil_ass_all.$B32])" office:value-type="string" office:string-value="Hidden: Can be played face down. &#10;Ambush: This asset deals damage during the Ambush Damage Step.&#10;VTOL-Compatible." calcext:value-type="string">
            <text:p>Hidden: Can be played face down. </text:p>
            <text:p>Ambush: This asset deals damage during the Ambush Damage Step.</text:p>
            <text:p>VTOL-Compatible.</text:p>
          </table:table-cell>
          <table:table-cell table:number-matrix-columns-spanned="1" table:number-matrix-rows-spanned="1" table:formula="of:=INDEX([$military_assets.L$1:.L$1048576];[$mil_ass_all.$B32])" office:value-type="string" office:string-value="Images/f35b.jpg" calcext:value-type="string">
            <text:p>Images/f35b.jpg</text:p>
          </table:table-cell>
          <table:table-cell table:number-matrix-columns-spanned="1" table:number-matrix-rows-spanned="1" table:formula="of:=INDEX([$military_assets.M$1:.M$1048576];[$mil_ass_all.$B32])" office:value-type="string" office:string-value="The F-35B is a special variant of the F-35 capable of taking off and landing vertically. This allows it to be stationed on smaller carriers that have typically not been able to field cutting-edge aircraft." calcext:value-type="string">
            <text:p>The F-35B is a special variant of the F-35 capable of taking off and landing vertically. This allows it to be stationed on smaller carriers that have typically not been able to field cutting-edge aircraft.</text:p>
          </table:table-cell>
          <table:table-cell table:number-matrix-columns-spanned="1" table:number-matrix-rows-spanned="1" table:formula="of:=INDEX([$military_assets.N$1:.N$1048576];[$mil_ass_all.$B32])"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3" calcext:value-type="float">
            <text:p>13</text:p>
          </table:table-cell>
          <table:table-cell table:style-name="ce16" office:value-type="string" calcext:value-type="string">
            <text:p>Wake Island Avengers</text:p>
          </table:table-cell>
          <table:table-cell table:number-matrix-columns-spanned="1" table:number-matrix-rows-spanned="1" table:formula="of:=INDEX([$military_assets.A$1:.A$1048576];[$mil_ass_all.$B33])" office:value-type="string" office:string-value="F-35B Lightning II" calcext:value-type="string">
            <text:p>F-35B Lightning II</text:p>
          </table:table-cell>
          <table:table-cell table:number-matrix-columns-spanned="1" table:number-matrix-rows-spanned="1" table:formula="of:=INDEX([$military_assets.B$1:.B$1048576];[$mil_ass_all.$B33])" office:value-type="float" office:value="0" calcext:value-type="float">
            <text:p>0</text:p>
          </table:table-cell>
          <table:table-cell table:number-matrix-columns-spanned="1" table:number-matrix-rows-spanned="1" table:formula="of:=INDEX([$military_assets.C$1:.C$1048576];[$mil_ass_all.$B33])" office:value-type="float" office:value="0" calcext:value-type="float">
            <text:p>0</text:p>
          </table:table-cell>
          <table:table-cell table:number-matrix-columns-spanned="1" table:number-matrix-rows-spanned="1" table:formula="of:=INDEX([$military_assets.D$1:.D$1048576];[$mil_ass_all.$B33])" office:value-type="float" office:value="0" calcext:value-type="float">
            <text:p>0</text:p>
          </table:table-cell>
          <table:table-cell table:number-matrix-columns-spanned="1" table:number-matrix-rows-spanned="1" table:formula="of:=INDEX([$military_assets.E$1:.E$1048576];[$mil_ass_all.$B33])" office:value-type="float" office:value="4" calcext:value-type="float">
            <text:p>4</text:p>
          </table:table-cell>
          <table:table-cell table:number-matrix-columns-spanned="1" table:number-matrix-rows-spanned="1" table:formula="of:=INDEX([$military_assets.F$1:.F$1048576];[$mil_ass_all.$B33])" office:value-type="float" office:value="3" calcext:value-type="float">
            <text:p>3</text:p>
          </table:table-cell>
          <table:table-cell table:number-matrix-columns-spanned="1" table:number-matrix-rows-spanned="1" table:formula="of:=INDEX([$military_assets.G$1:.G$1048576];[$mil_ass_all.$B33])" office:value-type="float" office:value="2" calcext:value-type="float">
            <text:p>2</text:p>
          </table:table-cell>
          <table:table-cell table:number-matrix-columns-spanned="1" table:number-matrix-rows-spanned="1" table:formula="of:=INDEX([$military_assets.H$1:.H$1048576];[$mil_ass_all.$B33])" office:value-type="float" office:value="3" calcext:value-type="float">
            <text:p>3</text:p>
          </table:table-cell>
          <table:table-cell table:number-matrix-columns-spanned="1" table:number-matrix-rows-spanned="1" table:formula="of:=INDEX([$military_assets.I$1:.I$1048576];[$mil_ass_all.$B33])" office:value-type="string" office:string-value="USN" calcext:value-type="string">
            <text:p>USN</text:p>
          </table:table-cell>
          <table:table-cell table:number-matrix-columns-spanned="1" table:number-matrix-rows-spanned="1" table:formula="of:=INDEX([$military_assets.J$1:.J$1048576];[$mil_ass_all.$B33])" office:value-type="string" office:string-value="Squadron" calcext:value-type="string">
            <text:p>Squadron</text:p>
          </table:table-cell>
          <table:table-cell table:number-matrix-columns-spanned="1" table:number-matrix-rows-spanned="1" table:formula="of:=INDEX([$military_assets.K$1:.K$1048576];[$mil_ass_all.$B33])" office:value-type="string" office:string-value="Hidden: Can be played face down. &#10;Ambush: This asset deals damage during the Ambush Damage Step.&#10;VTOL-Compatible." calcext:value-type="string">
            <text:p>Hidden: Can be played face down. </text:p>
            <text:p>Ambush: This asset deals damage during the Ambush Damage Step.</text:p>
            <text:p>VTOL-Compatible.</text:p>
          </table:table-cell>
          <table:table-cell table:number-matrix-columns-spanned="1" table:number-matrix-rows-spanned="1" table:formula="of:=INDEX([$military_assets.L$1:.L$1048576];[$mil_ass_all.$B33])" office:value-type="string" office:string-value="Images/f35b.jpg" calcext:value-type="string">
            <text:p>Images/f35b.jpg</text:p>
          </table:table-cell>
          <table:table-cell table:number-matrix-columns-spanned="1" table:number-matrix-rows-spanned="1" table:formula="of:=INDEX([$military_assets.M$1:.M$1048576];[$mil_ass_all.$B33])" office:value-type="string" office:string-value="The F-35B is a special variant of the F-35 capable of taking off and landing vertically. This allows it to be stationed on smaller carriers that have typically not been able to field cutting-edge aircraft." calcext:value-type="string">
            <text:p>The F-35B is a special variant of the F-35 capable of taking off and landing vertically. This allows it to be stationed on smaller carriers that have typically not been able to field cutting-edge aircraft.</text:p>
          </table:table-cell>
          <table:table-cell table:number-matrix-columns-spanned="1" table:number-matrix-rows-spanned="1" table:formula="of:=INDEX([$military_assets.N$1:.N$1048576];[$mil_ass_all.$B33])"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4" calcext:value-type="float">
            <text:p>14</text:p>
          </table:table-cell>
          <table:table-cell table:style-name="ce16" office:value-type="string" calcext:value-type="string">
            <text:p>Black Knights</text:p>
          </table:table-cell>
          <table:table-cell table:number-matrix-columns-spanned="1" table:number-matrix-rows-spanned="1" table:formula="of:=INDEX([$military_assets.A$1:.A$1048576];[$mil_ass_all.$B34])" office:value-type="string" office:string-value="F-35C  Lightning II" calcext:value-type="string">
            <text:p>F-35C <text:s/>Lightning II</text:p>
          </table:table-cell>
          <table:table-cell table:number-matrix-columns-spanned="1" table:number-matrix-rows-spanned="1" table:formula="of:=INDEX([$military_assets.B$1:.B$1048576];[$mil_ass_all.$B34])" office:value-type="float" office:value="0" calcext:value-type="float">
            <text:p>0</text:p>
          </table:table-cell>
          <table:table-cell table:number-matrix-columns-spanned="1" table:number-matrix-rows-spanned="1" table:formula="of:=INDEX([$military_assets.C$1:.C$1048576];[$mil_ass_all.$B34])" office:value-type="float" office:value="0" calcext:value-type="float">
            <text:p>0</text:p>
          </table:table-cell>
          <table:table-cell table:number-matrix-columns-spanned="1" table:number-matrix-rows-spanned="1" table:formula="of:=INDEX([$military_assets.D$1:.D$1048576];[$mil_ass_all.$B34])" office:value-type="float" office:value="0" calcext:value-type="float">
            <text:p>0</text:p>
          </table:table-cell>
          <table:table-cell table:number-matrix-columns-spanned="1" table:number-matrix-rows-spanned="1" table:formula="of:=INDEX([$military_assets.E$1:.E$1048576];[$mil_ass_all.$B34])" office:value-type="float" office:value="4" calcext:value-type="float">
            <text:p>4</text:p>
          </table:table-cell>
          <table:table-cell table:number-matrix-columns-spanned="1" table:number-matrix-rows-spanned="1" table:formula="of:=INDEX([$military_assets.F$1:.F$1048576];[$mil_ass_all.$B34])" office:value-type="float" office:value="4" calcext:value-type="float">
            <text:p>4</text:p>
          </table:table-cell>
          <table:table-cell table:number-matrix-columns-spanned="1" table:number-matrix-rows-spanned="1" table:formula="of:=INDEX([$military_assets.G$1:.G$1048576];[$mil_ass_all.$B34])" office:value-type="float" office:value="2" calcext:value-type="float">
            <text:p>2</text:p>
          </table:table-cell>
          <table:table-cell table:number-matrix-columns-spanned="1" table:number-matrix-rows-spanned="1" table:formula="of:=INDEX([$military_assets.H$1:.H$1048576];[$mil_ass_all.$B34])" office:value-type="float" office:value="2" calcext:value-type="float">
            <text:p>2</text:p>
          </table:table-cell>
          <table:table-cell table:number-matrix-columns-spanned="1" table:number-matrix-rows-spanned="1" table:formula="of:=INDEX([$military_assets.I$1:.I$1048576];[$mil_ass_all.$B34])" office:value-type="string" office:string-value="USN" calcext:value-type="string">
            <text:p>USN</text:p>
          </table:table-cell>
          <table:table-cell table:number-matrix-columns-spanned="1" table:number-matrix-rows-spanned="1" table:formula="of:=INDEX([$military_assets.J$1:.J$1048576];[$mil_ass_all.$B34])" office:value-type="string" office:string-value="Squadron" calcext:value-type="string">
            <text:p>Squadron</text:p>
          </table:table-cell>
          <table:table-cell table:number-matrix-columns-spanned="1" table:number-matrix-rows-spanned="1" table:formula="of:=INDEX([$military_assets.K$1:.K$1048576];[$mil_ass_all.$B34])" office:value-type="string" office:string-value="Hidden: Can be played face down. &#10;Ambush: This asset deals damage during the Ambush Damage Step.&#10;CATOBAR-Compatible." calcext:value-type="string">
            <text:p>Hidden: Can be played face down. </text:p>
            <text:p>Ambush: This asset deals damage during the Ambush Damage Step.</text:p>
            <text:p>CATOBAR-Compatible.</text:p>
          </table:table-cell>
          <table:table-cell table:number-matrix-columns-spanned="1" table:number-matrix-rows-spanned="1" table:formula="of:=INDEX([$military_assets.L$1:.L$1048576];[$mil_ass_all.$B34])" office:value-type="string" office:string-value="Images/f35c.jpg" calcext:value-type="string">
            <text:p>Images/f35c.jpg</text:p>
          </table:table-cell>
          <table:table-cell table:number-matrix-columns-spanned="1" table:number-matrix-rows-spanned="1" table:formula="of:=INDEX([$military_assets.M$1:.M$1048576];[$mil_ass_all.$B34])" office:value-type="string" office:string-value="The F-35 acquisition program cost of just under $450 billion USD would be enough to buy 450 billion $1 cheeseburgers - enough to kill all humans on earth." calcext:value-type="string">
            <text:p>The F-35 acquisition program cost of just under $450 billion USD would be enough to buy 450 billion $1 cheeseburgers - enough to kill all humans on earth.</text:p>
          </table:table-cell>
          <table:table-cell table:number-matrix-columns-spanned="1" table:number-matrix-rows-spanned="1" table:formula="of:=INDEX([$military_assets.N$1:.N$1048576];[$mil_ass_all.$B34])"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4" calcext:value-type="float">
            <text:p>14</text:p>
          </table:table-cell>
          <table:table-cell table:style-name="ce16" office:value-type="string" calcext:value-type="string">
            <text:p>Rough Raiders</text:p>
          </table:table-cell>
          <table:table-cell table:number-matrix-columns-spanned="1" table:number-matrix-rows-spanned="1" table:formula="of:=INDEX([$military_assets.A$1:.A$1048576];[$mil_ass_all.$B35])" office:value-type="string" office:string-value="F-35C  Lightning II" calcext:value-type="string">
            <text:p>F-35C <text:s/>Lightning II</text:p>
          </table:table-cell>
          <table:table-cell table:number-matrix-columns-spanned="1" table:number-matrix-rows-spanned="1" table:formula="of:=INDEX([$military_assets.B$1:.B$1048576];[$mil_ass_all.$B35])" office:value-type="float" office:value="0" calcext:value-type="float">
            <text:p>0</text:p>
          </table:table-cell>
          <table:table-cell table:number-matrix-columns-spanned="1" table:number-matrix-rows-spanned="1" table:formula="of:=INDEX([$military_assets.C$1:.C$1048576];[$mil_ass_all.$B35])" office:value-type="float" office:value="0" calcext:value-type="float">
            <text:p>0</text:p>
          </table:table-cell>
          <table:table-cell table:number-matrix-columns-spanned="1" table:number-matrix-rows-spanned="1" table:formula="of:=INDEX([$military_assets.D$1:.D$1048576];[$mil_ass_all.$B35])" office:value-type="float" office:value="0" calcext:value-type="float">
            <text:p>0</text:p>
          </table:table-cell>
          <table:table-cell table:number-matrix-columns-spanned="1" table:number-matrix-rows-spanned="1" table:formula="of:=INDEX([$military_assets.E$1:.E$1048576];[$mil_ass_all.$B35])" office:value-type="float" office:value="4" calcext:value-type="float">
            <text:p>4</text:p>
          </table:table-cell>
          <table:table-cell table:number-matrix-columns-spanned="1" table:number-matrix-rows-spanned="1" table:formula="of:=INDEX([$military_assets.F$1:.F$1048576];[$mil_ass_all.$B35])" office:value-type="float" office:value="4" calcext:value-type="float">
            <text:p>4</text:p>
          </table:table-cell>
          <table:table-cell table:number-matrix-columns-spanned="1" table:number-matrix-rows-spanned="1" table:formula="of:=INDEX([$military_assets.G$1:.G$1048576];[$mil_ass_all.$B35])" office:value-type="float" office:value="2" calcext:value-type="float">
            <text:p>2</text:p>
          </table:table-cell>
          <table:table-cell table:number-matrix-columns-spanned="1" table:number-matrix-rows-spanned="1" table:formula="of:=INDEX([$military_assets.H$1:.H$1048576];[$mil_ass_all.$B35])" office:value-type="float" office:value="2" calcext:value-type="float">
            <text:p>2</text:p>
          </table:table-cell>
          <table:table-cell table:number-matrix-columns-spanned="1" table:number-matrix-rows-spanned="1" table:formula="of:=INDEX([$military_assets.I$1:.I$1048576];[$mil_ass_all.$B35])" office:value-type="string" office:string-value="USN" calcext:value-type="string">
            <text:p>USN</text:p>
          </table:table-cell>
          <table:table-cell table:number-matrix-columns-spanned="1" table:number-matrix-rows-spanned="1" table:formula="of:=INDEX([$military_assets.J$1:.J$1048576];[$mil_ass_all.$B35])" office:value-type="string" office:string-value="Squadron" calcext:value-type="string">
            <text:p>Squadron</text:p>
          </table:table-cell>
          <table:table-cell table:number-matrix-columns-spanned="1" table:number-matrix-rows-spanned="1" table:formula="of:=INDEX([$military_assets.K$1:.K$1048576];[$mil_ass_all.$B35])" office:value-type="string" office:string-value="Hidden: Can be played face down. &#10;Ambush: This asset deals damage during the Ambush Damage Step.&#10;CATOBAR-Compatible." calcext:value-type="string">
            <text:p>Hidden: Can be played face down. </text:p>
            <text:p>Ambush: This asset deals damage during the Ambush Damage Step.</text:p>
            <text:p>CATOBAR-Compatible.</text:p>
          </table:table-cell>
          <table:table-cell table:number-matrix-columns-spanned="1" table:number-matrix-rows-spanned="1" table:formula="of:=INDEX([$military_assets.L$1:.L$1048576];[$mil_ass_all.$B35])" office:value-type="string" office:string-value="Images/f35c.jpg" calcext:value-type="string">
            <text:p>Images/f35c.jpg</text:p>
          </table:table-cell>
          <table:table-cell table:number-matrix-columns-spanned="1" table:number-matrix-rows-spanned="1" table:formula="of:=INDEX([$military_assets.M$1:.M$1048576];[$mil_ass_all.$B35])" office:value-type="string" office:string-value="The F-35 acquisition program cost of just under $450 billion USD would be enough to buy 450 billion $1 cheeseburgers - enough to kill all humans on earth." calcext:value-type="string">
            <text:p>The F-35 acquisition program cost of just under $450 billion USD would be enough to buy 450 billion $1 cheeseburgers - enough to kill all humans on earth.</text:p>
          </table:table-cell>
          <table:table-cell table:number-matrix-columns-spanned="1" table:number-matrix-rows-spanned="1" table:formula="of:=INDEX([$military_assets.N$1:.N$1048576];[$mil_ass_all.$B35])"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4" calcext:value-type="float">
            <text:p>14</text:p>
          </table:table-cell>
          <table:table-cell table:style-name="ce16" office:value-type="string" calcext:value-type="string">
            <text:p>Argonauts</text:p>
          </table:table-cell>
          <table:table-cell table:number-matrix-columns-spanned="1" table:number-matrix-rows-spanned="1" table:formula="of:=INDEX([$military_assets.A$1:.A$1048576];[$mil_ass_all.$B36])" office:value-type="string" office:string-value="F-35C  Lightning II" calcext:value-type="string">
            <text:p>F-35C <text:s/>Lightning II</text:p>
          </table:table-cell>
          <table:table-cell table:number-matrix-columns-spanned="1" table:number-matrix-rows-spanned="1" table:formula="of:=INDEX([$military_assets.B$1:.B$1048576];[$mil_ass_all.$B36])" office:value-type="float" office:value="0" calcext:value-type="float">
            <text:p>0</text:p>
          </table:table-cell>
          <table:table-cell table:number-matrix-columns-spanned="1" table:number-matrix-rows-spanned="1" table:formula="of:=INDEX([$military_assets.C$1:.C$1048576];[$mil_ass_all.$B36])" office:value-type="float" office:value="0" calcext:value-type="float">
            <text:p>0</text:p>
          </table:table-cell>
          <table:table-cell table:number-matrix-columns-spanned="1" table:number-matrix-rows-spanned="1" table:formula="of:=INDEX([$military_assets.D$1:.D$1048576];[$mil_ass_all.$B36])" office:value-type="float" office:value="0" calcext:value-type="float">
            <text:p>0</text:p>
          </table:table-cell>
          <table:table-cell table:number-matrix-columns-spanned="1" table:number-matrix-rows-spanned="1" table:formula="of:=INDEX([$military_assets.E$1:.E$1048576];[$mil_ass_all.$B36])" office:value-type="float" office:value="4" calcext:value-type="float">
            <text:p>4</text:p>
          </table:table-cell>
          <table:table-cell table:number-matrix-columns-spanned="1" table:number-matrix-rows-spanned="1" table:formula="of:=INDEX([$military_assets.F$1:.F$1048576];[$mil_ass_all.$B36])" office:value-type="float" office:value="4" calcext:value-type="float">
            <text:p>4</text:p>
          </table:table-cell>
          <table:table-cell table:number-matrix-columns-spanned="1" table:number-matrix-rows-spanned="1" table:formula="of:=INDEX([$military_assets.G$1:.G$1048576];[$mil_ass_all.$B36])" office:value-type="float" office:value="2" calcext:value-type="float">
            <text:p>2</text:p>
          </table:table-cell>
          <table:table-cell table:number-matrix-columns-spanned="1" table:number-matrix-rows-spanned="1" table:formula="of:=INDEX([$military_assets.H$1:.H$1048576];[$mil_ass_all.$B36])" office:value-type="float" office:value="2" calcext:value-type="float">
            <text:p>2</text:p>
          </table:table-cell>
          <table:table-cell table:number-matrix-columns-spanned="1" table:number-matrix-rows-spanned="1" table:formula="of:=INDEX([$military_assets.I$1:.I$1048576];[$mil_ass_all.$B36])" office:value-type="string" office:string-value="USN" calcext:value-type="string">
            <text:p>USN</text:p>
          </table:table-cell>
          <table:table-cell table:number-matrix-columns-spanned="1" table:number-matrix-rows-spanned="1" table:formula="of:=INDEX([$military_assets.J$1:.J$1048576];[$mil_ass_all.$B36])" office:value-type="string" office:string-value="Squadron" calcext:value-type="string">
            <text:p>Squadron</text:p>
          </table:table-cell>
          <table:table-cell table:number-matrix-columns-spanned="1" table:number-matrix-rows-spanned="1" table:formula="of:=INDEX([$military_assets.K$1:.K$1048576];[$mil_ass_all.$B36])" office:value-type="string" office:string-value="Hidden: Can be played face down. &#10;Ambush: This asset deals damage during the Ambush Damage Step.&#10;CATOBAR-Compatible." calcext:value-type="string">
            <text:p>Hidden: Can be played face down. </text:p>
            <text:p>Ambush: This asset deals damage during the Ambush Damage Step.</text:p>
            <text:p>CATOBAR-Compatible.</text:p>
          </table:table-cell>
          <table:table-cell table:number-matrix-columns-spanned="1" table:number-matrix-rows-spanned="1" table:formula="of:=INDEX([$military_assets.L$1:.L$1048576];[$mil_ass_all.$B36])" office:value-type="string" office:string-value="Images/f35c.jpg" calcext:value-type="string">
            <text:p>Images/f35c.jpg</text:p>
          </table:table-cell>
          <table:table-cell table:number-matrix-columns-spanned="1" table:number-matrix-rows-spanned="1" table:formula="of:=INDEX([$military_assets.M$1:.M$1048576];[$mil_ass_all.$B36])" office:value-type="string" office:string-value="The F-35 acquisition program cost of just under $450 billion USD would be enough to buy 450 billion $1 cheeseburgers - enough to kill all humans on earth." calcext:value-type="string">
            <text:p>The F-35 acquisition program cost of just under $450 billion USD would be enough to buy 450 billion $1 cheeseburgers - enough to kill all humans on earth.</text:p>
          </table:table-cell>
          <table:table-cell table:number-matrix-columns-spanned="1" table:number-matrix-rows-spanned="1" table:formula="of:=INDEX([$military_assets.N$1:.N$1048576];[$mil_ass_all.$B36])"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5" calcext:value-type="float">
            <text:p>15</text:p>
          </table:table-cell>
          <table:table-cell table:style-name="ce16" office:value-type="string" calcext:value-type="string">
            <text:p>Black Sheep</text:p>
          </table:table-cell>
          <table:table-cell table:number-matrix-columns-spanned="1" table:number-matrix-rows-spanned="1" table:formula="of:=INDEX([$military_assets.A$1:.A$1048576];[$mil_ass_all.$B37])" office:value-type="string" office:string-value="AV-8B Harrier II" calcext:value-type="string">
            <text:p>AV-8B Harrier II</text:p>
          </table:table-cell>
          <table:table-cell table:number-matrix-columns-spanned="1" table:number-matrix-rows-spanned="1" table:formula="of:=INDEX([$military_assets.B$1:.B$1048576];[$mil_ass_all.$B37])" office:value-type="float" office:value="0" calcext:value-type="float">
            <text:p>0</text:p>
          </table:table-cell>
          <table:table-cell table:number-matrix-columns-spanned="1" table:number-matrix-rows-spanned="1" table:formula="of:=INDEX([$military_assets.C$1:.C$1048576];[$mil_ass_all.$B37])" office:value-type="float" office:value="0" calcext:value-type="float">
            <text:p>0</text:p>
          </table:table-cell>
          <table:table-cell table:number-matrix-columns-spanned="1" table:number-matrix-rows-spanned="1" table:formula="of:=INDEX([$military_assets.D$1:.D$1048576];[$mil_ass_all.$B37])" office:value-type="float" office:value="0" calcext:value-type="float">
            <text:p>0</text:p>
          </table:table-cell>
          <table:table-cell table:number-matrix-columns-spanned="1" table:number-matrix-rows-spanned="1" table:formula="of:=INDEX([$military_assets.E$1:.E$1048576];[$mil_ass_all.$B37])" office:value-type="float" office:value="3" calcext:value-type="float">
            <text:p>3</text:p>
          </table:table-cell>
          <table:table-cell table:number-matrix-columns-spanned="1" table:number-matrix-rows-spanned="1" table:formula="of:=INDEX([$military_assets.F$1:.F$1048576];[$mil_ass_all.$B37])" office:value-type="float" office:value="3" calcext:value-type="float">
            <text:p>3</text:p>
          </table:table-cell>
          <table:table-cell table:number-matrix-columns-spanned="1" table:number-matrix-rows-spanned="1" table:formula="of:=INDEX([$military_assets.G$1:.G$1048576];[$mil_ass_all.$B37])" office:value-type="float" office:value="2" calcext:value-type="float">
            <text:p>2</text:p>
          </table:table-cell>
          <table:table-cell table:number-matrix-columns-spanned="1" table:number-matrix-rows-spanned="1" table:formula="of:=INDEX([$military_assets.H$1:.H$1048576];[$mil_ass_all.$B37])" office:value-type="float" office:value="1" calcext:value-type="float">
            <text:p>1</text:p>
          </table:table-cell>
          <table:table-cell table:number-matrix-columns-spanned="1" table:number-matrix-rows-spanned="1" table:formula="of:=INDEX([$military_assets.I$1:.I$1048576];[$mil_ass_all.$B37])" office:value-type="string" office:string-value="USN" calcext:value-type="string">
            <text:p>USN</text:p>
          </table:table-cell>
          <table:table-cell table:number-matrix-columns-spanned="1" table:number-matrix-rows-spanned="1" table:formula="of:=INDEX([$military_assets.J$1:.J$1048576];[$mil_ass_all.$B37])" office:value-type="string" office:string-value="Squadron" calcext:value-type="string">
            <text:p>Squadron</text:p>
          </table:table-cell>
          <table:table-cell table:number-matrix-columns-spanned="1" table:number-matrix-rows-spanned="1" table:formula="of:=INDEX([$military_assets.K$1:.K$1048576];[$mil_ass_all.$B37])"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all.$B37])" office:value-type="string" office:string-value="Images/harrier.jpg" calcext:value-type="string">
            <text:p>Images/harrier.jpg</text:p>
          </table:table-cell>
          <table:table-cell table:number-matrix-columns-spanned="1" table:number-matrix-rows-spanned="1" table:formula="of:=INDEX([$military_assets.M$1:.M$1048576];[$mil_ass_all.$B37])"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all.$B37])"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5" calcext:value-type="float">
            <text:p>15</text:p>
          </table:table-cell>
          <table:table-cell table:style-name="ce16" office:value-type="string" calcext:value-type="string">
            <text:p>Bulldogs</text:p>
          </table:table-cell>
          <table:table-cell table:number-matrix-columns-spanned="1" table:number-matrix-rows-spanned="1" table:formula="of:=INDEX([$military_assets.A$1:.A$1048576];[$mil_ass_all.$B38])" office:value-type="string" office:string-value="AV-8B Harrier II" calcext:value-type="string">
            <text:p>AV-8B Harrier II</text:p>
          </table:table-cell>
          <table:table-cell table:number-matrix-columns-spanned="1" table:number-matrix-rows-spanned="1" table:formula="of:=INDEX([$military_assets.B$1:.B$1048576];[$mil_ass_all.$B38])" office:value-type="float" office:value="0" calcext:value-type="float">
            <text:p>0</text:p>
          </table:table-cell>
          <table:table-cell table:number-matrix-columns-spanned="1" table:number-matrix-rows-spanned="1" table:formula="of:=INDEX([$military_assets.C$1:.C$1048576];[$mil_ass_all.$B38])" office:value-type="float" office:value="0" calcext:value-type="float">
            <text:p>0</text:p>
          </table:table-cell>
          <table:table-cell table:number-matrix-columns-spanned="1" table:number-matrix-rows-spanned="1" table:formula="of:=INDEX([$military_assets.D$1:.D$1048576];[$mil_ass_all.$B38])" office:value-type="float" office:value="0" calcext:value-type="float">
            <text:p>0</text:p>
          </table:table-cell>
          <table:table-cell table:number-matrix-columns-spanned="1" table:number-matrix-rows-spanned="1" table:formula="of:=INDEX([$military_assets.E$1:.E$1048576];[$mil_ass_all.$B38])" office:value-type="float" office:value="3" calcext:value-type="float">
            <text:p>3</text:p>
          </table:table-cell>
          <table:table-cell table:number-matrix-columns-spanned="1" table:number-matrix-rows-spanned="1" table:formula="of:=INDEX([$military_assets.F$1:.F$1048576];[$mil_ass_all.$B38])" office:value-type="float" office:value="3" calcext:value-type="float">
            <text:p>3</text:p>
          </table:table-cell>
          <table:table-cell table:number-matrix-columns-spanned="1" table:number-matrix-rows-spanned="1" table:formula="of:=INDEX([$military_assets.G$1:.G$1048576];[$mil_ass_all.$B38])" office:value-type="float" office:value="2" calcext:value-type="float">
            <text:p>2</text:p>
          </table:table-cell>
          <table:table-cell table:number-matrix-columns-spanned="1" table:number-matrix-rows-spanned="1" table:formula="of:=INDEX([$military_assets.H$1:.H$1048576];[$mil_ass_all.$B38])" office:value-type="float" office:value="1" calcext:value-type="float">
            <text:p>1</text:p>
          </table:table-cell>
          <table:table-cell table:number-matrix-columns-spanned="1" table:number-matrix-rows-spanned="1" table:formula="of:=INDEX([$military_assets.I$1:.I$1048576];[$mil_ass_all.$B38])" office:value-type="string" office:string-value="USN" calcext:value-type="string">
            <text:p>USN</text:p>
          </table:table-cell>
          <table:table-cell table:number-matrix-columns-spanned="1" table:number-matrix-rows-spanned="1" table:formula="of:=INDEX([$military_assets.J$1:.J$1048576];[$mil_ass_all.$B38])" office:value-type="string" office:string-value="Squadron" calcext:value-type="string">
            <text:p>Squadron</text:p>
          </table:table-cell>
          <table:table-cell table:number-matrix-columns-spanned="1" table:number-matrix-rows-spanned="1" table:formula="of:=INDEX([$military_assets.K$1:.K$1048576];[$mil_ass_all.$B38])"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all.$B38])" office:value-type="string" office:string-value="Images/harrier.jpg" calcext:value-type="string">
            <text:p>Images/harrier.jpg</text:p>
          </table:table-cell>
          <table:table-cell table:number-matrix-columns-spanned="1" table:number-matrix-rows-spanned="1" table:formula="of:=INDEX([$military_assets.M$1:.M$1048576];[$mil_ass_all.$B38])"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all.$B38])"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5" calcext:value-type="float">
            <text:p>15</text:p>
          </table:table-cell>
          <table:table-cell table:style-name="ce16" office:value-type="string" calcext:value-type="string">
            <text:p>Ace of Spades</text:p>
          </table:table-cell>
          <table:table-cell table:number-matrix-columns-spanned="1" table:number-matrix-rows-spanned="1" table:formula="of:=INDEX([$military_assets.A$1:.A$1048576];[$mil_ass_all.$B39])" office:value-type="string" office:string-value="AV-8B Harrier II" calcext:value-type="string">
            <text:p>AV-8B Harrier II</text:p>
          </table:table-cell>
          <table:table-cell table:number-matrix-columns-spanned="1" table:number-matrix-rows-spanned="1" table:formula="of:=INDEX([$military_assets.B$1:.B$1048576];[$mil_ass_all.$B39])" office:value-type="float" office:value="0" calcext:value-type="float">
            <text:p>0</text:p>
          </table:table-cell>
          <table:table-cell table:number-matrix-columns-spanned="1" table:number-matrix-rows-spanned="1" table:formula="of:=INDEX([$military_assets.C$1:.C$1048576];[$mil_ass_all.$B39])" office:value-type="float" office:value="0" calcext:value-type="float">
            <text:p>0</text:p>
          </table:table-cell>
          <table:table-cell table:number-matrix-columns-spanned="1" table:number-matrix-rows-spanned="1" table:formula="of:=INDEX([$military_assets.D$1:.D$1048576];[$mil_ass_all.$B39])" office:value-type="float" office:value="0" calcext:value-type="float">
            <text:p>0</text:p>
          </table:table-cell>
          <table:table-cell table:number-matrix-columns-spanned="1" table:number-matrix-rows-spanned="1" table:formula="of:=INDEX([$military_assets.E$1:.E$1048576];[$mil_ass_all.$B39])" office:value-type="float" office:value="3" calcext:value-type="float">
            <text:p>3</text:p>
          </table:table-cell>
          <table:table-cell table:number-matrix-columns-spanned="1" table:number-matrix-rows-spanned="1" table:formula="of:=INDEX([$military_assets.F$1:.F$1048576];[$mil_ass_all.$B39])" office:value-type="float" office:value="3" calcext:value-type="float">
            <text:p>3</text:p>
          </table:table-cell>
          <table:table-cell table:number-matrix-columns-spanned="1" table:number-matrix-rows-spanned="1" table:formula="of:=INDEX([$military_assets.G$1:.G$1048576];[$mil_ass_all.$B39])" office:value-type="float" office:value="2" calcext:value-type="float">
            <text:p>2</text:p>
          </table:table-cell>
          <table:table-cell table:number-matrix-columns-spanned="1" table:number-matrix-rows-spanned="1" table:formula="of:=INDEX([$military_assets.H$1:.H$1048576];[$mil_ass_all.$B39])" office:value-type="float" office:value="1" calcext:value-type="float">
            <text:p>1</text:p>
          </table:table-cell>
          <table:table-cell table:number-matrix-columns-spanned="1" table:number-matrix-rows-spanned="1" table:formula="of:=INDEX([$military_assets.I$1:.I$1048576];[$mil_ass_all.$B39])" office:value-type="string" office:string-value="USN" calcext:value-type="string">
            <text:p>USN</text:p>
          </table:table-cell>
          <table:table-cell table:number-matrix-columns-spanned="1" table:number-matrix-rows-spanned="1" table:formula="of:=INDEX([$military_assets.J$1:.J$1048576];[$mil_ass_all.$B39])" office:value-type="string" office:string-value="Squadron" calcext:value-type="string">
            <text:p>Squadron</text:p>
          </table:table-cell>
          <table:table-cell table:number-matrix-columns-spanned="1" table:number-matrix-rows-spanned="1" table:formula="of:=INDEX([$military_assets.K$1:.K$1048576];[$mil_ass_all.$B39])"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all.$B39])" office:value-type="string" office:string-value="Images/harrier.jpg" calcext:value-type="string">
            <text:p>Images/harrier.jpg</text:p>
          </table:table-cell>
          <table:table-cell table:number-matrix-columns-spanned="1" table:number-matrix-rows-spanned="1" table:formula="of:=INDEX([$military_assets.M$1:.M$1048576];[$mil_ass_all.$B39])"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all.$B39])"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5" calcext:value-type="float">
            <text:p>15</text:p>
          </table:table-cell>
          <table:table-cell table:style-name="ce16" office:value-type="string" calcext:value-type="string">
            <text:p>Tomcats</text:p>
          </table:table-cell>
          <table:table-cell table:number-matrix-columns-spanned="1" table:number-matrix-rows-spanned="1" table:formula="of:=INDEX([$military_assets.A$1:.A$1048576];[$mil_ass_all.$B40])" office:value-type="string" office:string-value="AV-8B Harrier II" calcext:value-type="string">
            <text:p>AV-8B Harrier II</text:p>
          </table:table-cell>
          <table:table-cell table:number-matrix-columns-spanned="1" table:number-matrix-rows-spanned="1" table:formula="of:=INDEX([$military_assets.B$1:.B$1048576];[$mil_ass_all.$B40])" office:value-type="float" office:value="0" calcext:value-type="float">
            <text:p>0</text:p>
          </table:table-cell>
          <table:table-cell table:number-matrix-columns-spanned="1" table:number-matrix-rows-spanned="1" table:formula="of:=INDEX([$military_assets.C$1:.C$1048576];[$mil_ass_all.$B40])" office:value-type="float" office:value="0" calcext:value-type="float">
            <text:p>0</text:p>
          </table:table-cell>
          <table:table-cell table:number-matrix-columns-spanned="1" table:number-matrix-rows-spanned="1" table:formula="of:=INDEX([$military_assets.D$1:.D$1048576];[$mil_ass_all.$B40])" office:value-type="float" office:value="0" calcext:value-type="float">
            <text:p>0</text:p>
          </table:table-cell>
          <table:table-cell table:number-matrix-columns-spanned="1" table:number-matrix-rows-spanned="1" table:formula="of:=INDEX([$military_assets.E$1:.E$1048576];[$mil_ass_all.$B40])" office:value-type="float" office:value="3" calcext:value-type="float">
            <text:p>3</text:p>
          </table:table-cell>
          <table:table-cell table:number-matrix-columns-spanned="1" table:number-matrix-rows-spanned="1" table:formula="of:=INDEX([$military_assets.F$1:.F$1048576];[$mil_ass_all.$B40])" office:value-type="float" office:value="3" calcext:value-type="float">
            <text:p>3</text:p>
          </table:table-cell>
          <table:table-cell table:number-matrix-columns-spanned="1" table:number-matrix-rows-spanned="1" table:formula="of:=INDEX([$military_assets.G$1:.G$1048576];[$mil_ass_all.$B40])" office:value-type="float" office:value="2" calcext:value-type="float">
            <text:p>2</text:p>
          </table:table-cell>
          <table:table-cell table:number-matrix-columns-spanned="1" table:number-matrix-rows-spanned="1" table:formula="of:=INDEX([$military_assets.H$1:.H$1048576];[$mil_ass_all.$B40])" office:value-type="float" office:value="1" calcext:value-type="float">
            <text:p>1</text:p>
          </table:table-cell>
          <table:table-cell table:number-matrix-columns-spanned="1" table:number-matrix-rows-spanned="1" table:formula="of:=INDEX([$military_assets.I$1:.I$1048576];[$mil_ass_all.$B40])" office:value-type="string" office:string-value="USN" calcext:value-type="string">
            <text:p>USN</text:p>
          </table:table-cell>
          <table:table-cell table:number-matrix-columns-spanned="1" table:number-matrix-rows-spanned="1" table:formula="of:=INDEX([$military_assets.J$1:.J$1048576];[$mil_ass_all.$B40])" office:value-type="string" office:string-value="Squadron" calcext:value-type="string">
            <text:p>Squadron</text:p>
          </table:table-cell>
          <table:table-cell table:number-matrix-columns-spanned="1" table:number-matrix-rows-spanned="1" table:formula="of:=INDEX([$military_assets.K$1:.K$1048576];[$mil_ass_all.$B40])"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all.$B40])" office:value-type="string" office:string-value="Images/harrier.jpg" calcext:value-type="string">
            <text:p>Images/harrier.jpg</text:p>
          </table:table-cell>
          <table:table-cell table:number-matrix-columns-spanned="1" table:number-matrix-rows-spanned="1" table:formula="of:=INDEX([$military_assets.M$1:.M$1048576];[$mil_ass_all.$B40])"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all.$B40])"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5" calcext:value-type="float">
            <text:p>15</text:p>
          </table:table-cell>
          <table:table-cell table:style-name="ce16" office:value-type="string" calcext:value-type="string">
            <text:p>Tigers</text:p>
          </table:table-cell>
          <table:table-cell table:number-matrix-columns-spanned="1" table:number-matrix-rows-spanned="1" table:formula="of:=INDEX([$military_assets.A$1:.A$1048576];[$mil_ass_all.$B41])" office:value-type="string" office:string-value="AV-8B Harrier II" calcext:value-type="string">
            <text:p>AV-8B Harrier II</text:p>
          </table:table-cell>
          <table:table-cell table:number-matrix-columns-spanned="1" table:number-matrix-rows-spanned="1" table:formula="of:=INDEX([$military_assets.B$1:.B$1048576];[$mil_ass_all.$B41])" office:value-type="float" office:value="0" calcext:value-type="float">
            <text:p>0</text:p>
          </table:table-cell>
          <table:table-cell table:number-matrix-columns-spanned="1" table:number-matrix-rows-spanned="1" table:formula="of:=INDEX([$military_assets.C$1:.C$1048576];[$mil_ass_all.$B41])" office:value-type="float" office:value="0" calcext:value-type="float">
            <text:p>0</text:p>
          </table:table-cell>
          <table:table-cell table:number-matrix-columns-spanned="1" table:number-matrix-rows-spanned="1" table:formula="of:=INDEX([$military_assets.D$1:.D$1048576];[$mil_ass_all.$B41])" office:value-type="float" office:value="0" calcext:value-type="float">
            <text:p>0</text:p>
          </table:table-cell>
          <table:table-cell table:number-matrix-columns-spanned="1" table:number-matrix-rows-spanned="1" table:formula="of:=INDEX([$military_assets.E$1:.E$1048576];[$mil_ass_all.$B41])" office:value-type="float" office:value="3" calcext:value-type="float">
            <text:p>3</text:p>
          </table:table-cell>
          <table:table-cell table:number-matrix-columns-spanned="1" table:number-matrix-rows-spanned="1" table:formula="of:=INDEX([$military_assets.F$1:.F$1048576];[$mil_ass_all.$B41])" office:value-type="float" office:value="3" calcext:value-type="float">
            <text:p>3</text:p>
          </table:table-cell>
          <table:table-cell table:number-matrix-columns-spanned="1" table:number-matrix-rows-spanned="1" table:formula="of:=INDEX([$military_assets.G$1:.G$1048576];[$mil_ass_all.$B41])" office:value-type="float" office:value="2" calcext:value-type="float">
            <text:p>2</text:p>
          </table:table-cell>
          <table:table-cell table:number-matrix-columns-spanned="1" table:number-matrix-rows-spanned="1" table:formula="of:=INDEX([$military_assets.H$1:.H$1048576];[$mil_ass_all.$B41])" office:value-type="float" office:value="1" calcext:value-type="float">
            <text:p>1</text:p>
          </table:table-cell>
          <table:table-cell table:number-matrix-columns-spanned="1" table:number-matrix-rows-spanned="1" table:formula="of:=INDEX([$military_assets.I$1:.I$1048576];[$mil_ass_all.$B41])" office:value-type="string" office:string-value="USN" calcext:value-type="string">
            <text:p>USN</text:p>
          </table:table-cell>
          <table:table-cell table:number-matrix-columns-spanned="1" table:number-matrix-rows-spanned="1" table:formula="of:=INDEX([$military_assets.J$1:.J$1048576];[$mil_ass_all.$B41])" office:value-type="string" office:string-value="Squadron" calcext:value-type="string">
            <text:p>Squadron</text:p>
          </table:table-cell>
          <table:table-cell table:number-matrix-columns-spanned="1" table:number-matrix-rows-spanned="1" table:formula="of:=INDEX([$military_assets.K$1:.K$1048576];[$mil_ass_all.$B41])"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all.$B41])" office:value-type="string" office:string-value="Images/harrier.jpg" calcext:value-type="string">
            <text:p>Images/harrier.jpg</text:p>
          </table:table-cell>
          <table:table-cell table:number-matrix-columns-spanned="1" table:number-matrix-rows-spanned="1" table:formula="of:=INDEX([$military_assets.M$1:.M$1048576];[$mil_ass_all.$B41])"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all.$B41])"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6" calcext:value-type="float">
            <text:p>16</text:p>
          </table:table-cell>
          <table:table-cell office:value-type="string" calcext:value-type="string">
            <text:p>Admiral Kuznetsov</text:p>
          </table:table-cell>
          <table:table-cell table:number-matrix-columns-spanned="1" table:number-matrix-rows-spanned="1" table:formula="of:=INDEX([$military_assets.A$1:.A$1048576];[$mil_ass_all.$B42])" office:value-type="string" office:string-value="Kuznetsov Class CV" calcext:value-type="string">
            <text:p>Kuznetsov Class CV</text:p>
          </table:table-cell>
          <table:table-cell table:number-matrix-columns-spanned="1" table:number-matrix-rows-spanned="1" table:formula="of:=INDEX([$military_assets.B$1:.B$1048576];[$mil_ass_all.$B42])" office:value-type="float" office:value="0" calcext:value-type="float">
            <text:p>0</text:p>
          </table:table-cell>
          <table:table-cell table:number-matrix-columns-spanned="1" table:number-matrix-rows-spanned="1" table:formula="of:=INDEX([$military_assets.C$1:.C$1048576];[$mil_ass_all.$B42])" office:value-type="float" office:value="0" calcext:value-type="float">
            <text:p>0</text:p>
          </table:table-cell>
          <table:table-cell table:number-matrix-columns-spanned="1" table:number-matrix-rows-spanned="1" table:formula="of:=INDEX([$military_assets.D$1:.D$1048576];[$mil_ass_all.$B42])" office:value-type="float" office:value="0" calcext:value-type="float">
            <text:p>0</text:p>
          </table:table-cell>
          <table:table-cell table:number-matrix-columns-spanned="1" table:number-matrix-rows-spanned="1" table:formula="of:=INDEX([$military_assets.E$1:.E$1048576];[$mil_ass_all.$B42])" office:value-type="float" office:value="4" calcext:value-type="float">
            <text:p>4</text:p>
          </table:table-cell>
          <table:table-cell table:number-matrix-columns-spanned="1" table:number-matrix-rows-spanned="1" table:formula="of:=INDEX([$military_assets.F$1:.F$1048576];[$mil_ass_all.$B42])" office:value-type="float" office:value="2" calcext:value-type="float">
            <text:p>2</text:p>
          </table:table-cell>
          <table:table-cell table:number-matrix-columns-spanned="1" table:number-matrix-rows-spanned="1" table:formula="of:=INDEX([$military_assets.G$1:.G$1048576];[$mil_ass_all.$B42])" office:value-type="float" office:value="2" calcext:value-type="float">
            <text:p>2</text:p>
          </table:table-cell>
          <table:table-cell table:number-matrix-columns-spanned="1" table:number-matrix-rows-spanned="1" table:formula="of:=INDEX([$military_assets.H$1:.H$1048576];[$mil_ass_all.$B42])" office:value-type="float" office:value="6" calcext:value-type="float">
            <text:p>6</text:p>
          </table:table-cell>
          <table:table-cell table:number-matrix-columns-spanned="1" table:number-matrix-rows-spanned="1" table:formula="of:=INDEX([$military_assets.I$1:.I$1048576];[$mil_ass_all.$B42])" office:value-type="string" office:string-value="RUS" calcext:value-type="string">
            <text:p>RUS</text:p>
          </table:table-cell>
          <table:table-cell table:number-matrix-columns-spanned="1" table:number-matrix-rows-spanned="1" table:formula="of:=INDEX([$military_assets.J$1:.J$1048576];[$mil_ass_all.$B42])" office:value-type="string" office:string-value="Ship" calcext:value-type="string">
            <text:p>Ship</text:p>
          </table:table-cell>
          <table:table-cell table:number-matrix-columns-spanned="1" table:number-matrix-rows-spanned="1" table:formula="of:=INDEX([$military_assets.K$1:.K$1048576];[$mil_ass_all.$B42])" office:value-type="string" office:string-value="STOBAR: Compatible with STOBAR and VTOL squadrons.&#10;Carrier 1: Can station 1 aircraft squadron.&#10;CAP: +2 Help Defense" calcext:value-type="string">
            <text:p>STOBAR: Compatible with STOBAR and VTOL squadrons.</text:p>
            <text:p>Carrier 1: Can station 1 aircraft squadron.</text:p>
            <text:p>CAP: +2 Help Defense</text:p>
          </table:table-cell>
          <table:table-cell table:number-matrix-columns-spanned="1" table:number-matrix-rows-spanned="1" table:formula="of:=INDEX([$military_assets.L$1:.L$1048576];[$mil_ass_all.$B42])" office:value-type="string" office:string-value="Images/kuznetsov.jpg" calcext:value-type="string">
            <text:p>Images/kuznetsov.jpg</text:p>
          </table:table-cell>
          <table:table-cell table:number-matrix-columns-spanned="1" table:number-matrix-rows-spanned="1" table:formula="of:=INDEX([$military_assets.M$1:.M$1048576];[$mil_ass_all.$B42])" office:value-type="string" office:string-value="Although sold to a company in Macau supposedly for use as a floating casino, Kuznetsov's sister ship has since unsurprisingly become the first aircraft carrier of the Chinese People's Liberation Army Navy." calcext:value-type="string">
            <text:p>Although sold to a company in Macau supposedly for use as a floating casino, Kuznetsov's sister ship has since unsurprisingly become the first aircraft carrier of the Chinese People's Liberation Army Navy.</text:p>
          </table:table-cell>
          <table:table-cell table:number-matrix-columns-spanned="1" table:number-matrix-rows-spanned="1" table:formula="of:=INDEX([$military_assets.N$1:.N$1048576];[$mil_ass_all.$B42])"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7" calcext:value-type="float">
            <text:p>17</text:p>
          </table:table-cell>
          <table:table-cell office:value-type="string" calcext:value-type="string">
            <text:p>Pyotr Velikiy</text:p>
          </table:table-cell>
          <table:table-cell table:number-matrix-columns-spanned="1" table:number-matrix-rows-spanned="1" table:formula="of:=INDEX([$military_assets.A$1:.A$1048576];[$mil_ass_all.$B43])" office:value-type="string" office:string-value="Kirov Class CGN" calcext:value-type="string">
            <text:p>Kirov Class CGN</text:p>
          </table:table-cell>
          <table:table-cell table:number-matrix-columns-spanned="1" table:number-matrix-rows-spanned="1" table:formula="of:=INDEX([$military_assets.B$1:.B$1048576];[$mil_ass_all.$B43])" office:value-type="float" office:value="0" calcext:value-type="float">
            <text:p>0</text:p>
          </table:table-cell>
          <table:table-cell table:number-matrix-columns-spanned="1" table:number-matrix-rows-spanned="1" table:formula="of:=INDEX([$military_assets.C$1:.C$1048576];[$mil_ass_all.$B43])" office:value-type="float" office:value="0" calcext:value-type="float">
            <text:p>0</text:p>
          </table:table-cell>
          <table:table-cell table:number-matrix-columns-spanned="1" table:number-matrix-rows-spanned="1" table:formula="of:=INDEX([$military_assets.D$1:.D$1048576];[$mil_ass_all.$B43])" office:value-type="float" office:value="0" calcext:value-type="float">
            <text:p>0</text:p>
          </table:table-cell>
          <table:table-cell table:number-matrix-columns-spanned="1" table:number-matrix-rows-spanned="1" table:formula="of:=INDEX([$military_assets.E$1:.E$1048576];[$mil_ass_all.$B43])" office:value-type="float" office:value="6" calcext:value-type="float">
            <text:p>6</text:p>
          </table:table-cell>
          <table:table-cell table:number-matrix-columns-spanned="1" table:number-matrix-rows-spanned="1" table:formula="of:=INDEX([$military_assets.F$1:.F$1048576];[$mil_ass_all.$B43])" office:value-type="float" office:value="2" calcext:value-type="float">
            <text:p>2</text:p>
          </table:table-cell>
          <table:table-cell table:number-matrix-columns-spanned="1" table:number-matrix-rows-spanned="1" table:formula="of:=INDEX([$military_assets.G$1:.G$1048576];[$mil_ass_all.$B43])" office:value-type="float" office:value="4" calcext:value-type="float">
            <text:p>4</text:p>
          </table:table-cell>
          <table:table-cell table:number-matrix-columns-spanned="1" table:number-matrix-rows-spanned="1" table:formula="of:=INDEX([$military_assets.H$1:.H$1048576];[$mil_ass_all.$B43])" office:value-type="float" office:value="6" calcext:value-type="float">
            <text:p>6</text:p>
          </table:table-cell>
          <table:table-cell table:number-matrix-columns-spanned="1" table:number-matrix-rows-spanned="1" table:formula="of:=INDEX([$military_assets.I$1:.I$1048576];[$mil_ass_all.$B43])" office:value-type="string" office:string-value="RUS" calcext:value-type="string">
            <text:p>RUS</text:p>
          </table:table-cell>
          <table:table-cell table:number-matrix-columns-spanned="1" table:number-matrix-rows-spanned="1" table:formula="of:=INDEX([$military_assets.J$1:.J$1048576];[$mil_ass_all.$B43])" office:value-type="string" office:string-value="Ship" calcext:value-type="string">
            <text:p>Ship</text:p>
          </table:table-cell>
          <table:table-cell table:number-matrix-columns-spanned="1" table:number-matrix-rows-spanned="1" table:formula="of:=INDEX([$military_assets.K$1:.K$1048576];[$mil_ass_all.$B43])" office:value-type="string" office:string-value="S-300: +1 Help Defense." calcext:value-type="string">
            <text:p>S-300: +1 Help Defense.</text:p>
          </table:table-cell>
          <table:table-cell table:number-matrix-columns-spanned="1" table:number-matrix-rows-spanned="1" table:formula="of:=INDEX([$military_assets.L$1:.L$1048576];[$mil_ass_all.$B43])" office:value-type="string" office:string-value="Images/kirov.jpg" calcext:value-type="string">
            <text:p>Images/kirov.jpg</text:p>
          </table:table-cell>
          <table:table-cell table:number-matrix-columns-spanned="1" table:number-matrix-rows-spanned="1" table:formula="of:=INDEX([$military_assets.M$1:.M$1048576];[$mil_ass_all.$B43])" office:value-type="string" office:string-value="Since the decommisioning of the last retrofitted WWII-era battleship in 1991, the Kirov has been the largest surface combatant in the world." calcext:value-type="string">
            <text:p>Since the decommisioning of the last retrofitted WWII-era battleship in 1991, the Kirov has been the largest surface combatant in the world.</text:p>
          </table:table-cell>
          <table:table-cell table:number-matrix-columns-spanned="1" table:number-matrix-rows-spanned="1" table:formula="of:=INDEX([$military_assets.N$1:.N$1048576];[$mil_ass_all.$B43])"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7" calcext:value-type="float">
            <text:p>17</text:p>
          </table:table-cell>
          <table:table-cell office:value-type="string" calcext:value-type="string">
            <text:p>Admiral Nahkimov</text:p>
          </table:table-cell>
          <table:table-cell table:number-matrix-columns-spanned="1" table:number-matrix-rows-spanned="1" table:formula="of:=INDEX([$military_assets.A$1:.A$1048576];[$mil_ass_all.$B44])" office:value-type="string" office:string-value="Kirov Class CGN" calcext:value-type="string">
            <text:p>Kirov Class CGN</text:p>
          </table:table-cell>
          <table:table-cell table:number-matrix-columns-spanned="1" table:number-matrix-rows-spanned="1" table:formula="of:=INDEX([$military_assets.B$1:.B$1048576];[$mil_ass_all.$B44])" office:value-type="float" office:value="0" calcext:value-type="float">
            <text:p>0</text:p>
          </table:table-cell>
          <table:table-cell table:number-matrix-columns-spanned="1" table:number-matrix-rows-spanned="1" table:formula="of:=INDEX([$military_assets.C$1:.C$1048576];[$mil_ass_all.$B44])" office:value-type="float" office:value="0" calcext:value-type="float">
            <text:p>0</text:p>
          </table:table-cell>
          <table:table-cell table:number-matrix-columns-spanned="1" table:number-matrix-rows-spanned="1" table:formula="of:=INDEX([$military_assets.D$1:.D$1048576];[$mil_ass_all.$B44])" office:value-type="float" office:value="0" calcext:value-type="float">
            <text:p>0</text:p>
          </table:table-cell>
          <table:table-cell table:number-matrix-columns-spanned="1" table:number-matrix-rows-spanned="1" table:formula="of:=INDEX([$military_assets.E$1:.E$1048576];[$mil_ass_all.$B44])" office:value-type="float" office:value="6" calcext:value-type="float">
            <text:p>6</text:p>
          </table:table-cell>
          <table:table-cell table:number-matrix-columns-spanned="1" table:number-matrix-rows-spanned="1" table:formula="of:=INDEX([$military_assets.F$1:.F$1048576];[$mil_ass_all.$B44])" office:value-type="float" office:value="2" calcext:value-type="float">
            <text:p>2</text:p>
          </table:table-cell>
          <table:table-cell table:number-matrix-columns-spanned="1" table:number-matrix-rows-spanned="1" table:formula="of:=INDEX([$military_assets.G$1:.G$1048576];[$mil_ass_all.$B44])" office:value-type="float" office:value="4" calcext:value-type="float">
            <text:p>4</text:p>
          </table:table-cell>
          <table:table-cell table:number-matrix-columns-spanned="1" table:number-matrix-rows-spanned="1" table:formula="of:=INDEX([$military_assets.H$1:.H$1048576];[$mil_ass_all.$B44])" office:value-type="float" office:value="6" calcext:value-type="float">
            <text:p>6</text:p>
          </table:table-cell>
          <table:table-cell table:number-matrix-columns-spanned="1" table:number-matrix-rows-spanned="1" table:formula="of:=INDEX([$military_assets.I$1:.I$1048576];[$mil_ass_all.$B44])" office:value-type="string" office:string-value="RUS" calcext:value-type="string">
            <text:p>RUS</text:p>
          </table:table-cell>
          <table:table-cell table:number-matrix-columns-spanned="1" table:number-matrix-rows-spanned="1" table:formula="of:=INDEX([$military_assets.J$1:.J$1048576];[$mil_ass_all.$B44])" office:value-type="string" office:string-value="Ship" calcext:value-type="string">
            <text:p>Ship</text:p>
          </table:table-cell>
          <table:table-cell table:number-matrix-columns-spanned="1" table:number-matrix-rows-spanned="1" table:formula="of:=INDEX([$military_assets.K$1:.K$1048576];[$mil_ass_all.$B44])" office:value-type="string" office:string-value="S-300: +1 Help Defense." calcext:value-type="string">
            <text:p>S-300: +1 Help Defense.</text:p>
          </table:table-cell>
          <table:table-cell table:number-matrix-columns-spanned="1" table:number-matrix-rows-spanned="1" table:formula="of:=INDEX([$military_assets.L$1:.L$1048576];[$mil_ass_all.$B44])" office:value-type="string" office:string-value="Images/kirov.jpg" calcext:value-type="string">
            <text:p>Images/kirov.jpg</text:p>
          </table:table-cell>
          <table:table-cell table:number-matrix-columns-spanned="1" table:number-matrix-rows-spanned="1" table:formula="of:=INDEX([$military_assets.M$1:.M$1048576];[$mil_ass_all.$B44])" office:value-type="string" office:string-value="Since the decommisioning of the last retrofitted WWII-era battleship in 1991, the Kirov has been the largest surface combatant in the world." calcext:value-type="string">
            <text:p>Since the decommisioning of the last retrofitted WWII-era battleship in 1991, the Kirov has been the largest surface combatant in the world.</text:p>
          </table:table-cell>
          <table:table-cell table:number-matrix-columns-spanned="1" table:number-matrix-rows-spanned="1" table:formula="of:=INDEX([$military_assets.N$1:.N$1048576];[$mil_ass_all.$B44])"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7" calcext:value-type="float">
            <text:p>17</text:p>
          </table:table-cell>
          <table:table-cell office:value-type="string" calcext:value-type="string">
            <text:p>Admiral Ushakov</text:p>
          </table:table-cell>
          <table:table-cell table:number-matrix-columns-spanned="1" table:number-matrix-rows-spanned="1" table:formula="of:=INDEX([$military_assets.A$1:.A$1048576];[$mil_ass_all.$B45])" office:value-type="string" office:string-value="Kirov Class CGN" calcext:value-type="string">
            <text:p>Kirov Class CGN</text:p>
          </table:table-cell>
          <table:table-cell table:number-matrix-columns-spanned="1" table:number-matrix-rows-spanned="1" table:formula="of:=INDEX([$military_assets.B$1:.B$1048576];[$mil_ass_all.$B45])" office:value-type="float" office:value="0" calcext:value-type="float">
            <text:p>0</text:p>
          </table:table-cell>
          <table:table-cell table:number-matrix-columns-spanned="1" table:number-matrix-rows-spanned="1" table:formula="of:=INDEX([$military_assets.C$1:.C$1048576];[$mil_ass_all.$B45])" office:value-type="float" office:value="0" calcext:value-type="float">
            <text:p>0</text:p>
          </table:table-cell>
          <table:table-cell table:number-matrix-columns-spanned="1" table:number-matrix-rows-spanned="1" table:formula="of:=INDEX([$military_assets.D$1:.D$1048576];[$mil_ass_all.$B45])" office:value-type="float" office:value="0" calcext:value-type="float">
            <text:p>0</text:p>
          </table:table-cell>
          <table:table-cell table:number-matrix-columns-spanned="1" table:number-matrix-rows-spanned="1" table:formula="of:=INDEX([$military_assets.E$1:.E$1048576];[$mil_ass_all.$B45])" office:value-type="float" office:value="6" calcext:value-type="float">
            <text:p>6</text:p>
          </table:table-cell>
          <table:table-cell table:number-matrix-columns-spanned="1" table:number-matrix-rows-spanned="1" table:formula="of:=INDEX([$military_assets.F$1:.F$1048576];[$mil_ass_all.$B45])" office:value-type="float" office:value="2" calcext:value-type="float">
            <text:p>2</text:p>
          </table:table-cell>
          <table:table-cell table:number-matrix-columns-spanned="1" table:number-matrix-rows-spanned="1" table:formula="of:=INDEX([$military_assets.G$1:.G$1048576];[$mil_ass_all.$B45])" office:value-type="float" office:value="4" calcext:value-type="float">
            <text:p>4</text:p>
          </table:table-cell>
          <table:table-cell table:number-matrix-columns-spanned="1" table:number-matrix-rows-spanned="1" table:formula="of:=INDEX([$military_assets.H$1:.H$1048576];[$mil_ass_all.$B45])" office:value-type="float" office:value="6" calcext:value-type="float">
            <text:p>6</text:p>
          </table:table-cell>
          <table:table-cell table:number-matrix-columns-spanned="1" table:number-matrix-rows-spanned="1" table:formula="of:=INDEX([$military_assets.I$1:.I$1048576];[$mil_ass_all.$B45])" office:value-type="string" office:string-value="RUS" calcext:value-type="string">
            <text:p>RUS</text:p>
          </table:table-cell>
          <table:table-cell table:number-matrix-columns-spanned="1" table:number-matrix-rows-spanned="1" table:formula="of:=INDEX([$military_assets.J$1:.J$1048576];[$mil_ass_all.$B45])" office:value-type="string" office:string-value="Ship" calcext:value-type="string">
            <text:p>Ship</text:p>
          </table:table-cell>
          <table:table-cell table:number-matrix-columns-spanned="1" table:number-matrix-rows-spanned="1" table:formula="of:=INDEX([$military_assets.K$1:.K$1048576];[$mil_ass_all.$B45])" office:value-type="string" office:string-value="S-300: +1 Help Defense." calcext:value-type="string">
            <text:p>S-300: +1 Help Defense.</text:p>
          </table:table-cell>
          <table:table-cell table:number-matrix-columns-spanned="1" table:number-matrix-rows-spanned="1" table:formula="of:=INDEX([$military_assets.L$1:.L$1048576];[$mil_ass_all.$B45])" office:value-type="string" office:string-value="Images/kirov.jpg" calcext:value-type="string">
            <text:p>Images/kirov.jpg</text:p>
          </table:table-cell>
          <table:table-cell table:number-matrix-columns-spanned="1" table:number-matrix-rows-spanned="1" table:formula="of:=INDEX([$military_assets.M$1:.M$1048576];[$mil_ass_all.$B45])" office:value-type="string" office:string-value="Since the decommisioning of the last retrofitted WWII-era battleship in 1991, the Kirov has been the largest surface combatant in the world." calcext:value-type="string">
            <text:p>Since the decommisioning of the last retrofitted WWII-era battleship in 1991, the Kirov has been the largest surface combatant in the world.</text:p>
          </table:table-cell>
          <table:table-cell table:number-matrix-columns-spanned="1" table:number-matrix-rows-spanned="1" table:formula="of:=INDEX([$military_assets.N$1:.N$1048576];[$mil_ass_all.$B45])"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8" calcext:value-type="float">
            <text:p>18</text:p>
          </table:table-cell>
          <table:table-cell office:value-type="string" calcext:value-type="string">
            <text:p>Marshal Ustinov</text:p>
          </table:table-cell>
          <table:table-cell table:number-matrix-columns-spanned="1" table:number-matrix-rows-spanned="1" table:formula="of:=INDEX([$military_assets.A$1:.A$1048576];[$mil_ass_all.$B46])" office:value-type="string" office:string-value="Slava Class CG" calcext:value-type="string">
            <text:p>Slava Class CG</text:p>
          </table:table-cell>
          <table:table-cell table:number-matrix-columns-spanned="1" table:number-matrix-rows-spanned="1" table:formula="of:=INDEX([$military_assets.B$1:.B$1048576];[$mil_ass_all.$B46])" office:value-type="float" office:value="0" calcext:value-type="float">
            <text:p>0</text:p>
          </table:table-cell>
          <table:table-cell table:number-matrix-columns-spanned="1" table:number-matrix-rows-spanned="1" table:formula="of:=INDEX([$military_assets.C$1:.C$1048576];[$mil_ass_all.$B46])" office:value-type="float" office:value="0" calcext:value-type="float">
            <text:p>0</text:p>
          </table:table-cell>
          <table:table-cell table:number-matrix-columns-spanned="1" table:number-matrix-rows-spanned="1" table:formula="of:=INDEX([$military_assets.D$1:.D$1048576];[$mil_ass_all.$B46])" office:value-type="float" office:value="0" calcext:value-type="float">
            <text:p>0</text:p>
          </table:table-cell>
          <table:table-cell table:number-matrix-columns-spanned="1" table:number-matrix-rows-spanned="1" table:formula="of:=INDEX([$military_assets.E$1:.E$1048576];[$mil_ass_all.$B46])" office:value-type="float" office:value="4" calcext:value-type="float">
            <text:p>4</text:p>
          </table:table-cell>
          <table:table-cell table:number-matrix-columns-spanned="1" table:number-matrix-rows-spanned="1" table:formula="of:=INDEX([$military_assets.F$1:.F$1048576];[$mil_ass_all.$B46])" office:value-type="float" office:value="2" calcext:value-type="float">
            <text:p>2</text:p>
          </table:table-cell>
          <table:table-cell table:number-matrix-columns-spanned="1" table:number-matrix-rows-spanned="1" table:formula="of:=INDEX([$military_assets.G$1:.G$1048576];[$mil_ass_all.$B46])" office:value-type="float" office:value="2" calcext:value-type="float">
            <text:p>2</text:p>
          </table:table-cell>
          <table:table-cell table:number-matrix-columns-spanned="1" table:number-matrix-rows-spanned="1" table:formula="of:=INDEX([$military_assets.H$1:.H$1048576];[$mil_ass_all.$B46])" office:value-type="float" office:value="3" calcext:value-type="float">
            <text:p>3</text:p>
          </table:table-cell>
          <table:table-cell table:number-matrix-columns-spanned="1" table:number-matrix-rows-spanned="1" table:formula="of:=INDEX([$military_assets.I$1:.I$1048576];[$mil_ass_all.$B46])" office:value-type="string" office:string-value="RUS" calcext:value-type="string">
            <text:p>RUS</text:p>
          </table:table-cell>
          <table:table-cell table:number-matrix-columns-spanned="1" table:number-matrix-rows-spanned="1" table:formula="of:=INDEX([$military_assets.J$1:.J$1048576];[$mil_ass_all.$B46])" office:value-type="string" office:string-value="Ship" calcext:value-type="string">
            <text:p>Ship</text:p>
          </table:table-cell>
          <table:table-cell table:number-matrix-columns-spanned="1" table:number-matrix-rows-spanned="1" table:formula="of:=INDEX([$military_assets.K$1:.K$1048576];[$mil_ass_all.$B46])" office:value-type="string" office:string-value="S-300: +1 Help Defense." calcext:value-type="string">
            <text:p>S-300: +1 Help Defense.</text:p>
          </table:table-cell>
          <table:table-cell table:number-matrix-columns-spanned="1" table:number-matrix-rows-spanned="1" table:formula="of:=INDEX([$military_assets.L$1:.L$1048576];[$mil_ass_all.$B46])" office:value-type="string" office:string-value="Images/slava.jpg" calcext:value-type="string">
            <text:p>Images/slava.jpg</text:p>
          </table:table-cell>
          <table:table-cell table:number-matrix-columns-spanned="1" table:number-matrix-rows-spanned="1" table:formula="of:=INDEX([$military_assets.M$1:.M$1048576];[$mil_ass_all.$B46])" office:value-type="string" office:string-value="Equipped with the same massive anti-ship missiles as the Kirov class, the Slava packs a similar punch in a considerably smaller form-factor." calcext:value-type="string">
            <text:p>Equipped with the same massive anti-ship missiles as the Kirov class, the Slava packs a similar punch in a considerably smaller form-factor.</text:p>
          </table:table-cell>
          <table:table-cell table:number-matrix-columns-spanned="1" table:number-matrix-rows-spanned="1" table:formula="of:=INDEX([$military_assets.N$1:.N$1048576];[$mil_ass_all.$B46])"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8" calcext:value-type="float">
            <text:p>18</text:p>
          </table:table-cell>
          <table:table-cell office:value-type="string" calcext:value-type="string">
            <text:p>Moskva</text:p>
          </table:table-cell>
          <table:table-cell table:number-matrix-columns-spanned="1" table:number-matrix-rows-spanned="1" table:formula="of:=INDEX([$military_assets.A$1:.A$1048576];[$mil_ass_all.$B47])" office:value-type="string" office:string-value="Slava Class CG" calcext:value-type="string">
            <text:p>Slava Class CG</text:p>
          </table:table-cell>
          <table:table-cell table:number-matrix-columns-spanned="1" table:number-matrix-rows-spanned="1" table:formula="of:=INDEX([$military_assets.B$1:.B$1048576];[$mil_ass_all.$B47])" office:value-type="float" office:value="0" calcext:value-type="float">
            <text:p>0</text:p>
          </table:table-cell>
          <table:table-cell table:number-matrix-columns-spanned="1" table:number-matrix-rows-spanned="1" table:formula="of:=INDEX([$military_assets.C$1:.C$1048576];[$mil_ass_all.$B47])" office:value-type="float" office:value="0" calcext:value-type="float">
            <text:p>0</text:p>
          </table:table-cell>
          <table:table-cell table:number-matrix-columns-spanned="1" table:number-matrix-rows-spanned="1" table:formula="of:=INDEX([$military_assets.D$1:.D$1048576];[$mil_ass_all.$B47])" office:value-type="float" office:value="0" calcext:value-type="float">
            <text:p>0</text:p>
          </table:table-cell>
          <table:table-cell table:number-matrix-columns-spanned="1" table:number-matrix-rows-spanned="1" table:formula="of:=INDEX([$military_assets.E$1:.E$1048576];[$mil_ass_all.$B47])" office:value-type="float" office:value="4" calcext:value-type="float">
            <text:p>4</text:p>
          </table:table-cell>
          <table:table-cell table:number-matrix-columns-spanned="1" table:number-matrix-rows-spanned="1" table:formula="of:=INDEX([$military_assets.F$1:.F$1048576];[$mil_ass_all.$B47])" office:value-type="float" office:value="2" calcext:value-type="float">
            <text:p>2</text:p>
          </table:table-cell>
          <table:table-cell table:number-matrix-columns-spanned="1" table:number-matrix-rows-spanned="1" table:formula="of:=INDEX([$military_assets.G$1:.G$1048576];[$mil_ass_all.$B47])" office:value-type="float" office:value="2" calcext:value-type="float">
            <text:p>2</text:p>
          </table:table-cell>
          <table:table-cell table:number-matrix-columns-spanned="1" table:number-matrix-rows-spanned="1" table:formula="of:=INDEX([$military_assets.H$1:.H$1048576];[$mil_ass_all.$B47])" office:value-type="float" office:value="3" calcext:value-type="float">
            <text:p>3</text:p>
          </table:table-cell>
          <table:table-cell table:number-matrix-columns-spanned="1" table:number-matrix-rows-spanned="1" table:formula="of:=INDEX([$military_assets.I$1:.I$1048576];[$mil_ass_all.$B47])" office:value-type="string" office:string-value="RUS" calcext:value-type="string">
            <text:p>RUS</text:p>
          </table:table-cell>
          <table:table-cell table:number-matrix-columns-spanned="1" table:number-matrix-rows-spanned="1" table:formula="of:=INDEX([$military_assets.J$1:.J$1048576];[$mil_ass_all.$B47])" office:value-type="string" office:string-value="Ship" calcext:value-type="string">
            <text:p>Ship</text:p>
          </table:table-cell>
          <table:table-cell table:number-matrix-columns-spanned="1" table:number-matrix-rows-spanned="1" table:formula="of:=INDEX([$military_assets.K$1:.K$1048576];[$mil_ass_all.$B47])" office:value-type="string" office:string-value="S-300: +1 Help Defense." calcext:value-type="string">
            <text:p>S-300: +1 Help Defense.</text:p>
          </table:table-cell>
          <table:table-cell table:number-matrix-columns-spanned="1" table:number-matrix-rows-spanned="1" table:formula="of:=INDEX([$military_assets.L$1:.L$1048576];[$mil_ass_all.$B47])" office:value-type="string" office:string-value="Images/slava.jpg" calcext:value-type="string">
            <text:p>Images/slava.jpg</text:p>
          </table:table-cell>
          <table:table-cell table:number-matrix-columns-spanned="1" table:number-matrix-rows-spanned="1" table:formula="of:=INDEX([$military_assets.M$1:.M$1048576];[$mil_ass_all.$B47])" office:value-type="string" office:string-value="Equipped with the same massive anti-ship missiles as the Kirov class, the Slava packs a similar punch in a considerably smaller form-factor." calcext:value-type="string">
            <text:p>Equipped with the same massive anti-ship missiles as the Kirov class, the Slava packs a similar punch in a considerably smaller form-factor.</text:p>
          </table:table-cell>
          <table:table-cell table:number-matrix-columns-spanned="1" table:number-matrix-rows-spanned="1" table:formula="of:=INDEX([$military_assets.N$1:.N$1048576];[$mil_ass_all.$B47])"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8" calcext:value-type="float">
            <text:p>18</text:p>
          </table:table-cell>
          <table:table-cell office:value-type="string" calcext:value-type="string">
            <text:p>Varyag</text:p>
          </table:table-cell>
          <table:table-cell table:number-matrix-columns-spanned="1" table:number-matrix-rows-spanned="1" table:formula="of:=INDEX([$military_assets.A$1:.A$1048576];[$mil_ass_all.$B48])" office:value-type="string" office:string-value="Slava Class CG" calcext:value-type="string">
            <text:p>Slava Class CG</text:p>
          </table:table-cell>
          <table:table-cell table:number-matrix-columns-spanned="1" table:number-matrix-rows-spanned="1" table:formula="of:=INDEX([$military_assets.B$1:.B$1048576];[$mil_ass_all.$B48])" office:value-type="float" office:value="0" calcext:value-type="float">
            <text:p>0</text:p>
          </table:table-cell>
          <table:table-cell table:number-matrix-columns-spanned="1" table:number-matrix-rows-spanned="1" table:formula="of:=INDEX([$military_assets.C$1:.C$1048576];[$mil_ass_all.$B48])" office:value-type="float" office:value="0" calcext:value-type="float">
            <text:p>0</text:p>
          </table:table-cell>
          <table:table-cell table:number-matrix-columns-spanned="1" table:number-matrix-rows-spanned="1" table:formula="of:=INDEX([$military_assets.D$1:.D$1048576];[$mil_ass_all.$B48])" office:value-type="float" office:value="0" calcext:value-type="float">
            <text:p>0</text:p>
          </table:table-cell>
          <table:table-cell table:number-matrix-columns-spanned="1" table:number-matrix-rows-spanned="1" table:formula="of:=INDEX([$military_assets.E$1:.E$1048576];[$mil_ass_all.$B48])" office:value-type="float" office:value="4" calcext:value-type="float">
            <text:p>4</text:p>
          </table:table-cell>
          <table:table-cell table:number-matrix-columns-spanned="1" table:number-matrix-rows-spanned="1" table:formula="of:=INDEX([$military_assets.F$1:.F$1048576];[$mil_ass_all.$B48])" office:value-type="float" office:value="2" calcext:value-type="float">
            <text:p>2</text:p>
          </table:table-cell>
          <table:table-cell table:number-matrix-columns-spanned="1" table:number-matrix-rows-spanned="1" table:formula="of:=INDEX([$military_assets.G$1:.G$1048576];[$mil_ass_all.$B48])" office:value-type="float" office:value="2" calcext:value-type="float">
            <text:p>2</text:p>
          </table:table-cell>
          <table:table-cell table:number-matrix-columns-spanned="1" table:number-matrix-rows-spanned="1" table:formula="of:=INDEX([$military_assets.H$1:.H$1048576];[$mil_ass_all.$B48])" office:value-type="float" office:value="3" calcext:value-type="float">
            <text:p>3</text:p>
          </table:table-cell>
          <table:table-cell table:number-matrix-columns-spanned="1" table:number-matrix-rows-spanned="1" table:formula="of:=INDEX([$military_assets.I$1:.I$1048576];[$mil_ass_all.$B48])" office:value-type="string" office:string-value="RUS" calcext:value-type="string">
            <text:p>RUS</text:p>
          </table:table-cell>
          <table:table-cell table:number-matrix-columns-spanned="1" table:number-matrix-rows-spanned="1" table:formula="of:=INDEX([$military_assets.J$1:.J$1048576];[$mil_ass_all.$B48])" office:value-type="string" office:string-value="Ship" calcext:value-type="string">
            <text:p>Ship</text:p>
          </table:table-cell>
          <table:table-cell table:number-matrix-columns-spanned="1" table:number-matrix-rows-spanned="1" table:formula="of:=INDEX([$military_assets.K$1:.K$1048576];[$mil_ass_all.$B48])" office:value-type="string" office:string-value="S-300: +1 Help Defense." calcext:value-type="string">
            <text:p>S-300: +1 Help Defense.</text:p>
          </table:table-cell>
          <table:table-cell table:number-matrix-columns-spanned="1" table:number-matrix-rows-spanned="1" table:formula="of:=INDEX([$military_assets.L$1:.L$1048576];[$mil_ass_all.$B48])" office:value-type="string" office:string-value="Images/slava.jpg" calcext:value-type="string">
            <text:p>Images/slava.jpg</text:p>
          </table:table-cell>
          <table:table-cell table:number-matrix-columns-spanned="1" table:number-matrix-rows-spanned="1" table:formula="of:=INDEX([$military_assets.M$1:.M$1048576];[$mil_ass_all.$B48])" office:value-type="string" office:string-value="Equipped with the same massive anti-ship missiles as the Kirov class, the Slava packs a similar punch in a considerably smaller form-factor." calcext:value-type="string">
            <text:p>Equipped with the same massive anti-ship missiles as the Kirov class, the Slava packs a similar punch in a considerably smaller form-factor.</text:p>
          </table:table-cell>
          <table:table-cell table:number-matrix-columns-spanned="1" table:number-matrix-rows-spanned="1" table:formula="of:=INDEX([$military_assets.N$1:.N$1048576];[$mil_ass_all.$B48])"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8" calcext:value-type="float">
            <text:p>18</text:p>
          </table:table-cell>
          <table:table-cell office:value-type="string" calcext:value-type="string">
            <text:p>Sevastopol</text:p>
          </table:table-cell>
          <table:table-cell table:number-matrix-columns-spanned="1" table:number-matrix-rows-spanned="1" table:formula="of:=INDEX([$military_assets.A$1:.A$1048576];[$mil_ass_all.$B49])" office:value-type="string" office:string-value="Slava Class CG" calcext:value-type="string">
            <text:p>Slava Class CG</text:p>
          </table:table-cell>
          <table:table-cell table:number-matrix-columns-spanned="1" table:number-matrix-rows-spanned="1" table:formula="of:=INDEX([$military_assets.B$1:.B$1048576];[$mil_ass_all.$B49])" office:value-type="float" office:value="0" calcext:value-type="float">
            <text:p>0</text:p>
          </table:table-cell>
          <table:table-cell table:number-matrix-columns-spanned="1" table:number-matrix-rows-spanned="1" table:formula="of:=INDEX([$military_assets.C$1:.C$1048576];[$mil_ass_all.$B49])" office:value-type="float" office:value="0" calcext:value-type="float">
            <text:p>0</text:p>
          </table:table-cell>
          <table:table-cell table:number-matrix-columns-spanned="1" table:number-matrix-rows-spanned="1" table:formula="of:=INDEX([$military_assets.D$1:.D$1048576];[$mil_ass_all.$B49])" office:value-type="float" office:value="0" calcext:value-type="float">
            <text:p>0</text:p>
          </table:table-cell>
          <table:table-cell table:number-matrix-columns-spanned="1" table:number-matrix-rows-spanned="1" table:formula="of:=INDEX([$military_assets.E$1:.E$1048576];[$mil_ass_all.$B49])" office:value-type="float" office:value="4" calcext:value-type="float">
            <text:p>4</text:p>
          </table:table-cell>
          <table:table-cell table:number-matrix-columns-spanned="1" table:number-matrix-rows-spanned="1" table:formula="of:=INDEX([$military_assets.F$1:.F$1048576];[$mil_ass_all.$B49])" office:value-type="float" office:value="2" calcext:value-type="float">
            <text:p>2</text:p>
          </table:table-cell>
          <table:table-cell table:number-matrix-columns-spanned="1" table:number-matrix-rows-spanned="1" table:formula="of:=INDEX([$military_assets.G$1:.G$1048576];[$mil_ass_all.$B49])" office:value-type="float" office:value="2" calcext:value-type="float">
            <text:p>2</text:p>
          </table:table-cell>
          <table:table-cell table:number-matrix-columns-spanned="1" table:number-matrix-rows-spanned="1" table:formula="of:=INDEX([$military_assets.H$1:.H$1048576];[$mil_ass_all.$B49])" office:value-type="float" office:value="3" calcext:value-type="float">
            <text:p>3</text:p>
          </table:table-cell>
          <table:table-cell table:number-matrix-columns-spanned="1" table:number-matrix-rows-spanned="1" table:formula="of:=INDEX([$military_assets.I$1:.I$1048576];[$mil_ass_all.$B49])" office:value-type="string" office:string-value="RUS" calcext:value-type="string">
            <text:p>RUS</text:p>
          </table:table-cell>
          <table:table-cell table:number-matrix-columns-spanned="1" table:number-matrix-rows-spanned="1" table:formula="of:=INDEX([$military_assets.J$1:.J$1048576];[$mil_ass_all.$B49])" office:value-type="string" office:string-value="Ship" calcext:value-type="string">
            <text:p>Ship</text:p>
          </table:table-cell>
          <table:table-cell table:number-matrix-columns-spanned="1" table:number-matrix-rows-spanned="1" table:formula="of:=INDEX([$military_assets.K$1:.K$1048576];[$mil_ass_all.$B49])" office:value-type="string" office:string-value="S-300: +1 Help Defense." calcext:value-type="string">
            <text:p>S-300: +1 Help Defense.</text:p>
          </table:table-cell>
          <table:table-cell table:number-matrix-columns-spanned="1" table:number-matrix-rows-spanned="1" table:formula="of:=INDEX([$military_assets.L$1:.L$1048576];[$mil_ass_all.$B49])" office:value-type="string" office:string-value="Images/slava.jpg" calcext:value-type="string">
            <text:p>Images/slava.jpg</text:p>
          </table:table-cell>
          <table:table-cell table:number-matrix-columns-spanned="1" table:number-matrix-rows-spanned="1" table:formula="of:=INDEX([$military_assets.M$1:.M$1048576];[$mil_ass_all.$B49])" office:value-type="string" office:string-value="Equipped with the same massive anti-ship missiles as the Kirov class, the Slava packs a similar punch in a considerably smaller form-factor." calcext:value-type="string">
            <text:p>Equipped with the same massive anti-ship missiles as the Kirov class, the Slava packs a similar punch in a considerably smaller form-factor.</text:p>
          </table:table-cell>
          <table:table-cell table:number-matrix-columns-spanned="1" table:number-matrix-rows-spanned="1" table:formula="of:=INDEX([$military_assets.N$1:.N$1048576];[$mil_ass_all.$B49])"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office:value-type="string" calcext:value-type="string">
            <text:p>Admiral Chabenenko</text:p>
          </table:table-cell>
          <table:table-cell table:number-matrix-columns-spanned="1" table:number-matrix-rows-spanned="1" table:formula="of:=INDEX([$military_assets.A$1:.A$1048576];[$mil_ass_all.$B50])" office:value-type="string" office:string-value="Udaloy II Class DDG" calcext:value-type="string">
            <text:p>Udaloy II Class DDG</text:p>
          </table:table-cell>
          <table:table-cell table:number-matrix-columns-spanned="1" table:number-matrix-rows-spanned="1" table:formula="of:=INDEX([$military_assets.B$1:.B$1048576];[$mil_ass_all.$B50])" office:value-type="float" office:value="0" calcext:value-type="float">
            <text:p>0</text:p>
          </table:table-cell>
          <table:table-cell table:number-matrix-columns-spanned="1" table:number-matrix-rows-spanned="1" table:formula="of:=INDEX([$military_assets.C$1:.C$1048576];[$mil_ass_all.$B50])" office:value-type="float" office:value="0" calcext:value-type="float">
            <text:p>0</text:p>
          </table:table-cell>
          <table:table-cell table:number-matrix-columns-spanned="1" table:number-matrix-rows-spanned="1" table:formula="of:=INDEX([$military_assets.D$1:.D$1048576];[$mil_ass_all.$B50])" office:value-type="float" office:value="0" calcext:value-type="float">
            <text:p>0</text:p>
          </table:table-cell>
          <table:table-cell table:number-matrix-columns-spanned="1" table:number-matrix-rows-spanned="1" table:formula="of:=INDEX([$military_assets.E$1:.E$1048576];[$mil_ass_all.$B50])" office:value-type="float" office:value="3" calcext:value-type="float">
            <text:p>3</text:p>
          </table:table-cell>
          <table:table-cell table:number-matrix-columns-spanned="1" table:number-matrix-rows-spanned="1" table:formula="of:=INDEX([$military_assets.F$1:.F$1048576];[$mil_ass_all.$B50])" office:value-type="float" office:value="2" calcext:value-type="float">
            <text:p>2</text:p>
          </table:table-cell>
          <table:table-cell table:number-matrix-columns-spanned="1" table:number-matrix-rows-spanned="1" table:formula="of:=INDEX([$military_assets.G$1:.G$1048576];[$mil_ass_all.$B50])" office:value-type="float" office:value="3" calcext:value-type="float">
            <text:p>3</text:p>
          </table:table-cell>
          <table:table-cell table:number-matrix-columns-spanned="1" table:number-matrix-rows-spanned="1" table:formula="of:=INDEX([$military_assets.H$1:.H$1048576];[$mil_ass_all.$B50])" office:value-type="float" office:value="2" calcext:value-type="float">
            <text:p>2</text:p>
          </table:table-cell>
          <table:table-cell table:number-matrix-columns-spanned="1" table:number-matrix-rows-spanned="1" table:formula="of:=INDEX([$military_assets.I$1:.I$1048576];[$mil_ass_all.$B50])" office:value-type="string" office:string-value="RUS" calcext:value-type="string">
            <text:p>RUS</text:p>
          </table:table-cell>
          <table:table-cell table:number-matrix-columns-spanned="1" table:number-matrix-rows-spanned="1" table:formula="of:=INDEX([$military_assets.J$1:.J$1048576];[$mil_ass_all.$B50])" office:value-type="string" office:string-value="Ship" calcext:value-type="string">
            <text:p>Ship</text:p>
          </table:table-cell>
          <table:table-cell table:number-matrix-columns-spanned="1" table:number-matrix-rows-spanned="1" table:formula="of:=INDEX([$military_assets.K$1:.K$1048576];[$mil_ass_all.$B50])" office:value-type="string" office:string-value="&#10;" calcext:value-type="string">
            <text:p/>
            <text:p/>
          </table:table-cell>
          <table:table-cell table:number-matrix-columns-spanned="1" table:number-matrix-rows-spanned="1" table:formula="of:=INDEX([$military_assets.L$1:.L$1048576];[$mil_ass_all.$B50])" office:value-type="string" office:string-value="Images/udaloy.jpg" calcext:value-type="string">
            <text:p>Images/udaloy.jpg</text:p>
          </table:table-cell>
          <table:table-cell table:number-matrix-columns-spanned="1" table:number-matrix-rows-spanned="1" table:formula="of:=INDEX([$military_assets.M$1:.M$1048576];[$mil_ass_all.$B50])"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all.$B50])"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office:value-type="string" calcext:value-type="string">
            <text:p>Admiral Panteleyev</text:p>
          </table:table-cell>
          <table:table-cell table:number-matrix-columns-spanned="1" table:number-matrix-rows-spanned="1" table:formula="of:=INDEX([$military_assets.A$1:.A$1048576];[$mil_ass_all.$B51])" office:value-type="string" office:string-value="Udaloy II Class DDG" calcext:value-type="string">
            <text:p>Udaloy II Class DDG</text:p>
          </table:table-cell>
          <table:table-cell table:number-matrix-columns-spanned="1" table:number-matrix-rows-spanned="1" table:formula="of:=INDEX([$military_assets.B$1:.B$1048576];[$mil_ass_all.$B51])" office:value-type="float" office:value="0" calcext:value-type="float">
            <text:p>0</text:p>
          </table:table-cell>
          <table:table-cell table:number-matrix-columns-spanned="1" table:number-matrix-rows-spanned="1" table:formula="of:=INDEX([$military_assets.C$1:.C$1048576];[$mil_ass_all.$B51])" office:value-type="float" office:value="0" calcext:value-type="float">
            <text:p>0</text:p>
          </table:table-cell>
          <table:table-cell table:number-matrix-columns-spanned="1" table:number-matrix-rows-spanned="1" table:formula="of:=INDEX([$military_assets.D$1:.D$1048576];[$mil_ass_all.$B51])" office:value-type="float" office:value="0" calcext:value-type="float">
            <text:p>0</text:p>
          </table:table-cell>
          <table:table-cell table:number-matrix-columns-spanned="1" table:number-matrix-rows-spanned="1" table:formula="of:=INDEX([$military_assets.E$1:.E$1048576];[$mil_ass_all.$B51])" office:value-type="float" office:value="3" calcext:value-type="float">
            <text:p>3</text:p>
          </table:table-cell>
          <table:table-cell table:number-matrix-columns-spanned="1" table:number-matrix-rows-spanned="1" table:formula="of:=INDEX([$military_assets.F$1:.F$1048576];[$mil_ass_all.$B51])" office:value-type="float" office:value="2" calcext:value-type="float">
            <text:p>2</text:p>
          </table:table-cell>
          <table:table-cell table:number-matrix-columns-spanned="1" table:number-matrix-rows-spanned="1" table:formula="of:=INDEX([$military_assets.G$1:.G$1048576];[$mil_ass_all.$B51])" office:value-type="float" office:value="3" calcext:value-type="float">
            <text:p>3</text:p>
          </table:table-cell>
          <table:table-cell table:number-matrix-columns-spanned="1" table:number-matrix-rows-spanned="1" table:formula="of:=INDEX([$military_assets.H$1:.H$1048576];[$mil_ass_all.$B51])" office:value-type="float" office:value="2" calcext:value-type="float">
            <text:p>2</text:p>
          </table:table-cell>
          <table:table-cell table:number-matrix-columns-spanned="1" table:number-matrix-rows-spanned="1" table:formula="of:=INDEX([$military_assets.I$1:.I$1048576];[$mil_ass_all.$B51])" office:value-type="string" office:string-value="RUS" calcext:value-type="string">
            <text:p>RUS</text:p>
          </table:table-cell>
          <table:table-cell table:number-matrix-columns-spanned="1" table:number-matrix-rows-spanned="1" table:formula="of:=INDEX([$military_assets.J$1:.J$1048576];[$mil_ass_all.$B51])" office:value-type="string" office:string-value="Ship" calcext:value-type="string">
            <text:p>Ship</text:p>
          </table:table-cell>
          <table:table-cell table:number-matrix-columns-spanned="1" table:number-matrix-rows-spanned="1" table:formula="of:=INDEX([$military_assets.K$1:.K$1048576];[$mil_ass_all.$B51])" office:value-type="string" office:string-value="&#10;" calcext:value-type="string">
            <text:p/>
            <text:p/>
          </table:table-cell>
          <table:table-cell table:number-matrix-columns-spanned="1" table:number-matrix-rows-spanned="1" table:formula="of:=INDEX([$military_assets.L$1:.L$1048576];[$mil_ass_all.$B51])" office:value-type="string" office:string-value="Images/udaloy.jpg" calcext:value-type="string">
            <text:p>Images/udaloy.jpg</text:p>
          </table:table-cell>
          <table:table-cell table:number-matrix-columns-spanned="1" table:number-matrix-rows-spanned="1" table:formula="of:=INDEX([$military_assets.M$1:.M$1048576];[$mil_ass_all.$B51])"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all.$B51])"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office:value-type="string" calcext:value-type="string">
            <text:p>Admiral Levchenko</text:p>
          </table:table-cell>
          <table:table-cell table:number-matrix-columns-spanned="1" table:number-matrix-rows-spanned="1" table:formula="of:=INDEX([$military_assets.A$1:.A$1048576];[$mil_ass_all.$B52])" office:value-type="string" office:string-value="Udaloy II Class DDG" calcext:value-type="string">
            <text:p>Udaloy II Class DDG</text:p>
          </table:table-cell>
          <table:table-cell table:number-matrix-columns-spanned="1" table:number-matrix-rows-spanned="1" table:formula="of:=INDEX([$military_assets.B$1:.B$1048576];[$mil_ass_all.$B52])" office:value-type="float" office:value="0" calcext:value-type="float">
            <text:p>0</text:p>
          </table:table-cell>
          <table:table-cell table:number-matrix-columns-spanned="1" table:number-matrix-rows-spanned="1" table:formula="of:=INDEX([$military_assets.C$1:.C$1048576];[$mil_ass_all.$B52])" office:value-type="float" office:value="0" calcext:value-type="float">
            <text:p>0</text:p>
          </table:table-cell>
          <table:table-cell table:number-matrix-columns-spanned="1" table:number-matrix-rows-spanned="1" table:formula="of:=INDEX([$military_assets.D$1:.D$1048576];[$mil_ass_all.$B52])" office:value-type="float" office:value="0" calcext:value-type="float">
            <text:p>0</text:p>
          </table:table-cell>
          <table:table-cell table:number-matrix-columns-spanned="1" table:number-matrix-rows-spanned="1" table:formula="of:=INDEX([$military_assets.E$1:.E$1048576];[$mil_ass_all.$B52])" office:value-type="float" office:value="3" calcext:value-type="float">
            <text:p>3</text:p>
          </table:table-cell>
          <table:table-cell table:number-matrix-columns-spanned="1" table:number-matrix-rows-spanned="1" table:formula="of:=INDEX([$military_assets.F$1:.F$1048576];[$mil_ass_all.$B52])" office:value-type="float" office:value="2" calcext:value-type="float">
            <text:p>2</text:p>
          </table:table-cell>
          <table:table-cell table:number-matrix-columns-spanned="1" table:number-matrix-rows-spanned="1" table:formula="of:=INDEX([$military_assets.G$1:.G$1048576];[$mil_ass_all.$B52])" office:value-type="float" office:value="3" calcext:value-type="float">
            <text:p>3</text:p>
          </table:table-cell>
          <table:table-cell table:number-matrix-columns-spanned="1" table:number-matrix-rows-spanned="1" table:formula="of:=INDEX([$military_assets.H$1:.H$1048576];[$mil_ass_all.$B52])" office:value-type="float" office:value="2" calcext:value-type="float">
            <text:p>2</text:p>
          </table:table-cell>
          <table:table-cell table:number-matrix-columns-spanned="1" table:number-matrix-rows-spanned="1" table:formula="of:=INDEX([$military_assets.I$1:.I$1048576];[$mil_ass_all.$B52])" office:value-type="string" office:string-value="RUS" calcext:value-type="string">
            <text:p>RUS</text:p>
          </table:table-cell>
          <table:table-cell table:number-matrix-columns-spanned="1" table:number-matrix-rows-spanned="1" table:formula="of:=INDEX([$military_assets.J$1:.J$1048576];[$mil_ass_all.$B52])" office:value-type="string" office:string-value="Ship" calcext:value-type="string">
            <text:p>Ship</text:p>
          </table:table-cell>
          <table:table-cell table:number-matrix-columns-spanned="1" table:number-matrix-rows-spanned="1" table:formula="of:=INDEX([$military_assets.K$1:.K$1048576];[$mil_ass_all.$B52])" office:value-type="string" office:string-value="&#10;" calcext:value-type="string">
            <text:p/>
            <text:p/>
          </table:table-cell>
          <table:table-cell table:number-matrix-columns-spanned="1" table:number-matrix-rows-spanned="1" table:formula="of:=INDEX([$military_assets.L$1:.L$1048576];[$mil_ass_all.$B52])" office:value-type="string" office:string-value="Images/udaloy.jpg" calcext:value-type="string">
            <text:p>Images/udaloy.jpg</text:p>
          </table:table-cell>
          <table:table-cell table:number-matrix-columns-spanned="1" table:number-matrix-rows-spanned="1" table:formula="of:=INDEX([$military_assets.M$1:.M$1048576];[$mil_ass_all.$B52])"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all.$B52])"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office:value-type="string" calcext:value-type="string">
            <text:p>Admiral Vinogradov</text:p>
          </table:table-cell>
          <table:table-cell table:number-matrix-columns-spanned="1" table:number-matrix-rows-spanned="1" table:formula="of:=INDEX([$military_assets.A$1:.A$1048576];[$mil_ass_all.$B53])" office:value-type="string" office:string-value="Udaloy II Class DDG" calcext:value-type="string">
            <text:p>Udaloy II Class DDG</text:p>
          </table:table-cell>
          <table:table-cell table:number-matrix-columns-spanned="1" table:number-matrix-rows-spanned="1" table:formula="of:=INDEX([$military_assets.B$1:.B$1048576];[$mil_ass_all.$B53])" office:value-type="float" office:value="0" calcext:value-type="float">
            <text:p>0</text:p>
          </table:table-cell>
          <table:table-cell table:number-matrix-columns-spanned="1" table:number-matrix-rows-spanned="1" table:formula="of:=INDEX([$military_assets.C$1:.C$1048576];[$mil_ass_all.$B53])" office:value-type="float" office:value="0" calcext:value-type="float">
            <text:p>0</text:p>
          </table:table-cell>
          <table:table-cell table:number-matrix-columns-spanned="1" table:number-matrix-rows-spanned="1" table:formula="of:=INDEX([$military_assets.D$1:.D$1048576];[$mil_ass_all.$B53])" office:value-type="float" office:value="0" calcext:value-type="float">
            <text:p>0</text:p>
          </table:table-cell>
          <table:table-cell table:number-matrix-columns-spanned="1" table:number-matrix-rows-spanned="1" table:formula="of:=INDEX([$military_assets.E$1:.E$1048576];[$mil_ass_all.$B53])" office:value-type="float" office:value="3" calcext:value-type="float">
            <text:p>3</text:p>
          </table:table-cell>
          <table:table-cell table:number-matrix-columns-spanned="1" table:number-matrix-rows-spanned="1" table:formula="of:=INDEX([$military_assets.F$1:.F$1048576];[$mil_ass_all.$B53])" office:value-type="float" office:value="2" calcext:value-type="float">
            <text:p>2</text:p>
          </table:table-cell>
          <table:table-cell table:number-matrix-columns-spanned="1" table:number-matrix-rows-spanned="1" table:formula="of:=INDEX([$military_assets.G$1:.G$1048576];[$mil_ass_all.$B53])" office:value-type="float" office:value="3" calcext:value-type="float">
            <text:p>3</text:p>
          </table:table-cell>
          <table:table-cell table:number-matrix-columns-spanned="1" table:number-matrix-rows-spanned="1" table:formula="of:=INDEX([$military_assets.H$1:.H$1048576];[$mil_ass_all.$B53])" office:value-type="float" office:value="2" calcext:value-type="float">
            <text:p>2</text:p>
          </table:table-cell>
          <table:table-cell table:number-matrix-columns-spanned="1" table:number-matrix-rows-spanned="1" table:formula="of:=INDEX([$military_assets.I$1:.I$1048576];[$mil_ass_all.$B53])" office:value-type="string" office:string-value="RUS" calcext:value-type="string">
            <text:p>RUS</text:p>
          </table:table-cell>
          <table:table-cell table:number-matrix-columns-spanned="1" table:number-matrix-rows-spanned="1" table:formula="of:=INDEX([$military_assets.J$1:.J$1048576];[$mil_ass_all.$B53])" office:value-type="string" office:string-value="Ship" calcext:value-type="string">
            <text:p>Ship</text:p>
          </table:table-cell>
          <table:table-cell table:number-matrix-columns-spanned="1" table:number-matrix-rows-spanned="1" table:formula="of:=INDEX([$military_assets.K$1:.K$1048576];[$mil_ass_all.$B53])" office:value-type="string" office:string-value="&#10;" calcext:value-type="string">
            <text:p/>
            <text:p/>
          </table:table-cell>
          <table:table-cell table:number-matrix-columns-spanned="1" table:number-matrix-rows-spanned="1" table:formula="of:=INDEX([$military_assets.L$1:.L$1048576];[$mil_ass_all.$B53])" office:value-type="string" office:string-value="Images/udaloy.jpg" calcext:value-type="string">
            <text:p>Images/udaloy.jpg</text:p>
          </table:table-cell>
          <table:table-cell table:number-matrix-columns-spanned="1" table:number-matrix-rows-spanned="1" table:formula="of:=INDEX([$military_assets.M$1:.M$1048576];[$mil_ass_all.$B53])"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all.$B53])"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office:value-type="string" calcext:value-type="string">
            <text:p>Severomorsk</text:p>
          </table:table-cell>
          <table:table-cell table:number-matrix-columns-spanned="1" table:number-matrix-rows-spanned="1" table:formula="of:=INDEX([$military_assets.A$1:.A$1048576];[$mil_ass_all.$B54])" office:value-type="string" office:string-value="Udaloy II Class DDG" calcext:value-type="string">
            <text:p>Udaloy II Class DDG</text:p>
          </table:table-cell>
          <table:table-cell table:number-matrix-columns-spanned="1" table:number-matrix-rows-spanned="1" table:formula="of:=INDEX([$military_assets.B$1:.B$1048576];[$mil_ass_all.$B54])" office:value-type="float" office:value="0" calcext:value-type="float">
            <text:p>0</text:p>
          </table:table-cell>
          <table:table-cell table:number-matrix-columns-spanned="1" table:number-matrix-rows-spanned="1" table:formula="of:=INDEX([$military_assets.C$1:.C$1048576];[$mil_ass_all.$B54])" office:value-type="float" office:value="0" calcext:value-type="float">
            <text:p>0</text:p>
          </table:table-cell>
          <table:table-cell table:number-matrix-columns-spanned="1" table:number-matrix-rows-spanned="1" table:formula="of:=INDEX([$military_assets.D$1:.D$1048576];[$mil_ass_all.$B54])" office:value-type="float" office:value="0" calcext:value-type="float">
            <text:p>0</text:p>
          </table:table-cell>
          <table:table-cell table:number-matrix-columns-spanned="1" table:number-matrix-rows-spanned="1" table:formula="of:=INDEX([$military_assets.E$1:.E$1048576];[$mil_ass_all.$B54])" office:value-type="float" office:value="3" calcext:value-type="float">
            <text:p>3</text:p>
          </table:table-cell>
          <table:table-cell table:number-matrix-columns-spanned="1" table:number-matrix-rows-spanned="1" table:formula="of:=INDEX([$military_assets.F$1:.F$1048576];[$mil_ass_all.$B54])" office:value-type="float" office:value="2" calcext:value-type="float">
            <text:p>2</text:p>
          </table:table-cell>
          <table:table-cell table:number-matrix-columns-spanned="1" table:number-matrix-rows-spanned="1" table:formula="of:=INDEX([$military_assets.G$1:.G$1048576];[$mil_ass_all.$B54])" office:value-type="float" office:value="3" calcext:value-type="float">
            <text:p>3</text:p>
          </table:table-cell>
          <table:table-cell table:number-matrix-columns-spanned="1" table:number-matrix-rows-spanned="1" table:formula="of:=INDEX([$military_assets.H$1:.H$1048576];[$mil_ass_all.$B54])" office:value-type="float" office:value="2" calcext:value-type="float">
            <text:p>2</text:p>
          </table:table-cell>
          <table:table-cell table:number-matrix-columns-spanned="1" table:number-matrix-rows-spanned="1" table:formula="of:=INDEX([$military_assets.I$1:.I$1048576];[$mil_ass_all.$B54])" office:value-type="string" office:string-value="RUS" calcext:value-type="string">
            <text:p>RUS</text:p>
          </table:table-cell>
          <table:table-cell table:number-matrix-columns-spanned="1" table:number-matrix-rows-spanned="1" table:formula="of:=INDEX([$military_assets.J$1:.J$1048576];[$mil_ass_all.$B54])" office:value-type="string" office:string-value="Ship" calcext:value-type="string">
            <text:p>Ship</text:p>
          </table:table-cell>
          <table:table-cell table:number-matrix-columns-spanned="1" table:number-matrix-rows-spanned="1" table:formula="of:=INDEX([$military_assets.K$1:.K$1048576];[$mil_ass_all.$B54])" office:value-type="string" office:string-value="&#10;" calcext:value-type="string">
            <text:p/>
            <text:p/>
          </table:table-cell>
          <table:table-cell table:number-matrix-columns-spanned="1" table:number-matrix-rows-spanned="1" table:formula="of:=INDEX([$military_assets.L$1:.L$1048576];[$mil_ass_all.$B54])" office:value-type="string" office:string-value="Images/udaloy.jpg" calcext:value-type="string">
            <text:p>Images/udaloy.jpg</text:p>
          </table:table-cell>
          <table:table-cell table:number-matrix-columns-spanned="1" table:number-matrix-rows-spanned="1" table:formula="of:=INDEX([$military_assets.M$1:.M$1048576];[$mil_ass_all.$B54])"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all.$B54])"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office:value-type="string" calcext:value-type="string">
            <text:p>Admiral Shaposhnikov</text:p>
          </table:table-cell>
          <table:table-cell table:number-matrix-columns-spanned="1" table:number-matrix-rows-spanned="1" table:formula="of:=INDEX([$military_assets.A$1:.A$1048576];[$mil_ass_all.$B55])" office:value-type="string" office:string-value="Udaloy II Class DDG" calcext:value-type="string">
            <text:p>Udaloy II Class DDG</text:p>
          </table:table-cell>
          <table:table-cell table:number-matrix-columns-spanned="1" table:number-matrix-rows-spanned="1" table:formula="of:=INDEX([$military_assets.B$1:.B$1048576];[$mil_ass_all.$B55])" office:value-type="float" office:value="0" calcext:value-type="float">
            <text:p>0</text:p>
          </table:table-cell>
          <table:table-cell table:number-matrix-columns-spanned="1" table:number-matrix-rows-spanned="1" table:formula="of:=INDEX([$military_assets.C$1:.C$1048576];[$mil_ass_all.$B55])" office:value-type="float" office:value="0" calcext:value-type="float">
            <text:p>0</text:p>
          </table:table-cell>
          <table:table-cell table:number-matrix-columns-spanned="1" table:number-matrix-rows-spanned="1" table:formula="of:=INDEX([$military_assets.D$1:.D$1048576];[$mil_ass_all.$B55])" office:value-type="float" office:value="0" calcext:value-type="float">
            <text:p>0</text:p>
          </table:table-cell>
          <table:table-cell table:number-matrix-columns-spanned="1" table:number-matrix-rows-spanned="1" table:formula="of:=INDEX([$military_assets.E$1:.E$1048576];[$mil_ass_all.$B55])" office:value-type="float" office:value="3" calcext:value-type="float">
            <text:p>3</text:p>
          </table:table-cell>
          <table:table-cell table:number-matrix-columns-spanned="1" table:number-matrix-rows-spanned="1" table:formula="of:=INDEX([$military_assets.F$1:.F$1048576];[$mil_ass_all.$B55])" office:value-type="float" office:value="2" calcext:value-type="float">
            <text:p>2</text:p>
          </table:table-cell>
          <table:table-cell table:number-matrix-columns-spanned="1" table:number-matrix-rows-spanned="1" table:formula="of:=INDEX([$military_assets.G$1:.G$1048576];[$mil_ass_all.$B55])" office:value-type="float" office:value="3" calcext:value-type="float">
            <text:p>3</text:p>
          </table:table-cell>
          <table:table-cell table:number-matrix-columns-spanned="1" table:number-matrix-rows-spanned="1" table:formula="of:=INDEX([$military_assets.H$1:.H$1048576];[$mil_ass_all.$B55])" office:value-type="float" office:value="2" calcext:value-type="float">
            <text:p>2</text:p>
          </table:table-cell>
          <table:table-cell table:number-matrix-columns-spanned="1" table:number-matrix-rows-spanned="1" table:formula="of:=INDEX([$military_assets.I$1:.I$1048576];[$mil_ass_all.$B55])" office:value-type="string" office:string-value="RUS" calcext:value-type="string">
            <text:p>RUS</text:p>
          </table:table-cell>
          <table:table-cell table:number-matrix-columns-spanned="1" table:number-matrix-rows-spanned="1" table:formula="of:=INDEX([$military_assets.J$1:.J$1048576];[$mil_ass_all.$B55])" office:value-type="string" office:string-value="Ship" calcext:value-type="string">
            <text:p>Ship</text:p>
          </table:table-cell>
          <table:table-cell table:number-matrix-columns-spanned="1" table:number-matrix-rows-spanned="1" table:formula="of:=INDEX([$military_assets.K$1:.K$1048576];[$mil_ass_all.$B55])" office:value-type="string" office:string-value="&#10;" calcext:value-type="string">
            <text:p/>
            <text:p/>
          </table:table-cell>
          <table:table-cell table:number-matrix-columns-spanned="1" table:number-matrix-rows-spanned="1" table:formula="of:=INDEX([$military_assets.L$1:.L$1048576];[$mil_ass_all.$B55])" office:value-type="string" office:string-value="Images/udaloy.jpg" calcext:value-type="string">
            <text:p>Images/udaloy.jpg</text:p>
          </table:table-cell>
          <table:table-cell table:number-matrix-columns-spanned="1" table:number-matrix-rows-spanned="1" table:formula="of:=INDEX([$military_assets.M$1:.M$1048576];[$mil_ass_all.$B55])"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all.$B55])"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28" calcext:value-type="float">
            <text:p>28</text:p>
          </table:table-cell>
          <table:table-cell office:value-type="string" calcext:value-type="string">
            <text:p>Bystryy</text:p>
          </table:table-cell>
          <table:table-cell table:number-matrix-columns-spanned="1" table:number-matrix-rows-spanned="1" table:formula="of:=INDEX([$military_assets.A$1:.A$1048576];[$mil_ass_all.$B56])" office:value-type="string" office:string-value="Sovremanny Class DDG" calcext:value-type="string">
            <text:p>Sovremanny Class DDG</text:p>
          </table:table-cell>
          <table:table-cell table:number-matrix-columns-spanned="1" table:number-matrix-rows-spanned="1" table:formula="of:=INDEX([$military_assets.B$1:.B$1048576];[$mil_ass_all.$B56])" office:value-type="float" office:value="0" calcext:value-type="float">
            <text:p>0</text:p>
          </table:table-cell>
          <table:table-cell table:number-matrix-columns-spanned="1" table:number-matrix-rows-spanned="1" table:formula="of:=INDEX([$military_assets.C$1:.C$1048576];[$mil_ass_all.$B56])" office:value-type="float" office:value="0" calcext:value-type="float">
            <text:p>0</text:p>
          </table:table-cell>
          <table:table-cell table:number-matrix-columns-spanned="1" table:number-matrix-rows-spanned="1" table:formula="of:=INDEX([$military_assets.D$1:.D$1048576];[$mil_ass_all.$B56])" office:value-type="float" office:value="0" calcext:value-type="float">
            <text:p>0</text:p>
          </table:table-cell>
          <table:table-cell table:number-matrix-columns-spanned="1" table:number-matrix-rows-spanned="1" table:formula="of:=INDEX([$military_assets.E$1:.E$1048576];[$mil_ass_all.$B56])" office:value-type="float" office:value="2" calcext:value-type="float">
            <text:p>2</text:p>
          </table:table-cell>
          <table:table-cell table:number-matrix-columns-spanned="1" table:number-matrix-rows-spanned="1" table:formula="of:=INDEX([$military_assets.F$1:.F$1048576];[$mil_ass_all.$B56])" office:value-type="float" office:value="0" calcext:value-type="float">
            <text:p>0</text:p>
          </table:table-cell>
          <table:table-cell table:number-matrix-columns-spanned="1" table:number-matrix-rows-spanned="1" table:formula="of:=INDEX([$military_assets.G$1:.G$1048576];[$mil_ass_all.$B56])" office:value-type="float" office:value="2" calcext:value-type="float">
            <text:p>2</text:p>
          </table:table-cell>
          <table:table-cell table:number-matrix-columns-spanned="1" table:number-matrix-rows-spanned="1" table:formula="of:=INDEX([$military_assets.H$1:.H$1048576];[$mil_ass_all.$B56])" office:value-type="float" office:value="1" calcext:value-type="float">
            <text:p>1</text:p>
          </table:table-cell>
          <table:table-cell table:number-matrix-columns-spanned="1" table:number-matrix-rows-spanned="1" table:formula="of:=INDEX([$military_assets.I$1:.I$1048576];[$mil_ass_all.$B56])" office:value-type="string" office:string-value="RUS" calcext:value-type="string">
            <text:p>RUS</text:p>
          </table:table-cell>
          <table:table-cell table:number-matrix-columns-spanned="1" table:number-matrix-rows-spanned="1" table:formula="of:=INDEX([$military_assets.J$1:.J$1048576];[$mil_ass_all.$B56])" office:value-type="string" office:string-value="Ship" calcext:value-type="string">
            <text:p>Ship</text:p>
          </table:table-cell>
          <table:table-cell table:number-matrix-columns-spanned="1" table:number-matrix-rows-spanned="1" table:formula="of:=INDEX([$military_assets.K$1:.K$1048576];[$mil_ass_all.$B56])" office:value-type="string" office:string-value="&#10;" calcext:value-type="string">
            <text:p/>
            <text:p/>
          </table:table-cell>
          <table:table-cell table:number-matrix-columns-spanned="1" table:number-matrix-rows-spanned="1" table:formula="of:=INDEX([$military_assets.L$1:.L$1048576];[$mil_ass_all.$B56])" office:value-type="string" office:string-value="Images/sovremenny.jpg" calcext:value-type="string">
            <text:p>Images/sovremenny.jpg</text:p>
          </table:table-cell>
          <table:table-cell table:number-matrix-columns-spanned="1" table:number-matrix-rows-spanned="1" table:formula="of:=INDEX([$military_assets.M$1:.M$1048576];[$mil_ass_all.$B56])" office:value-type="string" office:string-value="With a name that means &quot;modern&quot; in Russian, they are the oldest class of destroyer in the Russian Navy." calcext:value-type="string">
            <text:p>With a name that means "modern" in Russian, they are the oldest class of destroyer in the Russian Navy.</text:p>
          </table:table-cell>
          <table:table-cell table:number-matrix-columns-spanned="1" table:number-matrix-rows-spanned="1" table:formula="of:=INDEX([$military_assets.N$1:.N$1048576];[$mil_ass_all.$B56])"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28" calcext:value-type="float">
            <text:p>28</text:p>
          </table:table-cell>
          <table:table-cell office:value-type="string" calcext:value-type="string">
            <text:p>Nastoychivyy</text:p>
          </table:table-cell>
          <table:table-cell table:number-matrix-columns-spanned="1" table:number-matrix-rows-spanned="1" table:formula="of:=INDEX([$military_assets.A$1:.A$1048576];[$mil_ass_all.$B57])" office:value-type="string" office:string-value="Sovremanny Class DDG" calcext:value-type="string">
            <text:p>Sovremanny Class DDG</text:p>
          </table:table-cell>
          <table:table-cell table:number-matrix-columns-spanned="1" table:number-matrix-rows-spanned="1" table:formula="of:=INDEX([$military_assets.B$1:.B$1048576];[$mil_ass_all.$B57])" office:value-type="float" office:value="0" calcext:value-type="float">
            <text:p>0</text:p>
          </table:table-cell>
          <table:table-cell table:number-matrix-columns-spanned="1" table:number-matrix-rows-spanned="1" table:formula="of:=INDEX([$military_assets.C$1:.C$1048576];[$mil_ass_all.$B57])" office:value-type="float" office:value="0" calcext:value-type="float">
            <text:p>0</text:p>
          </table:table-cell>
          <table:table-cell table:number-matrix-columns-spanned="1" table:number-matrix-rows-spanned="1" table:formula="of:=INDEX([$military_assets.D$1:.D$1048576];[$mil_ass_all.$B57])" office:value-type="float" office:value="0" calcext:value-type="float">
            <text:p>0</text:p>
          </table:table-cell>
          <table:table-cell table:number-matrix-columns-spanned="1" table:number-matrix-rows-spanned="1" table:formula="of:=INDEX([$military_assets.E$1:.E$1048576];[$mil_ass_all.$B57])" office:value-type="float" office:value="2" calcext:value-type="float">
            <text:p>2</text:p>
          </table:table-cell>
          <table:table-cell table:number-matrix-columns-spanned="1" table:number-matrix-rows-spanned="1" table:formula="of:=INDEX([$military_assets.F$1:.F$1048576];[$mil_ass_all.$B57])" office:value-type="float" office:value="0" calcext:value-type="float">
            <text:p>0</text:p>
          </table:table-cell>
          <table:table-cell table:number-matrix-columns-spanned="1" table:number-matrix-rows-spanned="1" table:formula="of:=INDEX([$military_assets.G$1:.G$1048576];[$mil_ass_all.$B57])" office:value-type="float" office:value="2" calcext:value-type="float">
            <text:p>2</text:p>
          </table:table-cell>
          <table:table-cell table:number-matrix-columns-spanned="1" table:number-matrix-rows-spanned="1" table:formula="of:=INDEX([$military_assets.H$1:.H$1048576];[$mil_ass_all.$B57])" office:value-type="float" office:value="1" calcext:value-type="float">
            <text:p>1</text:p>
          </table:table-cell>
          <table:table-cell table:number-matrix-columns-spanned="1" table:number-matrix-rows-spanned="1" table:formula="of:=INDEX([$military_assets.I$1:.I$1048576];[$mil_ass_all.$B57])" office:value-type="string" office:string-value="RUS" calcext:value-type="string">
            <text:p>RUS</text:p>
          </table:table-cell>
          <table:table-cell table:number-matrix-columns-spanned="1" table:number-matrix-rows-spanned="1" table:formula="of:=INDEX([$military_assets.J$1:.J$1048576];[$mil_ass_all.$B57])" office:value-type="string" office:string-value="Ship" calcext:value-type="string">
            <text:p>Ship</text:p>
          </table:table-cell>
          <table:table-cell table:number-matrix-columns-spanned="1" table:number-matrix-rows-spanned="1" table:formula="of:=INDEX([$military_assets.K$1:.K$1048576];[$mil_ass_all.$B57])" office:value-type="string" office:string-value="&#10;" calcext:value-type="string">
            <text:p/>
            <text:p/>
          </table:table-cell>
          <table:table-cell table:number-matrix-columns-spanned="1" table:number-matrix-rows-spanned="1" table:formula="of:=INDEX([$military_assets.L$1:.L$1048576];[$mil_ass_all.$B57])" office:value-type="string" office:string-value="Images/sovremenny.jpg" calcext:value-type="string">
            <text:p>Images/sovremenny.jpg</text:p>
          </table:table-cell>
          <table:table-cell table:number-matrix-columns-spanned="1" table:number-matrix-rows-spanned="1" table:formula="of:=INDEX([$military_assets.M$1:.M$1048576];[$mil_ass_all.$B57])" office:value-type="string" office:string-value="With a name that means &quot;modern&quot; in Russian, they are the oldest class of destroyer in the Russian Navy." calcext:value-type="string">
            <text:p>With a name that means "modern" in Russian, they are the oldest class of destroyer in the Russian Navy.</text:p>
          </table:table-cell>
          <table:table-cell table:number-matrix-columns-spanned="1" table:number-matrix-rows-spanned="1" table:formula="of:=INDEX([$military_assets.N$1:.N$1048576];[$mil_ass_all.$B57])"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28" calcext:value-type="float">
            <text:p>28</text:p>
          </table:table-cell>
          <table:table-cell office:value-type="string" calcext:value-type="string">
            <text:p>Admiral Ushakov</text:p>
          </table:table-cell>
          <table:table-cell table:number-matrix-columns-spanned="1" table:number-matrix-rows-spanned="1" table:formula="of:=INDEX([$military_assets.A$1:.A$1048576];[$mil_ass_all.$B58])" office:value-type="string" office:string-value="Sovremanny Class DDG" calcext:value-type="string">
            <text:p>Sovremanny Class DDG</text:p>
          </table:table-cell>
          <table:table-cell table:number-matrix-columns-spanned="1" table:number-matrix-rows-spanned="1" table:formula="of:=INDEX([$military_assets.B$1:.B$1048576];[$mil_ass_all.$B58])" office:value-type="float" office:value="0" calcext:value-type="float">
            <text:p>0</text:p>
          </table:table-cell>
          <table:table-cell table:number-matrix-columns-spanned="1" table:number-matrix-rows-spanned="1" table:formula="of:=INDEX([$military_assets.C$1:.C$1048576];[$mil_ass_all.$B58])" office:value-type="float" office:value="0" calcext:value-type="float">
            <text:p>0</text:p>
          </table:table-cell>
          <table:table-cell table:number-matrix-columns-spanned="1" table:number-matrix-rows-spanned="1" table:formula="of:=INDEX([$military_assets.D$1:.D$1048576];[$mil_ass_all.$B58])" office:value-type="float" office:value="0" calcext:value-type="float">
            <text:p>0</text:p>
          </table:table-cell>
          <table:table-cell table:number-matrix-columns-spanned="1" table:number-matrix-rows-spanned="1" table:formula="of:=INDEX([$military_assets.E$1:.E$1048576];[$mil_ass_all.$B58])" office:value-type="float" office:value="2" calcext:value-type="float">
            <text:p>2</text:p>
          </table:table-cell>
          <table:table-cell table:number-matrix-columns-spanned="1" table:number-matrix-rows-spanned="1" table:formula="of:=INDEX([$military_assets.F$1:.F$1048576];[$mil_ass_all.$B58])" office:value-type="float" office:value="0" calcext:value-type="float">
            <text:p>0</text:p>
          </table:table-cell>
          <table:table-cell table:number-matrix-columns-spanned="1" table:number-matrix-rows-spanned="1" table:formula="of:=INDEX([$military_assets.G$1:.G$1048576];[$mil_ass_all.$B58])" office:value-type="float" office:value="2" calcext:value-type="float">
            <text:p>2</text:p>
          </table:table-cell>
          <table:table-cell table:number-matrix-columns-spanned="1" table:number-matrix-rows-spanned="1" table:formula="of:=INDEX([$military_assets.H$1:.H$1048576];[$mil_ass_all.$B58])" office:value-type="float" office:value="1" calcext:value-type="float">
            <text:p>1</text:p>
          </table:table-cell>
          <table:table-cell table:number-matrix-columns-spanned="1" table:number-matrix-rows-spanned="1" table:formula="of:=INDEX([$military_assets.I$1:.I$1048576];[$mil_ass_all.$B58])" office:value-type="string" office:string-value="RUS" calcext:value-type="string">
            <text:p>RUS</text:p>
          </table:table-cell>
          <table:table-cell table:number-matrix-columns-spanned="1" table:number-matrix-rows-spanned="1" table:formula="of:=INDEX([$military_assets.J$1:.J$1048576];[$mil_ass_all.$B58])" office:value-type="string" office:string-value="Ship" calcext:value-type="string">
            <text:p>Ship</text:p>
          </table:table-cell>
          <table:table-cell table:number-matrix-columns-spanned="1" table:number-matrix-rows-spanned="1" table:formula="of:=INDEX([$military_assets.K$1:.K$1048576];[$mil_ass_all.$B58])" office:value-type="string" office:string-value="&#10;" calcext:value-type="string">
            <text:p/>
            <text:p/>
          </table:table-cell>
          <table:table-cell table:number-matrix-columns-spanned="1" table:number-matrix-rows-spanned="1" table:formula="of:=INDEX([$military_assets.L$1:.L$1048576];[$mil_ass_all.$B58])" office:value-type="string" office:string-value="Images/sovremenny.jpg" calcext:value-type="string">
            <text:p>Images/sovremenny.jpg</text:p>
          </table:table-cell>
          <table:table-cell table:number-matrix-columns-spanned="1" table:number-matrix-rows-spanned="1" table:formula="of:=INDEX([$military_assets.M$1:.M$1048576];[$mil_ass_all.$B58])" office:value-type="string" office:string-value="With a name that means &quot;modern&quot; in Russian, they are the oldest class of destroyer in the Russian Navy." calcext:value-type="string">
            <text:p>With a name that means "modern" in Russian, they are the oldest class of destroyer in the Russian Navy.</text:p>
          </table:table-cell>
          <table:table-cell table:number-matrix-columns-spanned="1" table:number-matrix-rows-spanned="1" table:formula="of:=INDEX([$military_assets.N$1:.N$1048576];[$mil_ass_all.$B58])"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28" calcext:value-type="float">
            <text:p>28</text:p>
          </table:table-cell>
          <table:table-cell office:value-type="string" calcext:value-type="string">
            <text:p>Burnyy</text:p>
          </table:table-cell>
          <table:table-cell table:number-matrix-columns-spanned="1" table:number-matrix-rows-spanned="1" table:formula="of:=INDEX([$military_assets.A$1:.A$1048576];[$mil_ass_all.$B59])" office:value-type="string" office:string-value="Sovremanny Class DDG" calcext:value-type="string">
            <text:p>Sovremanny Class DDG</text:p>
          </table:table-cell>
          <table:table-cell table:number-matrix-columns-spanned="1" table:number-matrix-rows-spanned="1" table:formula="of:=INDEX([$military_assets.B$1:.B$1048576];[$mil_ass_all.$B59])" office:value-type="float" office:value="0" calcext:value-type="float">
            <text:p>0</text:p>
          </table:table-cell>
          <table:table-cell table:number-matrix-columns-spanned="1" table:number-matrix-rows-spanned="1" table:formula="of:=INDEX([$military_assets.C$1:.C$1048576];[$mil_ass_all.$B59])" office:value-type="float" office:value="0" calcext:value-type="float">
            <text:p>0</text:p>
          </table:table-cell>
          <table:table-cell table:number-matrix-columns-spanned="1" table:number-matrix-rows-spanned="1" table:formula="of:=INDEX([$military_assets.D$1:.D$1048576];[$mil_ass_all.$B59])" office:value-type="float" office:value="0" calcext:value-type="float">
            <text:p>0</text:p>
          </table:table-cell>
          <table:table-cell table:number-matrix-columns-spanned="1" table:number-matrix-rows-spanned="1" table:formula="of:=INDEX([$military_assets.E$1:.E$1048576];[$mil_ass_all.$B59])" office:value-type="float" office:value="2" calcext:value-type="float">
            <text:p>2</text:p>
          </table:table-cell>
          <table:table-cell table:number-matrix-columns-spanned="1" table:number-matrix-rows-spanned="1" table:formula="of:=INDEX([$military_assets.F$1:.F$1048576];[$mil_ass_all.$B59])" office:value-type="float" office:value="0" calcext:value-type="float">
            <text:p>0</text:p>
          </table:table-cell>
          <table:table-cell table:number-matrix-columns-spanned="1" table:number-matrix-rows-spanned="1" table:formula="of:=INDEX([$military_assets.G$1:.G$1048576];[$mil_ass_all.$B59])" office:value-type="float" office:value="2" calcext:value-type="float">
            <text:p>2</text:p>
          </table:table-cell>
          <table:table-cell table:number-matrix-columns-spanned="1" table:number-matrix-rows-spanned="1" table:formula="of:=INDEX([$military_assets.H$1:.H$1048576];[$mil_ass_all.$B59])" office:value-type="float" office:value="1" calcext:value-type="float">
            <text:p>1</text:p>
          </table:table-cell>
          <table:table-cell table:number-matrix-columns-spanned="1" table:number-matrix-rows-spanned="1" table:formula="of:=INDEX([$military_assets.I$1:.I$1048576];[$mil_ass_all.$B59])" office:value-type="string" office:string-value="RUS" calcext:value-type="string">
            <text:p>RUS</text:p>
          </table:table-cell>
          <table:table-cell table:number-matrix-columns-spanned="1" table:number-matrix-rows-spanned="1" table:formula="of:=INDEX([$military_assets.J$1:.J$1048576];[$mil_ass_all.$B59])" office:value-type="string" office:string-value="Ship" calcext:value-type="string">
            <text:p>Ship</text:p>
          </table:table-cell>
          <table:table-cell table:number-matrix-columns-spanned="1" table:number-matrix-rows-spanned="1" table:formula="of:=INDEX([$military_assets.K$1:.K$1048576];[$mil_ass_all.$B59])" office:value-type="string" office:string-value="&#10;" calcext:value-type="string">
            <text:p/>
            <text:p/>
          </table:table-cell>
          <table:table-cell table:number-matrix-columns-spanned="1" table:number-matrix-rows-spanned="1" table:formula="of:=INDEX([$military_assets.L$1:.L$1048576];[$mil_ass_all.$B59])" office:value-type="string" office:string-value="Images/sovremenny.jpg" calcext:value-type="string">
            <text:p>Images/sovremenny.jpg</text:p>
          </table:table-cell>
          <table:table-cell table:number-matrix-columns-spanned="1" table:number-matrix-rows-spanned="1" table:formula="of:=INDEX([$military_assets.M$1:.M$1048576];[$mil_ass_all.$B59])" office:value-type="string" office:string-value="With a name that means &quot;modern&quot; in Russian, they are the oldest class of destroyer in the Russian Navy." calcext:value-type="string">
            <text:p>With a name that means "modern" in Russian, they are the oldest class of destroyer in the Russian Navy.</text:p>
          </table:table-cell>
          <table:table-cell table:number-matrix-columns-spanned="1" table:number-matrix-rows-spanned="1" table:formula="of:=INDEX([$military_assets.N$1:.N$1048576];[$mil_ass_all.$B59])"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20" calcext:value-type="float">
            <text:p>20</text:p>
          </table:table-cell>
          <table:table-cell office:value-type="string" calcext:value-type="string">
            <text:p>Admiral Kasatanov</text:p>
          </table:table-cell>
          <table:table-cell table:number-matrix-columns-spanned="1" table:number-matrix-rows-spanned="1" table:formula="of:=INDEX([$military_assets.A$1:.A$1048576];[$mil_ass_all.$B60])" office:value-type="string" office:string-value="Gorshkov Class FFG" calcext:value-type="string">
            <text:p>Gorshkov Class FFG</text:p>
          </table:table-cell>
          <table:table-cell table:number-matrix-columns-spanned="1" table:number-matrix-rows-spanned="1" table:formula="of:=INDEX([$military_assets.B$1:.B$1048576];[$mil_ass_all.$B60])" office:value-type="float" office:value="0" calcext:value-type="float">
            <text:p>0</text:p>
          </table:table-cell>
          <table:table-cell table:number-matrix-columns-spanned="1" table:number-matrix-rows-spanned="1" table:formula="of:=INDEX([$military_assets.C$1:.C$1048576];[$mil_ass_all.$B60])" office:value-type="float" office:value="0" calcext:value-type="float">
            <text:p>0</text:p>
          </table:table-cell>
          <table:table-cell table:number-matrix-columns-spanned="1" table:number-matrix-rows-spanned="1" table:formula="of:=INDEX([$military_assets.D$1:.D$1048576];[$mil_ass_all.$B60])" office:value-type="float" office:value="0" calcext:value-type="float">
            <text:p>0</text:p>
          </table:table-cell>
          <table:table-cell table:number-matrix-columns-spanned="1" table:number-matrix-rows-spanned="1" table:formula="of:=INDEX([$military_assets.E$1:.E$1048576];[$mil_ass_all.$B60])" office:value-type="float" office:value="3" calcext:value-type="float">
            <text:p>3</text:p>
          </table:table-cell>
          <table:table-cell table:number-matrix-columns-spanned="1" table:number-matrix-rows-spanned="1" table:formula="of:=INDEX([$military_assets.F$1:.F$1048576];[$mil_ass_all.$B60])" office:value-type="float" office:value="2" calcext:value-type="float">
            <text:p>2</text:p>
          </table:table-cell>
          <table:table-cell table:number-matrix-columns-spanned="1" table:number-matrix-rows-spanned="1" table:formula="of:=INDEX([$military_assets.G$1:.G$1048576];[$mil_ass_all.$B60])" office:value-type="float" office:value="2" calcext:value-type="float">
            <text:p>2</text:p>
          </table:table-cell>
          <table:table-cell table:number-matrix-columns-spanned="1" table:number-matrix-rows-spanned="1" table:formula="of:=INDEX([$military_assets.H$1:.H$1048576];[$mil_ass_all.$B60])" office:value-type="float" office:value="2" calcext:value-type="float">
            <text:p>2</text:p>
          </table:table-cell>
          <table:table-cell table:number-matrix-columns-spanned="1" table:number-matrix-rows-spanned="1" table:formula="of:=INDEX([$military_assets.I$1:.I$1048576];[$mil_ass_all.$B60])" office:value-type="string" office:string-value="RUS" calcext:value-type="string">
            <text:p>RUS</text:p>
          </table:table-cell>
          <table:table-cell table:number-matrix-columns-spanned="1" table:number-matrix-rows-spanned="1" table:formula="of:=INDEX([$military_assets.J$1:.J$1048576];[$mil_ass_all.$B60])" office:value-type="string" office:string-value="Ship" calcext:value-type="string">
            <text:p>Ship</text:p>
          </table:table-cell>
          <table:table-cell table:number-matrix-columns-spanned="1" table:number-matrix-rows-spanned="1" table:formula="of:=INDEX([$military_assets.K$1:.K$1048576];[$mil_ass_all.$B60])" office:value-type="string" office:string-value="Hidden: Can be played face down. " calcext:value-type="string">
            <text:p>Hidden: Can be played face down. </text:p>
          </table:table-cell>
          <table:table-cell table:number-matrix-columns-spanned="1" table:number-matrix-rows-spanned="1" table:formula="of:=INDEX([$military_assets.L$1:.L$1048576];[$mil_ass_all.$B60])" office:value-type="string" office:string-value="Images/gorshkov.jpg" calcext:value-type="string">
            <text:p>Images/gorshkov.jpg</text:p>
          </table:table-cell>
          <table:table-cell table:number-matrix-columns-spanned="1" table:number-matrix-rows-spanned="1" table:formula="of:=INDEX([$military_assets.M$1:.M$1048576];[$mil_ass_all.$B60])" office:value-type="string" office:string-value="The cutting-edge Gorshkov frigates stick out in the largely-outdated Russian surface warfare fleet." calcext:value-type="string">
            <text:p>The cutting-edge Gorshkov frigates stick out in the largely-outdated Russian surface warfare fleet.</text:p>
          </table:table-cell>
          <table:table-cell table:number-matrix-columns-spanned="1" table:number-matrix-rows-spanned="1" table:formula="of:=INDEX([$military_assets.N$1:.N$1048576];[$mil_ass_all.$B60])"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20" calcext:value-type="float">
            <text:p>20</text:p>
          </table:table-cell>
          <table:table-cell office:value-type="string" calcext:value-type="string">
            <text:p>Admiral Gorshkov</text:p>
          </table:table-cell>
          <table:table-cell table:number-matrix-columns-spanned="1" table:number-matrix-rows-spanned="1" table:formula="of:=INDEX([$military_assets.A$1:.A$1048576];[$mil_ass_all.$B61])" office:value-type="string" office:string-value="Gorshkov Class FFG" calcext:value-type="string">
            <text:p>Gorshkov Class FFG</text:p>
          </table:table-cell>
          <table:table-cell table:number-matrix-columns-spanned="1" table:number-matrix-rows-spanned="1" table:formula="of:=INDEX([$military_assets.B$1:.B$1048576];[$mil_ass_all.$B61])" office:value-type="float" office:value="0" calcext:value-type="float">
            <text:p>0</text:p>
          </table:table-cell>
          <table:table-cell table:number-matrix-columns-spanned="1" table:number-matrix-rows-spanned="1" table:formula="of:=INDEX([$military_assets.C$1:.C$1048576];[$mil_ass_all.$B61])" office:value-type="float" office:value="0" calcext:value-type="float">
            <text:p>0</text:p>
          </table:table-cell>
          <table:table-cell table:number-matrix-columns-spanned="1" table:number-matrix-rows-spanned="1" table:formula="of:=INDEX([$military_assets.D$1:.D$1048576];[$mil_ass_all.$B61])" office:value-type="float" office:value="0" calcext:value-type="float">
            <text:p>0</text:p>
          </table:table-cell>
          <table:table-cell table:number-matrix-columns-spanned="1" table:number-matrix-rows-spanned="1" table:formula="of:=INDEX([$military_assets.E$1:.E$1048576];[$mil_ass_all.$B61])" office:value-type="float" office:value="3" calcext:value-type="float">
            <text:p>3</text:p>
          </table:table-cell>
          <table:table-cell table:number-matrix-columns-spanned="1" table:number-matrix-rows-spanned="1" table:formula="of:=INDEX([$military_assets.F$1:.F$1048576];[$mil_ass_all.$B61])" office:value-type="float" office:value="2" calcext:value-type="float">
            <text:p>2</text:p>
          </table:table-cell>
          <table:table-cell table:number-matrix-columns-spanned="1" table:number-matrix-rows-spanned="1" table:formula="of:=INDEX([$military_assets.G$1:.G$1048576];[$mil_ass_all.$B61])" office:value-type="float" office:value="2" calcext:value-type="float">
            <text:p>2</text:p>
          </table:table-cell>
          <table:table-cell table:number-matrix-columns-spanned="1" table:number-matrix-rows-spanned="1" table:formula="of:=INDEX([$military_assets.H$1:.H$1048576];[$mil_ass_all.$B61])" office:value-type="float" office:value="2" calcext:value-type="float">
            <text:p>2</text:p>
          </table:table-cell>
          <table:table-cell table:number-matrix-columns-spanned="1" table:number-matrix-rows-spanned="1" table:formula="of:=INDEX([$military_assets.I$1:.I$1048576];[$mil_ass_all.$B61])" office:value-type="string" office:string-value="RUS" calcext:value-type="string">
            <text:p>RUS</text:p>
          </table:table-cell>
          <table:table-cell table:number-matrix-columns-spanned="1" table:number-matrix-rows-spanned="1" table:formula="of:=INDEX([$military_assets.J$1:.J$1048576];[$mil_ass_all.$B61])" office:value-type="string" office:string-value="Ship" calcext:value-type="string">
            <text:p>Ship</text:p>
          </table:table-cell>
          <table:table-cell table:number-matrix-columns-spanned="1" table:number-matrix-rows-spanned="1" table:formula="of:=INDEX([$military_assets.K$1:.K$1048576];[$mil_ass_all.$B61])" office:value-type="string" office:string-value="Hidden: Can be played face down. " calcext:value-type="string">
            <text:p>Hidden: Can be played face down. </text:p>
          </table:table-cell>
          <table:table-cell table:number-matrix-columns-spanned="1" table:number-matrix-rows-spanned="1" table:formula="of:=INDEX([$military_assets.L$1:.L$1048576];[$mil_ass_all.$B61])" office:value-type="string" office:string-value="Images/gorshkov.jpg" calcext:value-type="string">
            <text:p>Images/gorshkov.jpg</text:p>
          </table:table-cell>
          <table:table-cell table:number-matrix-columns-spanned="1" table:number-matrix-rows-spanned="1" table:formula="of:=INDEX([$military_assets.M$1:.M$1048576];[$mil_ass_all.$B61])" office:value-type="string" office:string-value="The cutting-edge Gorshkov frigates stick out in the largely-outdated Russian surface warfare fleet." calcext:value-type="string">
            <text:p>The cutting-edge Gorshkov frigates stick out in the largely-outdated Russian surface warfare fleet.</text:p>
          </table:table-cell>
          <table:table-cell table:number-matrix-columns-spanned="1" table:number-matrix-rows-spanned="1" table:formula="of:=INDEX([$military_assets.N$1:.N$1048576];[$mil_ass_all.$B61])"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1" calcext:value-type="float">
            <text:p>21</text:p>
          </table:table-cell>
          <table:table-cell office:value-type="string" calcext:value-type="string">
            <text:p>Novosibirsk</text:p>
          </table:table-cell>
          <table:table-cell table:number-matrix-columns-spanned="1" table:number-matrix-rows-spanned="1" table:formula="of:=INDEX([$military_assets.A$1:.A$1048576];[$mil_ass_all.$B62])" office:value-type="string" office:string-value="Yasen Class SSGN" calcext:value-type="string">
            <text:p>Yasen Class SSGN</text:p>
          </table:table-cell>
          <table:table-cell table:number-matrix-columns-spanned="1" table:number-matrix-rows-spanned="1" table:formula="of:=INDEX([$military_assets.B$1:.B$1048576];[$mil_ass_all.$B62])" office:value-type="float" office:value="0" calcext:value-type="float">
            <text:p>0</text:p>
          </table:table-cell>
          <table:table-cell table:number-matrix-columns-spanned="1" table:number-matrix-rows-spanned="1" table:formula="of:=INDEX([$military_assets.C$1:.C$1048576];[$mil_ass_all.$B62])" office:value-type="float" office:value="0" calcext:value-type="float">
            <text:p>0</text:p>
          </table:table-cell>
          <table:table-cell table:number-matrix-columns-spanned="1" table:number-matrix-rows-spanned="1" table:formula="of:=INDEX([$military_assets.D$1:.D$1048576];[$mil_ass_all.$B62])" office:value-type="float" office:value="0" calcext:value-type="float">
            <text:p>0</text:p>
          </table:table-cell>
          <table:table-cell table:number-matrix-columns-spanned="1" table:number-matrix-rows-spanned="1" table:formula="of:=INDEX([$military_assets.E$1:.E$1048576];[$mil_ass_all.$B62])" office:value-type="float" office:value="5" calcext:value-type="float">
            <text:p>5</text:p>
          </table:table-cell>
          <table:table-cell table:number-matrix-columns-spanned="1" table:number-matrix-rows-spanned="1" table:formula="of:=INDEX([$military_assets.F$1:.F$1048576];[$mil_ass_all.$B62])" office:value-type="float" office:value="0" calcext:value-type="float">
            <text:p>0</text:p>
          </table:table-cell>
          <table:table-cell table:number-matrix-columns-spanned="1" table:number-matrix-rows-spanned="1" table:formula="of:=INDEX([$military_assets.G$1:.G$1048576];[$mil_ass_all.$B62])" office:value-type="float" office:value="3" calcext:value-type="float">
            <text:p>3</text:p>
          </table:table-cell>
          <table:table-cell table:number-matrix-columns-spanned="1" table:number-matrix-rows-spanned="1" table:formula="of:=INDEX([$military_assets.H$1:.H$1048576];[$mil_ass_all.$B62])" office:value-type="float" office:value="5" calcext:value-type="float">
            <text:p>5</text:p>
          </table:table-cell>
          <table:table-cell table:number-matrix-columns-spanned="1" table:number-matrix-rows-spanned="1" table:formula="of:=INDEX([$military_assets.I$1:.I$1048576];[$mil_ass_all.$B62])" office:value-type="string" office:string-value="RUS" calcext:value-type="string">
            <text:p>RUS</text:p>
          </table:table-cell>
          <table:table-cell table:number-matrix-columns-spanned="1" table:number-matrix-rows-spanned="1" table:formula="of:=INDEX([$military_assets.J$1:.J$1048576];[$mil_ass_all.$B62])" office:value-type="string" office:string-value="Submarine" calcext:value-type="string">
            <text:p>Submarine</text:p>
          </table:table-cell>
          <table:table-cell table:number-matrix-columns-spanned="1" table:number-matrix-rows-spanned="1" table:formula="of:=INDEX([$military_assets.K$1:.K$1048576];[$mil_ass_all.$B62])"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62])" office:value-type="string" office:string-value="Images/yasen.jpg" calcext:value-type="string">
            <text:p>Images/yasen.jpg</text:p>
          </table:table-cell>
          <table:table-cell table:number-matrix-columns-spanned="1" table:number-matrix-rows-spanned="1" table:formula="of:=INDEX([$military_assets.M$1:.M$1048576];[$mil_ass_all.$B62])" office:value-type="string" office:string-value="With more than twice the firepower of western submarines, the Yasen is Russia's best effort in no-expense-spared attack submarine development." calcext:value-type="string">
            <text:p>With more than twice the firepower of western submarines, the Yasen is Russia's best effort in no-expense-spared attack submarine development.</text:p>
          </table:table-cell>
          <table:table-cell table:number-matrix-columns-spanned="1" table:number-matrix-rows-spanned="1" table:formula="of:=INDEX([$military_assets.N$1:.N$1048576];[$mil_ass_all.$B62])"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1" calcext:value-type="float">
            <text:p>21</text:p>
          </table:table-cell>
          <table:table-cell office:value-type="string" calcext:value-type="string">
            <text:p>Severodvinsk</text:p>
          </table:table-cell>
          <table:table-cell table:number-matrix-columns-spanned="1" table:number-matrix-rows-spanned="1" table:formula="of:=INDEX([$military_assets.A$1:.A$1048576];[$mil_ass_all.$B63])" office:value-type="string" office:string-value="Yasen Class SSGN" calcext:value-type="string">
            <text:p>Yasen Class SSGN</text:p>
          </table:table-cell>
          <table:table-cell table:number-matrix-columns-spanned="1" table:number-matrix-rows-spanned="1" table:formula="of:=INDEX([$military_assets.B$1:.B$1048576];[$mil_ass_all.$B63])" office:value-type="float" office:value="0" calcext:value-type="float">
            <text:p>0</text:p>
          </table:table-cell>
          <table:table-cell table:number-matrix-columns-spanned="1" table:number-matrix-rows-spanned="1" table:formula="of:=INDEX([$military_assets.C$1:.C$1048576];[$mil_ass_all.$B63])" office:value-type="float" office:value="0" calcext:value-type="float">
            <text:p>0</text:p>
          </table:table-cell>
          <table:table-cell table:number-matrix-columns-spanned="1" table:number-matrix-rows-spanned="1" table:formula="of:=INDEX([$military_assets.D$1:.D$1048576];[$mil_ass_all.$B63])" office:value-type="float" office:value="0" calcext:value-type="float">
            <text:p>0</text:p>
          </table:table-cell>
          <table:table-cell table:number-matrix-columns-spanned="1" table:number-matrix-rows-spanned="1" table:formula="of:=INDEX([$military_assets.E$1:.E$1048576];[$mil_ass_all.$B63])" office:value-type="float" office:value="5" calcext:value-type="float">
            <text:p>5</text:p>
          </table:table-cell>
          <table:table-cell table:number-matrix-columns-spanned="1" table:number-matrix-rows-spanned="1" table:formula="of:=INDEX([$military_assets.F$1:.F$1048576];[$mil_ass_all.$B63])" office:value-type="float" office:value="0" calcext:value-type="float">
            <text:p>0</text:p>
          </table:table-cell>
          <table:table-cell table:number-matrix-columns-spanned="1" table:number-matrix-rows-spanned="1" table:formula="of:=INDEX([$military_assets.G$1:.G$1048576];[$mil_ass_all.$B63])" office:value-type="float" office:value="3" calcext:value-type="float">
            <text:p>3</text:p>
          </table:table-cell>
          <table:table-cell table:number-matrix-columns-spanned="1" table:number-matrix-rows-spanned="1" table:formula="of:=INDEX([$military_assets.H$1:.H$1048576];[$mil_ass_all.$B63])" office:value-type="float" office:value="5" calcext:value-type="float">
            <text:p>5</text:p>
          </table:table-cell>
          <table:table-cell table:number-matrix-columns-spanned="1" table:number-matrix-rows-spanned="1" table:formula="of:=INDEX([$military_assets.I$1:.I$1048576];[$mil_ass_all.$B63])" office:value-type="string" office:string-value="RUS" calcext:value-type="string">
            <text:p>RUS</text:p>
          </table:table-cell>
          <table:table-cell table:number-matrix-columns-spanned="1" table:number-matrix-rows-spanned="1" table:formula="of:=INDEX([$military_assets.J$1:.J$1048576];[$mil_ass_all.$B63])" office:value-type="string" office:string-value="Submarine" calcext:value-type="string">
            <text:p>Submarine</text:p>
          </table:table-cell>
          <table:table-cell table:number-matrix-columns-spanned="1" table:number-matrix-rows-spanned="1" table:formula="of:=INDEX([$military_assets.K$1:.K$1048576];[$mil_ass_all.$B63])"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63])" office:value-type="string" office:string-value="Images/yasen.jpg" calcext:value-type="string">
            <text:p>Images/yasen.jpg</text:p>
          </table:table-cell>
          <table:table-cell table:number-matrix-columns-spanned="1" table:number-matrix-rows-spanned="1" table:formula="of:=INDEX([$military_assets.M$1:.M$1048576];[$mil_ass_all.$B63])" office:value-type="string" office:string-value="With more than twice the firepower of western submarines, the Yasen is Russia's best effort in no-expense-spared attack submarine development." calcext:value-type="string">
            <text:p>With more than twice the firepower of western submarines, the Yasen is Russia's best effort in no-expense-spared attack submarine development.</text:p>
          </table:table-cell>
          <table:table-cell table:number-matrix-columns-spanned="1" table:number-matrix-rows-spanned="1" table:formula="of:=INDEX([$military_assets.N$1:.N$1048576];[$mil_ass_all.$B63])"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1" calcext:value-type="float">
            <text:p>21</text:p>
          </table:table-cell>
          <table:table-cell office:value-type="string" calcext:value-type="string">
            <text:p>Kazan</text:p>
          </table:table-cell>
          <table:table-cell table:number-matrix-columns-spanned="1" table:number-matrix-rows-spanned="1" table:formula="of:=INDEX([$military_assets.A$1:.A$1048576];[$mil_ass_all.$B64])" office:value-type="string" office:string-value="Yasen Class SSGN" calcext:value-type="string">
            <text:p>Yasen Class SSGN</text:p>
          </table:table-cell>
          <table:table-cell table:number-matrix-columns-spanned="1" table:number-matrix-rows-spanned="1" table:formula="of:=INDEX([$military_assets.B$1:.B$1048576];[$mil_ass_all.$B64])" office:value-type="float" office:value="0" calcext:value-type="float">
            <text:p>0</text:p>
          </table:table-cell>
          <table:table-cell table:number-matrix-columns-spanned="1" table:number-matrix-rows-spanned="1" table:formula="of:=INDEX([$military_assets.C$1:.C$1048576];[$mil_ass_all.$B64])" office:value-type="float" office:value="0" calcext:value-type="float">
            <text:p>0</text:p>
          </table:table-cell>
          <table:table-cell table:number-matrix-columns-spanned="1" table:number-matrix-rows-spanned="1" table:formula="of:=INDEX([$military_assets.D$1:.D$1048576];[$mil_ass_all.$B64])" office:value-type="float" office:value="0" calcext:value-type="float">
            <text:p>0</text:p>
          </table:table-cell>
          <table:table-cell table:number-matrix-columns-spanned="1" table:number-matrix-rows-spanned="1" table:formula="of:=INDEX([$military_assets.E$1:.E$1048576];[$mil_ass_all.$B64])" office:value-type="float" office:value="5" calcext:value-type="float">
            <text:p>5</text:p>
          </table:table-cell>
          <table:table-cell table:number-matrix-columns-spanned="1" table:number-matrix-rows-spanned="1" table:formula="of:=INDEX([$military_assets.F$1:.F$1048576];[$mil_ass_all.$B64])" office:value-type="float" office:value="0" calcext:value-type="float">
            <text:p>0</text:p>
          </table:table-cell>
          <table:table-cell table:number-matrix-columns-spanned="1" table:number-matrix-rows-spanned="1" table:formula="of:=INDEX([$military_assets.G$1:.G$1048576];[$mil_ass_all.$B64])" office:value-type="float" office:value="3" calcext:value-type="float">
            <text:p>3</text:p>
          </table:table-cell>
          <table:table-cell table:number-matrix-columns-spanned="1" table:number-matrix-rows-spanned="1" table:formula="of:=INDEX([$military_assets.H$1:.H$1048576];[$mil_ass_all.$B64])" office:value-type="float" office:value="5" calcext:value-type="float">
            <text:p>5</text:p>
          </table:table-cell>
          <table:table-cell table:number-matrix-columns-spanned="1" table:number-matrix-rows-spanned="1" table:formula="of:=INDEX([$military_assets.I$1:.I$1048576];[$mil_ass_all.$B64])" office:value-type="string" office:string-value="RUS" calcext:value-type="string">
            <text:p>RUS</text:p>
          </table:table-cell>
          <table:table-cell table:number-matrix-columns-spanned="1" table:number-matrix-rows-spanned="1" table:formula="of:=INDEX([$military_assets.J$1:.J$1048576];[$mil_ass_all.$B64])" office:value-type="string" office:string-value="Submarine" calcext:value-type="string">
            <text:p>Submarine</text:p>
          </table:table-cell>
          <table:table-cell table:number-matrix-columns-spanned="1" table:number-matrix-rows-spanned="1" table:formula="of:=INDEX([$military_assets.K$1:.K$1048576];[$mil_ass_all.$B64])"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64])" office:value-type="string" office:string-value="Images/yasen.jpg" calcext:value-type="string">
            <text:p>Images/yasen.jpg</text:p>
          </table:table-cell>
          <table:table-cell table:number-matrix-columns-spanned="1" table:number-matrix-rows-spanned="1" table:formula="of:=INDEX([$military_assets.M$1:.M$1048576];[$mil_ass_all.$B64])" office:value-type="string" office:string-value="With more than twice the firepower of western submarines, the Yasen is Russia's best effort in no-expense-spared attack submarine development." calcext:value-type="string">
            <text:p>With more than twice the firepower of western submarines, the Yasen is Russia's best effort in no-expense-spared attack submarine development.</text:p>
          </table:table-cell>
          <table:table-cell table:number-matrix-columns-spanned="1" table:number-matrix-rows-spanned="1" table:formula="of:=INDEX([$military_assets.N$1:.N$1048576];[$mil_ass_all.$B64])"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3" calcext:value-type="float">
            <text:p>23</text:p>
          </table:table-cell>
          <table:table-cell office:value-type="string" calcext:value-type="string">
            <text:p>Tver</text:p>
          </table:table-cell>
          <table:table-cell table:number-matrix-columns-spanned="1" table:number-matrix-rows-spanned="1" table:formula="of:=INDEX([$military_assets.A$1:.A$1048576];[$mil_ass_all.$B65])" office:value-type="string" office:string-value="Oscar II Class SSGN" calcext:value-type="string">
            <text:p>Oscar II Class SSGN</text:p>
          </table:table-cell>
          <table:table-cell table:number-matrix-columns-spanned="1" table:number-matrix-rows-spanned="1" table:formula="of:=INDEX([$military_assets.B$1:.B$1048576];[$mil_ass_all.$B65])" office:value-type="float" office:value="0" calcext:value-type="float">
            <text:p>0</text:p>
          </table:table-cell>
          <table:table-cell table:number-matrix-columns-spanned="1" table:number-matrix-rows-spanned="1" table:formula="of:=INDEX([$military_assets.C$1:.C$1048576];[$mil_ass_all.$B65])" office:value-type="float" office:value="0" calcext:value-type="float">
            <text:p>0</text:p>
          </table:table-cell>
          <table:table-cell table:number-matrix-columns-spanned="1" table:number-matrix-rows-spanned="1" table:formula="of:=INDEX([$military_assets.D$1:.D$1048576];[$mil_ass_all.$B65])" office:value-type="float" office:value="0" calcext:value-type="float">
            <text:p>0</text:p>
          </table:table-cell>
          <table:table-cell table:number-matrix-columns-spanned="1" table:number-matrix-rows-spanned="1" table:formula="of:=INDEX([$military_assets.E$1:.E$1048576];[$mil_ass_all.$B65])" office:value-type="float" office:value="4" calcext:value-type="float">
            <text:p>4</text:p>
          </table:table-cell>
          <table:table-cell table:number-matrix-columns-spanned="1" table:number-matrix-rows-spanned="1" table:formula="of:=INDEX([$military_assets.F$1:.F$1048576];[$mil_ass_all.$B65])" office:value-type="float" office:value="0" calcext:value-type="float">
            <text:p>0</text:p>
          </table:table-cell>
          <table:table-cell table:number-matrix-columns-spanned="1" table:number-matrix-rows-spanned="1" table:formula="of:=INDEX([$military_assets.G$1:.G$1048576];[$mil_ass_all.$B65])" office:value-type="float" office:value="1" calcext:value-type="float">
            <text:p>1</text:p>
          </table:table-cell>
          <table:table-cell table:number-matrix-columns-spanned="1" table:number-matrix-rows-spanned="1" table:formula="of:=INDEX([$military_assets.H$1:.H$1048576];[$mil_ass_all.$B65])" office:value-type="float" office:value="3" calcext:value-type="float">
            <text:p>3</text:p>
          </table:table-cell>
          <table:table-cell table:number-matrix-columns-spanned="1" table:number-matrix-rows-spanned="1" table:formula="of:=INDEX([$military_assets.I$1:.I$1048576];[$mil_ass_all.$B65])" office:value-type="string" office:string-value="RUS" calcext:value-type="string">
            <text:p>RUS</text:p>
          </table:table-cell>
          <table:table-cell table:number-matrix-columns-spanned="1" table:number-matrix-rows-spanned="1" table:formula="of:=INDEX([$military_assets.J$1:.J$1048576];[$mil_ass_all.$B65])" office:value-type="string" office:string-value="Submarine" calcext:value-type="string">
            <text:p>Submarine</text:p>
          </table:table-cell>
          <table:table-cell table:number-matrix-columns-spanned="1" table:number-matrix-rows-spanned="1" table:formula="of:=INDEX([$military_assets.K$1:.K$1048576];[$mil_ass_all.$B65])"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65])" office:value-type="string" office:string-value="Images/oscar2.jpg" calcext:value-type="string">
            <text:p>Images/oscar2.jpg</text:p>
          </table:table-cell>
          <table:table-cell table:number-matrix-columns-spanned="1" table:number-matrix-rows-spanned="1" table:formula="of:=INDEX([$military_assets.M$1:.M$1048576];[$mil_ass_all.$B65])" office:value-type="string" office:string-value="The massive but aging Oscar is a relic of Cold War Soviet strategy. That said, it's large guided missile batteries are still a formidable threat to US carriers." calcext:value-type="string">
            <text:p>The massive but aging Oscar is a relic of Cold War Soviet strategy. That said, it's large guided missile batteries are still a formidable threat to US carriers.</text:p>
          </table:table-cell>
          <table:table-cell table:number-matrix-columns-spanned="1" table:number-matrix-rows-spanned="1" table:formula="of:=INDEX([$military_assets.N$1:.N$1048576];[$mil_ass_all.$B65])"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3" calcext:value-type="float">
            <text:p>23</text:p>
          </table:table-cell>
          <table:table-cell office:value-type="string" calcext:value-type="string">
            <text:p>Chelyabinsk</text:p>
          </table:table-cell>
          <table:table-cell table:number-matrix-columns-spanned="1" table:number-matrix-rows-spanned="1" table:formula="of:=INDEX([$military_assets.A$1:.A$1048576];[$mil_ass_all.$B66])" office:value-type="string" office:string-value="Oscar II Class SSGN" calcext:value-type="string">
            <text:p>Oscar II Class SSGN</text:p>
          </table:table-cell>
          <table:table-cell table:number-matrix-columns-spanned="1" table:number-matrix-rows-spanned="1" table:formula="of:=INDEX([$military_assets.B$1:.B$1048576];[$mil_ass_all.$B66])" office:value-type="float" office:value="0" calcext:value-type="float">
            <text:p>0</text:p>
          </table:table-cell>
          <table:table-cell table:number-matrix-columns-spanned="1" table:number-matrix-rows-spanned="1" table:formula="of:=INDEX([$military_assets.C$1:.C$1048576];[$mil_ass_all.$B66])" office:value-type="float" office:value="0" calcext:value-type="float">
            <text:p>0</text:p>
          </table:table-cell>
          <table:table-cell table:number-matrix-columns-spanned="1" table:number-matrix-rows-spanned="1" table:formula="of:=INDEX([$military_assets.D$1:.D$1048576];[$mil_ass_all.$B66])" office:value-type="float" office:value="0" calcext:value-type="float">
            <text:p>0</text:p>
          </table:table-cell>
          <table:table-cell table:number-matrix-columns-spanned="1" table:number-matrix-rows-spanned="1" table:formula="of:=INDEX([$military_assets.E$1:.E$1048576];[$mil_ass_all.$B66])" office:value-type="float" office:value="4" calcext:value-type="float">
            <text:p>4</text:p>
          </table:table-cell>
          <table:table-cell table:number-matrix-columns-spanned="1" table:number-matrix-rows-spanned="1" table:formula="of:=INDEX([$military_assets.F$1:.F$1048576];[$mil_ass_all.$B66])" office:value-type="float" office:value="0" calcext:value-type="float">
            <text:p>0</text:p>
          </table:table-cell>
          <table:table-cell table:number-matrix-columns-spanned="1" table:number-matrix-rows-spanned="1" table:formula="of:=INDEX([$military_assets.G$1:.G$1048576];[$mil_ass_all.$B66])" office:value-type="float" office:value="1" calcext:value-type="float">
            <text:p>1</text:p>
          </table:table-cell>
          <table:table-cell table:number-matrix-columns-spanned="1" table:number-matrix-rows-spanned="1" table:formula="of:=INDEX([$military_assets.H$1:.H$1048576];[$mil_ass_all.$B66])" office:value-type="float" office:value="3" calcext:value-type="float">
            <text:p>3</text:p>
          </table:table-cell>
          <table:table-cell table:number-matrix-columns-spanned="1" table:number-matrix-rows-spanned="1" table:formula="of:=INDEX([$military_assets.I$1:.I$1048576];[$mil_ass_all.$B66])" office:value-type="string" office:string-value="RUS" calcext:value-type="string">
            <text:p>RUS</text:p>
          </table:table-cell>
          <table:table-cell table:number-matrix-columns-spanned="1" table:number-matrix-rows-spanned="1" table:formula="of:=INDEX([$military_assets.J$1:.J$1048576];[$mil_ass_all.$B66])" office:value-type="string" office:string-value="Submarine" calcext:value-type="string">
            <text:p>Submarine</text:p>
          </table:table-cell>
          <table:table-cell table:number-matrix-columns-spanned="1" table:number-matrix-rows-spanned="1" table:formula="of:=INDEX([$military_assets.K$1:.K$1048576];[$mil_ass_all.$B66])"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66])" office:value-type="string" office:string-value="Images/oscar2.jpg" calcext:value-type="string">
            <text:p>Images/oscar2.jpg</text:p>
          </table:table-cell>
          <table:table-cell table:number-matrix-columns-spanned="1" table:number-matrix-rows-spanned="1" table:formula="of:=INDEX([$military_assets.M$1:.M$1048576];[$mil_ass_all.$B66])" office:value-type="string" office:string-value="The massive but aging Oscar is a relic of Cold War Soviet strategy. That said, it's large guided missile batteries are still a formidable threat to US carriers." calcext:value-type="string">
            <text:p>The massive but aging Oscar is a relic of Cold War Soviet strategy. That said, it's large guided missile batteries are still a formidable threat to US carriers.</text:p>
          </table:table-cell>
          <table:table-cell table:number-matrix-columns-spanned="1" table:number-matrix-rows-spanned="1" table:formula="of:=INDEX([$military_assets.N$1:.N$1048576];[$mil_ass_all.$B66])"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3" calcext:value-type="float">
            <text:p>23</text:p>
          </table:table-cell>
          <table:table-cell office:value-type="string" calcext:value-type="string">
            <text:p>Omsk</text:p>
          </table:table-cell>
          <table:table-cell table:number-matrix-columns-spanned="1" table:number-matrix-rows-spanned="1" table:formula="of:=INDEX([$military_assets.A$1:.A$1048576];[$mil_ass_all.$B67])" office:value-type="string" office:string-value="Oscar II Class SSGN" calcext:value-type="string">
            <text:p>Oscar II Class SSGN</text:p>
          </table:table-cell>
          <table:table-cell table:number-matrix-columns-spanned="1" table:number-matrix-rows-spanned="1" table:formula="of:=INDEX([$military_assets.B$1:.B$1048576];[$mil_ass_all.$B67])" office:value-type="float" office:value="0" calcext:value-type="float">
            <text:p>0</text:p>
          </table:table-cell>
          <table:table-cell table:number-matrix-columns-spanned="1" table:number-matrix-rows-spanned="1" table:formula="of:=INDEX([$military_assets.C$1:.C$1048576];[$mil_ass_all.$B67])" office:value-type="float" office:value="0" calcext:value-type="float">
            <text:p>0</text:p>
          </table:table-cell>
          <table:table-cell table:number-matrix-columns-spanned="1" table:number-matrix-rows-spanned="1" table:formula="of:=INDEX([$military_assets.D$1:.D$1048576];[$mil_ass_all.$B67])" office:value-type="float" office:value="0" calcext:value-type="float">
            <text:p>0</text:p>
          </table:table-cell>
          <table:table-cell table:number-matrix-columns-spanned="1" table:number-matrix-rows-spanned="1" table:formula="of:=INDEX([$military_assets.E$1:.E$1048576];[$mil_ass_all.$B67])" office:value-type="float" office:value="4" calcext:value-type="float">
            <text:p>4</text:p>
          </table:table-cell>
          <table:table-cell table:number-matrix-columns-spanned="1" table:number-matrix-rows-spanned="1" table:formula="of:=INDEX([$military_assets.F$1:.F$1048576];[$mil_ass_all.$B67])" office:value-type="float" office:value="0" calcext:value-type="float">
            <text:p>0</text:p>
          </table:table-cell>
          <table:table-cell table:number-matrix-columns-spanned="1" table:number-matrix-rows-spanned="1" table:formula="of:=INDEX([$military_assets.G$1:.G$1048576];[$mil_ass_all.$B67])" office:value-type="float" office:value="1" calcext:value-type="float">
            <text:p>1</text:p>
          </table:table-cell>
          <table:table-cell table:number-matrix-columns-spanned="1" table:number-matrix-rows-spanned="1" table:formula="of:=INDEX([$military_assets.H$1:.H$1048576];[$mil_ass_all.$B67])" office:value-type="float" office:value="3" calcext:value-type="float">
            <text:p>3</text:p>
          </table:table-cell>
          <table:table-cell table:number-matrix-columns-spanned="1" table:number-matrix-rows-spanned="1" table:formula="of:=INDEX([$military_assets.I$1:.I$1048576];[$mil_ass_all.$B67])" office:value-type="string" office:string-value="RUS" calcext:value-type="string">
            <text:p>RUS</text:p>
          </table:table-cell>
          <table:table-cell table:number-matrix-columns-spanned="1" table:number-matrix-rows-spanned="1" table:formula="of:=INDEX([$military_assets.J$1:.J$1048576];[$mil_ass_all.$B67])" office:value-type="string" office:string-value="Submarine" calcext:value-type="string">
            <text:p>Submarine</text:p>
          </table:table-cell>
          <table:table-cell table:number-matrix-columns-spanned="1" table:number-matrix-rows-spanned="1" table:formula="of:=INDEX([$military_assets.K$1:.K$1048576];[$mil_ass_all.$B67])"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67])" office:value-type="string" office:string-value="Images/oscar2.jpg" calcext:value-type="string">
            <text:p>Images/oscar2.jpg</text:p>
          </table:table-cell>
          <table:table-cell table:number-matrix-columns-spanned="1" table:number-matrix-rows-spanned="1" table:formula="of:=INDEX([$military_assets.M$1:.M$1048576];[$mil_ass_all.$B67])" office:value-type="string" office:string-value="The massive but aging Oscar is a relic of Cold War Soviet strategy. That said, it's large guided missile batteries are still a formidable threat to US carriers." calcext:value-type="string">
            <text:p>The massive but aging Oscar is a relic of Cold War Soviet strategy. That said, it's large guided missile batteries are still a formidable threat to US carriers.</text:p>
          </table:table-cell>
          <table:table-cell table:number-matrix-columns-spanned="1" table:number-matrix-rows-spanned="1" table:formula="of:=INDEX([$military_assets.N$1:.N$1048576];[$mil_ass_all.$B67])"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3" calcext:value-type="float">
            <text:p>23</text:p>
          </table:table-cell>
          <table:table-cell office:value-type="string" calcext:value-type="string">
            <text:p>Tomsk</text:p>
          </table:table-cell>
          <table:table-cell table:number-matrix-columns-spanned="1" table:number-matrix-rows-spanned="1" table:formula="of:=INDEX([$military_assets.A$1:.A$1048576];[$mil_ass_all.$B68])" office:value-type="string" office:string-value="Oscar II Class SSGN" calcext:value-type="string">
            <text:p>Oscar II Class SSGN</text:p>
          </table:table-cell>
          <table:table-cell table:number-matrix-columns-spanned="1" table:number-matrix-rows-spanned="1" table:formula="of:=INDEX([$military_assets.B$1:.B$1048576];[$mil_ass_all.$B68])" office:value-type="float" office:value="0" calcext:value-type="float">
            <text:p>0</text:p>
          </table:table-cell>
          <table:table-cell table:number-matrix-columns-spanned="1" table:number-matrix-rows-spanned="1" table:formula="of:=INDEX([$military_assets.C$1:.C$1048576];[$mil_ass_all.$B68])" office:value-type="float" office:value="0" calcext:value-type="float">
            <text:p>0</text:p>
          </table:table-cell>
          <table:table-cell table:number-matrix-columns-spanned="1" table:number-matrix-rows-spanned="1" table:formula="of:=INDEX([$military_assets.D$1:.D$1048576];[$mil_ass_all.$B68])" office:value-type="float" office:value="0" calcext:value-type="float">
            <text:p>0</text:p>
          </table:table-cell>
          <table:table-cell table:number-matrix-columns-spanned="1" table:number-matrix-rows-spanned="1" table:formula="of:=INDEX([$military_assets.E$1:.E$1048576];[$mil_ass_all.$B68])" office:value-type="float" office:value="4" calcext:value-type="float">
            <text:p>4</text:p>
          </table:table-cell>
          <table:table-cell table:number-matrix-columns-spanned="1" table:number-matrix-rows-spanned="1" table:formula="of:=INDEX([$military_assets.F$1:.F$1048576];[$mil_ass_all.$B68])" office:value-type="float" office:value="0" calcext:value-type="float">
            <text:p>0</text:p>
          </table:table-cell>
          <table:table-cell table:number-matrix-columns-spanned="1" table:number-matrix-rows-spanned="1" table:formula="of:=INDEX([$military_assets.G$1:.G$1048576];[$mil_ass_all.$B68])" office:value-type="float" office:value="1" calcext:value-type="float">
            <text:p>1</text:p>
          </table:table-cell>
          <table:table-cell table:number-matrix-columns-spanned="1" table:number-matrix-rows-spanned="1" table:formula="of:=INDEX([$military_assets.H$1:.H$1048576];[$mil_ass_all.$B68])" office:value-type="float" office:value="3" calcext:value-type="float">
            <text:p>3</text:p>
          </table:table-cell>
          <table:table-cell table:number-matrix-columns-spanned="1" table:number-matrix-rows-spanned="1" table:formula="of:=INDEX([$military_assets.I$1:.I$1048576];[$mil_ass_all.$B68])" office:value-type="string" office:string-value="RUS" calcext:value-type="string">
            <text:p>RUS</text:p>
          </table:table-cell>
          <table:table-cell table:number-matrix-columns-spanned="1" table:number-matrix-rows-spanned="1" table:formula="of:=INDEX([$military_assets.J$1:.J$1048576];[$mil_ass_all.$B68])" office:value-type="string" office:string-value="Submarine" calcext:value-type="string">
            <text:p>Submarine</text:p>
          </table:table-cell>
          <table:table-cell table:number-matrix-columns-spanned="1" table:number-matrix-rows-spanned="1" table:formula="of:=INDEX([$military_assets.K$1:.K$1048576];[$mil_ass_all.$B68])"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68])" office:value-type="string" office:string-value="Images/oscar2.jpg" calcext:value-type="string">
            <text:p>Images/oscar2.jpg</text:p>
          </table:table-cell>
          <table:table-cell table:number-matrix-columns-spanned="1" table:number-matrix-rows-spanned="1" table:formula="of:=INDEX([$military_assets.M$1:.M$1048576];[$mil_ass_all.$B68])" office:value-type="string" office:string-value="The massive but aging Oscar is a relic of Cold War Soviet strategy. That said, it's large guided missile batteries are still a formidable threat to US carriers." calcext:value-type="string">
            <text:p>The massive but aging Oscar is a relic of Cold War Soviet strategy. That said, it's large guided missile batteries are still a formidable threat to US carriers.</text:p>
          </table:table-cell>
          <table:table-cell table:number-matrix-columns-spanned="1" table:number-matrix-rows-spanned="1" table:formula="of:=INDEX([$military_assets.N$1:.N$1048576];[$mil_ass_all.$B68])"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7" calcext:value-type="float">
            <text:p>27</text:p>
          </table:table-cell>
          <table:table-cell office:value-type="string" calcext:value-type="string">
            <text:p>Leopard</text:p>
          </table:table-cell>
          <table:table-cell table:number-matrix-columns-spanned="1" table:number-matrix-rows-spanned="1" table:formula="of:=INDEX([$military_assets.A$1:.A$1048576];[$mil_ass_all.$B69])" office:value-type="string" office:string-value="Akula Class SSN" calcext:value-type="string">
            <text:p>Akula Class SSN</text:p>
          </table:table-cell>
          <table:table-cell table:number-matrix-columns-spanned="1" table:number-matrix-rows-spanned="1" table:formula="of:=INDEX([$military_assets.B$1:.B$1048576];[$mil_ass_all.$B69])" office:value-type="float" office:value="0" calcext:value-type="float">
            <text:p>0</text:p>
          </table:table-cell>
          <table:table-cell table:number-matrix-columns-spanned="1" table:number-matrix-rows-spanned="1" table:formula="of:=INDEX([$military_assets.C$1:.C$1048576];[$mil_ass_all.$B69])" office:value-type="float" office:value="0" calcext:value-type="float">
            <text:p>0</text:p>
          </table:table-cell>
          <table:table-cell table:number-matrix-columns-spanned="1" table:number-matrix-rows-spanned="1" table:formula="of:=INDEX([$military_assets.D$1:.D$1048576];[$mil_ass_all.$B69])" office:value-type="float" office:value="0" calcext:value-type="float">
            <text:p>0</text:p>
          </table:table-cell>
          <table:table-cell table:number-matrix-columns-spanned="1" table:number-matrix-rows-spanned="1" table:formula="of:=INDEX([$military_assets.E$1:.E$1048576];[$mil_ass_all.$B69])" office:value-type="float" office:value="3" calcext:value-type="float">
            <text:p>3</text:p>
          </table:table-cell>
          <table:table-cell table:number-matrix-columns-spanned="1" table:number-matrix-rows-spanned="1" table:formula="of:=INDEX([$military_assets.F$1:.F$1048576];[$mil_ass_all.$B69])" office:value-type="float" office:value="0" calcext:value-type="float">
            <text:p>0</text:p>
          </table:table-cell>
          <table:table-cell table:number-matrix-columns-spanned="1" table:number-matrix-rows-spanned="1" table:formula="of:=INDEX([$military_assets.G$1:.G$1048576];[$mil_ass_all.$B69])" office:value-type="float" office:value="3" calcext:value-type="float">
            <text:p>3</text:p>
          </table:table-cell>
          <table:table-cell table:number-matrix-columns-spanned="1" table:number-matrix-rows-spanned="1" table:formula="of:=INDEX([$military_assets.H$1:.H$1048576];[$mil_ass_all.$B69])" office:value-type="float" office:value="3" calcext:value-type="float">
            <text:p>3</text:p>
          </table:table-cell>
          <table:table-cell table:number-matrix-columns-spanned="1" table:number-matrix-rows-spanned="1" table:formula="of:=INDEX([$military_assets.I$1:.I$1048576];[$mil_ass_all.$B69])" office:value-type="string" office:string-value="RUS" calcext:value-type="string">
            <text:p>RUS</text:p>
          </table:table-cell>
          <table:table-cell table:number-matrix-columns-spanned="1" table:number-matrix-rows-spanned="1" table:formula="of:=INDEX([$military_assets.J$1:.J$1048576];[$mil_ass_all.$B69])" office:value-type="string" office:string-value="Submarine" calcext:value-type="string">
            <text:p>Submarine</text:p>
          </table:table-cell>
          <table:table-cell table:number-matrix-columns-spanned="1" table:number-matrix-rows-spanned="1" table:formula="of:=INDEX([$military_assets.K$1:.K$1048576];[$mil_ass_all.$B69])"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69])" office:value-type="string" office:string-value="Images/akula.jpg" calcext:value-type="string">
            <text:p>Images/akula.jpg</text:p>
          </table:table-cell>
          <table:table-cell table:number-matrix-columns-spanned="1" table:number-matrix-rows-spanned="1" table:formula="of:=INDEX([$military_assets.M$1:.M$1048576];[$mil_ass_all.$B69])" office:value-type="string" office:string-value="In Russian, akula means shark" calcext:value-type="string">
            <text:p>In Russian, akula means shark</text:p>
          </table:table-cell>
          <table:table-cell table:number-matrix-columns-spanned="1" table:number-matrix-rows-spanned="1" table:formula="of:=INDEX([$military_assets.N$1:.N$1048576];[$mil_ass_all.$B69])"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7" calcext:value-type="float">
            <text:p>27</text:p>
          </table:table-cell>
          <table:table-cell office:value-type="string" calcext:value-type="string">
            <text:p>Tigr</text:p>
          </table:table-cell>
          <table:table-cell table:number-matrix-columns-spanned="1" table:number-matrix-rows-spanned="1" table:formula="of:=INDEX([$military_assets.A$1:.A$1048576];[$mil_ass_all.$B70])" office:value-type="string" office:string-value="Akula Class SSN" calcext:value-type="string">
            <text:p>Akula Class SSN</text:p>
          </table:table-cell>
          <table:table-cell table:number-matrix-columns-spanned="1" table:number-matrix-rows-spanned="1" table:formula="of:=INDEX([$military_assets.B$1:.B$1048576];[$mil_ass_all.$B70])" office:value-type="float" office:value="0" calcext:value-type="float">
            <text:p>0</text:p>
          </table:table-cell>
          <table:table-cell table:number-matrix-columns-spanned="1" table:number-matrix-rows-spanned="1" table:formula="of:=INDEX([$military_assets.C$1:.C$1048576];[$mil_ass_all.$B70])" office:value-type="float" office:value="0" calcext:value-type="float">
            <text:p>0</text:p>
          </table:table-cell>
          <table:table-cell table:number-matrix-columns-spanned="1" table:number-matrix-rows-spanned="1" table:formula="of:=INDEX([$military_assets.D$1:.D$1048576];[$mil_ass_all.$B70])" office:value-type="float" office:value="0" calcext:value-type="float">
            <text:p>0</text:p>
          </table:table-cell>
          <table:table-cell table:number-matrix-columns-spanned="1" table:number-matrix-rows-spanned="1" table:formula="of:=INDEX([$military_assets.E$1:.E$1048576];[$mil_ass_all.$B70])" office:value-type="float" office:value="3" calcext:value-type="float">
            <text:p>3</text:p>
          </table:table-cell>
          <table:table-cell table:number-matrix-columns-spanned="1" table:number-matrix-rows-spanned="1" table:formula="of:=INDEX([$military_assets.F$1:.F$1048576];[$mil_ass_all.$B70])" office:value-type="float" office:value="0" calcext:value-type="float">
            <text:p>0</text:p>
          </table:table-cell>
          <table:table-cell table:number-matrix-columns-spanned="1" table:number-matrix-rows-spanned="1" table:formula="of:=INDEX([$military_assets.G$1:.G$1048576];[$mil_ass_all.$B70])" office:value-type="float" office:value="3" calcext:value-type="float">
            <text:p>3</text:p>
          </table:table-cell>
          <table:table-cell table:number-matrix-columns-spanned="1" table:number-matrix-rows-spanned="1" table:formula="of:=INDEX([$military_assets.H$1:.H$1048576];[$mil_ass_all.$B70])" office:value-type="float" office:value="3" calcext:value-type="float">
            <text:p>3</text:p>
          </table:table-cell>
          <table:table-cell table:number-matrix-columns-spanned="1" table:number-matrix-rows-spanned="1" table:formula="of:=INDEX([$military_assets.I$1:.I$1048576];[$mil_ass_all.$B70])" office:value-type="string" office:string-value="RUS" calcext:value-type="string">
            <text:p>RUS</text:p>
          </table:table-cell>
          <table:table-cell table:number-matrix-columns-spanned="1" table:number-matrix-rows-spanned="1" table:formula="of:=INDEX([$military_assets.J$1:.J$1048576];[$mil_ass_all.$B70])" office:value-type="string" office:string-value="Submarine" calcext:value-type="string">
            <text:p>Submarine</text:p>
          </table:table-cell>
          <table:table-cell table:number-matrix-columns-spanned="1" table:number-matrix-rows-spanned="1" table:formula="of:=INDEX([$military_assets.K$1:.K$1048576];[$mil_ass_all.$B70])"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0])" office:value-type="string" office:string-value="Images/akula.jpg" calcext:value-type="string">
            <text:p>Images/akula.jpg</text:p>
          </table:table-cell>
          <table:table-cell table:number-matrix-columns-spanned="1" table:number-matrix-rows-spanned="1" table:formula="of:=INDEX([$military_assets.M$1:.M$1048576];[$mil_ass_all.$B70])" office:value-type="string" office:string-value="In Russian, akula means shark" calcext:value-type="string">
            <text:p>In Russian, akula means shark</text:p>
          </table:table-cell>
          <table:table-cell table:number-matrix-columns-spanned="1" table:number-matrix-rows-spanned="1" table:formula="of:=INDEX([$military_assets.N$1:.N$1048576];[$mil_ass_all.$B70])" office:value-type="string" office:string-value="0.0.1" calcext:value-type="string">
            <text:p>0.0.1</text:p>
          </table:table-cell>
          <table:table-cell table:number-columns-repeated="47"/>
        </table:table-row>
        <table:table-row table:style-name="ro22">
          <table:table-cell office:value-type="float" office:value="1" calcext:value-type="float">
            <text:p>1</text:p>
          </table:table-cell>
          <table:table-cell office:value-type="float" office:value="27" calcext:value-type="float">
            <text:p>27</text:p>
          </table:table-cell>
          <table:table-cell office:value-type="string" calcext:value-type="string">
            <text:p>Volk</text:p>
          </table:table-cell>
          <table:table-cell table:number-matrix-columns-spanned="1" table:number-matrix-rows-spanned="1" table:formula="of:=INDEX([$military_assets.A$1:.A$1048576];[$mil_ass_all.$B71])" office:value-type="string" office:string-value="Akula Class SSN" calcext:value-type="string">
            <text:p>Akula Class SSN</text:p>
          </table:table-cell>
          <table:table-cell table:number-matrix-columns-spanned="1" table:number-matrix-rows-spanned="1" table:formula="of:=INDEX([$military_assets.B$1:.B$1048576];[$mil_ass_all.$B71])" office:value-type="float" office:value="0" calcext:value-type="float">
            <text:p>0</text:p>
          </table:table-cell>
          <table:table-cell table:number-matrix-columns-spanned="1" table:number-matrix-rows-spanned="1" table:formula="of:=INDEX([$military_assets.C$1:.C$1048576];[$mil_ass_all.$B71])" office:value-type="float" office:value="0" calcext:value-type="float">
            <text:p>0</text:p>
          </table:table-cell>
          <table:table-cell table:number-matrix-columns-spanned="1" table:number-matrix-rows-spanned="1" table:formula="of:=INDEX([$military_assets.D$1:.D$1048576];[$mil_ass_all.$B71])" office:value-type="float" office:value="0" calcext:value-type="float">
            <text:p>0</text:p>
          </table:table-cell>
          <table:table-cell table:number-matrix-columns-spanned="1" table:number-matrix-rows-spanned="1" table:formula="of:=INDEX([$military_assets.E$1:.E$1048576];[$mil_ass_all.$B71])" office:value-type="float" office:value="3" calcext:value-type="float">
            <text:p>3</text:p>
          </table:table-cell>
          <table:table-cell table:number-matrix-columns-spanned="1" table:number-matrix-rows-spanned="1" table:formula="of:=INDEX([$military_assets.F$1:.F$1048576];[$mil_ass_all.$B71])" office:value-type="float" office:value="0" calcext:value-type="float">
            <text:p>0</text:p>
          </table:table-cell>
          <table:table-cell table:number-matrix-columns-spanned="1" table:number-matrix-rows-spanned="1" table:formula="of:=INDEX([$military_assets.G$1:.G$1048576];[$mil_ass_all.$B71])" office:value-type="float" office:value="3" calcext:value-type="float">
            <text:p>3</text:p>
          </table:table-cell>
          <table:table-cell table:number-matrix-columns-spanned="1" table:number-matrix-rows-spanned="1" table:formula="of:=INDEX([$military_assets.H$1:.H$1048576];[$mil_ass_all.$B71])" office:value-type="float" office:value="3" calcext:value-type="float">
            <text:p>3</text:p>
          </table:table-cell>
          <table:table-cell table:number-matrix-columns-spanned="1" table:number-matrix-rows-spanned="1" table:formula="of:=INDEX([$military_assets.I$1:.I$1048576];[$mil_ass_all.$B71])" office:value-type="string" office:string-value="RUS" calcext:value-type="string">
            <text:p>RUS</text:p>
          </table:table-cell>
          <table:table-cell table:number-matrix-columns-spanned="1" table:number-matrix-rows-spanned="1" table:formula="of:=INDEX([$military_assets.J$1:.J$1048576];[$mil_ass_all.$B71])" office:value-type="string" office:string-value="Submarine" calcext:value-type="string">
            <text:p>Submarine</text:p>
          </table:table-cell>
          <table:table-cell table:number-matrix-columns-spanned="1" table:number-matrix-rows-spanned="1" table:formula="of:=INDEX([$military_assets.K$1:.K$1048576];[$mil_ass_all.$B71])"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1])" office:value-type="string" office:string-value="Images/akula.jpg" calcext:value-type="string">
            <text:p>Images/akula.jpg</text:p>
          </table:table-cell>
          <table:table-cell table:number-matrix-columns-spanned="1" table:number-matrix-rows-spanned="1" table:formula="of:=INDEX([$military_assets.M$1:.M$1048576];[$mil_ass_all.$B71])" office:value-type="string" office:string-value="In Russian, akula means shark" calcext:value-type="string">
            <text:p>In Russian, akula means shark</text:p>
          </table:table-cell>
          <table:table-cell table:number-matrix-columns-spanned="1" table:number-matrix-rows-spanned="1" table:formula="of:=INDEX([$military_assets.N$1:.N$1048576];[$mil_ass_all.$B71])"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7" calcext:value-type="float">
            <text:p>27</text:p>
          </table:table-cell>
          <table:table-cell office:value-type="string" calcext:value-type="string">
            <text:p>Bratsk</text:p>
          </table:table-cell>
          <table:table-cell table:number-matrix-columns-spanned="1" table:number-matrix-rows-spanned="1" table:formula="of:=INDEX([$military_assets.A$1:.A$1048576];[$mil_ass_all.$B72])" office:value-type="string" office:string-value="Akula Class SSN" calcext:value-type="string">
            <text:p>Akula Class SSN</text:p>
          </table:table-cell>
          <table:table-cell table:number-matrix-columns-spanned="1" table:number-matrix-rows-spanned="1" table:formula="of:=INDEX([$military_assets.B$1:.B$1048576];[$mil_ass_all.$B72])" office:value-type="float" office:value="0" calcext:value-type="float">
            <text:p>0</text:p>
          </table:table-cell>
          <table:table-cell table:number-matrix-columns-spanned="1" table:number-matrix-rows-spanned="1" table:formula="of:=INDEX([$military_assets.C$1:.C$1048576];[$mil_ass_all.$B72])" office:value-type="float" office:value="0" calcext:value-type="float">
            <text:p>0</text:p>
          </table:table-cell>
          <table:table-cell table:number-matrix-columns-spanned="1" table:number-matrix-rows-spanned="1" table:formula="of:=INDEX([$military_assets.D$1:.D$1048576];[$mil_ass_all.$B72])" office:value-type="float" office:value="0" calcext:value-type="float">
            <text:p>0</text:p>
          </table:table-cell>
          <table:table-cell table:number-matrix-columns-spanned="1" table:number-matrix-rows-spanned="1" table:formula="of:=INDEX([$military_assets.E$1:.E$1048576];[$mil_ass_all.$B72])" office:value-type="float" office:value="3" calcext:value-type="float">
            <text:p>3</text:p>
          </table:table-cell>
          <table:table-cell table:number-matrix-columns-spanned="1" table:number-matrix-rows-spanned="1" table:formula="of:=INDEX([$military_assets.F$1:.F$1048576];[$mil_ass_all.$B72])" office:value-type="float" office:value="0" calcext:value-type="float">
            <text:p>0</text:p>
          </table:table-cell>
          <table:table-cell table:number-matrix-columns-spanned="1" table:number-matrix-rows-spanned="1" table:formula="of:=INDEX([$military_assets.G$1:.G$1048576];[$mil_ass_all.$B72])" office:value-type="float" office:value="3" calcext:value-type="float">
            <text:p>3</text:p>
          </table:table-cell>
          <table:table-cell table:number-matrix-columns-spanned="1" table:number-matrix-rows-spanned="1" table:formula="of:=INDEX([$military_assets.H$1:.H$1048576];[$mil_ass_all.$B72])" office:value-type="float" office:value="3" calcext:value-type="float">
            <text:p>3</text:p>
          </table:table-cell>
          <table:table-cell table:number-matrix-columns-spanned="1" table:number-matrix-rows-spanned="1" table:formula="of:=INDEX([$military_assets.I$1:.I$1048576];[$mil_ass_all.$B72])" office:value-type="string" office:string-value="RUS" calcext:value-type="string">
            <text:p>RUS</text:p>
          </table:table-cell>
          <table:table-cell table:number-matrix-columns-spanned="1" table:number-matrix-rows-spanned="1" table:formula="of:=INDEX([$military_assets.J$1:.J$1048576];[$mil_ass_all.$B72])" office:value-type="string" office:string-value="Submarine" calcext:value-type="string">
            <text:p>Submarine</text:p>
          </table:table-cell>
          <table:table-cell table:number-matrix-columns-spanned="1" table:number-matrix-rows-spanned="1" table:formula="of:=INDEX([$military_assets.K$1:.K$1048576];[$mil_ass_all.$B72])"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2])" office:value-type="string" office:string-value="Images/akula.jpg" calcext:value-type="string">
            <text:p>Images/akula.jpg</text:p>
          </table:table-cell>
          <table:table-cell table:number-matrix-columns-spanned="1" table:number-matrix-rows-spanned="1" table:formula="of:=INDEX([$military_assets.M$1:.M$1048576];[$mil_ass_all.$B72])" office:value-type="string" office:string-value="In Russian, akula means shark" calcext:value-type="string">
            <text:p>In Russian, akula means shark</text:p>
          </table:table-cell>
          <table:table-cell table:number-matrix-columns-spanned="1" table:number-matrix-rows-spanned="1" table:formula="of:=INDEX([$military_assets.N$1:.N$1048576];[$mil_ass_all.$B72])"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7" calcext:value-type="float">
            <text:p>27</text:p>
          </table:table-cell>
          <table:table-cell office:value-type="string" calcext:value-type="string">
            <text:p>Samara</text:p>
          </table:table-cell>
          <table:table-cell table:number-matrix-columns-spanned="1" table:number-matrix-rows-spanned="1" table:formula="of:=INDEX([$military_assets.A$1:.A$1048576];[$mil_ass_all.$B73])" office:value-type="string" office:string-value="Akula Class SSN" calcext:value-type="string">
            <text:p>Akula Class SSN</text:p>
          </table:table-cell>
          <table:table-cell table:number-matrix-columns-spanned="1" table:number-matrix-rows-spanned="1" table:formula="of:=INDEX([$military_assets.B$1:.B$1048576];[$mil_ass_all.$B73])" office:value-type="float" office:value="0" calcext:value-type="float">
            <text:p>0</text:p>
          </table:table-cell>
          <table:table-cell table:number-matrix-columns-spanned="1" table:number-matrix-rows-spanned="1" table:formula="of:=INDEX([$military_assets.C$1:.C$1048576];[$mil_ass_all.$B73])" office:value-type="float" office:value="0" calcext:value-type="float">
            <text:p>0</text:p>
          </table:table-cell>
          <table:table-cell table:number-matrix-columns-spanned="1" table:number-matrix-rows-spanned="1" table:formula="of:=INDEX([$military_assets.D$1:.D$1048576];[$mil_ass_all.$B73])" office:value-type="float" office:value="0" calcext:value-type="float">
            <text:p>0</text:p>
          </table:table-cell>
          <table:table-cell table:number-matrix-columns-spanned="1" table:number-matrix-rows-spanned="1" table:formula="of:=INDEX([$military_assets.E$1:.E$1048576];[$mil_ass_all.$B73])" office:value-type="float" office:value="3" calcext:value-type="float">
            <text:p>3</text:p>
          </table:table-cell>
          <table:table-cell table:number-matrix-columns-spanned="1" table:number-matrix-rows-spanned="1" table:formula="of:=INDEX([$military_assets.F$1:.F$1048576];[$mil_ass_all.$B73])" office:value-type="float" office:value="0" calcext:value-type="float">
            <text:p>0</text:p>
          </table:table-cell>
          <table:table-cell table:number-matrix-columns-spanned="1" table:number-matrix-rows-spanned="1" table:formula="of:=INDEX([$military_assets.G$1:.G$1048576];[$mil_ass_all.$B73])" office:value-type="float" office:value="3" calcext:value-type="float">
            <text:p>3</text:p>
          </table:table-cell>
          <table:table-cell table:number-matrix-columns-spanned="1" table:number-matrix-rows-spanned="1" table:formula="of:=INDEX([$military_assets.H$1:.H$1048576];[$mil_ass_all.$B73])" office:value-type="float" office:value="3" calcext:value-type="float">
            <text:p>3</text:p>
          </table:table-cell>
          <table:table-cell table:number-matrix-columns-spanned="1" table:number-matrix-rows-spanned="1" table:formula="of:=INDEX([$military_assets.I$1:.I$1048576];[$mil_ass_all.$B73])" office:value-type="string" office:string-value="RUS" calcext:value-type="string">
            <text:p>RUS</text:p>
          </table:table-cell>
          <table:table-cell table:number-matrix-columns-spanned="1" table:number-matrix-rows-spanned="1" table:formula="of:=INDEX([$military_assets.J$1:.J$1048576];[$mil_ass_all.$B73])" office:value-type="string" office:string-value="Submarine" calcext:value-type="string">
            <text:p>Submarine</text:p>
          </table:table-cell>
          <table:table-cell table:number-matrix-columns-spanned="1" table:number-matrix-rows-spanned="1" table:formula="of:=INDEX([$military_assets.K$1:.K$1048576];[$mil_ass_all.$B73])"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3])" office:value-type="string" office:string-value="Images/akula.jpg" calcext:value-type="string">
            <text:p>Images/akula.jpg</text:p>
          </table:table-cell>
          <table:table-cell table:number-matrix-columns-spanned="1" table:number-matrix-rows-spanned="1" table:formula="of:=INDEX([$military_assets.M$1:.M$1048576];[$mil_ass_all.$B73])" office:value-type="string" office:string-value="In Russian, akula means shark" calcext:value-type="string">
            <text:p>In Russian, akula means shark</text:p>
          </table:table-cell>
          <table:table-cell table:number-matrix-columns-spanned="1" table:number-matrix-rows-spanned="1" table:formula="of:=INDEX([$military_assets.N$1:.N$1048576];[$mil_ass_all.$B73])" office:value-type="string" office:string-value="0.0.1" calcext:value-type="string">
            <text:p>0.0.1</text:p>
          </table:table-cell>
          <table:table-cell table:number-columns-repeated="47"/>
        </table:table-row>
        <table:table-row table:style-name="ro22">
          <table:table-cell office:value-type="float" office:value="1" calcext:value-type="float">
            <text:p>1</text:p>
          </table:table-cell>
          <table:table-cell office:value-type="float" office:value="27" calcext:value-type="float">
            <text:p>27</text:p>
          </table:table-cell>
          <table:table-cell office:value-type="string" calcext:value-type="string">
            <text:p>Kuzbass</text:p>
          </table:table-cell>
          <table:table-cell table:number-matrix-columns-spanned="1" table:number-matrix-rows-spanned="1" table:formula="of:=INDEX([$military_assets.A$1:.A$1048576];[$mil_ass_all.$B74])" office:value-type="string" office:string-value="Akula Class SSN" calcext:value-type="string">
            <text:p>Akula Class SSN</text:p>
          </table:table-cell>
          <table:table-cell table:number-matrix-columns-spanned="1" table:number-matrix-rows-spanned="1" table:formula="of:=INDEX([$military_assets.B$1:.B$1048576];[$mil_ass_all.$B74])" office:value-type="float" office:value="0" calcext:value-type="float">
            <text:p>0</text:p>
          </table:table-cell>
          <table:table-cell table:number-matrix-columns-spanned="1" table:number-matrix-rows-spanned="1" table:formula="of:=INDEX([$military_assets.C$1:.C$1048576];[$mil_ass_all.$B74])" office:value-type="float" office:value="0" calcext:value-type="float">
            <text:p>0</text:p>
          </table:table-cell>
          <table:table-cell table:number-matrix-columns-spanned="1" table:number-matrix-rows-spanned="1" table:formula="of:=INDEX([$military_assets.D$1:.D$1048576];[$mil_ass_all.$B74])" office:value-type="float" office:value="0" calcext:value-type="float">
            <text:p>0</text:p>
          </table:table-cell>
          <table:table-cell table:number-matrix-columns-spanned="1" table:number-matrix-rows-spanned="1" table:formula="of:=INDEX([$military_assets.E$1:.E$1048576];[$mil_ass_all.$B74])" office:value-type="float" office:value="3" calcext:value-type="float">
            <text:p>3</text:p>
          </table:table-cell>
          <table:table-cell table:number-matrix-columns-spanned="1" table:number-matrix-rows-spanned="1" table:formula="of:=INDEX([$military_assets.F$1:.F$1048576];[$mil_ass_all.$B74])" office:value-type="float" office:value="0" calcext:value-type="float">
            <text:p>0</text:p>
          </table:table-cell>
          <table:table-cell table:number-matrix-columns-spanned="1" table:number-matrix-rows-spanned="1" table:formula="of:=INDEX([$military_assets.G$1:.G$1048576];[$mil_ass_all.$B74])" office:value-type="float" office:value="3" calcext:value-type="float">
            <text:p>3</text:p>
          </table:table-cell>
          <table:table-cell table:number-matrix-columns-spanned="1" table:number-matrix-rows-spanned="1" table:formula="of:=INDEX([$military_assets.H$1:.H$1048576];[$mil_ass_all.$B74])" office:value-type="float" office:value="3" calcext:value-type="float">
            <text:p>3</text:p>
          </table:table-cell>
          <table:table-cell table:number-matrix-columns-spanned="1" table:number-matrix-rows-spanned="1" table:formula="of:=INDEX([$military_assets.I$1:.I$1048576];[$mil_ass_all.$B74])" office:value-type="string" office:string-value="RUS" calcext:value-type="string">
            <text:p>RUS</text:p>
          </table:table-cell>
          <table:table-cell table:number-matrix-columns-spanned="1" table:number-matrix-rows-spanned="1" table:formula="of:=INDEX([$military_assets.J$1:.J$1048576];[$mil_ass_all.$B74])" office:value-type="string" office:string-value="Submarine" calcext:value-type="string">
            <text:p>Submarine</text:p>
          </table:table-cell>
          <table:table-cell table:number-matrix-columns-spanned="1" table:number-matrix-rows-spanned="1" table:formula="of:=INDEX([$military_assets.K$1:.K$1048576];[$mil_ass_all.$B74])"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4])" office:value-type="string" office:string-value="Images/akula.jpg" calcext:value-type="string">
            <text:p>Images/akula.jpg</text:p>
          </table:table-cell>
          <table:table-cell table:number-matrix-columns-spanned="1" table:number-matrix-rows-spanned="1" table:formula="of:=INDEX([$military_assets.M$1:.M$1048576];[$mil_ass_all.$B74])" office:value-type="string" office:string-value="In Russian, akula means shark" calcext:value-type="string">
            <text:p>In Russian, akula means shark</text:p>
          </table:table-cell>
          <table:table-cell table:number-matrix-columns-spanned="1" table:number-matrix-rows-spanned="1" table:formula="of:=INDEX([$military_assets.N$1:.N$1048576];[$mil_ass_all.$B74])"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6" calcext:value-type="float">
            <text:p>26</text:p>
          </table:table-cell>
          <table:table-cell table:style-name="ce16" office:value-type="string" calcext:value-type="string">
            <text:p>Danlil Moskovskiy</text:p>
          </table:table-cell>
          <table:table-cell table:number-matrix-columns-spanned="1" table:number-matrix-rows-spanned="1" table:formula="of:=INDEX([$military_assets.A$1:.A$1048576];[$mil_ass_all.$B75])" office:value-type="string" office:string-value="Victor III Class SSN" calcext:value-type="string">
            <text:p>Victor III Class SSN</text:p>
          </table:table-cell>
          <table:table-cell table:number-matrix-columns-spanned="1" table:number-matrix-rows-spanned="1" table:formula="of:=INDEX([$military_assets.B$1:.B$1048576];[$mil_ass_all.$B75])" office:value-type="float" office:value="0" calcext:value-type="float">
            <text:p>0</text:p>
          </table:table-cell>
          <table:table-cell table:number-matrix-columns-spanned="1" table:number-matrix-rows-spanned="1" table:formula="of:=INDEX([$military_assets.C$1:.C$1048576];[$mil_ass_all.$B75])" office:value-type="float" office:value="0" calcext:value-type="float">
            <text:p>0</text:p>
          </table:table-cell>
          <table:table-cell table:number-matrix-columns-spanned="1" table:number-matrix-rows-spanned="1" table:formula="of:=INDEX([$military_assets.D$1:.D$1048576];[$mil_ass_all.$B75])" office:value-type="float" office:value="0" calcext:value-type="float">
            <text:p>0</text:p>
          </table:table-cell>
          <table:table-cell table:number-matrix-columns-spanned="1" table:number-matrix-rows-spanned="1" table:formula="of:=INDEX([$military_assets.E$1:.E$1048576];[$mil_ass_all.$B75])" office:value-type="float" office:value="2" calcext:value-type="float">
            <text:p>2</text:p>
          </table:table-cell>
          <table:table-cell table:number-matrix-columns-spanned="1" table:number-matrix-rows-spanned="1" table:formula="of:=INDEX([$military_assets.F$1:.F$1048576];[$mil_ass_all.$B75])" office:value-type="float" office:value="0" calcext:value-type="float">
            <text:p>0</text:p>
          </table:table-cell>
          <table:table-cell table:number-matrix-columns-spanned="1" table:number-matrix-rows-spanned="1" table:formula="of:=INDEX([$military_assets.G$1:.G$1048576];[$mil_ass_all.$B75])" office:value-type="float" office:value="1" calcext:value-type="float">
            <text:p>1</text:p>
          </table:table-cell>
          <table:table-cell table:number-matrix-columns-spanned="1" table:number-matrix-rows-spanned="1" table:formula="of:=INDEX([$military_assets.H$1:.H$1048576];[$mil_ass_all.$B75])" office:value-type="float" office:value="1" calcext:value-type="float">
            <text:p>1</text:p>
          </table:table-cell>
          <table:table-cell table:number-matrix-columns-spanned="1" table:number-matrix-rows-spanned="1" table:formula="of:=INDEX([$military_assets.I$1:.I$1048576];[$mil_ass_all.$B75])" office:value-type="string" office:string-value="RUS" calcext:value-type="string">
            <text:p>RUS</text:p>
          </table:table-cell>
          <table:table-cell table:number-matrix-columns-spanned="1" table:number-matrix-rows-spanned="1" table:formula="of:=INDEX([$military_assets.J$1:.J$1048576];[$mil_ass_all.$B75])" office:value-type="string" office:string-value="Submarine" calcext:value-type="string">
            <text:p>Submarine</text:p>
          </table:table-cell>
          <table:table-cell table:number-matrix-columns-spanned="1" table:number-matrix-rows-spanned="1" table:formula="of:=INDEX([$military_assets.K$1:.K$1048576];[$mil_ass_all.$B75])"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5])" office:value-type="string" office:string-value="Images/victor2.jpg" calcext:value-type="string">
            <text:p>Images/victor2.jpg</text:p>
          </table:table-cell>
          <table:table-cell table:number-matrix-columns-spanned="1" table:number-matrix-rows-spanned="1" table:formula="of:=INDEX([$military_assets.M$1:.M$1048576];[$mil_ass_all.$B75])" office:value-type="string" office:string-value="Nothing fancy, but it ain't bad for government work." calcext:value-type="string">
            <text:p>Nothing fancy, but it ain't bad for government work.</text:p>
          </table:table-cell>
          <table:table-cell table:number-matrix-columns-spanned="1" table:number-matrix-rows-spanned="1" table:formula="of:=INDEX([$military_assets.N$1:.N$1048576];[$mil_ass_all.$B75])"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6" calcext:value-type="float">
            <text:p>26</text:p>
          </table:table-cell>
          <table:table-cell office:value-type="string" calcext:value-type="string">
            <text:p>Tambov</text:p>
          </table:table-cell>
          <table:table-cell table:number-matrix-columns-spanned="1" table:number-matrix-rows-spanned="1" table:formula="of:=INDEX([$military_assets.A$1:.A$1048576];[$mil_ass_all.$B76])" office:value-type="string" office:string-value="Victor III Class SSN" calcext:value-type="string">
            <text:p>Victor III Class SSN</text:p>
          </table:table-cell>
          <table:table-cell table:number-matrix-columns-spanned="1" table:number-matrix-rows-spanned="1" table:formula="of:=INDEX([$military_assets.B$1:.B$1048576];[$mil_ass_all.$B76])" office:value-type="float" office:value="0" calcext:value-type="float">
            <text:p>0</text:p>
          </table:table-cell>
          <table:table-cell table:number-matrix-columns-spanned="1" table:number-matrix-rows-spanned="1" table:formula="of:=INDEX([$military_assets.C$1:.C$1048576];[$mil_ass_all.$B76])" office:value-type="float" office:value="0" calcext:value-type="float">
            <text:p>0</text:p>
          </table:table-cell>
          <table:table-cell table:number-matrix-columns-spanned="1" table:number-matrix-rows-spanned="1" table:formula="of:=INDEX([$military_assets.D$1:.D$1048576];[$mil_ass_all.$B76])" office:value-type="float" office:value="0" calcext:value-type="float">
            <text:p>0</text:p>
          </table:table-cell>
          <table:table-cell table:number-matrix-columns-spanned="1" table:number-matrix-rows-spanned="1" table:formula="of:=INDEX([$military_assets.E$1:.E$1048576];[$mil_ass_all.$B76])" office:value-type="float" office:value="2" calcext:value-type="float">
            <text:p>2</text:p>
          </table:table-cell>
          <table:table-cell table:number-matrix-columns-spanned="1" table:number-matrix-rows-spanned="1" table:formula="of:=INDEX([$military_assets.F$1:.F$1048576];[$mil_ass_all.$B76])" office:value-type="float" office:value="0" calcext:value-type="float">
            <text:p>0</text:p>
          </table:table-cell>
          <table:table-cell table:number-matrix-columns-spanned="1" table:number-matrix-rows-spanned="1" table:formula="of:=INDEX([$military_assets.G$1:.G$1048576];[$mil_ass_all.$B76])" office:value-type="float" office:value="1" calcext:value-type="float">
            <text:p>1</text:p>
          </table:table-cell>
          <table:table-cell table:number-matrix-columns-spanned="1" table:number-matrix-rows-spanned="1" table:formula="of:=INDEX([$military_assets.H$1:.H$1048576];[$mil_ass_all.$B76])" office:value-type="float" office:value="1" calcext:value-type="float">
            <text:p>1</text:p>
          </table:table-cell>
          <table:table-cell table:number-matrix-columns-spanned="1" table:number-matrix-rows-spanned="1" table:formula="of:=INDEX([$military_assets.I$1:.I$1048576];[$mil_ass_all.$B76])" office:value-type="string" office:string-value="RUS" calcext:value-type="string">
            <text:p>RUS</text:p>
          </table:table-cell>
          <table:table-cell table:number-matrix-columns-spanned="1" table:number-matrix-rows-spanned="1" table:formula="of:=INDEX([$military_assets.J$1:.J$1048576];[$mil_ass_all.$B76])" office:value-type="string" office:string-value="Submarine" calcext:value-type="string">
            <text:p>Submarine</text:p>
          </table:table-cell>
          <table:table-cell table:number-matrix-columns-spanned="1" table:number-matrix-rows-spanned="1" table:formula="of:=INDEX([$military_assets.K$1:.K$1048576];[$mil_ass_all.$B76])"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6])" office:value-type="string" office:string-value="Images/victor2.jpg" calcext:value-type="string">
            <text:p>Images/victor2.jpg</text:p>
          </table:table-cell>
          <table:table-cell table:number-matrix-columns-spanned="1" table:number-matrix-rows-spanned="1" table:formula="of:=INDEX([$military_assets.M$1:.M$1048576];[$mil_ass_all.$B76])" office:value-type="string" office:string-value="Nothing fancy, but it ain't bad for government work." calcext:value-type="string">
            <text:p>Nothing fancy, but it ain't bad for government work.</text:p>
          </table:table-cell>
          <table:table-cell table:number-matrix-columns-spanned="1" table:number-matrix-rows-spanned="1" table:formula="of:=INDEX([$military_assets.N$1:.N$1048576];[$mil_ass_all.$B76])"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6" calcext:value-type="float">
            <text:p>26</text:p>
          </table:table-cell>
          <table:table-cell table:style-name="ce16" office:value-type="string" calcext:value-type="string">
            <text:p>Obninsk</text:p>
          </table:table-cell>
          <table:table-cell table:number-matrix-columns-spanned="1" table:number-matrix-rows-spanned="1" table:formula="of:=INDEX([$military_assets.A$1:.A$1048576];[$mil_ass_all.$B77])" office:value-type="string" office:string-value="Victor III Class SSN" calcext:value-type="string">
            <text:p>Victor III Class SSN</text:p>
          </table:table-cell>
          <table:table-cell table:number-matrix-columns-spanned="1" table:number-matrix-rows-spanned="1" table:formula="of:=INDEX([$military_assets.B$1:.B$1048576];[$mil_ass_all.$B77])" office:value-type="float" office:value="0" calcext:value-type="float">
            <text:p>0</text:p>
          </table:table-cell>
          <table:table-cell table:number-matrix-columns-spanned="1" table:number-matrix-rows-spanned="1" table:formula="of:=INDEX([$military_assets.C$1:.C$1048576];[$mil_ass_all.$B77])" office:value-type="float" office:value="0" calcext:value-type="float">
            <text:p>0</text:p>
          </table:table-cell>
          <table:table-cell table:number-matrix-columns-spanned="1" table:number-matrix-rows-spanned="1" table:formula="of:=INDEX([$military_assets.D$1:.D$1048576];[$mil_ass_all.$B77])" office:value-type="float" office:value="0" calcext:value-type="float">
            <text:p>0</text:p>
          </table:table-cell>
          <table:table-cell table:number-matrix-columns-spanned="1" table:number-matrix-rows-spanned="1" table:formula="of:=INDEX([$military_assets.E$1:.E$1048576];[$mil_ass_all.$B77])" office:value-type="float" office:value="2" calcext:value-type="float">
            <text:p>2</text:p>
          </table:table-cell>
          <table:table-cell table:number-matrix-columns-spanned="1" table:number-matrix-rows-spanned="1" table:formula="of:=INDEX([$military_assets.F$1:.F$1048576];[$mil_ass_all.$B77])" office:value-type="float" office:value="0" calcext:value-type="float">
            <text:p>0</text:p>
          </table:table-cell>
          <table:table-cell table:number-matrix-columns-spanned="1" table:number-matrix-rows-spanned="1" table:formula="of:=INDEX([$military_assets.G$1:.G$1048576];[$mil_ass_all.$B77])" office:value-type="float" office:value="1" calcext:value-type="float">
            <text:p>1</text:p>
          </table:table-cell>
          <table:table-cell table:number-matrix-columns-spanned="1" table:number-matrix-rows-spanned="1" table:formula="of:=INDEX([$military_assets.H$1:.H$1048576];[$mil_ass_all.$B77])" office:value-type="float" office:value="1" calcext:value-type="float">
            <text:p>1</text:p>
          </table:table-cell>
          <table:table-cell table:number-matrix-columns-spanned="1" table:number-matrix-rows-spanned="1" table:formula="of:=INDEX([$military_assets.I$1:.I$1048576];[$mil_ass_all.$B77])" office:value-type="string" office:string-value="RUS" calcext:value-type="string">
            <text:p>RUS</text:p>
          </table:table-cell>
          <table:table-cell table:number-matrix-columns-spanned="1" table:number-matrix-rows-spanned="1" table:formula="of:=INDEX([$military_assets.J$1:.J$1048576];[$mil_ass_all.$B77])" office:value-type="string" office:string-value="Submarine" calcext:value-type="string">
            <text:p>Submarine</text:p>
          </table:table-cell>
          <table:table-cell table:number-matrix-columns-spanned="1" table:number-matrix-rows-spanned="1" table:formula="of:=INDEX([$military_assets.K$1:.K$1048576];[$mil_ass_all.$B77])"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7])" office:value-type="string" office:string-value="Images/victor2.jpg" calcext:value-type="string">
            <text:p>Images/victor2.jpg</text:p>
          </table:table-cell>
          <table:table-cell table:number-matrix-columns-spanned="1" table:number-matrix-rows-spanned="1" table:formula="of:=INDEX([$military_assets.M$1:.M$1048576];[$mil_ass_all.$B77])" office:value-type="string" office:string-value="Nothing fancy, but it ain't bad for government work." calcext:value-type="string">
            <text:p>Nothing fancy, but it ain't bad for government work.</text:p>
          </table:table-cell>
          <table:table-cell table:number-matrix-columns-spanned="1" table:number-matrix-rows-spanned="1" table:formula="of:=INDEX([$military_assets.N$1:.N$1048576];[$mil_ass_all.$B77])"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6" calcext:value-type="float">
            <text:p>26</text:p>
          </table:table-cell>
          <table:table-cell office:value-type="string" calcext:value-type="string">
            <text:p>Nizny Novgorod</text:p>
          </table:table-cell>
          <table:table-cell table:number-matrix-columns-spanned="1" table:number-matrix-rows-spanned="1" table:formula="of:=INDEX([$military_assets.A$1:.A$1048576];[$mil_ass_all.$B78])" office:value-type="string" office:string-value="Victor III Class SSN" calcext:value-type="string">
            <text:p>Victor III Class SSN</text:p>
          </table:table-cell>
          <table:table-cell table:number-matrix-columns-spanned="1" table:number-matrix-rows-spanned="1" table:formula="of:=INDEX([$military_assets.B$1:.B$1048576];[$mil_ass_all.$B78])" office:value-type="float" office:value="0" calcext:value-type="float">
            <text:p>0</text:p>
          </table:table-cell>
          <table:table-cell table:number-matrix-columns-spanned="1" table:number-matrix-rows-spanned="1" table:formula="of:=INDEX([$military_assets.C$1:.C$1048576];[$mil_ass_all.$B78])" office:value-type="float" office:value="0" calcext:value-type="float">
            <text:p>0</text:p>
          </table:table-cell>
          <table:table-cell table:number-matrix-columns-spanned="1" table:number-matrix-rows-spanned="1" table:formula="of:=INDEX([$military_assets.D$1:.D$1048576];[$mil_ass_all.$B78])" office:value-type="float" office:value="0" calcext:value-type="float">
            <text:p>0</text:p>
          </table:table-cell>
          <table:table-cell table:number-matrix-columns-spanned="1" table:number-matrix-rows-spanned="1" table:formula="of:=INDEX([$military_assets.E$1:.E$1048576];[$mil_ass_all.$B78])" office:value-type="float" office:value="2" calcext:value-type="float">
            <text:p>2</text:p>
          </table:table-cell>
          <table:table-cell table:number-matrix-columns-spanned="1" table:number-matrix-rows-spanned="1" table:formula="of:=INDEX([$military_assets.F$1:.F$1048576];[$mil_ass_all.$B78])" office:value-type="float" office:value="0" calcext:value-type="float">
            <text:p>0</text:p>
          </table:table-cell>
          <table:table-cell table:number-matrix-columns-spanned="1" table:number-matrix-rows-spanned="1" table:formula="of:=INDEX([$military_assets.G$1:.G$1048576];[$mil_ass_all.$B78])" office:value-type="float" office:value="1" calcext:value-type="float">
            <text:p>1</text:p>
          </table:table-cell>
          <table:table-cell table:number-matrix-columns-spanned="1" table:number-matrix-rows-spanned="1" table:formula="of:=INDEX([$military_assets.H$1:.H$1048576];[$mil_ass_all.$B78])" office:value-type="float" office:value="1" calcext:value-type="float">
            <text:p>1</text:p>
          </table:table-cell>
          <table:table-cell table:number-matrix-columns-spanned="1" table:number-matrix-rows-spanned="1" table:formula="of:=INDEX([$military_assets.I$1:.I$1048576];[$mil_ass_all.$B78])" office:value-type="string" office:string-value="RUS" calcext:value-type="string">
            <text:p>RUS</text:p>
          </table:table-cell>
          <table:table-cell table:number-matrix-columns-spanned="1" table:number-matrix-rows-spanned="1" table:formula="of:=INDEX([$military_assets.J$1:.J$1048576];[$mil_ass_all.$B78])" office:value-type="string" office:string-value="Submarine" calcext:value-type="string">
            <text:p>Submarine</text:p>
          </table:table-cell>
          <table:table-cell table:number-matrix-columns-spanned="1" table:number-matrix-rows-spanned="1" table:formula="of:=INDEX([$military_assets.K$1:.K$1048576];[$mil_ass_all.$B78])"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8])" office:value-type="string" office:string-value="Images/victor2.jpg" calcext:value-type="string">
            <text:p>Images/victor2.jpg</text:p>
          </table:table-cell>
          <table:table-cell table:number-matrix-columns-spanned="1" table:number-matrix-rows-spanned="1" table:formula="of:=INDEX([$military_assets.M$1:.M$1048576];[$mil_ass_all.$B78])" office:value-type="string" office:string-value="Nothing fancy, but it ain't bad for government work." calcext:value-type="string">
            <text:p>Nothing fancy, but it ain't bad for government work.</text:p>
          </table:table-cell>
          <table:table-cell table:number-matrix-columns-spanned="1" table:number-matrix-rows-spanned="1" table:formula="of:=INDEX([$military_assets.N$1:.N$1048576];[$mil_ass_all.$B78])"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2" calcext:value-type="float">
            <text:p>22</text:p>
          </table:table-cell>
          <table:table-cell office:value-type="string" calcext:value-type="string">
            <text:p>Sankt Peterburg</text:p>
          </table:table-cell>
          <table:table-cell table:number-matrix-columns-spanned="1" table:number-matrix-rows-spanned="1" table:formula="of:=INDEX([$military_assets.A$1:.A$1048576];[$mil_ass_all.$B79])" office:value-type="string" office:string-value="Lada Class SSK" calcext:value-type="string">
            <text:p>Lada Class SSK</text:p>
          </table:table-cell>
          <table:table-cell table:number-matrix-columns-spanned="1" table:number-matrix-rows-spanned="1" table:formula="of:=INDEX([$military_assets.B$1:.B$1048576];[$mil_ass_all.$B79])" office:value-type="float" office:value="0" calcext:value-type="float">
            <text:p>0</text:p>
          </table:table-cell>
          <table:table-cell table:number-matrix-columns-spanned="1" table:number-matrix-rows-spanned="1" table:formula="of:=INDEX([$military_assets.C$1:.C$1048576];[$mil_ass_all.$B79])" office:value-type="float" office:value="0" calcext:value-type="float">
            <text:p>0</text:p>
          </table:table-cell>
          <table:table-cell table:number-matrix-columns-spanned="1" table:number-matrix-rows-spanned="1" table:formula="of:=INDEX([$military_assets.D$1:.D$1048576];[$mil_ass_all.$B79])" office:value-type="float" office:value="0" calcext:value-type="float">
            <text:p>0</text:p>
          </table:table-cell>
          <table:table-cell table:number-matrix-columns-spanned="1" table:number-matrix-rows-spanned="1" table:formula="of:=INDEX([$military_assets.E$1:.E$1048576];[$mil_ass_all.$B79])" office:value-type="float" office:value="3" calcext:value-type="float">
            <text:p>3</text:p>
          </table:table-cell>
          <table:table-cell table:number-matrix-columns-spanned="1" table:number-matrix-rows-spanned="1" table:formula="of:=INDEX([$military_assets.F$1:.F$1048576];[$mil_ass_all.$B79])" office:value-type="float" office:value="0" calcext:value-type="float">
            <text:p>0</text:p>
          </table:table-cell>
          <table:table-cell table:number-matrix-columns-spanned="1" table:number-matrix-rows-spanned="1" table:formula="of:=INDEX([$military_assets.G$1:.G$1048576];[$mil_ass_all.$B79])" office:value-type="float" office:value="2" calcext:value-type="float">
            <text:p>2</text:p>
          </table:table-cell>
          <table:table-cell table:number-matrix-columns-spanned="1" table:number-matrix-rows-spanned="1" table:formula="of:=INDEX([$military_assets.H$1:.H$1048576];[$mil_ass_all.$B79])" office:value-type="float" office:value="2" calcext:value-type="float">
            <text:p>2</text:p>
          </table:table-cell>
          <table:table-cell table:number-matrix-columns-spanned="1" table:number-matrix-rows-spanned="1" table:formula="of:=INDEX([$military_assets.I$1:.I$1048576];[$mil_ass_all.$B79])" office:value-type="string" office:string-value="RUS" calcext:value-type="string">
            <text:p>RUS</text:p>
          </table:table-cell>
          <table:table-cell table:number-matrix-columns-spanned="1" table:number-matrix-rows-spanned="1" table:formula="of:=INDEX([$military_assets.J$1:.J$1048576];[$mil_ass_all.$B79])" office:value-type="string" office:string-value="Submarine" calcext:value-type="string">
            <text:p>Submarine</text:p>
          </table:table-cell>
          <table:table-cell table:number-matrix-columns-spanned="1" table:number-matrix-rows-spanned="1" table:formula="of:=INDEX([$military_assets.K$1:.K$1048576];[$mil_ass_all.$B79])" office:value-type="string" office:string-value="Hidden: Can be played face down. &#10;Ambush: This asset deals damage during the Ambush Damage Step.&#10;Coastal Defender: Cannot be declared as an attacker." calcext:value-type="string">
            <text:p>Hidden: Can be played face down. </text:p>
            <text:p>Ambush: This asset deals damage during the Ambush Damage Step.</text:p>
            <text:p>Coastal Defender: Cannot be declared as an attacker.</text:p>
          </table:table-cell>
          <table:table-cell table:number-matrix-columns-spanned="1" table:number-matrix-rows-spanned="1" table:formula="of:=INDEX([$military_assets.L$1:.L$1048576];[$mil_ass_all.$B79])" office:value-type="string" office:string-value="Images/lada.jpg" calcext:value-type="string">
            <text:p>Images/lada.jpg</text:p>
          </table:table-cell>
          <table:table-cell table:number-matrix-columns-spanned="1" table:number-matrix-rows-spanned="1" table:formula="of:=INDEX([$military_assets.M$1:.M$1048576];[$mil_ass_all.$B79])" office:value-type="string" office:string-value="Although shorter-ranged than nuclear attack submarines, diesel-electric attack submarines are smaller, quieter and nearly as well armed." calcext:value-type="string">
            <text:p>Although shorter-ranged than nuclear attack submarines, diesel-electric attack submarines are smaller, quieter and nearly as well armed.</text:p>
          </table:table-cell>
          <table:table-cell table:number-matrix-columns-spanned="1" table:number-matrix-rows-spanned="1" table:formula="of:=INDEX([$military_assets.N$1:.N$1048576];[$mil_ass_all.$B79])"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2" calcext:value-type="float">
            <text:p>22</text:p>
          </table:table-cell>
          <table:table-cell office:value-type="string" calcext:value-type="string">
            <text:p>Kronshtadt</text:p>
          </table:table-cell>
          <table:table-cell table:number-matrix-columns-spanned="1" table:number-matrix-rows-spanned="1" table:formula="of:=INDEX([$military_assets.A$1:.A$1048576];[$mil_ass_all.$B80])" office:value-type="string" office:string-value="Lada Class SSK" calcext:value-type="string">
            <text:p>Lada Class SSK</text:p>
          </table:table-cell>
          <table:table-cell table:number-matrix-columns-spanned="1" table:number-matrix-rows-spanned="1" table:formula="of:=INDEX([$military_assets.B$1:.B$1048576];[$mil_ass_all.$B80])" office:value-type="float" office:value="0" calcext:value-type="float">
            <text:p>0</text:p>
          </table:table-cell>
          <table:table-cell table:number-matrix-columns-spanned="1" table:number-matrix-rows-spanned="1" table:formula="of:=INDEX([$military_assets.C$1:.C$1048576];[$mil_ass_all.$B80])" office:value-type="float" office:value="0" calcext:value-type="float">
            <text:p>0</text:p>
          </table:table-cell>
          <table:table-cell table:number-matrix-columns-spanned="1" table:number-matrix-rows-spanned="1" table:formula="of:=INDEX([$military_assets.D$1:.D$1048576];[$mil_ass_all.$B80])" office:value-type="float" office:value="0" calcext:value-type="float">
            <text:p>0</text:p>
          </table:table-cell>
          <table:table-cell table:number-matrix-columns-spanned="1" table:number-matrix-rows-spanned="1" table:formula="of:=INDEX([$military_assets.E$1:.E$1048576];[$mil_ass_all.$B80])" office:value-type="float" office:value="3" calcext:value-type="float">
            <text:p>3</text:p>
          </table:table-cell>
          <table:table-cell table:number-matrix-columns-spanned="1" table:number-matrix-rows-spanned="1" table:formula="of:=INDEX([$military_assets.F$1:.F$1048576];[$mil_ass_all.$B80])" office:value-type="float" office:value="0" calcext:value-type="float">
            <text:p>0</text:p>
          </table:table-cell>
          <table:table-cell table:number-matrix-columns-spanned="1" table:number-matrix-rows-spanned="1" table:formula="of:=INDEX([$military_assets.G$1:.G$1048576];[$mil_ass_all.$B80])" office:value-type="float" office:value="2" calcext:value-type="float">
            <text:p>2</text:p>
          </table:table-cell>
          <table:table-cell table:number-matrix-columns-spanned="1" table:number-matrix-rows-spanned="1" table:formula="of:=INDEX([$military_assets.H$1:.H$1048576];[$mil_ass_all.$B80])" office:value-type="float" office:value="2" calcext:value-type="float">
            <text:p>2</text:p>
          </table:table-cell>
          <table:table-cell table:number-matrix-columns-spanned="1" table:number-matrix-rows-spanned="1" table:formula="of:=INDEX([$military_assets.I$1:.I$1048576];[$mil_ass_all.$B80])" office:value-type="string" office:string-value="RUS" calcext:value-type="string">
            <text:p>RUS</text:p>
          </table:table-cell>
          <table:table-cell table:number-matrix-columns-spanned="1" table:number-matrix-rows-spanned="1" table:formula="of:=INDEX([$military_assets.J$1:.J$1048576];[$mil_ass_all.$B80])" office:value-type="string" office:string-value="Submarine" calcext:value-type="string">
            <text:p>Submarine</text:p>
          </table:table-cell>
          <table:table-cell table:number-matrix-columns-spanned="1" table:number-matrix-rows-spanned="1" table:formula="of:=INDEX([$military_assets.K$1:.K$1048576];[$mil_ass_all.$B80])" office:value-type="string" office:string-value="Hidden: Can be played face down. &#10;Ambush: This asset deals damage during the Ambush Damage Step.&#10;Coastal Defender: Cannot be declared as an attacker." calcext:value-type="string">
            <text:p>Hidden: Can be played face down. </text:p>
            <text:p>Ambush: This asset deals damage during the Ambush Damage Step.</text:p>
            <text:p>Coastal Defender: Cannot be declared as an attacker.</text:p>
          </table:table-cell>
          <table:table-cell table:number-matrix-columns-spanned="1" table:number-matrix-rows-spanned="1" table:formula="of:=INDEX([$military_assets.L$1:.L$1048576];[$mil_ass_all.$B80])" office:value-type="string" office:string-value="Images/lada.jpg" calcext:value-type="string">
            <text:p>Images/lada.jpg</text:p>
          </table:table-cell>
          <table:table-cell table:number-matrix-columns-spanned="1" table:number-matrix-rows-spanned="1" table:formula="of:=INDEX([$military_assets.M$1:.M$1048576];[$mil_ass_all.$B80])" office:value-type="string" office:string-value="Although shorter-ranged than nuclear attack submarines, diesel-electric attack submarines are smaller, quieter and nearly as well armed." calcext:value-type="string">
            <text:p>Although shorter-ranged than nuclear attack submarines, diesel-electric attack submarines are smaller, quieter and nearly as well armed.</text:p>
          </table:table-cell>
          <table:table-cell table:number-matrix-columns-spanned="1" table:number-matrix-rows-spanned="1" table:formula="of:=INDEX([$military_assets.N$1:.N$1048576];[$mil_ass_all.$B80])"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24" calcext:value-type="float">
            <text:p>24</text:p>
          </table:table-cell>
          <table:table-cell office:value-type="string" calcext:value-type="string">
            <text:p>100th Regiment</text:p>
          </table:table-cell>
          <table:table-cell table:number-matrix-columns-spanned="1" table:number-matrix-rows-spanned="1" table:formula="of:=INDEX([$military_assets.A$1:.A$1048576];[$mil_ass_all.$B81])" office:value-type="string" office:string-value="Mig-29K Fulcrum-D" calcext:value-type="string">
            <text:p>Mig-29K Fulcrum-D</text:p>
          </table:table-cell>
          <table:table-cell table:number-matrix-columns-spanned="1" table:number-matrix-rows-spanned="1" table:formula="of:=INDEX([$military_assets.B$1:.B$1048576];[$mil_ass_all.$B81])" office:value-type="float" office:value="0" calcext:value-type="float">
            <text:p>0</text:p>
          </table:table-cell>
          <table:table-cell table:number-matrix-columns-spanned="1" table:number-matrix-rows-spanned="1" table:formula="of:=INDEX([$military_assets.C$1:.C$1048576];[$mil_ass_all.$B81])" office:value-type="float" office:value="0" calcext:value-type="float">
            <text:p>0</text:p>
          </table:table-cell>
          <table:table-cell table:number-matrix-columns-spanned="1" table:number-matrix-rows-spanned="1" table:formula="of:=INDEX([$military_assets.D$1:.D$1048576];[$mil_ass_all.$B81])" office:value-type="float" office:value="0" calcext:value-type="float">
            <text:p>0</text:p>
          </table:table-cell>
          <table:table-cell table:number-matrix-columns-spanned="1" table:number-matrix-rows-spanned="1" table:formula="of:=INDEX([$military_assets.E$1:.E$1048576];[$mil_ass_all.$B81])" office:value-type="float" office:value="4" calcext:value-type="float">
            <text:p>4</text:p>
          </table:table-cell>
          <table:table-cell table:number-matrix-columns-spanned="1" table:number-matrix-rows-spanned="1" table:formula="of:=INDEX([$military_assets.F$1:.F$1048576];[$mil_ass_all.$B81])" office:value-type="float" office:value="3" calcext:value-type="float">
            <text:p>3</text:p>
          </table:table-cell>
          <table:table-cell table:number-matrix-columns-spanned="1" table:number-matrix-rows-spanned="1" table:formula="of:=INDEX([$military_assets.G$1:.G$1048576];[$mil_ass_all.$B81])" office:value-type="float" office:value="3" calcext:value-type="float">
            <text:p>3</text:p>
          </table:table-cell>
          <table:table-cell table:number-matrix-columns-spanned="1" table:number-matrix-rows-spanned="1" table:formula="of:=INDEX([$military_assets.H$1:.H$1048576];[$mil_ass_all.$B81])" office:value-type="float" office:value="1" calcext:value-type="float">
            <text:p>1</text:p>
          </table:table-cell>
          <table:table-cell table:number-matrix-columns-spanned="1" table:number-matrix-rows-spanned="1" table:formula="of:=INDEX([$military_assets.I$1:.I$1048576];[$mil_ass_all.$B81])" office:value-type="string" office:string-value="RUS" calcext:value-type="string">
            <text:p>RUS</text:p>
          </table:table-cell>
          <table:table-cell table:number-matrix-columns-spanned="1" table:number-matrix-rows-spanned="1" table:formula="of:=INDEX([$military_assets.J$1:.J$1048576];[$mil_ass_all.$B81])" office:value-type="string" office:string-value="Squadron" calcext:value-type="string">
            <text:p>Squadron</text:p>
          </table:table-cell>
          <table:table-cell table:number-matrix-columns-spanned="1" table:number-matrix-rows-spanned="1" table:formula="of:=INDEX([$military_assets.K$1:.K$1048576];[$mil_ass_all.$B81])" office:value-type="string" office:string-value="Hidden: Can be played face down. &#10;STOBAR-Compatible." calcext:value-type="string">
            <text:p>Hidden: Can be played face down. </text:p>
            <text:p>STOBAR-Compatible.</text:p>
          </table:table-cell>
          <table:table-cell table:number-matrix-columns-spanned="1" table:number-matrix-rows-spanned="1" table:formula="of:=INDEX([$military_assets.L$1:.L$1048576];[$mil_ass_all.$B81])" office:value-type="string" office:string-value="Images/mig29k.jpg" calcext:value-type="string">
            <text:p>Images/mig29k.jpg</text:p>
          </table:table-cell>
          <table:table-cell table:number-matrix-columns-spanned="1" table:number-matrix-rows-spanned="1" table:formula="of:=INDEX([$military_assets.M$1:.M$1048576];[$mil_ass_all.$B81])" office:value-type="string" office:string-value="With a $15M unit cost conceivably affordable by even second-tier NBA starters, the Mig-29K is proof that performance and price are not always at odds." calcext:value-type="string">
            <text:p>With a $15M unit cost conceivably affordable by even second-tier NBA starters, the Mig-29K is proof that performance and price are not always at odds.</text:p>
          </table:table-cell>
          <table:table-cell table:number-matrix-columns-spanned="1" table:number-matrix-rows-spanned="1" table:formula="of:=INDEX([$military_assets.N$1:.N$1048576];[$mil_ass_all.$B81])"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24" calcext:value-type="float">
            <text:p>24</text:p>
          </table:table-cell>
          <table:table-cell office:value-type="string" calcext:value-type="string">
            <text:p>101st Regiment</text:p>
          </table:table-cell>
          <table:table-cell table:number-matrix-columns-spanned="1" table:number-matrix-rows-spanned="1" table:formula="of:=INDEX([$military_assets.A$1:.A$1048576];[$mil_ass_all.$B82])" office:value-type="string" office:string-value="Mig-29K Fulcrum-D" calcext:value-type="string">
            <text:p>Mig-29K Fulcrum-D</text:p>
          </table:table-cell>
          <table:table-cell table:number-matrix-columns-spanned="1" table:number-matrix-rows-spanned="1" table:formula="of:=INDEX([$military_assets.B$1:.B$1048576];[$mil_ass_all.$B82])" office:value-type="float" office:value="0" calcext:value-type="float">
            <text:p>0</text:p>
          </table:table-cell>
          <table:table-cell table:number-matrix-columns-spanned="1" table:number-matrix-rows-spanned="1" table:formula="of:=INDEX([$military_assets.C$1:.C$1048576];[$mil_ass_all.$B82])" office:value-type="float" office:value="0" calcext:value-type="float">
            <text:p>0</text:p>
          </table:table-cell>
          <table:table-cell table:number-matrix-columns-spanned="1" table:number-matrix-rows-spanned="1" table:formula="of:=INDEX([$military_assets.D$1:.D$1048576];[$mil_ass_all.$B82])" office:value-type="float" office:value="0" calcext:value-type="float">
            <text:p>0</text:p>
          </table:table-cell>
          <table:table-cell table:number-matrix-columns-spanned="1" table:number-matrix-rows-spanned="1" table:formula="of:=INDEX([$military_assets.E$1:.E$1048576];[$mil_ass_all.$B82])" office:value-type="float" office:value="4" calcext:value-type="float">
            <text:p>4</text:p>
          </table:table-cell>
          <table:table-cell table:number-matrix-columns-spanned="1" table:number-matrix-rows-spanned="1" table:formula="of:=INDEX([$military_assets.F$1:.F$1048576];[$mil_ass_all.$B82])" office:value-type="float" office:value="3" calcext:value-type="float">
            <text:p>3</text:p>
          </table:table-cell>
          <table:table-cell table:number-matrix-columns-spanned="1" table:number-matrix-rows-spanned="1" table:formula="of:=INDEX([$military_assets.G$1:.G$1048576];[$mil_ass_all.$B82])" office:value-type="float" office:value="3" calcext:value-type="float">
            <text:p>3</text:p>
          </table:table-cell>
          <table:table-cell table:number-matrix-columns-spanned="1" table:number-matrix-rows-spanned="1" table:formula="of:=INDEX([$military_assets.H$1:.H$1048576];[$mil_ass_all.$B82])" office:value-type="float" office:value="1" calcext:value-type="float">
            <text:p>1</text:p>
          </table:table-cell>
          <table:table-cell table:number-matrix-columns-spanned="1" table:number-matrix-rows-spanned="1" table:formula="of:=INDEX([$military_assets.I$1:.I$1048576];[$mil_ass_all.$B82])" office:value-type="string" office:string-value="RUS" calcext:value-type="string">
            <text:p>RUS</text:p>
          </table:table-cell>
          <table:table-cell table:number-matrix-columns-spanned="1" table:number-matrix-rows-spanned="1" table:formula="of:=INDEX([$military_assets.J$1:.J$1048576];[$mil_ass_all.$B82])" office:value-type="string" office:string-value="Squadron" calcext:value-type="string">
            <text:p>Squadron</text:p>
          </table:table-cell>
          <table:table-cell table:number-matrix-columns-spanned="1" table:number-matrix-rows-spanned="1" table:formula="of:=INDEX([$military_assets.K$1:.K$1048576];[$mil_ass_all.$B82])" office:value-type="string" office:string-value="Hidden: Can be played face down. &#10;STOBAR-Compatible." calcext:value-type="string">
            <text:p>Hidden: Can be played face down. </text:p>
            <text:p>STOBAR-Compatible.</text:p>
          </table:table-cell>
          <table:table-cell table:number-matrix-columns-spanned="1" table:number-matrix-rows-spanned="1" table:formula="of:=INDEX([$military_assets.L$1:.L$1048576];[$mil_ass_all.$B82])" office:value-type="string" office:string-value="Images/mig29k.jpg" calcext:value-type="string">
            <text:p>Images/mig29k.jpg</text:p>
          </table:table-cell>
          <table:table-cell table:number-matrix-columns-spanned="1" table:number-matrix-rows-spanned="1" table:formula="of:=INDEX([$military_assets.M$1:.M$1048576];[$mil_ass_all.$B82])" office:value-type="string" office:string-value="With a $15M unit cost conceivably affordable by even second-tier NBA starters, the Mig-29K is proof that performance and price are not always at odds." calcext:value-type="string">
            <text:p>With a $15M unit cost conceivably affordable by even second-tier NBA starters, the Mig-29K is proof that performance and price are not always at odds.</text:p>
          </table:table-cell>
          <table:table-cell table:number-matrix-columns-spanned="1" table:number-matrix-rows-spanned="1" table:formula="of:=INDEX([$military_assets.N$1:.N$1048576];[$mil_ass_all.$B82])"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24" calcext:value-type="float">
            <text:p>24</text:p>
          </table:table-cell>
          <table:table-cell table:style-name="ce16" office:value-type="string" calcext:value-type="string">
            <text:p>102nd Regiment</text:p>
          </table:table-cell>
          <table:table-cell table:number-matrix-columns-spanned="1" table:number-matrix-rows-spanned="1" table:formula="of:=INDEX([$military_assets.A$1:.A$1048576];[$mil_ass_all.$B83])" office:value-type="string" office:string-value="Mig-29K Fulcrum-D" calcext:value-type="string">
            <text:p>Mig-29K Fulcrum-D</text:p>
          </table:table-cell>
          <table:table-cell table:number-matrix-columns-spanned="1" table:number-matrix-rows-spanned="1" table:formula="of:=INDEX([$military_assets.B$1:.B$1048576];[$mil_ass_all.$B83])" office:value-type="float" office:value="0" calcext:value-type="float">
            <text:p>0</text:p>
          </table:table-cell>
          <table:table-cell table:number-matrix-columns-spanned="1" table:number-matrix-rows-spanned="1" table:formula="of:=INDEX([$military_assets.C$1:.C$1048576];[$mil_ass_all.$B83])" office:value-type="float" office:value="0" calcext:value-type="float">
            <text:p>0</text:p>
          </table:table-cell>
          <table:table-cell table:number-matrix-columns-spanned="1" table:number-matrix-rows-spanned="1" table:formula="of:=INDEX([$military_assets.D$1:.D$1048576];[$mil_ass_all.$B83])" office:value-type="float" office:value="0" calcext:value-type="float">
            <text:p>0</text:p>
          </table:table-cell>
          <table:table-cell table:number-matrix-columns-spanned="1" table:number-matrix-rows-spanned="1" table:formula="of:=INDEX([$military_assets.E$1:.E$1048576];[$mil_ass_all.$B83])" office:value-type="float" office:value="4" calcext:value-type="float">
            <text:p>4</text:p>
          </table:table-cell>
          <table:table-cell table:number-matrix-columns-spanned="1" table:number-matrix-rows-spanned="1" table:formula="of:=INDEX([$military_assets.F$1:.F$1048576];[$mil_ass_all.$B83])" office:value-type="float" office:value="3" calcext:value-type="float">
            <text:p>3</text:p>
          </table:table-cell>
          <table:table-cell table:number-matrix-columns-spanned="1" table:number-matrix-rows-spanned="1" table:formula="of:=INDEX([$military_assets.G$1:.G$1048576];[$mil_ass_all.$B83])" office:value-type="float" office:value="3" calcext:value-type="float">
            <text:p>3</text:p>
          </table:table-cell>
          <table:table-cell table:number-matrix-columns-spanned="1" table:number-matrix-rows-spanned="1" table:formula="of:=INDEX([$military_assets.H$1:.H$1048576];[$mil_ass_all.$B83])" office:value-type="float" office:value="1" calcext:value-type="float">
            <text:p>1</text:p>
          </table:table-cell>
          <table:table-cell table:number-matrix-columns-spanned="1" table:number-matrix-rows-spanned="1" table:formula="of:=INDEX([$military_assets.I$1:.I$1048576];[$mil_ass_all.$B83])" office:value-type="string" office:string-value="RUS" calcext:value-type="string">
            <text:p>RUS</text:p>
          </table:table-cell>
          <table:table-cell table:number-matrix-columns-spanned="1" table:number-matrix-rows-spanned="1" table:formula="of:=INDEX([$military_assets.J$1:.J$1048576];[$mil_ass_all.$B83])" office:value-type="string" office:string-value="Squadron" calcext:value-type="string">
            <text:p>Squadron</text:p>
          </table:table-cell>
          <table:table-cell table:number-matrix-columns-spanned="1" table:number-matrix-rows-spanned="1" table:formula="of:=INDEX([$military_assets.K$1:.K$1048576];[$mil_ass_all.$B83])" office:value-type="string" office:string-value="Hidden: Can be played face down. &#10;STOBAR-Compatible." calcext:value-type="string">
            <text:p>Hidden: Can be played face down. </text:p>
            <text:p>STOBAR-Compatible.</text:p>
          </table:table-cell>
          <table:table-cell table:number-matrix-columns-spanned="1" table:number-matrix-rows-spanned="1" table:formula="of:=INDEX([$military_assets.L$1:.L$1048576];[$mil_ass_all.$B83])" office:value-type="string" office:string-value="Images/mig29k.jpg" calcext:value-type="string">
            <text:p>Images/mig29k.jpg</text:p>
          </table:table-cell>
          <table:table-cell table:number-matrix-columns-spanned="1" table:number-matrix-rows-spanned="1" table:formula="of:=INDEX([$military_assets.M$1:.M$1048576];[$mil_ass_all.$B83])" office:value-type="string" office:string-value="With a $15M unit cost conceivably affordable by even second-tier NBA starters, the Mig-29K is proof that performance and price are not always at odds." calcext:value-type="string">
            <text:p>With a $15M unit cost conceivably affordable by even second-tier NBA starters, the Mig-29K is proof that performance and price are not always at odds.</text:p>
          </table:table-cell>
          <table:table-cell table:number-matrix-columns-spanned="1" table:number-matrix-rows-spanned="1" table:formula="of:=INDEX([$military_assets.N$1:.N$1048576];[$mil_ass_all.$B83])" office:value-type="string" office:string-value="0.0.1" calcext:value-type="string">
            <text:p>0.0.1</text:p>
          </table:table-cell>
          <table:table-cell table:number-columns-repeated="47"/>
        </table:table-row>
        <table:table-row table:style-name="ro1">
          <table:table-cell table:number-columns-repeated="2"/>
          <table:table-cell table:style-name="ce16"/>
          <table:table-cell table:number-columns-repeated="61"/>
        </table:table-row>
        <table:table-row table:style-name="ro1" table:number-rows-repeated="1048491">
          <table:table-cell table:number-columns-repeated="64"/>
        </table:table-row>
        <table:table-row table:style-name="ro1">
          <table:table-cell table:number-columns-repeated="64"/>
        </table:table-row>
      </table:table>
      <table:table table:name="mil_ass_us_start" table:style-name="ta18">
        <table:table-column table:style-name="co72" table:default-cell-style-name="Default"/>
        <table:table-column table:style-name="co2" table:default-cell-style-name="Default"/>
        <table:table-column table:style-name="co73" table:default-cell-style-name="Default"/>
        <table:table-column table:style-name="co74" table:default-cell-style-name="Default"/>
        <table:table-column table:style-name="co2" table:number-columns-repeated="9" table:default-cell-style-name="Default"/>
        <table:table-column table:style-name="co75" table:default-cell-style-name="Default"/>
        <table:table-column table:style-name="co2" table:number-columns-repeated="50" table:default-cell-style-name="Default"/>
        <table:table-row table:style-name="ro1">
          <table:table-cell office:value-type="string" calcext:value-type="string">
            <text:p>Duplication</text:p>
          </table:table-cell>
          <table:table-cell office:value-type="string" calcext:value-type="string">
            <text:p>Class</text:p>
          </table:table-cell>
          <table:table-cell table:style-name="ce15" office:value-type="string" calcext:value-type="string">
            <text:p>Name</text:p>
          </table:table-cell>
          <table:table-cell table:formula="of:=[$military_assets.A1]" office:value-type="string" office:string-value="Title" calcext:value-type="string">
            <text:p>Title</text:p>
          </table:table-cell>
          <table:table-cell table:formula="of:=[$military_assets.B1]" office:value-type="string" office:string-value="Unused0" calcext:value-type="string">
            <text:p>Unused0</text:p>
          </table:table-cell>
          <table:table-cell table:formula="of:=[$military_assets.C1]" office:value-type="string" office:string-value="Unused1" calcext:value-type="string">
            <text:p>Unused1</text:p>
          </table:table-cell>
          <table:table-cell table:formula="of:=[$military_assets.D1]" office:value-type="string" office:string-value="Unused2" calcext:value-type="string">
            <text:p>Unused2</text:p>
          </table:table-cell>
          <table:table-cell table:formula="of:=[$military_assets.E1]" office:value-type="string" office:string-value="Attack" calcext:value-type="string">
            <text:p>Attack</text:p>
          </table:table-cell>
          <table:table-cell table:formula="of:=[$military_assets.F1]" office:value-type="string" office:string-value="ShoreAttack" calcext:value-type="string">
            <text:p>ShoreAttack</text:p>
          </table:table-cell>
          <table:table-cell table:formula="of:=[$military_assets.G1]" office:value-type="string" office:string-value="Defense" calcext:value-type="string">
            <text:p>Defense</text:p>
          </table:table-cell>
          <table:table-cell table:formula="of:=[$military_assets.H1]" office:value-type="string" office:string-value="Logistics" calcext:value-type="string">
            <text:p>Logistics</text:p>
          </table:table-cell>
          <table:table-cell table:formula="of:=[$military_assets.I1]" office:value-type="string" office:string-value="Rosters" calcext:value-type="string">
            <text:p>Rosters</text:p>
          </table:table-cell>
          <table:table-cell table:formula="of:=[$military_assets.J1]" office:value-type="string" office:string-value="Type" calcext:value-type="string">
            <text:p>Type</text:p>
          </table:table-cell>
          <table:table-cell table:formula="of:=[$military_assets.K1]" office:value-type="string" office:string-value="Description" calcext:value-type="string">
            <text:p>Description</text:p>
          </table:table-cell>
          <table:table-cell table:formula="of:=[$military_assets.L1]" office:value-type="string" office:string-value="Image" calcext:value-type="string">
            <text:p>Image</text:p>
          </table:table-cell>
          <table:table-cell table:formula="of:=[$military_assets.M1]" office:value-type="string" office:string-value="FlavorText" calcext:value-type="string">
            <text:p>FlavorText</text:p>
          </table:table-cell>
          <table:table-cell table:formula="of:=[$military_assets.N1]" office:value-type="string" office:string-value="Version" calcext:value-type="string">
            <text:p>Version</text:p>
          </table:table-cell>
          <table:table-cell table:number-columns-repeated="47"/>
        </table:table-row>
        <table:table-row table:style-name="ro16">
          <table:table-cell office:value-type="float" office:value="1" calcext:value-type="float">
            <text:p>1</text:p>
          </table:table-cell>
          <table:table-cell office:value-type="float" office:value="2" calcext:value-type="float">
            <text:p>2</text:p>
          </table:table-cell>
          <table:table-cell table:style-name="ce15" office:value-type="string" calcext:value-type="string">
            <text:p>USS Abraham Lincoln</text:p>
          </table:table-cell>
          <table:table-cell table:number-matrix-columns-spanned="1" table:number-matrix-rows-spanned="1" table:formula="of:=INDEX([$military_assets.A$1:.A$1048576];[$mil_ass_us_start.$B2])" office:value-type="string" office:string-value="Nimitz Class CVN" calcext:value-type="string">
            <text:p>Nimitz Class CVN</text:p>
          </table:table-cell>
          <table:table-cell table:number-matrix-columns-spanned="1" table:number-matrix-rows-spanned="1" table:formula="of:=INDEX([$military_assets.B$1:.B$1048576];[$mil_ass_us_start.$B2])" office:value-type="float" office:value="0" calcext:value-type="float">
            <text:p>0</text:p>
          </table:table-cell>
          <table:table-cell table:number-matrix-columns-spanned="1" table:number-matrix-rows-spanned="1" table:formula="of:=INDEX([$military_assets.C$1:.C$1048576];[$mil_ass_us_start.$B2])" office:value-type="float" office:value="0" calcext:value-type="float">
            <text:p>0</text:p>
          </table:table-cell>
          <table:table-cell table:number-matrix-columns-spanned="1" table:number-matrix-rows-spanned="1" table:formula="of:=INDEX([$military_assets.D$1:.D$1048576];[$mil_ass_us_start.$B2])" office:value-type="float" office:value="0" calcext:value-type="float">
            <text:p>0</text:p>
          </table:table-cell>
          <table:table-cell table:number-matrix-columns-spanned="1" table:number-matrix-rows-spanned="1" table:formula="of:=INDEX([$military_assets.E$1:.E$1048576];[$mil_ass_us_start.$B2])" office:value-type="float" office:value="0" calcext:value-type="float">
            <text:p>0</text:p>
          </table:table-cell>
          <table:table-cell table:number-matrix-columns-spanned="1" table:number-matrix-rows-spanned="1" table:formula="of:=INDEX([$military_assets.F$1:.F$1048576];[$mil_ass_us_start.$B2])" office:value-type="float" office:value="0" calcext:value-type="float">
            <text:p>0</text:p>
          </table:table-cell>
          <table:table-cell table:number-matrix-columns-spanned="1" table:number-matrix-rows-spanned="1" table:formula="of:=INDEX([$military_assets.G$1:.G$1048576];[$mil_ass_us_start.$B2])" office:value-type="float" office:value="2" calcext:value-type="float">
            <text:p>2</text:p>
          </table:table-cell>
          <table:table-cell table:number-matrix-columns-spanned="1" table:number-matrix-rows-spanned="1" table:formula="of:=INDEX([$military_assets.H$1:.H$1048576];[$mil_ass_us_start.$B2])" office:value-type="float" office:value="6" calcext:value-type="float">
            <text:p>6</text:p>
          </table:table-cell>
          <table:table-cell table:number-matrix-columns-spanned="1" table:number-matrix-rows-spanned="1" table:formula="of:=INDEX([$military_assets.I$1:.I$1048576];[$mil_ass_us_start.$B2])" office:value-type="string" office:string-value="USN" calcext:value-type="string">
            <text:p>USN</text:p>
          </table:table-cell>
          <table:table-cell table:number-matrix-columns-spanned="1" table:number-matrix-rows-spanned="1" table:formula="of:=INDEX([$military_assets.J$1:.J$1048576];[$mil_ass_us_start.$B2])" office:value-type="string" office:string-value="Ship" calcext:value-type="string">
            <text:p>Ship</text:p>
          </table:table-cell>
          <table:table-cell table:number-matrix-columns-spanned="1" table:number-matrix-rows-spanned="1" table:formula="of:=INDEX([$military_assets.K$1:.K$1048576];[$mil_ass_us_start.$B2])" office:value-type="string" office:string-value="CATOBAR: Compatible with CATOBAR, VTOL, and  STOBAR squadrons.&#10;E-2C Hawkeye: All squadrons you control in a combat including this asset have +1 attack and  defense.&#10;Carrier 3: Can station 3 aircraft squadron.&#10;CAP: +2 Help Defense" calcext:value-type="string">
            <text:p>CATOBAR: Compatible with CATOBAR, VTOL, and  STOBAR squadrons.</text:p>
            <text:p>E-2C Hawkeye: All squadrons you control in a combat including this asset have +1 attack and  defense.</text:p>
            <text:p>Carrier 3: Can station 3 aircraft squadron.</text:p>
            <text:p>CAP: +2 Help Defense</text:p>
          </table:table-cell>
          <table:table-cell table:number-matrix-columns-spanned="1" table:number-matrix-rows-spanned="1" table:formula="of:=INDEX([$military_assets.L$1:.L$1048576];[$mil_ass_us_start.$B2])" office:value-type="string" office:string-value="Images/nimitz.jpg" calcext:value-type="string">
            <text:p>Images/nimitz.jpg</text:p>
          </table:table-cell>
          <table:table-cell table:number-matrix-columns-spanned="1" table:number-matrix-rows-spanned="1" table:formula="of:=INDEX([$military_assets.M$1:.M$1048576];[$mil_ass_us_start.$B2])" office:value-type="string" office:string-value="A military airbase at sea, a Nimitz carrier is more than three times as long as a football field and has more than twice the displacement of the German super-battleship Bismarck." calcext:value-type="string">
            <text:p>A military airbase at sea, a Nimitz carrier is more than three times as long as a football field and has more than twice the displacement of the German super-battleship Bismarck.</text:p>
          </table:table-cell>
          <table:table-cell table:number-matrix-columns-spanned="1" table:number-matrix-rows-spanned="1" table:formula="of:=INDEX([$military_assets.N$1:.N$1048576];[$mil_ass_us_start.$B2])" office:value-type="string" office:string-value="0.0.1" calcext:value-type="string">
            <text:p>0.0.1</text:p>
          </table:table-cell>
          <table:table-cell table:number-columns-repeated="47"/>
        </table:table-row>
        <table:table-row table:style-name="ro16">
          <table:table-cell office:value-type="float" office:value="1" calcext:value-type="float">
            <text:p>1</text:p>
          </table:table-cell>
          <table:table-cell office:value-type="float" office:value="2" calcext:value-type="float">
            <text:p>2</text:p>
          </table:table-cell>
          <table:table-cell table:style-name="ce15" office:value-type="string" calcext:value-type="string">
            <text:p>USS Carl Vinson</text:p>
          </table:table-cell>
          <table:table-cell table:number-matrix-columns-spanned="1" table:number-matrix-rows-spanned="1" table:formula="of:=INDEX([$military_assets.A$1:.A$1048576];[$mil_ass_us_start.$B3])" office:value-type="string" office:string-value="Nimitz Class CVN" calcext:value-type="string">
            <text:p>Nimitz Class CVN</text:p>
          </table:table-cell>
          <table:table-cell table:number-matrix-columns-spanned="1" table:number-matrix-rows-spanned="1" table:formula="of:=INDEX([$military_assets.B$1:.B$1048576];[$mil_ass_us_start.$B3])" office:value-type="float" office:value="0" calcext:value-type="float">
            <text:p>0</text:p>
          </table:table-cell>
          <table:table-cell table:number-matrix-columns-spanned="1" table:number-matrix-rows-spanned="1" table:formula="of:=INDEX([$military_assets.C$1:.C$1048576];[$mil_ass_us_start.$B3])" office:value-type="float" office:value="0" calcext:value-type="float">
            <text:p>0</text:p>
          </table:table-cell>
          <table:table-cell table:number-matrix-columns-spanned="1" table:number-matrix-rows-spanned="1" table:formula="of:=INDEX([$military_assets.D$1:.D$1048576];[$mil_ass_us_start.$B3])" office:value-type="float" office:value="0" calcext:value-type="float">
            <text:p>0</text:p>
          </table:table-cell>
          <table:table-cell table:number-matrix-columns-spanned="1" table:number-matrix-rows-spanned="1" table:formula="of:=INDEX([$military_assets.E$1:.E$1048576];[$mil_ass_us_start.$B3])" office:value-type="float" office:value="0" calcext:value-type="float">
            <text:p>0</text:p>
          </table:table-cell>
          <table:table-cell table:number-matrix-columns-spanned="1" table:number-matrix-rows-spanned="1" table:formula="of:=INDEX([$military_assets.F$1:.F$1048576];[$mil_ass_us_start.$B3])" office:value-type="float" office:value="0" calcext:value-type="float">
            <text:p>0</text:p>
          </table:table-cell>
          <table:table-cell table:number-matrix-columns-spanned="1" table:number-matrix-rows-spanned="1" table:formula="of:=INDEX([$military_assets.G$1:.G$1048576];[$mil_ass_us_start.$B3])" office:value-type="float" office:value="2" calcext:value-type="float">
            <text:p>2</text:p>
          </table:table-cell>
          <table:table-cell table:number-matrix-columns-spanned="1" table:number-matrix-rows-spanned="1" table:formula="of:=INDEX([$military_assets.H$1:.H$1048576];[$mil_ass_us_start.$B3])" office:value-type="float" office:value="6" calcext:value-type="float">
            <text:p>6</text:p>
          </table:table-cell>
          <table:table-cell table:number-matrix-columns-spanned="1" table:number-matrix-rows-spanned="1" table:formula="of:=INDEX([$military_assets.I$1:.I$1048576];[$mil_ass_us_start.$B3])" office:value-type="string" office:string-value="USN" calcext:value-type="string">
            <text:p>USN</text:p>
          </table:table-cell>
          <table:table-cell table:number-matrix-columns-spanned="1" table:number-matrix-rows-spanned="1" table:formula="of:=INDEX([$military_assets.J$1:.J$1048576];[$mil_ass_us_start.$B3])" office:value-type="string" office:string-value="Ship" calcext:value-type="string">
            <text:p>Ship</text:p>
          </table:table-cell>
          <table:table-cell table:number-matrix-columns-spanned="1" table:number-matrix-rows-spanned="1" table:formula="of:=INDEX([$military_assets.K$1:.K$1048576];[$mil_ass_us_start.$B3])" office:value-type="string" office:string-value="CATOBAR: Compatible with CATOBAR, VTOL, and  STOBAR squadrons.&#10;E-2C Hawkeye: All squadrons you control in a combat including this asset have +1 attack and  defense.&#10;Carrier 3: Can station 3 aircraft squadron.&#10;CAP: +2 Help Defense" calcext:value-type="string">
            <text:p>CATOBAR: Compatible with CATOBAR, VTOL, and  STOBAR squadrons.</text:p>
            <text:p>E-2C Hawkeye: All squadrons you control in a combat including this asset have +1 attack and  defense.</text:p>
            <text:p>Carrier 3: Can station 3 aircraft squadron.</text:p>
            <text:p>CAP: +2 Help Defense</text:p>
          </table:table-cell>
          <table:table-cell table:number-matrix-columns-spanned="1" table:number-matrix-rows-spanned="1" table:formula="of:=INDEX([$military_assets.L$1:.L$1048576];[$mil_ass_us_start.$B3])" office:value-type="string" office:string-value="Images/nimitz.jpg" calcext:value-type="string">
            <text:p>Images/nimitz.jpg</text:p>
          </table:table-cell>
          <table:table-cell table:number-matrix-columns-spanned="1" table:number-matrix-rows-spanned="1" table:formula="of:=INDEX([$military_assets.M$1:.M$1048576];[$mil_ass_us_start.$B3])" office:value-type="string" office:string-value="A military airbase at sea, a Nimitz carrier is more than three times as long as a football field and has more than twice the displacement of the German super-battleship Bismarck." calcext:value-type="string">
            <text:p>A military airbase at sea, a Nimitz carrier is more than three times as long as a football field and has more than twice the displacement of the German super-battleship Bismarck.</text:p>
          </table:table-cell>
          <table:table-cell table:number-matrix-columns-spanned="1" table:number-matrix-rows-spanned="1" table:formula="of:=INDEX([$military_assets.N$1:.N$1048576];[$mil_ass_us_start.$B3])" office:value-type="string" office:string-value="0.0.1" calcext:value-type="string">
            <text:p>0.0.1</text:p>
          </table:table-cell>
          <table:table-cell table:number-columns-repeated="47"/>
        </table:table-row>
        <table:table-row table:style-name="ro16">
          <table:table-cell office:value-type="float" office:value="1" calcext:value-type="float">
            <text:p>1</text:p>
          </table:table-cell>
          <table:table-cell office:value-type="float" office:value="2" calcext:value-type="float">
            <text:p>2</text:p>
          </table:table-cell>
          <table:table-cell table:style-name="ce15" office:value-type="string" calcext:value-type="string">
            <text:p>USS George Washington</text:p>
          </table:table-cell>
          <table:table-cell table:number-matrix-columns-spanned="1" table:number-matrix-rows-spanned="1" table:formula="of:=INDEX([$military_assets.A$1:.A$1048576];[$mil_ass_us_start.$B4])" office:value-type="string" office:string-value="Nimitz Class CVN" calcext:value-type="string">
            <text:p>Nimitz Class CVN</text:p>
          </table:table-cell>
          <table:table-cell table:number-matrix-columns-spanned="1" table:number-matrix-rows-spanned="1" table:formula="of:=INDEX([$military_assets.B$1:.B$1048576];[$mil_ass_us_start.$B4])" office:value-type="float" office:value="0" calcext:value-type="float">
            <text:p>0</text:p>
          </table:table-cell>
          <table:table-cell table:number-matrix-columns-spanned="1" table:number-matrix-rows-spanned="1" table:formula="of:=INDEX([$military_assets.C$1:.C$1048576];[$mil_ass_us_start.$B4])" office:value-type="float" office:value="0" calcext:value-type="float">
            <text:p>0</text:p>
          </table:table-cell>
          <table:table-cell table:number-matrix-columns-spanned="1" table:number-matrix-rows-spanned="1" table:formula="of:=INDEX([$military_assets.D$1:.D$1048576];[$mil_ass_us_start.$B4])" office:value-type="float" office:value="0" calcext:value-type="float">
            <text:p>0</text:p>
          </table:table-cell>
          <table:table-cell table:number-matrix-columns-spanned="1" table:number-matrix-rows-spanned="1" table:formula="of:=INDEX([$military_assets.E$1:.E$1048576];[$mil_ass_us_start.$B4])" office:value-type="float" office:value="0" calcext:value-type="float">
            <text:p>0</text:p>
          </table:table-cell>
          <table:table-cell table:number-matrix-columns-spanned="1" table:number-matrix-rows-spanned="1" table:formula="of:=INDEX([$military_assets.F$1:.F$1048576];[$mil_ass_us_start.$B4])" office:value-type="float" office:value="0" calcext:value-type="float">
            <text:p>0</text:p>
          </table:table-cell>
          <table:table-cell table:number-matrix-columns-spanned="1" table:number-matrix-rows-spanned="1" table:formula="of:=INDEX([$military_assets.G$1:.G$1048576];[$mil_ass_us_start.$B4])" office:value-type="float" office:value="2" calcext:value-type="float">
            <text:p>2</text:p>
          </table:table-cell>
          <table:table-cell table:number-matrix-columns-spanned="1" table:number-matrix-rows-spanned="1" table:formula="of:=INDEX([$military_assets.H$1:.H$1048576];[$mil_ass_us_start.$B4])" office:value-type="float" office:value="6" calcext:value-type="float">
            <text:p>6</text:p>
          </table:table-cell>
          <table:table-cell table:number-matrix-columns-spanned="1" table:number-matrix-rows-spanned="1" table:formula="of:=INDEX([$military_assets.I$1:.I$1048576];[$mil_ass_us_start.$B4])" office:value-type="string" office:string-value="USN" calcext:value-type="string">
            <text:p>USN</text:p>
          </table:table-cell>
          <table:table-cell table:number-matrix-columns-spanned="1" table:number-matrix-rows-spanned="1" table:formula="of:=INDEX([$military_assets.J$1:.J$1048576];[$mil_ass_us_start.$B4])" office:value-type="string" office:string-value="Ship" calcext:value-type="string">
            <text:p>Ship</text:p>
          </table:table-cell>
          <table:table-cell table:number-matrix-columns-spanned="1" table:number-matrix-rows-spanned="1" table:formula="of:=INDEX([$military_assets.K$1:.K$1048576];[$mil_ass_us_start.$B4])" office:value-type="string" office:string-value="CATOBAR: Compatible with CATOBAR, VTOL, and  STOBAR squadrons.&#10;E-2C Hawkeye: All squadrons you control in a combat including this asset have +1 attack and  defense.&#10;Carrier 3: Can station 3 aircraft squadron.&#10;CAP: +2 Help Defense" calcext:value-type="string">
            <text:p>CATOBAR: Compatible with CATOBAR, VTOL, and  STOBAR squadrons.</text:p>
            <text:p>E-2C Hawkeye: All squadrons you control in a combat including this asset have +1 attack and  defense.</text:p>
            <text:p>Carrier 3: Can station 3 aircraft squadron.</text:p>
            <text:p>CAP: +2 Help Defense</text:p>
          </table:table-cell>
          <table:table-cell table:number-matrix-columns-spanned="1" table:number-matrix-rows-spanned="1" table:formula="of:=INDEX([$military_assets.L$1:.L$1048576];[$mil_ass_us_start.$B4])" office:value-type="string" office:string-value="Images/nimitz.jpg" calcext:value-type="string">
            <text:p>Images/nimitz.jpg</text:p>
          </table:table-cell>
          <table:table-cell table:number-matrix-columns-spanned="1" table:number-matrix-rows-spanned="1" table:formula="of:=INDEX([$military_assets.M$1:.M$1048576];[$mil_ass_us_start.$B4])" office:value-type="string" office:string-value="A military airbase at sea, a Nimitz carrier is more than three times as long as a football field and has more than twice the displacement of the German super-battleship Bismarck." calcext:value-type="string">
            <text:p>A military airbase at sea, a Nimitz carrier is more than three times as long as a football field and has more than twice the displacement of the German super-battleship Bismarck.</text:p>
          </table:table-cell>
          <table:table-cell table:number-matrix-columns-spanned="1" table:number-matrix-rows-spanned="1" table:formula="of:=INDEX([$military_assets.N$1:.N$1048576];[$mil_ass_us_start.$B4])"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4" calcext:value-type="float">
            <text:p>4</text:p>
          </table:table-cell>
          <table:table-cell table:style-name="ce15" office:value-type="string" calcext:value-type="string">
            <text:p>USS Bonhomme Richard</text:p>
          </table:table-cell>
          <table:table-cell table:number-matrix-columns-spanned="1" table:number-matrix-rows-spanned="1" table:formula="of:=INDEX([$military_assets.A$1:.A$1048576];[$mil_ass_us_start.$B5])" office:value-type="string" office:string-value="Wasp Class LHA" calcext:value-type="string">
            <text:p>Wasp Class LHA</text:p>
          </table:table-cell>
          <table:table-cell table:number-matrix-columns-spanned="1" table:number-matrix-rows-spanned="1" table:formula="of:=INDEX([$military_assets.B$1:.B$1048576];[$mil_ass_us_start.$B5])" office:value-type="float" office:value="0" calcext:value-type="float">
            <text:p>0</text:p>
          </table:table-cell>
          <table:table-cell table:number-matrix-columns-spanned="1" table:number-matrix-rows-spanned="1" table:formula="of:=INDEX([$military_assets.C$1:.C$1048576];[$mil_ass_us_start.$B5])" office:value-type="float" office:value="0" calcext:value-type="float">
            <text:p>0</text:p>
          </table:table-cell>
          <table:table-cell table:number-matrix-columns-spanned="1" table:number-matrix-rows-spanned="1" table:formula="of:=INDEX([$military_assets.D$1:.D$1048576];[$mil_ass_us_start.$B5])" office:value-type="float" office:value="0" calcext:value-type="float">
            <text:p>0</text:p>
          </table:table-cell>
          <table:table-cell table:number-matrix-columns-spanned="1" table:number-matrix-rows-spanned="1" table:formula="of:=INDEX([$military_assets.E$1:.E$1048576];[$mil_ass_us_start.$B5])" office:value-type="float" office:value="0" calcext:value-type="float">
            <text:p>0</text:p>
          </table:table-cell>
          <table:table-cell table:number-matrix-columns-spanned="1" table:number-matrix-rows-spanned="1" table:formula="of:=INDEX([$military_assets.F$1:.F$1048576];[$mil_ass_us_start.$B5])" office:value-type="float" office:value="4" calcext:value-type="float">
            <text:p>4</text:p>
          </table:table-cell>
          <table:table-cell table:number-matrix-columns-spanned="1" table:number-matrix-rows-spanned="1" table:formula="of:=INDEX([$military_assets.G$1:.G$1048576];[$mil_ass_us_start.$B5])" office:value-type="float" office:value="2" calcext:value-type="float">
            <text:p>2</text:p>
          </table:table-cell>
          <table:table-cell table:number-matrix-columns-spanned="1" table:number-matrix-rows-spanned="1" table:formula="of:=INDEX([$military_assets.H$1:.H$1048576];[$mil_ass_us_start.$B5])" office:value-type="float" office:value="3" calcext:value-type="float">
            <text:p>3</text:p>
          </table:table-cell>
          <table:table-cell table:number-matrix-columns-spanned="1" table:number-matrix-rows-spanned="1" table:formula="of:=INDEX([$military_assets.I$1:.I$1048576];[$mil_ass_us_start.$B5])" office:value-type="string" office:string-value="USN" calcext:value-type="string">
            <text:p>USN</text:p>
          </table:table-cell>
          <table:table-cell table:number-matrix-columns-spanned="1" table:number-matrix-rows-spanned="1" table:formula="of:=INDEX([$military_assets.J$1:.J$1048576];[$mil_ass_us_start.$B5])" office:value-type="string" office:string-value="Ship" calcext:value-type="string">
            <text:p>Ship</text:p>
          </table:table-cell>
          <table:table-cell table:number-matrix-columns-spanned="1" table:number-matrix-rows-spanned="1" table:formula="of:=INDEX([$military_assets.K$1:.K$1048576];[$mil_ass_us_start.$B5])"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us_start.$B5])" office:value-type="string" office:string-value="Images/wasp.jpg" calcext:value-type="string">
            <text:p>Images/wasp.jpg</text:p>
          </table:table-cell>
          <table:table-cell table:number-matrix-columns-spanned="1" table:number-matrix-rows-spanned="1" table:formula="of:=INDEX([$military_assets.M$1:.M$1048576];[$mil_ass_us_start.$B5])"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us_start.$B5])"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4" calcext:value-type="float">
            <text:p>4</text:p>
          </table:table-cell>
          <table:table-cell table:style-name="ce15" office:value-type="string" calcext:value-type="string">
            <text:p>USS Essex</text:p>
          </table:table-cell>
          <table:table-cell table:number-matrix-columns-spanned="1" table:number-matrix-rows-spanned="1" table:formula="of:=INDEX([$military_assets.A$1:.A$1048576];[$mil_ass_us_start.$B6])" office:value-type="string" office:string-value="Wasp Class LHA" calcext:value-type="string">
            <text:p>Wasp Class LHA</text:p>
          </table:table-cell>
          <table:table-cell table:number-matrix-columns-spanned="1" table:number-matrix-rows-spanned="1" table:formula="of:=INDEX([$military_assets.B$1:.B$1048576];[$mil_ass_us_start.$B6])" office:value-type="float" office:value="0" calcext:value-type="float">
            <text:p>0</text:p>
          </table:table-cell>
          <table:table-cell table:number-matrix-columns-spanned="1" table:number-matrix-rows-spanned="1" table:formula="of:=INDEX([$military_assets.C$1:.C$1048576];[$mil_ass_us_start.$B6])" office:value-type="float" office:value="0" calcext:value-type="float">
            <text:p>0</text:p>
          </table:table-cell>
          <table:table-cell table:number-matrix-columns-spanned="1" table:number-matrix-rows-spanned="1" table:formula="of:=INDEX([$military_assets.D$1:.D$1048576];[$mil_ass_us_start.$B6])" office:value-type="float" office:value="0" calcext:value-type="float">
            <text:p>0</text:p>
          </table:table-cell>
          <table:table-cell table:number-matrix-columns-spanned="1" table:number-matrix-rows-spanned="1" table:formula="of:=INDEX([$military_assets.E$1:.E$1048576];[$mil_ass_us_start.$B6])" office:value-type="float" office:value="0" calcext:value-type="float">
            <text:p>0</text:p>
          </table:table-cell>
          <table:table-cell table:number-matrix-columns-spanned="1" table:number-matrix-rows-spanned="1" table:formula="of:=INDEX([$military_assets.F$1:.F$1048576];[$mil_ass_us_start.$B6])" office:value-type="float" office:value="4" calcext:value-type="float">
            <text:p>4</text:p>
          </table:table-cell>
          <table:table-cell table:number-matrix-columns-spanned="1" table:number-matrix-rows-spanned="1" table:formula="of:=INDEX([$military_assets.G$1:.G$1048576];[$mil_ass_us_start.$B6])" office:value-type="float" office:value="2" calcext:value-type="float">
            <text:p>2</text:p>
          </table:table-cell>
          <table:table-cell table:number-matrix-columns-spanned="1" table:number-matrix-rows-spanned="1" table:formula="of:=INDEX([$military_assets.H$1:.H$1048576];[$mil_ass_us_start.$B6])" office:value-type="float" office:value="3" calcext:value-type="float">
            <text:p>3</text:p>
          </table:table-cell>
          <table:table-cell table:number-matrix-columns-spanned="1" table:number-matrix-rows-spanned="1" table:formula="of:=INDEX([$military_assets.I$1:.I$1048576];[$mil_ass_us_start.$B6])" office:value-type="string" office:string-value="USN" calcext:value-type="string">
            <text:p>USN</text:p>
          </table:table-cell>
          <table:table-cell table:number-matrix-columns-spanned="1" table:number-matrix-rows-spanned="1" table:formula="of:=INDEX([$military_assets.J$1:.J$1048576];[$mil_ass_us_start.$B6])" office:value-type="string" office:string-value="Ship" calcext:value-type="string">
            <text:p>Ship</text:p>
          </table:table-cell>
          <table:table-cell table:number-matrix-columns-spanned="1" table:number-matrix-rows-spanned="1" table:formula="of:=INDEX([$military_assets.K$1:.K$1048576];[$mil_ass_us_start.$B6])"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us_start.$B6])" office:value-type="string" office:string-value="Images/wasp.jpg" calcext:value-type="string">
            <text:p>Images/wasp.jpg</text:p>
          </table:table-cell>
          <table:table-cell table:number-matrix-columns-spanned="1" table:number-matrix-rows-spanned="1" table:formula="of:=INDEX([$military_assets.M$1:.M$1048576];[$mil_ass_us_start.$B6])"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us_start.$B6])"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4" calcext:value-type="float">
            <text:p>4</text:p>
          </table:table-cell>
          <table:table-cell table:style-name="ce15" office:value-type="string" calcext:value-type="string">
            <text:p>USS Bataan</text:p>
          </table:table-cell>
          <table:table-cell table:number-matrix-columns-spanned="1" table:number-matrix-rows-spanned="1" table:formula="of:=INDEX([$military_assets.A$1:.A$1048576];[$mil_ass_us_start.$B7])" office:value-type="string" office:string-value="Wasp Class LHA" calcext:value-type="string">
            <text:p>Wasp Class LHA</text:p>
          </table:table-cell>
          <table:table-cell table:number-matrix-columns-spanned="1" table:number-matrix-rows-spanned="1" table:formula="of:=INDEX([$military_assets.B$1:.B$1048576];[$mil_ass_us_start.$B7])" office:value-type="float" office:value="0" calcext:value-type="float">
            <text:p>0</text:p>
          </table:table-cell>
          <table:table-cell table:number-matrix-columns-spanned="1" table:number-matrix-rows-spanned="1" table:formula="of:=INDEX([$military_assets.C$1:.C$1048576];[$mil_ass_us_start.$B7])" office:value-type="float" office:value="0" calcext:value-type="float">
            <text:p>0</text:p>
          </table:table-cell>
          <table:table-cell table:number-matrix-columns-spanned="1" table:number-matrix-rows-spanned="1" table:formula="of:=INDEX([$military_assets.D$1:.D$1048576];[$mil_ass_us_start.$B7])" office:value-type="float" office:value="0" calcext:value-type="float">
            <text:p>0</text:p>
          </table:table-cell>
          <table:table-cell table:number-matrix-columns-spanned="1" table:number-matrix-rows-spanned="1" table:formula="of:=INDEX([$military_assets.E$1:.E$1048576];[$mil_ass_us_start.$B7])" office:value-type="float" office:value="0" calcext:value-type="float">
            <text:p>0</text:p>
          </table:table-cell>
          <table:table-cell table:number-matrix-columns-spanned="1" table:number-matrix-rows-spanned="1" table:formula="of:=INDEX([$military_assets.F$1:.F$1048576];[$mil_ass_us_start.$B7])" office:value-type="float" office:value="4" calcext:value-type="float">
            <text:p>4</text:p>
          </table:table-cell>
          <table:table-cell table:number-matrix-columns-spanned="1" table:number-matrix-rows-spanned="1" table:formula="of:=INDEX([$military_assets.G$1:.G$1048576];[$mil_ass_us_start.$B7])" office:value-type="float" office:value="2" calcext:value-type="float">
            <text:p>2</text:p>
          </table:table-cell>
          <table:table-cell table:number-matrix-columns-spanned="1" table:number-matrix-rows-spanned="1" table:formula="of:=INDEX([$military_assets.H$1:.H$1048576];[$mil_ass_us_start.$B7])" office:value-type="float" office:value="3" calcext:value-type="float">
            <text:p>3</text:p>
          </table:table-cell>
          <table:table-cell table:number-matrix-columns-spanned="1" table:number-matrix-rows-spanned="1" table:formula="of:=INDEX([$military_assets.I$1:.I$1048576];[$mil_ass_us_start.$B7])" office:value-type="string" office:string-value="USN" calcext:value-type="string">
            <text:p>USN</text:p>
          </table:table-cell>
          <table:table-cell table:number-matrix-columns-spanned="1" table:number-matrix-rows-spanned="1" table:formula="of:=INDEX([$military_assets.J$1:.J$1048576];[$mil_ass_us_start.$B7])" office:value-type="string" office:string-value="Ship" calcext:value-type="string">
            <text:p>Ship</text:p>
          </table:table-cell>
          <table:table-cell table:number-matrix-columns-spanned="1" table:number-matrix-rows-spanned="1" table:formula="of:=INDEX([$military_assets.K$1:.K$1048576];[$mil_ass_us_start.$B7])"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us_start.$B7])" office:value-type="string" office:string-value="Images/wasp.jpg" calcext:value-type="string">
            <text:p>Images/wasp.jpg</text:p>
          </table:table-cell>
          <table:table-cell table:number-matrix-columns-spanned="1" table:number-matrix-rows-spanned="1" table:formula="of:=INDEX([$military_assets.M$1:.M$1048576];[$mil_ass_us_start.$B7])"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us_start.$B7])"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4" calcext:value-type="float">
            <text:p>4</text:p>
          </table:table-cell>
          <table:table-cell table:style-name="ce15" office:value-type="string" calcext:value-type="string">
            <text:p>USS Boxer</text:p>
          </table:table-cell>
          <table:table-cell table:number-matrix-columns-spanned="1" table:number-matrix-rows-spanned="1" table:formula="of:=INDEX([$military_assets.A$1:.A$1048576];[$mil_ass_us_start.$B8])" office:value-type="string" office:string-value="Wasp Class LHA" calcext:value-type="string">
            <text:p>Wasp Class LHA</text:p>
          </table:table-cell>
          <table:table-cell table:number-matrix-columns-spanned="1" table:number-matrix-rows-spanned="1" table:formula="of:=INDEX([$military_assets.B$1:.B$1048576];[$mil_ass_us_start.$B8])" office:value-type="float" office:value="0" calcext:value-type="float">
            <text:p>0</text:p>
          </table:table-cell>
          <table:table-cell table:number-matrix-columns-spanned="1" table:number-matrix-rows-spanned="1" table:formula="of:=INDEX([$military_assets.C$1:.C$1048576];[$mil_ass_us_start.$B8])" office:value-type="float" office:value="0" calcext:value-type="float">
            <text:p>0</text:p>
          </table:table-cell>
          <table:table-cell table:number-matrix-columns-spanned="1" table:number-matrix-rows-spanned="1" table:formula="of:=INDEX([$military_assets.D$1:.D$1048576];[$mil_ass_us_start.$B8])" office:value-type="float" office:value="0" calcext:value-type="float">
            <text:p>0</text:p>
          </table:table-cell>
          <table:table-cell table:number-matrix-columns-spanned="1" table:number-matrix-rows-spanned="1" table:formula="of:=INDEX([$military_assets.E$1:.E$1048576];[$mil_ass_us_start.$B8])" office:value-type="float" office:value="0" calcext:value-type="float">
            <text:p>0</text:p>
          </table:table-cell>
          <table:table-cell table:number-matrix-columns-spanned="1" table:number-matrix-rows-spanned="1" table:formula="of:=INDEX([$military_assets.F$1:.F$1048576];[$mil_ass_us_start.$B8])" office:value-type="float" office:value="4" calcext:value-type="float">
            <text:p>4</text:p>
          </table:table-cell>
          <table:table-cell table:number-matrix-columns-spanned="1" table:number-matrix-rows-spanned="1" table:formula="of:=INDEX([$military_assets.G$1:.G$1048576];[$mil_ass_us_start.$B8])" office:value-type="float" office:value="2" calcext:value-type="float">
            <text:p>2</text:p>
          </table:table-cell>
          <table:table-cell table:number-matrix-columns-spanned="1" table:number-matrix-rows-spanned="1" table:formula="of:=INDEX([$military_assets.H$1:.H$1048576];[$mil_ass_us_start.$B8])" office:value-type="float" office:value="3" calcext:value-type="float">
            <text:p>3</text:p>
          </table:table-cell>
          <table:table-cell table:number-matrix-columns-spanned="1" table:number-matrix-rows-spanned="1" table:formula="of:=INDEX([$military_assets.I$1:.I$1048576];[$mil_ass_us_start.$B8])" office:value-type="string" office:string-value="USN" calcext:value-type="string">
            <text:p>USN</text:p>
          </table:table-cell>
          <table:table-cell table:number-matrix-columns-spanned="1" table:number-matrix-rows-spanned="1" table:formula="of:=INDEX([$military_assets.J$1:.J$1048576];[$mil_ass_us_start.$B8])" office:value-type="string" office:string-value="Ship" calcext:value-type="string">
            <text:p>Ship</text:p>
          </table:table-cell>
          <table:table-cell table:number-matrix-columns-spanned="1" table:number-matrix-rows-spanned="1" table:formula="of:=INDEX([$military_assets.K$1:.K$1048576];[$mil_ass_us_start.$B8])"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us_start.$B8])" office:value-type="string" office:string-value="Images/wasp.jpg" calcext:value-type="string">
            <text:p>Images/wasp.jpg</text:p>
          </table:table-cell>
          <table:table-cell table:number-matrix-columns-spanned="1" table:number-matrix-rows-spanned="1" table:formula="of:=INDEX([$military_assets.M$1:.M$1048576];[$mil_ass_us_start.$B8])"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us_start.$B8])"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4" calcext:value-type="float">
            <text:p>4</text:p>
          </table:table-cell>
          <table:table-cell table:style-name="ce15" office:value-type="string" calcext:value-type="string">
            <text:p>USS Iow Jima</text:p>
          </table:table-cell>
          <table:table-cell table:number-matrix-columns-spanned="1" table:number-matrix-rows-spanned="1" table:formula="of:=INDEX([$military_assets.A$1:.A$1048576];[$mil_ass_us_start.$B9])" office:value-type="string" office:string-value="Wasp Class LHA" calcext:value-type="string">
            <text:p>Wasp Class LHA</text:p>
          </table:table-cell>
          <table:table-cell table:number-matrix-columns-spanned="1" table:number-matrix-rows-spanned="1" table:formula="of:=INDEX([$military_assets.B$1:.B$1048576];[$mil_ass_us_start.$B9])" office:value-type="float" office:value="0" calcext:value-type="float">
            <text:p>0</text:p>
          </table:table-cell>
          <table:table-cell table:number-matrix-columns-spanned="1" table:number-matrix-rows-spanned="1" table:formula="of:=INDEX([$military_assets.C$1:.C$1048576];[$mil_ass_us_start.$B9])" office:value-type="float" office:value="0" calcext:value-type="float">
            <text:p>0</text:p>
          </table:table-cell>
          <table:table-cell table:number-matrix-columns-spanned="1" table:number-matrix-rows-spanned="1" table:formula="of:=INDEX([$military_assets.D$1:.D$1048576];[$mil_ass_us_start.$B9])" office:value-type="float" office:value="0" calcext:value-type="float">
            <text:p>0</text:p>
          </table:table-cell>
          <table:table-cell table:number-matrix-columns-spanned="1" table:number-matrix-rows-spanned="1" table:formula="of:=INDEX([$military_assets.E$1:.E$1048576];[$mil_ass_us_start.$B9])" office:value-type="float" office:value="0" calcext:value-type="float">
            <text:p>0</text:p>
          </table:table-cell>
          <table:table-cell table:number-matrix-columns-spanned="1" table:number-matrix-rows-spanned="1" table:formula="of:=INDEX([$military_assets.F$1:.F$1048576];[$mil_ass_us_start.$B9])" office:value-type="float" office:value="4" calcext:value-type="float">
            <text:p>4</text:p>
          </table:table-cell>
          <table:table-cell table:number-matrix-columns-spanned="1" table:number-matrix-rows-spanned="1" table:formula="of:=INDEX([$military_assets.G$1:.G$1048576];[$mil_ass_us_start.$B9])" office:value-type="float" office:value="2" calcext:value-type="float">
            <text:p>2</text:p>
          </table:table-cell>
          <table:table-cell table:number-matrix-columns-spanned="1" table:number-matrix-rows-spanned="1" table:formula="of:=INDEX([$military_assets.H$1:.H$1048576];[$mil_ass_us_start.$B9])" office:value-type="float" office:value="3" calcext:value-type="float">
            <text:p>3</text:p>
          </table:table-cell>
          <table:table-cell table:number-matrix-columns-spanned="1" table:number-matrix-rows-spanned="1" table:formula="of:=INDEX([$military_assets.I$1:.I$1048576];[$mil_ass_us_start.$B9])" office:value-type="string" office:string-value="USN" calcext:value-type="string">
            <text:p>USN</text:p>
          </table:table-cell>
          <table:table-cell table:number-matrix-columns-spanned="1" table:number-matrix-rows-spanned="1" table:formula="of:=INDEX([$military_assets.J$1:.J$1048576];[$mil_ass_us_start.$B9])" office:value-type="string" office:string-value="Ship" calcext:value-type="string">
            <text:p>Ship</text:p>
          </table:table-cell>
          <table:table-cell table:number-matrix-columns-spanned="1" table:number-matrix-rows-spanned="1" table:formula="of:=INDEX([$military_assets.K$1:.K$1048576];[$mil_ass_us_start.$B9])"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us_start.$B9])" office:value-type="string" office:string-value="Images/wasp.jpg" calcext:value-type="string">
            <text:p>Images/wasp.jpg</text:p>
          </table:table-cell>
          <table:table-cell table:number-matrix-columns-spanned="1" table:number-matrix-rows-spanned="1" table:formula="of:=INDEX([$military_assets.M$1:.M$1048576];[$mil_ass_us_start.$B9])"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us_start.$B9])" office:value-type="string" office:string-value="0.0.1" calcext:value-type="string">
            <text:p>0.0.1</text:p>
          </table:table-cell>
          <table:table-cell table:number-columns-repeated="47"/>
        </table:table-row>
        <table:table-row table:style-name="ro16">
          <table:table-cell office:value-type="float" office:value="1" calcext:value-type="float">
            <text:p>1</text:p>
          </table:table-cell>
          <table:table-cell office:value-type="float" office:value="6" calcext:value-type="float">
            <text:p>6</text:p>
          </table:table-cell>
          <table:table-cell table:style-name="ce15" office:value-type="string" calcext:value-type="string">
            <text:p>USS Seawolf</text:p>
          </table:table-cell>
          <table:table-cell table:number-matrix-columns-spanned="1" table:number-matrix-rows-spanned="1" table:formula="of:=INDEX([$military_assets.A$1:.A$1048576];[$mil_ass_us_start.$B10])" office:value-type="string" office:string-value="Seawolf Class SSN" calcext:value-type="string">
            <text:p>Seawolf Class SSN</text:p>
          </table:table-cell>
          <table:table-cell table:number-matrix-columns-spanned="1" table:number-matrix-rows-spanned="1" table:formula="of:=INDEX([$military_assets.B$1:.B$1048576];[$mil_ass_us_start.$B10])" office:value-type="float" office:value="0" calcext:value-type="float">
            <text:p>0</text:p>
          </table:table-cell>
          <table:table-cell table:number-matrix-columns-spanned="1" table:number-matrix-rows-spanned="1" table:formula="of:=INDEX([$military_assets.C$1:.C$1048576];[$mil_ass_us_start.$B10])" office:value-type="float" office:value="0" calcext:value-type="float">
            <text:p>0</text:p>
          </table:table-cell>
          <table:table-cell table:number-matrix-columns-spanned="1" table:number-matrix-rows-spanned="1" table:formula="of:=INDEX([$military_assets.D$1:.D$1048576];[$mil_ass_us_start.$B10])" office:value-type="float" office:value="0" calcext:value-type="float">
            <text:p>0</text:p>
          </table:table-cell>
          <table:table-cell table:number-matrix-columns-spanned="1" table:number-matrix-rows-spanned="1" table:formula="of:=INDEX([$military_assets.E$1:.E$1048576];[$mil_ass_us_start.$B10])" office:value-type="float" office:value="4" calcext:value-type="float">
            <text:p>4</text:p>
          </table:table-cell>
          <table:table-cell table:number-matrix-columns-spanned="1" table:number-matrix-rows-spanned="1" table:formula="of:=INDEX([$military_assets.F$1:.F$1048576];[$mil_ass_us_start.$B10])" office:value-type="float" office:value="0" calcext:value-type="float">
            <text:p>0</text:p>
          </table:table-cell>
          <table:table-cell table:number-matrix-columns-spanned="1" table:number-matrix-rows-spanned="1" table:formula="of:=INDEX([$military_assets.G$1:.G$1048576];[$mil_ass_us_start.$B10])" office:value-type="float" office:value="4" calcext:value-type="float">
            <text:p>4</text:p>
          </table:table-cell>
          <table:table-cell table:number-matrix-columns-spanned="1" table:number-matrix-rows-spanned="1" table:formula="of:=INDEX([$military_assets.H$1:.H$1048576];[$mil_ass_us_start.$B10])" office:value-type="float" office:value="5" calcext:value-type="float">
            <text:p>5</text:p>
          </table:table-cell>
          <table:table-cell table:number-matrix-columns-spanned="1" table:number-matrix-rows-spanned="1" table:formula="of:=INDEX([$military_assets.I$1:.I$1048576];[$mil_ass_us_start.$B10])" office:value-type="string" office:string-value="USN" calcext:value-type="string">
            <text:p>USN</text:p>
          </table:table-cell>
          <table:table-cell table:number-matrix-columns-spanned="1" table:number-matrix-rows-spanned="1" table:formula="of:=INDEX([$military_assets.J$1:.J$1048576];[$mil_ass_us_start.$B10])" office:value-type="string" office:string-value="Submarine" calcext:value-type="string">
            <text:p>Submarine</text:p>
          </table:table-cell>
          <table:table-cell table:number-matrix-columns-spanned="1" table:number-matrix-rows-spanned="1" table:formula="of:=INDEX([$military_assets.K$1:.K$1048576];[$mil_ass_us_start.$B10])" office:value-type="string" office:string-value="Ambush: This asset deals damage during the Ambush Damage Step.&#10;Special Purposes: Each time this military asset is flipped face up, your opponent must reveal one card from their hand at random.&#10;Hidden: Can be played face down. &#10;Commerce Raider: When assaulting a player, this military asset's assault is equal to its attack." calcext:value-type="string">
            <text:p>Ambush: This asset deals damage during the Ambush Damage Step.</text:p>
            <text:p>Special Purposes: Each time this military asset is flipped face up, your opponent must reveal one card from their hand at random.</text:p>
            <text:p>Hidden: Can be played face down. </text:p>
            <text:p>Commerce Raider: When assaulting a player, this military asset's assault is equal to its attack.</text:p>
          </table:table-cell>
          <table:table-cell table:number-matrix-columns-spanned="1" table:number-matrix-rows-spanned="1" table:formula="of:=INDEX([$military_assets.L$1:.L$1048576];[$mil_ass_us_start.$B10])" office:value-type="string" office:string-value="Images/seawolf.jpg" calcext:value-type="string">
            <text:p>Images/seawolf.jpg</text:p>
          </table:table-cell>
          <table:table-cell table:number-matrix-columns-spanned="1" table:number-matrix-rows-spanned="1" table:formula="of:=INDEX([$military_assets.M$1:.M$1048576];[$mil_ass_us_start.$B10])" office:value-type="string" office:string-value="As the most expensive class of attack submarine ever built, the Seawolf is the apex predator of the US Navy's submarine fleet." calcext:value-type="string">
            <text:p>As the most expensive class of attack submarine ever built, the Seawolf is the apex predator of the US Navy's submarine fleet.</text:p>
          </table:table-cell>
          <table:table-cell table:number-matrix-columns-spanned="1" table:number-matrix-rows-spanned="1" table:formula="of:=INDEX([$military_assets.N$1:.N$1048576];[$mil_ass_us_start.$B10])"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7" calcext:value-type="float">
            <text:p>7</text:p>
          </table:table-cell>
          <table:table-cell table:style-name="ce15" office:value-type="string" calcext:value-type="string">
            <text:p>USS California</text:p>
          </table:table-cell>
          <table:table-cell table:number-matrix-columns-spanned="1" table:number-matrix-rows-spanned="1" table:formula="of:=INDEX([$military_assets.A$1:.A$1048576];[$mil_ass_us_start.$B11])" office:value-type="string" office:string-value="Virginia Class SSN" calcext:value-type="string">
            <text:p>Virginia Class SSN</text:p>
          </table:table-cell>
          <table:table-cell table:number-matrix-columns-spanned="1" table:number-matrix-rows-spanned="1" table:formula="of:=INDEX([$military_assets.B$1:.B$1048576];[$mil_ass_us_start.$B11])" office:value-type="float" office:value="0" calcext:value-type="float">
            <text:p>0</text:p>
          </table:table-cell>
          <table:table-cell table:number-matrix-columns-spanned="1" table:number-matrix-rows-spanned="1" table:formula="of:=INDEX([$military_assets.C$1:.C$1048576];[$mil_ass_us_start.$B11])" office:value-type="float" office:value="0" calcext:value-type="float">
            <text:p>0</text:p>
          </table:table-cell>
          <table:table-cell table:number-matrix-columns-spanned="1" table:number-matrix-rows-spanned="1" table:formula="of:=INDEX([$military_assets.D$1:.D$1048576];[$mil_ass_us_start.$B11])" office:value-type="float" office:value="0" calcext:value-type="float">
            <text:p>0</text:p>
          </table:table-cell>
          <table:table-cell table:number-matrix-columns-spanned="1" table:number-matrix-rows-spanned="1" table:formula="of:=INDEX([$military_assets.E$1:.E$1048576];[$mil_ass_us_start.$B11])" office:value-type="float" office:value="3" calcext:value-type="float">
            <text:p>3</text:p>
          </table:table-cell>
          <table:table-cell table:number-matrix-columns-spanned="1" table:number-matrix-rows-spanned="1" table:formula="of:=INDEX([$military_assets.F$1:.F$1048576];[$mil_ass_us_start.$B11])" office:value-type="float" office:value="0" calcext:value-type="float">
            <text:p>0</text:p>
          </table:table-cell>
          <table:table-cell table:number-matrix-columns-spanned="1" table:number-matrix-rows-spanned="1" table:formula="of:=INDEX([$military_assets.G$1:.G$1048576];[$mil_ass_us_start.$B11])" office:value-type="float" office:value="4" calcext:value-type="float">
            <text:p>4</text:p>
          </table:table-cell>
          <table:table-cell table:number-matrix-columns-spanned="1" table:number-matrix-rows-spanned="1" table:formula="of:=INDEX([$military_assets.H$1:.H$1048576];[$mil_ass_us_start.$B11])" office:value-type="float" office:value="4" calcext:value-type="float">
            <text:p>4</text:p>
          </table:table-cell>
          <table:table-cell table:number-matrix-columns-spanned="1" table:number-matrix-rows-spanned="1" table:formula="of:=INDEX([$military_assets.I$1:.I$1048576];[$mil_ass_us_start.$B11])" office:value-type="string" office:string-value="USN" calcext:value-type="string">
            <text:p>USN</text:p>
          </table:table-cell>
          <table:table-cell table:number-matrix-columns-spanned="1" table:number-matrix-rows-spanned="1" table:formula="of:=INDEX([$military_assets.J$1:.J$1048576];[$mil_ass_us_start.$B11])" office:value-type="string" office:string-value="Submarine" calcext:value-type="string">
            <text:p>Submarine</text:p>
          </table:table-cell>
          <table:table-cell table:number-matrix-columns-spanned="1" table:number-matrix-rows-spanned="1" table:formula="of:=INDEX([$military_assets.K$1:.K$1048576];[$mil_ass_us_start.$B11])" office:value-type="string" office:string-value="Ambush: This asset deals damage during the Ambush Damage Step.&#10;Hidden: Can be played face down. &#10;Commerce Raider: When assaulting a player, this military asset's assault is equal to its attack." calcext:value-type="string">
            <text:p>Ambush: This asset deals damage during the Ambush Damage Step.</text:p>
            <text:p>Hidden: Can be played face down. </text:p>
            <text:p>Commerce Raider: When assaulting a player, this military asset's assault is equal to its attack.</text:p>
          </table:table-cell>
          <table:table-cell table:number-matrix-columns-spanned="1" table:number-matrix-rows-spanned="1" table:formula="of:=INDEX([$military_assets.L$1:.L$1048576];[$mil_ass_us_start.$B11])" office:value-type="string" office:string-value="Images/virginia.jpg" calcext:value-type="string">
            <text:p>Images/virginia.jpg</text:p>
          </table:table-cell>
          <table:table-cell table:number-matrix-columns-spanned="1" table:number-matrix-rows-spanned="1" table:formula="of:=INDEX([$military_assets.M$1:.M$1048576];[$mil_ass_us_start.$B11])" office:value-type="string" office:string-value="The advanced Virginia will be the standard attack submarine of the US Navy until at least the middle of the 21st century." calcext:value-type="string">
            <text:p>The advanced Virginia will be the standard attack submarine of the US Navy until at least the middle of the 21st century.</text:p>
          </table:table-cell>
          <table:table-cell table:number-matrix-columns-spanned="1" table:number-matrix-rows-spanned="1" table:formula="of:=INDEX([$military_assets.N$1:.N$1048576];[$mil_ass_us_start.$B11])"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7" calcext:value-type="float">
            <text:p>7</text:p>
          </table:table-cell>
          <table:table-cell table:style-name="ce15" office:value-type="string" calcext:value-type="string">
            <text:p>USS Hawaii</text:p>
          </table:table-cell>
          <table:table-cell table:number-matrix-columns-spanned="1" table:number-matrix-rows-spanned="1" table:formula="of:=INDEX([$military_assets.A$1:.A$1048576];[$mil_ass_us_start.$B12])" office:value-type="string" office:string-value="Virginia Class SSN" calcext:value-type="string">
            <text:p>Virginia Class SSN</text:p>
          </table:table-cell>
          <table:table-cell table:number-matrix-columns-spanned="1" table:number-matrix-rows-spanned="1" table:formula="of:=INDEX([$military_assets.B$1:.B$1048576];[$mil_ass_us_start.$B12])" office:value-type="float" office:value="0" calcext:value-type="float">
            <text:p>0</text:p>
          </table:table-cell>
          <table:table-cell table:number-matrix-columns-spanned="1" table:number-matrix-rows-spanned="1" table:formula="of:=INDEX([$military_assets.C$1:.C$1048576];[$mil_ass_us_start.$B12])" office:value-type="float" office:value="0" calcext:value-type="float">
            <text:p>0</text:p>
          </table:table-cell>
          <table:table-cell table:number-matrix-columns-spanned="1" table:number-matrix-rows-spanned="1" table:formula="of:=INDEX([$military_assets.D$1:.D$1048576];[$mil_ass_us_start.$B12])" office:value-type="float" office:value="0" calcext:value-type="float">
            <text:p>0</text:p>
          </table:table-cell>
          <table:table-cell table:number-matrix-columns-spanned="1" table:number-matrix-rows-spanned="1" table:formula="of:=INDEX([$military_assets.E$1:.E$1048576];[$mil_ass_us_start.$B12])" office:value-type="float" office:value="3" calcext:value-type="float">
            <text:p>3</text:p>
          </table:table-cell>
          <table:table-cell table:number-matrix-columns-spanned="1" table:number-matrix-rows-spanned="1" table:formula="of:=INDEX([$military_assets.F$1:.F$1048576];[$mil_ass_us_start.$B12])" office:value-type="float" office:value="0" calcext:value-type="float">
            <text:p>0</text:p>
          </table:table-cell>
          <table:table-cell table:number-matrix-columns-spanned="1" table:number-matrix-rows-spanned="1" table:formula="of:=INDEX([$military_assets.G$1:.G$1048576];[$mil_ass_us_start.$B12])" office:value-type="float" office:value="4" calcext:value-type="float">
            <text:p>4</text:p>
          </table:table-cell>
          <table:table-cell table:number-matrix-columns-spanned="1" table:number-matrix-rows-spanned="1" table:formula="of:=INDEX([$military_assets.H$1:.H$1048576];[$mil_ass_us_start.$B12])" office:value-type="float" office:value="4" calcext:value-type="float">
            <text:p>4</text:p>
          </table:table-cell>
          <table:table-cell table:number-matrix-columns-spanned="1" table:number-matrix-rows-spanned="1" table:formula="of:=INDEX([$military_assets.I$1:.I$1048576];[$mil_ass_us_start.$B12])" office:value-type="string" office:string-value="USN" calcext:value-type="string">
            <text:p>USN</text:p>
          </table:table-cell>
          <table:table-cell table:number-matrix-columns-spanned="1" table:number-matrix-rows-spanned="1" table:formula="of:=INDEX([$military_assets.J$1:.J$1048576];[$mil_ass_us_start.$B12])" office:value-type="string" office:string-value="Submarine" calcext:value-type="string">
            <text:p>Submarine</text:p>
          </table:table-cell>
          <table:table-cell table:number-matrix-columns-spanned="1" table:number-matrix-rows-spanned="1" table:formula="of:=INDEX([$military_assets.K$1:.K$1048576];[$mil_ass_us_start.$B12])" office:value-type="string" office:string-value="Ambush: This asset deals damage during the Ambush Damage Step.&#10;Hidden: Can be played face down. &#10;Commerce Raider: When assaulting a player, this military asset's assault is equal to its attack." calcext:value-type="string">
            <text:p>Ambush: This asset deals damage during the Ambush Damage Step.</text:p>
            <text:p>Hidden: Can be played face down. </text:p>
            <text:p>Commerce Raider: When assaulting a player, this military asset's assault is equal to its attack.</text:p>
          </table:table-cell>
          <table:table-cell table:number-matrix-columns-spanned="1" table:number-matrix-rows-spanned="1" table:formula="of:=INDEX([$military_assets.L$1:.L$1048576];[$mil_ass_us_start.$B12])" office:value-type="string" office:string-value="Images/virginia.jpg" calcext:value-type="string">
            <text:p>Images/virginia.jpg</text:p>
          </table:table-cell>
          <table:table-cell table:number-matrix-columns-spanned="1" table:number-matrix-rows-spanned="1" table:formula="of:=INDEX([$military_assets.M$1:.M$1048576];[$mil_ass_us_start.$B12])" office:value-type="string" office:string-value="The advanced Virginia will be the standard attack submarine of the US Navy until at least the middle of the 21st century." calcext:value-type="string">
            <text:p>The advanced Virginia will be the standard attack submarine of the US Navy until at least the middle of the 21st century.</text:p>
          </table:table-cell>
          <table:table-cell table:number-matrix-columns-spanned="1" table:number-matrix-rows-spanned="1" table:formula="of:=INDEX([$military_assets.N$1:.N$1048576];[$mil_ass_us_start.$B12])"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7" calcext:value-type="float">
            <text:p>7</text:p>
          </table:table-cell>
          <table:table-cell table:style-name="ce15" office:value-type="string" calcext:value-type="string">
            <text:p>USS Mississippi</text:p>
          </table:table-cell>
          <table:table-cell table:number-matrix-columns-spanned="1" table:number-matrix-rows-spanned="1" table:formula="of:=INDEX([$military_assets.A$1:.A$1048576];[$mil_ass_us_start.$B13])" office:value-type="string" office:string-value="Virginia Class SSN" calcext:value-type="string">
            <text:p>Virginia Class SSN</text:p>
          </table:table-cell>
          <table:table-cell table:number-matrix-columns-spanned="1" table:number-matrix-rows-spanned="1" table:formula="of:=INDEX([$military_assets.B$1:.B$1048576];[$mil_ass_us_start.$B13])" office:value-type="float" office:value="0" calcext:value-type="float">
            <text:p>0</text:p>
          </table:table-cell>
          <table:table-cell table:number-matrix-columns-spanned="1" table:number-matrix-rows-spanned="1" table:formula="of:=INDEX([$military_assets.C$1:.C$1048576];[$mil_ass_us_start.$B13])" office:value-type="float" office:value="0" calcext:value-type="float">
            <text:p>0</text:p>
          </table:table-cell>
          <table:table-cell table:number-matrix-columns-spanned="1" table:number-matrix-rows-spanned="1" table:formula="of:=INDEX([$military_assets.D$1:.D$1048576];[$mil_ass_us_start.$B13])" office:value-type="float" office:value="0" calcext:value-type="float">
            <text:p>0</text:p>
          </table:table-cell>
          <table:table-cell table:number-matrix-columns-spanned="1" table:number-matrix-rows-spanned="1" table:formula="of:=INDEX([$military_assets.E$1:.E$1048576];[$mil_ass_us_start.$B13])" office:value-type="float" office:value="3" calcext:value-type="float">
            <text:p>3</text:p>
          </table:table-cell>
          <table:table-cell table:number-matrix-columns-spanned="1" table:number-matrix-rows-spanned="1" table:formula="of:=INDEX([$military_assets.F$1:.F$1048576];[$mil_ass_us_start.$B13])" office:value-type="float" office:value="0" calcext:value-type="float">
            <text:p>0</text:p>
          </table:table-cell>
          <table:table-cell table:number-matrix-columns-spanned="1" table:number-matrix-rows-spanned="1" table:formula="of:=INDEX([$military_assets.G$1:.G$1048576];[$mil_ass_us_start.$B13])" office:value-type="float" office:value="4" calcext:value-type="float">
            <text:p>4</text:p>
          </table:table-cell>
          <table:table-cell table:number-matrix-columns-spanned="1" table:number-matrix-rows-spanned="1" table:formula="of:=INDEX([$military_assets.H$1:.H$1048576];[$mil_ass_us_start.$B13])" office:value-type="float" office:value="4" calcext:value-type="float">
            <text:p>4</text:p>
          </table:table-cell>
          <table:table-cell table:number-matrix-columns-spanned="1" table:number-matrix-rows-spanned="1" table:formula="of:=INDEX([$military_assets.I$1:.I$1048576];[$mil_ass_us_start.$B13])" office:value-type="string" office:string-value="USN" calcext:value-type="string">
            <text:p>USN</text:p>
          </table:table-cell>
          <table:table-cell table:number-matrix-columns-spanned="1" table:number-matrix-rows-spanned="1" table:formula="of:=INDEX([$military_assets.J$1:.J$1048576];[$mil_ass_us_start.$B13])" office:value-type="string" office:string-value="Submarine" calcext:value-type="string">
            <text:p>Submarine</text:p>
          </table:table-cell>
          <table:table-cell table:number-matrix-columns-spanned="1" table:number-matrix-rows-spanned="1" table:formula="of:=INDEX([$military_assets.K$1:.K$1048576];[$mil_ass_us_start.$B13])" office:value-type="string" office:string-value="Ambush: This asset deals damage during the Ambush Damage Step.&#10;Hidden: Can be played face down. &#10;Commerce Raider: When assaulting a player, this military asset's assault is equal to its attack." calcext:value-type="string">
            <text:p>Ambush: This asset deals damage during the Ambush Damage Step.</text:p>
            <text:p>Hidden: Can be played face down. </text:p>
            <text:p>Commerce Raider: When assaulting a player, this military asset's assault is equal to its attack.</text:p>
          </table:table-cell>
          <table:table-cell table:number-matrix-columns-spanned="1" table:number-matrix-rows-spanned="1" table:formula="of:=INDEX([$military_assets.L$1:.L$1048576];[$mil_ass_us_start.$B13])" office:value-type="string" office:string-value="Images/virginia.jpg" calcext:value-type="string">
            <text:p>Images/virginia.jpg</text:p>
          </table:table-cell>
          <table:table-cell table:number-matrix-columns-spanned="1" table:number-matrix-rows-spanned="1" table:formula="of:=INDEX([$military_assets.M$1:.M$1048576];[$mil_ass_us_start.$B13])" office:value-type="string" office:string-value="The advanced Virginia will be the standard attack submarine of the US Navy until at least the middle of the 21st century." calcext:value-type="string">
            <text:p>The advanced Virginia will be the standard attack submarine of the US Navy until at least the middle of the 21st century.</text:p>
          </table:table-cell>
          <table:table-cell table:number-matrix-columns-spanned="1" table:number-matrix-rows-spanned="1" table:formula="of:=INDEX([$military_assets.N$1:.N$1048576];[$mil_ass_us_start.$B13])"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8" calcext:value-type="float">
            <text:p>8</text:p>
          </table:table-cell>
          <table:table-cell table:style-name="ce15" office:value-type="string" calcext:value-type="string">
            <text:p>USS Florida</text:p>
          </table:table-cell>
          <table:table-cell table:number-matrix-columns-spanned="1" table:number-matrix-rows-spanned="1" table:formula="of:=INDEX([$military_assets.A$1:.A$1048576];[$mil_ass_us_start.$B14])" office:value-type="string" office:string-value="Ohio Class SSGN" calcext:value-type="string">
            <text:p>Ohio Class SSGN</text:p>
          </table:table-cell>
          <table:table-cell table:number-matrix-columns-spanned="1" table:number-matrix-rows-spanned="1" table:formula="of:=INDEX([$military_assets.B$1:.B$1048576];[$mil_ass_us_start.$B14])" office:value-type="float" office:value="0" calcext:value-type="float">
            <text:p>0</text:p>
          </table:table-cell>
          <table:table-cell table:number-matrix-columns-spanned="1" table:number-matrix-rows-spanned="1" table:formula="of:=INDEX([$military_assets.C$1:.C$1048576];[$mil_ass_us_start.$B14])" office:value-type="float" office:value="0" calcext:value-type="float">
            <text:p>0</text:p>
          </table:table-cell>
          <table:table-cell table:number-matrix-columns-spanned="1" table:number-matrix-rows-spanned="1" table:formula="of:=INDEX([$military_assets.D$1:.D$1048576];[$mil_ass_us_start.$B14])" office:value-type="float" office:value="0" calcext:value-type="float">
            <text:p>0</text:p>
          </table:table-cell>
          <table:table-cell table:number-matrix-columns-spanned="1" table:number-matrix-rows-spanned="1" table:formula="of:=INDEX([$military_assets.E$1:.E$1048576];[$mil_ass_us_start.$B14])" office:value-type="float" office:value="3" calcext:value-type="float">
            <text:p>3</text:p>
          </table:table-cell>
          <table:table-cell table:number-matrix-columns-spanned="1" table:number-matrix-rows-spanned="1" table:formula="of:=INDEX([$military_assets.F$1:.F$1048576];[$mil_ass_us_start.$B14])" office:value-type="float" office:value="5" calcext:value-type="float">
            <text:p>5</text:p>
          </table:table-cell>
          <table:table-cell table:number-matrix-columns-spanned="1" table:number-matrix-rows-spanned="1" table:formula="of:=INDEX([$military_assets.G$1:.G$1048576];[$mil_ass_us_start.$B14])" office:value-type="float" office:value="2" calcext:value-type="float">
            <text:p>2</text:p>
          </table:table-cell>
          <table:table-cell table:number-matrix-columns-spanned="1" table:number-matrix-rows-spanned="1" table:formula="of:=INDEX([$military_assets.H$1:.H$1048576];[$mil_ass_us_start.$B14])" office:value-type="float" office:value="5" calcext:value-type="float">
            <text:p>5</text:p>
          </table:table-cell>
          <table:table-cell table:number-matrix-columns-spanned="1" table:number-matrix-rows-spanned="1" table:formula="of:=INDEX([$military_assets.I$1:.I$1048576];[$mil_ass_us_start.$B14])" office:value-type="string" office:string-value="USN" calcext:value-type="string">
            <text:p>USN</text:p>
          </table:table-cell>
          <table:table-cell table:number-matrix-columns-spanned="1" table:number-matrix-rows-spanned="1" table:formula="of:=INDEX([$military_assets.J$1:.J$1048576];[$mil_ass_us_start.$B14])" office:value-type="string" office:string-value="Submarine" calcext:value-type="string">
            <text:p>Submarine</text:p>
          </table:table-cell>
          <table:table-cell table:number-matrix-columns-spanned="1" table:number-matrix-rows-spanned="1" table:formula="of:=INDEX([$military_assets.K$1:.K$1048576];[$mil_ass_us_start.$B14])" office:value-type="string" office:string-value="Ambush: This asset deals damage during the Ambush Damage Step.&#10;Strategic Strike Capability: At the end of your turn, if this asset is face-up and did not take part of an attack or defense, your opponent must discard one card from their deck.&#10;Hidden: Can be played face down. " calcext:value-type="string">
            <text:p>Ambush: This asset deals damage during the Ambush Damage Step.</text:p>
            <text:p>Strategic Strike Capability: At the end of your turn, if this asset is face-up and did not take part of an attack or defense, your opponent must discard one card from their deck.</text:p>
            <text:p>Hidden: Can be played face down. </text:p>
          </table:table-cell>
          <table:table-cell table:number-matrix-columns-spanned="1" table:number-matrix-rows-spanned="1" table:formula="of:=INDEX([$military_assets.L$1:.L$1048576];[$mil_ass_us_start.$B14])" office:value-type="string" office:string-value="Images/ohio.jpg" calcext:value-type="string">
            <text:p>Images/ohio.jpg</text:p>
          </table:table-cell>
          <table:table-cell table:number-matrix-columns-spanned="1" table:number-matrix-rows-spanned="1" table:formula="of:=INDEX([$military_assets.M$1:.M$1048576];[$mil_ass_us_start.$B14])" office:value-type="string" office:string-value="Although Ohio was originally intended to carry nuclear ballistic missiles, some Ohio's have been modified as SSGNs for surface warfare and land-attack missions." calcext:value-type="string">
            <text:p>Although Ohio was originally intended to carry nuclear ballistic missiles, some Ohio's have been modified as SSGNs for surface warfare and land-attack missions.</text:p>
          </table:table-cell>
          <table:table-cell table:number-matrix-columns-spanned="1" table:number-matrix-rows-spanned="1" table:formula="of:=INDEX([$military_assets.N$1:.N$1048576];[$mil_ass_us_start.$B14])"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8" calcext:value-type="float">
            <text:p>8</text:p>
          </table:table-cell>
          <table:table-cell table:style-name="ce15" office:value-type="string" calcext:value-type="string">
            <text:p>USS Ohio</text:p>
          </table:table-cell>
          <table:table-cell table:number-matrix-columns-spanned="1" table:number-matrix-rows-spanned="1" table:formula="of:=INDEX([$military_assets.A$1:.A$1048576];[$mil_ass_us_start.$B15])" office:value-type="string" office:string-value="Ohio Class SSGN" calcext:value-type="string">
            <text:p>Ohio Class SSGN</text:p>
          </table:table-cell>
          <table:table-cell table:number-matrix-columns-spanned="1" table:number-matrix-rows-spanned="1" table:formula="of:=INDEX([$military_assets.B$1:.B$1048576];[$mil_ass_us_start.$B15])" office:value-type="float" office:value="0" calcext:value-type="float">
            <text:p>0</text:p>
          </table:table-cell>
          <table:table-cell table:number-matrix-columns-spanned="1" table:number-matrix-rows-spanned="1" table:formula="of:=INDEX([$military_assets.C$1:.C$1048576];[$mil_ass_us_start.$B15])" office:value-type="float" office:value="0" calcext:value-type="float">
            <text:p>0</text:p>
          </table:table-cell>
          <table:table-cell table:number-matrix-columns-spanned="1" table:number-matrix-rows-spanned="1" table:formula="of:=INDEX([$military_assets.D$1:.D$1048576];[$mil_ass_us_start.$B15])" office:value-type="float" office:value="0" calcext:value-type="float">
            <text:p>0</text:p>
          </table:table-cell>
          <table:table-cell table:number-matrix-columns-spanned="1" table:number-matrix-rows-spanned="1" table:formula="of:=INDEX([$military_assets.E$1:.E$1048576];[$mil_ass_us_start.$B15])" office:value-type="float" office:value="3" calcext:value-type="float">
            <text:p>3</text:p>
          </table:table-cell>
          <table:table-cell table:number-matrix-columns-spanned="1" table:number-matrix-rows-spanned="1" table:formula="of:=INDEX([$military_assets.F$1:.F$1048576];[$mil_ass_us_start.$B15])" office:value-type="float" office:value="5" calcext:value-type="float">
            <text:p>5</text:p>
          </table:table-cell>
          <table:table-cell table:number-matrix-columns-spanned="1" table:number-matrix-rows-spanned="1" table:formula="of:=INDEX([$military_assets.G$1:.G$1048576];[$mil_ass_us_start.$B15])" office:value-type="float" office:value="2" calcext:value-type="float">
            <text:p>2</text:p>
          </table:table-cell>
          <table:table-cell table:number-matrix-columns-spanned="1" table:number-matrix-rows-spanned="1" table:formula="of:=INDEX([$military_assets.H$1:.H$1048576];[$mil_ass_us_start.$B15])" office:value-type="float" office:value="5" calcext:value-type="float">
            <text:p>5</text:p>
          </table:table-cell>
          <table:table-cell table:number-matrix-columns-spanned="1" table:number-matrix-rows-spanned="1" table:formula="of:=INDEX([$military_assets.I$1:.I$1048576];[$mil_ass_us_start.$B15])" office:value-type="string" office:string-value="USN" calcext:value-type="string">
            <text:p>USN</text:p>
          </table:table-cell>
          <table:table-cell table:number-matrix-columns-spanned="1" table:number-matrix-rows-spanned="1" table:formula="of:=INDEX([$military_assets.J$1:.J$1048576];[$mil_ass_us_start.$B15])" office:value-type="string" office:string-value="Submarine" calcext:value-type="string">
            <text:p>Submarine</text:p>
          </table:table-cell>
          <table:table-cell table:number-matrix-columns-spanned="1" table:number-matrix-rows-spanned="1" table:formula="of:=INDEX([$military_assets.K$1:.K$1048576];[$mil_ass_us_start.$B15])" office:value-type="string" office:string-value="Ambush: This asset deals damage during the Ambush Damage Step.&#10;Strategic Strike Capability: At the end of your turn, if this asset is face-up and did not take part of an attack or defense, your opponent must discard one card from their deck.&#10;Hidden: Can be played face down. " calcext:value-type="string">
            <text:p>Ambush: This asset deals damage during the Ambush Damage Step.</text:p>
            <text:p>Strategic Strike Capability: At the end of your turn, if this asset is face-up and did not take part of an attack or defense, your opponent must discard one card from their deck.</text:p>
            <text:p>Hidden: Can be played face down. </text:p>
          </table:table-cell>
          <table:table-cell table:number-matrix-columns-spanned="1" table:number-matrix-rows-spanned="1" table:formula="of:=INDEX([$military_assets.L$1:.L$1048576];[$mil_ass_us_start.$B15])" office:value-type="string" office:string-value="Images/ohio.jpg" calcext:value-type="string">
            <text:p>Images/ohio.jpg</text:p>
          </table:table-cell>
          <table:table-cell table:number-matrix-columns-spanned="1" table:number-matrix-rows-spanned="1" table:formula="of:=INDEX([$military_assets.M$1:.M$1048576];[$mil_ass_us_start.$B15])" office:value-type="string" office:string-value="Although Ohio was originally intended to carry nuclear ballistic missiles, some Ohio's have been modified as SSGNs for surface warfare and land-attack missions." calcext:value-type="string">
            <text:p>Although Ohio was originally intended to carry nuclear ballistic missiles, some Ohio's have been modified as SSGNs for surface warfare and land-attack missions.</text:p>
          </table:table-cell>
          <table:table-cell table:number-matrix-columns-spanned="1" table:number-matrix-rows-spanned="1" table:formula="of:=INDEX([$military_assets.N$1:.N$1048576];[$mil_ass_us_start.$B15])" office:value-type="string" office:string-value="0.0.1" calcext:value-type="string">
            <text:p>0.0.1</text:p>
          </table:table-cell>
          <table:table-cell table:number-columns-repeated="47"/>
        </table:table-row>
        <table:table-row table:style-name="ro1">
          <table:table-cell office:value-type="float" office:value="0" calcext:value-type="float">
            <text:p>0</text:p>
          </table:table-cell>
          <table:table-cell office:value-type="float" office:value="9" calcext:value-type="float">
            <text:p>9</text:p>
          </table:table-cell>
          <table:table-cell table:style-name="ce15" office:value-type="string" calcext:value-type="string">
            <text:p>USS Bunker Hill</text:p>
          </table:table-cell>
          <table:table-cell table:number-matrix-columns-spanned="1" table:number-matrix-rows-spanned="1" table:formula="of:=INDEX([$military_assets.A$1:.A$1048576];[$mil_ass_us_start.$B16])" office:value-type="string" office:string-value="Ticonderoga Class CG" calcext:value-type="string">
            <text:p>Ticonderoga Class CG</text:p>
          </table:table-cell>
          <table:table-cell table:number-matrix-columns-spanned="1" table:number-matrix-rows-spanned="1" table:formula="of:=INDEX([$military_assets.B$1:.B$1048576];[$mil_ass_us_start.$B16])" office:value-type="float" office:value="0" calcext:value-type="float">
            <text:p>0</text:p>
          </table:table-cell>
          <table:table-cell table:number-matrix-columns-spanned="1" table:number-matrix-rows-spanned="1" table:formula="of:=INDEX([$military_assets.C$1:.C$1048576];[$mil_ass_us_start.$B16])" office:value-type="float" office:value="0" calcext:value-type="float">
            <text:p>0</text:p>
          </table:table-cell>
          <table:table-cell table:number-matrix-columns-spanned="1" table:number-matrix-rows-spanned="1" table:formula="of:=INDEX([$military_assets.D$1:.D$1048576];[$mil_ass_us_start.$B16])" office:value-type="float" office:value="0" calcext:value-type="float">
            <text:p>0</text:p>
          </table:table-cell>
          <table:table-cell table:number-matrix-columns-spanned="1" table:number-matrix-rows-spanned="1" table:formula="of:=INDEX([$military_assets.E$1:.E$1048576];[$mil_ass_us_start.$B16])" office:value-type="float" office:value="2" calcext:value-type="float">
            <text:p>2</text:p>
          </table:table-cell>
          <table:table-cell table:number-matrix-columns-spanned="1" table:number-matrix-rows-spanned="1" table:formula="of:=INDEX([$military_assets.F$1:.F$1048576];[$mil_ass_us_start.$B16])" office:value-type="float" office:value="3" calcext:value-type="float">
            <text:p>3</text:p>
          </table:table-cell>
          <table:table-cell table:number-matrix-columns-spanned="1" table:number-matrix-rows-spanned="1" table:formula="of:=INDEX([$military_assets.G$1:.G$1048576];[$mil_ass_us_start.$B16])" office:value-type="float" office:value="3" calcext:value-type="float">
            <text:p>3</text:p>
          </table:table-cell>
          <table:table-cell table:number-matrix-columns-spanned="1" table:number-matrix-rows-spanned="1" table:formula="of:=INDEX([$military_assets.H$1:.H$1048576];[$mil_ass_us_start.$B16])" office:value-type="float" office:value="4" calcext:value-type="float">
            <text:p>4</text:p>
          </table:table-cell>
          <table:table-cell table:number-matrix-columns-spanned="1" table:number-matrix-rows-spanned="1" table:formula="of:=INDEX([$military_assets.I$1:.I$1048576];[$mil_ass_us_start.$B16])" office:value-type="string" office:string-value="USN" calcext:value-type="string">
            <text:p>USN</text:p>
          </table:table-cell>
          <table:table-cell table:number-matrix-columns-spanned="1" table:number-matrix-rows-spanned="1" table:formula="of:=INDEX([$military_assets.J$1:.J$1048576];[$mil_ass_us_start.$B16])" office:value-type="string" office:string-value="Ship" calcext:value-type="string">
            <text:p>Ship</text:p>
          </table:table-cell>
          <table:table-cell table:number-matrix-columns-spanned="1" table:number-matrix-rows-spanned="1" table:formula="of:=INDEX([$military_assets.K$1:.K$1048576];[$mil_ass_us_start.$B16])" office:value-type="string" office:string-value="AEGIS: +2 Help Defense." calcext:value-type="string">
            <text:p>AEGIS: +2 Help Defense.</text:p>
          </table:table-cell>
          <table:table-cell table:number-matrix-columns-spanned="1" table:number-matrix-rows-spanned="1" table:formula="of:=INDEX([$military_assets.L$1:.L$1048576];[$mil_ass_us_start.$B16])" office:value-type="string" office:string-value="Images/ticonderoga.jpg" calcext:value-type="string">
            <text:p>Images/ticonderoga.jpg</text:p>
          </table:table-cell>
          <table:table-cell table:number-matrix-columns-spanned="1" table:number-matrix-rows-spanned="1" table:formula="of:=INDEX([$military_assets.M$1:.M$1048576];[$mil_ass_us_start.$B16])" office:value-type="string" office:string-value="Despite a modest displacement by historical standards, the Ticonderoga is the largest surface combatant in the US Navy." calcext:value-type="string">
            <text:p>Despite a modest displacement by historical standards, the Ticonderoga is the largest surface combatant in the US Navy.</text:p>
          </table:table-cell>
          <table:table-cell table:number-matrix-columns-spanned="1" table:number-matrix-rows-spanned="1" table:formula="of:=INDEX([$military_assets.N$1:.N$1048576];[$mil_ass_us_start.$B16])"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9" calcext:value-type="float">
            <text:p>9</text:p>
          </table:table-cell>
          <table:table-cell table:style-name="ce15" office:value-type="string" calcext:value-type="string">
            <text:p>USS Philippine Sea</text:p>
          </table:table-cell>
          <table:table-cell table:number-matrix-columns-spanned="1" table:number-matrix-rows-spanned="1" table:formula="of:=INDEX([$military_assets.A$1:.A$1048576];[$mil_ass_us_start.$B17])" office:value-type="string" office:string-value="Ticonderoga Class CG" calcext:value-type="string">
            <text:p>Ticonderoga Class CG</text:p>
          </table:table-cell>
          <table:table-cell table:number-matrix-columns-spanned="1" table:number-matrix-rows-spanned="1" table:formula="of:=INDEX([$military_assets.B$1:.B$1048576];[$mil_ass_us_start.$B17])" office:value-type="float" office:value="0" calcext:value-type="float">
            <text:p>0</text:p>
          </table:table-cell>
          <table:table-cell table:number-matrix-columns-spanned="1" table:number-matrix-rows-spanned="1" table:formula="of:=INDEX([$military_assets.C$1:.C$1048576];[$mil_ass_us_start.$B17])" office:value-type="float" office:value="0" calcext:value-type="float">
            <text:p>0</text:p>
          </table:table-cell>
          <table:table-cell table:number-matrix-columns-spanned="1" table:number-matrix-rows-spanned="1" table:formula="of:=INDEX([$military_assets.D$1:.D$1048576];[$mil_ass_us_start.$B17])" office:value-type="float" office:value="0" calcext:value-type="float">
            <text:p>0</text:p>
          </table:table-cell>
          <table:table-cell table:number-matrix-columns-spanned="1" table:number-matrix-rows-spanned="1" table:formula="of:=INDEX([$military_assets.E$1:.E$1048576];[$mil_ass_us_start.$B17])" office:value-type="float" office:value="2" calcext:value-type="float">
            <text:p>2</text:p>
          </table:table-cell>
          <table:table-cell table:number-matrix-columns-spanned="1" table:number-matrix-rows-spanned="1" table:formula="of:=INDEX([$military_assets.F$1:.F$1048576];[$mil_ass_us_start.$B17])" office:value-type="float" office:value="3" calcext:value-type="float">
            <text:p>3</text:p>
          </table:table-cell>
          <table:table-cell table:number-matrix-columns-spanned="1" table:number-matrix-rows-spanned="1" table:formula="of:=INDEX([$military_assets.G$1:.G$1048576];[$mil_ass_us_start.$B17])" office:value-type="float" office:value="3" calcext:value-type="float">
            <text:p>3</text:p>
          </table:table-cell>
          <table:table-cell table:number-matrix-columns-spanned="1" table:number-matrix-rows-spanned="1" table:formula="of:=INDEX([$military_assets.H$1:.H$1048576];[$mil_ass_us_start.$B17])" office:value-type="float" office:value="4" calcext:value-type="float">
            <text:p>4</text:p>
          </table:table-cell>
          <table:table-cell table:number-matrix-columns-spanned="1" table:number-matrix-rows-spanned="1" table:formula="of:=INDEX([$military_assets.I$1:.I$1048576];[$mil_ass_us_start.$B17])" office:value-type="string" office:string-value="USN" calcext:value-type="string">
            <text:p>USN</text:p>
          </table:table-cell>
          <table:table-cell table:number-matrix-columns-spanned="1" table:number-matrix-rows-spanned="1" table:formula="of:=INDEX([$military_assets.J$1:.J$1048576];[$mil_ass_us_start.$B17])" office:value-type="string" office:string-value="Ship" calcext:value-type="string">
            <text:p>Ship</text:p>
          </table:table-cell>
          <table:table-cell table:number-matrix-columns-spanned="1" table:number-matrix-rows-spanned="1" table:formula="of:=INDEX([$military_assets.K$1:.K$1048576];[$mil_ass_us_start.$B17])" office:value-type="string" office:string-value="AEGIS: +2 Help Defense." calcext:value-type="string">
            <text:p>AEGIS: +2 Help Defense.</text:p>
          </table:table-cell>
          <table:table-cell table:number-matrix-columns-spanned="1" table:number-matrix-rows-spanned="1" table:formula="of:=INDEX([$military_assets.L$1:.L$1048576];[$mil_ass_us_start.$B17])" office:value-type="string" office:string-value="Images/ticonderoga.jpg" calcext:value-type="string">
            <text:p>Images/ticonderoga.jpg</text:p>
          </table:table-cell>
          <table:table-cell table:number-matrix-columns-spanned="1" table:number-matrix-rows-spanned="1" table:formula="of:=INDEX([$military_assets.M$1:.M$1048576];[$mil_ass_us_start.$B17])" office:value-type="string" office:string-value="Despite a modest displacement by historical standards, the Ticonderoga is the largest surface combatant in the US Navy." calcext:value-type="string">
            <text:p>Despite a modest displacement by historical standards, the Ticonderoga is the largest surface combatant in the US Navy.</text:p>
          </table:table-cell>
          <table:table-cell table:number-matrix-columns-spanned="1" table:number-matrix-rows-spanned="1" table:formula="of:=INDEX([$military_assets.N$1:.N$1048576];[$mil_ass_us_start.$B17])"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9" calcext:value-type="float">
            <text:p>9</text:p>
          </table:table-cell>
          <table:table-cell table:style-name="ce15" office:value-type="string" calcext:value-type="string">
            <text:p>USS Gettysburg</text:p>
          </table:table-cell>
          <table:table-cell table:number-matrix-columns-spanned="1" table:number-matrix-rows-spanned="1" table:formula="of:=INDEX([$military_assets.A$1:.A$1048576];[$mil_ass_us_start.$B18])" office:value-type="string" office:string-value="Ticonderoga Class CG" calcext:value-type="string">
            <text:p>Ticonderoga Class CG</text:p>
          </table:table-cell>
          <table:table-cell table:number-matrix-columns-spanned="1" table:number-matrix-rows-spanned="1" table:formula="of:=INDEX([$military_assets.B$1:.B$1048576];[$mil_ass_us_start.$B18])" office:value-type="float" office:value="0" calcext:value-type="float">
            <text:p>0</text:p>
          </table:table-cell>
          <table:table-cell table:number-matrix-columns-spanned="1" table:number-matrix-rows-spanned="1" table:formula="of:=INDEX([$military_assets.C$1:.C$1048576];[$mil_ass_us_start.$B18])" office:value-type="float" office:value="0" calcext:value-type="float">
            <text:p>0</text:p>
          </table:table-cell>
          <table:table-cell table:number-matrix-columns-spanned="1" table:number-matrix-rows-spanned="1" table:formula="of:=INDEX([$military_assets.D$1:.D$1048576];[$mil_ass_us_start.$B18])" office:value-type="float" office:value="0" calcext:value-type="float">
            <text:p>0</text:p>
          </table:table-cell>
          <table:table-cell table:number-matrix-columns-spanned="1" table:number-matrix-rows-spanned="1" table:formula="of:=INDEX([$military_assets.E$1:.E$1048576];[$mil_ass_us_start.$B18])" office:value-type="float" office:value="2" calcext:value-type="float">
            <text:p>2</text:p>
          </table:table-cell>
          <table:table-cell table:number-matrix-columns-spanned="1" table:number-matrix-rows-spanned="1" table:formula="of:=INDEX([$military_assets.F$1:.F$1048576];[$mil_ass_us_start.$B18])" office:value-type="float" office:value="3" calcext:value-type="float">
            <text:p>3</text:p>
          </table:table-cell>
          <table:table-cell table:number-matrix-columns-spanned="1" table:number-matrix-rows-spanned="1" table:formula="of:=INDEX([$military_assets.G$1:.G$1048576];[$mil_ass_us_start.$B18])" office:value-type="float" office:value="3" calcext:value-type="float">
            <text:p>3</text:p>
          </table:table-cell>
          <table:table-cell table:number-matrix-columns-spanned="1" table:number-matrix-rows-spanned="1" table:formula="of:=INDEX([$military_assets.H$1:.H$1048576];[$mil_ass_us_start.$B18])" office:value-type="float" office:value="4" calcext:value-type="float">
            <text:p>4</text:p>
          </table:table-cell>
          <table:table-cell table:number-matrix-columns-spanned="1" table:number-matrix-rows-spanned="1" table:formula="of:=INDEX([$military_assets.I$1:.I$1048576];[$mil_ass_us_start.$B18])" office:value-type="string" office:string-value="USN" calcext:value-type="string">
            <text:p>USN</text:p>
          </table:table-cell>
          <table:table-cell table:number-matrix-columns-spanned="1" table:number-matrix-rows-spanned="1" table:formula="of:=INDEX([$military_assets.J$1:.J$1048576];[$mil_ass_us_start.$B18])" office:value-type="string" office:string-value="Ship" calcext:value-type="string">
            <text:p>Ship</text:p>
          </table:table-cell>
          <table:table-cell table:number-matrix-columns-spanned="1" table:number-matrix-rows-spanned="1" table:formula="of:=INDEX([$military_assets.K$1:.K$1048576];[$mil_ass_us_start.$B18])" office:value-type="string" office:string-value="AEGIS: +2 Help Defense." calcext:value-type="string">
            <text:p>AEGIS: +2 Help Defense.</text:p>
          </table:table-cell>
          <table:table-cell table:number-matrix-columns-spanned="1" table:number-matrix-rows-spanned="1" table:formula="of:=INDEX([$military_assets.L$1:.L$1048576];[$mil_ass_us_start.$B18])" office:value-type="string" office:string-value="Images/ticonderoga.jpg" calcext:value-type="string">
            <text:p>Images/ticonderoga.jpg</text:p>
          </table:table-cell>
          <table:table-cell table:number-matrix-columns-spanned="1" table:number-matrix-rows-spanned="1" table:formula="of:=INDEX([$military_assets.M$1:.M$1048576];[$mil_ass_us_start.$B18])" office:value-type="string" office:string-value="Despite a modest displacement by historical standards, the Ticonderoga is the largest surface combatant in the US Navy." calcext:value-type="string">
            <text:p>Despite a modest displacement by historical standards, the Ticonderoga is the largest surface combatant in the US Navy.</text:p>
          </table:table-cell>
          <table:table-cell table:number-matrix-columns-spanned="1" table:number-matrix-rows-spanned="1" table:formula="of:=INDEX([$military_assets.N$1:.N$1048576];[$mil_ass_us_start.$B18])" office:value-type="string" office:string-value="0.0.1" calcext:value-type="string">
            <text:p>0.0.1</text:p>
          </table:table-cell>
          <table:table-cell table:number-columns-repeated="47"/>
        </table:table-row>
        <table:table-row table:style-name="ro1">
          <table:table-cell office:value-type="float" office:value="0" calcext:value-type="float">
            <text:p>0</text:p>
          </table:table-cell>
          <table:table-cell office:value-type="float" office:value="10" calcext:value-type="float">
            <text:p>10</text:p>
          </table:table-cell>
          <table:table-cell table:style-name="ce15" office:value-type="string" calcext:value-type="string">
            <text:p>USS Fitzgerald</text:p>
          </table:table-cell>
          <table:table-cell table:number-matrix-columns-spanned="1" table:number-matrix-rows-spanned="1" table:formula="of:=INDEX([$military_assets.A$1:.A$1048576];[$mil_ass_us_start.$B19])" office:value-type="string" office:string-value="Arleigh Burke Class DDG" calcext:value-type="string">
            <text:p>Arleigh Burke Class DDG</text:p>
          </table:table-cell>
          <table:table-cell table:number-matrix-columns-spanned="1" table:number-matrix-rows-spanned="1" table:formula="of:=INDEX([$military_assets.B$1:.B$1048576];[$mil_ass_us_start.$B19])" office:value-type="float" office:value="0" calcext:value-type="float">
            <text:p>0</text:p>
          </table:table-cell>
          <table:table-cell table:number-matrix-columns-spanned="1" table:number-matrix-rows-spanned="1" table:formula="of:=INDEX([$military_assets.C$1:.C$1048576];[$mil_ass_us_start.$B19])" office:value-type="float" office:value="0" calcext:value-type="float">
            <text:p>0</text:p>
          </table:table-cell>
          <table:table-cell table:number-matrix-columns-spanned="1" table:number-matrix-rows-spanned="1" table:formula="of:=INDEX([$military_assets.D$1:.D$1048576];[$mil_ass_us_start.$B19])" office:value-type="float" office:value="0" calcext:value-type="float">
            <text:p>0</text:p>
          </table:table-cell>
          <table:table-cell table:number-matrix-columns-spanned="1" table:number-matrix-rows-spanned="1" table:formula="of:=INDEX([$military_assets.E$1:.E$1048576];[$mil_ass_us_start.$B19])" office:value-type="float" office:value="2" calcext:value-type="float">
            <text:p>2</text:p>
          </table:table-cell>
          <table:table-cell table:number-matrix-columns-spanned="1" table:number-matrix-rows-spanned="1" table:formula="of:=INDEX([$military_assets.F$1:.F$1048576];[$mil_ass_us_start.$B19])" office:value-type="float" office:value="3" calcext:value-type="float">
            <text:p>3</text:p>
          </table:table-cell>
          <table:table-cell table:number-matrix-columns-spanned="1" table:number-matrix-rows-spanned="1" table:formula="of:=INDEX([$military_assets.G$1:.G$1048576];[$mil_ass_us_start.$B19])" office:value-type="float" office:value="2" calcext:value-type="float">
            <text:p>2</text:p>
          </table:table-cell>
          <table:table-cell table:number-matrix-columns-spanned="1" table:number-matrix-rows-spanned="1" table:formula="of:=INDEX([$military_assets.H$1:.H$1048576];[$mil_ass_us_start.$B19])" office:value-type="float" office:value="3" calcext:value-type="float">
            <text:p>3</text:p>
          </table:table-cell>
          <table:table-cell table:number-matrix-columns-spanned="1" table:number-matrix-rows-spanned="1" table:formula="of:=INDEX([$military_assets.I$1:.I$1048576];[$mil_ass_us_start.$B19])" office:value-type="string" office:string-value="USN" calcext:value-type="string">
            <text:p>USN</text:p>
          </table:table-cell>
          <table:table-cell table:number-matrix-columns-spanned="1" table:number-matrix-rows-spanned="1" table:formula="of:=INDEX([$military_assets.J$1:.J$1048576];[$mil_ass_us_start.$B19])" office:value-type="string" office:string-value="Ship" calcext:value-type="string">
            <text:p>Ship</text:p>
          </table:table-cell>
          <table:table-cell table:number-matrix-columns-spanned="1" table:number-matrix-rows-spanned="1" table:formula="of:=INDEX([$military_assets.K$1:.K$1048576];[$mil_ass_us_start.$B19])" office:value-type="string" office:string-value="AEGIS: +2 Help Defense." calcext:value-type="string">
            <text:p>AEGIS: +2 Help Defense.</text:p>
          </table:table-cell>
          <table:table-cell table:number-matrix-columns-spanned="1" table:number-matrix-rows-spanned="1" table:formula="of:=INDEX([$military_assets.L$1:.L$1048576];[$mil_ass_us_start.$B19])" office:value-type="string" office:string-value="Images/arleighburke.jpg" calcext:value-type="string">
            <text:p>Images/arleighburke.jpg</text:p>
          </table:table-cell>
          <table:table-cell table:number-matrix-columns-spanned="1" table:number-matrix-rows-spanned="1" table:formula="of:=INDEX([$military_assets.M$1:.M$1048576];[$mil_ass_us_start.$B19])"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us_start.$B19])"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table:style-name="ce15" office:value-type="string" calcext:value-type="string">
            <text:p>USS Cole</text:p>
          </table:table-cell>
          <table:table-cell table:number-matrix-columns-spanned="1" table:number-matrix-rows-spanned="1" table:formula="of:=INDEX([$military_assets.A$1:.A$1048576];[$mil_ass_us_start.$B20])" office:value-type="string" office:string-value="Arleigh Burke Class DDG" calcext:value-type="string">
            <text:p>Arleigh Burke Class DDG</text:p>
          </table:table-cell>
          <table:table-cell table:number-matrix-columns-spanned="1" table:number-matrix-rows-spanned="1" table:formula="of:=INDEX([$military_assets.B$1:.B$1048576];[$mil_ass_us_start.$B20])" office:value-type="float" office:value="0" calcext:value-type="float">
            <text:p>0</text:p>
          </table:table-cell>
          <table:table-cell table:number-matrix-columns-spanned="1" table:number-matrix-rows-spanned="1" table:formula="of:=INDEX([$military_assets.C$1:.C$1048576];[$mil_ass_us_start.$B20])" office:value-type="float" office:value="0" calcext:value-type="float">
            <text:p>0</text:p>
          </table:table-cell>
          <table:table-cell table:number-matrix-columns-spanned="1" table:number-matrix-rows-spanned="1" table:formula="of:=INDEX([$military_assets.D$1:.D$1048576];[$mil_ass_us_start.$B20])" office:value-type="float" office:value="0" calcext:value-type="float">
            <text:p>0</text:p>
          </table:table-cell>
          <table:table-cell table:number-matrix-columns-spanned="1" table:number-matrix-rows-spanned="1" table:formula="of:=INDEX([$military_assets.E$1:.E$1048576];[$mil_ass_us_start.$B20])" office:value-type="float" office:value="2" calcext:value-type="float">
            <text:p>2</text:p>
          </table:table-cell>
          <table:table-cell table:number-matrix-columns-spanned="1" table:number-matrix-rows-spanned="1" table:formula="of:=INDEX([$military_assets.F$1:.F$1048576];[$mil_ass_us_start.$B20])" office:value-type="float" office:value="3" calcext:value-type="float">
            <text:p>3</text:p>
          </table:table-cell>
          <table:table-cell table:number-matrix-columns-spanned="1" table:number-matrix-rows-spanned="1" table:formula="of:=INDEX([$military_assets.G$1:.G$1048576];[$mil_ass_us_start.$B20])" office:value-type="float" office:value="2" calcext:value-type="float">
            <text:p>2</text:p>
          </table:table-cell>
          <table:table-cell table:number-matrix-columns-spanned="1" table:number-matrix-rows-spanned="1" table:formula="of:=INDEX([$military_assets.H$1:.H$1048576];[$mil_ass_us_start.$B20])" office:value-type="float" office:value="3" calcext:value-type="float">
            <text:p>3</text:p>
          </table:table-cell>
          <table:table-cell table:number-matrix-columns-spanned="1" table:number-matrix-rows-spanned="1" table:formula="of:=INDEX([$military_assets.I$1:.I$1048576];[$mil_ass_us_start.$B20])" office:value-type="string" office:string-value="USN" calcext:value-type="string">
            <text:p>USN</text:p>
          </table:table-cell>
          <table:table-cell table:number-matrix-columns-spanned="1" table:number-matrix-rows-spanned="1" table:formula="of:=INDEX([$military_assets.J$1:.J$1048576];[$mil_ass_us_start.$B20])" office:value-type="string" office:string-value="Ship" calcext:value-type="string">
            <text:p>Ship</text:p>
          </table:table-cell>
          <table:table-cell table:number-matrix-columns-spanned="1" table:number-matrix-rows-spanned="1" table:formula="of:=INDEX([$military_assets.K$1:.K$1048576];[$mil_ass_us_start.$B20])" office:value-type="string" office:string-value="AEGIS: +2 Help Defense." calcext:value-type="string">
            <text:p>AEGIS: +2 Help Defense.</text:p>
          </table:table-cell>
          <table:table-cell table:number-matrix-columns-spanned="1" table:number-matrix-rows-spanned="1" table:formula="of:=INDEX([$military_assets.L$1:.L$1048576];[$mil_ass_us_start.$B20])" office:value-type="string" office:string-value="Images/arleighburke.jpg" calcext:value-type="string">
            <text:p>Images/arleighburke.jpg</text:p>
          </table:table-cell>
          <table:table-cell table:number-matrix-columns-spanned="1" table:number-matrix-rows-spanned="1" table:formula="of:=INDEX([$military_assets.M$1:.M$1048576];[$mil_ass_us_start.$B20])"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us_start.$B20])"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table:style-name="ce15" office:value-type="string" calcext:value-type="string">
            <text:p>USS Porter</text:p>
          </table:table-cell>
          <table:table-cell table:number-matrix-columns-spanned="1" table:number-matrix-rows-spanned="1" table:formula="of:=INDEX([$military_assets.A$1:.A$1048576];[$mil_ass_us_start.$B21])" office:value-type="string" office:string-value="Arleigh Burke Class DDG" calcext:value-type="string">
            <text:p>Arleigh Burke Class DDG</text:p>
          </table:table-cell>
          <table:table-cell table:number-matrix-columns-spanned="1" table:number-matrix-rows-spanned="1" table:formula="of:=INDEX([$military_assets.B$1:.B$1048576];[$mil_ass_us_start.$B21])" office:value-type="float" office:value="0" calcext:value-type="float">
            <text:p>0</text:p>
          </table:table-cell>
          <table:table-cell table:number-matrix-columns-spanned="1" table:number-matrix-rows-spanned="1" table:formula="of:=INDEX([$military_assets.C$1:.C$1048576];[$mil_ass_us_start.$B21])" office:value-type="float" office:value="0" calcext:value-type="float">
            <text:p>0</text:p>
          </table:table-cell>
          <table:table-cell table:number-matrix-columns-spanned="1" table:number-matrix-rows-spanned="1" table:formula="of:=INDEX([$military_assets.D$1:.D$1048576];[$mil_ass_us_start.$B21])" office:value-type="float" office:value="0" calcext:value-type="float">
            <text:p>0</text:p>
          </table:table-cell>
          <table:table-cell table:number-matrix-columns-spanned="1" table:number-matrix-rows-spanned="1" table:formula="of:=INDEX([$military_assets.E$1:.E$1048576];[$mil_ass_us_start.$B21])" office:value-type="float" office:value="2" calcext:value-type="float">
            <text:p>2</text:p>
          </table:table-cell>
          <table:table-cell table:number-matrix-columns-spanned="1" table:number-matrix-rows-spanned="1" table:formula="of:=INDEX([$military_assets.F$1:.F$1048576];[$mil_ass_us_start.$B21])" office:value-type="float" office:value="3" calcext:value-type="float">
            <text:p>3</text:p>
          </table:table-cell>
          <table:table-cell table:number-matrix-columns-spanned="1" table:number-matrix-rows-spanned="1" table:formula="of:=INDEX([$military_assets.G$1:.G$1048576];[$mil_ass_us_start.$B21])" office:value-type="float" office:value="2" calcext:value-type="float">
            <text:p>2</text:p>
          </table:table-cell>
          <table:table-cell table:number-matrix-columns-spanned="1" table:number-matrix-rows-spanned="1" table:formula="of:=INDEX([$military_assets.H$1:.H$1048576];[$mil_ass_us_start.$B21])" office:value-type="float" office:value="3" calcext:value-type="float">
            <text:p>3</text:p>
          </table:table-cell>
          <table:table-cell table:number-matrix-columns-spanned="1" table:number-matrix-rows-spanned="1" table:formula="of:=INDEX([$military_assets.I$1:.I$1048576];[$mil_ass_us_start.$B21])" office:value-type="string" office:string-value="USN" calcext:value-type="string">
            <text:p>USN</text:p>
          </table:table-cell>
          <table:table-cell table:number-matrix-columns-spanned="1" table:number-matrix-rows-spanned="1" table:formula="of:=INDEX([$military_assets.J$1:.J$1048576];[$mil_ass_us_start.$B21])" office:value-type="string" office:string-value="Ship" calcext:value-type="string">
            <text:p>Ship</text:p>
          </table:table-cell>
          <table:table-cell table:number-matrix-columns-spanned="1" table:number-matrix-rows-spanned="1" table:formula="of:=INDEX([$military_assets.K$1:.K$1048576];[$mil_ass_us_start.$B21])" office:value-type="string" office:string-value="AEGIS: +2 Help Defense." calcext:value-type="string">
            <text:p>AEGIS: +2 Help Defense.</text:p>
          </table:table-cell>
          <table:table-cell table:number-matrix-columns-spanned="1" table:number-matrix-rows-spanned="1" table:formula="of:=INDEX([$military_assets.L$1:.L$1048576];[$mil_ass_us_start.$B21])" office:value-type="string" office:string-value="Images/arleighburke.jpg" calcext:value-type="string">
            <text:p>Images/arleighburke.jpg</text:p>
          </table:table-cell>
          <table:table-cell table:number-matrix-columns-spanned="1" table:number-matrix-rows-spanned="1" table:formula="of:=INDEX([$military_assets.M$1:.M$1048576];[$mil_ass_us_start.$B21])"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us_start.$B21])"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table:style-name="ce15" office:value-type="string" calcext:value-type="string">
            <text:p>USS Spruance</text:p>
          </table:table-cell>
          <table:table-cell table:number-matrix-columns-spanned="1" table:number-matrix-rows-spanned="1" table:formula="of:=INDEX([$military_assets.A$1:.A$1048576];[$mil_ass_us_start.$B22])" office:value-type="string" office:string-value="Arleigh Burke Class DDG" calcext:value-type="string">
            <text:p>Arleigh Burke Class DDG</text:p>
          </table:table-cell>
          <table:table-cell table:number-matrix-columns-spanned="1" table:number-matrix-rows-spanned="1" table:formula="of:=INDEX([$military_assets.B$1:.B$1048576];[$mil_ass_us_start.$B22])" office:value-type="float" office:value="0" calcext:value-type="float">
            <text:p>0</text:p>
          </table:table-cell>
          <table:table-cell table:number-matrix-columns-spanned="1" table:number-matrix-rows-spanned="1" table:formula="of:=INDEX([$military_assets.C$1:.C$1048576];[$mil_ass_us_start.$B22])" office:value-type="float" office:value="0" calcext:value-type="float">
            <text:p>0</text:p>
          </table:table-cell>
          <table:table-cell table:number-matrix-columns-spanned="1" table:number-matrix-rows-spanned="1" table:formula="of:=INDEX([$military_assets.D$1:.D$1048576];[$mil_ass_us_start.$B22])" office:value-type="float" office:value="0" calcext:value-type="float">
            <text:p>0</text:p>
          </table:table-cell>
          <table:table-cell table:number-matrix-columns-spanned="1" table:number-matrix-rows-spanned="1" table:formula="of:=INDEX([$military_assets.E$1:.E$1048576];[$mil_ass_us_start.$B22])" office:value-type="float" office:value="2" calcext:value-type="float">
            <text:p>2</text:p>
          </table:table-cell>
          <table:table-cell table:number-matrix-columns-spanned="1" table:number-matrix-rows-spanned="1" table:formula="of:=INDEX([$military_assets.F$1:.F$1048576];[$mil_ass_us_start.$B22])" office:value-type="float" office:value="3" calcext:value-type="float">
            <text:p>3</text:p>
          </table:table-cell>
          <table:table-cell table:number-matrix-columns-spanned="1" table:number-matrix-rows-spanned="1" table:formula="of:=INDEX([$military_assets.G$1:.G$1048576];[$mil_ass_us_start.$B22])" office:value-type="float" office:value="2" calcext:value-type="float">
            <text:p>2</text:p>
          </table:table-cell>
          <table:table-cell table:number-matrix-columns-spanned="1" table:number-matrix-rows-spanned="1" table:formula="of:=INDEX([$military_assets.H$1:.H$1048576];[$mil_ass_us_start.$B22])" office:value-type="float" office:value="3" calcext:value-type="float">
            <text:p>3</text:p>
          </table:table-cell>
          <table:table-cell table:number-matrix-columns-spanned="1" table:number-matrix-rows-spanned="1" table:formula="of:=INDEX([$military_assets.I$1:.I$1048576];[$mil_ass_us_start.$B22])" office:value-type="string" office:string-value="USN" calcext:value-type="string">
            <text:p>USN</text:p>
          </table:table-cell>
          <table:table-cell table:number-matrix-columns-spanned="1" table:number-matrix-rows-spanned="1" table:formula="of:=INDEX([$military_assets.J$1:.J$1048576];[$mil_ass_us_start.$B22])" office:value-type="string" office:string-value="Ship" calcext:value-type="string">
            <text:p>Ship</text:p>
          </table:table-cell>
          <table:table-cell table:number-matrix-columns-spanned="1" table:number-matrix-rows-spanned="1" table:formula="of:=INDEX([$military_assets.K$1:.K$1048576];[$mil_ass_us_start.$B22])" office:value-type="string" office:string-value="AEGIS: +2 Help Defense." calcext:value-type="string">
            <text:p>AEGIS: +2 Help Defense.</text:p>
          </table:table-cell>
          <table:table-cell table:number-matrix-columns-spanned="1" table:number-matrix-rows-spanned="1" table:formula="of:=INDEX([$military_assets.L$1:.L$1048576];[$mil_ass_us_start.$B22])" office:value-type="string" office:string-value="Images/arleighburke.jpg" calcext:value-type="string">
            <text:p>Images/arleighburke.jpg</text:p>
          </table:table-cell>
          <table:table-cell table:number-matrix-columns-spanned="1" table:number-matrix-rows-spanned="1" table:formula="of:=INDEX([$military_assets.M$1:.M$1048576];[$mil_ass_us_start.$B22])"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us_start.$B22])"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table:style-name="ce15" office:value-type="string" calcext:value-type="string">
            <text:p>USS John Paul Jones</text:p>
          </table:table-cell>
          <table:table-cell table:number-matrix-columns-spanned="1" table:number-matrix-rows-spanned="1" table:formula="of:=INDEX([$military_assets.A$1:.A$1048576];[$mil_ass_us_start.$B23])" office:value-type="string" office:string-value="Arleigh Burke Class DDG" calcext:value-type="string">
            <text:p>Arleigh Burke Class DDG</text:p>
          </table:table-cell>
          <table:table-cell table:number-matrix-columns-spanned="1" table:number-matrix-rows-spanned="1" table:formula="of:=INDEX([$military_assets.B$1:.B$1048576];[$mil_ass_us_start.$B23])" office:value-type="float" office:value="0" calcext:value-type="float">
            <text:p>0</text:p>
          </table:table-cell>
          <table:table-cell table:number-matrix-columns-spanned="1" table:number-matrix-rows-spanned="1" table:formula="of:=INDEX([$military_assets.C$1:.C$1048576];[$mil_ass_us_start.$B23])" office:value-type="float" office:value="0" calcext:value-type="float">
            <text:p>0</text:p>
          </table:table-cell>
          <table:table-cell table:number-matrix-columns-spanned="1" table:number-matrix-rows-spanned="1" table:formula="of:=INDEX([$military_assets.D$1:.D$1048576];[$mil_ass_us_start.$B23])" office:value-type="float" office:value="0" calcext:value-type="float">
            <text:p>0</text:p>
          </table:table-cell>
          <table:table-cell table:number-matrix-columns-spanned="1" table:number-matrix-rows-spanned="1" table:formula="of:=INDEX([$military_assets.E$1:.E$1048576];[$mil_ass_us_start.$B23])" office:value-type="float" office:value="2" calcext:value-type="float">
            <text:p>2</text:p>
          </table:table-cell>
          <table:table-cell table:number-matrix-columns-spanned="1" table:number-matrix-rows-spanned="1" table:formula="of:=INDEX([$military_assets.F$1:.F$1048576];[$mil_ass_us_start.$B23])" office:value-type="float" office:value="3" calcext:value-type="float">
            <text:p>3</text:p>
          </table:table-cell>
          <table:table-cell table:number-matrix-columns-spanned="1" table:number-matrix-rows-spanned="1" table:formula="of:=INDEX([$military_assets.G$1:.G$1048576];[$mil_ass_us_start.$B23])" office:value-type="float" office:value="2" calcext:value-type="float">
            <text:p>2</text:p>
          </table:table-cell>
          <table:table-cell table:number-matrix-columns-spanned="1" table:number-matrix-rows-spanned="1" table:formula="of:=INDEX([$military_assets.H$1:.H$1048576];[$mil_ass_us_start.$B23])" office:value-type="float" office:value="3" calcext:value-type="float">
            <text:p>3</text:p>
          </table:table-cell>
          <table:table-cell table:number-matrix-columns-spanned="1" table:number-matrix-rows-spanned="1" table:formula="of:=INDEX([$military_assets.I$1:.I$1048576];[$mil_ass_us_start.$B23])" office:value-type="string" office:string-value="USN" calcext:value-type="string">
            <text:p>USN</text:p>
          </table:table-cell>
          <table:table-cell table:number-matrix-columns-spanned="1" table:number-matrix-rows-spanned="1" table:formula="of:=INDEX([$military_assets.J$1:.J$1048576];[$mil_ass_us_start.$B23])" office:value-type="string" office:string-value="Ship" calcext:value-type="string">
            <text:p>Ship</text:p>
          </table:table-cell>
          <table:table-cell table:number-matrix-columns-spanned="1" table:number-matrix-rows-spanned="1" table:formula="of:=INDEX([$military_assets.K$1:.K$1048576];[$mil_ass_us_start.$B23])" office:value-type="string" office:string-value="AEGIS: +2 Help Defense." calcext:value-type="string">
            <text:p>AEGIS: +2 Help Defense.</text:p>
          </table:table-cell>
          <table:table-cell table:number-matrix-columns-spanned="1" table:number-matrix-rows-spanned="1" table:formula="of:=INDEX([$military_assets.L$1:.L$1048576];[$mil_ass_us_start.$B23])" office:value-type="string" office:string-value="Images/arleighburke.jpg" calcext:value-type="string">
            <text:p>Images/arleighburke.jpg</text:p>
          </table:table-cell>
          <table:table-cell table:number-matrix-columns-spanned="1" table:number-matrix-rows-spanned="1" table:formula="of:=INDEX([$military_assets.M$1:.M$1048576];[$mil_ass_us_start.$B23])"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us_start.$B23])" office:value-type="string" office:string-value="0.0.1" calcext:value-type="string">
            <text:p>0.0.1</text:p>
          </table:table-cell>
          <table:table-cell table:number-columns-repeated="47"/>
        </table:table-row>
        <table:table-row table:style-name="ro1">
          <table:table-cell office:value-type="float" office:value="0" calcext:value-type="float">
            <text:p>0</text:p>
          </table:table-cell>
          <table:table-cell office:value-type="float" office:value="11" calcext:value-type="float">
            <text:p>11</text:p>
          </table:table-cell>
          <table:table-cell table:style-name="ce15" office:value-type="string" calcext:value-type="string">
            <text:p>USS Zumwalt</text:p>
          </table:table-cell>
          <table:table-cell table:number-matrix-columns-spanned="1" table:number-matrix-rows-spanned="1" table:formula="of:=INDEX([$military_assets.A$1:.A$1048576];[$mil_ass_us_start.$B24])" office:value-type="string" office:string-value="Zumwalt Class DDG" calcext:value-type="string">
            <text:p>Zumwalt Class DDG</text:p>
          </table:table-cell>
          <table:table-cell table:number-matrix-columns-spanned="1" table:number-matrix-rows-spanned="1" table:formula="of:=INDEX([$military_assets.B$1:.B$1048576];[$mil_ass_us_start.$B24])" office:value-type="float" office:value="0" calcext:value-type="float">
            <text:p>0</text:p>
          </table:table-cell>
          <table:table-cell table:number-matrix-columns-spanned="1" table:number-matrix-rows-spanned="1" table:formula="of:=INDEX([$military_assets.C$1:.C$1048576];[$mil_ass_us_start.$B24])" office:value-type="float" office:value="0" calcext:value-type="float">
            <text:p>0</text:p>
          </table:table-cell>
          <table:table-cell table:number-matrix-columns-spanned="1" table:number-matrix-rows-spanned="1" table:formula="of:=INDEX([$military_assets.D$1:.D$1048576];[$mil_ass_us_start.$B24])" office:value-type="float" office:value="0" calcext:value-type="float">
            <text:p>0</text:p>
          </table:table-cell>
          <table:table-cell table:number-matrix-columns-spanned="1" table:number-matrix-rows-spanned="1" table:formula="of:=INDEX([$military_assets.E$1:.E$1048576];[$mil_ass_us_start.$B24])" office:value-type="float" office:value="2" calcext:value-type="float">
            <text:p>2</text:p>
          </table:table-cell>
          <table:table-cell table:number-matrix-columns-spanned="1" table:number-matrix-rows-spanned="1" table:formula="of:=INDEX([$military_assets.F$1:.F$1048576];[$mil_ass_us_start.$B24])" office:value-type="float" office:value="4" calcext:value-type="float">
            <text:p>4</text:p>
          </table:table-cell>
          <table:table-cell table:number-matrix-columns-spanned="1" table:number-matrix-rows-spanned="1" table:formula="of:=INDEX([$military_assets.G$1:.G$1048576];[$mil_ass_us_start.$B24])" office:value-type="float" office:value="3" calcext:value-type="float">
            <text:p>3</text:p>
          </table:table-cell>
          <table:table-cell table:number-matrix-columns-spanned="1" table:number-matrix-rows-spanned="1" table:formula="of:=INDEX([$military_assets.H$1:.H$1048576];[$mil_ass_us_start.$B24])" office:value-type="float" office:value="3" calcext:value-type="float">
            <text:p>3</text:p>
          </table:table-cell>
          <table:table-cell table:number-matrix-columns-spanned="1" table:number-matrix-rows-spanned="1" table:formula="of:=INDEX([$military_assets.I$1:.I$1048576];[$mil_ass_us_start.$B24])" office:value-type="string" office:string-value="USN" calcext:value-type="string">
            <text:p>USN</text:p>
          </table:table-cell>
          <table:table-cell table:number-matrix-columns-spanned="1" table:number-matrix-rows-spanned="1" table:formula="of:=INDEX([$military_assets.J$1:.J$1048576];[$mil_ass_us_start.$B24])" office:value-type="string" office:string-value="Ship" calcext:value-type="string">
            <text:p>Ship</text:p>
          </table:table-cell>
          <table:table-cell table:number-matrix-columns-spanned="1" table:number-matrix-rows-spanned="1" table:formula="of:=INDEX([$military_assets.K$1:.K$1048576];[$mil_ass_us_start.$B24])" office:value-type="string" office:string-value="Hidden: Can be played face down. " calcext:value-type="string">
            <text:p>Hidden: Can be played face down. </text:p>
          </table:table-cell>
          <table:table-cell table:number-matrix-columns-spanned="1" table:number-matrix-rows-spanned="1" table:formula="of:=INDEX([$military_assets.L$1:.L$1048576];[$mil_ass_us_start.$B24])" office:value-type="string" office:string-value="Images/zumwalt.jpg" calcext:value-type="string">
            <text:p>Images/zumwalt.jpg</text:p>
          </table:table-cell>
          <table:table-cell table:number-matrix-columns-spanned="1" table:number-matrix-rows-spanned="1" table:formula="of:=INDEX([$military_assets.M$1:.M$1048576];[$mil_ass_us_start.$B24])" office:value-type="string" office:string-value="With a cost of $1M per shot from its main howitzer, it is important for the crew of a Zumwalt to aim carefully." calcext:value-type="string">
            <text:p>With a cost of $1M per shot from its main howitzer, it is important for the crew of a Zumwalt to aim carefully.</text:p>
          </table:table-cell>
          <table:table-cell table:number-matrix-columns-spanned="1" table:number-matrix-rows-spanned="1" table:formula="of:=INDEX([$military_assets.N$1:.N$1048576];[$mil_ass_us_start.$B24])" office:value-type="string" office:string-value="0.0.1" calcext:value-type="string">
            <text:p>0.0.1</text:p>
          </table:table-cell>
          <table:table-cell table:number-columns-repeated="47"/>
        </table:table-row>
        <table:table-row table:style-name="ro1">
          <table:table-cell office:value-type="float" office:value="0" calcext:value-type="float">
            <text:p>0</text:p>
          </table:table-cell>
          <table:table-cell office:value-type="float" office:value="11" calcext:value-type="float">
            <text:p>11</text:p>
          </table:table-cell>
          <table:table-cell table:style-name="ce15" office:value-type="string" calcext:value-type="string">
            <text:p>USS Michael Monsoor</text:p>
          </table:table-cell>
          <table:table-cell table:number-matrix-columns-spanned="1" table:number-matrix-rows-spanned="1" table:formula="of:=INDEX([$military_assets.A$1:.A$1048576];[$mil_ass_us_start.$B25])" office:value-type="string" office:string-value="Zumwalt Class DDG" calcext:value-type="string">
            <text:p>Zumwalt Class DDG</text:p>
          </table:table-cell>
          <table:table-cell table:number-matrix-columns-spanned="1" table:number-matrix-rows-spanned="1" table:formula="of:=INDEX([$military_assets.B$1:.B$1048576];[$mil_ass_us_start.$B25])" office:value-type="float" office:value="0" calcext:value-type="float">
            <text:p>0</text:p>
          </table:table-cell>
          <table:table-cell table:number-matrix-columns-spanned="1" table:number-matrix-rows-spanned="1" table:formula="of:=INDEX([$military_assets.C$1:.C$1048576];[$mil_ass_us_start.$B25])" office:value-type="float" office:value="0" calcext:value-type="float">
            <text:p>0</text:p>
          </table:table-cell>
          <table:table-cell table:number-matrix-columns-spanned="1" table:number-matrix-rows-spanned="1" table:formula="of:=INDEX([$military_assets.D$1:.D$1048576];[$mil_ass_us_start.$B25])" office:value-type="float" office:value="0" calcext:value-type="float">
            <text:p>0</text:p>
          </table:table-cell>
          <table:table-cell table:number-matrix-columns-spanned="1" table:number-matrix-rows-spanned="1" table:formula="of:=INDEX([$military_assets.E$1:.E$1048576];[$mil_ass_us_start.$B25])" office:value-type="float" office:value="2" calcext:value-type="float">
            <text:p>2</text:p>
          </table:table-cell>
          <table:table-cell table:number-matrix-columns-spanned="1" table:number-matrix-rows-spanned="1" table:formula="of:=INDEX([$military_assets.F$1:.F$1048576];[$mil_ass_us_start.$B25])" office:value-type="float" office:value="4" calcext:value-type="float">
            <text:p>4</text:p>
          </table:table-cell>
          <table:table-cell table:number-matrix-columns-spanned="1" table:number-matrix-rows-spanned="1" table:formula="of:=INDEX([$military_assets.G$1:.G$1048576];[$mil_ass_us_start.$B25])" office:value-type="float" office:value="3" calcext:value-type="float">
            <text:p>3</text:p>
          </table:table-cell>
          <table:table-cell table:number-matrix-columns-spanned="1" table:number-matrix-rows-spanned="1" table:formula="of:=INDEX([$military_assets.H$1:.H$1048576];[$mil_ass_us_start.$B25])" office:value-type="float" office:value="3" calcext:value-type="float">
            <text:p>3</text:p>
          </table:table-cell>
          <table:table-cell table:number-matrix-columns-spanned="1" table:number-matrix-rows-spanned="1" table:formula="of:=INDEX([$military_assets.I$1:.I$1048576];[$mil_ass_us_start.$B25])" office:value-type="string" office:string-value="USN" calcext:value-type="string">
            <text:p>USN</text:p>
          </table:table-cell>
          <table:table-cell table:number-matrix-columns-spanned="1" table:number-matrix-rows-spanned="1" table:formula="of:=INDEX([$military_assets.J$1:.J$1048576];[$mil_ass_us_start.$B25])" office:value-type="string" office:string-value="Ship" calcext:value-type="string">
            <text:p>Ship</text:p>
          </table:table-cell>
          <table:table-cell table:number-matrix-columns-spanned="1" table:number-matrix-rows-spanned="1" table:formula="of:=INDEX([$military_assets.K$1:.K$1048576];[$mil_ass_us_start.$B25])" office:value-type="string" office:string-value="Hidden: Can be played face down. " calcext:value-type="string">
            <text:p>Hidden: Can be played face down. </text:p>
          </table:table-cell>
          <table:table-cell table:number-matrix-columns-spanned="1" table:number-matrix-rows-spanned="1" table:formula="of:=INDEX([$military_assets.L$1:.L$1048576];[$mil_ass_us_start.$B25])" office:value-type="string" office:string-value="Images/zumwalt.jpg" calcext:value-type="string">
            <text:p>Images/zumwalt.jpg</text:p>
          </table:table-cell>
          <table:table-cell table:number-matrix-columns-spanned="1" table:number-matrix-rows-spanned="1" table:formula="of:=INDEX([$military_assets.M$1:.M$1048576];[$mil_ass_us_start.$B25])" office:value-type="string" office:string-value="With a cost of $1M per shot from its main howitzer, it is important for the crew of a Zumwalt to aim carefully." calcext:value-type="string">
            <text:p>With a cost of $1M per shot from its main howitzer, it is important for the crew of a Zumwalt to aim carefully.</text:p>
          </table:table-cell>
          <table:table-cell table:number-matrix-columns-spanned="1" table:number-matrix-rows-spanned="1" table:formula="of:=INDEX([$military_assets.N$1:.N$1048576];[$mil_ass_us_start.$B25])"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2" calcext:value-type="float">
            <text:p>12</text:p>
          </table:table-cell>
          <table:table-cell table:style-name="ce16" office:value-type="string" calcext:value-type="string">
            <text:p>Tophatters</text:p>
          </table:table-cell>
          <table:table-cell table:number-matrix-columns-spanned="1" table:number-matrix-rows-spanned="1" table:formula="of:=INDEX([$military_assets.A$1:.A$1048576];[$mil_ass_us_start.$B26])" office:value-type="string" office:string-value="F/A-18E Superhornet" calcext:value-type="string">
            <text:p>F/A-18E Superhornet</text:p>
          </table:table-cell>
          <table:table-cell table:number-matrix-columns-spanned="1" table:number-matrix-rows-spanned="1" table:formula="of:=INDEX([$military_assets.B$1:.B$1048576];[$mil_ass_us_start.$B26])" office:value-type="float" office:value="0" calcext:value-type="float">
            <text:p>0</text:p>
          </table:table-cell>
          <table:table-cell table:number-matrix-columns-spanned="1" table:number-matrix-rows-spanned="1" table:formula="of:=INDEX([$military_assets.C$1:.C$1048576];[$mil_ass_us_start.$B26])" office:value-type="float" office:value="0" calcext:value-type="float">
            <text:p>0</text:p>
          </table:table-cell>
          <table:table-cell table:number-matrix-columns-spanned="1" table:number-matrix-rows-spanned="1" table:formula="of:=INDEX([$military_assets.D$1:.D$1048576];[$mil_ass_us_start.$B26])" office:value-type="float" office:value="0" calcext:value-type="float">
            <text:p>0</text:p>
          </table:table-cell>
          <table:table-cell table:number-matrix-columns-spanned="1" table:number-matrix-rows-spanned="1" table:formula="of:=INDEX([$military_assets.E$1:.E$1048576];[$mil_ass_us_start.$B26])" office:value-type="float" office:value="4" calcext:value-type="float">
            <text:p>4</text:p>
          </table:table-cell>
          <table:table-cell table:number-matrix-columns-spanned="1" table:number-matrix-rows-spanned="1" table:formula="of:=INDEX([$military_assets.F$1:.F$1048576];[$mil_ass_us_start.$B26])" office:value-type="float" office:value="4" calcext:value-type="float">
            <text:p>4</text:p>
          </table:table-cell>
          <table:table-cell table:number-matrix-columns-spanned="1" table:number-matrix-rows-spanned="1" table:formula="of:=INDEX([$military_assets.G$1:.G$1048576];[$mil_ass_us_start.$B26])" office:value-type="float" office:value="3" calcext:value-type="float">
            <text:p>3</text:p>
          </table:table-cell>
          <table:table-cell table:number-matrix-columns-spanned="1" table:number-matrix-rows-spanned="1" table:formula="of:=INDEX([$military_assets.H$1:.H$1048576];[$mil_ass_us_start.$B26])" office:value-type="float" office:value="2" calcext:value-type="float">
            <text:p>2</text:p>
          </table:table-cell>
          <table:table-cell table:number-matrix-columns-spanned="1" table:number-matrix-rows-spanned="1" table:formula="of:=INDEX([$military_assets.I$1:.I$1048576];[$mil_ass_us_start.$B26])" office:value-type="string" office:string-value="USN" calcext:value-type="string">
            <text:p>USN</text:p>
          </table:table-cell>
          <table:table-cell table:number-matrix-columns-spanned="1" table:number-matrix-rows-spanned="1" table:formula="of:=INDEX([$military_assets.J$1:.J$1048576];[$mil_ass_us_start.$B26])" office:value-type="string" office:string-value="Squadron" calcext:value-type="string">
            <text:p>Squadron</text:p>
          </table:table-cell>
          <table:table-cell table:number-matrix-columns-spanned="1" table:number-matrix-rows-spanned="1" table:formula="of:=INDEX([$military_assets.K$1:.K$1048576];[$mil_ass_us_start.$B26])"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us_start.$B26])" office:value-type="string" office:string-value="Images/f18.jpg" calcext:value-type="string">
            <text:p>Images/f18.jpg</text:p>
          </table:table-cell>
          <table:table-cell table:number-matrix-columns-spanned="1" table:number-matrix-rows-spanned="1" table:formula="of:=INDEX([$military_assets.M$1:.M$1048576];[$mil_ass_us_start.$B26])"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us_start.$B26])"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2" calcext:value-type="float">
            <text:p>12</text:p>
          </table:table-cell>
          <table:table-cell table:style-name="ce16" office:value-type="string" calcext:value-type="string">
            <text:p>Sidewinders</text:p>
          </table:table-cell>
          <table:table-cell table:number-matrix-columns-spanned="1" table:number-matrix-rows-spanned="1" table:formula="of:=INDEX([$military_assets.A$1:.A$1048576];[$mil_ass_us_start.$B27])" office:value-type="string" office:string-value="F/A-18E Superhornet" calcext:value-type="string">
            <text:p>F/A-18E Superhornet</text:p>
          </table:table-cell>
          <table:table-cell table:number-matrix-columns-spanned="1" table:number-matrix-rows-spanned="1" table:formula="of:=INDEX([$military_assets.B$1:.B$1048576];[$mil_ass_us_start.$B27])" office:value-type="float" office:value="0" calcext:value-type="float">
            <text:p>0</text:p>
          </table:table-cell>
          <table:table-cell table:number-matrix-columns-spanned="1" table:number-matrix-rows-spanned="1" table:formula="of:=INDEX([$military_assets.C$1:.C$1048576];[$mil_ass_us_start.$B27])" office:value-type="float" office:value="0" calcext:value-type="float">
            <text:p>0</text:p>
          </table:table-cell>
          <table:table-cell table:number-matrix-columns-spanned="1" table:number-matrix-rows-spanned="1" table:formula="of:=INDEX([$military_assets.D$1:.D$1048576];[$mil_ass_us_start.$B27])" office:value-type="float" office:value="0" calcext:value-type="float">
            <text:p>0</text:p>
          </table:table-cell>
          <table:table-cell table:number-matrix-columns-spanned="1" table:number-matrix-rows-spanned="1" table:formula="of:=INDEX([$military_assets.E$1:.E$1048576];[$mil_ass_us_start.$B27])" office:value-type="float" office:value="4" calcext:value-type="float">
            <text:p>4</text:p>
          </table:table-cell>
          <table:table-cell table:number-matrix-columns-spanned="1" table:number-matrix-rows-spanned="1" table:formula="of:=INDEX([$military_assets.F$1:.F$1048576];[$mil_ass_us_start.$B27])" office:value-type="float" office:value="4" calcext:value-type="float">
            <text:p>4</text:p>
          </table:table-cell>
          <table:table-cell table:number-matrix-columns-spanned="1" table:number-matrix-rows-spanned="1" table:formula="of:=INDEX([$military_assets.G$1:.G$1048576];[$mil_ass_us_start.$B27])" office:value-type="float" office:value="3" calcext:value-type="float">
            <text:p>3</text:p>
          </table:table-cell>
          <table:table-cell table:number-matrix-columns-spanned="1" table:number-matrix-rows-spanned="1" table:formula="of:=INDEX([$military_assets.H$1:.H$1048576];[$mil_ass_us_start.$B27])" office:value-type="float" office:value="2" calcext:value-type="float">
            <text:p>2</text:p>
          </table:table-cell>
          <table:table-cell table:number-matrix-columns-spanned="1" table:number-matrix-rows-spanned="1" table:formula="of:=INDEX([$military_assets.I$1:.I$1048576];[$mil_ass_us_start.$B27])" office:value-type="string" office:string-value="USN" calcext:value-type="string">
            <text:p>USN</text:p>
          </table:table-cell>
          <table:table-cell table:number-matrix-columns-spanned="1" table:number-matrix-rows-spanned="1" table:formula="of:=INDEX([$military_assets.J$1:.J$1048576];[$mil_ass_us_start.$B27])" office:value-type="string" office:string-value="Squadron" calcext:value-type="string">
            <text:p>Squadron</text:p>
          </table:table-cell>
          <table:table-cell table:number-matrix-columns-spanned="1" table:number-matrix-rows-spanned="1" table:formula="of:=INDEX([$military_assets.K$1:.K$1048576];[$mil_ass_us_start.$B27])"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us_start.$B27])" office:value-type="string" office:string-value="Images/f18.jpg" calcext:value-type="string">
            <text:p>Images/f18.jpg</text:p>
          </table:table-cell>
          <table:table-cell table:number-matrix-columns-spanned="1" table:number-matrix-rows-spanned="1" table:formula="of:=INDEX([$military_assets.M$1:.M$1048576];[$mil_ass_us_start.$B27])"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us_start.$B27])"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2" calcext:value-type="float">
            <text:p>12</text:p>
          </table:table-cell>
          <table:table-cell table:style-name="ce16" office:value-type="string" calcext:value-type="string">
            <text:p>Eagles</text:p>
          </table:table-cell>
          <table:table-cell table:number-matrix-columns-spanned="1" table:number-matrix-rows-spanned="1" table:formula="of:=INDEX([$military_assets.A$1:.A$1048576];[$mil_ass_us_start.$B28])" office:value-type="string" office:string-value="F/A-18E Superhornet" calcext:value-type="string">
            <text:p>F/A-18E Superhornet</text:p>
          </table:table-cell>
          <table:table-cell table:number-matrix-columns-spanned="1" table:number-matrix-rows-spanned="1" table:formula="of:=INDEX([$military_assets.B$1:.B$1048576];[$mil_ass_us_start.$B28])" office:value-type="float" office:value="0" calcext:value-type="float">
            <text:p>0</text:p>
          </table:table-cell>
          <table:table-cell table:number-matrix-columns-spanned="1" table:number-matrix-rows-spanned="1" table:formula="of:=INDEX([$military_assets.C$1:.C$1048576];[$mil_ass_us_start.$B28])" office:value-type="float" office:value="0" calcext:value-type="float">
            <text:p>0</text:p>
          </table:table-cell>
          <table:table-cell table:number-matrix-columns-spanned="1" table:number-matrix-rows-spanned="1" table:formula="of:=INDEX([$military_assets.D$1:.D$1048576];[$mil_ass_us_start.$B28])" office:value-type="float" office:value="0" calcext:value-type="float">
            <text:p>0</text:p>
          </table:table-cell>
          <table:table-cell table:number-matrix-columns-spanned="1" table:number-matrix-rows-spanned="1" table:formula="of:=INDEX([$military_assets.E$1:.E$1048576];[$mil_ass_us_start.$B28])" office:value-type="float" office:value="4" calcext:value-type="float">
            <text:p>4</text:p>
          </table:table-cell>
          <table:table-cell table:number-matrix-columns-spanned="1" table:number-matrix-rows-spanned="1" table:formula="of:=INDEX([$military_assets.F$1:.F$1048576];[$mil_ass_us_start.$B28])" office:value-type="float" office:value="4" calcext:value-type="float">
            <text:p>4</text:p>
          </table:table-cell>
          <table:table-cell table:number-matrix-columns-spanned="1" table:number-matrix-rows-spanned="1" table:formula="of:=INDEX([$military_assets.G$1:.G$1048576];[$mil_ass_us_start.$B28])" office:value-type="float" office:value="3" calcext:value-type="float">
            <text:p>3</text:p>
          </table:table-cell>
          <table:table-cell table:number-matrix-columns-spanned="1" table:number-matrix-rows-spanned="1" table:formula="of:=INDEX([$military_assets.H$1:.H$1048576];[$mil_ass_us_start.$B28])" office:value-type="float" office:value="2" calcext:value-type="float">
            <text:p>2</text:p>
          </table:table-cell>
          <table:table-cell table:number-matrix-columns-spanned="1" table:number-matrix-rows-spanned="1" table:formula="of:=INDEX([$military_assets.I$1:.I$1048576];[$mil_ass_us_start.$B28])" office:value-type="string" office:string-value="USN" calcext:value-type="string">
            <text:p>USN</text:p>
          </table:table-cell>
          <table:table-cell table:number-matrix-columns-spanned="1" table:number-matrix-rows-spanned="1" table:formula="of:=INDEX([$military_assets.J$1:.J$1048576];[$mil_ass_us_start.$B28])" office:value-type="string" office:string-value="Squadron" calcext:value-type="string">
            <text:p>Squadron</text:p>
          </table:table-cell>
          <table:table-cell table:number-matrix-columns-spanned="1" table:number-matrix-rows-spanned="1" table:formula="of:=INDEX([$military_assets.K$1:.K$1048576];[$mil_ass_us_start.$B28])"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us_start.$B28])" office:value-type="string" office:string-value="Images/f18.jpg" calcext:value-type="string">
            <text:p>Images/f18.jpg</text:p>
          </table:table-cell>
          <table:table-cell table:number-matrix-columns-spanned="1" table:number-matrix-rows-spanned="1" table:formula="of:=INDEX([$military_assets.M$1:.M$1048576];[$mil_ass_us_start.$B28])"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us_start.$B28])"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2" calcext:value-type="float">
            <text:p>12</text:p>
          </table:table-cell>
          <table:table-cell table:style-name="ce16" office:value-type="string" calcext:value-type="string">
            <text:p>Warhawks</text:p>
          </table:table-cell>
          <table:table-cell table:number-matrix-columns-spanned="1" table:number-matrix-rows-spanned="1" table:formula="of:=INDEX([$military_assets.A$1:.A$1048576];[$mil_ass_us_start.$B29])" office:value-type="string" office:string-value="F/A-18E Superhornet" calcext:value-type="string">
            <text:p>F/A-18E Superhornet</text:p>
          </table:table-cell>
          <table:table-cell table:number-matrix-columns-spanned="1" table:number-matrix-rows-spanned="1" table:formula="of:=INDEX([$military_assets.B$1:.B$1048576];[$mil_ass_us_start.$B29])" office:value-type="float" office:value="0" calcext:value-type="float">
            <text:p>0</text:p>
          </table:table-cell>
          <table:table-cell table:number-matrix-columns-spanned="1" table:number-matrix-rows-spanned="1" table:formula="of:=INDEX([$military_assets.C$1:.C$1048576];[$mil_ass_us_start.$B29])" office:value-type="float" office:value="0" calcext:value-type="float">
            <text:p>0</text:p>
          </table:table-cell>
          <table:table-cell table:number-matrix-columns-spanned="1" table:number-matrix-rows-spanned="1" table:formula="of:=INDEX([$military_assets.D$1:.D$1048576];[$mil_ass_us_start.$B29])" office:value-type="float" office:value="0" calcext:value-type="float">
            <text:p>0</text:p>
          </table:table-cell>
          <table:table-cell table:number-matrix-columns-spanned="1" table:number-matrix-rows-spanned="1" table:formula="of:=INDEX([$military_assets.E$1:.E$1048576];[$mil_ass_us_start.$B29])" office:value-type="float" office:value="4" calcext:value-type="float">
            <text:p>4</text:p>
          </table:table-cell>
          <table:table-cell table:number-matrix-columns-spanned="1" table:number-matrix-rows-spanned="1" table:formula="of:=INDEX([$military_assets.F$1:.F$1048576];[$mil_ass_us_start.$B29])" office:value-type="float" office:value="4" calcext:value-type="float">
            <text:p>4</text:p>
          </table:table-cell>
          <table:table-cell table:number-matrix-columns-spanned="1" table:number-matrix-rows-spanned="1" table:formula="of:=INDEX([$military_assets.G$1:.G$1048576];[$mil_ass_us_start.$B29])" office:value-type="float" office:value="3" calcext:value-type="float">
            <text:p>3</text:p>
          </table:table-cell>
          <table:table-cell table:number-matrix-columns-spanned="1" table:number-matrix-rows-spanned="1" table:formula="of:=INDEX([$military_assets.H$1:.H$1048576];[$mil_ass_us_start.$B29])" office:value-type="float" office:value="2" calcext:value-type="float">
            <text:p>2</text:p>
          </table:table-cell>
          <table:table-cell table:number-matrix-columns-spanned="1" table:number-matrix-rows-spanned="1" table:formula="of:=INDEX([$military_assets.I$1:.I$1048576];[$mil_ass_us_start.$B29])" office:value-type="string" office:string-value="USN" calcext:value-type="string">
            <text:p>USN</text:p>
          </table:table-cell>
          <table:table-cell table:number-matrix-columns-spanned="1" table:number-matrix-rows-spanned="1" table:formula="of:=INDEX([$military_assets.J$1:.J$1048576];[$mil_ass_us_start.$B29])" office:value-type="string" office:string-value="Squadron" calcext:value-type="string">
            <text:p>Squadron</text:p>
          </table:table-cell>
          <table:table-cell table:number-matrix-columns-spanned="1" table:number-matrix-rows-spanned="1" table:formula="of:=INDEX([$military_assets.K$1:.K$1048576];[$mil_ass_us_start.$B29])"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us_start.$B29])" office:value-type="string" office:string-value="Images/f18.jpg" calcext:value-type="string">
            <text:p>Images/f18.jpg</text:p>
          </table:table-cell>
          <table:table-cell table:number-matrix-columns-spanned="1" table:number-matrix-rows-spanned="1" table:formula="of:=INDEX([$military_assets.M$1:.M$1048576];[$mil_ass_us_start.$B29])"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us_start.$B29])"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2" calcext:value-type="float">
            <text:p>12</text:p>
          </table:table-cell>
          <table:table-cell table:style-name="ce16" office:value-type="string" calcext:value-type="string">
            <text:p>Vigilantes</text:p>
          </table:table-cell>
          <table:table-cell table:number-matrix-columns-spanned="1" table:number-matrix-rows-spanned="1" table:formula="of:=INDEX([$military_assets.A$1:.A$1048576];[$mil_ass_us_start.$B30])" office:value-type="string" office:string-value="F/A-18E Superhornet" calcext:value-type="string">
            <text:p>F/A-18E Superhornet</text:p>
          </table:table-cell>
          <table:table-cell table:number-matrix-columns-spanned="1" table:number-matrix-rows-spanned="1" table:formula="of:=INDEX([$military_assets.B$1:.B$1048576];[$mil_ass_us_start.$B30])" office:value-type="float" office:value="0" calcext:value-type="float">
            <text:p>0</text:p>
          </table:table-cell>
          <table:table-cell table:number-matrix-columns-spanned="1" table:number-matrix-rows-spanned="1" table:formula="of:=INDEX([$military_assets.C$1:.C$1048576];[$mil_ass_us_start.$B30])" office:value-type="float" office:value="0" calcext:value-type="float">
            <text:p>0</text:p>
          </table:table-cell>
          <table:table-cell table:number-matrix-columns-spanned="1" table:number-matrix-rows-spanned="1" table:formula="of:=INDEX([$military_assets.D$1:.D$1048576];[$mil_ass_us_start.$B30])" office:value-type="float" office:value="0" calcext:value-type="float">
            <text:p>0</text:p>
          </table:table-cell>
          <table:table-cell table:number-matrix-columns-spanned="1" table:number-matrix-rows-spanned="1" table:formula="of:=INDEX([$military_assets.E$1:.E$1048576];[$mil_ass_us_start.$B30])" office:value-type="float" office:value="4" calcext:value-type="float">
            <text:p>4</text:p>
          </table:table-cell>
          <table:table-cell table:number-matrix-columns-spanned="1" table:number-matrix-rows-spanned="1" table:formula="of:=INDEX([$military_assets.F$1:.F$1048576];[$mil_ass_us_start.$B30])" office:value-type="float" office:value="4" calcext:value-type="float">
            <text:p>4</text:p>
          </table:table-cell>
          <table:table-cell table:number-matrix-columns-spanned="1" table:number-matrix-rows-spanned="1" table:formula="of:=INDEX([$military_assets.G$1:.G$1048576];[$mil_ass_us_start.$B30])" office:value-type="float" office:value="3" calcext:value-type="float">
            <text:p>3</text:p>
          </table:table-cell>
          <table:table-cell table:number-matrix-columns-spanned="1" table:number-matrix-rows-spanned="1" table:formula="of:=INDEX([$military_assets.H$1:.H$1048576];[$mil_ass_us_start.$B30])" office:value-type="float" office:value="2" calcext:value-type="float">
            <text:p>2</text:p>
          </table:table-cell>
          <table:table-cell table:number-matrix-columns-spanned="1" table:number-matrix-rows-spanned="1" table:formula="of:=INDEX([$military_assets.I$1:.I$1048576];[$mil_ass_us_start.$B30])" office:value-type="string" office:string-value="USN" calcext:value-type="string">
            <text:p>USN</text:p>
          </table:table-cell>
          <table:table-cell table:number-matrix-columns-spanned="1" table:number-matrix-rows-spanned="1" table:formula="of:=INDEX([$military_assets.J$1:.J$1048576];[$mil_ass_us_start.$B30])" office:value-type="string" office:string-value="Squadron" calcext:value-type="string">
            <text:p>Squadron</text:p>
          </table:table-cell>
          <table:table-cell table:number-matrix-columns-spanned="1" table:number-matrix-rows-spanned="1" table:formula="of:=INDEX([$military_assets.K$1:.K$1048576];[$mil_ass_us_start.$B30])"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us_start.$B30])" office:value-type="string" office:string-value="Images/f18.jpg" calcext:value-type="string">
            <text:p>Images/f18.jpg</text:p>
          </table:table-cell>
          <table:table-cell table:number-matrix-columns-spanned="1" table:number-matrix-rows-spanned="1" table:formula="of:=INDEX([$military_assets.M$1:.M$1048576];[$mil_ass_us_start.$B30])"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us_start.$B30])"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13" calcext:value-type="float">
            <text:p>13</text:p>
          </table:table-cell>
          <table:table-cell table:style-name="ce16" office:value-type="string" calcext:value-type="string">
            <text:p>Green Knights</text:p>
          </table:table-cell>
          <table:table-cell table:number-matrix-columns-spanned="1" table:number-matrix-rows-spanned="1" table:formula="of:=INDEX([$military_assets.A$1:.A$1048576];[$mil_ass_us_start.$B31])" office:value-type="string" office:string-value="F-35B Lightning II" calcext:value-type="string">
            <text:p>F-35B Lightning II</text:p>
          </table:table-cell>
          <table:table-cell table:number-matrix-columns-spanned="1" table:number-matrix-rows-spanned="1" table:formula="of:=INDEX([$military_assets.B$1:.B$1048576];[$mil_ass_us_start.$B31])" office:value-type="float" office:value="0" calcext:value-type="float">
            <text:p>0</text:p>
          </table:table-cell>
          <table:table-cell table:number-matrix-columns-spanned="1" table:number-matrix-rows-spanned="1" table:formula="of:=INDEX([$military_assets.C$1:.C$1048576];[$mil_ass_us_start.$B31])" office:value-type="float" office:value="0" calcext:value-type="float">
            <text:p>0</text:p>
          </table:table-cell>
          <table:table-cell table:number-matrix-columns-spanned="1" table:number-matrix-rows-spanned="1" table:formula="of:=INDEX([$military_assets.D$1:.D$1048576];[$mil_ass_us_start.$B31])" office:value-type="float" office:value="0" calcext:value-type="float">
            <text:p>0</text:p>
          </table:table-cell>
          <table:table-cell table:number-matrix-columns-spanned="1" table:number-matrix-rows-spanned="1" table:formula="of:=INDEX([$military_assets.E$1:.E$1048576];[$mil_ass_us_start.$B31])" office:value-type="float" office:value="4" calcext:value-type="float">
            <text:p>4</text:p>
          </table:table-cell>
          <table:table-cell table:number-matrix-columns-spanned="1" table:number-matrix-rows-spanned="1" table:formula="of:=INDEX([$military_assets.F$1:.F$1048576];[$mil_ass_us_start.$B31])" office:value-type="float" office:value="3" calcext:value-type="float">
            <text:p>3</text:p>
          </table:table-cell>
          <table:table-cell table:number-matrix-columns-spanned="1" table:number-matrix-rows-spanned="1" table:formula="of:=INDEX([$military_assets.G$1:.G$1048576];[$mil_ass_us_start.$B31])" office:value-type="float" office:value="2" calcext:value-type="float">
            <text:p>2</text:p>
          </table:table-cell>
          <table:table-cell table:number-matrix-columns-spanned="1" table:number-matrix-rows-spanned="1" table:formula="of:=INDEX([$military_assets.H$1:.H$1048576];[$mil_ass_us_start.$B31])" office:value-type="float" office:value="3" calcext:value-type="float">
            <text:p>3</text:p>
          </table:table-cell>
          <table:table-cell table:number-matrix-columns-spanned="1" table:number-matrix-rows-spanned="1" table:formula="of:=INDEX([$military_assets.I$1:.I$1048576];[$mil_ass_us_start.$B31])" office:value-type="string" office:string-value="USN" calcext:value-type="string">
            <text:p>USN</text:p>
          </table:table-cell>
          <table:table-cell table:number-matrix-columns-spanned="1" table:number-matrix-rows-spanned="1" table:formula="of:=INDEX([$military_assets.J$1:.J$1048576];[$mil_ass_us_start.$B31])" office:value-type="string" office:string-value="Squadron" calcext:value-type="string">
            <text:p>Squadron</text:p>
          </table:table-cell>
          <table:table-cell table:number-matrix-columns-spanned="1" table:number-matrix-rows-spanned="1" table:formula="of:=INDEX([$military_assets.K$1:.K$1048576];[$mil_ass_us_start.$B31])" office:value-type="string" office:string-value="Hidden: Can be played face down. &#10;Ambush: This asset deals damage during the Ambush Damage Step.&#10;VTOL-Compatible." calcext:value-type="string">
            <text:p>Hidden: Can be played face down. </text:p>
            <text:p>Ambush: This asset deals damage during the Ambush Damage Step.</text:p>
            <text:p>VTOL-Compatible.</text:p>
          </table:table-cell>
          <table:table-cell table:number-matrix-columns-spanned="1" table:number-matrix-rows-spanned="1" table:formula="of:=INDEX([$military_assets.L$1:.L$1048576];[$mil_ass_us_start.$B31])" office:value-type="string" office:string-value="Images/f35b.jpg" calcext:value-type="string">
            <text:p>Images/f35b.jpg</text:p>
          </table:table-cell>
          <table:table-cell table:number-matrix-columns-spanned="1" table:number-matrix-rows-spanned="1" table:formula="of:=INDEX([$military_assets.M$1:.M$1048576];[$mil_ass_us_start.$B31])" office:value-type="string" office:string-value="The F-35B is a special variant of the F-35 capable of taking off and landing vertically. This allows it to be stationed on smaller carriers that have typically not been able to field cutting-edge aircraft." calcext:value-type="string">
            <text:p>The F-35B is a special variant of the F-35 capable of taking off and landing vertically. This allows it to be stationed on smaller carriers that have typically not been able to field cutting-edge aircraft.</text:p>
          </table:table-cell>
          <table:table-cell table:number-matrix-columns-spanned="1" table:number-matrix-rows-spanned="1" table:formula="of:=INDEX([$military_assets.N$1:.N$1048576];[$mil_ass_us_start.$B31])"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13" calcext:value-type="float">
            <text:p>13</text:p>
          </table:table-cell>
          <table:table-cell table:style-name="ce16" office:value-type="string" calcext:value-type="string">
            <text:p>Flying Leathernecks</text:p>
          </table:table-cell>
          <table:table-cell table:number-matrix-columns-spanned="1" table:number-matrix-rows-spanned="1" table:formula="of:=INDEX([$military_assets.A$1:.A$1048576];[$mil_ass_us_start.$B32])" office:value-type="string" office:string-value="F-35B Lightning II" calcext:value-type="string">
            <text:p>F-35B Lightning II</text:p>
          </table:table-cell>
          <table:table-cell table:number-matrix-columns-spanned="1" table:number-matrix-rows-spanned="1" table:formula="of:=INDEX([$military_assets.B$1:.B$1048576];[$mil_ass_us_start.$B32])" office:value-type="float" office:value="0" calcext:value-type="float">
            <text:p>0</text:p>
          </table:table-cell>
          <table:table-cell table:number-matrix-columns-spanned="1" table:number-matrix-rows-spanned="1" table:formula="of:=INDEX([$military_assets.C$1:.C$1048576];[$mil_ass_us_start.$B32])" office:value-type="float" office:value="0" calcext:value-type="float">
            <text:p>0</text:p>
          </table:table-cell>
          <table:table-cell table:number-matrix-columns-spanned="1" table:number-matrix-rows-spanned="1" table:formula="of:=INDEX([$military_assets.D$1:.D$1048576];[$mil_ass_us_start.$B32])" office:value-type="float" office:value="0" calcext:value-type="float">
            <text:p>0</text:p>
          </table:table-cell>
          <table:table-cell table:number-matrix-columns-spanned="1" table:number-matrix-rows-spanned="1" table:formula="of:=INDEX([$military_assets.E$1:.E$1048576];[$mil_ass_us_start.$B32])" office:value-type="float" office:value="4" calcext:value-type="float">
            <text:p>4</text:p>
          </table:table-cell>
          <table:table-cell table:number-matrix-columns-spanned="1" table:number-matrix-rows-spanned="1" table:formula="of:=INDEX([$military_assets.F$1:.F$1048576];[$mil_ass_us_start.$B32])" office:value-type="float" office:value="3" calcext:value-type="float">
            <text:p>3</text:p>
          </table:table-cell>
          <table:table-cell table:number-matrix-columns-spanned="1" table:number-matrix-rows-spanned="1" table:formula="of:=INDEX([$military_assets.G$1:.G$1048576];[$mil_ass_us_start.$B32])" office:value-type="float" office:value="2" calcext:value-type="float">
            <text:p>2</text:p>
          </table:table-cell>
          <table:table-cell table:number-matrix-columns-spanned="1" table:number-matrix-rows-spanned="1" table:formula="of:=INDEX([$military_assets.H$1:.H$1048576];[$mil_ass_us_start.$B32])" office:value-type="float" office:value="3" calcext:value-type="float">
            <text:p>3</text:p>
          </table:table-cell>
          <table:table-cell table:number-matrix-columns-spanned="1" table:number-matrix-rows-spanned="1" table:formula="of:=INDEX([$military_assets.I$1:.I$1048576];[$mil_ass_us_start.$B32])" office:value-type="string" office:string-value="USN" calcext:value-type="string">
            <text:p>USN</text:p>
          </table:table-cell>
          <table:table-cell table:number-matrix-columns-spanned="1" table:number-matrix-rows-spanned="1" table:formula="of:=INDEX([$military_assets.J$1:.J$1048576];[$mil_ass_us_start.$B32])" office:value-type="string" office:string-value="Squadron" calcext:value-type="string">
            <text:p>Squadron</text:p>
          </table:table-cell>
          <table:table-cell table:number-matrix-columns-spanned="1" table:number-matrix-rows-spanned="1" table:formula="of:=INDEX([$military_assets.K$1:.K$1048576];[$mil_ass_us_start.$B32])" office:value-type="string" office:string-value="Hidden: Can be played face down. &#10;Ambush: This asset deals damage during the Ambush Damage Step.&#10;VTOL-Compatible." calcext:value-type="string">
            <text:p>Hidden: Can be played face down. </text:p>
            <text:p>Ambush: This asset deals damage during the Ambush Damage Step.</text:p>
            <text:p>VTOL-Compatible.</text:p>
          </table:table-cell>
          <table:table-cell table:number-matrix-columns-spanned="1" table:number-matrix-rows-spanned="1" table:formula="of:=INDEX([$military_assets.L$1:.L$1048576];[$mil_ass_us_start.$B32])" office:value-type="string" office:string-value="Images/f35b.jpg" calcext:value-type="string">
            <text:p>Images/f35b.jpg</text:p>
          </table:table-cell>
          <table:table-cell table:number-matrix-columns-spanned="1" table:number-matrix-rows-spanned="1" table:formula="of:=INDEX([$military_assets.M$1:.M$1048576];[$mil_ass_us_start.$B32])" office:value-type="string" office:string-value="The F-35B is a special variant of the F-35 capable of taking off and landing vertically. This allows it to be stationed on smaller carriers that have typically not been able to field cutting-edge aircraft." calcext:value-type="string">
            <text:p>The F-35B is a special variant of the F-35 capable of taking off and landing vertically. This allows it to be stationed on smaller carriers that have typically not been able to field cutting-edge aircraft.</text:p>
          </table:table-cell>
          <table:table-cell table:number-matrix-columns-spanned="1" table:number-matrix-rows-spanned="1" table:formula="of:=INDEX([$military_assets.N$1:.N$1048576];[$mil_ass_us_start.$B32])"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13" calcext:value-type="float">
            <text:p>13</text:p>
          </table:table-cell>
          <table:table-cell table:style-name="ce16" office:value-type="string" calcext:value-type="string">
            <text:p>Wake Island Avengers</text:p>
          </table:table-cell>
          <table:table-cell table:number-matrix-columns-spanned="1" table:number-matrix-rows-spanned="1" table:formula="of:=INDEX([$military_assets.A$1:.A$1048576];[$mil_ass_us_start.$B33])" office:value-type="string" office:string-value="F-35B Lightning II" calcext:value-type="string">
            <text:p>F-35B Lightning II</text:p>
          </table:table-cell>
          <table:table-cell table:number-matrix-columns-spanned="1" table:number-matrix-rows-spanned="1" table:formula="of:=INDEX([$military_assets.B$1:.B$1048576];[$mil_ass_us_start.$B33])" office:value-type="float" office:value="0" calcext:value-type="float">
            <text:p>0</text:p>
          </table:table-cell>
          <table:table-cell table:number-matrix-columns-spanned="1" table:number-matrix-rows-spanned="1" table:formula="of:=INDEX([$military_assets.C$1:.C$1048576];[$mil_ass_us_start.$B33])" office:value-type="float" office:value="0" calcext:value-type="float">
            <text:p>0</text:p>
          </table:table-cell>
          <table:table-cell table:number-matrix-columns-spanned="1" table:number-matrix-rows-spanned="1" table:formula="of:=INDEX([$military_assets.D$1:.D$1048576];[$mil_ass_us_start.$B33])" office:value-type="float" office:value="0" calcext:value-type="float">
            <text:p>0</text:p>
          </table:table-cell>
          <table:table-cell table:number-matrix-columns-spanned="1" table:number-matrix-rows-spanned="1" table:formula="of:=INDEX([$military_assets.E$1:.E$1048576];[$mil_ass_us_start.$B33])" office:value-type="float" office:value="4" calcext:value-type="float">
            <text:p>4</text:p>
          </table:table-cell>
          <table:table-cell table:number-matrix-columns-spanned="1" table:number-matrix-rows-spanned="1" table:formula="of:=INDEX([$military_assets.F$1:.F$1048576];[$mil_ass_us_start.$B33])" office:value-type="float" office:value="3" calcext:value-type="float">
            <text:p>3</text:p>
          </table:table-cell>
          <table:table-cell table:number-matrix-columns-spanned="1" table:number-matrix-rows-spanned="1" table:formula="of:=INDEX([$military_assets.G$1:.G$1048576];[$mil_ass_us_start.$B33])" office:value-type="float" office:value="2" calcext:value-type="float">
            <text:p>2</text:p>
          </table:table-cell>
          <table:table-cell table:number-matrix-columns-spanned="1" table:number-matrix-rows-spanned="1" table:formula="of:=INDEX([$military_assets.H$1:.H$1048576];[$mil_ass_us_start.$B33])" office:value-type="float" office:value="3" calcext:value-type="float">
            <text:p>3</text:p>
          </table:table-cell>
          <table:table-cell table:number-matrix-columns-spanned="1" table:number-matrix-rows-spanned="1" table:formula="of:=INDEX([$military_assets.I$1:.I$1048576];[$mil_ass_us_start.$B33])" office:value-type="string" office:string-value="USN" calcext:value-type="string">
            <text:p>USN</text:p>
          </table:table-cell>
          <table:table-cell table:number-matrix-columns-spanned="1" table:number-matrix-rows-spanned="1" table:formula="of:=INDEX([$military_assets.J$1:.J$1048576];[$mil_ass_us_start.$B33])" office:value-type="string" office:string-value="Squadron" calcext:value-type="string">
            <text:p>Squadron</text:p>
          </table:table-cell>
          <table:table-cell table:number-matrix-columns-spanned="1" table:number-matrix-rows-spanned="1" table:formula="of:=INDEX([$military_assets.K$1:.K$1048576];[$mil_ass_us_start.$B33])" office:value-type="string" office:string-value="Hidden: Can be played face down. &#10;Ambush: This asset deals damage during the Ambush Damage Step.&#10;VTOL-Compatible." calcext:value-type="string">
            <text:p>Hidden: Can be played face down. </text:p>
            <text:p>Ambush: This asset deals damage during the Ambush Damage Step.</text:p>
            <text:p>VTOL-Compatible.</text:p>
          </table:table-cell>
          <table:table-cell table:number-matrix-columns-spanned="1" table:number-matrix-rows-spanned="1" table:formula="of:=INDEX([$military_assets.L$1:.L$1048576];[$mil_ass_us_start.$B33])" office:value-type="string" office:string-value="Images/f35b.jpg" calcext:value-type="string">
            <text:p>Images/f35b.jpg</text:p>
          </table:table-cell>
          <table:table-cell table:number-matrix-columns-spanned="1" table:number-matrix-rows-spanned="1" table:formula="of:=INDEX([$military_assets.M$1:.M$1048576];[$mil_ass_us_start.$B33])" office:value-type="string" office:string-value="The F-35B is a special variant of the F-35 capable of taking off and landing vertically. This allows it to be stationed on smaller carriers that have typically not been able to field cutting-edge aircraft." calcext:value-type="string">
            <text:p>The F-35B is a special variant of the F-35 capable of taking off and landing vertically. This allows it to be stationed on smaller carriers that have typically not been able to field cutting-edge aircraft.</text:p>
          </table:table-cell>
          <table:table-cell table:number-matrix-columns-spanned="1" table:number-matrix-rows-spanned="1" table:formula="of:=INDEX([$military_assets.N$1:.N$1048576];[$mil_ass_us_start.$B33])"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4" calcext:value-type="float">
            <text:p>14</text:p>
          </table:table-cell>
          <table:table-cell table:style-name="ce16" office:value-type="string" calcext:value-type="string">
            <text:p>Black Knights</text:p>
          </table:table-cell>
          <table:table-cell table:number-matrix-columns-spanned="1" table:number-matrix-rows-spanned="1" table:formula="of:=INDEX([$military_assets.A$1:.A$1048576];[$mil_ass_us_start.$B34])" office:value-type="string" office:string-value="F-35C  Lightning II" calcext:value-type="string">
            <text:p>F-35C <text:s/>Lightning II</text:p>
          </table:table-cell>
          <table:table-cell table:number-matrix-columns-spanned="1" table:number-matrix-rows-spanned="1" table:formula="of:=INDEX([$military_assets.B$1:.B$1048576];[$mil_ass_us_start.$B34])" office:value-type="float" office:value="0" calcext:value-type="float">
            <text:p>0</text:p>
          </table:table-cell>
          <table:table-cell table:number-matrix-columns-spanned="1" table:number-matrix-rows-spanned="1" table:formula="of:=INDEX([$military_assets.C$1:.C$1048576];[$mil_ass_us_start.$B34])" office:value-type="float" office:value="0" calcext:value-type="float">
            <text:p>0</text:p>
          </table:table-cell>
          <table:table-cell table:number-matrix-columns-spanned="1" table:number-matrix-rows-spanned="1" table:formula="of:=INDEX([$military_assets.D$1:.D$1048576];[$mil_ass_us_start.$B34])" office:value-type="float" office:value="0" calcext:value-type="float">
            <text:p>0</text:p>
          </table:table-cell>
          <table:table-cell table:number-matrix-columns-spanned="1" table:number-matrix-rows-spanned="1" table:formula="of:=INDEX([$military_assets.E$1:.E$1048576];[$mil_ass_us_start.$B34])" office:value-type="float" office:value="4" calcext:value-type="float">
            <text:p>4</text:p>
          </table:table-cell>
          <table:table-cell table:number-matrix-columns-spanned="1" table:number-matrix-rows-spanned="1" table:formula="of:=INDEX([$military_assets.F$1:.F$1048576];[$mil_ass_us_start.$B34])" office:value-type="float" office:value="4" calcext:value-type="float">
            <text:p>4</text:p>
          </table:table-cell>
          <table:table-cell table:number-matrix-columns-spanned="1" table:number-matrix-rows-spanned="1" table:formula="of:=INDEX([$military_assets.G$1:.G$1048576];[$mil_ass_us_start.$B34])" office:value-type="float" office:value="2" calcext:value-type="float">
            <text:p>2</text:p>
          </table:table-cell>
          <table:table-cell table:number-matrix-columns-spanned="1" table:number-matrix-rows-spanned="1" table:formula="of:=INDEX([$military_assets.H$1:.H$1048576];[$mil_ass_us_start.$B34])" office:value-type="float" office:value="2" calcext:value-type="float">
            <text:p>2</text:p>
          </table:table-cell>
          <table:table-cell table:number-matrix-columns-spanned="1" table:number-matrix-rows-spanned="1" table:formula="of:=INDEX([$military_assets.I$1:.I$1048576];[$mil_ass_us_start.$B34])" office:value-type="string" office:string-value="USN" calcext:value-type="string">
            <text:p>USN</text:p>
          </table:table-cell>
          <table:table-cell table:number-matrix-columns-spanned="1" table:number-matrix-rows-spanned="1" table:formula="of:=INDEX([$military_assets.J$1:.J$1048576];[$mil_ass_us_start.$B34])" office:value-type="string" office:string-value="Squadron" calcext:value-type="string">
            <text:p>Squadron</text:p>
          </table:table-cell>
          <table:table-cell table:number-matrix-columns-spanned="1" table:number-matrix-rows-spanned="1" table:formula="of:=INDEX([$military_assets.K$1:.K$1048576];[$mil_ass_us_start.$B34])" office:value-type="string" office:string-value="Hidden: Can be played face down. &#10;Ambush: This asset deals damage during the Ambush Damage Step.&#10;CATOBAR-Compatible." calcext:value-type="string">
            <text:p>Hidden: Can be played face down. </text:p>
            <text:p>Ambush: This asset deals damage during the Ambush Damage Step.</text:p>
            <text:p>CATOBAR-Compatible.</text:p>
          </table:table-cell>
          <table:table-cell table:number-matrix-columns-spanned="1" table:number-matrix-rows-spanned="1" table:formula="of:=INDEX([$military_assets.L$1:.L$1048576];[$mil_ass_us_start.$B34])" office:value-type="string" office:string-value="Images/f35c.jpg" calcext:value-type="string">
            <text:p>Images/f35c.jpg</text:p>
          </table:table-cell>
          <table:table-cell table:number-matrix-columns-spanned="1" table:number-matrix-rows-spanned="1" table:formula="of:=INDEX([$military_assets.M$1:.M$1048576];[$mil_ass_us_start.$B34])" office:value-type="string" office:string-value="The F-35 acquisition program cost of just under $450 billion USD would be enough to buy 450 billion $1 cheeseburgers - enough to kill all humans on earth." calcext:value-type="string">
            <text:p>The F-35 acquisition program cost of just under $450 billion USD would be enough to buy 450 billion $1 cheeseburgers - enough to kill all humans on earth.</text:p>
          </table:table-cell>
          <table:table-cell table:number-matrix-columns-spanned="1" table:number-matrix-rows-spanned="1" table:formula="of:=INDEX([$military_assets.N$1:.N$1048576];[$mil_ass_us_start.$B34])"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4" calcext:value-type="float">
            <text:p>14</text:p>
          </table:table-cell>
          <table:table-cell table:style-name="ce16" office:value-type="string" calcext:value-type="string">
            <text:p>Rough Raiders</text:p>
          </table:table-cell>
          <table:table-cell table:number-matrix-columns-spanned="1" table:number-matrix-rows-spanned="1" table:formula="of:=INDEX([$military_assets.A$1:.A$1048576];[$mil_ass_us_start.$B35])" office:value-type="string" office:string-value="F-35C  Lightning II" calcext:value-type="string">
            <text:p>F-35C <text:s/>Lightning II</text:p>
          </table:table-cell>
          <table:table-cell table:number-matrix-columns-spanned="1" table:number-matrix-rows-spanned="1" table:formula="of:=INDEX([$military_assets.B$1:.B$1048576];[$mil_ass_us_start.$B35])" office:value-type="float" office:value="0" calcext:value-type="float">
            <text:p>0</text:p>
          </table:table-cell>
          <table:table-cell table:number-matrix-columns-spanned="1" table:number-matrix-rows-spanned="1" table:formula="of:=INDEX([$military_assets.C$1:.C$1048576];[$mil_ass_us_start.$B35])" office:value-type="float" office:value="0" calcext:value-type="float">
            <text:p>0</text:p>
          </table:table-cell>
          <table:table-cell table:number-matrix-columns-spanned="1" table:number-matrix-rows-spanned="1" table:formula="of:=INDEX([$military_assets.D$1:.D$1048576];[$mil_ass_us_start.$B35])" office:value-type="float" office:value="0" calcext:value-type="float">
            <text:p>0</text:p>
          </table:table-cell>
          <table:table-cell table:number-matrix-columns-spanned="1" table:number-matrix-rows-spanned="1" table:formula="of:=INDEX([$military_assets.E$1:.E$1048576];[$mil_ass_us_start.$B35])" office:value-type="float" office:value="4" calcext:value-type="float">
            <text:p>4</text:p>
          </table:table-cell>
          <table:table-cell table:number-matrix-columns-spanned="1" table:number-matrix-rows-spanned="1" table:formula="of:=INDEX([$military_assets.F$1:.F$1048576];[$mil_ass_us_start.$B35])" office:value-type="float" office:value="4" calcext:value-type="float">
            <text:p>4</text:p>
          </table:table-cell>
          <table:table-cell table:number-matrix-columns-spanned="1" table:number-matrix-rows-spanned="1" table:formula="of:=INDEX([$military_assets.G$1:.G$1048576];[$mil_ass_us_start.$B35])" office:value-type="float" office:value="2" calcext:value-type="float">
            <text:p>2</text:p>
          </table:table-cell>
          <table:table-cell table:number-matrix-columns-spanned="1" table:number-matrix-rows-spanned="1" table:formula="of:=INDEX([$military_assets.H$1:.H$1048576];[$mil_ass_us_start.$B35])" office:value-type="float" office:value="2" calcext:value-type="float">
            <text:p>2</text:p>
          </table:table-cell>
          <table:table-cell table:number-matrix-columns-spanned="1" table:number-matrix-rows-spanned="1" table:formula="of:=INDEX([$military_assets.I$1:.I$1048576];[$mil_ass_us_start.$B35])" office:value-type="string" office:string-value="USN" calcext:value-type="string">
            <text:p>USN</text:p>
          </table:table-cell>
          <table:table-cell table:number-matrix-columns-spanned="1" table:number-matrix-rows-spanned="1" table:formula="of:=INDEX([$military_assets.J$1:.J$1048576];[$mil_ass_us_start.$B35])" office:value-type="string" office:string-value="Squadron" calcext:value-type="string">
            <text:p>Squadron</text:p>
          </table:table-cell>
          <table:table-cell table:number-matrix-columns-spanned="1" table:number-matrix-rows-spanned="1" table:formula="of:=INDEX([$military_assets.K$1:.K$1048576];[$mil_ass_us_start.$B35])" office:value-type="string" office:string-value="Hidden: Can be played face down. &#10;Ambush: This asset deals damage during the Ambush Damage Step.&#10;CATOBAR-Compatible." calcext:value-type="string">
            <text:p>Hidden: Can be played face down. </text:p>
            <text:p>Ambush: This asset deals damage during the Ambush Damage Step.</text:p>
            <text:p>CATOBAR-Compatible.</text:p>
          </table:table-cell>
          <table:table-cell table:number-matrix-columns-spanned="1" table:number-matrix-rows-spanned="1" table:formula="of:=INDEX([$military_assets.L$1:.L$1048576];[$mil_ass_us_start.$B35])" office:value-type="string" office:string-value="Images/f35c.jpg" calcext:value-type="string">
            <text:p>Images/f35c.jpg</text:p>
          </table:table-cell>
          <table:table-cell table:number-matrix-columns-spanned="1" table:number-matrix-rows-spanned="1" table:formula="of:=INDEX([$military_assets.M$1:.M$1048576];[$mil_ass_us_start.$B35])" office:value-type="string" office:string-value="The F-35 acquisition program cost of just under $450 billion USD would be enough to buy 450 billion $1 cheeseburgers - enough to kill all humans on earth." calcext:value-type="string">
            <text:p>The F-35 acquisition program cost of just under $450 billion USD would be enough to buy 450 billion $1 cheeseburgers - enough to kill all humans on earth.</text:p>
          </table:table-cell>
          <table:table-cell table:number-matrix-columns-spanned="1" table:number-matrix-rows-spanned="1" table:formula="of:=INDEX([$military_assets.N$1:.N$1048576];[$mil_ass_us_start.$B35])"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4" calcext:value-type="float">
            <text:p>14</text:p>
          </table:table-cell>
          <table:table-cell table:style-name="ce16" office:value-type="string" calcext:value-type="string">
            <text:p>Argonauts</text:p>
          </table:table-cell>
          <table:table-cell table:number-matrix-columns-spanned="1" table:number-matrix-rows-spanned="1" table:formula="of:=INDEX([$military_assets.A$1:.A$1048576];[$mil_ass_us_start.$B36])" office:value-type="string" office:string-value="F-35C  Lightning II" calcext:value-type="string">
            <text:p>F-35C <text:s/>Lightning II</text:p>
          </table:table-cell>
          <table:table-cell table:number-matrix-columns-spanned="1" table:number-matrix-rows-spanned="1" table:formula="of:=INDEX([$military_assets.B$1:.B$1048576];[$mil_ass_us_start.$B36])" office:value-type="float" office:value="0" calcext:value-type="float">
            <text:p>0</text:p>
          </table:table-cell>
          <table:table-cell table:number-matrix-columns-spanned="1" table:number-matrix-rows-spanned="1" table:formula="of:=INDEX([$military_assets.C$1:.C$1048576];[$mil_ass_us_start.$B36])" office:value-type="float" office:value="0" calcext:value-type="float">
            <text:p>0</text:p>
          </table:table-cell>
          <table:table-cell table:number-matrix-columns-spanned="1" table:number-matrix-rows-spanned="1" table:formula="of:=INDEX([$military_assets.D$1:.D$1048576];[$mil_ass_us_start.$B36])" office:value-type="float" office:value="0" calcext:value-type="float">
            <text:p>0</text:p>
          </table:table-cell>
          <table:table-cell table:number-matrix-columns-spanned="1" table:number-matrix-rows-spanned="1" table:formula="of:=INDEX([$military_assets.E$1:.E$1048576];[$mil_ass_us_start.$B36])" office:value-type="float" office:value="4" calcext:value-type="float">
            <text:p>4</text:p>
          </table:table-cell>
          <table:table-cell table:number-matrix-columns-spanned="1" table:number-matrix-rows-spanned="1" table:formula="of:=INDEX([$military_assets.F$1:.F$1048576];[$mil_ass_us_start.$B36])" office:value-type="float" office:value="4" calcext:value-type="float">
            <text:p>4</text:p>
          </table:table-cell>
          <table:table-cell table:number-matrix-columns-spanned="1" table:number-matrix-rows-spanned="1" table:formula="of:=INDEX([$military_assets.G$1:.G$1048576];[$mil_ass_us_start.$B36])" office:value-type="float" office:value="2" calcext:value-type="float">
            <text:p>2</text:p>
          </table:table-cell>
          <table:table-cell table:number-matrix-columns-spanned="1" table:number-matrix-rows-spanned="1" table:formula="of:=INDEX([$military_assets.H$1:.H$1048576];[$mil_ass_us_start.$B36])" office:value-type="float" office:value="2" calcext:value-type="float">
            <text:p>2</text:p>
          </table:table-cell>
          <table:table-cell table:number-matrix-columns-spanned="1" table:number-matrix-rows-spanned="1" table:formula="of:=INDEX([$military_assets.I$1:.I$1048576];[$mil_ass_us_start.$B36])" office:value-type="string" office:string-value="USN" calcext:value-type="string">
            <text:p>USN</text:p>
          </table:table-cell>
          <table:table-cell table:number-matrix-columns-spanned="1" table:number-matrix-rows-spanned="1" table:formula="of:=INDEX([$military_assets.J$1:.J$1048576];[$mil_ass_us_start.$B36])" office:value-type="string" office:string-value="Squadron" calcext:value-type="string">
            <text:p>Squadron</text:p>
          </table:table-cell>
          <table:table-cell table:number-matrix-columns-spanned="1" table:number-matrix-rows-spanned="1" table:formula="of:=INDEX([$military_assets.K$1:.K$1048576];[$mil_ass_us_start.$B36])" office:value-type="string" office:string-value="Hidden: Can be played face down. &#10;Ambush: This asset deals damage during the Ambush Damage Step.&#10;CATOBAR-Compatible." calcext:value-type="string">
            <text:p>Hidden: Can be played face down. </text:p>
            <text:p>Ambush: This asset deals damage during the Ambush Damage Step.</text:p>
            <text:p>CATOBAR-Compatible.</text:p>
          </table:table-cell>
          <table:table-cell table:number-matrix-columns-spanned="1" table:number-matrix-rows-spanned="1" table:formula="of:=INDEX([$military_assets.L$1:.L$1048576];[$mil_ass_us_start.$B36])" office:value-type="string" office:string-value="Images/f35c.jpg" calcext:value-type="string">
            <text:p>Images/f35c.jpg</text:p>
          </table:table-cell>
          <table:table-cell table:number-matrix-columns-spanned="1" table:number-matrix-rows-spanned="1" table:formula="of:=INDEX([$military_assets.M$1:.M$1048576];[$mil_ass_us_start.$B36])" office:value-type="string" office:string-value="The F-35 acquisition program cost of just under $450 billion USD would be enough to buy 450 billion $1 cheeseburgers - enough to kill all humans on earth." calcext:value-type="string">
            <text:p>The F-35 acquisition program cost of just under $450 billion USD would be enough to buy 450 billion $1 cheeseburgers - enough to kill all humans on earth.</text:p>
          </table:table-cell>
          <table:table-cell table:number-matrix-columns-spanned="1" table:number-matrix-rows-spanned="1" table:formula="of:=INDEX([$military_assets.N$1:.N$1048576];[$mil_ass_us_start.$B36])"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5" calcext:value-type="float">
            <text:p>15</text:p>
          </table:table-cell>
          <table:table-cell table:style-name="ce16" office:value-type="string" calcext:value-type="string">
            <text:p>Black Sheep</text:p>
          </table:table-cell>
          <table:table-cell table:number-matrix-columns-spanned="1" table:number-matrix-rows-spanned="1" table:formula="of:=INDEX([$military_assets.A$1:.A$1048576];[$mil_ass_us_start.$B37])" office:value-type="string" office:string-value="AV-8B Harrier II" calcext:value-type="string">
            <text:p>AV-8B Harrier II</text:p>
          </table:table-cell>
          <table:table-cell table:number-matrix-columns-spanned="1" table:number-matrix-rows-spanned="1" table:formula="of:=INDEX([$military_assets.B$1:.B$1048576];[$mil_ass_us_start.$B37])" office:value-type="float" office:value="0" calcext:value-type="float">
            <text:p>0</text:p>
          </table:table-cell>
          <table:table-cell table:number-matrix-columns-spanned="1" table:number-matrix-rows-spanned="1" table:formula="of:=INDEX([$military_assets.C$1:.C$1048576];[$mil_ass_us_start.$B37])" office:value-type="float" office:value="0" calcext:value-type="float">
            <text:p>0</text:p>
          </table:table-cell>
          <table:table-cell table:number-matrix-columns-spanned="1" table:number-matrix-rows-spanned="1" table:formula="of:=INDEX([$military_assets.D$1:.D$1048576];[$mil_ass_us_start.$B37])" office:value-type="float" office:value="0" calcext:value-type="float">
            <text:p>0</text:p>
          </table:table-cell>
          <table:table-cell table:number-matrix-columns-spanned="1" table:number-matrix-rows-spanned="1" table:formula="of:=INDEX([$military_assets.E$1:.E$1048576];[$mil_ass_us_start.$B37])" office:value-type="float" office:value="3" calcext:value-type="float">
            <text:p>3</text:p>
          </table:table-cell>
          <table:table-cell table:number-matrix-columns-spanned="1" table:number-matrix-rows-spanned="1" table:formula="of:=INDEX([$military_assets.F$1:.F$1048576];[$mil_ass_us_start.$B37])" office:value-type="float" office:value="3" calcext:value-type="float">
            <text:p>3</text:p>
          </table:table-cell>
          <table:table-cell table:number-matrix-columns-spanned="1" table:number-matrix-rows-spanned="1" table:formula="of:=INDEX([$military_assets.G$1:.G$1048576];[$mil_ass_us_start.$B37])" office:value-type="float" office:value="2" calcext:value-type="float">
            <text:p>2</text:p>
          </table:table-cell>
          <table:table-cell table:number-matrix-columns-spanned="1" table:number-matrix-rows-spanned="1" table:formula="of:=INDEX([$military_assets.H$1:.H$1048576];[$mil_ass_us_start.$B37])" office:value-type="float" office:value="1" calcext:value-type="float">
            <text:p>1</text:p>
          </table:table-cell>
          <table:table-cell table:number-matrix-columns-spanned="1" table:number-matrix-rows-spanned="1" table:formula="of:=INDEX([$military_assets.I$1:.I$1048576];[$mil_ass_us_start.$B37])" office:value-type="string" office:string-value="USN" calcext:value-type="string">
            <text:p>USN</text:p>
          </table:table-cell>
          <table:table-cell table:number-matrix-columns-spanned="1" table:number-matrix-rows-spanned="1" table:formula="of:=INDEX([$military_assets.J$1:.J$1048576];[$mil_ass_us_start.$B37])" office:value-type="string" office:string-value="Squadron" calcext:value-type="string">
            <text:p>Squadron</text:p>
          </table:table-cell>
          <table:table-cell table:number-matrix-columns-spanned="1" table:number-matrix-rows-spanned="1" table:formula="of:=INDEX([$military_assets.K$1:.K$1048576];[$mil_ass_us_start.$B37])"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us_start.$B37])" office:value-type="string" office:string-value="Images/harrier.jpg" calcext:value-type="string">
            <text:p>Images/harrier.jpg</text:p>
          </table:table-cell>
          <table:table-cell table:number-matrix-columns-spanned="1" table:number-matrix-rows-spanned="1" table:formula="of:=INDEX([$military_assets.M$1:.M$1048576];[$mil_ass_us_start.$B37])"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us_start.$B37])"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5" calcext:value-type="float">
            <text:p>15</text:p>
          </table:table-cell>
          <table:table-cell table:style-name="ce16" office:value-type="string" calcext:value-type="string">
            <text:p>Bulldogs</text:p>
          </table:table-cell>
          <table:table-cell table:number-matrix-columns-spanned="1" table:number-matrix-rows-spanned="1" table:formula="of:=INDEX([$military_assets.A$1:.A$1048576];[$mil_ass_us_start.$B38])" office:value-type="string" office:string-value="AV-8B Harrier II" calcext:value-type="string">
            <text:p>AV-8B Harrier II</text:p>
          </table:table-cell>
          <table:table-cell table:number-matrix-columns-spanned="1" table:number-matrix-rows-spanned="1" table:formula="of:=INDEX([$military_assets.B$1:.B$1048576];[$mil_ass_us_start.$B38])" office:value-type="float" office:value="0" calcext:value-type="float">
            <text:p>0</text:p>
          </table:table-cell>
          <table:table-cell table:number-matrix-columns-spanned="1" table:number-matrix-rows-spanned="1" table:formula="of:=INDEX([$military_assets.C$1:.C$1048576];[$mil_ass_us_start.$B38])" office:value-type="float" office:value="0" calcext:value-type="float">
            <text:p>0</text:p>
          </table:table-cell>
          <table:table-cell table:number-matrix-columns-spanned="1" table:number-matrix-rows-spanned="1" table:formula="of:=INDEX([$military_assets.D$1:.D$1048576];[$mil_ass_us_start.$B38])" office:value-type="float" office:value="0" calcext:value-type="float">
            <text:p>0</text:p>
          </table:table-cell>
          <table:table-cell table:number-matrix-columns-spanned="1" table:number-matrix-rows-spanned="1" table:formula="of:=INDEX([$military_assets.E$1:.E$1048576];[$mil_ass_us_start.$B38])" office:value-type="float" office:value="3" calcext:value-type="float">
            <text:p>3</text:p>
          </table:table-cell>
          <table:table-cell table:number-matrix-columns-spanned="1" table:number-matrix-rows-spanned="1" table:formula="of:=INDEX([$military_assets.F$1:.F$1048576];[$mil_ass_us_start.$B38])" office:value-type="float" office:value="3" calcext:value-type="float">
            <text:p>3</text:p>
          </table:table-cell>
          <table:table-cell table:number-matrix-columns-spanned="1" table:number-matrix-rows-spanned="1" table:formula="of:=INDEX([$military_assets.G$1:.G$1048576];[$mil_ass_us_start.$B38])" office:value-type="float" office:value="2" calcext:value-type="float">
            <text:p>2</text:p>
          </table:table-cell>
          <table:table-cell table:number-matrix-columns-spanned="1" table:number-matrix-rows-spanned="1" table:formula="of:=INDEX([$military_assets.H$1:.H$1048576];[$mil_ass_us_start.$B38])" office:value-type="float" office:value="1" calcext:value-type="float">
            <text:p>1</text:p>
          </table:table-cell>
          <table:table-cell table:number-matrix-columns-spanned="1" table:number-matrix-rows-spanned="1" table:formula="of:=INDEX([$military_assets.I$1:.I$1048576];[$mil_ass_us_start.$B38])" office:value-type="string" office:string-value="USN" calcext:value-type="string">
            <text:p>USN</text:p>
          </table:table-cell>
          <table:table-cell table:number-matrix-columns-spanned="1" table:number-matrix-rows-spanned="1" table:formula="of:=INDEX([$military_assets.J$1:.J$1048576];[$mil_ass_us_start.$B38])" office:value-type="string" office:string-value="Squadron" calcext:value-type="string">
            <text:p>Squadron</text:p>
          </table:table-cell>
          <table:table-cell table:number-matrix-columns-spanned="1" table:number-matrix-rows-spanned="1" table:formula="of:=INDEX([$military_assets.K$1:.K$1048576];[$mil_ass_us_start.$B38])"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us_start.$B38])" office:value-type="string" office:string-value="Images/harrier.jpg" calcext:value-type="string">
            <text:p>Images/harrier.jpg</text:p>
          </table:table-cell>
          <table:table-cell table:number-matrix-columns-spanned="1" table:number-matrix-rows-spanned="1" table:formula="of:=INDEX([$military_assets.M$1:.M$1048576];[$mil_ass_us_start.$B38])"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us_start.$B38])"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5" calcext:value-type="float">
            <text:p>15</text:p>
          </table:table-cell>
          <table:table-cell table:style-name="ce16" office:value-type="string" calcext:value-type="string">
            <text:p>Ace of Spades</text:p>
          </table:table-cell>
          <table:table-cell table:number-matrix-columns-spanned="1" table:number-matrix-rows-spanned="1" table:formula="of:=INDEX([$military_assets.A$1:.A$1048576];[$mil_ass_us_start.$B39])" office:value-type="string" office:string-value="AV-8B Harrier II" calcext:value-type="string">
            <text:p>AV-8B Harrier II</text:p>
          </table:table-cell>
          <table:table-cell table:number-matrix-columns-spanned="1" table:number-matrix-rows-spanned="1" table:formula="of:=INDEX([$military_assets.B$1:.B$1048576];[$mil_ass_us_start.$B39])" office:value-type="float" office:value="0" calcext:value-type="float">
            <text:p>0</text:p>
          </table:table-cell>
          <table:table-cell table:number-matrix-columns-spanned="1" table:number-matrix-rows-spanned="1" table:formula="of:=INDEX([$military_assets.C$1:.C$1048576];[$mil_ass_us_start.$B39])" office:value-type="float" office:value="0" calcext:value-type="float">
            <text:p>0</text:p>
          </table:table-cell>
          <table:table-cell table:number-matrix-columns-spanned="1" table:number-matrix-rows-spanned="1" table:formula="of:=INDEX([$military_assets.D$1:.D$1048576];[$mil_ass_us_start.$B39])" office:value-type="float" office:value="0" calcext:value-type="float">
            <text:p>0</text:p>
          </table:table-cell>
          <table:table-cell table:number-matrix-columns-spanned="1" table:number-matrix-rows-spanned="1" table:formula="of:=INDEX([$military_assets.E$1:.E$1048576];[$mil_ass_us_start.$B39])" office:value-type="float" office:value="3" calcext:value-type="float">
            <text:p>3</text:p>
          </table:table-cell>
          <table:table-cell table:number-matrix-columns-spanned="1" table:number-matrix-rows-spanned="1" table:formula="of:=INDEX([$military_assets.F$1:.F$1048576];[$mil_ass_us_start.$B39])" office:value-type="float" office:value="3" calcext:value-type="float">
            <text:p>3</text:p>
          </table:table-cell>
          <table:table-cell table:number-matrix-columns-spanned="1" table:number-matrix-rows-spanned="1" table:formula="of:=INDEX([$military_assets.G$1:.G$1048576];[$mil_ass_us_start.$B39])" office:value-type="float" office:value="2" calcext:value-type="float">
            <text:p>2</text:p>
          </table:table-cell>
          <table:table-cell table:number-matrix-columns-spanned="1" table:number-matrix-rows-spanned="1" table:formula="of:=INDEX([$military_assets.H$1:.H$1048576];[$mil_ass_us_start.$B39])" office:value-type="float" office:value="1" calcext:value-type="float">
            <text:p>1</text:p>
          </table:table-cell>
          <table:table-cell table:number-matrix-columns-spanned="1" table:number-matrix-rows-spanned="1" table:formula="of:=INDEX([$military_assets.I$1:.I$1048576];[$mil_ass_us_start.$B39])" office:value-type="string" office:string-value="USN" calcext:value-type="string">
            <text:p>USN</text:p>
          </table:table-cell>
          <table:table-cell table:number-matrix-columns-spanned="1" table:number-matrix-rows-spanned="1" table:formula="of:=INDEX([$military_assets.J$1:.J$1048576];[$mil_ass_us_start.$B39])" office:value-type="string" office:string-value="Squadron" calcext:value-type="string">
            <text:p>Squadron</text:p>
          </table:table-cell>
          <table:table-cell table:number-matrix-columns-spanned="1" table:number-matrix-rows-spanned="1" table:formula="of:=INDEX([$military_assets.K$1:.K$1048576];[$mil_ass_us_start.$B39])"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us_start.$B39])" office:value-type="string" office:string-value="Images/harrier.jpg" calcext:value-type="string">
            <text:p>Images/harrier.jpg</text:p>
          </table:table-cell>
          <table:table-cell table:number-matrix-columns-spanned="1" table:number-matrix-rows-spanned="1" table:formula="of:=INDEX([$military_assets.M$1:.M$1048576];[$mil_ass_us_start.$B39])"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us_start.$B39])"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5" calcext:value-type="float">
            <text:p>15</text:p>
          </table:table-cell>
          <table:table-cell table:style-name="ce16" office:value-type="string" calcext:value-type="string">
            <text:p>Tomcats</text:p>
          </table:table-cell>
          <table:table-cell table:number-matrix-columns-spanned="1" table:number-matrix-rows-spanned="1" table:formula="of:=INDEX([$military_assets.A$1:.A$1048576];[$mil_ass_us_start.$B40])" office:value-type="string" office:string-value="AV-8B Harrier II" calcext:value-type="string">
            <text:p>AV-8B Harrier II</text:p>
          </table:table-cell>
          <table:table-cell table:number-matrix-columns-spanned="1" table:number-matrix-rows-spanned="1" table:formula="of:=INDEX([$military_assets.B$1:.B$1048576];[$mil_ass_us_start.$B40])" office:value-type="float" office:value="0" calcext:value-type="float">
            <text:p>0</text:p>
          </table:table-cell>
          <table:table-cell table:number-matrix-columns-spanned="1" table:number-matrix-rows-spanned="1" table:formula="of:=INDEX([$military_assets.C$1:.C$1048576];[$mil_ass_us_start.$B40])" office:value-type="float" office:value="0" calcext:value-type="float">
            <text:p>0</text:p>
          </table:table-cell>
          <table:table-cell table:number-matrix-columns-spanned="1" table:number-matrix-rows-spanned="1" table:formula="of:=INDEX([$military_assets.D$1:.D$1048576];[$mil_ass_us_start.$B40])" office:value-type="float" office:value="0" calcext:value-type="float">
            <text:p>0</text:p>
          </table:table-cell>
          <table:table-cell table:number-matrix-columns-spanned="1" table:number-matrix-rows-spanned="1" table:formula="of:=INDEX([$military_assets.E$1:.E$1048576];[$mil_ass_us_start.$B40])" office:value-type="float" office:value="3" calcext:value-type="float">
            <text:p>3</text:p>
          </table:table-cell>
          <table:table-cell table:number-matrix-columns-spanned="1" table:number-matrix-rows-spanned="1" table:formula="of:=INDEX([$military_assets.F$1:.F$1048576];[$mil_ass_us_start.$B40])" office:value-type="float" office:value="3" calcext:value-type="float">
            <text:p>3</text:p>
          </table:table-cell>
          <table:table-cell table:number-matrix-columns-spanned="1" table:number-matrix-rows-spanned="1" table:formula="of:=INDEX([$military_assets.G$1:.G$1048576];[$mil_ass_us_start.$B40])" office:value-type="float" office:value="2" calcext:value-type="float">
            <text:p>2</text:p>
          </table:table-cell>
          <table:table-cell table:number-matrix-columns-spanned="1" table:number-matrix-rows-spanned="1" table:formula="of:=INDEX([$military_assets.H$1:.H$1048576];[$mil_ass_us_start.$B40])" office:value-type="float" office:value="1" calcext:value-type="float">
            <text:p>1</text:p>
          </table:table-cell>
          <table:table-cell table:number-matrix-columns-spanned="1" table:number-matrix-rows-spanned="1" table:formula="of:=INDEX([$military_assets.I$1:.I$1048576];[$mil_ass_us_start.$B40])" office:value-type="string" office:string-value="USN" calcext:value-type="string">
            <text:p>USN</text:p>
          </table:table-cell>
          <table:table-cell table:number-matrix-columns-spanned="1" table:number-matrix-rows-spanned="1" table:formula="of:=INDEX([$military_assets.J$1:.J$1048576];[$mil_ass_us_start.$B40])" office:value-type="string" office:string-value="Squadron" calcext:value-type="string">
            <text:p>Squadron</text:p>
          </table:table-cell>
          <table:table-cell table:number-matrix-columns-spanned="1" table:number-matrix-rows-spanned="1" table:formula="of:=INDEX([$military_assets.K$1:.K$1048576];[$mil_ass_us_start.$B40])"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us_start.$B40])" office:value-type="string" office:string-value="Images/harrier.jpg" calcext:value-type="string">
            <text:p>Images/harrier.jpg</text:p>
          </table:table-cell>
          <table:table-cell table:number-matrix-columns-spanned="1" table:number-matrix-rows-spanned="1" table:formula="of:=INDEX([$military_assets.M$1:.M$1048576];[$mil_ass_us_start.$B40])"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us_start.$B40])"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5" calcext:value-type="float">
            <text:p>15</text:p>
          </table:table-cell>
          <table:table-cell table:style-name="ce16" office:value-type="string" calcext:value-type="string">
            <text:p>Tigers</text:p>
          </table:table-cell>
          <table:table-cell table:number-matrix-columns-spanned="1" table:number-matrix-rows-spanned="1" table:formula="of:=INDEX([$military_assets.A$1:.A$1048576];[$mil_ass_us_start.$B41])" office:value-type="string" office:string-value="AV-8B Harrier II" calcext:value-type="string">
            <text:p>AV-8B Harrier II</text:p>
          </table:table-cell>
          <table:table-cell table:number-matrix-columns-spanned="1" table:number-matrix-rows-spanned="1" table:formula="of:=INDEX([$military_assets.B$1:.B$1048576];[$mil_ass_us_start.$B41])" office:value-type="float" office:value="0" calcext:value-type="float">
            <text:p>0</text:p>
          </table:table-cell>
          <table:table-cell table:number-matrix-columns-spanned="1" table:number-matrix-rows-spanned="1" table:formula="of:=INDEX([$military_assets.C$1:.C$1048576];[$mil_ass_us_start.$B41])" office:value-type="float" office:value="0" calcext:value-type="float">
            <text:p>0</text:p>
          </table:table-cell>
          <table:table-cell table:number-matrix-columns-spanned="1" table:number-matrix-rows-spanned="1" table:formula="of:=INDEX([$military_assets.D$1:.D$1048576];[$mil_ass_us_start.$B41])" office:value-type="float" office:value="0" calcext:value-type="float">
            <text:p>0</text:p>
          </table:table-cell>
          <table:table-cell table:number-matrix-columns-spanned="1" table:number-matrix-rows-spanned="1" table:formula="of:=INDEX([$military_assets.E$1:.E$1048576];[$mil_ass_us_start.$B41])" office:value-type="float" office:value="3" calcext:value-type="float">
            <text:p>3</text:p>
          </table:table-cell>
          <table:table-cell table:number-matrix-columns-spanned="1" table:number-matrix-rows-spanned="1" table:formula="of:=INDEX([$military_assets.F$1:.F$1048576];[$mil_ass_us_start.$B41])" office:value-type="float" office:value="3" calcext:value-type="float">
            <text:p>3</text:p>
          </table:table-cell>
          <table:table-cell table:number-matrix-columns-spanned="1" table:number-matrix-rows-spanned="1" table:formula="of:=INDEX([$military_assets.G$1:.G$1048576];[$mil_ass_us_start.$B41])" office:value-type="float" office:value="2" calcext:value-type="float">
            <text:p>2</text:p>
          </table:table-cell>
          <table:table-cell table:number-matrix-columns-spanned="1" table:number-matrix-rows-spanned="1" table:formula="of:=INDEX([$military_assets.H$1:.H$1048576];[$mil_ass_us_start.$B41])" office:value-type="float" office:value="1" calcext:value-type="float">
            <text:p>1</text:p>
          </table:table-cell>
          <table:table-cell table:number-matrix-columns-spanned="1" table:number-matrix-rows-spanned="1" table:formula="of:=INDEX([$military_assets.I$1:.I$1048576];[$mil_ass_us_start.$B41])" office:value-type="string" office:string-value="USN" calcext:value-type="string">
            <text:p>USN</text:p>
          </table:table-cell>
          <table:table-cell table:number-matrix-columns-spanned="1" table:number-matrix-rows-spanned="1" table:formula="of:=INDEX([$military_assets.J$1:.J$1048576];[$mil_ass_us_start.$B41])" office:value-type="string" office:string-value="Squadron" calcext:value-type="string">
            <text:p>Squadron</text:p>
          </table:table-cell>
          <table:table-cell table:number-matrix-columns-spanned="1" table:number-matrix-rows-spanned="1" table:formula="of:=INDEX([$military_assets.K$1:.K$1048576];[$mil_ass_us_start.$B41])"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us_start.$B41])" office:value-type="string" office:string-value="Images/harrier.jpg" calcext:value-type="string">
            <text:p>Images/harrier.jpg</text:p>
          </table:table-cell>
          <table:table-cell table:number-matrix-columns-spanned="1" table:number-matrix-rows-spanned="1" table:formula="of:=INDEX([$military_assets.M$1:.M$1048576];[$mil_ass_us_start.$B41])"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us_start.$B41])" office:value-type="string" office:string-value="0.0.1" calcext:value-type="string">
            <text:p>0.0.1</text:p>
          </table:table-cell>
          <table:table-cell table:number-columns-repeated="47"/>
        </table:table-row>
        <table:table-row table:style-name="ro1" table:number-rows-repeated="33">
          <table:table-cell table:number-columns-repeated="2"/>
          <table:table-cell table:style-name="ce15"/>
          <table:table-cell table:number-columns-repeated="61"/>
        </table:table-row>
        <table:table-row table:style-name="ro1">
          <table:table-cell table:number-columns-repeated="2"/>
          <table:table-cell table:style-name="ce16"/>
          <table:table-cell table:number-columns-repeated="61"/>
        </table:table-row>
        <table:table-row table:style-name="ro1">
          <table:table-cell table:number-columns-repeated="2"/>
          <table:table-cell table:style-name="ce15"/>
          <table:table-cell table:number-columns-repeated="61"/>
        </table:table-row>
        <table:table-row table:style-name="ro1">
          <table:table-cell table:number-columns-repeated="2"/>
          <table:table-cell table:style-name="ce16"/>
          <table:table-cell table:number-columns-repeated="61"/>
        </table:table-row>
        <table:table-row table:style-name="ro1" table:number-rows-repeated="5">
          <table:table-cell table:number-columns-repeated="2"/>
          <table:table-cell table:style-name="ce15"/>
          <table:table-cell table:number-columns-repeated="61"/>
        </table:table-row>
        <table:table-row table:style-name="ro1">
          <table:table-cell table:number-columns-repeated="2"/>
          <table:table-cell table:style-name="ce16"/>
          <table:table-cell table:number-columns-repeated="61"/>
        </table:table-row>
        <table:table-row table:style-name="ro1" table:number-rows-repeated="1048492">
          <table:table-cell table:number-columns-repeated="64"/>
        </table:table-row>
        <table:table-row table:style-name="ro1">
          <table:table-cell table:number-columns-repeated="64"/>
        </table:table-row>
      </table:table>
      <table:table table:name="mil_ass_ru_start" table:style-name="ta19">
        <table:table-column table:style-name="co2" table:number-columns-repeated="2" table:default-cell-style-name="Default"/>
        <table:table-column table:style-name="co76" table:default-cell-style-name="Default"/>
        <table:table-column table:style-name="co23" table:default-cell-style-name="Default"/>
        <table:table-column table:style-name="co2" table:number-columns-repeated="60" table:default-cell-style-name="Default"/>
        <table:table-row table:style-name="ro1">
          <table:table-cell office:value-type="string" calcext:value-type="string">
            <text:p>Duplication</text:p>
          </table:table-cell>
          <table:table-cell office:value-type="string" calcext:value-type="string">
            <text:p>Class</text:p>
          </table:table-cell>
          <table:table-cell table:style-name="ce15" office:value-type="string" calcext:value-type="string">
            <text:p>Name</text:p>
          </table:table-cell>
          <table:table-cell table:formula="of:=[$military_assets.A1]" office:value-type="string" office:string-value="Title" calcext:value-type="string">
            <text:p>Title</text:p>
          </table:table-cell>
          <table:table-cell table:formula="of:=[$military_assets.B1]" office:value-type="string" office:string-value="Unused0" calcext:value-type="string">
            <text:p>Unused0</text:p>
          </table:table-cell>
          <table:table-cell table:formula="of:=[$military_assets.C1]" office:value-type="string" office:string-value="Unused1" calcext:value-type="string">
            <text:p>Unused1</text:p>
          </table:table-cell>
          <table:table-cell table:formula="of:=[$military_assets.D1]" office:value-type="string" office:string-value="Unused2" calcext:value-type="string">
            <text:p>Unused2</text:p>
          </table:table-cell>
          <table:table-cell table:formula="of:=[$military_assets.E1]" office:value-type="string" office:string-value="Attack" calcext:value-type="string">
            <text:p>Attack</text:p>
          </table:table-cell>
          <table:table-cell table:formula="of:=[$military_assets.F1]" office:value-type="string" office:string-value="ShoreAttack" calcext:value-type="string">
            <text:p>ShoreAttack</text:p>
          </table:table-cell>
          <table:table-cell table:formula="of:=[$military_assets.G1]" office:value-type="string" office:string-value="Defense" calcext:value-type="string">
            <text:p>Defense</text:p>
          </table:table-cell>
          <table:table-cell table:formula="of:=[$military_assets.H1]" office:value-type="string" office:string-value="Logistics" calcext:value-type="string">
            <text:p>Logistics</text:p>
          </table:table-cell>
          <table:table-cell table:formula="of:=[$military_assets.I1]" office:value-type="string" office:string-value="Rosters" calcext:value-type="string">
            <text:p>Rosters</text:p>
          </table:table-cell>
          <table:table-cell table:formula="of:=[$military_assets.J1]" office:value-type="string" office:string-value="Type" calcext:value-type="string">
            <text:p>Type</text:p>
          </table:table-cell>
          <table:table-cell table:formula="of:=[$military_assets.K1]" office:value-type="string" office:string-value="Description" calcext:value-type="string">
            <text:p>Description</text:p>
          </table:table-cell>
          <table:table-cell table:formula="of:=[$military_assets.L1]" office:value-type="string" office:string-value="Image" calcext:value-type="string">
            <text:p>Image</text:p>
          </table:table-cell>
          <table:table-cell table:formula="of:=[$military_assets.M1]" office:value-type="string" office:string-value="FlavorText" calcext:value-type="string">
            <text:p>FlavorText</text:p>
          </table:table-cell>
          <table:table-cell table:formula="of:=[$military_assets.N1]" office:value-type="string" office:string-value="Version" calcext:value-type="string">
            <text:p>Version</text:p>
          </table:table-cell>
          <table:table-cell table:number-columns-repeated="47"/>
        </table:table-row>
        <table:table-row table:style-name="ro14">
          <table:table-cell office:value-type="float" office:value="0" calcext:value-type="float">
            <text:p>0</text:p>
          </table:table-cell>
          <table:table-cell office:value-type="float" office:value="16" calcext:value-type="float">
            <text:p>16</text:p>
          </table:table-cell>
          <table:table-cell table:style-name="ce15" office:value-type="string" calcext:value-type="string">
            <text:p>Admiral Kuznetsov</text:p>
          </table:table-cell>
          <table:table-cell table:number-matrix-columns-spanned="1" table:number-matrix-rows-spanned="1" table:formula="of:=INDEX([$military_assets.A$1:.A$1048576];[$mil_ass_ru_start.$B2])" office:value-type="string" office:string-value="Kuznetsov Class CV" calcext:value-type="string">
            <text:p>Kuznetsov Class CV</text:p>
          </table:table-cell>
          <table:table-cell table:number-matrix-columns-spanned="1" table:number-matrix-rows-spanned="1" table:formula="of:=INDEX([$military_assets.B$1:.B$1048576];[$mil_ass_ru_start.$B2])" office:value-type="float" office:value="0" calcext:value-type="float">
            <text:p>0</text:p>
          </table:table-cell>
          <table:table-cell table:number-matrix-columns-spanned="1" table:number-matrix-rows-spanned="1" table:formula="of:=INDEX([$military_assets.C$1:.C$1048576];[$mil_ass_ru_start.$B2])" office:value-type="float" office:value="0" calcext:value-type="float">
            <text:p>0</text:p>
          </table:table-cell>
          <table:table-cell table:number-matrix-columns-spanned="1" table:number-matrix-rows-spanned="1" table:formula="of:=INDEX([$military_assets.D$1:.D$1048576];[$mil_ass_ru_start.$B2])" office:value-type="float" office:value="0" calcext:value-type="float">
            <text:p>0</text:p>
          </table:table-cell>
          <table:table-cell table:number-matrix-columns-spanned="1" table:number-matrix-rows-spanned="1" table:formula="of:=INDEX([$military_assets.E$1:.E$1048576];[$mil_ass_ru_start.$B2])" office:value-type="float" office:value="4" calcext:value-type="float">
            <text:p>4</text:p>
          </table:table-cell>
          <table:table-cell table:number-matrix-columns-spanned="1" table:number-matrix-rows-spanned="1" table:formula="of:=INDEX([$military_assets.F$1:.F$1048576];[$mil_ass_ru_start.$B2])" office:value-type="float" office:value="2" calcext:value-type="float">
            <text:p>2</text:p>
          </table:table-cell>
          <table:table-cell table:number-matrix-columns-spanned="1" table:number-matrix-rows-spanned="1" table:formula="of:=INDEX([$military_assets.G$1:.G$1048576];[$mil_ass_ru_start.$B2])" office:value-type="float" office:value="2" calcext:value-type="float">
            <text:p>2</text:p>
          </table:table-cell>
          <table:table-cell table:number-matrix-columns-spanned="1" table:number-matrix-rows-spanned="1" table:formula="of:=INDEX([$military_assets.H$1:.H$1048576];[$mil_ass_ru_start.$B2])" office:value-type="float" office:value="6" calcext:value-type="float">
            <text:p>6</text:p>
          </table:table-cell>
          <table:table-cell table:number-matrix-columns-spanned="1" table:number-matrix-rows-spanned="1" table:formula="of:=INDEX([$military_assets.I$1:.I$1048576];[$mil_ass_ru_start.$B2])" office:value-type="string" office:string-value="RUS" calcext:value-type="string">
            <text:p>RUS</text:p>
          </table:table-cell>
          <table:table-cell table:number-matrix-columns-spanned="1" table:number-matrix-rows-spanned="1" table:formula="of:=INDEX([$military_assets.J$1:.J$1048576];[$mil_ass_ru_start.$B2])" office:value-type="string" office:string-value="Ship" calcext:value-type="string">
            <text:p>Ship</text:p>
          </table:table-cell>
          <table:table-cell table:number-matrix-columns-spanned="1" table:number-matrix-rows-spanned="1" table:formula="of:=INDEX([$military_assets.K$1:.K$1048576];[$mil_ass_ru_start.$B2])" office:value-type="string" office:string-value="STOBAR: Compatible with STOBAR and VTOL squadrons.&#10;Carrier 1: Can station 1 aircraft squadron.&#10;CAP: +2 Help Defense" calcext:value-type="string">
            <text:p>STOBAR: Compatible with STOBAR and VTOL squadrons.</text:p>
            <text:p>Carrier 1: Can station 1 aircraft squadron.</text:p>
            <text:p>CAP: +2 Help Defense</text:p>
          </table:table-cell>
          <table:table-cell table:number-matrix-columns-spanned="1" table:number-matrix-rows-spanned="1" table:formula="of:=INDEX([$military_assets.L$1:.L$1048576];[$mil_ass_ru_start.$B2])" office:value-type="string" office:string-value="Images/kuznetsov.jpg" calcext:value-type="string">
            <text:p>Images/kuznetsov.jpg</text:p>
          </table:table-cell>
          <table:table-cell table:number-matrix-columns-spanned="1" table:number-matrix-rows-spanned="1" table:formula="of:=INDEX([$military_assets.M$1:.M$1048576];[$mil_ass_ru_start.$B2])" office:value-type="string" office:string-value="Although sold to a company in Macau supposedly for use as a floating casino, Kuznetsov's sister ship has since unsurprisingly become the first aircraft carrier of the Chinese People's Liberation Army Navy." calcext:value-type="string">
            <text:p>Although sold to a company in Macau supposedly for use as a floating casino, Kuznetsov's sister ship has since unsurprisingly become the first aircraft carrier of the Chinese People's Liberation Army Navy.</text:p>
          </table:table-cell>
          <table:table-cell table:number-matrix-columns-spanned="1" table:number-matrix-rows-spanned="1" table:formula="of:=INDEX([$military_assets.N$1:.N$1048576];[$mil_ass_ru_start.$B2])"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7" calcext:value-type="float">
            <text:p>17</text:p>
          </table:table-cell>
          <table:table-cell table:style-name="ce15" office:value-type="string" calcext:value-type="string">
            <text:p>Pyotr Velikiy</text:p>
          </table:table-cell>
          <table:table-cell table:number-matrix-columns-spanned="1" table:number-matrix-rows-spanned="1" table:formula="of:=INDEX([$military_assets.A$1:.A$1048576];[$mil_ass_ru_start.$B3])" office:value-type="string" office:string-value="Kirov Class CGN" calcext:value-type="string">
            <text:p>Kirov Class CGN</text:p>
          </table:table-cell>
          <table:table-cell table:number-matrix-columns-spanned="1" table:number-matrix-rows-spanned="1" table:formula="of:=INDEX([$military_assets.B$1:.B$1048576];[$mil_ass_ru_start.$B3])" office:value-type="float" office:value="0" calcext:value-type="float">
            <text:p>0</text:p>
          </table:table-cell>
          <table:table-cell table:number-matrix-columns-spanned="1" table:number-matrix-rows-spanned="1" table:formula="of:=INDEX([$military_assets.C$1:.C$1048576];[$mil_ass_ru_start.$B3])" office:value-type="float" office:value="0" calcext:value-type="float">
            <text:p>0</text:p>
          </table:table-cell>
          <table:table-cell table:number-matrix-columns-spanned="1" table:number-matrix-rows-spanned="1" table:formula="of:=INDEX([$military_assets.D$1:.D$1048576];[$mil_ass_ru_start.$B3])" office:value-type="float" office:value="0" calcext:value-type="float">
            <text:p>0</text:p>
          </table:table-cell>
          <table:table-cell table:number-matrix-columns-spanned="1" table:number-matrix-rows-spanned="1" table:formula="of:=INDEX([$military_assets.E$1:.E$1048576];[$mil_ass_ru_start.$B3])" office:value-type="float" office:value="6" calcext:value-type="float">
            <text:p>6</text:p>
          </table:table-cell>
          <table:table-cell table:number-matrix-columns-spanned="1" table:number-matrix-rows-spanned="1" table:formula="of:=INDEX([$military_assets.F$1:.F$1048576];[$mil_ass_ru_start.$B3])" office:value-type="float" office:value="2" calcext:value-type="float">
            <text:p>2</text:p>
          </table:table-cell>
          <table:table-cell table:number-matrix-columns-spanned="1" table:number-matrix-rows-spanned="1" table:formula="of:=INDEX([$military_assets.G$1:.G$1048576];[$mil_ass_ru_start.$B3])" office:value-type="float" office:value="4" calcext:value-type="float">
            <text:p>4</text:p>
          </table:table-cell>
          <table:table-cell table:number-matrix-columns-spanned="1" table:number-matrix-rows-spanned="1" table:formula="of:=INDEX([$military_assets.H$1:.H$1048576];[$mil_ass_ru_start.$B3])" office:value-type="float" office:value="6" calcext:value-type="float">
            <text:p>6</text:p>
          </table:table-cell>
          <table:table-cell table:number-matrix-columns-spanned="1" table:number-matrix-rows-spanned="1" table:formula="of:=INDEX([$military_assets.I$1:.I$1048576];[$mil_ass_ru_start.$B3])" office:value-type="string" office:string-value="RUS" calcext:value-type="string">
            <text:p>RUS</text:p>
          </table:table-cell>
          <table:table-cell table:number-matrix-columns-spanned="1" table:number-matrix-rows-spanned="1" table:formula="of:=INDEX([$military_assets.J$1:.J$1048576];[$mil_ass_ru_start.$B3])" office:value-type="string" office:string-value="Ship" calcext:value-type="string">
            <text:p>Ship</text:p>
          </table:table-cell>
          <table:table-cell table:number-matrix-columns-spanned="1" table:number-matrix-rows-spanned="1" table:formula="of:=INDEX([$military_assets.K$1:.K$1048576];[$mil_ass_ru_start.$B3])" office:value-type="string" office:string-value="S-300: +1 Help Defense." calcext:value-type="string">
            <text:p>S-300: +1 Help Defense.</text:p>
          </table:table-cell>
          <table:table-cell table:number-matrix-columns-spanned="1" table:number-matrix-rows-spanned="1" table:formula="of:=INDEX([$military_assets.L$1:.L$1048576];[$mil_ass_ru_start.$B3])" office:value-type="string" office:string-value="Images/kirov.jpg" calcext:value-type="string">
            <text:p>Images/kirov.jpg</text:p>
          </table:table-cell>
          <table:table-cell table:number-matrix-columns-spanned="1" table:number-matrix-rows-spanned="1" table:formula="of:=INDEX([$military_assets.M$1:.M$1048576];[$mil_ass_ru_start.$B3])" office:value-type="string" office:string-value="Since the decommisioning of the last retrofitted WWII-era battleship in 1991, the Kirov has been the largest surface combatant in the world." calcext:value-type="string">
            <text:p>Since the decommisioning of the last retrofitted WWII-era battleship in 1991, the Kirov has been the largest surface combatant in the world.</text:p>
          </table:table-cell>
          <table:table-cell table:number-matrix-columns-spanned="1" table:number-matrix-rows-spanned="1" table:formula="of:=INDEX([$military_assets.N$1:.N$1048576];[$mil_ass_ru_start.$B3])"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7" calcext:value-type="float">
            <text:p>17</text:p>
          </table:table-cell>
          <table:table-cell table:style-name="ce15" office:value-type="string" calcext:value-type="string">
            <text:p>Admiral Nahkimov</text:p>
          </table:table-cell>
          <table:table-cell table:number-matrix-columns-spanned="1" table:number-matrix-rows-spanned="1" table:formula="of:=INDEX([$military_assets.A$1:.A$1048576];[$mil_ass_ru_start.$B4])" office:value-type="string" office:string-value="Kirov Class CGN" calcext:value-type="string">
            <text:p>Kirov Class CGN</text:p>
          </table:table-cell>
          <table:table-cell table:number-matrix-columns-spanned="1" table:number-matrix-rows-spanned="1" table:formula="of:=INDEX([$military_assets.B$1:.B$1048576];[$mil_ass_ru_start.$B4])" office:value-type="float" office:value="0" calcext:value-type="float">
            <text:p>0</text:p>
          </table:table-cell>
          <table:table-cell table:number-matrix-columns-spanned="1" table:number-matrix-rows-spanned="1" table:formula="of:=INDEX([$military_assets.C$1:.C$1048576];[$mil_ass_ru_start.$B4])" office:value-type="float" office:value="0" calcext:value-type="float">
            <text:p>0</text:p>
          </table:table-cell>
          <table:table-cell table:number-matrix-columns-spanned="1" table:number-matrix-rows-spanned="1" table:formula="of:=INDEX([$military_assets.D$1:.D$1048576];[$mil_ass_ru_start.$B4])" office:value-type="float" office:value="0" calcext:value-type="float">
            <text:p>0</text:p>
          </table:table-cell>
          <table:table-cell table:number-matrix-columns-spanned="1" table:number-matrix-rows-spanned="1" table:formula="of:=INDEX([$military_assets.E$1:.E$1048576];[$mil_ass_ru_start.$B4])" office:value-type="float" office:value="6" calcext:value-type="float">
            <text:p>6</text:p>
          </table:table-cell>
          <table:table-cell table:number-matrix-columns-spanned="1" table:number-matrix-rows-spanned="1" table:formula="of:=INDEX([$military_assets.F$1:.F$1048576];[$mil_ass_ru_start.$B4])" office:value-type="float" office:value="2" calcext:value-type="float">
            <text:p>2</text:p>
          </table:table-cell>
          <table:table-cell table:number-matrix-columns-spanned="1" table:number-matrix-rows-spanned="1" table:formula="of:=INDEX([$military_assets.G$1:.G$1048576];[$mil_ass_ru_start.$B4])" office:value-type="float" office:value="4" calcext:value-type="float">
            <text:p>4</text:p>
          </table:table-cell>
          <table:table-cell table:number-matrix-columns-spanned="1" table:number-matrix-rows-spanned="1" table:formula="of:=INDEX([$military_assets.H$1:.H$1048576];[$mil_ass_ru_start.$B4])" office:value-type="float" office:value="6" calcext:value-type="float">
            <text:p>6</text:p>
          </table:table-cell>
          <table:table-cell table:number-matrix-columns-spanned="1" table:number-matrix-rows-spanned="1" table:formula="of:=INDEX([$military_assets.I$1:.I$1048576];[$mil_ass_ru_start.$B4])" office:value-type="string" office:string-value="RUS" calcext:value-type="string">
            <text:p>RUS</text:p>
          </table:table-cell>
          <table:table-cell table:number-matrix-columns-spanned="1" table:number-matrix-rows-spanned="1" table:formula="of:=INDEX([$military_assets.J$1:.J$1048576];[$mil_ass_ru_start.$B4])" office:value-type="string" office:string-value="Ship" calcext:value-type="string">
            <text:p>Ship</text:p>
          </table:table-cell>
          <table:table-cell table:number-matrix-columns-spanned="1" table:number-matrix-rows-spanned="1" table:formula="of:=INDEX([$military_assets.K$1:.K$1048576];[$mil_ass_ru_start.$B4])" office:value-type="string" office:string-value="S-300: +1 Help Defense." calcext:value-type="string">
            <text:p>S-300: +1 Help Defense.</text:p>
          </table:table-cell>
          <table:table-cell table:number-matrix-columns-spanned="1" table:number-matrix-rows-spanned="1" table:formula="of:=INDEX([$military_assets.L$1:.L$1048576];[$mil_ass_ru_start.$B4])" office:value-type="string" office:string-value="Images/kirov.jpg" calcext:value-type="string">
            <text:p>Images/kirov.jpg</text:p>
          </table:table-cell>
          <table:table-cell table:number-matrix-columns-spanned="1" table:number-matrix-rows-spanned="1" table:formula="of:=INDEX([$military_assets.M$1:.M$1048576];[$mil_ass_ru_start.$B4])" office:value-type="string" office:string-value="Since the decommisioning of the last retrofitted WWII-era battleship in 1991, the Kirov has been the largest surface combatant in the world." calcext:value-type="string">
            <text:p>Since the decommisioning of the last retrofitted WWII-era battleship in 1991, the Kirov has been the largest surface combatant in the world.</text:p>
          </table:table-cell>
          <table:table-cell table:number-matrix-columns-spanned="1" table:number-matrix-rows-spanned="1" table:formula="of:=INDEX([$military_assets.N$1:.N$1048576];[$mil_ass_ru_start.$B4])" office:value-type="string" office:string-value="0.0.1" calcext:value-type="string">
            <text:p>0.0.1</text:p>
          </table:table-cell>
          <table:table-cell table:number-columns-repeated="47"/>
        </table:table-row>
        <table:table-row table:style-name="ro1">
          <table:table-cell office:value-type="float" office:value="0" calcext:value-type="float">
            <text:p>0</text:p>
          </table:table-cell>
          <table:table-cell office:value-type="float" office:value="17" calcext:value-type="float">
            <text:p>17</text:p>
          </table:table-cell>
          <table:table-cell table:style-name="ce15" office:value-type="string" calcext:value-type="string">
            <text:p>Admiral Ushakov</text:p>
          </table:table-cell>
          <table:table-cell table:number-matrix-columns-spanned="1" table:number-matrix-rows-spanned="1" table:formula="of:=INDEX([$military_assets.A$1:.A$1048576];[$mil_ass_ru_start.$B5])" office:value-type="string" office:string-value="Kirov Class CGN" calcext:value-type="string">
            <text:p>Kirov Class CGN</text:p>
          </table:table-cell>
          <table:table-cell table:number-matrix-columns-spanned="1" table:number-matrix-rows-spanned="1" table:formula="of:=INDEX([$military_assets.B$1:.B$1048576];[$mil_ass_ru_start.$B5])" office:value-type="float" office:value="0" calcext:value-type="float">
            <text:p>0</text:p>
          </table:table-cell>
          <table:table-cell table:number-matrix-columns-spanned="1" table:number-matrix-rows-spanned="1" table:formula="of:=INDEX([$military_assets.C$1:.C$1048576];[$mil_ass_ru_start.$B5])" office:value-type="float" office:value="0" calcext:value-type="float">
            <text:p>0</text:p>
          </table:table-cell>
          <table:table-cell table:number-matrix-columns-spanned="1" table:number-matrix-rows-spanned="1" table:formula="of:=INDEX([$military_assets.D$1:.D$1048576];[$mil_ass_ru_start.$B5])" office:value-type="float" office:value="0" calcext:value-type="float">
            <text:p>0</text:p>
          </table:table-cell>
          <table:table-cell table:number-matrix-columns-spanned="1" table:number-matrix-rows-spanned="1" table:formula="of:=INDEX([$military_assets.E$1:.E$1048576];[$mil_ass_ru_start.$B5])" office:value-type="float" office:value="6" calcext:value-type="float">
            <text:p>6</text:p>
          </table:table-cell>
          <table:table-cell table:number-matrix-columns-spanned="1" table:number-matrix-rows-spanned="1" table:formula="of:=INDEX([$military_assets.F$1:.F$1048576];[$mil_ass_ru_start.$B5])" office:value-type="float" office:value="2" calcext:value-type="float">
            <text:p>2</text:p>
          </table:table-cell>
          <table:table-cell table:number-matrix-columns-spanned="1" table:number-matrix-rows-spanned="1" table:formula="of:=INDEX([$military_assets.G$1:.G$1048576];[$mil_ass_ru_start.$B5])" office:value-type="float" office:value="4" calcext:value-type="float">
            <text:p>4</text:p>
          </table:table-cell>
          <table:table-cell table:number-matrix-columns-spanned="1" table:number-matrix-rows-spanned="1" table:formula="of:=INDEX([$military_assets.H$1:.H$1048576];[$mil_ass_ru_start.$B5])" office:value-type="float" office:value="6" calcext:value-type="float">
            <text:p>6</text:p>
          </table:table-cell>
          <table:table-cell table:number-matrix-columns-spanned="1" table:number-matrix-rows-spanned="1" table:formula="of:=INDEX([$military_assets.I$1:.I$1048576];[$mil_ass_ru_start.$B5])" office:value-type="string" office:string-value="RUS" calcext:value-type="string">
            <text:p>RUS</text:p>
          </table:table-cell>
          <table:table-cell table:number-matrix-columns-spanned="1" table:number-matrix-rows-spanned="1" table:formula="of:=INDEX([$military_assets.J$1:.J$1048576];[$mil_ass_ru_start.$B5])" office:value-type="string" office:string-value="Ship" calcext:value-type="string">
            <text:p>Ship</text:p>
          </table:table-cell>
          <table:table-cell table:number-matrix-columns-spanned="1" table:number-matrix-rows-spanned="1" table:formula="of:=INDEX([$military_assets.K$1:.K$1048576];[$mil_ass_ru_start.$B5])" office:value-type="string" office:string-value="S-300: +1 Help Defense." calcext:value-type="string">
            <text:p>S-300: +1 Help Defense.</text:p>
          </table:table-cell>
          <table:table-cell table:number-matrix-columns-spanned="1" table:number-matrix-rows-spanned="1" table:formula="of:=INDEX([$military_assets.L$1:.L$1048576];[$mil_ass_ru_start.$B5])" office:value-type="string" office:string-value="Images/kirov.jpg" calcext:value-type="string">
            <text:p>Images/kirov.jpg</text:p>
          </table:table-cell>
          <table:table-cell table:number-matrix-columns-spanned="1" table:number-matrix-rows-spanned="1" table:formula="of:=INDEX([$military_assets.M$1:.M$1048576];[$mil_ass_ru_start.$B5])" office:value-type="string" office:string-value="Since the decommisioning of the last retrofitted WWII-era battleship in 1991, the Kirov has been the largest surface combatant in the world." calcext:value-type="string">
            <text:p>Since the decommisioning of the last retrofitted WWII-era battleship in 1991, the Kirov has been the largest surface combatant in the world.</text:p>
          </table:table-cell>
          <table:table-cell table:number-matrix-columns-spanned="1" table:number-matrix-rows-spanned="1" table:formula="of:=INDEX([$military_assets.N$1:.N$1048576];[$mil_ass_ru_start.$B5])"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8" calcext:value-type="float">
            <text:p>18</text:p>
          </table:table-cell>
          <table:table-cell table:style-name="ce15" office:value-type="string" calcext:value-type="string">
            <text:p>Marshal Ustinov</text:p>
          </table:table-cell>
          <table:table-cell table:number-matrix-columns-spanned="1" table:number-matrix-rows-spanned="1" table:formula="of:=INDEX([$military_assets.A$1:.A$1048576];[$mil_ass_ru_start.$B6])" office:value-type="string" office:string-value="Slava Class CG" calcext:value-type="string">
            <text:p>Slava Class CG</text:p>
          </table:table-cell>
          <table:table-cell table:number-matrix-columns-spanned="1" table:number-matrix-rows-spanned="1" table:formula="of:=INDEX([$military_assets.B$1:.B$1048576];[$mil_ass_ru_start.$B6])" office:value-type="float" office:value="0" calcext:value-type="float">
            <text:p>0</text:p>
          </table:table-cell>
          <table:table-cell table:number-matrix-columns-spanned="1" table:number-matrix-rows-spanned="1" table:formula="of:=INDEX([$military_assets.C$1:.C$1048576];[$mil_ass_ru_start.$B6])" office:value-type="float" office:value="0" calcext:value-type="float">
            <text:p>0</text:p>
          </table:table-cell>
          <table:table-cell table:number-matrix-columns-spanned="1" table:number-matrix-rows-spanned="1" table:formula="of:=INDEX([$military_assets.D$1:.D$1048576];[$mil_ass_ru_start.$B6])" office:value-type="float" office:value="0" calcext:value-type="float">
            <text:p>0</text:p>
          </table:table-cell>
          <table:table-cell table:number-matrix-columns-spanned="1" table:number-matrix-rows-spanned="1" table:formula="of:=INDEX([$military_assets.E$1:.E$1048576];[$mil_ass_ru_start.$B6])" office:value-type="float" office:value="4" calcext:value-type="float">
            <text:p>4</text:p>
          </table:table-cell>
          <table:table-cell table:number-matrix-columns-spanned="1" table:number-matrix-rows-spanned="1" table:formula="of:=INDEX([$military_assets.F$1:.F$1048576];[$mil_ass_ru_start.$B6])" office:value-type="float" office:value="2" calcext:value-type="float">
            <text:p>2</text:p>
          </table:table-cell>
          <table:table-cell table:number-matrix-columns-spanned="1" table:number-matrix-rows-spanned="1" table:formula="of:=INDEX([$military_assets.G$1:.G$1048576];[$mil_ass_ru_start.$B6])" office:value-type="float" office:value="2" calcext:value-type="float">
            <text:p>2</text:p>
          </table:table-cell>
          <table:table-cell table:number-matrix-columns-spanned="1" table:number-matrix-rows-spanned="1" table:formula="of:=INDEX([$military_assets.H$1:.H$1048576];[$mil_ass_ru_start.$B6])" office:value-type="float" office:value="3" calcext:value-type="float">
            <text:p>3</text:p>
          </table:table-cell>
          <table:table-cell table:number-matrix-columns-spanned="1" table:number-matrix-rows-spanned="1" table:formula="of:=INDEX([$military_assets.I$1:.I$1048576];[$mil_ass_ru_start.$B6])" office:value-type="string" office:string-value="RUS" calcext:value-type="string">
            <text:p>RUS</text:p>
          </table:table-cell>
          <table:table-cell table:number-matrix-columns-spanned="1" table:number-matrix-rows-spanned="1" table:formula="of:=INDEX([$military_assets.J$1:.J$1048576];[$mil_ass_ru_start.$B6])" office:value-type="string" office:string-value="Ship" calcext:value-type="string">
            <text:p>Ship</text:p>
          </table:table-cell>
          <table:table-cell table:number-matrix-columns-spanned="1" table:number-matrix-rows-spanned="1" table:formula="of:=INDEX([$military_assets.K$1:.K$1048576];[$mil_ass_ru_start.$B6])" office:value-type="string" office:string-value="S-300: +1 Help Defense." calcext:value-type="string">
            <text:p>S-300: +1 Help Defense.</text:p>
          </table:table-cell>
          <table:table-cell table:number-matrix-columns-spanned="1" table:number-matrix-rows-spanned="1" table:formula="of:=INDEX([$military_assets.L$1:.L$1048576];[$mil_ass_ru_start.$B6])" office:value-type="string" office:string-value="Images/slava.jpg" calcext:value-type="string">
            <text:p>Images/slava.jpg</text:p>
          </table:table-cell>
          <table:table-cell table:number-matrix-columns-spanned="1" table:number-matrix-rows-spanned="1" table:formula="of:=INDEX([$military_assets.M$1:.M$1048576];[$mil_ass_ru_start.$B6])" office:value-type="string" office:string-value="Equipped with the same massive anti-ship missiles as the Kirov class, the Slava packs a similar punch in a considerably smaller form-factor." calcext:value-type="string">
            <text:p>Equipped with the same massive anti-ship missiles as the Kirov class, the Slava packs a similar punch in a considerably smaller form-factor.</text:p>
          </table:table-cell>
          <table:table-cell table:number-matrix-columns-spanned="1" table:number-matrix-rows-spanned="1" table:formula="of:=INDEX([$military_assets.N$1:.N$1048576];[$mil_ass_ru_start.$B6])"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8" calcext:value-type="float">
            <text:p>18</text:p>
          </table:table-cell>
          <table:table-cell table:style-name="ce15" office:value-type="string" calcext:value-type="string">
            <text:p>Moskva</text:p>
          </table:table-cell>
          <table:table-cell table:number-matrix-columns-spanned="1" table:number-matrix-rows-spanned="1" table:formula="of:=INDEX([$military_assets.A$1:.A$1048576];[$mil_ass_ru_start.$B7])" office:value-type="string" office:string-value="Slava Class CG" calcext:value-type="string">
            <text:p>Slava Class CG</text:p>
          </table:table-cell>
          <table:table-cell table:number-matrix-columns-spanned="1" table:number-matrix-rows-spanned="1" table:formula="of:=INDEX([$military_assets.B$1:.B$1048576];[$mil_ass_ru_start.$B7])" office:value-type="float" office:value="0" calcext:value-type="float">
            <text:p>0</text:p>
          </table:table-cell>
          <table:table-cell table:number-matrix-columns-spanned="1" table:number-matrix-rows-spanned="1" table:formula="of:=INDEX([$military_assets.C$1:.C$1048576];[$mil_ass_ru_start.$B7])" office:value-type="float" office:value="0" calcext:value-type="float">
            <text:p>0</text:p>
          </table:table-cell>
          <table:table-cell table:number-matrix-columns-spanned="1" table:number-matrix-rows-spanned="1" table:formula="of:=INDEX([$military_assets.D$1:.D$1048576];[$mil_ass_ru_start.$B7])" office:value-type="float" office:value="0" calcext:value-type="float">
            <text:p>0</text:p>
          </table:table-cell>
          <table:table-cell table:number-matrix-columns-spanned="1" table:number-matrix-rows-spanned="1" table:formula="of:=INDEX([$military_assets.E$1:.E$1048576];[$mil_ass_ru_start.$B7])" office:value-type="float" office:value="4" calcext:value-type="float">
            <text:p>4</text:p>
          </table:table-cell>
          <table:table-cell table:number-matrix-columns-spanned="1" table:number-matrix-rows-spanned="1" table:formula="of:=INDEX([$military_assets.F$1:.F$1048576];[$mil_ass_ru_start.$B7])" office:value-type="float" office:value="2" calcext:value-type="float">
            <text:p>2</text:p>
          </table:table-cell>
          <table:table-cell table:number-matrix-columns-spanned="1" table:number-matrix-rows-spanned="1" table:formula="of:=INDEX([$military_assets.G$1:.G$1048576];[$mil_ass_ru_start.$B7])" office:value-type="float" office:value="2" calcext:value-type="float">
            <text:p>2</text:p>
          </table:table-cell>
          <table:table-cell table:number-matrix-columns-spanned="1" table:number-matrix-rows-spanned="1" table:formula="of:=INDEX([$military_assets.H$1:.H$1048576];[$mil_ass_ru_start.$B7])" office:value-type="float" office:value="3" calcext:value-type="float">
            <text:p>3</text:p>
          </table:table-cell>
          <table:table-cell table:number-matrix-columns-spanned="1" table:number-matrix-rows-spanned="1" table:formula="of:=INDEX([$military_assets.I$1:.I$1048576];[$mil_ass_ru_start.$B7])" office:value-type="string" office:string-value="RUS" calcext:value-type="string">
            <text:p>RUS</text:p>
          </table:table-cell>
          <table:table-cell table:number-matrix-columns-spanned="1" table:number-matrix-rows-spanned="1" table:formula="of:=INDEX([$military_assets.J$1:.J$1048576];[$mil_ass_ru_start.$B7])" office:value-type="string" office:string-value="Ship" calcext:value-type="string">
            <text:p>Ship</text:p>
          </table:table-cell>
          <table:table-cell table:number-matrix-columns-spanned="1" table:number-matrix-rows-spanned="1" table:formula="of:=INDEX([$military_assets.K$1:.K$1048576];[$mil_ass_ru_start.$B7])" office:value-type="string" office:string-value="S-300: +1 Help Defense." calcext:value-type="string">
            <text:p>S-300: +1 Help Defense.</text:p>
          </table:table-cell>
          <table:table-cell table:number-matrix-columns-spanned="1" table:number-matrix-rows-spanned="1" table:formula="of:=INDEX([$military_assets.L$1:.L$1048576];[$mil_ass_ru_start.$B7])" office:value-type="string" office:string-value="Images/slava.jpg" calcext:value-type="string">
            <text:p>Images/slava.jpg</text:p>
          </table:table-cell>
          <table:table-cell table:number-matrix-columns-spanned="1" table:number-matrix-rows-spanned="1" table:formula="of:=INDEX([$military_assets.M$1:.M$1048576];[$mil_ass_ru_start.$B7])" office:value-type="string" office:string-value="Equipped with the same massive anti-ship missiles as the Kirov class, the Slava packs a similar punch in a considerably smaller form-factor." calcext:value-type="string">
            <text:p>Equipped with the same massive anti-ship missiles as the Kirov class, the Slava packs a similar punch in a considerably smaller form-factor.</text:p>
          </table:table-cell>
          <table:table-cell table:number-matrix-columns-spanned="1" table:number-matrix-rows-spanned="1" table:formula="of:=INDEX([$military_assets.N$1:.N$1048576];[$mil_ass_ru_start.$B7])"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8" calcext:value-type="float">
            <text:p>18</text:p>
          </table:table-cell>
          <table:table-cell table:style-name="ce15" office:value-type="string" calcext:value-type="string">
            <text:p>Varyag</text:p>
          </table:table-cell>
          <table:table-cell table:number-matrix-columns-spanned="1" table:number-matrix-rows-spanned="1" table:formula="of:=INDEX([$military_assets.A$1:.A$1048576];[$mil_ass_ru_start.$B8])" office:value-type="string" office:string-value="Slava Class CG" calcext:value-type="string">
            <text:p>Slava Class CG</text:p>
          </table:table-cell>
          <table:table-cell table:number-matrix-columns-spanned="1" table:number-matrix-rows-spanned="1" table:formula="of:=INDEX([$military_assets.B$1:.B$1048576];[$mil_ass_ru_start.$B8])" office:value-type="float" office:value="0" calcext:value-type="float">
            <text:p>0</text:p>
          </table:table-cell>
          <table:table-cell table:number-matrix-columns-spanned="1" table:number-matrix-rows-spanned="1" table:formula="of:=INDEX([$military_assets.C$1:.C$1048576];[$mil_ass_ru_start.$B8])" office:value-type="float" office:value="0" calcext:value-type="float">
            <text:p>0</text:p>
          </table:table-cell>
          <table:table-cell table:number-matrix-columns-spanned="1" table:number-matrix-rows-spanned="1" table:formula="of:=INDEX([$military_assets.D$1:.D$1048576];[$mil_ass_ru_start.$B8])" office:value-type="float" office:value="0" calcext:value-type="float">
            <text:p>0</text:p>
          </table:table-cell>
          <table:table-cell table:number-matrix-columns-spanned="1" table:number-matrix-rows-spanned="1" table:formula="of:=INDEX([$military_assets.E$1:.E$1048576];[$mil_ass_ru_start.$B8])" office:value-type="float" office:value="4" calcext:value-type="float">
            <text:p>4</text:p>
          </table:table-cell>
          <table:table-cell table:number-matrix-columns-spanned="1" table:number-matrix-rows-spanned="1" table:formula="of:=INDEX([$military_assets.F$1:.F$1048576];[$mil_ass_ru_start.$B8])" office:value-type="float" office:value="2" calcext:value-type="float">
            <text:p>2</text:p>
          </table:table-cell>
          <table:table-cell table:number-matrix-columns-spanned="1" table:number-matrix-rows-spanned="1" table:formula="of:=INDEX([$military_assets.G$1:.G$1048576];[$mil_ass_ru_start.$B8])" office:value-type="float" office:value="2" calcext:value-type="float">
            <text:p>2</text:p>
          </table:table-cell>
          <table:table-cell table:number-matrix-columns-spanned="1" table:number-matrix-rows-spanned="1" table:formula="of:=INDEX([$military_assets.H$1:.H$1048576];[$mil_ass_ru_start.$B8])" office:value-type="float" office:value="3" calcext:value-type="float">
            <text:p>3</text:p>
          </table:table-cell>
          <table:table-cell table:number-matrix-columns-spanned="1" table:number-matrix-rows-spanned="1" table:formula="of:=INDEX([$military_assets.I$1:.I$1048576];[$mil_ass_ru_start.$B8])" office:value-type="string" office:string-value="RUS" calcext:value-type="string">
            <text:p>RUS</text:p>
          </table:table-cell>
          <table:table-cell table:number-matrix-columns-spanned="1" table:number-matrix-rows-spanned="1" table:formula="of:=INDEX([$military_assets.J$1:.J$1048576];[$mil_ass_ru_start.$B8])" office:value-type="string" office:string-value="Ship" calcext:value-type="string">
            <text:p>Ship</text:p>
          </table:table-cell>
          <table:table-cell table:number-matrix-columns-spanned="1" table:number-matrix-rows-spanned="1" table:formula="of:=INDEX([$military_assets.K$1:.K$1048576];[$mil_ass_ru_start.$B8])" office:value-type="string" office:string-value="S-300: +1 Help Defense." calcext:value-type="string">
            <text:p>S-300: +1 Help Defense.</text:p>
          </table:table-cell>
          <table:table-cell table:number-matrix-columns-spanned="1" table:number-matrix-rows-spanned="1" table:formula="of:=INDEX([$military_assets.L$1:.L$1048576];[$mil_ass_ru_start.$B8])" office:value-type="string" office:string-value="Images/slava.jpg" calcext:value-type="string">
            <text:p>Images/slava.jpg</text:p>
          </table:table-cell>
          <table:table-cell table:number-matrix-columns-spanned="1" table:number-matrix-rows-spanned="1" table:formula="of:=INDEX([$military_assets.M$1:.M$1048576];[$mil_ass_ru_start.$B8])" office:value-type="string" office:string-value="Equipped with the same massive anti-ship missiles as the Kirov class, the Slava packs a similar punch in a considerably smaller form-factor." calcext:value-type="string">
            <text:p>Equipped with the same massive anti-ship missiles as the Kirov class, the Slava packs a similar punch in a considerably smaller form-factor.</text:p>
          </table:table-cell>
          <table:table-cell table:number-matrix-columns-spanned="1" table:number-matrix-rows-spanned="1" table:formula="of:=INDEX([$military_assets.N$1:.N$1048576];[$mil_ass_ru_start.$B8])" office:value-type="string" office:string-value="0.0.1" calcext:value-type="string">
            <text:p>0.0.1</text:p>
          </table:table-cell>
          <table:table-cell table:number-columns-repeated="47"/>
        </table:table-row>
        <table:table-row table:style-name="ro1">
          <table:table-cell office:value-type="float" office:value="0" calcext:value-type="float">
            <text:p>0</text:p>
          </table:table-cell>
          <table:table-cell office:value-type="float" office:value="18" calcext:value-type="float">
            <text:p>18</text:p>
          </table:table-cell>
          <table:table-cell table:style-name="ce15" office:value-type="string" calcext:value-type="string">
            <text:p>Sevastopol</text:p>
          </table:table-cell>
          <table:table-cell table:number-matrix-columns-spanned="1" table:number-matrix-rows-spanned="1" table:formula="of:=INDEX([$military_assets.A$1:.A$1048576];[$mil_ass_ru_start.$B9])" office:value-type="string" office:string-value="Slava Class CG" calcext:value-type="string">
            <text:p>Slava Class CG</text:p>
          </table:table-cell>
          <table:table-cell table:number-matrix-columns-spanned="1" table:number-matrix-rows-spanned="1" table:formula="of:=INDEX([$military_assets.B$1:.B$1048576];[$mil_ass_ru_start.$B9])" office:value-type="float" office:value="0" calcext:value-type="float">
            <text:p>0</text:p>
          </table:table-cell>
          <table:table-cell table:number-matrix-columns-spanned="1" table:number-matrix-rows-spanned="1" table:formula="of:=INDEX([$military_assets.C$1:.C$1048576];[$mil_ass_ru_start.$B9])" office:value-type="float" office:value="0" calcext:value-type="float">
            <text:p>0</text:p>
          </table:table-cell>
          <table:table-cell table:number-matrix-columns-spanned="1" table:number-matrix-rows-spanned="1" table:formula="of:=INDEX([$military_assets.D$1:.D$1048576];[$mil_ass_ru_start.$B9])" office:value-type="float" office:value="0" calcext:value-type="float">
            <text:p>0</text:p>
          </table:table-cell>
          <table:table-cell table:number-matrix-columns-spanned="1" table:number-matrix-rows-spanned="1" table:formula="of:=INDEX([$military_assets.E$1:.E$1048576];[$mil_ass_ru_start.$B9])" office:value-type="float" office:value="4" calcext:value-type="float">
            <text:p>4</text:p>
          </table:table-cell>
          <table:table-cell table:number-matrix-columns-spanned="1" table:number-matrix-rows-spanned="1" table:formula="of:=INDEX([$military_assets.F$1:.F$1048576];[$mil_ass_ru_start.$B9])" office:value-type="float" office:value="2" calcext:value-type="float">
            <text:p>2</text:p>
          </table:table-cell>
          <table:table-cell table:number-matrix-columns-spanned="1" table:number-matrix-rows-spanned="1" table:formula="of:=INDEX([$military_assets.G$1:.G$1048576];[$mil_ass_ru_start.$B9])" office:value-type="float" office:value="2" calcext:value-type="float">
            <text:p>2</text:p>
          </table:table-cell>
          <table:table-cell table:number-matrix-columns-spanned="1" table:number-matrix-rows-spanned="1" table:formula="of:=INDEX([$military_assets.H$1:.H$1048576];[$mil_ass_ru_start.$B9])" office:value-type="float" office:value="3" calcext:value-type="float">
            <text:p>3</text:p>
          </table:table-cell>
          <table:table-cell table:number-matrix-columns-spanned="1" table:number-matrix-rows-spanned="1" table:formula="of:=INDEX([$military_assets.I$1:.I$1048576];[$mil_ass_ru_start.$B9])" office:value-type="string" office:string-value="RUS" calcext:value-type="string">
            <text:p>RUS</text:p>
          </table:table-cell>
          <table:table-cell table:number-matrix-columns-spanned="1" table:number-matrix-rows-spanned="1" table:formula="of:=INDEX([$military_assets.J$1:.J$1048576];[$mil_ass_ru_start.$B9])" office:value-type="string" office:string-value="Ship" calcext:value-type="string">
            <text:p>Ship</text:p>
          </table:table-cell>
          <table:table-cell table:number-matrix-columns-spanned="1" table:number-matrix-rows-spanned="1" table:formula="of:=INDEX([$military_assets.K$1:.K$1048576];[$mil_ass_ru_start.$B9])" office:value-type="string" office:string-value="S-300: +1 Help Defense." calcext:value-type="string">
            <text:p>S-300: +1 Help Defense.</text:p>
          </table:table-cell>
          <table:table-cell table:number-matrix-columns-spanned="1" table:number-matrix-rows-spanned="1" table:formula="of:=INDEX([$military_assets.L$1:.L$1048576];[$mil_ass_ru_start.$B9])" office:value-type="string" office:string-value="Images/slava.jpg" calcext:value-type="string">
            <text:p>Images/slava.jpg</text:p>
          </table:table-cell>
          <table:table-cell table:number-matrix-columns-spanned="1" table:number-matrix-rows-spanned="1" table:formula="of:=INDEX([$military_assets.M$1:.M$1048576];[$mil_ass_ru_start.$B9])" office:value-type="string" office:string-value="Equipped with the same massive anti-ship missiles as the Kirov class, the Slava packs a similar punch in a considerably smaller form-factor." calcext:value-type="string">
            <text:p>Equipped with the same massive anti-ship missiles as the Kirov class, the Slava packs a similar punch in a considerably smaller form-factor.</text:p>
          </table:table-cell>
          <table:table-cell table:number-matrix-columns-spanned="1" table:number-matrix-rows-spanned="1" table:formula="of:=INDEX([$military_assets.N$1:.N$1048576];[$mil_ass_ru_start.$B9])"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table:style-name="ce15" office:value-type="string" calcext:value-type="string">
            <text:p>Admiral Chabenenko</text:p>
          </table:table-cell>
          <table:table-cell table:number-matrix-columns-spanned="1" table:number-matrix-rows-spanned="1" table:formula="of:=INDEX([$military_assets.A$1:.A$1048576];[$mil_ass_ru_start.$B10])" office:value-type="string" office:string-value="Udaloy II Class DDG" calcext:value-type="string">
            <text:p>Udaloy II Class DDG</text:p>
          </table:table-cell>
          <table:table-cell table:number-matrix-columns-spanned="1" table:number-matrix-rows-spanned="1" table:formula="of:=INDEX([$military_assets.B$1:.B$1048576];[$mil_ass_ru_start.$B10])" office:value-type="float" office:value="0" calcext:value-type="float">
            <text:p>0</text:p>
          </table:table-cell>
          <table:table-cell table:number-matrix-columns-spanned="1" table:number-matrix-rows-spanned="1" table:formula="of:=INDEX([$military_assets.C$1:.C$1048576];[$mil_ass_ru_start.$B10])" office:value-type="float" office:value="0" calcext:value-type="float">
            <text:p>0</text:p>
          </table:table-cell>
          <table:table-cell table:number-matrix-columns-spanned="1" table:number-matrix-rows-spanned="1" table:formula="of:=INDEX([$military_assets.D$1:.D$1048576];[$mil_ass_ru_start.$B10])" office:value-type="float" office:value="0" calcext:value-type="float">
            <text:p>0</text:p>
          </table:table-cell>
          <table:table-cell table:number-matrix-columns-spanned="1" table:number-matrix-rows-spanned="1" table:formula="of:=INDEX([$military_assets.E$1:.E$1048576];[$mil_ass_ru_start.$B10])" office:value-type="float" office:value="3" calcext:value-type="float">
            <text:p>3</text:p>
          </table:table-cell>
          <table:table-cell table:number-matrix-columns-spanned="1" table:number-matrix-rows-spanned="1" table:formula="of:=INDEX([$military_assets.F$1:.F$1048576];[$mil_ass_ru_start.$B10])" office:value-type="float" office:value="2" calcext:value-type="float">
            <text:p>2</text:p>
          </table:table-cell>
          <table:table-cell table:number-matrix-columns-spanned="1" table:number-matrix-rows-spanned="1" table:formula="of:=INDEX([$military_assets.G$1:.G$1048576];[$mil_ass_ru_start.$B10])" office:value-type="float" office:value="3" calcext:value-type="float">
            <text:p>3</text:p>
          </table:table-cell>
          <table:table-cell table:number-matrix-columns-spanned="1" table:number-matrix-rows-spanned="1" table:formula="of:=INDEX([$military_assets.H$1:.H$1048576];[$mil_ass_ru_start.$B10])" office:value-type="float" office:value="2" calcext:value-type="float">
            <text:p>2</text:p>
          </table:table-cell>
          <table:table-cell table:number-matrix-columns-spanned="1" table:number-matrix-rows-spanned="1" table:formula="of:=INDEX([$military_assets.I$1:.I$1048576];[$mil_ass_ru_start.$B10])" office:value-type="string" office:string-value="RUS" calcext:value-type="string">
            <text:p>RUS</text:p>
          </table:table-cell>
          <table:table-cell table:number-matrix-columns-spanned="1" table:number-matrix-rows-spanned="1" table:formula="of:=INDEX([$military_assets.J$1:.J$1048576];[$mil_ass_ru_start.$B10])" office:value-type="string" office:string-value="Ship" calcext:value-type="string">
            <text:p>Ship</text:p>
          </table:table-cell>
          <table:table-cell table:number-matrix-columns-spanned="1" table:number-matrix-rows-spanned="1" table:formula="of:=INDEX([$military_assets.K$1:.K$1048576];[$mil_ass_ru_start.$B10])" office:value-type="string" office:string-value="&#10;" calcext:value-type="string">
            <text:p/>
            <text:p/>
          </table:table-cell>
          <table:table-cell table:number-matrix-columns-spanned="1" table:number-matrix-rows-spanned="1" table:formula="of:=INDEX([$military_assets.L$1:.L$1048576];[$mil_ass_ru_start.$B10])" office:value-type="string" office:string-value="Images/udaloy.jpg" calcext:value-type="string">
            <text:p>Images/udaloy.jpg</text:p>
          </table:table-cell>
          <table:table-cell table:number-matrix-columns-spanned="1" table:number-matrix-rows-spanned="1" table:formula="of:=INDEX([$military_assets.M$1:.M$1048576];[$mil_ass_ru_start.$B10])"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ru_start.$B10])"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table:style-name="ce15" office:value-type="string" calcext:value-type="string">
            <text:p>Admiral Panteleyev</text:p>
          </table:table-cell>
          <table:table-cell table:number-matrix-columns-spanned="1" table:number-matrix-rows-spanned="1" table:formula="of:=INDEX([$military_assets.A$1:.A$1048576];[$mil_ass_ru_start.$B11])" office:value-type="string" office:string-value="Udaloy II Class DDG" calcext:value-type="string">
            <text:p>Udaloy II Class DDG</text:p>
          </table:table-cell>
          <table:table-cell table:number-matrix-columns-spanned="1" table:number-matrix-rows-spanned="1" table:formula="of:=INDEX([$military_assets.B$1:.B$1048576];[$mil_ass_ru_start.$B11])" office:value-type="float" office:value="0" calcext:value-type="float">
            <text:p>0</text:p>
          </table:table-cell>
          <table:table-cell table:number-matrix-columns-spanned="1" table:number-matrix-rows-spanned="1" table:formula="of:=INDEX([$military_assets.C$1:.C$1048576];[$mil_ass_ru_start.$B11])" office:value-type="float" office:value="0" calcext:value-type="float">
            <text:p>0</text:p>
          </table:table-cell>
          <table:table-cell table:number-matrix-columns-spanned="1" table:number-matrix-rows-spanned="1" table:formula="of:=INDEX([$military_assets.D$1:.D$1048576];[$mil_ass_ru_start.$B11])" office:value-type="float" office:value="0" calcext:value-type="float">
            <text:p>0</text:p>
          </table:table-cell>
          <table:table-cell table:number-matrix-columns-spanned="1" table:number-matrix-rows-spanned="1" table:formula="of:=INDEX([$military_assets.E$1:.E$1048576];[$mil_ass_ru_start.$B11])" office:value-type="float" office:value="3" calcext:value-type="float">
            <text:p>3</text:p>
          </table:table-cell>
          <table:table-cell table:number-matrix-columns-spanned="1" table:number-matrix-rows-spanned="1" table:formula="of:=INDEX([$military_assets.F$1:.F$1048576];[$mil_ass_ru_start.$B11])" office:value-type="float" office:value="2" calcext:value-type="float">
            <text:p>2</text:p>
          </table:table-cell>
          <table:table-cell table:number-matrix-columns-spanned="1" table:number-matrix-rows-spanned="1" table:formula="of:=INDEX([$military_assets.G$1:.G$1048576];[$mil_ass_ru_start.$B11])" office:value-type="float" office:value="3" calcext:value-type="float">
            <text:p>3</text:p>
          </table:table-cell>
          <table:table-cell table:number-matrix-columns-spanned="1" table:number-matrix-rows-spanned="1" table:formula="of:=INDEX([$military_assets.H$1:.H$1048576];[$mil_ass_ru_start.$B11])" office:value-type="float" office:value="2" calcext:value-type="float">
            <text:p>2</text:p>
          </table:table-cell>
          <table:table-cell table:number-matrix-columns-spanned="1" table:number-matrix-rows-spanned="1" table:formula="of:=INDEX([$military_assets.I$1:.I$1048576];[$mil_ass_ru_start.$B11])" office:value-type="string" office:string-value="RUS" calcext:value-type="string">
            <text:p>RUS</text:p>
          </table:table-cell>
          <table:table-cell table:number-matrix-columns-spanned="1" table:number-matrix-rows-spanned="1" table:formula="of:=INDEX([$military_assets.J$1:.J$1048576];[$mil_ass_ru_start.$B11])" office:value-type="string" office:string-value="Ship" calcext:value-type="string">
            <text:p>Ship</text:p>
          </table:table-cell>
          <table:table-cell table:number-matrix-columns-spanned="1" table:number-matrix-rows-spanned="1" table:formula="of:=INDEX([$military_assets.K$1:.K$1048576];[$mil_ass_ru_start.$B11])" office:value-type="string" office:string-value="&#10;" calcext:value-type="string">
            <text:p/>
            <text:p/>
          </table:table-cell>
          <table:table-cell table:number-matrix-columns-spanned="1" table:number-matrix-rows-spanned="1" table:formula="of:=INDEX([$military_assets.L$1:.L$1048576];[$mil_ass_ru_start.$B11])" office:value-type="string" office:string-value="Images/udaloy.jpg" calcext:value-type="string">
            <text:p>Images/udaloy.jpg</text:p>
          </table:table-cell>
          <table:table-cell table:number-matrix-columns-spanned="1" table:number-matrix-rows-spanned="1" table:formula="of:=INDEX([$military_assets.M$1:.M$1048576];[$mil_ass_ru_start.$B11])"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ru_start.$B11])"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table:style-name="ce15" office:value-type="string" calcext:value-type="string">
            <text:p>Admiral Levchenko</text:p>
          </table:table-cell>
          <table:table-cell table:number-matrix-columns-spanned="1" table:number-matrix-rows-spanned="1" table:formula="of:=INDEX([$military_assets.A$1:.A$1048576];[$mil_ass_ru_start.$B12])" office:value-type="string" office:string-value="Udaloy II Class DDG" calcext:value-type="string">
            <text:p>Udaloy II Class DDG</text:p>
          </table:table-cell>
          <table:table-cell table:number-matrix-columns-spanned="1" table:number-matrix-rows-spanned="1" table:formula="of:=INDEX([$military_assets.B$1:.B$1048576];[$mil_ass_ru_start.$B12])" office:value-type="float" office:value="0" calcext:value-type="float">
            <text:p>0</text:p>
          </table:table-cell>
          <table:table-cell table:number-matrix-columns-spanned="1" table:number-matrix-rows-spanned="1" table:formula="of:=INDEX([$military_assets.C$1:.C$1048576];[$mil_ass_ru_start.$B12])" office:value-type="float" office:value="0" calcext:value-type="float">
            <text:p>0</text:p>
          </table:table-cell>
          <table:table-cell table:number-matrix-columns-spanned="1" table:number-matrix-rows-spanned="1" table:formula="of:=INDEX([$military_assets.D$1:.D$1048576];[$mil_ass_ru_start.$B12])" office:value-type="float" office:value="0" calcext:value-type="float">
            <text:p>0</text:p>
          </table:table-cell>
          <table:table-cell table:number-matrix-columns-spanned="1" table:number-matrix-rows-spanned="1" table:formula="of:=INDEX([$military_assets.E$1:.E$1048576];[$mil_ass_ru_start.$B12])" office:value-type="float" office:value="3" calcext:value-type="float">
            <text:p>3</text:p>
          </table:table-cell>
          <table:table-cell table:number-matrix-columns-spanned="1" table:number-matrix-rows-spanned="1" table:formula="of:=INDEX([$military_assets.F$1:.F$1048576];[$mil_ass_ru_start.$B12])" office:value-type="float" office:value="2" calcext:value-type="float">
            <text:p>2</text:p>
          </table:table-cell>
          <table:table-cell table:number-matrix-columns-spanned="1" table:number-matrix-rows-spanned="1" table:formula="of:=INDEX([$military_assets.G$1:.G$1048576];[$mil_ass_ru_start.$B12])" office:value-type="float" office:value="3" calcext:value-type="float">
            <text:p>3</text:p>
          </table:table-cell>
          <table:table-cell table:number-matrix-columns-spanned="1" table:number-matrix-rows-spanned="1" table:formula="of:=INDEX([$military_assets.H$1:.H$1048576];[$mil_ass_ru_start.$B12])" office:value-type="float" office:value="2" calcext:value-type="float">
            <text:p>2</text:p>
          </table:table-cell>
          <table:table-cell table:number-matrix-columns-spanned="1" table:number-matrix-rows-spanned="1" table:formula="of:=INDEX([$military_assets.I$1:.I$1048576];[$mil_ass_ru_start.$B12])" office:value-type="string" office:string-value="RUS" calcext:value-type="string">
            <text:p>RUS</text:p>
          </table:table-cell>
          <table:table-cell table:number-matrix-columns-spanned="1" table:number-matrix-rows-spanned="1" table:formula="of:=INDEX([$military_assets.J$1:.J$1048576];[$mil_ass_ru_start.$B12])" office:value-type="string" office:string-value="Ship" calcext:value-type="string">
            <text:p>Ship</text:p>
          </table:table-cell>
          <table:table-cell table:number-matrix-columns-spanned="1" table:number-matrix-rows-spanned="1" table:formula="of:=INDEX([$military_assets.K$1:.K$1048576];[$mil_ass_ru_start.$B12])" office:value-type="string" office:string-value="&#10;" calcext:value-type="string">
            <text:p/>
            <text:p/>
          </table:table-cell>
          <table:table-cell table:number-matrix-columns-spanned="1" table:number-matrix-rows-spanned="1" table:formula="of:=INDEX([$military_assets.L$1:.L$1048576];[$mil_ass_ru_start.$B12])" office:value-type="string" office:string-value="Images/udaloy.jpg" calcext:value-type="string">
            <text:p>Images/udaloy.jpg</text:p>
          </table:table-cell>
          <table:table-cell table:number-matrix-columns-spanned="1" table:number-matrix-rows-spanned="1" table:formula="of:=INDEX([$military_assets.M$1:.M$1048576];[$mil_ass_ru_start.$B12])"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ru_start.$B12])"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9" calcext:value-type="float">
            <text:p>19</text:p>
          </table:table-cell>
          <table:table-cell table:style-name="ce15" office:value-type="string" calcext:value-type="string">
            <text:p>Admiral Vinogradov</text:p>
          </table:table-cell>
          <table:table-cell table:number-matrix-columns-spanned="1" table:number-matrix-rows-spanned="1" table:formula="of:=INDEX([$military_assets.A$1:.A$1048576];[$mil_ass_ru_start.$B13])" office:value-type="string" office:string-value="Udaloy II Class DDG" calcext:value-type="string">
            <text:p>Udaloy II Class DDG</text:p>
          </table:table-cell>
          <table:table-cell table:number-matrix-columns-spanned="1" table:number-matrix-rows-spanned="1" table:formula="of:=INDEX([$military_assets.B$1:.B$1048576];[$mil_ass_ru_start.$B13])" office:value-type="float" office:value="0" calcext:value-type="float">
            <text:p>0</text:p>
          </table:table-cell>
          <table:table-cell table:number-matrix-columns-spanned="1" table:number-matrix-rows-spanned="1" table:formula="of:=INDEX([$military_assets.C$1:.C$1048576];[$mil_ass_ru_start.$B13])" office:value-type="float" office:value="0" calcext:value-type="float">
            <text:p>0</text:p>
          </table:table-cell>
          <table:table-cell table:number-matrix-columns-spanned="1" table:number-matrix-rows-spanned="1" table:formula="of:=INDEX([$military_assets.D$1:.D$1048576];[$mil_ass_ru_start.$B13])" office:value-type="float" office:value="0" calcext:value-type="float">
            <text:p>0</text:p>
          </table:table-cell>
          <table:table-cell table:number-matrix-columns-spanned="1" table:number-matrix-rows-spanned="1" table:formula="of:=INDEX([$military_assets.E$1:.E$1048576];[$mil_ass_ru_start.$B13])" office:value-type="float" office:value="3" calcext:value-type="float">
            <text:p>3</text:p>
          </table:table-cell>
          <table:table-cell table:number-matrix-columns-spanned="1" table:number-matrix-rows-spanned="1" table:formula="of:=INDEX([$military_assets.F$1:.F$1048576];[$mil_ass_ru_start.$B13])" office:value-type="float" office:value="2" calcext:value-type="float">
            <text:p>2</text:p>
          </table:table-cell>
          <table:table-cell table:number-matrix-columns-spanned="1" table:number-matrix-rows-spanned="1" table:formula="of:=INDEX([$military_assets.G$1:.G$1048576];[$mil_ass_ru_start.$B13])" office:value-type="float" office:value="3" calcext:value-type="float">
            <text:p>3</text:p>
          </table:table-cell>
          <table:table-cell table:number-matrix-columns-spanned="1" table:number-matrix-rows-spanned="1" table:formula="of:=INDEX([$military_assets.H$1:.H$1048576];[$mil_ass_ru_start.$B13])" office:value-type="float" office:value="2" calcext:value-type="float">
            <text:p>2</text:p>
          </table:table-cell>
          <table:table-cell table:number-matrix-columns-spanned="1" table:number-matrix-rows-spanned="1" table:formula="of:=INDEX([$military_assets.I$1:.I$1048576];[$mil_ass_ru_start.$B13])" office:value-type="string" office:string-value="RUS" calcext:value-type="string">
            <text:p>RUS</text:p>
          </table:table-cell>
          <table:table-cell table:number-matrix-columns-spanned="1" table:number-matrix-rows-spanned="1" table:formula="of:=INDEX([$military_assets.J$1:.J$1048576];[$mil_ass_ru_start.$B13])" office:value-type="string" office:string-value="Ship" calcext:value-type="string">
            <text:p>Ship</text:p>
          </table:table-cell>
          <table:table-cell table:number-matrix-columns-spanned="1" table:number-matrix-rows-spanned="1" table:formula="of:=INDEX([$military_assets.K$1:.K$1048576];[$mil_ass_ru_start.$B13])" office:value-type="string" office:string-value="&#10;" calcext:value-type="string">
            <text:p/>
            <text:p/>
          </table:table-cell>
          <table:table-cell table:number-matrix-columns-spanned="1" table:number-matrix-rows-spanned="1" table:formula="of:=INDEX([$military_assets.L$1:.L$1048576];[$mil_ass_ru_start.$B13])" office:value-type="string" office:string-value="Images/udaloy.jpg" calcext:value-type="string">
            <text:p>Images/udaloy.jpg</text:p>
          </table:table-cell>
          <table:table-cell table:number-matrix-columns-spanned="1" table:number-matrix-rows-spanned="1" table:formula="of:=INDEX([$military_assets.M$1:.M$1048576];[$mil_ass_ru_start.$B13])"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ru_start.$B13])"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9" calcext:value-type="float">
            <text:p>19</text:p>
          </table:table-cell>
          <table:table-cell table:style-name="ce15" office:value-type="string" calcext:value-type="string">
            <text:p>Severomorsk</text:p>
          </table:table-cell>
          <table:table-cell table:number-matrix-columns-spanned="1" table:number-matrix-rows-spanned="1" table:formula="of:=INDEX([$military_assets.A$1:.A$1048576];[$mil_ass_ru_start.$B14])" office:value-type="string" office:string-value="Udaloy II Class DDG" calcext:value-type="string">
            <text:p>Udaloy II Class DDG</text:p>
          </table:table-cell>
          <table:table-cell table:number-matrix-columns-spanned="1" table:number-matrix-rows-spanned="1" table:formula="of:=INDEX([$military_assets.B$1:.B$1048576];[$mil_ass_ru_start.$B14])" office:value-type="float" office:value="0" calcext:value-type="float">
            <text:p>0</text:p>
          </table:table-cell>
          <table:table-cell table:number-matrix-columns-spanned="1" table:number-matrix-rows-spanned="1" table:formula="of:=INDEX([$military_assets.C$1:.C$1048576];[$mil_ass_ru_start.$B14])" office:value-type="float" office:value="0" calcext:value-type="float">
            <text:p>0</text:p>
          </table:table-cell>
          <table:table-cell table:number-matrix-columns-spanned="1" table:number-matrix-rows-spanned="1" table:formula="of:=INDEX([$military_assets.D$1:.D$1048576];[$mil_ass_ru_start.$B14])" office:value-type="float" office:value="0" calcext:value-type="float">
            <text:p>0</text:p>
          </table:table-cell>
          <table:table-cell table:number-matrix-columns-spanned="1" table:number-matrix-rows-spanned="1" table:formula="of:=INDEX([$military_assets.E$1:.E$1048576];[$mil_ass_ru_start.$B14])" office:value-type="float" office:value="3" calcext:value-type="float">
            <text:p>3</text:p>
          </table:table-cell>
          <table:table-cell table:number-matrix-columns-spanned="1" table:number-matrix-rows-spanned="1" table:formula="of:=INDEX([$military_assets.F$1:.F$1048576];[$mil_ass_ru_start.$B14])" office:value-type="float" office:value="2" calcext:value-type="float">
            <text:p>2</text:p>
          </table:table-cell>
          <table:table-cell table:number-matrix-columns-spanned="1" table:number-matrix-rows-spanned="1" table:formula="of:=INDEX([$military_assets.G$1:.G$1048576];[$mil_ass_ru_start.$B14])" office:value-type="float" office:value="3" calcext:value-type="float">
            <text:p>3</text:p>
          </table:table-cell>
          <table:table-cell table:number-matrix-columns-spanned="1" table:number-matrix-rows-spanned="1" table:formula="of:=INDEX([$military_assets.H$1:.H$1048576];[$mil_ass_ru_start.$B14])" office:value-type="float" office:value="2" calcext:value-type="float">
            <text:p>2</text:p>
          </table:table-cell>
          <table:table-cell table:number-matrix-columns-spanned="1" table:number-matrix-rows-spanned="1" table:formula="of:=INDEX([$military_assets.I$1:.I$1048576];[$mil_ass_ru_start.$B14])" office:value-type="string" office:string-value="RUS" calcext:value-type="string">
            <text:p>RUS</text:p>
          </table:table-cell>
          <table:table-cell table:number-matrix-columns-spanned="1" table:number-matrix-rows-spanned="1" table:formula="of:=INDEX([$military_assets.J$1:.J$1048576];[$mil_ass_ru_start.$B14])" office:value-type="string" office:string-value="Ship" calcext:value-type="string">
            <text:p>Ship</text:p>
          </table:table-cell>
          <table:table-cell table:number-matrix-columns-spanned="1" table:number-matrix-rows-spanned="1" table:formula="of:=INDEX([$military_assets.K$1:.K$1048576];[$mil_ass_ru_start.$B14])" office:value-type="string" office:string-value="&#10;" calcext:value-type="string">
            <text:p/>
            <text:p/>
          </table:table-cell>
          <table:table-cell table:number-matrix-columns-spanned="1" table:number-matrix-rows-spanned="1" table:formula="of:=INDEX([$military_assets.L$1:.L$1048576];[$mil_ass_ru_start.$B14])" office:value-type="string" office:string-value="Images/udaloy.jpg" calcext:value-type="string">
            <text:p>Images/udaloy.jpg</text:p>
          </table:table-cell>
          <table:table-cell table:number-matrix-columns-spanned="1" table:number-matrix-rows-spanned="1" table:formula="of:=INDEX([$military_assets.M$1:.M$1048576];[$mil_ass_ru_start.$B14])"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ru_start.$B14])"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9" calcext:value-type="float">
            <text:p>19</text:p>
          </table:table-cell>
          <table:table-cell table:style-name="ce15" office:value-type="string" calcext:value-type="string">
            <text:p>Admiral Shaposhnikov</text:p>
          </table:table-cell>
          <table:table-cell table:number-matrix-columns-spanned="1" table:number-matrix-rows-spanned="1" table:formula="of:=INDEX([$military_assets.A$1:.A$1048576];[$mil_ass_ru_start.$B15])" office:value-type="string" office:string-value="Udaloy II Class DDG" calcext:value-type="string">
            <text:p>Udaloy II Class DDG</text:p>
          </table:table-cell>
          <table:table-cell table:number-matrix-columns-spanned="1" table:number-matrix-rows-spanned="1" table:formula="of:=INDEX([$military_assets.B$1:.B$1048576];[$mil_ass_ru_start.$B15])" office:value-type="float" office:value="0" calcext:value-type="float">
            <text:p>0</text:p>
          </table:table-cell>
          <table:table-cell table:number-matrix-columns-spanned="1" table:number-matrix-rows-spanned="1" table:formula="of:=INDEX([$military_assets.C$1:.C$1048576];[$mil_ass_ru_start.$B15])" office:value-type="float" office:value="0" calcext:value-type="float">
            <text:p>0</text:p>
          </table:table-cell>
          <table:table-cell table:number-matrix-columns-spanned="1" table:number-matrix-rows-spanned="1" table:formula="of:=INDEX([$military_assets.D$1:.D$1048576];[$mil_ass_ru_start.$B15])" office:value-type="float" office:value="0" calcext:value-type="float">
            <text:p>0</text:p>
          </table:table-cell>
          <table:table-cell table:number-matrix-columns-spanned="1" table:number-matrix-rows-spanned="1" table:formula="of:=INDEX([$military_assets.E$1:.E$1048576];[$mil_ass_ru_start.$B15])" office:value-type="float" office:value="3" calcext:value-type="float">
            <text:p>3</text:p>
          </table:table-cell>
          <table:table-cell table:number-matrix-columns-spanned="1" table:number-matrix-rows-spanned="1" table:formula="of:=INDEX([$military_assets.F$1:.F$1048576];[$mil_ass_ru_start.$B15])" office:value-type="float" office:value="2" calcext:value-type="float">
            <text:p>2</text:p>
          </table:table-cell>
          <table:table-cell table:number-matrix-columns-spanned="1" table:number-matrix-rows-spanned="1" table:formula="of:=INDEX([$military_assets.G$1:.G$1048576];[$mil_ass_ru_start.$B15])" office:value-type="float" office:value="3" calcext:value-type="float">
            <text:p>3</text:p>
          </table:table-cell>
          <table:table-cell table:number-matrix-columns-spanned="1" table:number-matrix-rows-spanned="1" table:formula="of:=INDEX([$military_assets.H$1:.H$1048576];[$mil_ass_ru_start.$B15])" office:value-type="float" office:value="2" calcext:value-type="float">
            <text:p>2</text:p>
          </table:table-cell>
          <table:table-cell table:number-matrix-columns-spanned="1" table:number-matrix-rows-spanned="1" table:formula="of:=INDEX([$military_assets.I$1:.I$1048576];[$mil_ass_ru_start.$B15])" office:value-type="string" office:string-value="RUS" calcext:value-type="string">
            <text:p>RUS</text:p>
          </table:table-cell>
          <table:table-cell table:number-matrix-columns-spanned="1" table:number-matrix-rows-spanned="1" table:formula="of:=INDEX([$military_assets.J$1:.J$1048576];[$mil_ass_ru_start.$B15])" office:value-type="string" office:string-value="Ship" calcext:value-type="string">
            <text:p>Ship</text:p>
          </table:table-cell>
          <table:table-cell table:number-matrix-columns-spanned="1" table:number-matrix-rows-spanned="1" table:formula="of:=INDEX([$military_assets.K$1:.K$1048576];[$mil_ass_ru_start.$B15])" office:value-type="string" office:string-value="&#10;" calcext:value-type="string">
            <text:p/>
            <text:p/>
          </table:table-cell>
          <table:table-cell table:number-matrix-columns-spanned="1" table:number-matrix-rows-spanned="1" table:formula="of:=INDEX([$military_assets.L$1:.L$1048576];[$mil_ass_ru_start.$B15])" office:value-type="string" office:string-value="Images/udaloy.jpg" calcext:value-type="string">
            <text:p>Images/udaloy.jpg</text:p>
          </table:table-cell>
          <table:table-cell table:number-matrix-columns-spanned="1" table:number-matrix-rows-spanned="1" table:formula="of:=INDEX([$military_assets.M$1:.M$1048576];[$mil_ass_ru_start.$B15])"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ru_start.$B15])"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28" calcext:value-type="float">
            <text:p>28</text:p>
          </table:table-cell>
          <table:table-cell table:style-name="ce15" office:value-type="string" calcext:value-type="string">
            <text:p>Bystryy</text:p>
          </table:table-cell>
          <table:table-cell table:number-matrix-columns-spanned="1" table:number-matrix-rows-spanned="1" table:formula="of:=INDEX([$military_assets.A$1:.A$1048576];[$mil_ass_ru_start.$B16])" office:value-type="string" office:string-value="Sovremanny Class DDG" calcext:value-type="string">
            <text:p>Sovremanny Class DDG</text:p>
          </table:table-cell>
          <table:table-cell table:number-matrix-columns-spanned="1" table:number-matrix-rows-spanned="1" table:formula="of:=INDEX([$military_assets.B$1:.B$1048576];[$mil_ass_ru_start.$B16])" office:value-type="float" office:value="0" calcext:value-type="float">
            <text:p>0</text:p>
          </table:table-cell>
          <table:table-cell table:number-matrix-columns-spanned="1" table:number-matrix-rows-spanned="1" table:formula="of:=INDEX([$military_assets.C$1:.C$1048576];[$mil_ass_ru_start.$B16])" office:value-type="float" office:value="0" calcext:value-type="float">
            <text:p>0</text:p>
          </table:table-cell>
          <table:table-cell table:number-matrix-columns-spanned="1" table:number-matrix-rows-spanned="1" table:formula="of:=INDEX([$military_assets.D$1:.D$1048576];[$mil_ass_ru_start.$B16])" office:value-type="float" office:value="0" calcext:value-type="float">
            <text:p>0</text:p>
          </table:table-cell>
          <table:table-cell table:number-matrix-columns-spanned="1" table:number-matrix-rows-spanned="1" table:formula="of:=INDEX([$military_assets.E$1:.E$1048576];[$mil_ass_ru_start.$B16])" office:value-type="float" office:value="2" calcext:value-type="float">
            <text:p>2</text:p>
          </table:table-cell>
          <table:table-cell table:number-matrix-columns-spanned="1" table:number-matrix-rows-spanned="1" table:formula="of:=INDEX([$military_assets.F$1:.F$1048576];[$mil_ass_ru_start.$B16])" office:value-type="float" office:value="0" calcext:value-type="float">
            <text:p>0</text:p>
          </table:table-cell>
          <table:table-cell table:number-matrix-columns-spanned="1" table:number-matrix-rows-spanned="1" table:formula="of:=INDEX([$military_assets.G$1:.G$1048576];[$mil_ass_ru_start.$B16])" office:value-type="float" office:value="2" calcext:value-type="float">
            <text:p>2</text:p>
          </table:table-cell>
          <table:table-cell table:number-matrix-columns-spanned="1" table:number-matrix-rows-spanned="1" table:formula="of:=INDEX([$military_assets.H$1:.H$1048576];[$mil_ass_ru_start.$B16])" office:value-type="float" office:value="1" calcext:value-type="float">
            <text:p>1</text:p>
          </table:table-cell>
          <table:table-cell table:number-matrix-columns-spanned="1" table:number-matrix-rows-spanned="1" table:formula="of:=INDEX([$military_assets.I$1:.I$1048576];[$mil_ass_ru_start.$B16])" office:value-type="string" office:string-value="RUS" calcext:value-type="string">
            <text:p>RUS</text:p>
          </table:table-cell>
          <table:table-cell table:number-matrix-columns-spanned="1" table:number-matrix-rows-spanned="1" table:formula="of:=INDEX([$military_assets.J$1:.J$1048576];[$mil_ass_ru_start.$B16])" office:value-type="string" office:string-value="Ship" calcext:value-type="string">
            <text:p>Ship</text:p>
          </table:table-cell>
          <table:table-cell table:number-matrix-columns-spanned="1" table:number-matrix-rows-spanned="1" table:formula="of:=INDEX([$military_assets.K$1:.K$1048576];[$mil_ass_ru_start.$B16])" office:value-type="string" office:string-value="&#10;" calcext:value-type="string">
            <text:p/>
            <text:p/>
          </table:table-cell>
          <table:table-cell table:number-matrix-columns-spanned="1" table:number-matrix-rows-spanned="1" table:formula="of:=INDEX([$military_assets.L$1:.L$1048576];[$mil_ass_ru_start.$B16])" office:value-type="string" office:string-value="Images/sovremenny.jpg" calcext:value-type="string">
            <text:p>Images/sovremenny.jpg</text:p>
          </table:table-cell>
          <table:table-cell table:number-matrix-columns-spanned="1" table:number-matrix-rows-spanned="1" table:formula="of:=INDEX([$military_assets.M$1:.M$1048576];[$mil_ass_ru_start.$B16])" office:value-type="string" office:string-value="With a name that means &quot;modern&quot; in Russian, they are the oldest class of destroyer in the Russian Navy." calcext:value-type="string">
            <text:p>With a name that means "modern" in Russian, they are the oldest class of destroyer in the Russian Navy.</text:p>
          </table:table-cell>
          <table:table-cell table:number-matrix-columns-spanned="1" table:number-matrix-rows-spanned="1" table:formula="of:=INDEX([$military_assets.N$1:.N$1048576];[$mil_ass_ru_start.$B16])"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28" calcext:value-type="float">
            <text:p>28</text:p>
          </table:table-cell>
          <table:table-cell table:style-name="ce15" office:value-type="string" calcext:value-type="string">
            <text:p>Nastoychivyy</text:p>
          </table:table-cell>
          <table:table-cell table:number-matrix-columns-spanned="1" table:number-matrix-rows-spanned="1" table:formula="of:=INDEX([$military_assets.A$1:.A$1048576];[$mil_ass_ru_start.$B17])" office:value-type="string" office:string-value="Sovremanny Class DDG" calcext:value-type="string">
            <text:p>Sovremanny Class DDG</text:p>
          </table:table-cell>
          <table:table-cell table:number-matrix-columns-spanned="1" table:number-matrix-rows-spanned="1" table:formula="of:=INDEX([$military_assets.B$1:.B$1048576];[$mil_ass_ru_start.$B17])" office:value-type="float" office:value="0" calcext:value-type="float">
            <text:p>0</text:p>
          </table:table-cell>
          <table:table-cell table:number-matrix-columns-spanned="1" table:number-matrix-rows-spanned="1" table:formula="of:=INDEX([$military_assets.C$1:.C$1048576];[$mil_ass_ru_start.$B17])" office:value-type="float" office:value="0" calcext:value-type="float">
            <text:p>0</text:p>
          </table:table-cell>
          <table:table-cell table:number-matrix-columns-spanned="1" table:number-matrix-rows-spanned="1" table:formula="of:=INDEX([$military_assets.D$1:.D$1048576];[$mil_ass_ru_start.$B17])" office:value-type="float" office:value="0" calcext:value-type="float">
            <text:p>0</text:p>
          </table:table-cell>
          <table:table-cell table:number-matrix-columns-spanned="1" table:number-matrix-rows-spanned="1" table:formula="of:=INDEX([$military_assets.E$1:.E$1048576];[$mil_ass_ru_start.$B17])" office:value-type="float" office:value="2" calcext:value-type="float">
            <text:p>2</text:p>
          </table:table-cell>
          <table:table-cell table:number-matrix-columns-spanned="1" table:number-matrix-rows-spanned="1" table:formula="of:=INDEX([$military_assets.F$1:.F$1048576];[$mil_ass_ru_start.$B17])" office:value-type="float" office:value="0" calcext:value-type="float">
            <text:p>0</text:p>
          </table:table-cell>
          <table:table-cell table:number-matrix-columns-spanned="1" table:number-matrix-rows-spanned="1" table:formula="of:=INDEX([$military_assets.G$1:.G$1048576];[$mil_ass_ru_start.$B17])" office:value-type="float" office:value="2" calcext:value-type="float">
            <text:p>2</text:p>
          </table:table-cell>
          <table:table-cell table:number-matrix-columns-spanned="1" table:number-matrix-rows-spanned="1" table:formula="of:=INDEX([$military_assets.H$1:.H$1048576];[$mil_ass_ru_start.$B17])" office:value-type="float" office:value="1" calcext:value-type="float">
            <text:p>1</text:p>
          </table:table-cell>
          <table:table-cell table:number-matrix-columns-spanned="1" table:number-matrix-rows-spanned="1" table:formula="of:=INDEX([$military_assets.I$1:.I$1048576];[$mil_ass_ru_start.$B17])" office:value-type="string" office:string-value="RUS" calcext:value-type="string">
            <text:p>RUS</text:p>
          </table:table-cell>
          <table:table-cell table:number-matrix-columns-spanned="1" table:number-matrix-rows-spanned="1" table:formula="of:=INDEX([$military_assets.J$1:.J$1048576];[$mil_ass_ru_start.$B17])" office:value-type="string" office:string-value="Ship" calcext:value-type="string">
            <text:p>Ship</text:p>
          </table:table-cell>
          <table:table-cell table:number-matrix-columns-spanned="1" table:number-matrix-rows-spanned="1" table:formula="of:=INDEX([$military_assets.K$1:.K$1048576];[$mil_ass_ru_start.$B17])" office:value-type="string" office:string-value="&#10;" calcext:value-type="string">
            <text:p/>
            <text:p/>
          </table:table-cell>
          <table:table-cell table:number-matrix-columns-spanned="1" table:number-matrix-rows-spanned="1" table:formula="of:=INDEX([$military_assets.L$1:.L$1048576];[$mil_ass_ru_start.$B17])" office:value-type="string" office:string-value="Images/sovremenny.jpg" calcext:value-type="string">
            <text:p>Images/sovremenny.jpg</text:p>
          </table:table-cell>
          <table:table-cell table:number-matrix-columns-spanned="1" table:number-matrix-rows-spanned="1" table:formula="of:=INDEX([$military_assets.M$1:.M$1048576];[$mil_ass_ru_start.$B17])" office:value-type="string" office:string-value="With a name that means &quot;modern&quot; in Russian, they are the oldest class of destroyer in the Russian Navy." calcext:value-type="string">
            <text:p>With a name that means "modern" in Russian, they are the oldest class of destroyer in the Russian Navy.</text:p>
          </table:table-cell>
          <table:table-cell table:number-matrix-columns-spanned="1" table:number-matrix-rows-spanned="1" table:formula="of:=INDEX([$military_assets.N$1:.N$1048576];[$mil_ass_ru_start.$B17])"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28" calcext:value-type="float">
            <text:p>28</text:p>
          </table:table-cell>
          <table:table-cell table:style-name="ce15" office:value-type="string" calcext:value-type="string">
            <text:p>Admiral Ushakov</text:p>
          </table:table-cell>
          <table:table-cell table:number-matrix-columns-spanned="1" table:number-matrix-rows-spanned="1" table:formula="of:=INDEX([$military_assets.A$1:.A$1048576];[$mil_ass_ru_start.$B18])" office:value-type="string" office:string-value="Sovremanny Class DDG" calcext:value-type="string">
            <text:p>Sovremanny Class DDG</text:p>
          </table:table-cell>
          <table:table-cell table:number-matrix-columns-spanned="1" table:number-matrix-rows-spanned="1" table:formula="of:=INDEX([$military_assets.B$1:.B$1048576];[$mil_ass_ru_start.$B18])" office:value-type="float" office:value="0" calcext:value-type="float">
            <text:p>0</text:p>
          </table:table-cell>
          <table:table-cell table:number-matrix-columns-spanned="1" table:number-matrix-rows-spanned="1" table:formula="of:=INDEX([$military_assets.C$1:.C$1048576];[$mil_ass_ru_start.$B18])" office:value-type="float" office:value="0" calcext:value-type="float">
            <text:p>0</text:p>
          </table:table-cell>
          <table:table-cell table:number-matrix-columns-spanned="1" table:number-matrix-rows-spanned="1" table:formula="of:=INDEX([$military_assets.D$1:.D$1048576];[$mil_ass_ru_start.$B18])" office:value-type="float" office:value="0" calcext:value-type="float">
            <text:p>0</text:p>
          </table:table-cell>
          <table:table-cell table:number-matrix-columns-spanned="1" table:number-matrix-rows-spanned="1" table:formula="of:=INDEX([$military_assets.E$1:.E$1048576];[$mil_ass_ru_start.$B18])" office:value-type="float" office:value="2" calcext:value-type="float">
            <text:p>2</text:p>
          </table:table-cell>
          <table:table-cell table:number-matrix-columns-spanned="1" table:number-matrix-rows-spanned="1" table:formula="of:=INDEX([$military_assets.F$1:.F$1048576];[$mil_ass_ru_start.$B18])" office:value-type="float" office:value="0" calcext:value-type="float">
            <text:p>0</text:p>
          </table:table-cell>
          <table:table-cell table:number-matrix-columns-spanned="1" table:number-matrix-rows-spanned="1" table:formula="of:=INDEX([$military_assets.G$1:.G$1048576];[$mil_ass_ru_start.$B18])" office:value-type="float" office:value="2" calcext:value-type="float">
            <text:p>2</text:p>
          </table:table-cell>
          <table:table-cell table:number-matrix-columns-spanned="1" table:number-matrix-rows-spanned="1" table:formula="of:=INDEX([$military_assets.H$1:.H$1048576];[$mil_ass_ru_start.$B18])" office:value-type="float" office:value="1" calcext:value-type="float">
            <text:p>1</text:p>
          </table:table-cell>
          <table:table-cell table:number-matrix-columns-spanned="1" table:number-matrix-rows-spanned="1" table:formula="of:=INDEX([$military_assets.I$1:.I$1048576];[$mil_ass_ru_start.$B18])" office:value-type="string" office:string-value="RUS" calcext:value-type="string">
            <text:p>RUS</text:p>
          </table:table-cell>
          <table:table-cell table:number-matrix-columns-spanned="1" table:number-matrix-rows-spanned="1" table:formula="of:=INDEX([$military_assets.J$1:.J$1048576];[$mil_ass_ru_start.$B18])" office:value-type="string" office:string-value="Ship" calcext:value-type="string">
            <text:p>Ship</text:p>
          </table:table-cell>
          <table:table-cell table:number-matrix-columns-spanned="1" table:number-matrix-rows-spanned="1" table:formula="of:=INDEX([$military_assets.K$1:.K$1048576];[$mil_ass_ru_start.$B18])" office:value-type="string" office:string-value="&#10;" calcext:value-type="string">
            <text:p/>
            <text:p/>
          </table:table-cell>
          <table:table-cell table:number-matrix-columns-spanned="1" table:number-matrix-rows-spanned="1" table:formula="of:=INDEX([$military_assets.L$1:.L$1048576];[$mil_ass_ru_start.$B18])" office:value-type="string" office:string-value="Images/sovremenny.jpg" calcext:value-type="string">
            <text:p>Images/sovremenny.jpg</text:p>
          </table:table-cell>
          <table:table-cell table:number-matrix-columns-spanned="1" table:number-matrix-rows-spanned="1" table:formula="of:=INDEX([$military_assets.M$1:.M$1048576];[$mil_ass_ru_start.$B18])" office:value-type="string" office:string-value="With a name that means &quot;modern&quot; in Russian, they are the oldest class of destroyer in the Russian Navy." calcext:value-type="string">
            <text:p>With a name that means "modern" in Russian, they are the oldest class of destroyer in the Russian Navy.</text:p>
          </table:table-cell>
          <table:table-cell table:number-matrix-columns-spanned="1" table:number-matrix-rows-spanned="1" table:formula="of:=INDEX([$military_assets.N$1:.N$1048576];[$mil_ass_ru_start.$B18])"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28" calcext:value-type="float">
            <text:p>28</text:p>
          </table:table-cell>
          <table:table-cell table:style-name="ce15" office:value-type="string" calcext:value-type="string">
            <text:p>Burnyy</text:p>
          </table:table-cell>
          <table:table-cell table:number-matrix-columns-spanned="1" table:number-matrix-rows-spanned="1" table:formula="of:=INDEX([$military_assets.A$1:.A$1048576];[$mil_ass_ru_start.$B19])" office:value-type="string" office:string-value="Sovremanny Class DDG" calcext:value-type="string">
            <text:p>Sovremanny Class DDG</text:p>
          </table:table-cell>
          <table:table-cell table:number-matrix-columns-spanned="1" table:number-matrix-rows-spanned="1" table:formula="of:=INDEX([$military_assets.B$1:.B$1048576];[$mil_ass_ru_start.$B19])" office:value-type="float" office:value="0" calcext:value-type="float">
            <text:p>0</text:p>
          </table:table-cell>
          <table:table-cell table:number-matrix-columns-spanned="1" table:number-matrix-rows-spanned="1" table:formula="of:=INDEX([$military_assets.C$1:.C$1048576];[$mil_ass_ru_start.$B19])" office:value-type="float" office:value="0" calcext:value-type="float">
            <text:p>0</text:p>
          </table:table-cell>
          <table:table-cell table:number-matrix-columns-spanned="1" table:number-matrix-rows-spanned="1" table:formula="of:=INDEX([$military_assets.D$1:.D$1048576];[$mil_ass_ru_start.$B19])" office:value-type="float" office:value="0" calcext:value-type="float">
            <text:p>0</text:p>
          </table:table-cell>
          <table:table-cell table:number-matrix-columns-spanned="1" table:number-matrix-rows-spanned="1" table:formula="of:=INDEX([$military_assets.E$1:.E$1048576];[$mil_ass_ru_start.$B19])" office:value-type="float" office:value="2" calcext:value-type="float">
            <text:p>2</text:p>
          </table:table-cell>
          <table:table-cell table:number-matrix-columns-spanned="1" table:number-matrix-rows-spanned="1" table:formula="of:=INDEX([$military_assets.F$1:.F$1048576];[$mil_ass_ru_start.$B19])" office:value-type="float" office:value="0" calcext:value-type="float">
            <text:p>0</text:p>
          </table:table-cell>
          <table:table-cell table:number-matrix-columns-spanned="1" table:number-matrix-rows-spanned="1" table:formula="of:=INDEX([$military_assets.G$1:.G$1048576];[$mil_ass_ru_start.$B19])" office:value-type="float" office:value="2" calcext:value-type="float">
            <text:p>2</text:p>
          </table:table-cell>
          <table:table-cell table:number-matrix-columns-spanned="1" table:number-matrix-rows-spanned="1" table:formula="of:=INDEX([$military_assets.H$1:.H$1048576];[$mil_ass_ru_start.$B19])" office:value-type="float" office:value="1" calcext:value-type="float">
            <text:p>1</text:p>
          </table:table-cell>
          <table:table-cell table:number-matrix-columns-spanned="1" table:number-matrix-rows-spanned="1" table:formula="of:=INDEX([$military_assets.I$1:.I$1048576];[$mil_ass_ru_start.$B19])" office:value-type="string" office:string-value="RUS" calcext:value-type="string">
            <text:p>RUS</text:p>
          </table:table-cell>
          <table:table-cell table:number-matrix-columns-spanned="1" table:number-matrix-rows-spanned="1" table:formula="of:=INDEX([$military_assets.J$1:.J$1048576];[$mil_ass_ru_start.$B19])" office:value-type="string" office:string-value="Ship" calcext:value-type="string">
            <text:p>Ship</text:p>
          </table:table-cell>
          <table:table-cell table:number-matrix-columns-spanned="1" table:number-matrix-rows-spanned="1" table:formula="of:=INDEX([$military_assets.K$1:.K$1048576];[$mil_ass_ru_start.$B19])" office:value-type="string" office:string-value="&#10;" calcext:value-type="string">
            <text:p/>
            <text:p/>
          </table:table-cell>
          <table:table-cell table:number-matrix-columns-spanned="1" table:number-matrix-rows-spanned="1" table:formula="of:=INDEX([$military_assets.L$1:.L$1048576];[$mil_ass_ru_start.$B19])" office:value-type="string" office:string-value="Images/sovremenny.jpg" calcext:value-type="string">
            <text:p>Images/sovremenny.jpg</text:p>
          </table:table-cell>
          <table:table-cell table:number-matrix-columns-spanned="1" table:number-matrix-rows-spanned="1" table:formula="of:=INDEX([$military_assets.M$1:.M$1048576];[$mil_ass_ru_start.$B19])" office:value-type="string" office:string-value="With a name that means &quot;modern&quot; in Russian, they are the oldest class of destroyer in the Russian Navy." calcext:value-type="string">
            <text:p>With a name that means "modern" in Russian, they are the oldest class of destroyer in the Russian Navy.</text:p>
          </table:table-cell>
          <table:table-cell table:number-matrix-columns-spanned="1" table:number-matrix-rows-spanned="1" table:formula="of:=INDEX([$military_assets.N$1:.N$1048576];[$mil_ass_ru_start.$B19])" office:value-type="string" office:string-value="0.0.1" calcext:value-type="string">
            <text:p>0.0.1</text:p>
          </table:table-cell>
          <table:table-cell table:number-columns-repeated="47"/>
        </table:table-row>
        <table:table-row table:style-name="ro1">
          <table:table-cell office:value-type="float" office:value="0" calcext:value-type="float">
            <text:p>0</text:p>
          </table:table-cell>
          <table:table-cell office:value-type="float" office:value="20" calcext:value-type="float">
            <text:p>20</text:p>
          </table:table-cell>
          <table:table-cell table:style-name="ce15" office:value-type="string" calcext:value-type="string">
            <text:p>Admiral Kasatanov</text:p>
          </table:table-cell>
          <table:table-cell table:number-matrix-columns-spanned="1" table:number-matrix-rows-spanned="1" table:formula="of:=INDEX([$military_assets.A$1:.A$1048576];[$mil_ass_ru_start.$B20])" office:value-type="string" office:string-value="Gorshkov Class FFG" calcext:value-type="string">
            <text:p>Gorshkov Class FFG</text:p>
          </table:table-cell>
          <table:table-cell table:number-matrix-columns-spanned="1" table:number-matrix-rows-spanned="1" table:formula="of:=INDEX([$military_assets.B$1:.B$1048576];[$mil_ass_ru_start.$B20])" office:value-type="float" office:value="0" calcext:value-type="float">
            <text:p>0</text:p>
          </table:table-cell>
          <table:table-cell table:number-matrix-columns-spanned="1" table:number-matrix-rows-spanned="1" table:formula="of:=INDEX([$military_assets.C$1:.C$1048576];[$mil_ass_ru_start.$B20])" office:value-type="float" office:value="0" calcext:value-type="float">
            <text:p>0</text:p>
          </table:table-cell>
          <table:table-cell table:number-matrix-columns-spanned="1" table:number-matrix-rows-spanned="1" table:formula="of:=INDEX([$military_assets.D$1:.D$1048576];[$mil_ass_ru_start.$B20])" office:value-type="float" office:value="0" calcext:value-type="float">
            <text:p>0</text:p>
          </table:table-cell>
          <table:table-cell table:number-matrix-columns-spanned="1" table:number-matrix-rows-spanned="1" table:formula="of:=INDEX([$military_assets.E$1:.E$1048576];[$mil_ass_ru_start.$B20])" office:value-type="float" office:value="3" calcext:value-type="float">
            <text:p>3</text:p>
          </table:table-cell>
          <table:table-cell table:number-matrix-columns-spanned="1" table:number-matrix-rows-spanned="1" table:formula="of:=INDEX([$military_assets.F$1:.F$1048576];[$mil_ass_ru_start.$B20])" office:value-type="float" office:value="2" calcext:value-type="float">
            <text:p>2</text:p>
          </table:table-cell>
          <table:table-cell table:number-matrix-columns-spanned="1" table:number-matrix-rows-spanned="1" table:formula="of:=INDEX([$military_assets.G$1:.G$1048576];[$mil_ass_ru_start.$B20])" office:value-type="float" office:value="2" calcext:value-type="float">
            <text:p>2</text:p>
          </table:table-cell>
          <table:table-cell table:number-matrix-columns-spanned="1" table:number-matrix-rows-spanned="1" table:formula="of:=INDEX([$military_assets.H$1:.H$1048576];[$mil_ass_ru_start.$B20])" office:value-type="float" office:value="2" calcext:value-type="float">
            <text:p>2</text:p>
          </table:table-cell>
          <table:table-cell table:number-matrix-columns-spanned="1" table:number-matrix-rows-spanned="1" table:formula="of:=INDEX([$military_assets.I$1:.I$1048576];[$mil_ass_ru_start.$B20])" office:value-type="string" office:string-value="RUS" calcext:value-type="string">
            <text:p>RUS</text:p>
          </table:table-cell>
          <table:table-cell table:number-matrix-columns-spanned="1" table:number-matrix-rows-spanned="1" table:formula="of:=INDEX([$military_assets.J$1:.J$1048576];[$mil_ass_ru_start.$B20])" office:value-type="string" office:string-value="Ship" calcext:value-type="string">
            <text:p>Ship</text:p>
          </table:table-cell>
          <table:table-cell table:number-matrix-columns-spanned="1" table:number-matrix-rows-spanned="1" table:formula="of:=INDEX([$military_assets.K$1:.K$1048576];[$mil_ass_ru_start.$B20])" office:value-type="string" office:string-value="Hidden: Can be played face down. " calcext:value-type="string">
            <text:p>Hidden: Can be played face down. </text:p>
          </table:table-cell>
          <table:table-cell table:number-matrix-columns-spanned="1" table:number-matrix-rows-spanned="1" table:formula="of:=INDEX([$military_assets.L$1:.L$1048576];[$mil_ass_ru_start.$B20])" office:value-type="string" office:string-value="Images/gorshkov.jpg" calcext:value-type="string">
            <text:p>Images/gorshkov.jpg</text:p>
          </table:table-cell>
          <table:table-cell table:number-matrix-columns-spanned="1" table:number-matrix-rows-spanned="1" table:formula="of:=INDEX([$military_assets.M$1:.M$1048576];[$mil_ass_ru_start.$B20])" office:value-type="string" office:string-value="The cutting-edge Gorshkov frigates stick out in the largely-outdated Russian surface warfare fleet." calcext:value-type="string">
            <text:p>The cutting-edge Gorshkov frigates stick out in the largely-outdated Russian surface warfare fleet.</text:p>
          </table:table-cell>
          <table:table-cell table:number-matrix-columns-spanned="1" table:number-matrix-rows-spanned="1" table:formula="of:=INDEX([$military_assets.N$1:.N$1048576];[$mil_ass_ru_start.$B20])" office:value-type="string" office:string-value="0.0.1" calcext:value-type="string">
            <text:p>0.0.1</text:p>
          </table:table-cell>
          <table:table-cell table:number-columns-repeated="47"/>
        </table:table-row>
        <table:table-row table:style-name="ro1">
          <table:table-cell office:value-type="float" office:value="0" calcext:value-type="float">
            <text:p>0</text:p>
          </table:table-cell>
          <table:table-cell office:value-type="float" office:value="20" calcext:value-type="float">
            <text:p>20</text:p>
          </table:table-cell>
          <table:table-cell table:style-name="ce15" office:value-type="string" calcext:value-type="string">
            <text:p>Admiral Gorshkov</text:p>
          </table:table-cell>
          <table:table-cell table:number-matrix-columns-spanned="1" table:number-matrix-rows-spanned="1" table:formula="of:=INDEX([$military_assets.A$1:.A$1048576];[$mil_ass_ru_start.$B21])" office:value-type="string" office:string-value="Gorshkov Class FFG" calcext:value-type="string">
            <text:p>Gorshkov Class FFG</text:p>
          </table:table-cell>
          <table:table-cell table:number-matrix-columns-spanned="1" table:number-matrix-rows-spanned="1" table:formula="of:=INDEX([$military_assets.B$1:.B$1048576];[$mil_ass_ru_start.$B21])" office:value-type="float" office:value="0" calcext:value-type="float">
            <text:p>0</text:p>
          </table:table-cell>
          <table:table-cell table:number-matrix-columns-spanned="1" table:number-matrix-rows-spanned="1" table:formula="of:=INDEX([$military_assets.C$1:.C$1048576];[$mil_ass_ru_start.$B21])" office:value-type="float" office:value="0" calcext:value-type="float">
            <text:p>0</text:p>
          </table:table-cell>
          <table:table-cell table:number-matrix-columns-spanned="1" table:number-matrix-rows-spanned="1" table:formula="of:=INDEX([$military_assets.D$1:.D$1048576];[$mil_ass_ru_start.$B21])" office:value-type="float" office:value="0" calcext:value-type="float">
            <text:p>0</text:p>
          </table:table-cell>
          <table:table-cell table:number-matrix-columns-spanned="1" table:number-matrix-rows-spanned="1" table:formula="of:=INDEX([$military_assets.E$1:.E$1048576];[$mil_ass_ru_start.$B21])" office:value-type="float" office:value="3" calcext:value-type="float">
            <text:p>3</text:p>
          </table:table-cell>
          <table:table-cell table:number-matrix-columns-spanned="1" table:number-matrix-rows-spanned="1" table:formula="of:=INDEX([$military_assets.F$1:.F$1048576];[$mil_ass_ru_start.$B21])" office:value-type="float" office:value="2" calcext:value-type="float">
            <text:p>2</text:p>
          </table:table-cell>
          <table:table-cell table:number-matrix-columns-spanned="1" table:number-matrix-rows-spanned="1" table:formula="of:=INDEX([$military_assets.G$1:.G$1048576];[$mil_ass_ru_start.$B21])" office:value-type="float" office:value="2" calcext:value-type="float">
            <text:p>2</text:p>
          </table:table-cell>
          <table:table-cell table:number-matrix-columns-spanned="1" table:number-matrix-rows-spanned="1" table:formula="of:=INDEX([$military_assets.H$1:.H$1048576];[$mil_ass_ru_start.$B21])" office:value-type="float" office:value="2" calcext:value-type="float">
            <text:p>2</text:p>
          </table:table-cell>
          <table:table-cell table:number-matrix-columns-spanned="1" table:number-matrix-rows-spanned="1" table:formula="of:=INDEX([$military_assets.I$1:.I$1048576];[$mil_ass_ru_start.$B21])" office:value-type="string" office:string-value="RUS" calcext:value-type="string">
            <text:p>RUS</text:p>
          </table:table-cell>
          <table:table-cell table:number-matrix-columns-spanned="1" table:number-matrix-rows-spanned="1" table:formula="of:=INDEX([$military_assets.J$1:.J$1048576];[$mil_ass_ru_start.$B21])" office:value-type="string" office:string-value="Ship" calcext:value-type="string">
            <text:p>Ship</text:p>
          </table:table-cell>
          <table:table-cell table:number-matrix-columns-spanned="1" table:number-matrix-rows-spanned="1" table:formula="of:=INDEX([$military_assets.K$1:.K$1048576];[$mil_ass_ru_start.$B21])" office:value-type="string" office:string-value="Hidden: Can be played face down. " calcext:value-type="string">
            <text:p>Hidden: Can be played face down. </text:p>
          </table:table-cell>
          <table:table-cell table:number-matrix-columns-spanned="1" table:number-matrix-rows-spanned="1" table:formula="of:=INDEX([$military_assets.L$1:.L$1048576];[$mil_ass_ru_start.$B21])" office:value-type="string" office:string-value="Images/gorshkov.jpg" calcext:value-type="string">
            <text:p>Images/gorshkov.jpg</text:p>
          </table:table-cell>
          <table:table-cell table:number-matrix-columns-spanned="1" table:number-matrix-rows-spanned="1" table:formula="of:=INDEX([$military_assets.M$1:.M$1048576];[$mil_ass_ru_start.$B21])" office:value-type="string" office:string-value="The cutting-edge Gorshkov frigates stick out in the largely-outdated Russian surface warfare fleet." calcext:value-type="string">
            <text:p>The cutting-edge Gorshkov frigates stick out in the largely-outdated Russian surface warfare fleet.</text:p>
          </table:table-cell>
          <table:table-cell table:number-matrix-columns-spanned="1" table:number-matrix-rows-spanned="1" table:formula="of:=INDEX([$military_assets.N$1:.N$1048576];[$mil_ass_ru_start.$B21])"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1" calcext:value-type="float">
            <text:p>21</text:p>
          </table:table-cell>
          <table:table-cell table:style-name="ce15" office:value-type="string" calcext:value-type="string">
            <text:p>Novosibirsk</text:p>
          </table:table-cell>
          <table:table-cell table:number-matrix-columns-spanned="1" table:number-matrix-rows-spanned="1" table:formula="of:=INDEX([$military_assets.A$1:.A$1048576];[$mil_ass_ru_start.$B22])" office:value-type="string" office:string-value="Yasen Class SSGN" calcext:value-type="string">
            <text:p>Yasen Class SSGN</text:p>
          </table:table-cell>
          <table:table-cell table:number-matrix-columns-spanned="1" table:number-matrix-rows-spanned="1" table:formula="of:=INDEX([$military_assets.B$1:.B$1048576];[$mil_ass_ru_start.$B22])" office:value-type="float" office:value="0" calcext:value-type="float">
            <text:p>0</text:p>
          </table:table-cell>
          <table:table-cell table:number-matrix-columns-spanned="1" table:number-matrix-rows-spanned="1" table:formula="of:=INDEX([$military_assets.C$1:.C$1048576];[$mil_ass_ru_start.$B22])" office:value-type="float" office:value="0" calcext:value-type="float">
            <text:p>0</text:p>
          </table:table-cell>
          <table:table-cell table:number-matrix-columns-spanned="1" table:number-matrix-rows-spanned="1" table:formula="of:=INDEX([$military_assets.D$1:.D$1048576];[$mil_ass_ru_start.$B22])" office:value-type="float" office:value="0" calcext:value-type="float">
            <text:p>0</text:p>
          </table:table-cell>
          <table:table-cell table:number-matrix-columns-spanned="1" table:number-matrix-rows-spanned="1" table:formula="of:=INDEX([$military_assets.E$1:.E$1048576];[$mil_ass_ru_start.$B22])" office:value-type="float" office:value="5" calcext:value-type="float">
            <text:p>5</text:p>
          </table:table-cell>
          <table:table-cell table:number-matrix-columns-spanned="1" table:number-matrix-rows-spanned="1" table:formula="of:=INDEX([$military_assets.F$1:.F$1048576];[$mil_ass_ru_start.$B22])" office:value-type="float" office:value="0" calcext:value-type="float">
            <text:p>0</text:p>
          </table:table-cell>
          <table:table-cell table:number-matrix-columns-spanned="1" table:number-matrix-rows-spanned="1" table:formula="of:=INDEX([$military_assets.G$1:.G$1048576];[$mil_ass_ru_start.$B22])" office:value-type="float" office:value="3" calcext:value-type="float">
            <text:p>3</text:p>
          </table:table-cell>
          <table:table-cell table:number-matrix-columns-spanned="1" table:number-matrix-rows-spanned="1" table:formula="of:=INDEX([$military_assets.H$1:.H$1048576];[$mil_ass_ru_start.$B22])" office:value-type="float" office:value="5" calcext:value-type="float">
            <text:p>5</text:p>
          </table:table-cell>
          <table:table-cell table:number-matrix-columns-spanned="1" table:number-matrix-rows-spanned="1" table:formula="of:=INDEX([$military_assets.I$1:.I$1048576];[$mil_ass_ru_start.$B22])" office:value-type="string" office:string-value="RUS" calcext:value-type="string">
            <text:p>RUS</text:p>
          </table:table-cell>
          <table:table-cell table:number-matrix-columns-spanned="1" table:number-matrix-rows-spanned="1" table:formula="of:=INDEX([$military_assets.J$1:.J$1048576];[$mil_ass_ru_start.$B22])" office:value-type="string" office:string-value="Submarine" calcext:value-type="string">
            <text:p>Submarine</text:p>
          </table:table-cell>
          <table:table-cell table:number-matrix-columns-spanned="1" table:number-matrix-rows-spanned="1" table:formula="of:=INDEX([$military_assets.K$1:.K$1048576];[$mil_ass_ru_start.$B22])"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22])" office:value-type="string" office:string-value="Images/yasen.jpg" calcext:value-type="string">
            <text:p>Images/yasen.jpg</text:p>
          </table:table-cell>
          <table:table-cell table:number-matrix-columns-spanned="1" table:number-matrix-rows-spanned="1" table:formula="of:=INDEX([$military_assets.M$1:.M$1048576];[$mil_ass_ru_start.$B22])" office:value-type="string" office:string-value="With more than twice the firepower of western submarines, the Yasen is Russia's best effort in no-expense-spared attack submarine development." calcext:value-type="string">
            <text:p>With more than twice the firepower of western submarines, the Yasen is Russia's best effort in no-expense-spared attack submarine development.</text:p>
          </table:table-cell>
          <table:table-cell table:number-matrix-columns-spanned="1" table:number-matrix-rows-spanned="1" table:formula="of:=INDEX([$military_assets.N$1:.N$1048576];[$mil_ass_ru_start.$B22])"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1" calcext:value-type="float">
            <text:p>21</text:p>
          </table:table-cell>
          <table:table-cell table:style-name="ce15" office:value-type="string" calcext:value-type="string">
            <text:p>Severodvinsk</text:p>
          </table:table-cell>
          <table:table-cell table:number-matrix-columns-spanned="1" table:number-matrix-rows-spanned="1" table:formula="of:=INDEX([$military_assets.A$1:.A$1048576];[$mil_ass_ru_start.$B23])" office:value-type="string" office:string-value="Yasen Class SSGN" calcext:value-type="string">
            <text:p>Yasen Class SSGN</text:p>
          </table:table-cell>
          <table:table-cell table:number-matrix-columns-spanned="1" table:number-matrix-rows-spanned="1" table:formula="of:=INDEX([$military_assets.B$1:.B$1048576];[$mil_ass_ru_start.$B23])" office:value-type="float" office:value="0" calcext:value-type="float">
            <text:p>0</text:p>
          </table:table-cell>
          <table:table-cell table:number-matrix-columns-spanned="1" table:number-matrix-rows-spanned="1" table:formula="of:=INDEX([$military_assets.C$1:.C$1048576];[$mil_ass_ru_start.$B23])" office:value-type="float" office:value="0" calcext:value-type="float">
            <text:p>0</text:p>
          </table:table-cell>
          <table:table-cell table:number-matrix-columns-spanned="1" table:number-matrix-rows-spanned="1" table:formula="of:=INDEX([$military_assets.D$1:.D$1048576];[$mil_ass_ru_start.$B23])" office:value-type="float" office:value="0" calcext:value-type="float">
            <text:p>0</text:p>
          </table:table-cell>
          <table:table-cell table:number-matrix-columns-spanned="1" table:number-matrix-rows-spanned="1" table:formula="of:=INDEX([$military_assets.E$1:.E$1048576];[$mil_ass_ru_start.$B23])" office:value-type="float" office:value="5" calcext:value-type="float">
            <text:p>5</text:p>
          </table:table-cell>
          <table:table-cell table:number-matrix-columns-spanned="1" table:number-matrix-rows-spanned="1" table:formula="of:=INDEX([$military_assets.F$1:.F$1048576];[$mil_ass_ru_start.$B23])" office:value-type="float" office:value="0" calcext:value-type="float">
            <text:p>0</text:p>
          </table:table-cell>
          <table:table-cell table:number-matrix-columns-spanned="1" table:number-matrix-rows-spanned="1" table:formula="of:=INDEX([$military_assets.G$1:.G$1048576];[$mil_ass_ru_start.$B23])" office:value-type="float" office:value="3" calcext:value-type="float">
            <text:p>3</text:p>
          </table:table-cell>
          <table:table-cell table:number-matrix-columns-spanned="1" table:number-matrix-rows-spanned="1" table:formula="of:=INDEX([$military_assets.H$1:.H$1048576];[$mil_ass_ru_start.$B23])" office:value-type="float" office:value="5" calcext:value-type="float">
            <text:p>5</text:p>
          </table:table-cell>
          <table:table-cell table:number-matrix-columns-spanned="1" table:number-matrix-rows-spanned="1" table:formula="of:=INDEX([$military_assets.I$1:.I$1048576];[$mil_ass_ru_start.$B23])" office:value-type="string" office:string-value="RUS" calcext:value-type="string">
            <text:p>RUS</text:p>
          </table:table-cell>
          <table:table-cell table:number-matrix-columns-spanned="1" table:number-matrix-rows-spanned="1" table:formula="of:=INDEX([$military_assets.J$1:.J$1048576];[$mil_ass_ru_start.$B23])" office:value-type="string" office:string-value="Submarine" calcext:value-type="string">
            <text:p>Submarine</text:p>
          </table:table-cell>
          <table:table-cell table:number-matrix-columns-spanned="1" table:number-matrix-rows-spanned="1" table:formula="of:=INDEX([$military_assets.K$1:.K$1048576];[$mil_ass_ru_start.$B23])"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23])" office:value-type="string" office:string-value="Images/yasen.jpg" calcext:value-type="string">
            <text:p>Images/yasen.jpg</text:p>
          </table:table-cell>
          <table:table-cell table:number-matrix-columns-spanned="1" table:number-matrix-rows-spanned="1" table:formula="of:=INDEX([$military_assets.M$1:.M$1048576];[$mil_ass_ru_start.$B23])" office:value-type="string" office:string-value="With more than twice the firepower of western submarines, the Yasen is Russia's best effort in no-expense-spared attack submarine development." calcext:value-type="string">
            <text:p>With more than twice the firepower of western submarines, the Yasen is Russia's best effort in no-expense-spared attack submarine development.</text:p>
          </table:table-cell>
          <table:table-cell table:number-matrix-columns-spanned="1" table:number-matrix-rows-spanned="1" table:formula="of:=INDEX([$military_assets.N$1:.N$1048576];[$mil_ass_ru_start.$B23])"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21" calcext:value-type="float">
            <text:p>21</text:p>
          </table:table-cell>
          <table:table-cell table:style-name="ce15" office:value-type="string" calcext:value-type="string">
            <text:p>Kazan</text:p>
          </table:table-cell>
          <table:table-cell table:number-matrix-columns-spanned="1" table:number-matrix-rows-spanned="1" table:formula="of:=INDEX([$military_assets.A$1:.A$1048576];[$mil_ass_ru_start.$B24])" office:value-type="string" office:string-value="Yasen Class SSGN" calcext:value-type="string">
            <text:p>Yasen Class SSGN</text:p>
          </table:table-cell>
          <table:table-cell table:number-matrix-columns-spanned="1" table:number-matrix-rows-spanned="1" table:formula="of:=INDEX([$military_assets.B$1:.B$1048576];[$mil_ass_ru_start.$B24])" office:value-type="float" office:value="0" calcext:value-type="float">
            <text:p>0</text:p>
          </table:table-cell>
          <table:table-cell table:number-matrix-columns-spanned="1" table:number-matrix-rows-spanned="1" table:formula="of:=INDEX([$military_assets.C$1:.C$1048576];[$mil_ass_ru_start.$B24])" office:value-type="float" office:value="0" calcext:value-type="float">
            <text:p>0</text:p>
          </table:table-cell>
          <table:table-cell table:number-matrix-columns-spanned="1" table:number-matrix-rows-spanned="1" table:formula="of:=INDEX([$military_assets.D$1:.D$1048576];[$mil_ass_ru_start.$B24])" office:value-type="float" office:value="0" calcext:value-type="float">
            <text:p>0</text:p>
          </table:table-cell>
          <table:table-cell table:number-matrix-columns-spanned="1" table:number-matrix-rows-spanned="1" table:formula="of:=INDEX([$military_assets.E$1:.E$1048576];[$mil_ass_ru_start.$B24])" office:value-type="float" office:value="5" calcext:value-type="float">
            <text:p>5</text:p>
          </table:table-cell>
          <table:table-cell table:number-matrix-columns-spanned="1" table:number-matrix-rows-spanned="1" table:formula="of:=INDEX([$military_assets.F$1:.F$1048576];[$mil_ass_ru_start.$B24])" office:value-type="float" office:value="0" calcext:value-type="float">
            <text:p>0</text:p>
          </table:table-cell>
          <table:table-cell table:number-matrix-columns-spanned="1" table:number-matrix-rows-spanned="1" table:formula="of:=INDEX([$military_assets.G$1:.G$1048576];[$mil_ass_ru_start.$B24])" office:value-type="float" office:value="3" calcext:value-type="float">
            <text:p>3</text:p>
          </table:table-cell>
          <table:table-cell table:number-matrix-columns-spanned="1" table:number-matrix-rows-spanned="1" table:formula="of:=INDEX([$military_assets.H$1:.H$1048576];[$mil_ass_ru_start.$B24])" office:value-type="float" office:value="5" calcext:value-type="float">
            <text:p>5</text:p>
          </table:table-cell>
          <table:table-cell table:number-matrix-columns-spanned="1" table:number-matrix-rows-spanned="1" table:formula="of:=INDEX([$military_assets.I$1:.I$1048576];[$mil_ass_ru_start.$B24])" office:value-type="string" office:string-value="RUS" calcext:value-type="string">
            <text:p>RUS</text:p>
          </table:table-cell>
          <table:table-cell table:number-matrix-columns-spanned="1" table:number-matrix-rows-spanned="1" table:formula="of:=INDEX([$military_assets.J$1:.J$1048576];[$mil_ass_ru_start.$B24])" office:value-type="string" office:string-value="Submarine" calcext:value-type="string">
            <text:p>Submarine</text:p>
          </table:table-cell>
          <table:table-cell table:number-matrix-columns-spanned="1" table:number-matrix-rows-spanned="1" table:formula="of:=INDEX([$military_assets.K$1:.K$1048576];[$mil_ass_ru_start.$B24])"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24])" office:value-type="string" office:string-value="Images/yasen.jpg" calcext:value-type="string">
            <text:p>Images/yasen.jpg</text:p>
          </table:table-cell>
          <table:table-cell table:number-matrix-columns-spanned="1" table:number-matrix-rows-spanned="1" table:formula="of:=INDEX([$military_assets.M$1:.M$1048576];[$mil_ass_ru_start.$B24])" office:value-type="string" office:string-value="With more than twice the firepower of western submarines, the Yasen is Russia's best effort in no-expense-spared attack submarine development." calcext:value-type="string">
            <text:p>With more than twice the firepower of western submarines, the Yasen is Russia's best effort in no-expense-spared attack submarine development.</text:p>
          </table:table-cell>
          <table:table-cell table:number-matrix-columns-spanned="1" table:number-matrix-rows-spanned="1" table:formula="of:=INDEX([$military_assets.N$1:.N$1048576];[$mil_ass_ru_start.$B24])"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3" calcext:value-type="float">
            <text:p>23</text:p>
          </table:table-cell>
          <table:table-cell table:style-name="ce15" office:value-type="string" calcext:value-type="string">
            <text:p>Tver</text:p>
          </table:table-cell>
          <table:table-cell table:number-matrix-columns-spanned="1" table:number-matrix-rows-spanned="1" table:formula="of:=INDEX([$military_assets.A$1:.A$1048576];[$mil_ass_ru_start.$B25])" office:value-type="string" office:string-value="Oscar II Class SSGN" calcext:value-type="string">
            <text:p>Oscar II Class SSGN</text:p>
          </table:table-cell>
          <table:table-cell table:number-matrix-columns-spanned="1" table:number-matrix-rows-spanned="1" table:formula="of:=INDEX([$military_assets.B$1:.B$1048576];[$mil_ass_ru_start.$B25])" office:value-type="float" office:value="0" calcext:value-type="float">
            <text:p>0</text:p>
          </table:table-cell>
          <table:table-cell table:number-matrix-columns-spanned="1" table:number-matrix-rows-spanned="1" table:formula="of:=INDEX([$military_assets.C$1:.C$1048576];[$mil_ass_ru_start.$B25])" office:value-type="float" office:value="0" calcext:value-type="float">
            <text:p>0</text:p>
          </table:table-cell>
          <table:table-cell table:number-matrix-columns-spanned="1" table:number-matrix-rows-spanned="1" table:formula="of:=INDEX([$military_assets.D$1:.D$1048576];[$mil_ass_ru_start.$B25])" office:value-type="float" office:value="0" calcext:value-type="float">
            <text:p>0</text:p>
          </table:table-cell>
          <table:table-cell table:number-matrix-columns-spanned="1" table:number-matrix-rows-spanned="1" table:formula="of:=INDEX([$military_assets.E$1:.E$1048576];[$mil_ass_ru_start.$B25])" office:value-type="float" office:value="4" calcext:value-type="float">
            <text:p>4</text:p>
          </table:table-cell>
          <table:table-cell table:number-matrix-columns-spanned="1" table:number-matrix-rows-spanned="1" table:formula="of:=INDEX([$military_assets.F$1:.F$1048576];[$mil_ass_ru_start.$B25])" office:value-type="float" office:value="0" calcext:value-type="float">
            <text:p>0</text:p>
          </table:table-cell>
          <table:table-cell table:number-matrix-columns-spanned="1" table:number-matrix-rows-spanned="1" table:formula="of:=INDEX([$military_assets.G$1:.G$1048576];[$mil_ass_ru_start.$B25])" office:value-type="float" office:value="1" calcext:value-type="float">
            <text:p>1</text:p>
          </table:table-cell>
          <table:table-cell table:number-matrix-columns-spanned="1" table:number-matrix-rows-spanned="1" table:formula="of:=INDEX([$military_assets.H$1:.H$1048576];[$mil_ass_ru_start.$B25])" office:value-type="float" office:value="3" calcext:value-type="float">
            <text:p>3</text:p>
          </table:table-cell>
          <table:table-cell table:number-matrix-columns-spanned="1" table:number-matrix-rows-spanned="1" table:formula="of:=INDEX([$military_assets.I$1:.I$1048576];[$mil_ass_ru_start.$B25])" office:value-type="string" office:string-value="RUS" calcext:value-type="string">
            <text:p>RUS</text:p>
          </table:table-cell>
          <table:table-cell table:number-matrix-columns-spanned="1" table:number-matrix-rows-spanned="1" table:formula="of:=INDEX([$military_assets.J$1:.J$1048576];[$mil_ass_ru_start.$B25])" office:value-type="string" office:string-value="Submarine" calcext:value-type="string">
            <text:p>Submarine</text:p>
          </table:table-cell>
          <table:table-cell table:number-matrix-columns-spanned="1" table:number-matrix-rows-spanned="1" table:formula="of:=INDEX([$military_assets.K$1:.K$1048576];[$mil_ass_ru_start.$B25])"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25])" office:value-type="string" office:string-value="Images/oscar2.jpg" calcext:value-type="string">
            <text:p>Images/oscar2.jpg</text:p>
          </table:table-cell>
          <table:table-cell table:number-matrix-columns-spanned="1" table:number-matrix-rows-spanned="1" table:formula="of:=INDEX([$military_assets.M$1:.M$1048576];[$mil_ass_ru_start.$B25])" office:value-type="string" office:string-value="The massive but aging Oscar is a relic of Cold War Soviet strategy. That said, it's large guided missile batteries are still a formidable threat to US carriers." calcext:value-type="string">
            <text:p>The massive but aging Oscar is a relic of Cold War Soviet strategy. That said, it's large guided missile batteries are still a formidable threat to US carriers.</text:p>
          </table:table-cell>
          <table:table-cell table:number-matrix-columns-spanned="1" table:number-matrix-rows-spanned="1" table:formula="of:=INDEX([$military_assets.N$1:.N$1048576];[$mil_ass_ru_start.$B25])"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3" calcext:value-type="float">
            <text:p>23</text:p>
          </table:table-cell>
          <table:table-cell table:style-name="ce15" office:value-type="string" calcext:value-type="string">
            <text:p>Chelyabinsk</text:p>
          </table:table-cell>
          <table:table-cell table:number-matrix-columns-spanned="1" table:number-matrix-rows-spanned="1" table:formula="of:=INDEX([$military_assets.A$1:.A$1048576];[$mil_ass_ru_start.$B26])" office:value-type="string" office:string-value="Oscar II Class SSGN" calcext:value-type="string">
            <text:p>Oscar II Class SSGN</text:p>
          </table:table-cell>
          <table:table-cell table:number-matrix-columns-spanned="1" table:number-matrix-rows-spanned="1" table:formula="of:=INDEX([$military_assets.B$1:.B$1048576];[$mil_ass_ru_start.$B26])" office:value-type="float" office:value="0" calcext:value-type="float">
            <text:p>0</text:p>
          </table:table-cell>
          <table:table-cell table:number-matrix-columns-spanned="1" table:number-matrix-rows-spanned="1" table:formula="of:=INDEX([$military_assets.C$1:.C$1048576];[$mil_ass_ru_start.$B26])" office:value-type="float" office:value="0" calcext:value-type="float">
            <text:p>0</text:p>
          </table:table-cell>
          <table:table-cell table:number-matrix-columns-spanned="1" table:number-matrix-rows-spanned="1" table:formula="of:=INDEX([$military_assets.D$1:.D$1048576];[$mil_ass_ru_start.$B26])" office:value-type="float" office:value="0" calcext:value-type="float">
            <text:p>0</text:p>
          </table:table-cell>
          <table:table-cell table:number-matrix-columns-spanned="1" table:number-matrix-rows-spanned="1" table:formula="of:=INDEX([$military_assets.E$1:.E$1048576];[$mil_ass_ru_start.$B26])" office:value-type="float" office:value="4" calcext:value-type="float">
            <text:p>4</text:p>
          </table:table-cell>
          <table:table-cell table:number-matrix-columns-spanned="1" table:number-matrix-rows-spanned="1" table:formula="of:=INDEX([$military_assets.F$1:.F$1048576];[$mil_ass_ru_start.$B26])" office:value-type="float" office:value="0" calcext:value-type="float">
            <text:p>0</text:p>
          </table:table-cell>
          <table:table-cell table:number-matrix-columns-spanned="1" table:number-matrix-rows-spanned="1" table:formula="of:=INDEX([$military_assets.G$1:.G$1048576];[$mil_ass_ru_start.$B26])" office:value-type="float" office:value="1" calcext:value-type="float">
            <text:p>1</text:p>
          </table:table-cell>
          <table:table-cell table:number-matrix-columns-spanned="1" table:number-matrix-rows-spanned="1" table:formula="of:=INDEX([$military_assets.H$1:.H$1048576];[$mil_ass_ru_start.$B26])" office:value-type="float" office:value="3" calcext:value-type="float">
            <text:p>3</text:p>
          </table:table-cell>
          <table:table-cell table:number-matrix-columns-spanned="1" table:number-matrix-rows-spanned="1" table:formula="of:=INDEX([$military_assets.I$1:.I$1048576];[$mil_ass_ru_start.$B26])" office:value-type="string" office:string-value="RUS" calcext:value-type="string">
            <text:p>RUS</text:p>
          </table:table-cell>
          <table:table-cell table:number-matrix-columns-spanned="1" table:number-matrix-rows-spanned="1" table:formula="of:=INDEX([$military_assets.J$1:.J$1048576];[$mil_ass_ru_start.$B26])" office:value-type="string" office:string-value="Submarine" calcext:value-type="string">
            <text:p>Submarine</text:p>
          </table:table-cell>
          <table:table-cell table:number-matrix-columns-spanned="1" table:number-matrix-rows-spanned="1" table:formula="of:=INDEX([$military_assets.K$1:.K$1048576];[$mil_ass_ru_start.$B26])"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26])" office:value-type="string" office:string-value="Images/oscar2.jpg" calcext:value-type="string">
            <text:p>Images/oscar2.jpg</text:p>
          </table:table-cell>
          <table:table-cell table:number-matrix-columns-spanned="1" table:number-matrix-rows-spanned="1" table:formula="of:=INDEX([$military_assets.M$1:.M$1048576];[$mil_ass_ru_start.$B26])" office:value-type="string" office:string-value="The massive but aging Oscar is a relic of Cold War Soviet strategy. That said, it's large guided missile batteries are still a formidable threat to US carriers." calcext:value-type="string">
            <text:p>The massive but aging Oscar is a relic of Cold War Soviet strategy. That said, it's large guided missile batteries are still a formidable threat to US carriers.</text:p>
          </table:table-cell>
          <table:table-cell table:number-matrix-columns-spanned="1" table:number-matrix-rows-spanned="1" table:formula="of:=INDEX([$military_assets.N$1:.N$1048576];[$mil_ass_ru_start.$B26])"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3" calcext:value-type="float">
            <text:p>23</text:p>
          </table:table-cell>
          <table:table-cell table:style-name="ce15" office:value-type="string" calcext:value-type="string">
            <text:p>Omsk</text:p>
          </table:table-cell>
          <table:table-cell table:number-matrix-columns-spanned="1" table:number-matrix-rows-spanned="1" table:formula="of:=INDEX([$military_assets.A$1:.A$1048576];[$mil_ass_ru_start.$B27])" office:value-type="string" office:string-value="Oscar II Class SSGN" calcext:value-type="string">
            <text:p>Oscar II Class SSGN</text:p>
          </table:table-cell>
          <table:table-cell table:number-matrix-columns-spanned="1" table:number-matrix-rows-spanned="1" table:formula="of:=INDEX([$military_assets.B$1:.B$1048576];[$mil_ass_ru_start.$B27])" office:value-type="float" office:value="0" calcext:value-type="float">
            <text:p>0</text:p>
          </table:table-cell>
          <table:table-cell table:number-matrix-columns-spanned="1" table:number-matrix-rows-spanned="1" table:formula="of:=INDEX([$military_assets.C$1:.C$1048576];[$mil_ass_ru_start.$B27])" office:value-type="float" office:value="0" calcext:value-type="float">
            <text:p>0</text:p>
          </table:table-cell>
          <table:table-cell table:number-matrix-columns-spanned="1" table:number-matrix-rows-spanned="1" table:formula="of:=INDEX([$military_assets.D$1:.D$1048576];[$mil_ass_ru_start.$B27])" office:value-type="float" office:value="0" calcext:value-type="float">
            <text:p>0</text:p>
          </table:table-cell>
          <table:table-cell table:number-matrix-columns-spanned="1" table:number-matrix-rows-spanned="1" table:formula="of:=INDEX([$military_assets.E$1:.E$1048576];[$mil_ass_ru_start.$B27])" office:value-type="float" office:value="4" calcext:value-type="float">
            <text:p>4</text:p>
          </table:table-cell>
          <table:table-cell table:number-matrix-columns-spanned="1" table:number-matrix-rows-spanned="1" table:formula="of:=INDEX([$military_assets.F$1:.F$1048576];[$mil_ass_ru_start.$B27])" office:value-type="float" office:value="0" calcext:value-type="float">
            <text:p>0</text:p>
          </table:table-cell>
          <table:table-cell table:number-matrix-columns-spanned="1" table:number-matrix-rows-spanned="1" table:formula="of:=INDEX([$military_assets.G$1:.G$1048576];[$mil_ass_ru_start.$B27])" office:value-type="float" office:value="1" calcext:value-type="float">
            <text:p>1</text:p>
          </table:table-cell>
          <table:table-cell table:number-matrix-columns-spanned="1" table:number-matrix-rows-spanned="1" table:formula="of:=INDEX([$military_assets.H$1:.H$1048576];[$mil_ass_ru_start.$B27])" office:value-type="float" office:value="3" calcext:value-type="float">
            <text:p>3</text:p>
          </table:table-cell>
          <table:table-cell table:number-matrix-columns-spanned="1" table:number-matrix-rows-spanned="1" table:formula="of:=INDEX([$military_assets.I$1:.I$1048576];[$mil_ass_ru_start.$B27])" office:value-type="string" office:string-value="RUS" calcext:value-type="string">
            <text:p>RUS</text:p>
          </table:table-cell>
          <table:table-cell table:number-matrix-columns-spanned="1" table:number-matrix-rows-spanned="1" table:formula="of:=INDEX([$military_assets.J$1:.J$1048576];[$mil_ass_ru_start.$B27])" office:value-type="string" office:string-value="Submarine" calcext:value-type="string">
            <text:p>Submarine</text:p>
          </table:table-cell>
          <table:table-cell table:number-matrix-columns-spanned="1" table:number-matrix-rows-spanned="1" table:formula="of:=INDEX([$military_assets.K$1:.K$1048576];[$mil_ass_ru_start.$B27])"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27])" office:value-type="string" office:string-value="Images/oscar2.jpg" calcext:value-type="string">
            <text:p>Images/oscar2.jpg</text:p>
          </table:table-cell>
          <table:table-cell table:number-matrix-columns-spanned="1" table:number-matrix-rows-spanned="1" table:formula="of:=INDEX([$military_assets.M$1:.M$1048576];[$mil_ass_ru_start.$B27])" office:value-type="string" office:string-value="The massive but aging Oscar is a relic of Cold War Soviet strategy. That said, it's large guided missile batteries are still a formidable threat to US carriers." calcext:value-type="string">
            <text:p>The massive but aging Oscar is a relic of Cold War Soviet strategy. That said, it's large guided missile batteries are still a formidable threat to US carriers.</text:p>
          </table:table-cell>
          <table:table-cell table:number-matrix-columns-spanned="1" table:number-matrix-rows-spanned="1" table:formula="of:=INDEX([$military_assets.N$1:.N$1048576];[$mil_ass_ru_start.$B27])"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3" calcext:value-type="float">
            <text:p>23</text:p>
          </table:table-cell>
          <table:table-cell table:style-name="ce15" office:value-type="string" calcext:value-type="string">
            <text:p>Tomsk</text:p>
          </table:table-cell>
          <table:table-cell table:number-matrix-columns-spanned="1" table:number-matrix-rows-spanned="1" table:formula="of:=INDEX([$military_assets.A$1:.A$1048576];[$mil_ass_ru_start.$B28])" office:value-type="string" office:string-value="Oscar II Class SSGN" calcext:value-type="string">
            <text:p>Oscar II Class SSGN</text:p>
          </table:table-cell>
          <table:table-cell table:number-matrix-columns-spanned="1" table:number-matrix-rows-spanned="1" table:formula="of:=INDEX([$military_assets.B$1:.B$1048576];[$mil_ass_ru_start.$B28])" office:value-type="float" office:value="0" calcext:value-type="float">
            <text:p>0</text:p>
          </table:table-cell>
          <table:table-cell table:number-matrix-columns-spanned="1" table:number-matrix-rows-spanned="1" table:formula="of:=INDEX([$military_assets.C$1:.C$1048576];[$mil_ass_ru_start.$B28])" office:value-type="float" office:value="0" calcext:value-type="float">
            <text:p>0</text:p>
          </table:table-cell>
          <table:table-cell table:number-matrix-columns-spanned="1" table:number-matrix-rows-spanned="1" table:formula="of:=INDEX([$military_assets.D$1:.D$1048576];[$mil_ass_ru_start.$B28])" office:value-type="float" office:value="0" calcext:value-type="float">
            <text:p>0</text:p>
          </table:table-cell>
          <table:table-cell table:number-matrix-columns-spanned="1" table:number-matrix-rows-spanned="1" table:formula="of:=INDEX([$military_assets.E$1:.E$1048576];[$mil_ass_ru_start.$B28])" office:value-type="float" office:value="4" calcext:value-type="float">
            <text:p>4</text:p>
          </table:table-cell>
          <table:table-cell table:number-matrix-columns-spanned="1" table:number-matrix-rows-spanned="1" table:formula="of:=INDEX([$military_assets.F$1:.F$1048576];[$mil_ass_ru_start.$B28])" office:value-type="float" office:value="0" calcext:value-type="float">
            <text:p>0</text:p>
          </table:table-cell>
          <table:table-cell table:number-matrix-columns-spanned="1" table:number-matrix-rows-spanned="1" table:formula="of:=INDEX([$military_assets.G$1:.G$1048576];[$mil_ass_ru_start.$B28])" office:value-type="float" office:value="1" calcext:value-type="float">
            <text:p>1</text:p>
          </table:table-cell>
          <table:table-cell table:number-matrix-columns-spanned="1" table:number-matrix-rows-spanned="1" table:formula="of:=INDEX([$military_assets.H$1:.H$1048576];[$mil_ass_ru_start.$B28])" office:value-type="float" office:value="3" calcext:value-type="float">
            <text:p>3</text:p>
          </table:table-cell>
          <table:table-cell table:number-matrix-columns-spanned="1" table:number-matrix-rows-spanned="1" table:formula="of:=INDEX([$military_assets.I$1:.I$1048576];[$mil_ass_ru_start.$B28])" office:value-type="string" office:string-value="RUS" calcext:value-type="string">
            <text:p>RUS</text:p>
          </table:table-cell>
          <table:table-cell table:number-matrix-columns-spanned="1" table:number-matrix-rows-spanned="1" table:formula="of:=INDEX([$military_assets.J$1:.J$1048576];[$mil_ass_ru_start.$B28])" office:value-type="string" office:string-value="Submarine" calcext:value-type="string">
            <text:p>Submarine</text:p>
          </table:table-cell>
          <table:table-cell table:number-matrix-columns-spanned="1" table:number-matrix-rows-spanned="1" table:formula="of:=INDEX([$military_assets.K$1:.K$1048576];[$mil_ass_ru_start.$B28])"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28])" office:value-type="string" office:string-value="Images/oscar2.jpg" calcext:value-type="string">
            <text:p>Images/oscar2.jpg</text:p>
          </table:table-cell>
          <table:table-cell table:number-matrix-columns-spanned="1" table:number-matrix-rows-spanned="1" table:formula="of:=INDEX([$military_assets.M$1:.M$1048576];[$mil_ass_ru_start.$B28])" office:value-type="string" office:string-value="The massive but aging Oscar is a relic of Cold War Soviet strategy. That said, it's large guided missile batteries are still a formidable threat to US carriers." calcext:value-type="string">
            <text:p>The massive but aging Oscar is a relic of Cold War Soviet strategy. That said, it's large guided missile batteries are still a formidable threat to US carriers.</text:p>
          </table:table-cell>
          <table:table-cell table:number-matrix-columns-spanned="1" table:number-matrix-rows-spanned="1" table:formula="of:=INDEX([$military_assets.N$1:.N$1048576];[$mil_ass_ru_start.$B28])"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27" calcext:value-type="float">
            <text:p>27</text:p>
          </table:table-cell>
          <table:table-cell table:style-name="ce15" office:value-type="string" calcext:value-type="string">
            <text:p>Leopard</text:p>
          </table:table-cell>
          <table:table-cell table:number-matrix-columns-spanned="1" table:number-matrix-rows-spanned="1" table:formula="of:=INDEX([$military_assets.A$1:.A$1048576];[$mil_ass_ru_start.$B29])" office:value-type="string" office:string-value="Akula Class SSN" calcext:value-type="string">
            <text:p>Akula Class SSN</text:p>
          </table:table-cell>
          <table:table-cell table:number-matrix-columns-spanned="1" table:number-matrix-rows-spanned="1" table:formula="of:=INDEX([$military_assets.B$1:.B$1048576];[$mil_ass_ru_start.$B29])" office:value-type="float" office:value="0" calcext:value-type="float">
            <text:p>0</text:p>
          </table:table-cell>
          <table:table-cell table:number-matrix-columns-spanned="1" table:number-matrix-rows-spanned="1" table:formula="of:=INDEX([$military_assets.C$1:.C$1048576];[$mil_ass_ru_start.$B29])" office:value-type="float" office:value="0" calcext:value-type="float">
            <text:p>0</text:p>
          </table:table-cell>
          <table:table-cell table:number-matrix-columns-spanned="1" table:number-matrix-rows-spanned="1" table:formula="of:=INDEX([$military_assets.D$1:.D$1048576];[$mil_ass_ru_start.$B29])" office:value-type="float" office:value="0" calcext:value-type="float">
            <text:p>0</text:p>
          </table:table-cell>
          <table:table-cell table:number-matrix-columns-spanned="1" table:number-matrix-rows-spanned="1" table:formula="of:=INDEX([$military_assets.E$1:.E$1048576];[$mil_ass_ru_start.$B29])" office:value-type="float" office:value="3" calcext:value-type="float">
            <text:p>3</text:p>
          </table:table-cell>
          <table:table-cell table:number-matrix-columns-spanned="1" table:number-matrix-rows-spanned="1" table:formula="of:=INDEX([$military_assets.F$1:.F$1048576];[$mil_ass_ru_start.$B29])" office:value-type="float" office:value="0" calcext:value-type="float">
            <text:p>0</text:p>
          </table:table-cell>
          <table:table-cell table:number-matrix-columns-spanned="1" table:number-matrix-rows-spanned="1" table:formula="of:=INDEX([$military_assets.G$1:.G$1048576];[$mil_ass_ru_start.$B29])" office:value-type="float" office:value="3" calcext:value-type="float">
            <text:p>3</text:p>
          </table:table-cell>
          <table:table-cell table:number-matrix-columns-spanned="1" table:number-matrix-rows-spanned="1" table:formula="of:=INDEX([$military_assets.H$1:.H$1048576];[$mil_ass_ru_start.$B29])" office:value-type="float" office:value="3" calcext:value-type="float">
            <text:p>3</text:p>
          </table:table-cell>
          <table:table-cell table:number-matrix-columns-spanned="1" table:number-matrix-rows-spanned="1" table:formula="of:=INDEX([$military_assets.I$1:.I$1048576];[$mil_ass_ru_start.$B29])" office:value-type="string" office:string-value="RUS" calcext:value-type="string">
            <text:p>RUS</text:p>
          </table:table-cell>
          <table:table-cell table:number-matrix-columns-spanned="1" table:number-matrix-rows-spanned="1" table:formula="of:=INDEX([$military_assets.J$1:.J$1048576];[$mil_ass_ru_start.$B29])" office:value-type="string" office:string-value="Submarine" calcext:value-type="string">
            <text:p>Submarine</text:p>
          </table:table-cell>
          <table:table-cell table:number-matrix-columns-spanned="1" table:number-matrix-rows-spanned="1" table:formula="of:=INDEX([$military_assets.K$1:.K$1048576];[$mil_ass_ru_start.$B29])"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29])" office:value-type="string" office:string-value="Images/akula.jpg" calcext:value-type="string">
            <text:p>Images/akula.jpg</text:p>
          </table:table-cell>
          <table:table-cell table:number-matrix-columns-spanned="1" table:number-matrix-rows-spanned="1" table:formula="of:=INDEX([$military_assets.M$1:.M$1048576];[$mil_ass_ru_start.$B29])" office:value-type="string" office:string-value="In Russian, akula means shark" calcext:value-type="string">
            <text:p>In Russian, akula means shark</text:p>
          </table:table-cell>
          <table:table-cell table:number-matrix-columns-spanned="1" table:number-matrix-rows-spanned="1" table:formula="of:=INDEX([$military_assets.N$1:.N$1048576];[$mil_ass_ru_start.$B29])"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27" calcext:value-type="float">
            <text:p>27</text:p>
          </table:table-cell>
          <table:table-cell table:style-name="ce15" office:value-type="string" calcext:value-type="string">
            <text:p>Tigr</text:p>
          </table:table-cell>
          <table:table-cell table:number-matrix-columns-spanned="1" table:number-matrix-rows-spanned="1" table:formula="of:=INDEX([$military_assets.A$1:.A$1048576];[$mil_ass_ru_start.$B30])" office:value-type="string" office:string-value="Akula Class SSN" calcext:value-type="string">
            <text:p>Akula Class SSN</text:p>
          </table:table-cell>
          <table:table-cell table:number-matrix-columns-spanned="1" table:number-matrix-rows-spanned="1" table:formula="of:=INDEX([$military_assets.B$1:.B$1048576];[$mil_ass_ru_start.$B30])" office:value-type="float" office:value="0" calcext:value-type="float">
            <text:p>0</text:p>
          </table:table-cell>
          <table:table-cell table:number-matrix-columns-spanned="1" table:number-matrix-rows-spanned="1" table:formula="of:=INDEX([$military_assets.C$1:.C$1048576];[$mil_ass_ru_start.$B30])" office:value-type="float" office:value="0" calcext:value-type="float">
            <text:p>0</text:p>
          </table:table-cell>
          <table:table-cell table:number-matrix-columns-spanned="1" table:number-matrix-rows-spanned="1" table:formula="of:=INDEX([$military_assets.D$1:.D$1048576];[$mil_ass_ru_start.$B30])" office:value-type="float" office:value="0" calcext:value-type="float">
            <text:p>0</text:p>
          </table:table-cell>
          <table:table-cell table:number-matrix-columns-spanned="1" table:number-matrix-rows-spanned="1" table:formula="of:=INDEX([$military_assets.E$1:.E$1048576];[$mil_ass_ru_start.$B30])" office:value-type="float" office:value="3" calcext:value-type="float">
            <text:p>3</text:p>
          </table:table-cell>
          <table:table-cell table:number-matrix-columns-spanned="1" table:number-matrix-rows-spanned="1" table:formula="of:=INDEX([$military_assets.F$1:.F$1048576];[$mil_ass_ru_start.$B30])" office:value-type="float" office:value="0" calcext:value-type="float">
            <text:p>0</text:p>
          </table:table-cell>
          <table:table-cell table:number-matrix-columns-spanned="1" table:number-matrix-rows-spanned="1" table:formula="of:=INDEX([$military_assets.G$1:.G$1048576];[$mil_ass_ru_start.$B30])" office:value-type="float" office:value="3" calcext:value-type="float">
            <text:p>3</text:p>
          </table:table-cell>
          <table:table-cell table:number-matrix-columns-spanned="1" table:number-matrix-rows-spanned="1" table:formula="of:=INDEX([$military_assets.H$1:.H$1048576];[$mil_ass_ru_start.$B30])" office:value-type="float" office:value="3" calcext:value-type="float">
            <text:p>3</text:p>
          </table:table-cell>
          <table:table-cell table:number-matrix-columns-spanned="1" table:number-matrix-rows-spanned="1" table:formula="of:=INDEX([$military_assets.I$1:.I$1048576];[$mil_ass_ru_start.$B30])" office:value-type="string" office:string-value="RUS" calcext:value-type="string">
            <text:p>RUS</text:p>
          </table:table-cell>
          <table:table-cell table:number-matrix-columns-spanned="1" table:number-matrix-rows-spanned="1" table:formula="of:=INDEX([$military_assets.J$1:.J$1048576];[$mil_ass_ru_start.$B30])" office:value-type="string" office:string-value="Submarine" calcext:value-type="string">
            <text:p>Submarine</text:p>
          </table:table-cell>
          <table:table-cell table:number-matrix-columns-spanned="1" table:number-matrix-rows-spanned="1" table:formula="of:=INDEX([$military_assets.K$1:.K$1048576];[$mil_ass_ru_start.$B30])"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0])" office:value-type="string" office:string-value="Images/akula.jpg" calcext:value-type="string">
            <text:p>Images/akula.jpg</text:p>
          </table:table-cell>
          <table:table-cell table:number-matrix-columns-spanned="1" table:number-matrix-rows-spanned="1" table:formula="of:=INDEX([$military_assets.M$1:.M$1048576];[$mil_ass_ru_start.$B30])" office:value-type="string" office:string-value="In Russian, akula means shark" calcext:value-type="string">
            <text:p>In Russian, akula means shark</text:p>
          </table:table-cell>
          <table:table-cell table:number-matrix-columns-spanned="1" table:number-matrix-rows-spanned="1" table:formula="of:=INDEX([$military_assets.N$1:.N$1048576];[$mil_ass_ru_start.$B30])"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7" calcext:value-type="float">
            <text:p>27</text:p>
          </table:table-cell>
          <table:table-cell table:style-name="ce15" office:value-type="string" calcext:value-type="string">
            <text:p>Volk</text:p>
          </table:table-cell>
          <table:table-cell table:number-matrix-columns-spanned="1" table:number-matrix-rows-spanned="1" table:formula="of:=INDEX([$military_assets.A$1:.A$1048576];[$mil_ass_ru_start.$B31])" office:value-type="string" office:string-value="Akula Class SSN" calcext:value-type="string">
            <text:p>Akula Class SSN</text:p>
          </table:table-cell>
          <table:table-cell table:number-matrix-columns-spanned="1" table:number-matrix-rows-spanned="1" table:formula="of:=INDEX([$military_assets.B$1:.B$1048576];[$mil_ass_ru_start.$B31])" office:value-type="float" office:value="0" calcext:value-type="float">
            <text:p>0</text:p>
          </table:table-cell>
          <table:table-cell table:number-matrix-columns-spanned="1" table:number-matrix-rows-spanned="1" table:formula="of:=INDEX([$military_assets.C$1:.C$1048576];[$mil_ass_ru_start.$B31])" office:value-type="float" office:value="0" calcext:value-type="float">
            <text:p>0</text:p>
          </table:table-cell>
          <table:table-cell table:number-matrix-columns-spanned="1" table:number-matrix-rows-spanned="1" table:formula="of:=INDEX([$military_assets.D$1:.D$1048576];[$mil_ass_ru_start.$B31])" office:value-type="float" office:value="0" calcext:value-type="float">
            <text:p>0</text:p>
          </table:table-cell>
          <table:table-cell table:number-matrix-columns-spanned="1" table:number-matrix-rows-spanned="1" table:formula="of:=INDEX([$military_assets.E$1:.E$1048576];[$mil_ass_ru_start.$B31])" office:value-type="float" office:value="3" calcext:value-type="float">
            <text:p>3</text:p>
          </table:table-cell>
          <table:table-cell table:number-matrix-columns-spanned="1" table:number-matrix-rows-spanned="1" table:formula="of:=INDEX([$military_assets.F$1:.F$1048576];[$mil_ass_ru_start.$B31])" office:value-type="float" office:value="0" calcext:value-type="float">
            <text:p>0</text:p>
          </table:table-cell>
          <table:table-cell table:number-matrix-columns-spanned="1" table:number-matrix-rows-spanned="1" table:formula="of:=INDEX([$military_assets.G$1:.G$1048576];[$mil_ass_ru_start.$B31])" office:value-type="float" office:value="3" calcext:value-type="float">
            <text:p>3</text:p>
          </table:table-cell>
          <table:table-cell table:number-matrix-columns-spanned="1" table:number-matrix-rows-spanned="1" table:formula="of:=INDEX([$military_assets.H$1:.H$1048576];[$mil_ass_ru_start.$B31])" office:value-type="float" office:value="3" calcext:value-type="float">
            <text:p>3</text:p>
          </table:table-cell>
          <table:table-cell table:number-matrix-columns-spanned="1" table:number-matrix-rows-spanned="1" table:formula="of:=INDEX([$military_assets.I$1:.I$1048576];[$mil_ass_ru_start.$B31])" office:value-type="string" office:string-value="RUS" calcext:value-type="string">
            <text:p>RUS</text:p>
          </table:table-cell>
          <table:table-cell table:number-matrix-columns-spanned="1" table:number-matrix-rows-spanned="1" table:formula="of:=INDEX([$military_assets.J$1:.J$1048576];[$mil_ass_ru_start.$B31])" office:value-type="string" office:string-value="Submarine" calcext:value-type="string">
            <text:p>Submarine</text:p>
          </table:table-cell>
          <table:table-cell table:number-matrix-columns-spanned="1" table:number-matrix-rows-spanned="1" table:formula="of:=INDEX([$military_assets.K$1:.K$1048576];[$mil_ass_ru_start.$B31])"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1])" office:value-type="string" office:string-value="Images/akula.jpg" calcext:value-type="string">
            <text:p>Images/akula.jpg</text:p>
          </table:table-cell>
          <table:table-cell table:number-matrix-columns-spanned="1" table:number-matrix-rows-spanned="1" table:formula="of:=INDEX([$military_assets.M$1:.M$1048576];[$mil_ass_ru_start.$B31])" office:value-type="string" office:string-value="In Russian, akula means shark" calcext:value-type="string">
            <text:p>In Russian, akula means shark</text:p>
          </table:table-cell>
          <table:table-cell table:number-matrix-columns-spanned="1" table:number-matrix-rows-spanned="1" table:formula="of:=INDEX([$military_assets.N$1:.N$1048576];[$mil_ass_ru_start.$B31])"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7" calcext:value-type="float">
            <text:p>27</text:p>
          </table:table-cell>
          <table:table-cell table:style-name="ce15" office:value-type="string" calcext:value-type="string">
            <text:p>Bratsk</text:p>
          </table:table-cell>
          <table:table-cell table:number-matrix-columns-spanned="1" table:number-matrix-rows-spanned="1" table:formula="of:=INDEX([$military_assets.A$1:.A$1048576];[$mil_ass_ru_start.$B32])" office:value-type="string" office:string-value="Akula Class SSN" calcext:value-type="string">
            <text:p>Akula Class SSN</text:p>
          </table:table-cell>
          <table:table-cell table:number-matrix-columns-spanned="1" table:number-matrix-rows-spanned="1" table:formula="of:=INDEX([$military_assets.B$1:.B$1048576];[$mil_ass_ru_start.$B32])" office:value-type="float" office:value="0" calcext:value-type="float">
            <text:p>0</text:p>
          </table:table-cell>
          <table:table-cell table:number-matrix-columns-spanned="1" table:number-matrix-rows-spanned="1" table:formula="of:=INDEX([$military_assets.C$1:.C$1048576];[$mil_ass_ru_start.$B32])" office:value-type="float" office:value="0" calcext:value-type="float">
            <text:p>0</text:p>
          </table:table-cell>
          <table:table-cell table:number-matrix-columns-spanned="1" table:number-matrix-rows-spanned="1" table:formula="of:=INDEX([$military_assets.D$1:.D$1048576];[$mil_ass_ru_start.$B32])" office:value-type="float" office:value="0" calcext:value-type="float">
            <text:p>0</text:p>
          </table:table-cell>
          <table:table-cell table:number-matrix-columns-spanned="1" table:number-matrix-rows-spanned="1" table:formula="of:=INDEX([$military_assets.E$1:.E$1048576];[$mil_ass_ru_start.$B32])" office:value-type="float" office:value="3" calcext:value-type="float">
            <text:p>3</text:p>
          </table:table-cell>
          <table:table-cell table:number-matrix-columns-spanned="1" table:number-matrix-rows-spanned="1" table:formula="of:=INDEX([$military_assets.F$1:.F$1048576];[$mil_ass_ru_start.$B32])" office:value-type="float" office:value="0" calcext:value-type="float">
            <text:p>0</text:p>
          </table:table-cell>
          <table:table-cell table:number-matrix-columns-spanned="1" table:number-matrix-rows-spanned="1" table:formula="of:=INDEX([$military_assets.G$1:.G$1048576];[$mil_ass_ru_start.$B32])" office:value-type="float" office:value="3" calcext:value-type="float">
            <text:p>3</text:p>
          </table:table-cell>
          <table:table-cell table:number-matrix-columns-spanned="1" table:number-matrix-rows-spanned="1" table:formula="of:=INDEX([$military_assets.H$1:.H$1048576];[$mil_ass_ru_start.$B32])" office:value-type="float" office:value="3" calcext:value-type="float">
            <text:p>3</text:p>
          </table:table-cell>
          <table:table-cell table:number-matrix-columns-spanned="1" table:number-matrix-rows-spanned="1" table:formula="of:=INDEX([$military_assets.I$1:.I$1048576];[$mil_ass_ru_start.$B32])" office:value-type="string" office:string-value="RUS" calcext:value-type="string">
            <text:p>RUS</text:p>
          </table:table-cell>
          <table:table-cell table:number-matrix-columns-spanned="1" table:number-matrix-rows-spanned="1" table:formula="of:=INDEX([$military_assets.J$1:.J$1048576];[$mil_ass_ru_start.$B32])" office:value-type="string" office:string-value="Submarine" calcext:value-type="string">
            <text:p>Submarine</text:p>
          </table:table-cell>
          <table:table-cell table:number-matrix-columns-spanned="1" table:number-matrix-rows-spanned="1" table:formula="of:=INDEX([$military_assets.K$1:.K$1048576];[$mil_ass_ru_start.$B32])"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2])" office:value-type="string" office:string-value="Images/akula.jpg" calcext:value-type="string">
            <text:p>Images/akula.jpg</text:p>
          </table:table-cell>
          <table:table-cell table:number-matrix-columns-spanned="1" table:number-matrix-rows-spanned="1" table:formula="of:=INDEX([$military_assets.M$1:.M$1048576];[$mil_ass_ru_start.$B32])" office:value-type="string" office:string-value="In Russian, akula means shark" calcext:value-type="string">
            <text:p>In Russian, akula means shark</text:p>
          </table:table-cell>
          <table:table-cell table:number-matrix-columns-spanned="1" table:number-matrix-rows-spanned="1" table:formula="of:=INDEX([$military_assets.N$1:.N$1048576];[$mil_ass_ru_start.$B32])"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7" calcext:value-type="float">
            <text:p>27</text:p>
          </table:table-cell>
          <table:table-cell table:style-name="ce15" office:value-type="string" calcext:value-type="string">
            <text:p>Samara</text:p>
          </table:table-cell>
          <table:table-cell table:number-matrix-columns-spanned="1" table:number-matrix-rows-spanned="1" table:formula="of:=INDEX([$military_assets.A$1:.A$1048576];[$mil_ass_ru_start.$B33])" office:value-type="string" office:string-value="Akula Class SSN" calcext:value-type="string">
            <text:p>Akula Class SSN</text:p>
          </table:table-cell>
          <table:table-cell table:number-matrix-columns-spanned="1" table:number-matrix-rows-spanned="1" table:formula="of:=INDEX([$military_assets.B$1:.B$1048576];[$mil_ass_ru_start.$B33])" office:value-type="float" office:value="0" calcext:value-type="float">
            <text:p>0</text:p>
          </table:table-cell>
          <table:table-cell table:number-matrix-columns-spanned="1" table:number-matrix-rows-spanned="1" table:formula="of:=INDEX([$military_assets.C$1:.C$1048576];[$mil_ass_ru_start.$B33])" office:value-type="float" office:value="0" calcext:value-type="float">
            <text:p>0</text:p>
          </table:table-cell>
          <table:table-cell table:number-matrix-columns-spanned="1" table:number-matrix-rows-spanned="1" table:formula="of:=INDEX([$military_assets.D$1:.D$1048576];[$mil_ass_ru_start.$B33])" office:value-type="float" office:value="0" calcext:value-type="float">
            <text:p>0</text:p>
          </table:table-cell>
          <table:table-cell table:number-matrix-columns-spanned="1" table:number-matrix-rows-spanned="1" table:formula="of:=INDEX([$military_assets.E$1:.E$1048576];[$mil_ass_ru_start.$B33])" office:value-type="float" office:value="3" calcext:value-type="float">
            <text:p>3</text:p>
          </table:table-cell>
          <table:table-cell table:number-matrix-columns-spanned="1" table:number-matrix-rows-spanned="1" table:formula="of:=INDEX([$military_assets.F$1:.F$1048576];[$mil_ass_ru_start.$B33])" office:value-type="float" office:value="0" calcext:value-type="float">
            <text:p>0</text:p>
          </table:table-cell>
          <table:table-cell table:number-matrix-columns-spanned="1" table:number-matrix-rows-spanned="1" table:formula="of:=INDEX([$military_assets.G$1:.G$1048576];[$mil_ass_ru_start.$B33])" office:value-type="float" office:value="3" calcext:value-type="float">
            <text:p>3</text:p>
          </table:table-cell>
          <table:table-cell table:number-matrix-columns-spanned="1" table:number-matrix-rows-spanned="1" table:formula="of:=INDEX([$military_assets.H$1:.H$1048576];[$mil_ass_ru_start.$B33])" office:value-type="float" office:value="3" calcext:value-type="float">
            <text:p>3</text:p>
          </table:table-cell>
          <table:table-cell table:number-matrix-columns-spanned="1" table:number-matrix-rows-spanned="1" table:formula="of:=INDEX([$military_assets.I$1:.I$1048576];[$mil_ass_ru_start.$B33])" office:value-type="string" office:string-value="RUS" calcext:value-type="string">
            <text:p>RUS</text:p>
          </table:table-cell>
          <table:table-cell table:number-matrix-columns-spanned="1" table:number-matrix-rows-spanned="1" table:formula="of:=INDEX([$military_assets.J$1:.J$1048576];[$mil_ass_ru_start.$B33])" office:value-type="string" office:string-value="Submarine" calcext:value-type="string">
            <text:p>Submarine</text:p>
          </table:table-cell>
          <table:table-cell table:number-matrix-columns-spanned="1" table:number-matrix-rows-spanned="1" table:formula="of:=INDEX([$military_assets.K$1:.K$1048576];[$mil_ass_ru_start.$B33])"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3])" office:value-type="string" office:string-value="Images/akula.jpg" calcext:value-type="string">
            <text:p>Images/akula.jpg</text:p>
          </table:table-cell>
          <table:table-cell table:number-matrix-columns-spanned="1" table:number-matrix-rows-spanned="1" table:formula="of:=INDEX([$military_assets.M$1:.M$1048576];[$mil_ass_ru_start.$B33])" office:value-type="string" office:string-value="In Russian, akula means shark" calcext:value-type="string">
            <text:p>In Russian, akula means shark</text:p>
          </table:table-cell>
          <table:table-cell table:number-matrix-columns-spanned="1" table:number-matrix-rows-spanned="1" table:formula="of:=INDEX([$military_assets.N$1:.N$1048576];[$mil_ass_ru_start.$B33])"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7" calcext:value-type="float">
            <text:p>27</text:p>
          </table:table-cell>
          <table:table-cell table:style-name="ce15" office:value-type="string" calcext:value-type="string">
            <text:p>Kuzbass</text:p>
          </table:table-cell>
          <table:table-cell table:number-matrix-columns-spanned="1" table:number-matrix-rows-spanned="1" table:formula="of:=INDEX([$military_assets.A$1:.A$1048576];[$mil_ass_ru_start.$B34])" office:value-type="string" office:string-value="Akula Class SSN" calcext:value-type="string">
            <text:p>Akula Class SSN</text:p>
          </table:table-cell>
          <table:table-cell table:number-matrix-columns-spanned="1" table:number-matrix-rows-spanned="1" table:formula="of:=INDEX([$military_assets.B$1:.B$1048576];[$mil_ass_ru_start.$B34])" office:value-type="float" office:value="0" calcext:value-type="float">
            <text:p>0</text:p>
          </table:table-cell>
          <table:table-cell table:number-matrix-columns-spanned="1" table:number-matrix-rows-spanned="1" table:formula="of:=INDEX([$military_assets.C$1:.C$1048576];[$mil_ass_ru_start.$B34])" office:value-type="float" office:value="0" calcext:value-type="float">
            <text:p>0</text:p>
          </table:table-cell>
          <table:table-cell table:number-matrix-columns-spanned="1" table:number-matrix-rows-spanned="1" table:formula="of:=INDEX([$military_assets.D$1:.D$1048576];[$mil_ass_ru_start.$B34])" office:value-type="float" office:value="0" calcext:value-type="float">
            <text:p>0</text:p>
          </table:table-cell>
          <table:table-cell table:number-matrix-columns-spanned="1" table:number-matrix-rows-spanned="1" table:formula="of:=INDEX([$military_assets.E$1:.E$1048576];[$mil_ass_ru_start.$B34])" office:value-type="float" office:value="3" calcext:value-type="float">
            <text:p>3</text:p>
          </table:table-cell>
          <table:table-cell table:number-matrix-columns-spanned="1" table:number-matrix-rows-spanned="1" table:formula="of:=INDEX([$military_assets.F$1:.F$1048576];[$mil_ass_ru_start.$B34])" office:value-type="float" office:value="0" calcext:value-type="float">
            <text:p>0</text:p>
          </table:table-cell>
          <table:table-cell table:number-matrix-columns-spanned="1" table:number-matrix-rows-spanned="1" table:formula="of:=INDEX([$military_assets.G$1:.G$1048576];[$mil_ass_ru_start.$B34])" office:value-type="float" office:value="3" calcext:value-type="float">
            <text:p>3</text:p>
          </table:table-cell>
          <table:table-cell table:number-matrix-columns-spanned="1" table:number-matrix-rows-spanned="1" table:formula="of:=INDEX([$military_assets.H$1:.H$1048576];[$mil_ass_ru_start.$B34])" office:value-type="float" office:value="3" calcext:value-type="float">
            <text:p>3</text:p>
          </table:table-cell>
          <table:table-cell table:number-matrix-columns-spanned="1" table:number-matrix-rows-spanned="1" table:formula="of:=INDEX([$military_assets.I$1:.I$1048576];[$mil_ass_ru_start.$B34])" office:value-type="string" office:string-value="RUS" calcext:value-type="string">
            <text:p>RUS</text:p>
          </table:table-cell>
          <table:table-cell table:number-matrix-columns-spanned="1" table:number-matrix-rows-spanned="1" table:formula="of:=INDEX([$military_assets.J$1:.J$1048576];[$mil_ass_ru_start.$B34])" office:value-type="string" office:string-value="Submarine" calcext:value-type="string">
            <text:p>Submarine</text:p>
          </table:table-cell>
          <table:table-cell table:number-matrix-columns-spanned="1" table:number-matrix-rows-spanned="1" table:formula="of:=INDEX([$military_assets.K$1:.K$1048576];[$mil_ass_ru_start.$B34])"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4])" office:value-type="string" office:string-value="Images/akula.jpg" calcext:value-type="string">
            <text:p>Images/akula.jpg</text:p>
          </table:table-cell>
          <table:table-cell table:number-matrix-columns-spanned="1" table:number-matrix-rows-spanned="1" table:formula="of:=INDEX([$military_assets.M$1:.M$1048576];[$mil_ass_ru_start.$B34])" office:value-type="string" office:string-value="In Russian, akula means shark" calcext:value-type="string">
            <text:p>In Russian, akula means shark</text:p>
          </table:table-cell>
          <table:table-cell table:number-matrix-columns-spanned="1" table:number-matrix-rows-spanned="1" table:formula="of:=INDEX([$military_assets.N$1:.N$1048576];[$mil_ass_ru_start.$B34])"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26" calcext:value-type="float">
            <text:p>26</text:p>
          </table:table-cell>
          <table:table-cell table:style-name="ce16" office:value-type="string" calcext:value-type="string">
            <text:p>Danlil Moskovskiy</text:p>
          </table:table-cell>
          <table:table-cell table:number-matrix-columns-spanned="1" table:number-matrix-rows-spanned="1" table:formula="of:=INDEX([$military_assets.A$1:.A$1048576];[$mil_ass_ru_start.$B35])" office:value-type="string" office:string-value="Victor III Class SSN" calcext:value-type="string">
            <text:p>Victor III Class SSN</text:p>
          </table:table-cell>
          <table:table-cell table:number-matrix-columns-spanned="1" table:number-matrix-rows-spanned="1" table:formula="of:=INDEX([$military_assets.B$1:.B$1048576];[$mil_ass_ru_start.$B35])" office:value-type="float" office:value="0" calcext:value-type="float">
            <text:p>0</text:p>
          </table:table-cell>
          <table:table-cell table:number-matrix-columns-spanned="1" table:number-matrix-rows-spanned="1" table:formula="of:=INDEX([$military_assets.C$1:.C$1048576];[$mil_ass_ru_start.$B35])" office:value-type="float" office:value="0" calcext:value-type="float">
            <text:p>0</text:p>
          </table:table-cell>
          <table:table-cell table:number-matrix-columns-spanned="1" table:number-matrix-rows-spanned="1" table:formula="of:=INDEX([$military_assets.D$1:.D$1048576];[$mil_ass_ru_start.$B35])" office:value-type="float" office:value="0" calcext:value-type="float">
            <text:p>0</text:p>
          </table:table-cell>
          <table:table-cell table:number-matrix-columns-spanned="1" table:number-matrix-rows-spanned="1" table:formula="of:=INDEX([$military_assets.E$1:.E$1048576];[$mil_ass_ru_start.$B35])" office:value-type="float" office:value="2" calcext:value-type="float">
            <text:p>2</text:p>
          </table:table-cell>
          <table:table-cell table:number-matrix-columns-spanned="1" table:number-matrix-rows-spanned="1" table:formula="of:=INDEX([$military_assets.F$1:.F$1048576];[$mil_ass_ru_start.$B35])" office:value-type="float" office:value="0" calcext:value-type="float">
            <text:p>0</text:p>
          </table:table-cell>
          <table:table-cell table:number-matrix-columns-spanned="1" table:number-matrix-rows-spanned="1" table:formula="of:=INDEX([$military_assets.G$1:.G$1048576];[$mil_ass_ru_start.$B35])" office:value-type="float" office:value="1" calcext:value-type="float">
            <text:p>1</text:p>
          </table:table-cell>
          <table:table-cell table:number-matrix-columns-spanned="1" table:number-matrix-rows-spanned="1" table:formula="of:=INDEX([$military_assets.H$1:.H$1048576];[$mil_ass_ru_start.$B35])" office:value-type="float" office:value="1" calcext:value-type="float">
            <text:p>1</text:p>
          </table:table-cell>
          <table:table-cell table:number-matrix-columns-spanned="1" table:number-matrix-rows-spanned="1" table:formula="of:=INDEX([$military_assets.I$1:.I$1048576];[$mil_ass_ru_start.$B35])" office:value-type="string" office:string-value="RUS" calcext:value-type="string">
            <text:p>RUS</text:p>
          </table:table-cell>
          <table:table-cell table:number-matrix-columns-spanned="1" table:number-matrix-rows-spanned="1" table:formula="of:=INDEX([$military_assets.J$1:.J$1048576];[$mil_ass_ru_start.$B35])" office:value-type="string" office:string-value="Submarine" calcext:value-type="string">
            <text:p>Submarine</text:p>
          </table:table-cell>
          <table:table-cell table:number-matrix-columns-spanned="1" table:number-matrix-rows-spanned="1" table:formula="of:=INDEX([$military_assets.K$1:.K$1048576];[$mil_ass_ru_start.$B35])"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5])" office:value-type="string" office:string-value="Images/victor2.jpg" calcext:value-type="string">
            <text:p>Images/victor2.jpg</text:p>
          </table:table-cell>
          <table:table-cell table:number-matrix-columns-spanned="1" table:number-matrix-rows-spanned="1" table:formula="of:=INDEX([$military_assets.M$1:.M$1048576];[$mil_ass_ru_start.$B35])" office:value-type="string" office:string-value="Nothing fancy, but it ain't bad for government work." calcext:value-type="string">
            <text:p>Nothing fancy, but it ain't bad for government work.</text:p>
          </table:table-cell>
          <table:table-cell table:number-matrix-columns-spanned="1" table:number-matrix-rows-spanned="1" table:formula="of:=INDEX([$military_assets.N$1:.N$1048576];[$mil_ass_ru_start.$B35])"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26" calcext:value-type="float">
            <text:p>26</text:p>
          </table:table-cell>
          <table:table-cell table:style-name="ce15" office:value-type="string" calcext:value-type="string">
            <text:p>Tambov</text:p>
          </table:table-cell>
          <table:table-cell table:number-matrix-columns-spanned="1" table:number-matrix-rows-spanned="1" table:formula="of:=INDEX([$military_assets.A$1:.A$1048576];[$mil_ass_ru_start.$B36])" office:value-type="string" office:string-value="Victor III Class SSN" calcext:value-type="string">
            <text:p>Victor III Class SSN</text:p>
          </table:table-cell>
          <table:table-cell table:number-matrix-columns-spanned="1" table:number-matrix-rows-spanned="1" table:formula="of:=INDEX([$military_assets.B$1:.B$1048576];[$mil_ass_ru_start.$B36])" office:value-type="float" office:value="0" calcext:value-type="float">
            <text:p>0</text:p>
          </table:table-cell>
          <table:table-cell table:number-matrix-columns-spanned="1" table:number-matrix-rows-spanned="1" table:formula="of:=INDEX([$military_assets.C$1:.C$1048576];[$mil_ass_ru_start.$B36])" office:value-type="float" office:value="0" calcext:value-type="float">
            <text:p>0</text:p>
          </table:table-cell>
          <table:table-cell table:number-matrix-columns-spanned="1" table:number-matrix-rows-spanned="1" table:formula="of:=INDEX([$military_assets.D$1:.D$1048576];[$mil_ass_ru_start.$B36])" office:value-type="float" office:value="0" calcext:value-type="float">
            <text:p>0</text:p>
          </table:table-cell>
          <table:table-cell table:number-matrix-columns-spanned="1" table:number-matrix-rows-spanned="1" table:formula="of:=INDEX([$military_assets.E$1:.E$1048576];[$mil_ass_ru_start.$B36])" office:value-type="float" office:value="2" calcext:value-type="float">
            <text:p>2</text:p>
          </table:table-cell>
          <table:table-cell table:number-matrix-columns-spanned="1" table:number-matrix-rows-spanned="1" table:formula="of:=INDEX([$military_assets.F$1:.F$1048576];[$mil_ass_ru_start.$B36])" office:value-type="float" office:value="0" calcext:value-type="float">
            <text:p>0</text:p>
          </table:table-cell>
          <table:table-cell table:number-matrix-columns-spanned="1" table:number-matrix-rows-spanned="1" table:formula="of:=INDEX([$military_assets.G$1:.G$1048576];[$mil_ass_ru_start.$B36])" office:value-type="float" office:value="1" calcext:value-type="float">
            <text:p>1</text:p>
          </table:table-cell>
          <table:table-cell table:number-matrix-columns-spanned="1" table:number-matrix-rows-spanned="1" table:formula="of:=INDEX([$military_assets.H$1:.H$1048576];[$mil_ass_ru_start.$B36])" office:value-type="float" office:value="1" calcext:value-type="float">
            <text:p>1</text:p>
          </table:table-cell>
          <table:table-cell table:number-matrix-columns-spanned="1" table:number-matrix-rows-spanned="1" table:formula="of:=INDEX([$military_assets.I$1:.I$1048576];[$mil_ass_ru_start.$B36])" office:value-type="string" office:string-value="RUS" calcext:value-type="string">
            <text:p>RUS</text:p>
          </table:table-cell>
          <table:table-cell table:number-matrix-columns-spanned="1" table:number-matrix-rows-spanned="1" table:formula="of:=INDEX([$military_assets.J$1:.J$1048576];[$mil_ass_ru_start.$B36])" office:value-type="string" office:string-value="Submarine" calcext:value-type="string">
            <text:p>Submarine</text:p>
          </table:table-cell>
          <table:table-cell table:number-matrix-columns-spanned="1" table:number-matrix-rows-spanned="1" table:formula="of:=INDEX([$military_assets.K$1:.K$1048576];[$mil_ass_ru_start.$B36])"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6])" office:value-type="string" office:string-value="Images/victor2.jpg" calcext:value-type="string">
            <text:p>Images/victor2.jpg</text:p>
          </table:table-cell>
          <table:table-cell table:number-matrix-columns-spanned="1" table:number-matrix-rows-spanned="1" table:formula="of:=INDEX([$military_assets.M$1:.M$1048576];[$mil_ass_ru_start.$B36])" office:value-type="string" office:string-value="Nothing fancy, but it ain't bad for government work." calcext:value-type="string">
            <text:p>Nothing fancy, but it ain't bad for government work.</text:p>
          </table:table-cell>
          <table:table-cell table:number-matrix-columns-spanned="1" table:number-matrix-rows-spanned="1" table:formula="of:=INDEX([$military_assets.N$1:.N$1048576];[$mil_ass_ru_start.$B36])"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6" calcext:value-type="float">
            <text:p>26</text:p>
          </table:table-cell>
          <table:table-cell table:style-name="ce16" office:value-type="string" calcext:value-type="string">
            <text:p>Obninsk</text:p>
          </table:table-cell>
          <table:table-cell table:number-matrix-columns-spanned="1" table:number-matrix-rows-spanned="1" table:formula="of:=INDEX([$military_assets.A$1:.A$1048576];[$mil_ass_ru_start.$B37])" office:value-type="string" office:string-value="Victor III Class SSN" calcext:value-type="string">
            <text:p>Victor III Class SSN</text:p>
          </table:table-cell>
          <table:table-cell table:number-matrix-columns-spanned="1" table:number-matrix-rows-spanned="1" table:formula="of:=INDEX([$military_assets.B$1:.B$1048576];[$mil_ass_ru_start.$B37])" office:value-type="float" office:value="0" calcext:value-type="float">
            <text:p>0</text:p>
          </table:table-cell>
          <table:table-cell table:number-matrix-columns-spanned="1" table:number-matrix-rows-spanned="1" table:formula="of:=INDEX([$military_assets.C$1:.C$1048576];[$mil_ass_ru_start.$B37])" office:value-type="float" office:value="0" calcext:value-type="float">
            <text:p>0</text:p>
          </table:table-cell>
          <table:table-cell table:number-matrix-columns-spanned="1" table:number-matrix-rows-spanned="1" table:formula="of:=INDEX([$military_assets.D$1:.D$1048576];[$mil_ass_ru_start.$B37])" office:value-type="float" office:value="0" calcext:value-type="float">
            <text:p>0</text:p>
          </table:table-cell>
          <table:table-cell table:number-matrix-columns-spanned="1" table:number-matrix-rows-spanned="1" table:formula="of:=INDEX([$military_assets.E$1:.E$1048576];[$mil_ass_ru_start.$B37])" office:value-type="float" office:value="2" calcext:value-type="float">
            <text:p>2</text:p>
          </table:table-cell>
          <table:table-cell table:number-matrix-columns-spanned="1" table:number-matrix-rows-spanned="1" table:formula="of:=INDEX([$military_assets.F$1:.F$1048576];[$mil_ass_ru_start.$B37])" office:value-type="float" office:value="0" calcext:value-type="float">
            <text:p>0</text:p>
          </table:table-cell>
          <table:table-cell table:number-matrix-columns-spanned="1" table:number-matrix-rows-spanned="1" table:formula="of:=INDEX([$military_assets.G$1:.G$1048576];[$mil_ass_ru_start.$B37])" office:value-type="float" office:value="1" calcext:value-type="float">
            <text:p>1</text:p>
          </table:table-cell>
          <table:table-cell table:number-matrix-columns-spanned="1" table:number-matrix-rows-spanned="1" table:formula="of:=INDEX([$military_assets.H$1:.H$1048576];[$mil_ass_ru_start.$B37])" office:value-type="float" office:value="1" calcext:value-type="float">
            <text:p>1</text:p>
          </table:table-cell>
          <table:table-cell table:number-matrix-columns-spanned="1" table:number-matrix-rows-spanned="1" table:formula="of:=INDEX([$military_assets.I$1:.I$1048576];[$mil_ass_ru_start.$B37])" office:value-type="string" office:string-value="RUS" calcext:value-type="string">
            <text:p>RUS</text:p>
          </table:table-cell>
          <table:table-cell table:number-matrix-columns-spanned="1" table:number-matrix-rows-spanned="1" table:formula="of:=INDEX([$military_assets.J$1:.J$1048576];[$mil_ass_ru_start.$B37])" office:value-type="string" office:string-value="Submarine" calcext:value-type="string">
            <text:p>Submarine</text:p>
          </table:table-cell>
          <table:table-cell table:number-matrix-columns-spanned="1" table:number-matrix-rows-spanned="1" table:formula="of:=INDEX([$military_assets.K$1:.K$1048576];[$mil_ass_ru_start.$B37])"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7])" office:value-type="string" office:string-value="Images/victor2.jpg" calcext:value-type="string">
            <text:p>Images/victor2.jpg</text:p>
          </table:table-cell>
          <table:table-cell table:number-matrix-columns-spanned="1" table:number-matrix-rows-spanned="1" table:formula="of:=INDEX([$military_assets.M$1:.M$1048576];[$mil_ass_ru_start.$B37])" office:value-type="string" office:string-value="Nothing fancy, but it ain't bad for government work." calcext:value-type="string">
            <text:p>Nothing fancy, but it ain't bad for government work.</text:p>
          </table:table-cell>
          <table:table-cell table:number-matrix-columns-spanned="1" table:number-matrix-rows-spanned="1" table:formula="of:=INDEX([$military_assets.N$1:.N$1048576];[$mil_ass_ru_start.$B37])"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6" calcext:value-type="float">
            <text:p>26</text:p>
          </table:table-cell>
          <table:table-cell table:style-name="ce15" office:value-type="string" calcext:value-type="string">
            <text:p>Nizny Novgorod</text:p>
          </table:table-cell>
          <table:table-cell table:number-matrix-columns-spanned="1" table:number-matrix-rows-spanned="1" table:formula="of:=INDEX([$military_assets.A$1:.A$1048576];[$mil_ass_ru_start.$B38])" office:value-type="string" office:string-value="Victor III Class SSN" calcext:value-type="string">
            <text:p>Victor III Class SSN</text:p>
          </table:table-cell>
          <table:table-cell table:number-matrix-columns-spanned="1" table:number-matrix-rows-spanned="1" table:formula="of:=INDEX([$military_assets.B$1:.B$1048576];[$mil_ass_ru_start.$B38])" office:value-type="float" office:value="0" calcext:value-type="float">
            <text:p>0</text:p>
          </table:table-cell>
          <table:table-cell table:number-matrix-columns-spanned="1" table:number-matrix-rows-spanned="1" table:formula="of:=INDEX([$military_assets.C$1:.C$1048576];[$mil_ass_ru_start.$B38])" office:value-type="float" office:value="0" calcext:value-type="float">
            <text:p>0</text:p>
          </table:table-cell>
          <table:table-cell table:number-matrix-columns-spanned="1" table:number-matrix-rows-spanned="1" table:formula="of:=INDEX([$military_assets.D$1:.D$1048576];[$mil_ass_ru_start.$B38])" office:value-type="float" office:value="0" calcext:value-type="float">
            <text:p>0</text:p>
          </table:table-cell>
          <table:table-cell table:number-matrix-columns-spanned="1" table:number-matrix-rows-spanned="1" table:formula="of:=INDEX([$military_assets.E$1:.E$1048576];[$mil_ass_ru_start.$B38])" office:value-type="float" office:value="2" calcext:value-type="float">
            <text:p>2</text:p>
          </table:table-cell>
          <table:table-cell table:number-matrix-columns-spanned="1" table:number-matrix-rows-spanned="1" table:formula="of:=INDEX([$military_assets.F$1:.F$1048576];[$mil_ass_ru_start.$B38])" office:value-type="float" office:value="0" calcext:value-type="float">
            <text:p>0</text:p>
          </table:table-cell>
          <table:table-cell table:number-matrix-columns-spanned="1" table:number-matrix-rows-spanned="1" table:formula="of:=INDEX([$military_assets.G$1:.G$1048576];[$mil_ass_ru_start.$B38])" office:value-type="float" office:value="1" calcext:value-type="float">
            <text:p>1</text:p>
          </table:table-cell>
          <table:table-cell table:number-matrix-columns-spanned="1" table:number-matrix-rows-spanned="1" table:formula="of:=INDEX([$military_assets.H$1:.H$1048576];[$mil_ass_ru_start.$B38])" office:value-type="float" office:value="1" calcext:value-type="float">
            <text:p>1</text:p>
          </table:table-cell>
          <table:table-cell table:number-matrix-columns-spanned="1" table:number-matrix-rows-spanned="1" table:formula="of:=INDEX([$military_assets.I$1:.I$1048576];[$mil_ass_ru_start.$B38])" office:value-type="string" office:string-value="RUS" calcext:value-type="string">
            <text:p>RUS</text:p>
          </table:table-cell>
          <table:table-cell table:number-matrix-columns-spanned="1" table:number-matrix-rows-spanned="1" table:formula="of:=INDEX([$military_assets.J$1:.J$1048576];[$mil_ass_ru_start.$B38])" office:value-type="string" office:string-value="Submarine" calcext:value-type="string">
            <text:p>Submarine</text:p>
          </table:table-cell>
          <table:table-cell table:number-matrix-columns-spanned="1" table:number-matrix-rows-spanned="1" table:formula="of:=INDEX([$military_assets.K$1:.K$1048576];[$mil_ass_ru_start.$B38])"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8])" office:value-type="string" office:string-value="Images/victor2.jpg" calcext:value-type="string">
            <text:p>Images/victor2.jpg</text:p>
          </table:table-cell>
          <table:table-cell table:number-matrix-columns-spanned="1" table:number-matrix-rows-spanned="1" table:formula="of:=INDEX([$military_assets.M$1:.M$1048576];[$mil_ass_ru_start.$B38])" office:value-type="string" office:string-value="Nothing fancy, but it ain't bad for government work." calcext:value-type="string">
            <text:p>Nothing fancy, but it ain't bad for government work.</text:p>
          </table:table-cell>
          <table:table-cell table:number-matrix-columns-spanned="1" table:number-matrix-rows-spanned="1" table:formula="of:=INDEX([$military_assets.N$1:.N$1048576];[$mil_ass_ru_start.$B38])"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22" calcext:value-type="float">
            <text:p>22</text:p>
          </table:table-cell>
          <table:table-cell table:style-name="ce15" office:value-type="string" calcext:value-type="string">
            <text:p>Sankt Peterburg</text:p>
          </table:table-cell>
          <table:table-cell table:number-matrix-columns-spanned="1" table:number-matrix-rows-spanned="1" table:formula="of:=INDEX([$military_assets.A$1:.A$1048576];[$mil_ass_ru_start.$B39])" office:value-type="string" office:string-value="Lada Class SSK" calcext:value-type="string">
            <text:p>Lada Class SSK</text:p>
          </table:table-cell>
          <table:table-cell table:number-matrix-columns-spanned="1" table:number-matrix-rows-spanned="1" table:formula="of:=INDEX([$military_assets.B$1:.B$1048576];[$mil_ass_ru_start.$B39])" office:value-type="float" office:value="0" calcext:value-type="float">
            <text:p>0</text:p>
          </table:table-cell>
          <table:table-cell table:number-matrix-columns-spanned="1" table:number-matrix-rows-spanned="1" table:formula="of:=INDEX([$military_assets.C$1:.C$1048576];[$mil_ass_ru_start.$B39])" office:value-type="float" office:value="0" calcext:value-type="float">
            <text:p>0</text:p>
          </table:table-cell>
          <table:table-cell table:number-matrix-columns-spanned="1" table:number-matrix-rows-spanned="1" table:formula="of:=INDEX([$military_assets.D$1:.D$1048576];[$mil_ass_ru_start.$B39])" office:value-type="float" office:value="0" calcext:value-type="float">
            <text:p>0</text:p>
          </table:table-cell>
          <table:table-cell table:number-matrix-columns-spanned="1" table:number-matrix-rows-spanned="1" table:formula="of:=INDEX([$military_assets.E$1:.E$1048576];[$mil_ass_ru_start.$B39])" office:value-type="float" office:value="3" calcext:value-type="float">
            <text:p>3</text:p>
          </table:table-cell>
          <table:table-cell table:number-matrix-columns-spanned="1" table:number-matrix-rows-spanned="1" table:formula="of:=INDEX([$military_assets.F$1:.F$1048576];[$mil_ass_ru_start.$B39])" office:value-type="float" office:value="0" calcext:value-type="float">
            <text:p>0</text:p>
          </table:table-cell>
          <table:table-cell table:number-matrix-columns-spanned="1" table:number-matrix-rows-spanned="1" table:formula="of:=INDEX([$military_assets.G$1:.G$1048576];[$mil_ass_ru_start.$B39])" office:value-type="float" office:value="2" calcext:value-type="float">
            <text:p>2</text:p>
          </table:table-cell>
          <table:table-cell table:number-matrix-columns-spanned="1" table:number-matrix-rows-spanned="1" table:formula="of:=INDEX([$military_assets.H$1:.H$1048576];[$mil_ass_ru_start.$B39])" office:value-type="float" office:value="2" calcext:value-type="float">
            <text:p>2</text:p>
          </table:table-cell>
          <table:table-cell table:number-matrix-columns-spanned="1" table:number-matrix-rows-spanned="1" table:formula="of:=INDEX([$military_assets.I$1:.I$1048576];[$mil_ass_ru_start.$B39])" office:value-type="string" office:string-value="RUS" calcext:value-type="string">
            <text:p>RUS</text:p>
          </table:table-cell>
          <table:table-cell table:number-matrix-columns-spanned="1" table:number-matrix-rows-spanned="1" table:formula="of:=INDEX([$military_assets.J$1:.J$1048576];[$mil_ass_ru_start.$B39])" office:value-type="string" office:string-value="Submarine" calcext:value-type="string">
            <text:p>Submarine</text:p>
          </table:table-cell>
          <table:table-cell table:number-matrix-columns-spanned="1" table:number-matrix-rows-spanned="1" table:formula="of:=INDEX([$military_assets.K$1:.K$1048576];[$mil_ass_ru_start.$B39])" office:value-type="string" office:string-value="Hidden: Can be played face down. &#10;Ambush: This asset deals damage during the Ambush Damage Step.&#10;Coastal Defender: Cannot be declared as an attacker." calcext:value-type="string">
            <text:p>Hidden: Can be played face down. </text:p>
            <text:p>Ambush: This asset deals damage during the Ambush Damage Step.</text:p>
            <text:p>Coastal Defender: Cannot be declared as an attacker.</text:p>
          </table:table-cell>
          <table:table-cell table:number-matrix-columns-spanned="1" table:number-matrix-rows-spanned="1" table:formula="of:=INDEX([$military_assets.L$1:.L$1048576];[$mil_ass_ru_start.$B39])" office:value-type="string" office:string-value="Images/lada.jpg" calcext:value-type="string">
            <text:p>Images/lada.jpg</text:p>
          </table:table-cell>
          <table:table-cell table:number-matrix-columns-spanned="1" table:number-matrix-rows-spanned="1" table:formula="of:=INDEX([$military_assets.M$1:.M$1048576];[$mil_ass_ru_start.$B39])" office:value-type="string" office:string-value="Although shorter-ranged than nuclear attack submarines, diesel-electric attack submarines are smaller, quieter and nearly as well armed." calcext:value-type="string">
            <text:p>Although shorter-ranged than nuclear attack submarines, diesel-electric attack submarines are smaller, quieter and nearly as well armed.</text:p>
          </table:table-cell>
          <table:table-cell table:number-matrix-columns-spanned="1" table:number-matrix-rows-spanned="1" table:formula="of:=INDEX([$military_assets.N$1:.N$1048576];[$mil_ass_ru_start.$B39])"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22" calcext:value-type="float">
            <text:p>22</text:p>
          </table:table-cell>
          <table:table-cell table:style-name="ce15" office:value-type="string" calcext:value-type="string">
            <text:p>Kronshtadt</text:p>
          </table:table-cell>
          <table:table-cell table:number-matrix-columns-spanned="1" table:number-matrix-rows-spanned="1" table:formula="of:=INDEX([$military_assets.A$1:.A$1048576];[$mil_ass_ru_start.$B40])" office:value-type="string" office:string-value="Lada Class SSK" calcext:value-type="string">
            <text:p>Lada Class SSK</text:p>
          </table:table-cell>
          <table:table-cell table:number-matrix-columns-spanned="1" table:number-matrix-rows-spanned="1" table:formula="of:=INDEX([$military_assets.B$1:.B$1048576];[$mil_ass_ru_start.$B40])" office:value-type="float" office:value="0" calcext:value-type="float">
            <text:p>0</text:p>
          </table:table-cell>
          <table:table-cell table:number-matrix-columns-spanned="1" table:number-matrix-rows-spanned="1" table:formula="of:=INDEX([$military_assets.C$1:.C$1048576];[$mil_ass_ru_start.$B40])" office:value-type="float" office:value="0" calcext:value-type="float">
            <text:p>0</text:p>
          </table:table-cell>
          <table:table-cell table:number-matrix-columns-spanned="1" table:number-matrix-rows-spanned="1" table:formula="of:=INDEX([$military_assets.D$1:.D$1048576];[$mil_ass_ru_start.$B40])" office:value-type="float" office:value="0" calcext:value-type="float">
            <text:p>0</text:p>
          </table:table-cell>
          <table:table-cell table:number-matrix-columns-spanned="1" table:number-matrix-rows-spanned="1" table:formula="of:=INDEX([$military_assets.E$1:.E$1048576];[$mil_ass_ru_start.$B40])" office:value-type="float" office:value="3" calcext:value-type="float">
            <text:p>3</text:p>
          </table:table-cell>
          <table:table-cell table:number-matrix-columns-spanned="1" table:number-matrix-rows-spanned="1" table:formula="of:=INDEX([$military_assets.F$1:.F$1048576];[$mil_ass_ru_start.$B40])" office:value-type="float" office:value="0" calcext:value-type="float">
            <text:p>0</text:p>
          </table:table-cell>
          <table:table-cell table:number-matrix-columns-spanned="1" table:number-matrix-rows-spanned="1" table:formula="of:=INDEX([$military_assets.G$1:.G$1048576];[$mil_ass_ru_start.$B40])" office:value-type="float" office:value="2" calcext:value-type="float">
            <text:p>2</text:p>
          </table:table-cell>
          <table:table-cell table:number-matrix-columns-spanned="1" table:number-matrix-rows-spanned="1" table:formula="of:=INDEX([$military_assets.H$1:.H$1048576];[$mil_ass_ru_start.$B40])" office:value-type="float" office:value="2" calcext:value-type="float">
            <text:p>2</text:p>
          </table:table-cell>
          <table:table-cell table:number-matrix-columns-spanned="1" table:number-matrix-rows-spanned="1" table:formula="of:=INDEX([$military_assets.I$1:.I$1048576];[$mil_ass_ru_start.$B40])" office:value-type="string" office:string-value="RUS" calcext:value-type="string">
            <text:p>RUS</text:p>
          </table:table-cell>
          <table:table-cell table:number-matrix-columns-spanned="1" table:number-matrix-rows-spanned="1" table:formula="of:=INDEX([$military_assets.J$1:.J$1048576];[$mil_ass_ru_start.$B40])" office:value-type="string" office:string-value="Submarine" calcext:value-type="string">
            <text:p>Submarine</text:p>
          </table:table-cell>
          <table:table-cell table:number-matrix-columns-spanned="1" table:number-matrix-rows-spanned="1" table:formula="of:=INDEX([$military_assets.K$1:.K$1048576];[$mil_ass_ru_start.$B40])" office:value-type="string" office:string-value="Hidden: Can be played face down. &#10;Ambush: This asset deals damage during the Ambush Damage Step.&#10;Coastal Defender: Cannot be declared as an attacker." calcext:value-type="string">
            <text:p>Hidden: Can be played face down. </text:p>
            <text:p>Ambush: This asset deals damage during the Ambush Damage Step.</text:p>
            <text:p>Coastal Defender: Cannot be declared as an attacker.</text:p>
          </table:table-cell>
          <table:table-cell table:number-matrix-columns-spanned="1" table:number-matrix-rows-spanned="1" table:formula="of:=INDEX([$military_assets.L$1:.L$1048576];[$mil_ass_ru_start.$B40])" office:value-type="string" office:string-value="Images/lada.jpg" calcext:value-type="string">
            <text:p>Images/lada.jpg</text:p>
          </table:table-cell>
          <table:table-cell table:number-matrix-columns-spanned="1" table:number-matrix-rows-spanned="1" table:formula="of:=INDEX([$military_assets.M$1:.M$1048576];[$mil_ass_ru_start.$B40])" office:value-type="string" office:string-value="Although shorter-ranged than nuclear attack submarines, diesel-electric attack submarines are smaller, quieter and nearly as well armed." calcext:value-type="string">
            <text:p>Although shorter-ranged than nuclear attack submarines, diesel-electric attack submarines are smaller, quieter and nearly as well armed.</text:p>
          </table:table-cell>
          <table:table-cell table:number-matrix-columns-spanned="1" table:number-matrix-rows-spanned="1" table:formula="of:=INDEX([$military_assets.N$1:.N$1048576];[$mil_ass_ru_start.$B40])"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24" calcext:value-type="float">
            <text:p>24</text:p>
          </table:table-cell>
          <table:table-cell table:style-name="ce15" office:value-type="string" calcext:value-type="string">
            <text:p>100th Regiment</text:p>
          </table:table-cell>
          <table:table-cell table:number-matrix-columns-spanned="1" table:number-matrix-rows-spanned="1" table:formula="of:=INDEX([$military_assets.A$1:.A$1048576];[$mil_ass_ru_start.$B41])" office:value-type="string" office:string-value="Mig-29K Fulcrum-D" calcext:value-type="string">
            <text:p>Mig-29K Fulcrum-D</text:p>
          </table:table-cell>
          <table:table-cell table:number-matrix-columns-spanned="1" table:number-matrix-rows-spanned="1" table:formula="of:=INDEX([$military_assets.B$1:.B$1048576];[$mil_ass_ru_start.$B41])" office:value-type="float" office:value="0" calcext:value-type="float">
            <text:p>0</text:p>
          </table:table-cell>
          <table:table-cell table:number-matrix-columns-spanned="1" table:number-matrix-rows-spanned="1" table:formula="of:=INDEX([$military_assets.C$1:.C$1048576];[$mil_ass_ru_start.$B41])" office:value-type="float" office:value="0" calcext:value-type="float">
            <text:p>0</text:p>
          </table:table-cell>
          <table:table-cell table:number-matrix-columns-spanned="1" table:number-matrix-rows-spanned="1" table:formula="of:=INDEX([$military_assets.D$1:.D$1048576];[$mil_ass_ru_start.$B41])" office:value-type="float" office:value="0" calcext:value-type="float">
            <text:p>0</text:p>
          </table:table-cell>
          <table:table-cell table:number-matrix-columns-spanned="1" table:number-matrix-rows-spanned="1" table:formula="of:=INDEX([$military_assets.E$1:.E$1048576];[$mil_ass_ru_start.$B41])" office:value-type="float" office:value="4" calcext:value-type="float">
            <text:p>4</text:p>
          </table:table-cell>
          <table:table-cell table:number-matrix-columns-spanned="1" table:number-matrix-rows-spanned="1" table:formula="of:=INDEX([$military_assets.F$1:.F$1048576];[$mil_ass_ru_start.$B41])" office:value-type="float" office:value="3" calcext:value-type="float">
            <text:p>3</text:p>
          </table:table-cell>
          <table:table-cell table:number-matrix-columns-spanned="1" table:number-matrix-rows-spanned="1" table:formula="of:=INDEX([$military_assets.G$1:.G$1048576];[$mil_ass_ru_start.$B41])" office:value-type="float" office:value="3" calcext:value-type="float">
            <text:p>3</text:p>
          </table:table-cell>
          <table:table-cell table:number-matrix-columns-spanned="1" table:number-matrix-rows-spanned="1" table:formula="of:=INDEX([$military_assets.H$1:.H$1048576];[$mil_ass_ru_start.$B41])" office:value-type="float" office:value="1" calcext:value-type="float">
            <text:p>1</text:p>
          </table:table-cell>
          <table:table-cell table:number-matrix-columns-spanned="1" table:number-matrix-rows-spanned="1" table:formula="of:=INDEX([$military_assets.I$1:.I$1048576];[$mil_ass_ru_start.$B41])" office:value-type="string" office:string-value="RUS" calcext:value-type="string">
            <text:p>RUS</text:p>
          </table:table-cell>
          <table:table-cell table:number-matrix-columns-spanned="1" table:number-matrix-rows-spanned="1" table:formula="of:=INDEX([$military_assets.J$1:.J$1048576];[$mil_ass_ru_start.$B41])" office:value-type="string" office:string-value="Squadron" calcext:value-type="string">
            <text:p>Squadron</text:p>
          </table:table-cell>
          <table:table-cell table:number-matrix-columns-spanned="1" table:number-matrix-rows-spanned="1" table:formula="of:=INDEX([$military_assets.K$1:.K$1048576];[$mil_ass_ru_start.$B41])" office:value-type="string" office:string-value="Hidden: Can be played face down. &#10;STOBAR-Compatible." calcext:value-type="string">
            <text:p>Hidden: Can be played face down. </text:p>
            <text:p>STOBAR-Compatible.</text:p>
          </table:table-cell>
          <table:table-cell table:number-matrix-columns-spanned="1" table:number-matrix-rows-spanned="1" table:formula="of:=INDEX([$military_assets.L$1:.L$1048576];[$mil_ass_ru_start.$B41])" office:value-type="string" office:string-value="Images/mig29k.jpg" calcext:value-type="string">
            <text:p>Images/mig29k.jpg</text:p>
          </table:table-cell>
          <table:table-cell table:number-matrix-columns-spanned="1" table:number-matrix-rows-spanned="1" table:formula="of:=INDEX([$military_assets.M$1:.M$1048576];[$mil_ass_ru_start.$B41])" office:value-type="string" office:string-value="With a $15M unit cost conceivably affordable by even second-tier NBA starters, the Mig-29K is proof that performance and price are not always at odds." calcext:value-type="string">
            <text:p>With a $15M unit cost conceivably affordable by even second-tier NBA starters, the Mig-29K is proof that performance and price are not always at odds.</text:p>
          </table:table-cell>
          <table:table-cell table:number-matrix-columns-spanned="1" table:number-matrix-rows-spanned="1" table:formula="of:=INDEX([$military_assets.N$1:.N$1048576];[$mil_ass_ru_start.$B41])"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24" calcext:value-type="float">
            <text:p>24</text:p>
          </table:table-cell>
          <table:table-cell table:style-name="ce15" office:value-type="string" calcext:value-type="string">
            <text:p>101st Regiment</text:p>
          </table:table-cell>
          <table:table-cell table:number-matrix-columns-spanned="1" table:number-matrix-rows-spanned="1" table:formula="of:=INDEX([$military_assets.A$1:.A$1048576];[$mil_ass_ru_start.$B42])" office:value-type="string" office:string-value="Mig-29K Fulcrum-D" calcext:value-type="string">
            <text:p>Mig-29K Fulcrum-D</text:p>
          </table:table-cell>
          <table:table-cell table:number-matrix-columns-spanned="1" table:number-matrix-rows-spanned="1" table:formula="of:=INDEX([$military_assets.B$1:.B$1048576];[$mil_ass_ru_start.$B42])" office:value-type="float" office:value="0" calcext:value-type="float">
            <text:p>0</text:p>
          </table:table-cell>
          <table:table-cell table:number-matrix-columns-spanned="1" table:number-matrix-rows-spanned="1" table:formula="of:=INDEX([$military_assets.C$1:.C$1048576];[$mil_ass_ru_start.$B42])" office:value-type="float" office:value="0" calcext:value-type="float">
            <text:p>0</text:p>
          </table:table-cell>
          <table:table-cell table:number-matrix-columns-spanned="1" table:number-matrix-rows-spanned="1" table:formula="of:=INDEX([$military_assets.D$1:.D$1048576];[$mil_ass_ru_start.$B42])" office:value-type="float" office:value="0" calcext:value-type="float">
            <text:p>0</text:p>
          </table:table-cell>
          <table:table-cell table:number-matrix-columns-spanned="1" table:number-matrix-rows-spanned="1" table:formula="of:=INDEX([$military_assets.E$1:.E$1048576];[$mil_ass_ru_start.$B42])" office:value-type="float" office:value="4" calcext:value-type="float">
            <text:p>4</text:p>
          </table:table-cell>
          <table:table-cell table:number-matrix-columns-spanned="1" table:number-matrix-rows-spanned="1" table:formula="of:=INDEX([$military_assets.F$1:.F$1048576];[$mil_ass_ru_start.$B42])" office:value-type="float" office:value="3" calcext:value-type="float">
            <text:p>3</text:p>
          </table:table-cell>
          <table:table-cell table:number-matrix-columns-spanned="1" table:number-matrix-rows-spanned="1" table:formula="of:=INDEX([$military_assets.G$1:.G$1048576];[$mil_ass_ru_start.$B42])" office:value-type="float" office:value="3" calcext:value-type="float">
            <text:p>3</text:p>
          </table:table-cell>
          <table:table-cell table:number-matrix-columns-spanned="1" table:number-matrix-rows-spanned="1" table:formula="of:=INDEX([$military_assets.H$1:.H$1048576];[$mil_ass_ru_start.$B42])" office:value-type="float" office:value="1" calcext:value-type="float">
            <text:p>1</text:p>
          </table:table-cell>
          <table:table-cell table:number-matrix-columns-spanned="1" table:number-matrix-rows-spanned="1" table:formula="of:=INDEX([$military_assets.I$1:.I$1048576];[$mil_ass_ru_start.$B42])" office:value-type="string" office:string-value="RUS" calcext:value-type="string">
            <text:p>RUS</text:p>
          </table:table-cell>
          <table:table-cell table:number-matrix-columns-spanned="1" table:number-matrix-rows-spanned="1" table:formula="of:=INDEX([$military_assets.J$1:.J$1048576];[$mil_ass_ru_start.$B42])" office:value-type="string" office:string-value="Squadron" calcext:value-type="string">
            <text:p>Squadron</text:p>
          </table:table-cell>
          <table:table-cell table:number-matrix-columns-spanned="1" table:number-matrix-rows-spanned="1" table:formula="of:=INDEX([$military_assets.K$1:.K$1048576];[$mil_ass_ru_start.$B42])" office:value-type="string" office:string-value="Hidden: Can be played face down. &#10;STOBAR-Compatible." calcext:value-type="string">
            <text:p>Hidden: Can be played face down. </text:p>
            <text:p>STOBAR-Compatible.</text:p>
          </table:table-cell>
          <table:table-cell table:number-matrix-columns-spanned="1" table:number-matrix-rows-spanned="1" table:formula="of:=INDEX([$military_assets.L$1:.L$1048576];[$mil_ass_ru_start.$B42])" office:value-type="string" office:string-value="Images/mig29k.jpg" calcext:value-type="string">
            <text:p>Images/mig29k.jpg</text:p>
          </table:table-cell>
          <table:table-cell table:number-matrix-columns-spanned="1" table:number-matrix-rows-spanned="1" table:formula="of:=INDEX([$military_assets.M$1:.M$1048576];[$mil_ass_ru_start.$B42])" office:value-type="string" office:string-value="With a $15M unit cost conceivably affordable by even second-tier NBA starters, the Mig-29K is proof that performance and price are not always at odds." calcext:value-type="string">
            <text:p>With a $15M unit cost conceivably affordable by even second-tier NBA starters, the Mig-29K is proof that performance and price are not always at odds.</text:p>
          </table:table-cell>
          <table:table-cell table:number-matrix-columns-spanned="1" table:number-matrix-rows-spanned="1" table:formula="of:=INDEX([$military_assets.N$1:.N$1048576];[$mil_ass_ru_start.$B42])"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24" calcext:value-type="float">
            <text:p>24</text:p>
          </table:table-cell>
          <table:table-cell table:style-name="ce16" office:value-type="string" calcext:value-type="string">
            <text:p>102nd Regiment</text:p>
          </table:table-cell>
          <table:table-cell table:number-matrix-columns-spanned="1" table:number-matrix-rows-spanned="1" table:formula="of:=INDEX([$military_assets.A$1:.A$1048576];[$mil_ass_ru_start.$B43])" office:value-type="string" office:string-value="Mig-29K Fulcrum-D" calcext:value-type="string">
            <text:p>Mig-29K Fulcrum-D</text:p>
          </table:table-cell>
          <table:table-cell table:number-matrix-columns-spanned="1" table:number-matrix-rows-spanned="1" table:formula="of:=INDEX([$military_assets.B$1:.B$1048576];[$mil_ass_ru_start.$B43])" office:value-type="float" office:value="0" calcext:value-type="float">
            <text:p>0</text:p>
          </table:table-cell>
          <table:table-cell table:number-matrix-columns-spanned="1" table:number-matrix-rows-spanned="1" table:formula="of:=INDEX([$military_assets.C$1:.C$1048576];[$mil_ass_ru_start.$B43])" office:value-type="float" office:value="0" calcext:value-type="float">
            <text:p>0</text:p>
          </table:table-cell>
          <table:table-cell table:number-matrix-columns-spanned="1" table:number-matrix-rows-spanned="1" table:formula="of:=INDEX([$military_assets.D$1:.D$1048576];[$mil_ass_ru_start.$B43])" office:value-type="float" office:value="0" calcext:value-type="float">
            <text:p>0</text:p>
          </table:table-cell>
          <table:table-cell table:number-matrix-columns-spanned="1" table:number-matrix-rows-spanned="1" table:formula="of:=INDEX([$military_assets.E$1:.E$1048576];[$mil_ass_ru_start.$B43])" office:value-type="float" office:value="4" calcext:value-type="float">
            <text:p>4</text:p>
          </table:table-cell>
          <table:table-cell table:number-matrix-columns-spanned="1" table:number-matrix-rows-spanned="1" table:formula="of:=INDEX([$military_assets.F$1:.F$1048576];[$mil_ass_ru_start.$B43])" office:value-type="float" office:value="3" calcext:value-type="float">
            <text:p>3</text:p>
          </table:table-cell>
          <table:table-cell table:number-matrix-columns-spanned="1" table:number-matrix-rows-spanned="1" table:formula="of:=INDEX([$military_assets.G$1:.G$1048576];[$mil_ass_ru_start.$B43])" office:value-type="float" office:value="3" calcext:value-type="float">
            <text:p>3</text:p>
          </table:table-cell>
          <table:table-cell table:number-matrix-columns-spanned="1" table:number-matrix-rows-spanned="1" table:formula="of:=INDEX([$military_assets.H$1:.H$1048576];[$mil_ass_ru_start.$B43])" office:value-type="float" office:value="1" calcext:value-type="float">
            <text:p>1</text:p>
          </table:table-cell>
          <table:table-cell table:number-matrix-columns-spanned="1" table:number-matrix-rows-spanned="1" table:formula="of:=INDEX([$military_assets.I$1:.I$1048576];[$mil_ass_ru_start.$B43])" office:value-type="string" office:string-value="RUS" calcext:value-type="string">
            <text:p>RUS</text:p>
          </table:table-cell>
          <table:table-cell table:number-matrix-columns-spanned="1" table:number-matrix-rows-spanned="1" table:formula="of:=INDEX([$military_assets.J$1:.J$1048576];[$mil_ass_ru_start.$B43])" office:value-type="string" office:string-value="Squadron" calcext:value-type="string">
            <text:p>Squadron</text:p>
          </table:table-cell>
          <table:table-cell table:number-matrix-columns-spanned="1" table:number-matrix-rows-spanned="1" table:formula="of:=INDEX([$military_assets.K$1:.K$1048576];[$mil_ass_ru_start.$B43])" office:value-type="string" office:string-value="Hidden: Can be played face down. &#10;STOBAR-Compatible." calcext:value-type="string">
            <text:p>Hidden: Can be played face down. </text:p>
            <text:p>STOBAR-Compatible.</text:p>
          </table:table-cell>
          <table:table-cell table:number-matrix-columns-spanned="1" table:number-matrix-rows-spanned="1" table:formula="of:=INDEX([$military_assets.L$1:.L$1048576];[$mil_ass_ru_start.$B43])" office:value-type="string" office:string-value="Images/mig29k.jpg" calcext:value-type="string">
            <text:p>Images/mig29k.jpg</text:p>
          </table:table-cell>
          <table:table-cell table:number-matrix-columns-spanned="1" table:number-matrix-rows-spanned="1" table:formula="of:=INDEX([$military_assets.M$1:.M$1048576];[$mil_ass_ru_start.$B43])" office:value-type="string" office:string-value="With a $15M unit cost conceivably affordable by even second-tier NBA starters, the Mig-29K is proof that performance and price are not always at odds." calcext:value-type="string">
            <text:p>With a $15M unit cost conceivably affordable by even second-tier NBA starters, the Mig-29K is proof that performance and price are not always at odds.</text:p>
          </table:table-cell>
          <table:table-cell table:number-matrix-columns-spanned="1" table:number-matrix-rows-spanned="1" table:formula="of:=INDEX([$military_assets.N$1:.N$1048576];[$mil_ass_ru_start.$B43])" office:value-type="string" office:string-value="0.0.1" calcext:value-type="string">
            <text:p>0.0.1</text:p>
          </table:table-cell>
          <table:table-cell table:number-columns-repeated="47"/>
        </table:table-row>
        <table:table-row table:style-name="ro1" table:number-rows-repeated="1048532">
          <table:table-cell table:number-columns-repeated="64"/>
        </table:table-row>
        <table:table-row table:style-name="ro1">
          <table:table-cell table:number-columns-repeated="64"/>
        </table:table-row>
      </table:table>
      <table:table table:name="actions_all" table:style-name="ta10">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2" table:number-columns-repeated="2" table:default-cell-style-name="Default"/>
        <table:table-column table:style-name="co47" table:default-cell-style-name="Default"/>
        <table:table-column table:style-name="co48" table:default-cell-style-name="Default"/>
        <table:table-column table:style-name="co2" table:number-columns-repeated="56" table:default-cell-style-name="Default"/>
        <table:table-row table:style-name="ro1">
          <table:table-cell office:value-type="string" calcext:value-type="string">
            <text:p>Duplication</text:p>
          </table:table-cell>
          <table:table-cell office:value-type="string" calcext:value-type="string">
            <text:p>Class</text:p>
          </table:table-cell>
          <table:table-cell office:value-type="string" calcext:value-type="string">
            <text:p>Name</text:p>
          </table:table-cell>
          <table:table-cell table:formula="of:=[$actions.A1]" office:value-type="string" office:string-value="Title" calcext:value-type="string">
            <text:p>Title</text:p>
          </table:table-cell>
          <table:table-cell table:formula="of:=[$actions.B1]" office:value-type="string" office:string-value="Type" calcext:value-type="string">
            <text:p>Type</text:p>
          </table:table-cell>
          <table:table-cell table:formula="of:=[$actions.C1]" office:value-type="string" office:string-value="Roster" calcext:value-type="string">
            <text:p>Roster</text:p>
          </table:table-cell>
          <table:table-cell table:formula="of:=[$actions.D1]" office:value-type="string" office:string-value="Description" calcext:value-type="string">
            <text:p>Description</text:p>
          </table:table-cell>
          <table:table-cell table:formula="of:=[$actions.E1]" office:value-type="string" office:string-value="Image" calcext:value-type="string">
            <text:p>Image</text:p>
          </table:table-cell>
          <table:table-cell table:formula="of:=[$actions.F1]" office:value-type="string" office:string-value="FlavorText" calcext:value-type="string">
            <text:p>FlavorText</text:p>
          </table:table-cell>
          <table:table-cell table:formula="of:=[$actions.G1]" office:value-type="string" office:string-value="Version" calcext:value-type="string">
            <text:p>Version</text:p>
          </table:table-cell>
          <table:table-cell table:number-columns-repeated="54"/>
        </table:table-row>
        <table:table-row table:style-name="ro20">
          <table:table-cell office:value-type="float" office:value="1" calcext:value-type="float">
            <text:p>1</text:p>
          </table:table-cell>
          <table:table-cell office:value-type="float" office:value="3" calcext:value-type="float">
            <text:p>3</text:p>
          </table:table-cell>
          <table:table-cell office:value-type="string" calcext:value-type="string">
            <text:p>Tactic A</text:p>
          </table:table-cell>
          <table:table-cell table:number-matrix-columns-spanned="1" table:number-matrix-rows-spanned="1" table:formula="of:=INDEX([$actions.A$1:.A$1048576];[$actions_all.$B2])" office:value-type="string" office:string-value="Scuttlebutt" calcext:value-type="string">
            <text:p>Scuttlebutt</text:p>
          </table:table-cell>
          <table:table-cell table:number-matrix-columns-spanned="1" table:number-matrix-rows-spanned="1" table:formula="of:=INDEX([$actions.B$1:.B$1048576];[$actions_all.$B2])" office:value-type="string" office:string-value="Tactic" calcext:value-type="string">
            <text:p>Tactic</text:p>
          </table:table-cell>
          <table:table-cell table:number-matrix-columns-spanned="1" table:number-matrix-rows-spanned="1" table:formula="of:=INDEX([$actions.C$1:.C$1048576];[$actions_all.$B2])" office:value-type="string" office:string-value="USN" calcext:value-type="string">
            <text:p>USN</text:p>
          </table:table-cell>
          <table:table-cell table:number-matrix-columns-spanned="1" table:number-matrix-rows-spanned="1" table:formula="of:=INDEX([$actions.D$1:.D$1048576];[$actions_all.$B2])" office:value-type="string" office:string-value="Look at and reorder the top 4 cards of your deck. You may put any number on the bottom of your deck." calcext:value-type="string">
            <text:p>Look at and reorder the top 4 cards of your deck. You may put any number on the bottom of your deck.</text:p>
          </table:table-cell>
          <table:table-cell table:number-matrix-columns-spanned="1" table:number-matrix-rows-spanned="1" table:formula="of:=INDEX([$actions.E$1:.E$1048576];[$actions_all.$B2])" office:value-type="string" office:string-value="Images/scuttlebutt.jpeg" calcext:value-type="string">
            <text:p>Images/scuttlebutt.jpeg</text:p>
          </table:table-cell>
          <table:table-cell table:number-matrix-columns-spanned="1" table:number-matrix-rows-spanned="1" table:formula="of:=INDEX([$actions.F$1:.F$1048576];[$actions_all.$B2])" office:value-type="string" office:string-value="&#10;" calcext:value-type="string">
            <text:p/>
            <text:p/>
          </table:table-cell>
          <table:table-cell table:number-matrix-columns-spanned="1" table:number-matrix-rows-spanned="1" table:formula="of:=INDEX([$actions.G$1:.G$1048576];[$actions_all.$B2])"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3" calcext:value-type="float">
            <text:p>3</text:p>
          </table:table-cell>
          <table:table-cell office:value-type="string" calcext:value-type="string">
            <text:p>Tactic B</text:p>
          </table:table-cell>
          <table:table-cell table:number-matrix-columns-spanned="1" table:number-matrix-rows-spanned="1" table:formula="of:=INDEX([$actions.A$1:.A$1048576];[$actions_all.$B3])" office:value-type="string" office:string-value="Scuttlebutt" calcext:value-type="string">
            <text:p>Scuttlebutt</text:p>
          </table:table-cell>
          <table:table-cell table:number-matrix-columns-spanned="1" table:number-matrix-rows-spanned="1" table:formula="of:=INDEX([$actions.B$1:.B$1048576];[$actions_all.$B3])" office:value-type="string" office:string-value="Tactic" calcext:value-type="string">
            <text:p>Tactic</text:p>
          </table:table-cell>
          <table:table-cell table:number-matrix-columns-spanned="1" table:number-matrix-rows-spanned="1" table:formula="of:=INDEX([$actions.C$1:.C$1048576];[$actions_all.$B3])" office:value-type="string" office:string-value="USN" calcext:value-type="string">
            <text:p>USN</text:p>
          </table:table-cell>
          <table:table-cell table:number-matrix-columns-spanned="1" table:number-matrix-rows-spanned="1" table:formula="of:=INDEX([$actions.D$1:.D$1048576];[$actions_all.$B3])" office:value-type="string" office:string-value="Look at and reorder the top 4 cards of your deck. You may put any number on the bottom of your deck." calcext:value-type="string">
            <text:p>Look at and reorder the top 4 cards of your deck. You may put any number on the bottom of your deck.</text:p>
          </table:table-cell>
          <table:table-cell table:number-matrix-columns-spanned="1" table:number-matrix-rows-spanned="1" table:formula="of:=INDEX([$actions.E$1:.E$1048576];[$actions_all.$B3])" office:value-type="string" office:string-value="Images/scuttlebutt.jpeg" calcext:value-type="string">
            <text:p>Images/scuttlebutt.jpeg</text:p>
          </table:table-cell>
          <table:table-cell table:number-matrix-columns-spanned="1" table:number-matrix-rows-spanned="1" table:formula="of:=INDEX([$actions.F$1:.F$1048576];[$actions_all.$B3])" office:value-type="string" office:string-value="&#10;" calcext:value-type="string">
            <text:p/>
            <text:p/>
          </table:table-cell>
          <table:table-cell table:number-matrix-columns-spanned="1" table:number-matrix-rows-spanned="1" table:formula="of:=INDEX([$actions.G$1:.G$1048576];[$actions_all.$B3])"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4" calcext:value-type="float">
            <text:p>4</text:p>
          </table:table-cell>
          <table:table-cell office:value-type="string" calcext:value-type="string">
            <text:p>Tactic A</text:p>
          </table:table-cell>
          <table:table-cell table:number-matrix-columns-spanned="1" table:number-matrix-rows-spanned="1" table:formula="of:=INDEX([$actions.A$1:.A$1048576];[$actions_all.$B4])" office:value-type="string" office:string-value="AF Is Short On Water" calcext:value-type="string">
            <text:p>AF Is Short On Water</text:p>
          </table:table-cell>
          <table:table-cell table:number-matrix-columns-spanned="1" table:number-matrix-rows-spanned="1" table:formula="of:=INDEX([$actions.B$1:.B$1048576];[$actions_all.$B4])" office:value-type="string" office:string-value="Tactic" calcext:value-type="string">
            <text:p>Tactic</text:p>
          </table:table-cell>
          <table:table-cell table:number-matrix-columns-spanned="1" table:number-matrix-rows-spanned="1" table:formula="of:=INDEX([$actions.C$1:.C$1048576];[$actions_all.$B4])" office:value-type="string" office:string-value="USN" calcext:value-type="string">
            <text:p>USN</text:p>
          </table:table-cell>
          <table:table-cell table:number-matrix-columns-spanned="1" table:number-matrix-rows-spanned="1" table:formula="of:=INDEX([$actions.D$1:.D$1048576];[$actions_all.$B4])" office:value-type="string" office:string-value="Immediately (during this action step) take one military asset card from your hand and put it into play under your control face up; it may attack or defend this turn. This military asset must be otherwise valid to play. " calcext:value-type="string">
            <text:p>Immediately (during this action step) take one military asset card from your hand and put it into play under your control face up; it may attack or defend this turn. This military asset must be otherwise valid to play. </text:p>
          </table:table-cell>
          <table:table-cell table:number-matrix-columns-spanned="1" table:number-matrix-rows-spanned="1" table:formula="of:=INDEX([$actions.E$1:.E$1048576];[$actions_all.$B4])" office:value-type="string" office:string-value="Images/midway.jpg" calcext:value-type="string">
            <text:p>Images/midway.jpg</text:p>
          </table:table-cell>
          <table:table-cell table:number-matrix-columns-spanned="1" table:number-matrix-rows-spanned="1" table:formula="of:=INDEX([$actions.F$1:.F$1048576];[$actions_all.$B4])" office:value-type="string" office:string-value="&#10;" calcext:value-type="string">
            <text:p/>
            <text:p/>
          </table:table-cell>
          <table:table-cell table:number-matrix-columns-spanned="1" table:number-matrix-rows-spanned="1" table:formula="of:=INDEX([$actions.G$1:.G$1048576];[$actions_all.$B4])"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4" calcext:value-type="float">
            <text:p>4</text:p>
          </table:table-cell>
          <table:table-cell office:value-type="string" calcext:value-type="string">
            <text:p>Tactic B</text:p>
          </table:table-cell>
          <table:table-cell table:number-matrix-columns-spanned="1" table:number-matrix-rows-spanned="1" table:formula="of:=INDEX([$actions.A$1:.A$1048576];[$actions_all.$B5])" office:value-type="string" office:string-value="AF Is Short On Water" calcext:value-type="string">
            <text:p>AF Is Short On Water</text:p>
          </table:table-cell>
          <table:table-cell table:number-matrix-columns-spanned="1" table:number-matrix-rows-spanned="1" table:formula="of:=INDEX([$actions.B$1:.B$1048576];[$actions_all.$B5])" office:value-type="string" office:string-value="Tactic" calcext:value-type="string">
            <text:p>Tactic</text:p>
          </table:table-cell>
          <table:table-cell table:number-matrix-columns-spanned="1" table:number-matrix-rows-spanned="1" table:formula="of:=INDEX([$actions.C$1:.C$1048576];[$actions_all.$B5])" office:value-type="string" office:string-value="USN" calcext:value-type="string">
            <text:p>USN</text:p>
          </table:table-cell>
          <table:table-cell table:number-matrix-columns-spanned="1" table:number-matrix-rows-spanned="1" table:formula="of:=INDEX([$actions.D$1:.D$1048576];[$actions_all.$B5])" office:value-type="string" office:string-value="Immediately (during this action step) take one military asset card from your hand and put it into play under your control face up; it may attack or defend this turn. This military asset must be otherwise valid to play. " calcext:value-type="string">
            <text:p>Immediately (during this action step) take one military asset card from your hand and put it into play under your control face up; it may attack or defend this turn. This military asset must be otherwise valid to play. </text:p>
          </table:table-cell>
          <table:table-cell table:number-matrix-columns-spanned="1" table:number-matrix-rows-spanned="1" table:formula="of:=INDEX([$actions.E$1:.E$1048576];[$actions_all.$B5])" office:value-type="string" office:string-value="Images/midway.jpg" calcext:value-type="string">
            <text:p>Images/midway.jpg</text:p>
          </table:table-cell>
          <table:table-cell table:number-matrix-columns-spanned="1" table:number-matrix-rows-spanned="1" table:formula="of:=INDEX([$actions.F$1:.F$1048576];[$actions_all.$B5])" office:value-type="string" office:string-value="&#10;" calcext:value-type="string">
            <text:p/>
            <text:p/>
          </table:table-cell>
          <table:table-cell table:number-matrix-columns-spanned="1" table:number-matrix-rows-spanned="1" table:formula="of:=INDEX([$actions.G$1:.G$1048576];[$actions_all.$B5])"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6" calcext:value-type="float">
            <text:p>6</text:p>
          </table:table-cell>
          <table:table-cell office:value-type="string" calcext:value-type="string">
            <text:p>Tactic A</text:p>
          </table:table-cell>
          <table:table-cell table:number-matrix-columns-spanned="1" table:number-matrix-rows-spanned="1" table:formula="of:=INDEX([$actions.A$1:.A$1048576];[$actions_all.$B6])" office:value-type="string" office:string-value="KH-11 Key Hole" calcext:value-type="string">
            <text:p>KH-11 Key Hole</text:p>
          </table:table-cell>
          <table:table-cell table:number-matrix-columns-spanned="1" table:number-matrix-rows-spanned="1" table:formula="of:=INDEX([$actions.B$1:.B$1048576];[$actions_all.$B6])" office:value-type="string" office:string-value="Tactic" calcext:value-type="string">
            <text:p>Tactic</text:p>
          </table:table-cell>
          <table:table-cell table:number-matrix-columns-spanned="1" table:number-matrix-rows-spanned="1" table:formula="of:=INDEX([$actions.C$1:.C$1048576];[$actions_all.$B6])" office:value-type="string" office:string-value="USN" calcext:value-type="string">
            <text:p>USN</text:p>
          </table:table-cell>
          <table:table-cell table:number-matrix-columns-spanned="1" table:number-matrix-rows-spanned="1" table:formula="of:=INDEX([$actions.D$1:.D$1048576];[$actions_all.$B6])" office:value-type="string" office:string-value="Flip all military assets your opponent controls face up. You opponent must also reveal their hand." calcext:value-type="string">
            <text:p>Flip all military assets your opponent controls face up. You opponent must also reveal their hand.</text:p>
          </table:table-cell>
          <table:table-cell table:number-matrix-columns-spanned="1" table:number-matrix-rows-spanned="1" table:formula="of:=INDEX([$actions.E$1:.E$1048576];[$actions_all.$B6])" office:value-type="string" office:string-value="Images/keyhole.jpg" calcext:value-type="string">
            <text:p>Images/keyhole.jpg</text:p>
          </table:table-cell>
          <table:table-cell table:number-matrix-columns-spanned="1" table:number-matrix-rows-spanned="1" table:formula="of:=INDEX([$actions.F$1:.F$1048576];[$actions_all.$B6])" office:value-type="string" office:string-value="&#10;" calcext:value-type="string">
            <text:p/>
            <text:p/>
          </table:table-cell>
          <table:table-cell table:number-matrix-columns-spanned="1" table:number-matrix-rows-spanned="1" table:formula="of:=INDEX([$actions.G$1:.G$1048576];[$actions_all.$B6])"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6" calcext:value-type="float">
            <text:p>6</text:p>
          </table:table-cell>
          <table:table-cell office:value-type="string" calcext:value-type="string">
            <text:p>Tactic B</text:p>
          </table:table-cell>
          <table:table-cell table:number-matrix-columns-spanned="1" table:number-matrix-rows-spanned="1" table:formula="of:=INDEX([$actions.A$1:.A$1048576];[$actions_all.$B7])" office:value-type="string" office:string-value="KH-11 Key Hole" calcext:value-type="string">
            <text:p>KH-11 Key Hole</text:p>
          </table:table-cell>
          <table:table-cell table:number-matrix-columns-spanned="1" table:number-matrix-rows-spanned="1" table:formula="of:=INDEX([$actions.B$1:.B$1048576];[$actions_all.$B7])" office:value-type="string" office:string-value="Tactic" calcext:value-type="string">
            <text:p>Tactic</text:p>
          </table:table-cell>
          <table:table-cell table:number-matrix-columns-spanned="1" table:number-matrix-rows-spanned="1" table:formula="of:=INDEX([$actions.C$1:.C$1048576];[$actions_all.$B7])" office:value-type="string" office:string-value="USN" calcext:value-type="string">
            <text:p>USN</text:p>
          </table:table-cell>
          <table:table-cell table:number-matrix-columns-spanned="1" table:number-matrix-rows-spanned="1" table:formula="of:=INDEX([$actions.D$1:.D$1048576];[$actions_all.$B7])" office:value-type="string" office:string-value="Flip all military assets your opponent controls face up. You opponent must also reveal their hand." calcext:value-type="string">
            <text:p>Flip all military assets your opponent controls face up. You opponent must also reveal their hand.</text:p>
          </table:table-cell>
          <table:table-cell table:number-matrix-columns-spanned="1" table:number-matrix-rows-spanned="1" table:formula="of:=INDEX([$actions.E$1:.E$1048576];[$actions_all.$B7])" office:value-type="string" office:string-value="Images/keyhole.jpg" calcext:value-type="string">
            <text:p>Images/keyhole.jpg</text:p>
          </table:table-cell>
          <table:table-cell table:number-matrix-columns-spanned="1" table:number-matrix-rows-spanned="1" table:formula="of:=INDEX([$actions.F$1:.F$1048576];[$actions_all.$B7])" office:value-type="string" office:string-value="&#10;" calcext:value-type="string">
            <text:p/>
            <text:p/>
          </table:table-cell>
          <table:table-cell table:number-matrix-columns-spanned="1" table:number-matrix-rows-spanned="1" table:formula="of:=INDEX([$actions.G$1:.G$1048576];[$actions_all.$B7])"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9" calcext:value-type="float">
            <text:p>9</text:p>
          </table:table-cell>
          <table:table-cell office:value-type="string" calcext:value-type="string">
            <text:p>Tactic A</text:p>
          </table:table-cell>
          <table:table-cell table:number-matrix-columns-spanned="1" table:number-matrix-rows-spanned="1" table:formula="of:=INDEX([$actions.A$1:.A$1048576];[$actions_all.$B8])" office:value-type="string" office:string-value="NATO Allies" calcext:value-type="string">
            <text:p>NATO Allies</text:p>
          </table:table-cell>
          <table:table-cell table:number-matrix-columns-spanned="1" table:number-matrix-rows-spanned="1" table:formula="of:=INDEX([$actions.B$1:.B$1048576];[$actions_all.$B8])" office:value-type="string" office:string-value="Tactic" calcext:value-type="string">
            <text:p>Tactic</text:p>
          </table:table-cell>
          <table:table-cell table:number-matrix-columns-spanned="1" table:number-matrix-rows-spanned="1" table:formula="of:=INDEX([$actions.C$1:.C$1048576];[$actions_all.$B8])" office:value-type="string" office:string-value="USN" calcext:value-type="string">
            <text:p>USN</text:p>
          </table:table-cell>
          <table:table-cell table:number-matrix-columns-spanned="1" table:number-matrix-rows-spanned="1" table:formula="of:=INDEX([$actions.D$1:.D$1048576];[$actions_all.$B8])" office:value-type="string" office:string-value="Search your deck for an air squadron, reveal it, and place it on a territory you control. Then shuffle your deck. You must control a territory to play this card." calcext:value-type="string">
            <text:p>Search your deck for an air squadron, reveal it, and place it on a territory you control. Then shuffle your deck. You must control a territory to play this card.</text:p>
          </table:table-cell>
          <table:table-cell table:number-matrix-columns-spanned="1" table:number-matrix-rows-spanned="1" table:formula="of:=INDEX([$actions.E$1:.E$1048576];[$actions_all.$B8])" office:value-type="string" office:string-value="Images/nato.jpg" calcext:value-type="string">
            <text:p>Images/nato.jpg</text:p>
          </table:table-cell>
          <table:table-cell table:number-matrix-columns-spanned="1" table:number-matrix-rows-spanned="1" table:formula="of:=INDEX([$actions.F$1:.F$1048576];[$actions_all.$B8])" office:value-type="string" office:string-value="&#10;" calcext:value-type="string">
            <text:p/>
            <text:p/>
          </table:table-cell>
          <table:table-cell table:number-matrix-columns-spanned="1" table:number-matrix-rows-spanned="1" table:formula="of:=INDEX([$actions.G$1:.G$1048576];[$actions_all.$B8])"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9" calcext:value-type="float">
            <text:p>9</text:p>
          </table:table-cell>
          <table:table-cell office:value-type="string" calcext:value-type="string">
            <text:p>Tactic B</text:p>
          </table:table-cell>
          <table:table-cell table:number-matrix-columns-spanned="1" table:number-matrix-rows-spanned="1" table:formula="of:=INDEX([$actions.A$1:.A$1048576];[$actions_all.$B9])" office:value-type="string" office:string-value="NATO Allies" calcext:value-type="string">
            <text:p>NATO Allies</text:p>
          </table:table-cell>
          <table:table-cell table:number-matrix-columns-spanned="1" table:number-matrix-rows-spanned="1" table:formula="of:=INDEX([$actions.B$1:.B$1048576];[$actions_all.$B9])" office:value-type="string" office:string-value="Tactic" calcext:value-type="string">
            <text:p>Tactic</text:p>
          </table:table-cell>
          <table:table-cell table:number-matrix-columns-spanned="1" table:number-matrix-rows-spanned="1" table:formula="of:=INDEX([$actions.C$1:.C$1048576];[$actions_all.$B9])" office:value-type="string" office:string-value="USN" calcext:value-type="string">
            <text:p>USN</text:p>
          </table:table-cell>
          <table:table-cell table:number-matrix-columns-spanned="1" table:number-matrix-rows-spanned="1" table:formula="of:=INDEX([$actions.D$1:.D$1048576];[$actions_all.$B9])" office:value-type="string" office:string-value="Search your deck for an air squadron, reveal it, and place it on a territory you control. Then shuffle your deck. You must control a territory to play this card." calcext:value-type="string">
            <text:p>Search your deck for an air squadron, reveal it, and place it on a territory you control. Then shuffle your deck. You must control a territory to play this card.</text:p>
          </table:table-cell>
          <table:table-cell table:number-matrix-columns-spanned="1" table:number-matrix-rows-spanned="1" table:formula="of:=INDEX([$actions.E$1:.E$1048576];[$actions_all.$B9])" office:value-type="string" office:string-value="Images/nato.jpg" calcext:value-type="string">
            <text:p>Images/nato.jpg</text:p>
          </table:table-cell>
          <table:table-cell table:number-matrix-columns-spanned="1" table:number-matrix-rows-spanned="1" table:formula="of:=INDEX([$actions.F$1:.F$1048576];[$actions_all.$B9])" office:value-type="string" office:string-value="&#10;" calcext:value-type="string">
            <text:p/>
            <text:p/>
          </table:table-cell>
          <table:table-cell table:number-matrix-columns-spanned="1" table:number-matrix-rows-spanned="1" table:formula="of:=INDEX([$actions.G$1:.G$1048576];[$actions_all.$B9])"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9" calcext:value-type="float">
            <text:p>9</text:p>
          </table:table-cell>
          <table:table-cell office:value-type="string" calcext:value-type="string">
            <text:p>Tactic C</text:p>
          </table:table-cell>
          <table:table-cell table:number-matrix-columns-spanned="1" table:number-matrix-rows-spanned="1" table:formula="of:=INDEX([$actions.A$1:.A$1048576];[$actions_all.$B10])" office:value-type="string" office:string-value="NATO Allies" calcext:value-type="string">
            <text:p>NATO Allies</text:p>
          </table:table-cell>
          <table:table-cell table:number-matrix-columns-spanned="1" table:number-matrix-rows-spanned="1" table:formula="of:=INDEX([$actions.B$1:.B$1048576];[$actions_all.$B10])" office:value-type="string" office:string-value="Tactic" calcext:value-type="string">
            <text:p>Tactic</text:p>
          </table:table-cell>
          <table:table-cell table:number-matrix-columns-spanned="1" table:number-matrix-rows-spanned="1" table:formula="of:=INDEX([$actions.C$1:.C$1048576];[$actions_all.$B10])" office:value-type="string" office:string-value="USN" calcext:value-type="string">
            <text:p>USN</text:p>
          </table:table-cell>
          <table:table-cell table:number-matrix-columns-spanned="1" table:number-matrix-rows-spanned="1" table:formula="of:=INDEX([$actions.D$1:.D$1048576];[$actions_all.$B10])" office:value-type="string" office:string-value="Search your deck for an air squadron, reveal it, and place it on a territory you control. Then shuffle your deck. You must control a territory to play this card." calcext:value-type="string">
            <text:p>Search your deck for an air squadron, reveal it, and place it on a territory you control. Then shuffle your deck. You must control a territory to play this card.</text:p>
          </table:table-cell>
          <table:table-cell table:number-matrix-columns-spanned="1" table:number-matrix-rows-spanned="1" table:formula="of:=INDEX([$actions.E$1:.E$1048576];[$actions_all.$B10])" office:value-type="string" office:string-value="Images/nato.jpg" calcext:value-type="string">
            <text:p>Images/nato.jpg</text:p>
          </table:table-cell>
          <table:table-cell table:number-matrix-columns-spanned="1" table:number-matrix-rows-spanned="1" table:formula="of:=INDEX([$actions.F$1:.F$1048576];[$actions_all.$B10])" office:value-type="string" office:string-value="&#10;" calcext:value-type="string">
            <text:p/>
            <text:p/>
          </table:table-cell>
          <table:table-cell table:number-matrix-columns-spanned="1" table:number-matrix-rows-spanned="1" table:formula="of:=INDEX([$actions.G$1:.G$1048576];[$actions_all.$B10])"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9" calcext:value-type="float">
            <text:p>9</text:p>
          </table:table-cell>
          <table:table-cell office:value-type="string" calcext:value-type="string">
            <text:p>Tactic D</text:p>
          </table:table-cell>
          <table:table-cell table:number-matrix-columns-spanned="1" table:number-matrix-rows-spanned="1" table:formula="of:=INDEX([$actions.A$1:.A$1048576];[$actions_all.$B11])" office:value-type="string" office:string-value="NATO Allies" calcext:value-type="string">
            <text:p>NATO Allies</text:p>
          </table:table-cell>
          <table:table-cell table:number-matrix-columns-spanned="1" table:number-matrix-rows-spanned="1" table:formula="of:=INDEX([$actions.B$1:.B$1048576];[$actions_all.$B11])" office:value-type="string" office:string-value="Tactic" calcext:value-type="string">
            <text:p>Tactic</text:p>
          </table:table-cell>
          <table:table-cell table:number-matrix-columns-spanned="1" table:number-matrix-rows-spanned="1" table:formula="of:=INDEX([$actions.C$1:.C$1048576];[$actions_all.$B11])" office:value-type="string" office:string-value="USN" calcext:value-type="string">
            <text:p>USN</text:p>
          </table:table-cell>
          <table:table-cell table:number-matrix-columns-spanned="1" table:number-matrix-rows-spanned="1" table:formula="of:=INDEX([$actions.D$1:.D$1048576];[$actions_all.$B11])" office:value-type="string" office:string-value="Search your deck for an air squadron, reveal it, and place it on a territory you control. Then shuffle your deck. You must control a territory to play this card." calcext:value-type="string">
            <text:p>Search your deck for an air squadron, reveal it, and place it on a territory you control. Then shuffle your deck. You must control a territory to play this card.</text:p>
          </table:table-cell>
          <table:table-cell table:number-matrix-columns-spanned="1" table:number-matrix-rows-spanned="1" table:formula="of:=INDEX([$actions.E$1:.E$1048576];[$actions_all.$B11])" office:value-type="string" office:string-value="Images/nato.jpg" calcext:value-type="string">
            <text:p>Images/nato.jpg</text:p>
          </table:table-cell>
          <table:table-cell table:number-matrix-columns-spanned="1" table:number-matrix-rows-spanned="1" table:formula="of:=INDEX([$actions.F$1:.F$1048576];[$actions_all.$B11])" office:value-type="string" office:string-value="&#10;" calcext:value-type="string">
            <text:p/>
            <text:p/>
          </table:table-cell>
          <table:table-cell table:number-matrix-columns-spanned="1" table:number-matrix-rows-spanned="1" table:formula="of:=INDEX([$actions.G$1:.G$1048576];[$actions_all.$B11])"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0" calcext:value-type="float">
            <text:p>10</text:p>
          </table:table-cell>
          <table:table-cell office:value-type="string" calcext:value-type="string">
            <text:p>Tactic A</text:p>
          </table:table-cell>
          <table:table-cell table:number-matrix-columns-spanned="1" table:number-matrix-rows-spanned="1" table:formula="of:=INDEX([$actions.A$1:.A$1048576];[$actions_all.$B12])" office:value-type="string" office:string-value="Uncommon Valor Was A Common Virtue" calcext:value-type="string">
            <text:p>Uncommon Valor Was A Common Virtue</text:p>
          </table:table-cell>
          <table:table-cell table:number-matrix-columns-spanned="1" table:number-matrix-rows-spanned="1" table:formula="of:=INDEX([$actions.B$1:.B$1048576];[$actions_all.$B12])" office:value-type="string" office:string-value="Tactic" calcext:value-type="string">
            <text:p>Tactic</text:p>
          </table:table-cell>
          <table:table-cell table:number-matrix-columns-spanned="1" table:number-matrix-rows-spanned="1" table:formula="of:=INDEX([$actions.C$1:.C$1048576];[$actions_all.$B12])" office:value-type="string" office:string-value="USN" calcext:value-type="string">
            <text:p>USN</text:p>
          </table:table-cell>
          <table:table-cell table:number-matrix-columns-spanned="1" table:number-matrix-rows-spanned="1" table:formula="of:=INDEX([$actions.D$1:.D$1048576];[$actions_all.$B12])" office:value-type="string" office:string-value="You may immediately discard one military asset from an attack you've declared in order to add twice that asset's attack statistic to your damage total during the Normal Damage Step." calcext:value-type="string">
            <text:p>You may immediately discard one military asset from an attack you've declared in order to add twice that asset's attack statistic to your damage total during the Normal Damage Step.</text:p>
          </table:table-cell>
          <table:table-cell table:number-matrix-columns-spanned="1" table:number-matrix-rows-spanned="1" table:formula="of:=INDEX([$actions.E$1:.E$1048576];[$actions_all.$B12])" office:value-type="string" office:string-value="Images/valor.jpg" calcext:value-type="string">
            <text:p>Images/valor.jpg</text:p>
          </table:table-cell>
          <table:table-cell table:number-matrix-columns-spanned="1" table:number-matrix-rows-spanned="1" table:formula="of:=INDEX([$actions.F$1:.F$1048576];[$actions_all.$B12])" office:value-type="string" office:string-value="&#10;" calcext:value-type="string">
            <text:p/>
            <text:p/>
          </table:table-cell>
          <table:table-cell table:number-matrix-columns-spanned="1" table:number-matrix-rows-spanned="1" table:formula="of:=INDEX([$actions.G$1:.G$1048576];[$actions_all.$B12])"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0" calcext:value-type="float">
            <text:p>10</text:p>
          </table:table-cell>
          <table:table-cell office:value-type="string" calcext:value-type="string">
            <text:p>Tactic B</text:p>
          </table:table-cell>
          <table:table-cell table:number-matrix-columns-spanned="1" table:number-matrix-rows-spanned="1" table:formula="of:=INDEX([$actions.A$1:.A$1048576];[$actions_all.$B13])" office:value-type="string" office:string-value="Uncommon Valor Was A Common Virtue" calcext:value-type="string">
            <text:p>Uncommon Valor Was A Common Virtue</text:p>
          </table:table-cell>
          <table:table-cell table:number-matrix-columns-spanned="1" table:number-matrix-rows-spanned="1" table:formula="of:=INDEX([$actions.B$1:.B$1048576];[$actions_all.$B13])" office:value-type="string" office:string-value="Tactic" calcext:value-type="string">
            <text:p>Tactic</text:p>
          </table:table-cell>
          <table:table-cell table:number-matrix-columns-spanned="1" table:number-matrix-rows-spanned="1" table:formula="of:=INDEX([$actions.C$1:.C$1048576];[$actions_all.$B13])" office:value-type="string" office:string-value="USN" calcext:value-type="string">
            <text:p>USN</text:p>
          </table:table-cell>
          <table:table-cell table:number-matrix-columns-spanned="1" table:number-matrix-rows-spanned="1" table:formula="of:=INDEX([$actions.D$1:.D$1048576];[$actions_all.$B13])" office:value-type="string" office:string-value="You may immediately discard one military asset from an attack you've declared in order to add twice that asset's attack statistic to your damage total during the Normal Damage Step." calcext:value-type="string">
            <text:p>You may immediately discard one military asset from an attack you've declared in order to add twice that asset's attack statistic to your damage total during the Normal Damage Step.</text:p>
          </table:table-cell>
          <table:table-cell table:number-matrix-columns-spanned="1" table:number-matrix-rows-spanned="1" table:formula="of:=INDEX([$actions.E$1:.E$1048576];[$actions_all.$B13])" office:value-type="string" office:string-value="Images/valor.jpg" calcext:value-type="string">
            <text:p>Images/valor.jpg</text:p>
          </table:table-cell>
          <table:table-cell table:number-matrix-columns-spanned="1" table:number-matrix-rows-spanned="1" table:formula="of:=INDEX([$actions.F$1:.F$1048576];[$actions_all.$B13])" office:value-type="string" office:string-value="&#10;" calcext:value-type="string">
            <text:p/>
            <text:p/>
          </table:table-cell>
          <table:table-cell table:number-matrix-columns-spanned="1" table:number-matrix-rows-spanned="1" table:formula="of:=INDEX([$actions.G$1:.G$1048576];[$actions_all.$B13])"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1" calcext:value-type="float">
            <text:p>11</text:p>
          </table:table-cell>
          <table:table-cell office:value-type="string" calcext:value-type="string">
            <text:p>Tactic A</text:p>
          </table:table-cell>
          <table:table-cell table:number-matrix-columns-spanned="1" table:number-matrix-rows-spanned="1" table:formula="of:=INDEX([$actions.A$1:.A$1048576];[$actions_all.$B14])" office:value-type="string" office:string-value="I Have Not Yet Begun To Fight" calcext:value-type="string">
            <text:p>I Have Not Yet Begun To Fight</text:p>
          </table:table-cell>
          <table:table-cell table:number-matrix-columns-spanned="1" table:number-matrix-rows-spanned="1" table:formula="of:=INDEX([$actions.B$1:.B$1048576];[$actions_all.$B14])" office:value-type="string" office:string-value="Tactic" calcext:value-type="string">
            <text:p>Tactic</text:p>
          </table:table-cell>
          <table:table-cell table:number-matrix-columns-spanned="1" table:number-matrix-rows-spanned="1" table:formula="of:=INDEX([$actions.C$1:.C$1048576];[$actions_all.$B14])" office:value-type="string" office:string-value="USN" calcext:value-type="string">
            <text:p>USN</text:p>
          </table:table-cell>
          <table:table-cell table:number-matrix-columns-spanned="1" table:number-matrix-rows-spanned="1" table:formula="of:=INDEX([$actions.D$1:.D$1048576];[$actions_all.$B14])" office:value-type="string" office:string-value="Retrieve one card from your discard pile, reveal it, and put it on top of your deck." calcext:value-type="string">
            <text:p>Retrieve one card from your discard pile, reveal it, and put it on top of your deck.</text:p>
          </table:table-cell>
          <table:table-cell table:number-matrix-columns-spanned="1" table:number-matrix-rows-spanned="1" table:formula="of:=INDEX([$actions.E$1:.E$1048576];[$actions_all.$B14])" office:value-type="string" office:string-value="Images/fight.jpg" calcext:value-type="string">
            <text:p>Images/fight.jpg</text:p>
          </table:table-cell>
          <table:table-cell table:number-matrix-columns-spanned="1" table:number-matrix-rows-spanned="1" table:formula="of:=INDEX([$actions.F$1:.F$1048576];[$actions_all.$B14])" office:value-type="string" office:string-value="&#10;" calcext:value-type="string">
            <text:p/>
            <text:p/>
          </table:table-cell>
          <table:table-cell table:number-matrix-columns-spanned="1" table:number-matrix-rows-spanned="1" table:formula="of:=INDEX([$actions.G$1:.G$1048576];[$actions_all.$B14])"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1" calcext:value-type="float">
            <text:p>11</text:p>
          </table:table-cell>
          <table:table-cell office:value-type="string" calcext:value-type="string">
            <text:p>Tactic B</text:p>
          </table:table-cell>
          <table:table-cell table:number-matrix-columns-spanned="1" table:number-matrix-rows-spanned="1" table:formula="of:=INDEX([$actions.A$1:.A$1048576];[$actions_all.$B15])" office:value-type="string" office:string-value="I Have Not Yet Begun To Fight" calcext:value-type="string">
            <text:p>I Have Not Yet Begun To Fight</text:p>
          </table:table-cell>
          <table:table-cell table:number-matrix-columns-spanned="1" table:number-matrix-rows-spanned="1" table:formula="of:=INDEX([$actions.B$1:.B$1048576];[$actions_all.$B15])" office:value-type="string" office:string-value="Tactic" calcext:value-type="string">
            <text:p>Tactic</text:p>
          </table:table-cell>
          <table:table-cell table:number-matrix-columns-spanned="1" table:number-matrix-rows-spanned="1" table:formula="of:=INDEX([$actions.C$1:.C$1048576];[$actions_all.$B15])" office:value-type="string" office:string-value="USN" calcext:value-type="string">
            <text:p>USN</text:p>
          </table:table-cell>
          <table:table-cell table:number-matrix-columns-spanned="1" table:number-matrix-rows-spanned="1" table:formula="of:=INDEX([$actions.D$1:.D$1048576];[$actions_all.$B15])" office:value-type="string" office:string-value="Retrieve one card from your discard pile, reveal it, and put it on top of your deck." calcext:value-type="string">
            <text:p>Retrieve one card from your discard pile, reveal it, and put it on top of your deck.</text:p>
          </table:table-cell>
          <table:table-cell table:number-matrix-columns-spanned="1" table:number-matrix-rows-spanned="1" table:formula="of:=INDEX([$actions.E$1:.E$1048576];[$actions_all.$B15])" office:value-type="string" office:string-value="Images/fight.jpg" calcext:value-type="string">
            <text:p>Images/fight.jpg</text:p>
          </table:table-cell>
          <table:table-cell table:number-matrix-columns-spanned="1" table:number-matrix-rows-spanned="1" table:formula="of:=INDEX([$actions.F$1:.F$1048576];[$actions_all.$B15])" office:value-type="string" office:string-value="&#10;" calcext:value-type="string">
            <text:p/>
            <text:p/>
          </table:table-cell>
          <table:table-cell table:number-matrix-columns-spanned="1" table:number-matrix-rows-spanned="1" table:formula="of:=INDEX([$actions.G$1:.G$1048576];[$actions_all.$B15])"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1" calcext:value-type="float">
            <text:p>11</text:p>
          </table:table-cell>
          <table:table-cell office:value-type="string" calcext:value-type="string">
            <text:p>Tactic C</text:p>
          </table:table-cell>
          <table:table-cell table:number-matrix-columns-spanned="1" table:number-matrix-rows-spanned="1" table:formula="of:=INDEX([$actions.A$1:.A$1048576];[$actions_all.$B16])" office:value-type="string" office:string-value="I Have Not Yet Begun To Fight" calcext:value-type="string">
            <text:p>I Have Not Yet Begun To Fight</text:p>
          </table:table-cell>
          <table:table-cell table:number-matrix-columns-spanned="1" table:number-matrix-rows-spanned="1" table:formula="of:=INDEX([$actions.B$1:.B$1048576];[$actions_all.$B16])" office:value-type="string" office:string-value="Tactic" calcext:value-type="string">
            <text:p>Tactic</text:p>
          </table:table-cell>
          <table:table-cell table:number-matrix-columns-spanned="1" table:number-matrix-rows-spanned="1" table:formula="of:=INDEX([$actions.C$1:.C$1048576];[$actions_all.$B16])" office:value-type="string" office:string-value="USN" calcext:value-type="string">
            <text:p>USN</text:p>
          </table:table-cell>
          <table:table-cell table:number-matrix-columns-spanned="1" table:number-matrix-rows-spanned="1" table:formula="of:=INDEX([$actions.D$1:.D$1048576];[$actions_all.$B16])" office:value-type="string" office:string-value="Retrieve one card from your discard pile, reveal it, and put it on top of your deck." calcext:value-type="string">
            <text:p>Retrieve one card from your discard pile, reveal it, and put it on top of your deck.</text:p>
          </table:table-cell>
          <table:table-cell table:number-matrix-columns-spanned="1" table:number-matrix-rows-spanned="1" table:formula="of:=INDEX([$actions.E$1:.E$1048576];[$actions_all.$B16])" office:value-type="string" office:string-value="Images/fight.jpg" calcext:value-type="string">
            <text:p>Images/fight.jpg</text:p>
          </table:table-cell>
          <table:table-cell table:number-matrix-columns-spanned="1" table:number-matrix-rows-spanned="1" table:formula="of:=INDEX([$actions.F$1:.F$1048576];[$actions_all.$B16])" office:value-type="string" office:string-value="&#10;" calcext:value-type="string">
            <text:p/>
            <text:p/>
          </table:table-cell>
          <table:table-cell table:number-matrix-columns-spanned="1" table:number-matrix-rows-spanned="1" table:formula="of:=INDEX([$actions.G$1:.G$1048576];[$actions_all.$B16])"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5" calcext:value-type="float">
            <text:p>25</text:p>
          </table:table-cell>
          <table:table-cell office:value-type="string" calcext:value-type="string">
            <text:p>Tactic A</text:p>
          </table:table-cell>
          <table:table-cell table:number-matrix-columns-spanned="1" table:number-matrix-rows-spanned="1" table:formula="of:=INDEX([$actions.A$1:.A$1048576];[$actions_all.$B17])" office:value-type="string" office:string-value="That's the Spirit!" calcext:value-type="string">
            <text:p>That's the Spirit!</text:p>
          </table:table-cell>
          <table:table-cell table:number-matrix-columns-spanned="1" table:number-matrix-rows-spanned="1" table:formula="of:=INDEX([$actions.B$1:.B$1048576];[$actions_all.$B17])" office:value-type="string" office:string-value="Tactic" calcext:value-type="string">
            <text:p>Tactic</text:p>
          </table:table-cell>
          <table:table-cell table:number-matrix-columns-spanned="1" table:number-matrix-rows-spanned="1" table:formula="of:=INDEX([$actions.C$1:.C$1048576];[$actions_all.$B17])" office:value-type="string" office:string-value="USN" calcext:value-type="string">
            <text:p>USN</text:p>
          </table:table-cell>
          <table:table-cell table:number-matrix-columns-spanned="1" table:number-matrix-rows-spanned="1" table:formula="of:=INDEX([$actions.D$1:.D$1048576];[$actions_all.$B17])" office:value-type="string" office:string-value="Immediately destroy one face-up military asset whose total defense including Help Defense and stationed aircraft is 6 or less." calcext:value-type="string">
            <text:p>Immediately destroy one face-up military asset whose total defense including Help Defense and stationed aircraft is 6 or less.</text:p>
          </table:table-cell>
          <table:table-cell table:number-matrix-columns-spanned="1" table:number-matrix-rows-spanned="1" table:formula="of:=INDEX([$actions.E$1:.E$1048576];[$actions_all.$B17])" office:value-type="string" office:string-value="Images/b2.jpg" calcext:value-type="string">
            <text:p>Images/b2.jpg</text:p>
          </table:table-cell>
          <table:table-cell table:number-matrix-columns-spanned="1" table:number-matrix-rows-spanned="1" table:formula="of:=INDEX([$actions.F$1:.F$1048576];[$actions_all.$B17])" office:value-type="string" office:string-value="&#10;" calcext:value-type="string">
            <text:p/>
            <text:p/>
          </table:table-cell>
          <table:table-cell table:number-matrix-columns-spanned="1" table:number-matrix-rows-spanned="1" table:formula="of:=INDEX([$actions.G$1:.G$1048576];[$actions_all.$B17])"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5" calcext:value-type="float">
            <text:p>25</text:p>
          </table:table-cell>
          <table:table-cell office:value-type="string" calcext:value-type="string">
            <text:p>Tactic B</text:p>
          </table:table-cell>
          <table:table-cell table:number-matrix-columns-spanned="1" table:number-matrix-rows-spanned="1" table:formula="of:=INDEX([$actions.A$1:.A$1048576];[$actions_all.$B18])" office:value-type="string" office:string-value="That's the Spirit!" calcext:value-type="string">
            <text:p>That's the Spirit!</text:p>
          </table:table-cell>
          <table:table-cell table:number-matrix-columns-spanned="1" table:number-matrix-rows-spanned="1" table:formula="of:=INDEX([$actions.B$1:.B$1048576];[$actions_all.$B18])" office:value-type="string" office:string-value="Tactic" calcext:value-type="string">
            <text:p>Tactic</text:p>
          </table:table-cell>
          <table:table-cell table:number-matrix-columns-spanned="1" table:number-matrix-rows-spanned="1" table:formula="of:=INDEX([$actions.C$1:.C$1048576];[$actions_all.$B18])" office:value-type="string" office:string-value="USN" calcext:value-type="string">
            <text:p>USN</text:p>
          </table:table-cell>
          <table:table-cell table:number-matrix-columns-spanned="1" table:number-matrix-rows-spanned="1" table:formula="of:=INDEX([$actions.D$1:.D$1048576];[$actions_all.$B18])" office:value-type="string" office:string-value="Immediately destroy one face-up military asset whose total defense including Help Defense and stationed aircraft is 6 or less." calcext:value-type="string">
            <text:p>Immediately destroy one face-up military asset whose total defense including Help Defense and stationed aircraft is 6 or less.</text:p>
          </table:table-cell>
          <table:table-cell table:number-matrix-columns-spanned="1" table:number-matrix-rows-spanned="1" table:formula="of:=INDEX([$actions.E$1:.E$1048576];[$actions_all.$B18])" office:value-type="string" office:string-value="Images/b2.jpg" calcext:value-type="string">
            <text:p>Images/b2.jpg</text:p>
          </table:table-cell>
          <table:table-cell table:number-matrix-columns-spanned="1" table:number-matrix-rows-spanned="1" table:formula="of:=INDEX([$actions.F$1:.F$1048576];[$actions_all.$B18])" office:value-type="string" office:string-value="&#10;" calcext:value-type="string">
            <text:p/>
            <text:p/>
          </table:table-cell>
          <table:table-cell table:number-matrix-columns-spanned="1" table:number-matrix-rows-spanned="1" table:formula="of:=INDEX([$actions.G$1:.G$1048576];[$actions_all.$B18])"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7" calcext:value-type="float">
            <text:p>7</text:p>
          </table:table-cell>
          <table:table-cell office:value-type="string" calcext:value-type="string">
            <text:p>Strategy A</text:p>
          </table:table-cell>
          <table:table-cell table:number-matrix-columns-spanned="1" table:number-matrix-rows-spanned="1" table:formula="of:=INDEX([$actions.A$1:.A$1048576];[$actions_all.$B19])" office:value-type="string" office:string-value="Semper Fidelis" calcext:value-type="string">
            <text:p>Semper Fidelis</text:p>
          </table:table-cell>
          <table:table-cell table:number-matrix-columns-spanned="1" table:number-matrix-rows-spanned="1" table:formula="of:=INDEX([$actions.B$1:.B$1048576];[$actions_all.$B19])" office:value-type="string" office:string-value="Strategy" calcext:value-type="string">
            <text:p>Strategy</text:p>
          </table:table-cell>
          <table:table-cell table:number-matrix-columns-spanned="1" table:number-matrix-rows-spanned="1" table:formula="of:=INDEX([$actions.C$1:.C$1048576];[$actions_all.$B19])" office:value-type="string" office:string-value="USN" calcext:value-type="string">
            <text:p>USN</text:p>
          </table:table-cell>
          <table:table-cell table:number-matrix-columns-spanned="1" table:number-matrix-rows-spanned="1" table:formula="of:=INDEX([$actions.D$1:.D$1048576];[$actions_all.$B19])" office:value-type="string" office:string-value="Whenever an opponent buys-back a territory card you control, they must discard an additional card from their deck." calcext:value-type="string">
            <text:p>Whenever an opponent buys-back a territory card you control, they must discard an additional card from their deck.</text:p>
          </table:table-cell>
          <table:table-cell table:number-matrix-columns-spanned="1" table:number-matrix-rows-spanned="1" table:formula="of:=INDEX([$actions.E$1:.E$1048576];[$actions_all.$B19])" office:value-type="string" office:string-value="Images/semperfi.jpg" calcext:value-type="string">
            <text:p>Images/semperfi.jpg</text:p>
          </table:table-cell>
          <table:table-cell table:number-matrix-columns-spanned="1" table:number-matrix-rows-spanned="1" table:formula="of:=INDEX([$actions.F$1:.F$1048576];[$actions_all.$B19])" office:value-type="string" office:string-value="&#10;" calcext:value-type="string">
            <text:p/>
            <text:p/>
          </table:table-cell>
          <table:table-cell table:number-matrix-columns-spanned="1" table:number-matrix-rows-spanned="1" table:formula="of:=INDEX([$actions.G$1:.G$1048576];[$actions_all.$B19])"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7" calcext:value-type="float">
            <text:p>7</text:p>
          </table:table-cell>
          <table:table-cell office:value-type="string" calcext:value-type="string">
            <text:p>Strategy B</text:p>
          </table:table-cell>
          <table:table-cell table:number-matrix-columns-spanned="1" table:number-matrix-rows-spanned="1" table:formula="of:=INDEX([$actions.A$1:.A$1048576];[$actions_all.$B20])" office:value-type="string" office:string-value="Semper Fidelis" calcext:value-type="string">
            <text:p>Semper Fidelis</text:p>
          </table:table-cell>
          <table:table-cell table:number-matrix-columns-spanned="1" table:number-matrix-rows-spanned="1" table:formula="of:=INDEX([$actions.B$1:.B$1048576];[$actions_all.$B20])" office:value-type="string" office:string-value="Strategy" calcext:value-type="string">
            <text:p>Strategy</text:p>
          </table:table-cell>
          <table:table-cell table:number-matrix-columns-spanned="1" table:number-matrix-rows-spanned="1" table:formula="of:=INDEX([$actions.C$1:.C$1048576];[$actions_all.$B20])" office:value-type="string" office:string-value="USN" calcext:value-type="string">
            <text:p>USN</text:p>
          </table:table-cell>
          <table:table-cell table:number-matrix-columns-spanned="1" table:number-matrix-rows-spanned="1" table:formula="of:=INDEX([$actions.D$1:.D$1048576];[$actions_all.$B20])" office:value-type="string" office:string-value="Whenever an opponent buys-back a territory card you control, they must discard an additional card from their deck." calcext:value-type="string">
            <text:p>Whenever an opponent buys-back a territory card you control, they must discard an additional card from their deck.</text:p>
          </table:table-cell>
          <table:table-cell table:number-matrix-columns-spanned="1" table:number-matrix-rows-spanned="1" table:formula="of:=INDEX([$actions.E$1:.E$1048576];[$actions_all.$B20])" office:value-type="string" office:string-value="Images/semperfi.jpg" calcext:value-type="string">
            <text:p>Images/semperfi.jpg</text:p>
          </table:table-cell>
          <table:table-cell table:number-matrix-columns-spanned="1" table:number-matrix-rows-spanned="1" table:formula="of:=INDEX([$actions.F$1:.F$1048576];[$actions_all.$B20])" office:value-type="string" office:string-value="&#10;" calcext:value-type="string">
            <text:p/>
            <text:p/>
          </table:table-cell>
          <table:table-cell table:number-matrix-columns-spanned="1" table:number-matrix-rows-spanned="1" table:formula="of:=INDEX([$actions.G$1:.G$1048576];[$actions_all.$B20])"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8" calcext:value-type="float">
            <text:p>8</text:p>
          </table:table-cell>
          <table:table-cell office:value-type="string" calcext:value-type="string">
            <text:p>Strategy A</text:p>
          </table:table-cell>
          <table:table-cell table:number-matrix-columns-spanned="1" table:number-matrix-rows-spanned="1" table:formula="of:=INDEX([$actions.A$1:.A$1048576];[$actions_all.$B21])" office:value-type="string" office:string-value="Build 'Em Faster Than They Can Sink 'Em" calcext:value-type="string">
            <text:p>Build 'Em Faster Than They Can Sink 'Em</text:p>
          </table:table-cell>
          <table:table-cell table:number-matrix-columns-spanned="1" table:number-matrix-rows-spanned="1" table:formula="of:=INDEX([$actions.B$1:.B$1048576];[$actions_all.$B21])" office:value-type="string" office:string-value="Strategy" calcext:value-type="string">
            <text:p>Strategy</text:p>
          </table:table-cell>
          <table:table-cell table:number-matrix-columns-spanned="1" table:number-matrix-rows-spanned="1" table:formula="of:=INDEX([$actions.C$1:.C$1048576];[$actions_all.$B21])" office:value-type="string" office:string-value="USN" calcext:value-type="string">
            <text:p>USN</text:p>
          </table:table-cell>
          <table:table-cell table:number-matrix-columns-spanned="1" table:number-matrix-rows-spanned="1" table:formula="of:=INDEX([$actions.D$1:.D$1048576];[$actions_all.$B21])" office:value-type="string" office:string-value="Whenever you lose a military asset of logistics 3 or greater, you may draw a card." calcext:value-type="string">
            <text:p>Whenever you lose a military asset of logistics 3 or greater, you may draw a card.</text:p>
          </table:table-cell>
          <table:table-cell table:number-matrix-columns-spanned="1" table:number-matrix-rows-spanned="1" table:formula="of:=INDEX([$actions.E$1:.E$1048576];[$actions_all.$B21])" office:value-type="string" office:string-value="Images/buildem.jpg" calcext:value-type="string">
            <text:p>Images/buildem.jpg</text:p>
          </table:table-cell>
          <table:table-cell table:number-matrix-columns-spanned="1" table:number-matrix-rows-spanned="1" table:formula="of:=INDEX([$actions.F$1:.F$1048576];[$actions_all.$B21])" office:value-type="string" office:string-value="&#10;" calcext:value-type="string">
            <text:p/>
            <text:p/>
          </table:table-cell>
          <table:table-cell table:number-matrix-columns-spanned="1" table:number-matrix-rows-spanned="1" table:formula="of:=INDEX([$actions.G$1:.G$1048576];[$actions_all.$B21])"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8" calcext:value-type="float">
            <text:p>8</text:p>
          </table:table-cell>
          <table:table-cell office:value-type="string" calcext:value-type="string">
            <text:p>Strategy B</text:p>
          </table:table-cell>
          <table:table-cell table:number-matrix-columns-spanned="1" table:number-matrix-rows-spanned="1" table:formula="of:=INDEX([$actions.A$1:.A$1048576];[$actions_all.$B22])" office:value-type="string" office:string-value="Build 'Em Faster Than They Can Sink 'Em" calcext:value-type="string">
            <text:p>Build 'Em Faster Than They Can Sink 'Em</text:p>
          </table:table-cell>
          <table:table-cell table:number-matrix-columns-spanned="1" table:number-matrix-rows-spanned="1" table:formula="of:=INDEX([$actions.B$1:.B$1048576];[$actions_all.$B22])" office:value-type="string" office:string-value="Strategy" calcext:value-type="string">
            <text:p>Strategy</text:p>
          </table:table-cell>
          <table:table-cell table:number-matrix-columns-spanned="1" table:number-matrix-rows-spanned="1" table:formula="of:=INDEX([$actions.C$1:.C$1048576];[$actions_all.$B22])" office:value-type="string" office:string-value="USN" calcext:value-type="string">
            <text:p>USN</text:p>
          </table:table-cell>
          <table:table-cell table:number-matrix-columns-spanned="1" table:number-matrix-rows-spanned="1" table:formula="of:=INDEX([$actions.D$1:.D$1048576];[$actions_all.$B22])" office:value-type="string" office:string-value="Whenever you lose a military asset of logistics 3 or greater, you may draw a card." calcext:value-type="string">
            <text:p>Whenever you lose a military asset of logistics 3 or greater, you may draw a card.</text:p>
          </table:table-cell>
          <table:table-cell table:number-matrix-columns-spanned="1" table:number-matrix-rows-spanned="1" table:formula="of:=INDEX([$actions.E$1:.E$1048576];[$actions_all.$B22])" office:value-type="string" office:string-value="Images/buildem.jpg" calcext:value-type="string">
            <text:p>Images/buildem.jpg</text:p>
          </table:table-cell>
          <table:table-cell table:number-matrix-columns-spanned="1" table:number-matrix-rows-spanned="1" table:formula="of:=INDEX([$actions.F$1:.F$1048576];[$actions_all.$B22])" office:value-type="string" office:string-value="&#10;" calcext:value-type="string">
            <text:p/>
            <text:p/>
          </table:table-cell>
          <table:table-cell table:number-matrix-columns-spanned="1" table:number-matrix-rows-spanned="1" table:formula="of:=INDEX([$actions.G$1:.G$1048576];[$actions_all.$B22])"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6" calcext:value-type="float">
            <text:p>26</text:p>
          </table:table-cell>
          <table:table-cell office:value-type="string" calcext:value-type="string">
            <text:p>Strategy A</text:p>
          </table:table-cell>
          <table:table-cell table:number-matrix-columns-spanned="1" table:number-matrix-rows-spanned="1" table:formula="of:=INDEX([$actions.A$1:.A$1048576];[$actions_all.$B23])" office:value-type="string" office:string-value="Aerial Refueling" calcext:value-type="string">
            <text:p>Aerial Refueling</text:p>
          </table:table-cell>
          <table:table-cell table:number-matrix-columns-spanned="1" table:number-matrix-rows-spanned="1" table:formula="of:=INDEX([$actions.B$1:.B$1048576];[$actions_all.$B23])" office:value-type="string" office:string-value="Strategy" calcext:value-type="string">
            <text:p>Strategy</text:p>
          </table:table-cell>
          <table:table-cell table:number-matrix-columns-spanned="1" table:number-matrix-rows-spanned="1" table:formula="of:=INDEX([$actions.C$1:.C$1048576];[$actions_all.$B23])" office:value-type="string" office:string-value="USN" calcext:value-type="string">
            <text:p>USN</text:p>
          </table:table-cell>
          <table:table-cell table:number-matrix-columns-spanned="1" table:number-matrix-rows-spanned="1" table:formula="of:=INDEX([$actions.D$1:.D$1048576];[$actions_all.$B23])" office:value-type="string" office:string-value="Carriers you control do not need to take part in the damage order of an attack in order for their aircraft to take part in an attack. Carriers are still considered to be attacking, and can still only attack one target per turn." calcext:value-type="string">
            <text:p>Carriers you control do not need to take part in the damage order of an attack in order for their aircraft to take part in an attack. Carriers are still considered to be attacking, and can still only attack one target per turn.</text:p>
          </table:table-cell>
          <table:table-cell table:number-matrix-columns-spanned="1" table:number-matrix-rows-spanned="1" table:formula="of:=INDEX([$actions.E$1:.E$1048576];[$actions_all.$B23])" office:value-type="string" office:string-value="Images/refuel.jpg" calcext:value-type="string">
            <text:p>Images/refuel.jpg</text:p>
          </table:table-cell>
          <table:table-cell table:number-matrix-columns-spanned="1" table:number-matrix-rows-spanned="1" table:formula="of:=INDEX([$actions.F$1:.F$1048576];[$actions_all.$B23])" office:value-type="string" office:string-value="&#10;" calcext:value-type="string">
            <text:p/>
            <text:p/>
          </table:table-cell>
          <table:table-cell table:number-matrix-columns-spanned="1" table:number-matrix-rows-spanned="1" table:formula="of:=INDEX([$actions.G$1:.G$1048576];[$actions_all.$B23])"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6" calcext:value-type="float">
            <text:p>26</text:p>
          </table:table-cell>
          <table:table-cell office:value-type="string" calcext:value-type="string">
            <text:p>Strategy B</text:p>
          </table:table-cell>
          <table:table-cell table:number-matrix-columns-spanned="1" table:number-matrix-rows-spanned="1" table:formula="of:=INDEX([$actions.A$1:.A$1048576];[$actions_all.$B24])" office:value-type="string" office:string-value="Aerial Refueling" calcext:value-type="string">
            <text:p>Aerial Refueling</text:p>
          </table:table-cell>
          <table:table-cell table:number-matrix-columns-spanned="1" table:number-matrix-rows-spanned="1" table:formula="of:=INDEX([$actions.B$1:.B$1048576];[$actions_all.$B24])" office:value-type="string" office:string-value="Strategy" calcext:value-type="string">
            <text:p>Strategy</text:p>
          </table:table-cell>
          <table:table-cell table:number-matrix-columns-spanned="1" table:number-matrix-rows-spanned="1" table:formula="of:=INDEX([$actions.C$1:.C$1048576];[$actions_all.$B24])" office:value-type="string" office:string-value="USN" calcext:value-type="string">
            <text:p>USN</text:p>
          </table:table-cell>
          <table:table-cell table:number-matrix-columns-spanned="1" table:number-matrix-rows-spanned="1" table:formula="of:=INDEX([$actions.D$1:.D$1048576];[$actions_all.$B24])" office:value-type="string" office:string-value="Carriers you control do not need to take part in the damage order of an attack in order for their aircraft to take part in an attack. Carriers are still considered to be attacking, and can still only attack one target per turn." calcext:value-type="string">
            <text:p>Carriers you control do not need to take part in the damage order of an attack in order for their aircraft to take part in an attack. Carriers are still considered to be attacking, and can still only attack one target per turn.</text:p>
          </table:table-cell>
          <table:table-cell table:number-matrix-columns-spanned="1" table:number-matrix-rows-spanned="1" table:formula="of:=INDEX([$actions.E$1:.E$1048576];[$actions_all.$B24])" office:value-type="string" office:string-value="Images/refuel.jpg" calcext:value-type="string">
            <text:p>Images/refuel.jpg</text:p>
          </table:table-cell>
          <table:table-cell table:number-matrix-columns-spanned="1" table:number-matrix-rows-spanned="1" table:formula="of:=INDEX([$actions.F$1:.F$1048576];[$actions_all.$B24])" office:value-type="string" office:string-value="&#10;" calcext:value-type="string">
            <text:p/>
            <text:p/>
          </table:table-cell>
          <table:table-cell table:number-matrix-columns-spanned="1" table:number-matrix-rows-spanned="1" table:formula="of:=INDEX([$actions.G$1:.G$1048576];[$actions_all.$B24])"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5" calcext:value-type="float">
            <text:p>15</text:p>
          </table:table-cell>
          <table:table-cell office:value-type="string" calcext:value-type="string">
            <text:p>Tactic A</text:p>
          </table:table-cell>
          <table:table-cell table:number-matrix-columns-spanned="1" table:number-matrix-rows-spanned="1" table:formula="of:=INDEX([$actions.A$1:.A$1048576];[$actions_all.$B25])" office:value-type="string" office:string-value="Disinformation Campaigns" calcext:value-type="string">
            <text:p>Disinformation Campaigns</text:p>
          </table:table-cell>
          <table:table-cell table:number-matrix-columns-spanned="1" table:number-matrix-rows-spanned="1" table:formula="of:=INDEX([$actions.B$1:.B$1048576];[$actions_all.$B25])" office:value-type="string" office:string-value="Tactic" calcext:value-type="string">
            <text:p>Tactic</text:p>
          </table:table-cell>
          <table:table-cell table:number-matrix-columns-spanned="1" table:number-matrix-rows-spanned="1" table:formula="of:=INDEX([$actions.C$1:.C$1048576];[$actions_all.$B25])" office:value-type="string" office:string-value="RUS" calcext:value-type="string">
            <text:p>RUS</text:p>
          </table:table-cell>
          <table:table-cell table:number-matrix-columns-spanned="1" table:number-matrix-rows-spanned="1" table:formula="of:=INDEX([$actions.D$1:.D$1048576];[$actions_all.$B25])" office:value-type="string" office:string-value="Your opponent must discard 5 cards from their deck." calcext:value-type="string">
            <text:p>Your opponent must discard 5 cards from their deck.</text:p>
          </table:table-cell>
          <table:table-cell table:number-matrix-columns-spanned="1" table:number-matrix-rows-spanned="1" table:formula="of:=INDEX([$actions.E$1:.E$1048576];[$actions_all.$B25])" office:value-type="string" office:string-value="Images/disinformation.jpg" calcext:value-type="string">
            <text:p>Images/disinformation.jpg</text:p>
          </table:table-cell>
          <table:table-cell table:number-matrix-columns-spanned="1" table:number-matrix-rows-spanned="1" table:formula="of:=INDEX([$actions.F$1:.F$1048576];[$actions_all.$B25])" office:value-type="string" office:string-value="&#10;" calcext:value-type="string">
            <text:p/>
            <text:p/>
          </table:table-cell>
          <table:table-cell table:number-matrix-columns-spanned="1" table:number-matrix-rows-spanned="1" table:formula="of:=INDEX([$actions.G$1:.G$1048576];[$actions_all.$B25])"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5" calcext:value-type="float">
            <text:p>15</text:p>
          </table:table-cell>
          <table:table-cell office:value-type="string" calcext:value-type="string">
            <text:p>Tactic B</text:p>
          </table:table-cell>
          <table:table-cell table:number-matrix-columns-spanned="1" table:number-matrix-rows-spanned="1" table:formula="of:=INDEX([$actions.A$1:.A$1048576];[$actions_all.$B26])" office:value-type="string" office:string-value="Disinformation Campaigns" calcext:value-type="string">
            <text:p>Disinformation Campaigns</text:p>
          </table:table-cell>
          <table:table-cell table:number-matrix-columns-spanned="1" table:number-matrix-rows-spanned="1" table:formula="of:=INDEX([$actions.B$1:.B$1048576];[$actions_all.$B26])" office:value-type="string" office:string-value="Tactic" calcext:value-type="string">
            <text:p>Tactic</text:p>
          </table:table-cell>
          <table:table-cell table:number-matrix-columns-spanned="1" table:number-matrix-rows-spanned="1" table:formula="of:=INDEX([$actions.C$1:.C$1048576];[$actions_all.$B26])" office:value-type="string" office:string-value="RUS" calcext:value-type="string">
            <text:p>RUS</text:p>
          </table:table-cell>
          <table:table-cell table:number-matrix-columns-spanned="1" table:number-matrix-rows-spanned="1" table:formula="of:=INDEX([$actions.D$1:.D$1048576];[$actions_all.$B26])" office:value-type="string" office:string-value="Your opponent must discard 5 cards from their deck." calcext:value-type="string">
            <text:p>Your opponent must discard 5 cards from their deck.</text:p>
          </table:table-cell>
          <table:table-cell table:number-matrix-columns-spanned="1" table:number-matrix-rows-spanned="1" table:formula="of:=INDEX([$actions.E$1:.E$1048576];[$actions_all.$B26])" office:value-type="string" office:string-value="Images/disinformation.jpg" calcext:value-type="string">
            <text:p>Images/disinformation.jpg</text:p>
          </table:table-cell>
          <table:table-cell table:number-matrix-columns-spanned="1" table:number-matrix-rows-spanned="1" table:formula="of:=INDEX([$actions.F$1:.F$1048576];[$actions_all.$B26])" office:value-type="string" office:string-value="&#10;" calcext:value-type="string">
            <text:p/>
            <text:p/>
          </table:table-cell>
          <table:table-cell table:number-matrix-columns-spanned="1" table:number-matrix-rows-spanned="1" table:formula="of:=INDEX([$actions.G$1:.G$1048576];[$actions_all.$B26])"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5" calcext:value-type="float">
            <text:p>15</text:p>
          </table:table-cell>
          <table:table-cell office:value-type="string" calcext:value-type="string">
            <text:p>Tactic C</text:p>
          </table:table-cell>
          <table:table-cell table:number-matrix-columns-spanned="1" table:number-matrix-rows-spanned="1" table:formula="of:=INDEX([$actions.A$1:.A$1048576];[$actions_all.$B27])" office:value-type="string" office:string-value="Disinformation Campaigns" calcext:value-type="string">
            <text:p>Disinformation Campaigns</text:p>
          </table:table-cell>
          <table:table-cell table:number-matrix-columns-spanned="1" table:number-matrix-rows-spanned="1" table:formula="of:=INDEX([$actions.B$1:.B$1048576];[$actions_all.$B27])" office:value-type="string" office:string-value="Tactic" calcext:value-type="string">
            <text:p>Tactic</text:p>
          </table:table-cell>
          <table:table-cell table:number-matrix-columns-spanned="1" table:number-matrix-rows-spanned="1" table:formula="of:=INDEX([$actions.C$1:.C$1048576];[$actions_all.$B27])" office:value-type="string" office:string-value="RUS" calcext:value-type="string">
            <text:p>RUS</text:p>
          </table:table-cell>
          <table:table-cell table:number-matrix-columns-spanned="1" table:number-matrix-rows-spanned="1" table:formula="of:=INDEX([$actions.D$1:.D$1048576];[$actions_all.$B27])" office:value-type="string" office:string-value="Your opponent must discard 5 cards from their deck." calcext:value-type="string">
            <text:p>Your opponent must discard 5 cards from their deck.</text:p>
          </table:table-cell>
          <table:table-cell table:number-matrix-columns-spanned="1" table:number-matrix-rows-spanned="1" table:formula="of:=INDEX([$actions.E$1:.E$1048576];[$actions_all.$B27])" office:value-type="string" office:string-value="Images/disinformation.jpg" calcext:value-type="string">
            <text:p>Images/disinformation.jpg</text:p>
          </table:table-cell>
          <table:table-cell table:number-matrix-columns-spanned="1" table:number-matrix-rows-spanned="1" table:formula="of:=INDEX([$actions.F$1:.F$1048576];[$actions_all.$B27])" office:value-type="string" office:string-value="&#10;" calcext:value-type="string">
            <text:p/>
            <text:p/>
          </table:table-cell>
          <table:table-cell table:number-matrix-columns-spanned="1" table:number-matrix-rows-spanned="1" table:formula="of:=INDEX([$actions.G$1:.G$1048576];[$actions_all.$B27])"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5" calcext:value-type="float">
            <text:p>15</text:p>
          </table:table-cell>
          <table:table-cell office:value-type="string" calcext:value-type="string">
            <text:p>Tactic D</text:p>
          </table:table-cell>
          <table:table-cell table:number-matrix-columns-spanned="1" table:number-matrix-rows-spanned="1" table:formula="of:=INDEX([$actions.A$1:.A$1048576];[$actions_all.$B28])" office:value-type="string" office:string-value="Disinformation Campaigns" calcext:value-type="string">
            <text:p>Disinformation Campaigns</text:p>
          </table:table-cell>
          <table:table-cell table:number-matrix-columns-spanned="1" table:number-matrix-rows-spanned="1" table:formula="of:=INDEX([$actions.B$1:.B$1048576];[$actions_all.$B28])" office:value-type="string" office:string-value="Tactic" calcext:value-type="string">
            <text:p>Tactic</text:p>
          </table:table-cell>
          <table:table-cell table:number-matrix-columns-spanned="1" table:number-matrix-rows-spanned="1" table:formula="of:=INDEX([$actions.C$1:.C$1048576];[$actions_all.$B28])" office:value-type="string" office:string-value="RUS" calcext:value-type="string">
            <text:p>RUS</text:p>
          </table:table-cell>
          <table:table-cell table:number-matrix-columns-spanned="1" table:number-matrix-rows-spanned="1" table:formula="of:=INDEX([$actions.D$1:.D$1048576];[$actions_all.$B28])" office:value-type="string" office:string-value="Your opponent must discard 5 cards from their deck." calcext:value-type="string">
            <text:p>Your opponent must discard 5 cards from their deck.</text:p>
          </table:table-cell>
          <table:table-cell table:number-matrix-columns-spanned="1" table:number-matrix-rows-spanned="1" table:formula="of:=INDEX([$actions.E$1:.E$1048576];[$actions_all.$B28])" office:value-type="string" office:string-value="Images/disinformation.jpg" calcext:value-type="string">
            <text:p>Images/disinformation.jpg</text:p>
          </table:table-cell>
          <table:table-cell table:number-matrix-columns-spanned="1" table:number-matrix-rows-spanned="1" table:formula="of:=INDEX([$actions.F$1:.F$1048576];[$actions_all.$B28])" office:value-type="string" office:string-value="&#10;" calcext:value-type="string">
            <text:p/>
            <text:p/>
          </table:table-cell>
          <table:table-cell table:number-matrix-columns-spanned="1" table:number-matrix-rows-spanned="1" table:formula="of:=INDEX([$actions.G$1:.G$1048576];[$actions_all.$B28])"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2" calcext:value-type="float">
            <text:p>22</text:p>
          </table:table-cell>
          <table:table-cell office:value-type="string" calcext:value-type="string">
            <text:p>Tactic A</text:p>
          </table:table-cell>
          <table:table-cell table:number-matrix-columns-spanned="1" table:number-matrix-rows-spanned="1" table:formula="of:=INDEX([$actions.A$1:.A$1048576];[$actions_all.$B29])" office:value-type="string" office:string-value="Strategic Flexibility" calcext:value-type="string">
            <text:p>Strategic Flexibility</text:p>
          </table:table-cell>
          <table:table-cell table:number-matrix-columns-spanned="1" table:number-matrix-rows-spanned="1" table:formula="of:=INDEX([$actions.B$1:.B$1048576];[$actions_all.$B29])" office:value-type="string" office:string-value="Tactic" calcext:value-type="string">
            <text:p>Tactic</text:p>
          </table:table-cell>
          <table:table-cell table:number-matrix-columns-spanned="1" table:number-matrix-rows-spanned="1" table:formula="of:=INDEX([$actions.C$1:.C$1048576];[$actions_all.$B29])" office:value-type="string" office:string-value="RUS" calcext:value-type="string">
            <text:p>RUS</text:p>
          </table:table-cell>
          <table:table-cell table:number-matrix-columns-spanned="1" table:number-matrix-rows-spanned="1" table:formula="of:=INDEX([$actions.D$1:.D$1048576];[$actions_all.$B29])" office:value-type="string" office:string-value="Search your deck for a strategy card, reveal that card and put it into your hand. Then shuffle your deck." calcext:value-type="string">
            <text:p>Search your deck for a strategy card, reveal that card and put it into your hand. Then shuffle your deck.</text:p>
          </table:table-cell>
          <table:table-cell table:number-matrix-columns-spanned="1" table:number-matrix-rows-spanned="1" table:formula="of:=INDEX([$actions.E$1:.E$1048576];[$actions_all.$B29])" office:value-type="string" office:string-value="Images/dolls.jpeg" calcext:value-type="string">
            <text:p>Images/dolls.jpeg</text:p>
          </table:table-cell>
          <table:table-cell table:number-matrix-columns-spanned="1" table:number-matrix-rows-spanned="1" table:formula="of:=INDEX([$actions.F$1:.F$1048576];[$actions_all.$B29])" office:value-type="string" office:string-value="&#10;" calcext:value-type="string">
            <text:p/>
            <text:p/>
          </table:table-cell>
          <table:table-cell table:number-matrix-columns-spanned="1" table:number-matrix-rows-spanned="1" table:formula="of:=INDEX([$actions.G$1:.G$1048576];[$actions_all.$B29])"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2" calcext:value-type="float">
            <text:p>22</text:p>
          </table:table-cell>
          <table:table-cell office:value-type="string" calcext:value-type="string">
            <text:p>Tactic B</text:p>
          </table:table-cell>
          <table:table-cell table:number-matrix-columns-spanned="1" table:number-matrix-rows-spanned="1" table:formula="of:=INDEX([$actions.A$1:.A$1048576];[$actions_all.$B30])" office:value-type="string" office:string-value="Strategic Flexibility" calcext:value-type="string">
            <text:p>Strategic Flexibility</text:p>
          </table:table-cell>
          <table:table-cell table:number-matrix-columns-spanned="1" table:number-matrix-rows-spanned="1" table:formula="of:=INDEX([$actions.B$1:.B$1048576];[$actions_all.$B30])" office:value-type="string" office:string-value="Tactic" calcext:value-type="string">
            <text:p>Tactic</text:p>
          </table:table-cell>
          <table:table-cell table:number-matrix-columns-spanned="1" table:number-matrix-rows-spanned="1" table:formula="of:=INDEX([$actions.C$1:.C$1048576];[$actions_all.$B30])" office:value-type="string" office:string-value="RUS" calcext:value-type="string">
            <text:p>RUS</text:p>
          </table:table-cell>
          <table:table-cell table:number-matrix-columns-spanned="1" table:number-matrix-rows-spanned="1" table:formula="of:=INDEX([$actions.D$1:.D$1048576];[$actions_all.$B30])" office:value-type="string" office:string-value="Search your deck for a strategy card, reveal that card and put it into your hand. Then shuffle your deck." calcext:value-type="string">
            <text:p>Search your deck for a strategy card, reveal that card and put it into your hand. Then shuffle your deck.</text:p>
          </table:table-cell>
          <table:table-cell table:number-matrix-columns-spanned="1" table:number-matrix-rows-spanned="1" table:formula="of:=INDEX([$actions.E$1:.E$1048576];[$actions_all.$B30])" office:value-type="string" office:string-value="Images/dolls.jpeg" calcext:value-type="string">
            <text:p>Images/dolls.jpeg</text:p>
          </table:table-cell>
          <table:table-cell table:number-matrix-columns-spanned="1" table:number-matrix-rows-spanned="1" table:formula="of:=INDEX([$actions.F$1:.F$1048576];[$actions_all.$B30])" office:value-type="string" office:string-value="&#10;" calcext:value-type="string">
            <text:p/>
            <text:p/>
          </table:table-cell>
          <table:table-cell table:number-matrix-columns-spanned="1" table:number-matrix-rows-spanned="1" table:formula="of:=INDEX([$actions.G$1:.G$1048576];[$actions_all.$B30])"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1" calcext:value-type="float">
            <text:p>21</text:p>
          </table:table-cell>
          <table:table-cell office:value-type="string" calcext:value-type="string">
            <text:p>Tactic A</text:p>
          </table:table-cell>
          <table:table-cell table:number-matrix-columns-spanned="1" table:number-matrix-rows-spanned="1" table:formula="of:=INDEX([$actions.A$1:.A$1048576];[$actions_all.$B31])" office:value-type="string" office:string-value="Counter-Espionage" calcext:value-type="string">
            <text:p>Counter-Espionage</text:p>
          </table:table-cell>
          <table:table-cell table:number-matrix-columns-spanned="1" table:number-matrix-rows-spanned="1" table:formula="of:=INDEX([$actions.B$1:.B$1048576];[$actions_all.$B31])" office:value-type="string" office:string-value="Tactic" calcext:value-type="string">
            <text:p>Tactic</text:p>
          </table:table-cell>
          <table:table-cell table:number-matrix-columns-spanned="1" table:number-matrix-rows-spanned="1" table:formula="of:=INDEX([$actions.C$1:.C$1048576];[$actions_all.$B31])" office:value-type="string" office:string-value="RUS" calcext:value-type="string">
            <text:p>RUS</text:p>
          </table:table-cell>
          <table:table-cell table:number-matrix-columns-spanned="1" table:number-matrix-rows-spanned="1" table:formula="of:=INDEX([$actions.D$1:.D$1048576];[$actions_all.$B31])" office:value-type="string" office:string-value="Ignore the effects of a tactic card." calcext:value-type="string">
            <text:p>Ignore the effects of a tactic card.</text:p>
          </table:table-cell>
          <table:table-cell table:number-matrix-columns-spanned="1" table:number-matrix-rows-spanned="1" table:formula="of:=INDEX([$actions.E$1:.E$1048576];[$actions_all.$B31])" office:value-type="string" office:string-value="Images/putingun.jpg" calcext:value-type="string">
            <text:p>Images/putingun.jpg</text:p>
          </table:table-cell>
          <table:table-cell table:number-matrix-columns-spanned="1" table:number-matrix-rows-spanned="1" table:formula="of:=INDEX([$actions.F$1:.F$1048576];[$actions_all.$B31])" office:value-type="string" office:string-value="&#10;" calcext:value-type="string">
            <text:p/>
            <text:p/>
          </table:table-cell>
          <table:table-cell table:number-matrix-columns-spanned="1" table:number-matrix-rows-spanned="1" table:formula="of:=INDEX([$actions.G$1:.G$1048576];[$actions_all.$B31])"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1" calcext:value-type="float">
            <text:p>21</text:p>
          </table:table-cell>
          <table:table-cell office:value-type="string" calcext:value-type="string">
            <text:p>Tactic B</text:p>
          </table:table-cell>
          <table:table-cell table:number-matrix-columns-spanned="1" table:number-matrix-rows-spanned="1" table:formula="of:=INDEX([$actions.A$1:.A$1048576];[$actions_all.$B32])" office:value-type="string" office:string-value="Counter-Espionage" calcext:value-type="string">
            <text:p>Counter-Espionage</text:p>
          </table:table-cell>
          <table:table-cell table:number-matrix-columns-spanned="1" table:number-matrix-rows-spanned="1" table:formula="of:=INDEX([$actions.B$1:.B$1048576];[$actions_all.$B32])" office:value-type="string" office:string-value="Tactic" calcext:value-type="string">
            <text:p>Tactic</text:p>
          </table:table-cell>
          <table:table-cell table:number-matrix-columns-spanned="1" table:number-matrix-rows-spanned="1" table:formula="of:=INDEX([$actions.C$1:.C$1048576];[$actions_all.$B32])" office:value-type="string" office:string-value="RUS" calcext:value-type="string">
            <text:p>RUS</text:p>
          </table:table-cell>
          <table:table-cell table:number-matrix-columns-spanned="1" table:number-matrix-rows-spanned="1" table:formula="of:=INDEX([$actions.D$1:.D$1048576];[$actions_all.$B32])" office:value-type="string" office:string-value="Ignore the effects of a tactic card." calcext:value-type="string">
            <text:p>Ignore the effects of a tactic card.</text:p>
          </table:table-cell>
          <table:table-cell table:number-matrix-columns-spanned="1" table:number-matrix-rows-spanned="1" table:formula="of:=INDEX([$actions.E$1:.E$1048576];[$actions_all.$B32])" office:value-type="string" office:string-value="Images/putingun.jpg" calcext:value-type="string">
            <text:p>Images/putingun.jpg</text:p>
          </table:table-cell>
          <table:table-cell table:number-matrix-columns-spanned="1" table:number-matrix-rows-spanned="1" table:formula="of:=INDEX([$actions.F$1:.F$1048576];[$actions_all.$B32])" office:value-type="string" office:string-value="&#10;" calcext:value-type="string">
            <text:p/>
            <text:p/>
          </table:table-cell>
          <table:table-cell table:number-matrix-columns-spanned="1" table:number-matrix-rows-spanned="1" table:formula="of:=INDEX([$actions.G$1:.G$1048576];[$actions_all.$B32])"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1" calcext:value-type="float">
            <text:p>21</text:p>
          </table:table-cell>
          <table:table-cell office:value-type="string" calcext:value-type="string">
            <text:p>Tactic C</text:p>
          </table:table-cell>
          <table:table-cell table:number-matrix-columns-spanned="1" table:number-matrix-rows-spanned="1" table:formula="of:=INDEX([$actions.A$1:.A$1048576];[$actions_all.$B33])" office:value-type="string" office:string-value="Counter-Espionage" calcext:value-type="string">
            <text:p>Counter-Espionage</text:p>
          </table:table-cell>
          <table:table-cell table:number-matrix-columns-spanned="1" table:number-matrix-rows-spanned="1" table:formula="of:=INDEX([$actions.B$1:.B$1048576];[$actions_all.$B33])" office:value-type="string" office:string-value="Tactic" calcext:value-type="string">
            <text:p>Tactic</text:p>
          </table:table-cell>
          <table:table-cell table:number-matrix-columns-spanned="1" table:number-matrix-rows-spanned="1" table:formula="of:=INDEX([$actions.C$1:.C$1048576];[$actions_all.$B33])" office:value-type="string" office:string-value="RUS" calcext:value-type="string">
            <text:p>RUS</text:p>
          </table:table-cell>
          <table:table-cell table:number-matrix-columns-spanned="1" table:number-matrix-rows-spanned="1" table:formula="of:=INDEX([$actions.D$1:.D$1048576];[$actions_all.$B33])" office:value-type="string" office:string-value="Ignore the effects of a tactic card." calcext:value-type="string">
            <text:p>Ignore the effects of a tactic card.</text:p>
          </table:table-cell>
          <table:table-cell table:number-matrix-columns-spanned="1" table:number-matrix-rows-spanned="1" table:formula="of:=INDEX([$actions.E$1:.E$1048576];[$actions_all.$B33])" office:value-type="string" office:string-value="Images/putingun.jpg" calcext:value-type="string">
            <text:p>Images/putingun.jpg</text:p>
          </table:table-cell>
          <table:table-cell table:number-matrix-columns-spanned="1" table:number-matrix-rows-spanned="1" table:formula="of:=INDEX([$actions.F$1:.F$1048576];[$actions_all.$B33])" office:value-type="string" office:string-value="&#10;" calcext:value-type="string">
            <text:p/>
            <text:p/>
          </table:table-cell>
          <table:table-cell table:number-matrix-columns-spanned="1" table:number-matrix-rows-spanned="1" table:formula="of:=INDEX([$actions.G$1:.G$1048576];[$actions_all.$B33])"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8" calcext:value-type="float">
            <text:p>18</text:p>
          </table:table-cell>
          <table:table-cell office:value-type="string" calcext:value-type="string">
            <text:p>Tactic A</text:p>
          </table:table-cell>
          <table:table-cell table:number-matrix-columns-spanned="1" table:number-matrix-rows-spanned="1" table:formula="of:=INDEX([$actions.A$1:.A$1048576];[$actions_all.$B34])" office:value-type="string" office:string-value="Scorched Earth" calcext:value-type="string">
            <text:p>Scorched Earth</text:p>
          </table:table-cell>
          <table:table-cell table:number-matrix-columns-spanned="1" table:number-matrix-rows-spanned="1" table:formula="of:=INDEX([$actions.B$1:.B$1048576];[$actions_all.$B34])" office:value-type="string" office:string-value="Tactic" calcext:value-type="string">
            <text:p>Tactic</text:p>
          </table:table-cell>
          <table:table-cell table:number-matrix-columns-spanned="1" table:number-matrix-rows-spanned="1" table:formula="of:=INDEX([$actions.C$1:.C$1048576];[$actions_all.$B34])" office:value-type="string" office:string-value="RUS" calcext:value-type="string">
            <text:p>RUS</text:p>
          </table:table-cell>
          <table:table-cell table:number-matrix-columns-spanned="1" table:number-matrix-rows-spanned="1" table:formula="of:=INDEX([$actions.D$1:.D$1048576];[$actions_all.$B34])" office:value-type="string" office:string-value="Destroy one territory belonging to your opponent that is under your control." calcext:value-type="string">
            <text:p>Destroy one territory belonging to your opponent that is under your control.</text:p>
          </table:table-cell>
          <table:table-cell table:number-matrix-columns-spanned="1" table:number-matrix-rows-spanned="1" table:formula="of:=INDEX([$actions.E$1:.E$1048576];[$actions_all.$B34])" office:value-type="string" office:string-value="Images/scorched.jpg" calcext:value-type="string">
            <text:p>Images/scorched.jpg</text:p>
          </table:table-cell>
          <table:table-cell table:number-matrix-columns-spanned="1" table:number-matrix-rows-spanned="1" table:formula="of:=INDEX([$actions.F$1:.F$1048576];[$actions_all.$B34])" office:value-type="string" office:string-value="&#10;" calcext:value-type="string">
            <text:p/>
            <text:p/>
          </table:table-cell>
          <table:table-cell table:number-matrix-columns-spanned="1" table:number-matrix-rows-spanned="1" table:formula="of:=INDEX([$actions.G$1:.G$1048576];[$actions_all.$B34])"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8" calcext:value-type="float">
            <text:p>18</text:p>
          </table:table-cell>
          <table:table-cell office:value-type="string" calcext:value-type="string">
            <text:p>Tactic B</text:p>
          </table:table-cell>
          <table:table-cell table:number-matrix-columns-spanned="1" table:number-matrix-rows-spanned="1" table:formula="of:=INDEX([$actions.A$1:.A$1048576];[$actions_all.$B35])" office:value-type="string" office:string-value="Scorched Earth" calcext:value-type="string">
            <text:p>Scorched Earth</text:p>
          </table:table-cell>
          <table:table-cell table:number-matrix-columns-spanned="1" table:number-matrix-rows-spanned="1" table:formula="of:=INDEX([$actions.B$1:.B$1048576];[$actions_all.$B35])" office:value-type="string" office:string-value="Tactic" calcext:value-type="string">
            <text:p>Tactic</text:p>
          </table:table-cell>
          <table:table-cell table:number-matrix-columns-spanned="1" table:number-matrix-rows-spanned="1" table:formula="of:=INDEX([$actions.C$1:.C$1048576];[$actions_all.$B35])" office:value-type="string" office:string-value="RUS" calcext:value-type="string">
            <text:p>RUS</text:p>
          </table:table-cell>
          <table:table-cell table:number-matrix-columns-spanned="1" table:number-matrix-rows-spanned="1" table:formula="of:=INDEX([$actions.D$1:.D$1048576];[$actions_all.$B35])" office:value-type="string" office:string-value="Destroy one territory belonging to your opponent that is under your control." calcext:value-type="string">
            <text:p>Destroy one territory belonging to your opponent that is under your control.</text:p>
          </table:table-cell>
          <table:table-cell table:number-matrix-columns-spanned="1" table:number-matrix-rows-spanned="1" table:formula="of:=INDEX([$actions.E$1:.E$1048576];[$actions_all.$B35])" office:value-type="string" office:string-value="Images/scorched.jpg" calcext:value-type="string">
            <text:p>Images/scorched.jpg</text:p>
          </table:table-cell>
          <table:table-cell table:number-matrix-columns-spanned="1" table:number-matrix-rows-spanned="1" table:formula="of:=INDEX([$actions.F$1:.F$1048576];[$actions_all.$B35])" office:value-type="string" office:string-value="&#10;" calcext:value-type="string">
            <text:p/>
            <text:p/>
          </table:table-cell>
          <table:table-cell table:number-matrix-columns-spanned="1" table:number-matrix-rows-spanned="1" table:formula="of:=INDEX([$actions.G$1:.G$1048576];[$actions_all.$B35])"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8" calcext:value-type="float">
            <text:p>28</text:p>
          </table:table-cell>
          <table:table-cell office:value-type="string" calcext:value-type="string">
            <text:p>Tactic A</text:p>
          </table:table-cell>
          <table:table-cell table:number-matrix-columns-spanned="1" table:number-matrix-rows-spanned="1" table:formula="of:=INDEX([$actions.A$1:.A$1048576];[$actions_all.$B36])" office:value-type="string" office:string-value="Rapid Mobilization" calcext:value-type="string">
            <text:p>Rapid Mobilization</text:p>
          </table:table-cell>
          <table:table-cell table:number-matrix-columns-spanned="1" table:number-matrix-rows-spanned="1" table:formula="of:=INDEX([$actions.B$1:.B$1048576];[$actions_all.$B36])" office:value-type="string" office:string-value="Tactic" calcext:value-type="string">
            <text:p>Tactic</text:p>
          </table:table-cell>
          <table:table-cell table:number-matrix-columns-spanned="1" table:number-matrix-rows-spanned="1" table:formula="of:=INDEX([$actions.C$1:.C$1048576];[$actions_all.$B36])" office:value-type="string" office:string-value="RUS" calcext:value-type="string">
            <text:p>RUS</text:p>
          </table:table-cell>
          <table:table-cell table:number-matrix-columns-spanned="1" table:number-matrix-rows-spanned="1" table:formula="of:=INDEX([$actions.D$1:.D$1048576];[$actions_all.$B36])" office:value-type="string" office:string-value="Search your library for military asset cards whose combined logistics is equal to or less than 4, put those cards into your hand, then shuffle your library." calcext:value-type="string">
            <text:p>Search your library for military asset cards whose combined logistics is equal to or less than 4, put those cards into your hand, then shuffle your library.</text:p>
          </table:table-cell>
          <table:table-cell table:number-matrix-columns-spanned="1" table:number-matrix-rows-spanned="1" table:formula="of:=INDEX([$actions.E$1:.E$1048576];[$actions_all.$B36])" office:value-type="string" office:string-value="Images/mobilization.jpg" calcext:value-type="string">
            <text:p>Images/mobilization.jpg</text:p>
          </table:table-cell>
          <table:table-cell table:number-matrix-columns-spanned="1" table:number-matrix-rows-spanned="1" table:formula="of:=INDEX([$actions.F$1:.F$1048576];[$actions_all.$B36])" office:value-type="string" office:string-value="&#10;" calcext:value-type="string">
            <text:p/>
            <text:p/>
          </table:table-cell>
          <table:table-cell table:number-matrix-columns-spanned="1" table:number-matrix-rows-spanned="1" table:formula="of:=INDEX([$actions.G$1:.G$1048576];[$actions_all.$B36])"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8" calcext:value-type="float">
            <text:p>28</text:p>
          </table:table-cell>
          <table:table-cell office:value-type="string" calcext:value-type="string">
            <text:p>Tactic B</text:p>
          </table:table-cell>
          <table:table-cell table:number-matrix-columns-spanned="1" table:number-matrix-rows-spanned="1" table:formula="of:=INDEX([$actions.A$1:.A$1048576];[$actions_all.$B37])" office:value-type="string" office:string-value="Rapid Mobilization" calcext:value-type="string">
            <text:p>Rapid Mobilization</text:p>
          </table:table-cell>
          <table:table-cell table:number-matrix-columns-spanned="1" table:number-matrix-rows-spanned="1" table:formula="of:=INDEX([$actions.B$1:.B$1048576];[$actions_all.$B37])" office:value-type="string" office:string-value="Tactic" calcext:value-type="string">
            <text:p>Tactic</text:p>
          </table:table-cell>
          <table:table-cell table:number-matrix-columns-spanned="1" table:number-matrix-rows-spanned="1" table:formula="of:=INDEX([$actions.C$1:.C$1048576];[$actions_all.$B37])" office:value-type="string" office:string-value="RUS" calcext:value-type="string">
            <text:p>RUS</text:p>
          </table:table-cell>
          <table:table-cell table:number-matrix-columns-spanned="1" table:number-matrix-rows-spanned="1" table:formula="of:=INDEX([$actions.D$1:.D$1048576];[$actions_all.$B37])" office:value-type="string" office:string-value="Search your library for military asset cards whose combined logistics is equal to or less than 4, put those cards into your hand, then shuffle your library." calcext:value-type="string">
            <text:p>Search your library for military asset cards whose combined logistics is equal to or less than 4, put those cards into your hand, then shuffle your library.</text:p>
          </table:table-cell>
          <table:table-cell table:number-matrix-columns-spanned="1" table:number-matrix-rows-spanned="1" table:formula="of:=INDEX([$actions.E$1:.E$1048576];[$actions_all.$B37])" office:value-type="string" office:string-value="Images/mobilization.jpg" calcext:value-type="string">
            <text:p>Images/mobilization.jpg</text:p>
          </table:table-cell>
          <table:table-cell table:number-matrix-columns-spanned="1" table:number-matrix-rows-spanned="1" table:formula="of:=INDEX([$actions.F$1:.F$1048576];[$actions_all.$B37])" office:value-type="string" office:string-value="&#10;" calcext:value-type="string">
            <text:p/>
            <text:p/>
          </table:table-cell>
          <table:table-cell table:number-matrix-columns-spanned="1" table:number-matrix-rows-spanned="1" table:formula="of:=INDEX([$actions.G$1:.G$1048576];[$actions_all.$B37])"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3" calcext:value-type="float">
            <text:p>13</text:p>
          </table:table-cell>
          <table:table-cell office:value-type="string" calcext:value-type="string">
            <text:p>Strategy A</text:p>
          </table:table-cell>
          <table:table-cell table:number-matrix-columns-spanned="1" table:number-matrix-rows-spanned="1" table:formula="of:=INDEX([$actions.A$1:.A$1048576];[$actions_all.$B38])" office:value-type="string" office:string-value="The Long Winter" calcext:value-type="string">
            <text:p>The Long Winter</text:p>
          </table:table-cell>
          <table:table-cell table:number-matrix-columns-spanned="1" table:number-matrix-rows-spanned="1" table:formula="of:=INDEX([$actions.B$1:.B$1048576];[$actions_all.$B38])" office:value-type="string" office:string-value="Strategy" calcext:value-type="string">
            <text:p>Strategy</text:p>
          </table:table-cell>
          <table:table-cell table:number-matrix-columns-spanned="1" table:number-matrix-rows-spanned="1" table:formula="of:=INDEX([$actions.C$1:.C$1048576];[$actions_all.$B38])" office:value-type="string" office:string-value="RUS" calcext:value-type="string">
            <text:p>RUS</text:p>
          </table:table-cell>
          <table:table-cell table:number-matrix-columns-spanned="1" table:number-matrix-rows-spanned="1" table:formula="of:=INDEX([$actions.D$1:.D$1048576];[$actions_all.$B38])" office:value-type="string" office:string-value="Both players must discard 2 cards from their deck at the end of each turn." calcext:value-type="string">
            <text:p>Both players must discard 2 cards from their deck at the end of each turn.</text:p>
          </table:table-cell>
          <table:table-cell table:number-matrix-columns-spanned="1" table:number-matrix-rows-spanned="1" table:formula="of:=INDEX([$actions.E$1:.E$1048576];[$actions_all.$B38])" office:value-type="string" office:string-value="Images/winter.jpg" calcext:value-type="string">
            <text:p>Images/winter.jpg</text:p>
          </table:table-cell>
          <table:table-cell table:number-matrix-columns-spanned="1" table:number-matrix-rows-spanned="1" table:formula="of:=INDEX([$actions.F$1:.F$1048576];[$actions_all.$B38])" office:value-type="string" office:string-value="&#10;" calcext:value-type="string">
            <text:p/>
            <text:p/>
          </table:table-cell>
          <table:table-cell table:number-matrix-columns-spanned="1" table:number-matrix-rows-spanned="1" table:formula="of:=INDEX([$actions.G$1:.G$1048576];[$actions_all.$B38])"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3" calcext:value-type="float">
            <text:p>13</text:p>
          </table:table-cell>
          <table:table-cell office:value-type="string" calcext:value-type="string">
            <text:p>Strategy B</text:p>
          </table:table-cell>
          <table:table-cell table:number-matrix-columns-spanned="1" table:number-matrix-rows-spanned="1" table:formula="of:=INDEX([$actions.A$1:.A$1048576];[$actions_all.$B39])" office:value-type="string" office:string-value="The Long Winter" calcext:value-type="string">
            <text:p>The Long Winter</text:p>
          </table:table-cell>
          <table:table-cell table:number-matrix-columns-spanned="1" table:number-matrix-rows-spanned="1" table:formula="of:=INDEX([$actions.B$1:.B$1048576];[$actions_all.$B39])" office:value-type="string" office:string-value="Strategy" calcext:value-type="string">
            <text:p>Strategy</text:p>
          </table:table-cell>
          <table:table-cell table:number-matrix-columns-spanned="1" table:number-matrix-rows-spanned="1" table:formula="of:=INDEX([$actions.C$1:.C$1048576];[$actions_all.$B39])" office:value-type="string" office:string-value="RUS" calcext:value-type="string">
            <text:p>RUS</text:p>
          </table:table-cell>
          <table:table-cell table:number-matrix-columns-spanned="1" table:number-matrix-rows-spanned="1" table:formula="of:=INDEX([$actions.D$1:.D$1048576];[$actions_all.$B39])" office:value-type="string" office:string-value="Both players must discard 2 cards from their deck at the end of each turn." calcext:value-type="string">
            <text:p>Both players must discard 2 cards from their deck at the end of each turn.</text:p>
          </table:table-cell>
          <table:table-cell table:number-matrix-columns-spanned="1" table:number-matrix-rows-spanned="1" table:formula="of:=INDEX([$actions.E$1:.E$1048576];[$actions_all.$B39])" office:value-type="string" office:string-value="Images/winter.jpg" calcext:value-type="string">
            <text:p>Images/winter.jpg</text:p>
          </table:table-cell>
          <table:table-cell table:number-matrix-columns-spanned="1" table:number-matrix-rows-spanned="1" table:formula="of:=INDEX([$actions.F$1:.F$1048576];[$actions_all.$B39])" office:value-type="string" office:string-value="&#10;" calcext:value-type="string">
            <text:p/>
            <text:p/>
          </table:table-cell>
          <table:table-cell table:number-matrix-columns-spanned="1" table:number-matrix-rows-spanned="1" table:formula="of:=INDEX([$actions.G$1:.G$1048576];[$actions_all.$B39])"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4" calcext:value-type="float">
            <text:p>14</text:p>
          </table:table-cell>
          <table:table-cell office:value-type="string" calcext:value-type="string">
            <text:p>Strategy A</text:p>
          </table:table-cell>
          <table:table-cell table:number-matrix-columns-spanned="1" table:number-matrix-rows-spanned="1" table:formula="of:=INDEX([$actions.A$1:.A$1048576];[$actions_all.$B40])" office:value-type="string" office:string-value="State-Controlled Media" calcext:value-type="string">
            <text:p>State-Controlled Media</text:p>
          </table:table-cell>
          <table:table-cell table:number-matrix-columns-spanned="1" table:number-matrix-rows-spanned="1" table:formula="of:=INDEX([$actions.B$1:.B$1048576];[$actions_all.$B40])" office:value-type="string" office:string-value="Strategy" calcext:value-type="string">
            <text:p>Strategy</text:p>
          </table:table-cell>
          <table:table-cell table:number-matrix-columns-spanned="1" table:number-matrix-rows-spanned="1" table:formula="of:=INDEX([$actions.C$1:.C$1048576];[$actions_all.$B40])" office:value-type="string" office:string-value="RUS" calcext:value-type="string">
            <text:p>RUS</text:p>
          </table:table-cell>
          <table:table-cell table:number-matrix-columns-spanned="1" table:number-matrix-rows-spanned="1" table:formula="of:=INDEX([$actions.D$1:.D$1048576];[$actions_all.$B40])" office:value-type="string" office:string-value="Whenever you destroy a ship of logistics cost 3 or greater, you may look at the top card of your deck and may choose to put it on the bottom of your deck." calcext:value-type="string">
            <text:p>Whenever you destroy a ship of logistics cost 3 or greater, you may look at the top card of your deck and may choose to put it on the bottom of your deck.</text:p>
          </table:table-cell>
          <table:table-cell table:number-matrix-columns-spanned="1" table:number-matrix-rows-spanned="1" table:formula="of:=INDEX([$actions.E$1:.E$1048576];[$actions_all.$B40])" office:value-type="string" office:string-value="Images/statemedia.jpg" calcext:value-type="string">
            <text:p>Images/statemedia.jpg</text:p>
          </table:table-cell>
          <table:table-cell table:number-matrix-columns-spanned="1" table:number-matrix-rows-spanned="1" table:formula="of:=INDEX([$actions.F$1:.F$1048576];[$actions_all.$B40])" office:value-type="string" office:string-value="&#10;" calcext:value-type="string">
            <text:p/>
            <text:p/>
          </table:table-cell>
          <table:table-cell table:number-matrix-columns-spanned="1" table:number-matrix-rows-spanned="1" table:formula="of:=INDEX([$actions.G$1:.G$1048576];[$actions_all.$B40])"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4" calcext:value-type="float">
            <text:p>14</text:p>
          </table:table-cell>
          <table:table-cell office:value-type="string" calcext:value-type="string">
            <text:p>Strategy B</text:p>
          </table:table-cell>
          <table:table-cell table:number-matrix-columns-spanned="1" table:number-matrix-rows-spanned="1" table:formula="of:=INDEX([$actions.A$1:.A$1048576];[$actions_all.$B41])" office:value-type="string" office:string-value="State-Controlled Media" calcext:value-type="string">
            <text:p>State-Controlled Media</text:p>
          </table:table-cell>
          <table:table-cell table:number-matrix-columns-spanned="1" table:number-matrix-rows-spanned="1" table:formula="of:=INDEX([$actions.B$1:.B$1048576];[$actions_all.$B41])" office:value-type="string" office:string-value="Strategy" calcext:value-type="string">
            <text:p>Strategy</text:p>
          </table:table-cell>
          <table:table-cell table:number-matrix-columns-spanned="1" table:number-matrix-rows-spanned="1" table:formula="of:=INDEX([$actions.C$1:.C$1048576];[$actions_all.$B41])" office:value-type="string" office:string-value="RUS" calcext:value-type="string">
            <text:p>RUS</text:p>
          </table:table-cell>
          <table:table-cell table:number-matrix-columns-spanned="1" table:number-matrix-rows-spanned="1" table:formula="of:=INDEX([$actions.D$1:.D$1048576];[$actions_all.$B41])" office:value-type="string" office:string-value="Whenever you destroy a ship of logistics cost 3 or greater, you may look at the top card of your deck and may choose to put it on the bottom of your deck." calcext:value-type="string">
            <text:p>Whenever you destroy a ship of logistics cost 3 or greater, you may look at the top card of your deck and may choose to put it on the bottom of your deck.</text:p>
          </table:table-cell>
          <table:table-cell table:number-matrix-columns-spanned="1" table:number-matrix-rows-spanned="1" table:formula="of:=INDEX([$actions.E$1:.E$1048576];[$actions_all.$B41])" office:value-type="string" office:string-value="Images/statemedia.jpg" calcext:value-type="string">
            <text:p>Images/statemedia.jpg</text:p>
          </table:table-cell>
          <table:table-cell table:number-matrix-columns-spanned="1" table:number-matrix-rows-spanned="1" table:formula="of:=INDEX([$actions.F$1:.F$1048576];[$actions_all.$B41])" office:value-type="string" office:string-value="&#10;" calcext:value-type="string">
            <text:p/>
            <text:p/>
          </table:table-cell>
          <table:table-cell table:number-matrix-columns-spanned="1" table:number-matrix-rows-spanned="1" table:formula="of:=INDEX([$actions.G$1:.G$1048576];[$actions_all.$B41])"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7" calcext:value-type="float">
            <text:p>17</text:p>
          </table:table-cell>
          <table:table-cell office:value-type="string" calcext:value-type="string">
            <text:p>Strategy A</text:p>
          </table:table-cell>
          <table:table-cell table:number-matrix-columns-spanned="1" table:number-matrix-rows-spanned="1" table:formula="of:=INDEX([$actions.A$1:.A$1048576];[$actions_all.$B42])" office:value-type="string" office:string-value="The Russians Used a Pencil" calcext:value-type="string">
            <text:p>The Russians Used a Pencil</text:p>
          </table:table-cell>
          <table:table-cell table:number-matrix-columns-spanned="1" table:number-matrix-rows-spanned="1" table:formula="of:=INDEX([$actions.B$1:.B$1048576];[$actions_all.$B42])" office:value-type="string" office:string-value="Strategy" calcext:value-type="string">
            <text:p>Strategy</text:p>
          </table:table-cell>
          <table:table-cell table:number-matrix-columns-spanned="1" table:number-matrix-rows-spanned="1" table:formula="of:=INDEX([$actions.C$1:.C$1048576];[$actions_all.$B42])" office:value-type="string" office:string-value="RUS" calcext:value-type="string">
            <text:p>RUS</text:p>
          </table:table-cell>
          <table:table-cell table:number-matrix-columns-spanned="1" table:number-matrix-rows-spanned="1" table:formula="of:=INDEX([$actions.D$1:.D$1048576];[$actions_all.$B42])" office:value-type="string" office:string-value="Each military asset you control requires 1 less logistics, with a minimum of 1 per military asset." calcext:value-type="string">
            <text:p>Each military asset you control requires 1 less logistics, with a minimum of 1 per military asset.</text:p>
          </table:table-cell>
          <table:table-cell table:number-matrix-columns-spanned="1" table:number-matrix-rows-spanned="1" table:formula="of:=INDEX([$actions.E$1:.E$1048576];[$actions_all.$B42])" office:value-type="string" office:string-value="Images/sputnik.jpg" calcext:value-type="string">
            <text:p>Images/sputnik.jpg</text:p>
          </table:table-cell>
          <table:table-cell table:number-matrix-columns-spanned="1" table:number-matrix-rows-spanned="1" table:formula="of:=INDEX([$actions.F$1:.F$1048576];[$actions_all.$B42])" office:value-type="string" office:string-value="&#10;" calcext:value-type="string">
            <text:p/>
            <text:p/>
          </table:table-cell>
          <table:table-cell table:number-matrix-columns-spanned="1" table:number-matrix-rows-spanned="1" table:formula="of:=INDEX([$actions.G$1:.G$1048576];[$actions_all.$B42])"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7" calcext:value-type="float">
            <text:p>17</text:p>
          </table:table-cell>
          <table:table-cell office:value-type="string" calcext:value-type="string">
            <text:p>Strategy B</text:p>
          </table:table-cell>
          <table:table-cell table:number-matrix-columns-spanned="1" table:number-matrix-rows-spanned="1" table:formula="of:=INDEX([$actions.A$1:.A$1048576];[$actions_all.$B43])" office:value-type="string" office:string-value="The Russians Used a Pencil" calcext:value-type="string">
            <text:p>The Russians Used a Pencil</text:p>
          </table:table-cell>
          <table:table-cell table:number-matrix-columns-spanned="1" table:number-matrix-rows-spanned="1" table:formula="of:=INDEX([$actions.B$1:.B$1048576];[$actions_all.$B43])" office:value-type="string" office:string-value="Strategy" calcext:value-type="string">
            <text:p>Strategy</text:p>
          </table:table-cell>
          <table:table-cell table:number-matrix-columns-spanned="1" table:number-matrix-rows-spanned="1" table:formula="of:=INDEX([$actions.C$1:.C$1048576];[$actions_all.$B43])" office:value-type="string" office:string-value="RUS" calcext:value-type="string">
            <text:p>RUS</text:p>
          </table:table-cell>
          <table:table-cell table:number-matrix-columns-spanned="1" table:number-matrix-rows-spanned="1" table:formula="of:=INDEX([$actions.D$1:.D$1048576];[$actions_all.$B43])" office:value-type="string" office:string-value="Each military asset you control requires 1 less logistics, with a minimum of 1 per military asset." calcext:value-type="string">
            <text:p>Each military asset you control requires 1 less logistics, with a minimum of 1 per military asset.</text:p>
          </table:table-cell>
          <table:table-cell table:number-matrix-columns-spanned="1" table:number-matrix-rows-spanned="1" table:formula="of:=INDEX([$actions.E$1:.E$1048576];[$actions_all.$B43])" office:value-type="string" office:string-value="Images/sputnik.jpg" calcext:value-type="string">
            <text:p>Images/sputnik.jpg</text:p>
          </table:table-cell>
          <table:table-cell table:number-matrix-columns-spanned="1" table:number-matrix-rows-spanned="1" table:formula="of:=INDEX([$actions.F$1:.F$1048576];[$actions_all.$B43])" office:value-type="string" office:string-value="&#10;" calcext:value-type="string">
            <text:p/>
            <text:p/>
          </table:table-cell>
          <table:table-cell table:number-matrix-columns-spanned="1" table:number-matrix-rows-spanned="1" table:formula="of:=INDEX([$actions.G$1:.G$1048576];[$actions_all.$B43])"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7" calcext:value-type="float">
            <text:p>27</text:p>
          </table:table-cell>
          <table:table-cell office:value-type="string" calcext:value-type="string">
            <text:p>Strategy A</text:p>
          </table:table-cell>
          <table:table-cell table:number-matrix-columns-spanned="1" table:number-matrix-rows-spanned="1" table:formula="of:=INDEX([$actions.A$1:.A$1048576];[$actions_all.$B44])" office:value-type="string" office:string-value="Strategic Destabilization" calcext:value-type="string">
            <text:p>Strategic Destabilization</text:p>
          </table:table-cell>
          <table:table-cell table:number-matrix-columns-spanned="1" table:number-matrix-rows-spanned="1" table:formula="of:=INDEX([$actions.B$1:.B$1048576];[$actions_all.$B44])" office:value-type="string" office:string-value="Strategy" calcext:value-type="string">
            <text:p>Strategy</text:p>
          </table:table-cell>
          <table:table-cell table:number-matrix-columns-spanned="1" table:number-matrix-rows-spanned="1" table:formula="of:=INDEX([$actions.C$1:.C$1048576];[$actions_all.$B44])" office:value-type="string" office:string-value="RUS" calcext:value-type="string">
            <text:p>RUS</text:p>
          </table:table-cell>
          <table:table-cell table:number-matrix-columns-spanned="1" table:number-matrix-rows-spanned="1" table:formula="of:=INDEX([$actions.D$1:.D$1048576];[$actions_all.$B44])" office:value-type="string" office:string-value="Your opponents territories provide 1 less logistics." calcext:value-type="string">
            <text:p>Your opponents territories provide 1 less logistics.</text:p>
          </table:table-cell>
          <table:table-cell table:number-matrix-columns-spanned="1" table:number-matrix-rows-spanned="1" table:formula="of:=INDEX([$actions.E$1:.E$1048576];[$actions_all.$B44])" office:value-type="string" office:string-value="Images/electricgrid.jpg" calcext:value-type="string">
            <text:p>Images/electricgrid.jpg</text:p>
          </table:table-cell>
          <table:table-cell table:number-matrix-columns-spanned="1" table:number-matrix-rows-spanned="1" table:formula="of:=INDEX([$actions.F$1:.F$1048576];[$actions_all.$B44])" office:value-type="string" office:string-value="&#10;" calcext:value-type="string">
            <text:p/>
            <text:p/>
          </table:table-cell>
          <table:table-cell table:number-matrix-columns-spanned="1" table:number-matrix-rows-spanned="1" table:formula="of:=INDEX([$actions.G$1:.G$1048576];[$actions_all.$B44])"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7" calcext:value-type="float">
            <text:p>27</text:p>
          </table:table-cell>
          <table:table-cell office:value-type="string" calcext:value-type="string">
            <text:p>Strategy B</text:p>
          </table:table-cell>
          <table:table-cell table:number-matrix-columns-spanned="1" table:number-matrix-rows-spanned="1" table:formula="of:=INDEX([$actions.A$1:.A$1048576];[$actions_all.$B45])" office:value-type="string" office:string-value="Strategic Destabilization" calcext:value-type="string">
            <text:p>Strategic Destabilization</text:p>
          </table:table-cell>
          <table:table-cell table:number-matrix-columns-spanned="1" table:number-matrix-rows-spanned="1" table:formula="of:=INDEX([$actions.B$1:.B$1048576];[$actions_all.$B45])" office:value-type="string" office:string-value="Strategy" calcext:value-type="string">
            <text:p>Strategy</text:p>
          </table:table-cell>
          <table:table-cell table:number-matrix-columns-spanned="1" table:number-matrix-rows-spanned="1" table:formula="of:=INDEX([$actions.C$1:.C$1048576];[$actions_all.$B45])" office:value-type="string" office:string-value="RUS" calcext:value-type="string">
            <text:p>RUS</text:p>
          </table:table-cell>
          <table:table-cell table:number-matrix-columns-spanned="1" table:number-matrix-rows-spanned="1" table:formula="of:=INDEX([$actions.D$1:.D$1048576];[$actions_all.$B45])" office:value-type="string" office:string-value="Your opponents territories provide 1 less logistics." calcext:value-type="string">
            <text:p>Your opponents territories provide 1 less logistics.</text:p>
          </table:table-cell>
          <table:table-cell table:number-matrix-columns-spanned="1" table:number-matrix-rows-spanned="1" table:formula="of:=INDEX([$actions.E$1:.E$1048576];[$actions_all.$B45])" office:value-type="string" office:string-value="Images/electricgrid.jpg" calcext:value-type="string">
            <text:p>Images/electricgrid.jpg</text:p>
          </table:table-cell>
          <table:table-cell table:number-matrix-columns-spanned="1" table:number-matrix-rows-spanned="1" table:formula="of:=INDEX([$actions.F$1:.F$1048576];[$actions_all.$B45])" office:value-type="string" office:string-value="&#10;" calcext:value-type="string">
            <text:p/>
            <text:p/>
          </table:table-cell>
          <table:table-cell table:number-matrix-columns-spanned="1" table:number-matrix-rows-spanned="1" table:formula="of:=INDEX([$actions.G$1:.G$1048576];[$actions_all.$B45])" office:value-type="string" office:string-value="0.0.1" calcext:value-type="string">
            <text:p>0.0.1</text:p>
          </table:table-cell>
          <table:table-cell table:number-columns-repeated="54"/>
        </table:table-row>
        <table:table-row table:style-name="ro1" table:number-rows-repeated="1048530">
          <table:table-cell table:number-columns-repeated="64"/>
        </table:table-row>
        <table:table-row table:style-name="ro1">
          <table:table-cell table:number-columns-repeated="64"/>
        </table:table-row>
      </table:table>
      <table:table table:name="actions_us_start" table:style-name="ta11">
        <table:table-column table:style-name="co2" table:number-columns-repeated="2" table:default-cell-style-name="Default"/>
        <table:table-column table:style-name="co49" table:default-cell-style-name="Default"/>
        <table:table-column table:style-name="co50" table:default-cell-style-name="Default"/>
        <table:table-column table:style-name="co2" table:number-columns-repeated="60" table:default-cell-style-name="Default"/>
        <table:table-row table:style-name="ro1">
          <table:table-cell office:value-type="string" calcext:value-type="string">
            <text:p>Duplication</text:p>
          </table:table-cell>
          <table:table-cell office:value-type="string" calcext:value-type="string">
            <text:p>Class</text:p>
          </table:table-cell>
          <table:table-cell office:value-type="string" calcext:value-type="string">
            <text:p>Name</text:p>
          </table:table-cell>
          <table:table-cell table:formula="of:=[$actions.A1]" office:value-type="string" office:string-value="Title" calcext:value-type="string">
            <text:p>Title</text:p>
          </table:table-cell>
          <table:table-cell table:formula="of:=[$actions.B1]" office:value-type="string" office:string-value="Type" calcext:value-type="string">
            <text:p>Type</text:p>
          </table:table-cell>
          <table:table-cell table:formula="of:=[$actions.C1]" office:value-type="string" office:string-value="Roster" calcext:value-type="string">
            <text:p>Roster</text:p>
          </table:table-cell>
          <table:table-cell table:formula="of:=[$actions.D1]" office:value-type="string" office:string-value="Description" calcext:value-type="string">
            <text:p>Description</text:p>
          </table:table-cell>
          <table:table-cell table:formula="of:=[$actions.E1]" office:value-type="string" office:string-value="Image" calcext:value-type="string">
            <text:p>Image</text:p>
          </table:table-cell>
          <table:table-cell table:formula="of:=[$actions.F1]" office:value-type="string" office:string-value="FlavorText" calcext:value-type="string">
            <text:p>FlavorText</text:p>
          </table:table-cell>
          <table:table-cell table:formula="of:=[$actions.G1]" office:value-type="string" office:string-value="Version" calcext:value-type="string">
            <text:p>Version</text:p>
          </table:table-cell>
          <table:table-cell table:number-columns-repeated="54"/>
        </table:table-row>
        <table:table-row table:style-name="ro20">
          <table:table-cell office:value-type="float" office:value="1" calcext:value-type="float">
            <text:p>1</text:p>
          </table:table-cell>
          <table:table-cell office:value-type="float" office:value="3" calcext:value-type="float">
            <text:p>3</text:p>
          </table:table-cell>
          <table:table-cell office:value-type="string" calcext:value-type="string">
            <text:p>Tactic A</text:p>
          </table:table-cell>
          <table:table-cell table:number-matrix-columns-spanned="1" table:number-matrix-rows-spanned="1" table:formula="of:=INDEX([$actions.A$1:.A$1048576];[$actions_us_start.$B2])" office:value-type="string" office:string-value="Scuttlebutt" calcext:value-type="string">
            <text:p>Scuttlebutt</text:p>
          </table:table-cell>
          <table:table-cell table:number-matrix-columns-spanned="1" table:number-matrix-rows-spanned="1" table:formula="of:=INDEX([$actions.B$1:.B$1048576];[$actions_us_start.$B2])" office:value-type="string" office:string-value="Tactic" calcext:value-type="string">
            <text:p>Tactic</text:p>
          </table:table-cell>
          <table:table-cell table:number-matrix-columns-spanned="1" table:number-matrix-rows-spanned="1" table:formula="of:=INDEX([$actions.C$1:.C$1048576];[$actions_us_start.$B2])" office:value-type="string" office:string-value="USN" calcext:value-type="string">
            <text:p>USN</text:p>
          </table:table-cell>
          <table:table-cell table:number-matrix-columns-spanned="1" table:number-matrix-rows-spanned="1" table:formula="of:=INDEX([$actions.D$1:.D$1048576];[$actions_us_start.$B2])" office:value-type="string" office:string-value="Look at and reorder the top 4 cards of your deck. You may put any number on the bottom of your deck." calcext:value-type="string">
            <text:p>Look at and reorder the top 4 cards of your deck. You may put any number on the bottom of your deck.</text:p>
          </table:table-cell>
          <table:table-cell table:number-matrix-columns-spanned="1" table:number-matrix-rows-spanned="1" table:formula="of:=INDEX([$actions.E$1:.E$1048576];[$actions_us_start.$B2])" office:value-type="string" office:string-value="Images/scuttlebutt.jpeg" calcext:value-type="string">
            <text:p>Images/scuttlebutt.jpeg</text:p>
          </table:table-cell>
          <table:table-cell table:number-matrix-columns-spanned="1" table:number-matrix-rows-spanned="1" table:formula="of:=INDEX([$actions.F$1:.F$1048576];[$actions_us_start.$B2])" office:value-type="string" office:string-value="&#10;" calcext:value-type="string">
            <text:p/>
            <text:p/>
          </table:table-cell>
          <table:table-cell table:number-matrix-columns-spanned="1" table:number-matrix-rows-spanned="1" table:formula="of:=INDEX([$actions.G$1:.G$1048576];[$actions_us_start.$B2])"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3" calcext:value-type="float">
            <text:p>3</text:p>
          </table:table-cell>
          <table:table-cell office:value-type="string" calcext:value-type="string">
            <text:p>Tactic B</text:p>
          </table:table-cell>
          <table:table-cell table:number-matrix-columns-spanned="1" table:number-matrix-rows-spanned="1" table:formula="of:=INDEX([$actions.A$1:.A$1048576];[$actions_us_start.$B3])" office:value-type="string" office:string-value="Scuttlebutt" calcext:value-type="string">
            <text:p>Scuttlebutt</text:p>
          </table:table-cell>
          <table:table-cell table:number-matrix-columns-spanned="1" table:number-matrix-rows-spanned="1" table:formula="of:=INDEX([$actions.B$1:.B$1048576];[$actions_us_start.$B3])" office:value-type="string" office:string-value="Tactic" calcext:value-type="string">
            <text:p>Tactic</text:p>
          </table:table-cell>
          <table:table-cell table:number-matrix-columns-spanned="1" table:number-matrix-rows-spanned="1" table:formula="of:=INDEX([$actions.C$1:.C$1048576];[$actions_us_start.$B3])" office:value-type="string" office:string-value="USN" calcext:value-type="string">
            <text:p>USN</text:p>
          </table:table-cell>
          <table:table-cell table:number-matrix-columns-spanned="1" table:number-matrix-rows-spanned="1" table:formula="of:=INDEX([$actions.D$1:.D$1048576];[$actions_us_start.$B3])" office:value-type="string" office:string-value="Look at and reorder the top 4 cards of your deck. You may put any number on the bottom of your deck." calcext:value-type="string">
            <text:p>Look at and reorder the top 4 cards of your deck. You may put any number on the bottom of your deck.</text:p>
          </table:table-cell>
          <table:table-cell table:number-matrix-columns-spanned="1" table:number-matrix-rows-spanned="1" table:formula="of:=INDEX([$actions.E$1:.E$1048576];[$actions_us_start.$B3])" office:value-type="string" office:string-value="Images/scuttlebutt.jpeg" calcext:value-type="string">
            <text:p>Images/scuttlebutt.jpeg</text:p>
          </table:table-cell>
          <table:table-cell table:number-matrix-columns-spanned="1" table:number-matrix-rows-spanned="1" table:formula="of:=INDEX([$actions.F$1:.F$1048576];[$actions_us_start.$B3])" office:value-type="string" office:string-value="&#10;" calcext:value-type="string">
            <text:p/>
            <text:p/>
          </table:table-cell>
          <table:table-cell table:number-matrix-columns-spanned="1" table:number-matrix-rows-spanned="1" table:formula="of:=INDEX([$actions.G$1:.G$1048576];[$actions_us_start.$B3])"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4" calcext:value-type="float">
            <text:p>4</text:p>
          </table:table-cell>
          <table:table-cell office:value-type="string" calcext:value-type="string">
            <text:p>Tactic A</text:p>
          </table:table-cell>
          <table:table-cell table:number-matrix-columns-spanned="1" table:number-matrix-rows-spanned="1" table:formula="of:=INDEX([$actions.A$1:.A$1048576];[$actions_us_start.$B4])" office:value-type="string" office:string-value="AF Is Short On Water" calcext:value-type="string">
            <text:p>AF Is Short On Water</text:p>
          </table:table-cell>
          <table:table-cell table:number-matrix-columns-spanned="1" table:number-matrix-rows-spanned="1" table:formula="of:=INDEX([$actions.B$1:.B$1048576];[$actions_us_start.$B4])" office:value-type="string" office:string-value="Tactic" calcext:value-type="string">
            <text:p>Tactic</text:p>
          </table:table-cell>
          <table:table-cell table:number-matrix-columns-spanned="1" table:number-matrix-rows-spanned="1" table:formula="of:=INDEX([$actions.C$1:.C$1048576];[$actions_us_start.$B4])" office:value-type="string" office:string-value="USN" calcext:value-type="string">
            <text:p>USN</text:p>
          </table:table-cell>
          <table:table-cell table:number-matrix-columns-spanned="1" table:number-matrix-rows-spanned="1" table:formula="of:=INDEX([$actions.D$1:.D$1048576];[$actions_us_start.$B4])" office:value-type="string" office:string-value="Immediately (during this action step) take one military asset card from your hand and put it into play under your control face up; it may attack or defend this turn. This military asset must be otherwise valid to play. " calcext:value-type="string">
            <text:p>Immediately (during this action step) take one military asset card from your hand and put it into play under your control face up; it may attack or defend this turn. This military asset must be otherwise valid to play. </text:p>
          </table:table-cell>
          <table:table-cell table:number-matrix-columns-spanned="1" table:number-matrix-rows-spanned="1" table:formula="of:=INDEX([$actions.E$1:.E$1048576];[$actions_us_start.$B4])" office:value-type="string" office:string-value="Images/midway.jpg" calcext:value-type="string">
            <text:p>Images/midway.jpg</text:p>
          </table:table-cell>
          <table:table-cell table:number-matrix-columns-spanned="1" table:number-matrix-rows-spanned="1" table:formula="of:=INDEX([$actions.F$1:.F$1048576];[$actions_us_start.$B4])" office:value-type="string" office:string-value="&#10;" calcext:value-type="string">
            <text:p/>
            <text:p/>
          </table:table-cell>
          <table:table-cell table:number-matrix-columns-spanned="1" table:number-matrix-rows-spanned="1" table:formula="of:=INDEX([$actions.G$1:.G$1048576];[$actions_us_start.$B4])"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4" calcext:value-type="float">
            <text:p>4</text:p>
          </table:table-cell>
          <table:table-cell office:value-type="string" calcext:value-type="string">
            <text:p>Tactic B</text:p>
          </table:table-cell>
          <table:table-cell table:number-matrix-columns-spanned="1" table:number-matrix-rows-spanned="1" table:formula="of:=INDEX([$actions.A$1:.A$1048576];[$actions_us_start.$B5])" office:value-type="string" office:string-value="AF Is Short On Water" calcext:value-type="string">
            <text:p>AF Is Short On Water</text:p>
          </table:table-cell>
          <table:table-cell table:number-matrix-columns-spanned="1" table:number-matrix-rows-spanned="1" table:formula="of:=INDEX([$actions.B$1:.B$1048576];[$actions_us_start.$B5])" office:value-type="string" office:string-value="Tactic" calcext:value-type="string">
            <text:p>Tactic</text:p>
          </table:table-cell>
          <table:table-cell table:number-matrix-columns-spanned="1" table:number-matrix-rows-spanned="1" table:formula="of:=INDEX([$actions.C$1:.C$1048576];[$actions_us_start.$B5])" office:value-type="string" office:string-value="USN" calcext:value-type="string">
            <text:p>USN</text:p>
          </table:table-cell>
          <table:table-cell table:number-matrix-columns-spanned="1" table:number-matrix-rows-spanned="1" table:formula="of:=INDEX([$actions.D$1:.D$1048576];[$actions_us_start.$B5])" office:value-type="string" office:string-value="Immediately (during this action step) take one military asset card from your hand and put it into play under your control face up; it may attack or defend this turn. This military asset must be otherwise valid to play. " calcext:value-type="string">
            <text:p>Immediately (during this action step) take one military asset card from your hand and put it into play under your control face up; it may attack or defend this turn. This military asset must be otherwise valid to play. </text:p>
          </table:table-cell>
          <table:table-cell table:number-matrix-columns-spanned="1" table:number-matrix-rows-spanned="1" table:formula="of:=INDEX([$actions.E$1:.E$1048576];[$actions_us_start.$B5])" office:value-type="string" office:string-value="Images/midway.jpg" calcext:value-type="string">
            <text:p>Images/midway.jpg</text:p>
          </table:table-cell>
          <table:table-cell table:number-matrix-columns-spanned="1" table:number-matrix-rows-spanned="1" table:formula="of:=INDEX([$actions.F$1:.F$1048576];[$actions_us_start.$B5])" office:value-type="string" office:string-value="&#10;" calcext:value-type="string">
            <text:p/>
            <text:p/>
          </table:table-cell>
          <table:table-cell table:number-matrix-columns-spanned="1" table:number-matrix-rows-spanned="1" table:formula="of:=INDEX([$actions.G$1:.G$1048576];[$actions_us_start.$B5])"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6" calcext:value-type="float">
            <text:p>6</text:p>
          </table:table-cell>
          <table:table-cell office:value-type="string" calcext:value-type="string">
            <text:p>Tactic A</text:p>
          </table:table-cell>
          <table:table-cell table:number-matrix-columns-spanned="1" table:number-matrix-rows-spanned="1" table:formula="of:=INDEX([$actions.A$1:.A$1048576];[$actions_us_start.$B6])" office:value-type="string" office:string-value="KH-11 Key Hole" calcext:value-type="string">
            <text:p>KH-11 Key Hole</text:p>
          </table:table-cell>
          <table:table-cell table:number-matrix-columns-spanned="1" table:number-matrix-rows-spanned="1" table:formula="of:=INDEX([$actions.B$1:.B$1048576];[$actions_us_start.$B6])" office:value-type="string" office:string-value="Tactic" calcext:value-type="string">
            <text:p>Tactic</text:p>
          </table:table-cell>
          <table:table-cell table:number-matrix-columns-spanned="1" table:number-matrix-rows-spanned="1" table:formula="of:=INDEX([$actions.C$1:.C$1048576];[$actions_us_start.$B6])" office:value-type="string" office:string-value="USN" calcext:value-type="string">
            <text:p>USN</text:p>
          </table:table-cell>
          <table:table-cell table:number-matrix-columns-spanned="1" table:number-matrix-rows-spanned="1" table:formula="of:=INDEX([$actions.D$1:.D$1048576];[$actions_us_start.$B6])" office:value-type="string" office:string-value="Flip all military assets your opponent controls face up. You opponent must also reveal their hand." calcext:value-type="string">
            <text:p>Flip all military assets your opponent controls face up. You opponent must also reveal their hand.</text:p>
          </table:table-cell>
          <table:table-cell table:number-matrix-columns-spanned="1" table:number-matrix-rows-spanned="1" table:formula="of:=INDEX([$actions.E$1:.E$1048576];[$actions_us_start.$B6])" office:value-type="string" office:string-value="Images/keyhole.jpg" calcext:value-type="string">
            <text:p>Images/keyhole.jpg</text:p>
          </table:table-cell>
          <table:table-cell table:number-matrix-columns-spanned="1" table:number-matrix-rows-spanned="1" table:formula="of:=INDEX([$actions.F$1:.F$1048576];[$actions_us_start.$B6])" office:value-type="string" office:string-value="&#10;" calcext:value-type="string">
            <text:p/>
            <text:p/>
          </table:table-cell>
          <table:table-cell table:number-matrix-columns-spanned="1" table:number-matrix-rows-spanned="1" table:formula="of:=INDEX([$actions.G$1:.G$1048576];[$actions_us_start.$B6])"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6" calcext:value-type="float">
            <text:p>6</text:p>
          </table:table-cell>
          <table:table-cell office:value-type="string" calcext:value-type="string">
            <text:p>Tactic B</text:p>
          </table:table-cell>
          <table:table-cell table:number-matrix-columns-spanned="1" table:number-matrix-rows-spanned="1" table:formula="of:=INDEX([$actions.A$1:.A$1048576];[$actions_us_start.$B7])" office:value-type="string" office:string-value="KH-11 Key Hole" calcext:value-type="string">
            <text:p>KH-11 Key Hole</text:p>
          </table:table-cell>
          <table:table-cell table:number-matrix-columns-spanned="1" table:number-matrix-rows-spanned="1" table:formula="of:=INDEX([$actions.B$1:.B$1048576];[$actions_us_start.$B7])" office:value-type="string" office:string-value="Tactic" calcext:value-type="string">
            <text:p>Tactic</text:p>
          </table:table-cell>
          <table:table-cell table:number-matrix-columns-spanned="1" table:number-matrix-rows-spanned="1" table:formula="of:=INDEX([$actions.C$1:.C$1048576];[$actions_us_start.$B7])" office:value-type="string" office:string-value="USN" calcext:value-type="string">
            <text:p>USN</text:p>
          </table:table-cell>
          <table:table-cell table:number-matrix-columns-spanned="1" table:number-matrix-rows-spanned="1" table:formula="of:=INDEX([$actions.D$1:.D$1048576];[$actions_us_start.$B7])" office:value-type="string" office:string-value="Flip all military assets your opponent controls face up. You opponent must also reveal their hand." calcext:value-type="string">
            <text:p>Flip all military assets your opponent controls face up. You opponent must also reveal their hand.</text:p>
          </table:table-cell>
          <table:table-cell table:number-matrix-columns-spanned="1" table:number-matrix-rows-spanned="1" table:formula="of:=INDEX([$actions.E$1:.E$1048576];[$actions_us_start.$B7])" office:value-type="string" office:string-value="Images/keyhole.jpg" calcext:value-type="string">
            <text:p>Images/keyhole.jpg</text:p>
          </table:table-cell>
          <table:table-cell table:number-matrix-columns-spanned="1" table:number-matrix-rows-spanned="1" table:formula="of:=INDEX([$actions.F$1:.F$1048576];[$actions_us_start.$B7])" office:value-type="string" office:string-value="&#10;" calcext:value-type="string">
            <text:p/>
            <text:p/>
          </table:table-cell>
          <table:table-cell table:number-matrix-columns-spanned="1" table:number-matrix-rows-spanned="1" table:formula="of:=INDEX([$actions.G$1:.G$1048576];[$actions_us_start.$B7])"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9" calcext:value-type="float">
            <text:p>9</text:p>
          </table:table-cell>
          <table:table-cell office:value-type="string" calcext:value-type="string">
            <text:p>Tactic A</text:p>
          </table:table-cell>
          <table:table-cell table:number-matrix-columns-spanned="1" table:number-matrix-rows-spanned="1" table:formula="of:=INDEX([$actions.A$1:.A$1048576];[$actions_us_start.$B8])" office:value-type="string" office:string-value="NATO Allies" calcext:value-type="string">
            <text:p>NATO Allies</text:p>
          </table:table-cell>
          <table:table-cell table:number-matrix-columns-spanned="1" table:number-matrix-rows-spanned="1" table:formula="of:=INDEX([$actions.B$1:.B$1048576];[$actions_us_start.$B8])" office:value-type="string" office:string-value="Tactic" calcext:value-type="string">
            <text:p>Tactic</text:p>
          </table:table-cell>
          <table:table-cell table:number-matrix-columns-spanned="1" table:number-matrix-rows-spanned="1" table:formula="of:=INDEX([$actions.C$1:.C$1048576];[$actions_us_start.$B8])" office:value-type="string" office:string-value="USN" calcext:value-type="string">
            <text:p>USN</text:p>
          </table:table-cell>
          <table:table-cell table:number-matrix-columns-spanned="1" table:number-matrix-rows-spanned="1" table:formula="of:=INDEX([$actions.D$1:.D$1048576];[$actions_us_start.$B8])" office:value-type="string" office:string-value="Search your deck for an air squadron, reveal it, and place it on a territory you control. Then shuffle your deck. You must control a territory to play this card." calcext:value-type="string">
            <text:p>Search your deck for an air squadron, reveal it, and place it on a territory you control. Then shuffle your deck. You must control a territory to play this card.</text:p>
          </table:table-cell>
          <table:table-cell table:number-matrix-columns-spanned="1" table:number-matrix-rows-spanned="1" table:formula="of:=INDEX([$actions.E$1:.E$1048576];[$actions_us_start.$B8])" office:value-type="string" office:string-value="Images/nato.jpg" calcext:value-type="string">
            <text:p>Images/nato.jpg</text:p>
          </table:table-cell>
          <table:table-cell table:number-matrix-columns-spanned="1" table:number-matrix-rows-spanned="1" table:formula="of:=INDEX([$actions.F$1:.F$1048576];[$actions_us_start.$B8])" office:value-type="string" office:string-value="&#10;" calcext:value-type="string">
            <text:p/>
            <text:p/>
          </table:table-cell>
          <table:table-cell table:number-matrix-columns-spanned="1" table:number-matrix-rows-spanned="1" table:formula="of:=INDEX([$actions.G$1:.G$1048576];[$actions_us_start.$B8])"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9" calcext:value-type="float">
            <text:p>9</text:p>
          </table:table-cell>
          <table:table-cell office:value-type="string" calcext:value-type="string">
            <text:p>Tactic B</text:p>
          </table:table-cell>
          <table:table-cell table:number-matrix-columns-spanned="1" table:number-matrix-rows-spanned="1" table:formula="of:=INDEX([$actions.A$1:.A$1048576];[$actions_us_start.$B9])" office:value-type="string" office:string-value="NATO Allies" calcext:value-type="string">
            <text:p>NATO Allies</text:p>
          </table:table-cell>
          <table:table-cell table:number-matrix-columns-spanned="1" table:number-matrix-rows-spanned="1" table:formula="of:=INDEX([$actions.B$1:.B$1048576];[$actions_us_start.$B9])" office:value-type="string" office:string-value="Tactic" calcext:value-type="string">
            <text:p>Tactic</text:p>
          </table:table-cell>
          <table:table-cell table:number-matrix-columns-spanned="1" table:number-matrix-rows-spanned="1" table:formula="of:=INDEX([$actions.C$1:.C$1048576];[$actions_us_start.$B9])" office:value-type="string" office:string-value="USN" calcext:value-type="string">
            <text:p>USN</text:p>
          </table:table-cell>
          <table:table-cell table:number-matrix-columns-spanned="1" table:number-matrix-rows-spanned="1" table:formula="of:=INDEX([$actions.D$1:.D$1048576];[$actions_us_start.$B9])" office:value-type="string" office:string-value="Search your deck for an air squadron, reveal it, and place it on a territory you control. Then shuffle your deck. You must control a territory to play this card." calcext:value-type="string">
            <text:p>Search your deck for an air squadron, reveal it, and place it on a territory you control. Then shuffle your deck. You must control a territory to play this card.</text:p>
          </table:table-cell>
          <table:table-cell table:number-matrix-columns-spanned="1" table:number-matrix-rows-spanned="1" table:formula="of:=INDEX([$actions.E$1:.E$1048576];[$actions_us_start.$B9])" office:value-type="string" office:string-value="Images/nato.jpg" calcext:value-type="string">
            <text:p>Images/nato.jpg</text:p>
          </table:table-cell>
          <table:table-cell table:number-matrix-columns-spanned="1" table:number-matrix-rows-spanned="1" table:formula="of:=INDEX([$actions.F$1:.F$1048576];[$actions_us_start.$B9])" office:value-type="string" office:string-value="&#10;" calcext:value-type="string">
            <text:p/>
            <text:p/>
          </table:table-cell>
          <table:table-cell table:number-matrix-columns-spanned="1" table:number-matrix-rows-spanned="1" table:formula="of:=INDEX([$actions.G$1:.G$1048576];[$actions_us_start.$B9])"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9" calcext:value-type="float">
            <text:p>9</text:p>
          </table:table-cell>
          <table:table-cell office:value-type="string" calcext:value-type="string">
            <text:p>Tactic C</text:p>
          </table:table-cell>
          <table:table-cell table:number-matrix-columns-spanned="1" table:number-matrix-rows-spanned="1" table:formula="of:=INDEX([$actions.A$1:.A$1048576];[$actions_us_start.$B10])" office:value-type="string" office:string-value="NATO Allies" calcext:value-type="string">
            <text:p>NATO Allies</text:p>
          </table:table-cell>
          <table:table-cell table:number-matrix-columns-spanned="1" table:number-matrix-rows-spanned="1" table:formula="of:=INDEX([$actions.B$1:.B$1048576];[$actions_us_start.$B10])" office:value-type="string" office:string-value="Tactic" calcext:value-type="string">
            <text:p>Tactic</text:p>
          </table:table-cell>
          <table:table-cell table:number-matrix-columns-spanned="1" table:number-matrix-rows-spanned="1" table:formula="of:=INDEX([$actions.C$1:.C$1048576];[$actions_us_start.$B10])" office:value-type="string" office:string-value="USN" calcext:value-type="string">
            <text:p>USN</text:p>
          </table:table-cell>
          <table:table-cell table:number-matrix-columns-spanned="1" table:number-matrix-rows-spanned="1" table:formula="of:=INDEX([$actions.D$1:.D$1048576];[$actions_us_start.$B10])" office:value-type="string" office:string-value="Search your deck for an air squadron, reveal it, and place it on a territory you control. Then shuffle your deck. You must control a territory to play this card." calcext:value-type="string">
            <text:p>Search your deck for an air squadron, reveal it, and place it on a territory you control. Then shuffle your deck. You must control a territory to play this card.</text:p>
          </table:table-cell>
          <table:table-cell table:number-matrix-columns-spanned="1" table:number-matrix-rows-spanned="1" table:formula="of:=INDEX([$actions.E$1:.E$1048576];[$actions_us_start.$B10])" office:value-type="string" office:string-value="Images/nato.jpg" calcext:value-type="string">
            <text:p>Images/nato.jpg</text:p>
          </table:table-cell>
          <table:table-cell table:number-matrix-columns-spanned="1" table:number-matrix-rows-spanned="1" table:formula="of:=INDEX([$actions.F$1:.F$1048576];[$actions_us_start.$B10])" office:value-type="string" office:string-value="&#10;" calcext:value-type="string">
            <text:p/>
            <text:p/>
          </table:table-cell>
          <table:table-cell table:number-matrix-columns-spanned="1" table:number-matrix-rows-spanned="1" table:formula="of:=INDEX([$actions.G$1:.G$1048576];[$actions_us_start.$B10])"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9" calcext:value-type="float">
            <text:p>9</text:p>
          </table:table-cell>
          <table:table-cell office:value-type="string" calcext:value-type="string">
            <text:p>Tactic D</text:p>
          </table:table-cell>
          <table:table-cell table:number-matrix-columns-spanned="1" table:number-matrix-rows-spanned="1" table:formula="of:=INDEX([$actions.A$1:.A$1048576];[$actions_us_start.$B11])" office:value-type="string" office:string-value="NATO Allies" calcext:value-type="string">
            <text:p>NATO Allies</text:p>
          </table:table-cell>
          <table:table-cell table:number-matrix-columns-spanned="1" table:number-matrix-rows-spanned="1" table:formula="of:=INDEX([$actions.B$1:.B$1048576];[$actions_us_start.$B11])" office:value-type="string" office:string-value="Tactic" calcext:value-type="string">
            <text:p>Tactic</text:p>
          </table:table-cell>
          <table:table-cell table:number-matrix-columns-spanned="1" table:number-matrix-rows-spanned="1" table:formula="of:=INDEX([$actions.C$1:.C$1048576];[$actions_us_start.$B11])" office:value-type="string" office:string-value="USN" calcext:value-type="string">
            <text:p>USN</text:p>
          </table:table-cell>
          <table:table-cell table:number-matrix-columns-spanned="1" table:number-matrix-rows-spanned="1" table:formula="of:=INDEX([$actions.D$1:.D$1048576];[$actions_us_start.$B11])" office:value-type="string" office:string-value="Search your deck for an air squadron, reveal it, and place it on a territory you control. Then shuffle your deck. You must control a territory to play this card." calcext:value-type="string">
            <text:p>Search your deck for an air squadron, reveal it, and place it on a territory you control. Then shuffle your deck. You must control a territory to play this card.</text:p>
          </table:table-cell>
          <table:table-cell table:number-matrix-columns-spanned="1" table:number-matrix-rows-spanned="1" table:formula="of:=INDEX([$actions.E$1:.E$1048576];[$actions_us_start.$B11])" office:value-type="string" office:string-value="Images/nato.jpg" calcext:value-type="string">
            <text:p>Images/nato.jpg</text:p>
          </table:table-cell>
          <table:table-cell table:number-matrix-columns-spanned="1" table:number-matrix-rows-spanned="1" table:formula="of:=INDEX([$actions.F$1:.F$1048576];[$actions_us_start.$B11])" office:value-type="string" office:string-value="&#10;" calcext:value-type="string">
            <text:p/>
            <text:p/>
          </table:table-cell>
          <table:table-cell table:number-matrix-columns-spanned="1" table:number-matrix-rows-spanned="1" table:formula="of:=INDEX([$actions.G$1:.G$1048576];[$actions_us_start.$B11])"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0" calcext:value-type="float">
            <text:p>10</text:p>
          </table:table-cell>
          <table:table-cell office:value-type="string" calcext:value-type="string">
            <text:p>Tactic A</text:p>
          </table:table-cell>
          <table:table-cell table:number-matrix-columns-spanned="1" table:number-matrix-rows-spanned="1" table:formula="of:=INDEX([$actions.A$1:.A$1048576];[$actions_us_start.$B12])" office:value-type="string" office:string-value="Uncommon Valor Was A Common Virtue" calcext:value-type="string">
            <text:p>Uncommon Valor Was A Common Virtue</text:p>
          </table:table-cell>
          <table:table-cell table:number-matrix-columns-spanned="1" table:number-matrix-rows-spanned="1" table:formula="of:=INDEX([$actions.B$1:.B$1048576];[$actions_us_start.$B12])" office:value-type="string" office:string-value="Tactic" calcext:value-type="string">
            <text:p>Tactic</text:p>
          </table:table-cell>
          <table:table-cell table:number-matrix-columns-spanned="1" table:number-matrix-rows-spanned="1" table:formula="of:=INDEX([$actions.C$1:.C$1048576];[$actions_us_start.$B12])" office:value-type="string" office:string-value="USN" calcext:value-type="string">
            <text:p>USN</text:p>
          </table:table-cell>
          <table:table-cell table:number-matrix-columns-spanned="1" table:number-matrix-rows-spanned="1" table:formula="of:=INDEX([$actions.D$1:.D$1048576];[$actions_us_start.$B12])" office:value-type="string" office:string-value="You may immediately discard one military asset from an attack you've declared in order to add twice that asset's attack statistic to your damage total during the Normal Damage Step." calcext:value-type="string">
            <text:p>You may immediately discard one military asset from an attack you've declared in order to add twice that asset's attack statistic to your damage total during the Normal Damage Step.</text:p>
          </table:table-cell>
          <table:table-cell table:number-matrix-columns-spanned="1" table:number-matrix-rows-spanned="1" table:formula="of:=INDEX([$actions.E$1:.E$1048576];[$actions_us_start.$B12])" office:value-type="string" office:string-value="Images/valor.jpg" calcext:value-type="string">
            <text:p>Images/valor.jpg</text:p>
          </table:table-cell>
          <table:table-cell table:number-matrix-columns-spanned="1" table:number-matrix-rows-spanned="1" table:formula="of:=INDEX([$actions.F$1:.F$1048576];[$actions_us_start.$B12])" office:value-type="string" office:string-value="&#10;" calcext:value-type="string">
            <text:p/>
            <text:p/>
          </table:table-cell>
          <table:table-cell table:number-matrix-columns-spanned="1" table:number-matrix-rows-spanned="1" table:formula="of:=INDEX([$actions.G$1:.G$1048576];[$actions_us_start.$B12])"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0" calcext:value-type="float">
            <text:p>10</text:p>
          </table:table-cell>
          <table:table-cell office:value-type="string" calcext:value-type="string">
            <text:p>Tactic B</text:p>
          </table:table-cell>
          <table:table-cell table:number-matrix-columns-spanned="1" table:number-matrix-rows-spanned="1" table:formula="of:=INDEX([$actions.A$1:.A$1048576];[$actions_us_start.$B13])" office:value-type="string" office:string-value="Uncommon Valor Was A Common Virtue" calcext:value-type="string">
            <text:p>Uncommon Valor Was A Common Virtue</text:p>
          </table:table-cell>
          <table:table-cell table:number-matrix-columns-spanned="1" table:number-matrix-rows-spanned="1" table:formula="of:=INDEX([$actions.B$1:.B$1048576];[$actions_us_start.$B13])" office:value-type="string" office:string-value="Tactic" calcext:value-type="string">
            <text:p>Tactic</text:p>
          </table:table-cell>
          <table:table-cell table:number-matrix-columns-spanned="1" table:number-matrix-rows-spanned="1" table:formula="of:=INDEX([$actions.C$1:.C$1048576];[$actions_us_start.$B13])" office:value-type="string" office:string-value="USN" calcext:value-type="string">
            <text:p>USN</text:p>
          </table:table-cell>
          <table:table-cell table:number-matrix-columns-spanned="1" table:number-matrix-rows-spanned="1" table:formula="of:=INDEX([$actions.D$1:.D$1048576];[$actions_us_start.$B13])" office:value-type="string" office:string-value="You may immediately discard one military asset from an attack you've declared in order to add twice that asset's attack statistic to your damage total during the Normal Damage Step." calcext:value-type="string">
            <text:p>You may immediately discard one military asset from an attack you've declared in order to add twice that asset's attack statistic to your damage total during the Normal Damage Step.</text:p>
          </table:table-cell>
          <table:table-cell table:number-matrix-columns-spanned="1" table:number-matrix-rows-spanned="1" table:formula="of:=INDEX([$actions.E$1:.E$1048576];[$actions_us_start.$B13])" office:value-type="string" office:string-value="Images/valor.jpg" calcext:value-type="string">
            <text:p>Images/valor.jpg</text:p>
          </table:table-cell>
          <table:table-cell table:number-matrix-columns-spanned="1" table:number-matrix-rows-spanned="1" table:formula="of:=INDEX([$actions.F$1:.F$1048576];[$actions_us_start.$B13])" office:value-type="string" office:string-value="&#10;" calcext:value-type="string">
            <text:p/>
            <text:p/>
          </table:table-cell>
          <table:table-cell table:number-matrix-columns-spanned="1" table:number-matrix-rows-spanned="1" table:formula="of:=INDEX([$actions.G$1:.G$1048576];[$actions_us_start.$B13])"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1" calcext:value-type="float">
            <text:p>11</text:p>
          </table:table-cell>
          <table:table-cell office:value-type="string" calcext:value-type="string">
            <text:p>Tactic A</text:p>
          </table:table-cell>
          <table:table-cell table:number-matrix-columns-spanned="1" table:number-matrix-rows-spanned="1" table:formula="of:=INDEX([$actions.A$1:.A$1048576];[$actions_us_start.$B14])" office:value-type="string" office:string-value="I Have Not Yet Begun To Fight" calcext:value-type="string">
            <text:p>I Have Not Yet Begun To Fight</text:p>
          </table:table-cell>
          <table:table-cell table:number-matrix-columns-spanned="1" table:number-matrix-rows-spanned="1" table:formula="of:=INDEX([$actions.B$1:.B$1048576];[$actions_us_start.$B14])" office:value-type="string" office:string-value="Tactic" calcext:value-type="string">
            <text:p>Tactic</text:p>
          </table:table-cell>
          <table:table-cell table:number-matrix-columns-spanned="1" table:number-matrix-rows-spanned="1" table:formula="of:=INDEX([$actions.C$1:.C$1048576];[$actions_us_start.$B14])" office:value-type="string" office:string-value="USN" calcext:value-type="string">
            <text:p>USN</text:p>
          </table:table-cell>
          <table:table-cell table:number-matrix-columns-spanned="1" table:number-matrix-rows-spanned="1" table:formula="of:=INDEX([$actions.D$1:.D$1048576];[$actions_us_start.$B14])" office:value-type="string" office:string-value="Retrieve one card from your discard pile, reveal it, and put it on top of your deck." calcext:value-type="string">
            <text:p>Retrieve one card from your discard pile, reveal it, and put it on top of your deck.</text:p>
          </table:table-cell>
          <table:table-cell table:number-matrix-columns-spanned="1" table:number-matrix-rows-spanned="1" table:formula="of:=INDEX([$actions.E$1:.E$1048576];[$actions_us_start.$B14])" office:value-type="string" office:string-value="Images/fight.jpg" calcext:value-type="string">
            <text:p>Images/fight.jpg</text:p>
          </table:table-cell>
          <table:table-cell table:number-matrix-columns-spanned="1" table:number-matrix-rows-spanned="1" table:formula="of:=INDEX([$actions.F$1:.F$1048576];[$actions_us_start.$B14])" office:value-type="string" office:string-value="&#10;" calcext:value-type="string">
            <text:p/>
            <text:p/>
          </table:table-cell>
          <table:table-cell table:number-matrix-columns-spanned="1" table:number-matrix-rows-spanned="1" table:formula="of:=INDEX([$actions.G$1:.G$1048576];[$actions_us_start.$B14])"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1" calcext:value-type="float">
            <text:p>11</text:p>
          </table:table-cell>
          <table:table-cell office:value-type="string" calcext:value-type="string">
            <text:p>Tactic B</text:p>
          </table:table-cell>
          <table:table-cell table:number-matrix-columns-spanned="1" table:number-matrix-rows-spanned="1" table:formula="of:=INDEX([$actions.A$1:.A$1048576];[$actions_us_start.$B15])" office:value-type="string" office:string-value="I Have Not Yet Begun To Fight" calcext:value-type="string">
            <text:p>I Have Not Yet Begun To Fight</text:p>
          </table:table-cell>
          <table:table-cell table:number-matrix-columns-spanned="1" table:number-matrix-rows-spanned="1" table:formula="of:=INDEX([$actions.B$1:.B$1048576];[$actions_us_start.$B15])" office:value-type="string" office:string-value="Tactic" calcext:value-type="string">
            <text:p>Tactic</text:p>
          </table:table-cell>
          <table:table-cell table:number-matrix-columns-spanned="1" table:number-matrix-rows-spanned="1" table:formula="of:=INDEX([$actions.C$1:.C$1048576];[$actions_us_start.$B15])" office:value-type="string" office:string-value="USN" calcext:value-type="string">
            <text:p>USN</text:p>
          </table:table-cell>
          <table:table-cell table:number-matrix-columns-spanned="1" table:number-matrix-rows-spanned="1" table:formula="of:=INDEX([$actions.D$1:.D$1048576];[$actions_us_start.$B15])" office:value-type="string" office:string-value="Retrieve one card from your discard pile, reveal it, and put it on top of your deck." calcext:value-type="string">
            <text:p>Retrieve one card from your discard pile, reveal it, and put it on top of your deck.</text:p>
          </table:table-cell>
          <table:table-cell table:number-matrix-columns-spanned="1" table:number-matrix-rows-spanned="1" table:formula="of:=INDEX([$actions.E$1:.E$1048576];[$actions_us_start.$B15])" office:value-type="string" office:string-value="Images/fight.jpg" calcext:value-type="string">
            <text:p>Images/fight.jpg</text:p>
          </table:table-cell>
          <table:table-cell table:number-matrix-columns-spanned="1" table:number-matrix-rows-spanned="1" table:formula="of:=INDEX([$actions.F$1:.F$1048576];[$actions_us_start.$B15])" office:value-type="string" office:string-value="&#10;" calcext:value-type="string">
            <text:p/>
            <text:p/>
          </table:table-cell>
          <table:table-cell table:number-matrix-columns-spanned="1" table:number-matrix-rows-spanned="1" table:formula="of:=INDEX([$actions.G$1:.G$1048576];[$actions_us_start.$B15])"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1" calcext:value-type="float">
            <text:p>11</text:p>
          </table:table-cell>
          <table:table-cell office:value-type="string" calcext:value-type="string">
            <text:p>Tactic C</text:p>
          </table:table-cell>
          <table:table-cell table:number-matrix-columns-spanned="1" table:number-matrix-rows-spanned="1" table:formula="of:=INDEX([$actions.A$1:.A$1048576];[$actions_us_start.$B16])" office:value-type="string" office:string-value="I Have Not Yet Begun To Fight" calcext:value-type="string">
            <text:p>I Have Not Yet Begun To Fight</text:p>
          </table:table-cell>
          <table:table-cell table:number-matrix-columns-spanned="1" table:number-matrix-rows-spanned="1" table:formula="of:=INDEX([$actions.B$1:.B$1048576];[$actions_us_start.$B16])" office:value-type="string" office:string-value="Tactic" calcext:value-type="string">
            <text:p>Tactic</text:p>
          </table:table-cell>
          <table:table-cell table:number-matrix-columns-spanned="1" table:number-matrix-rows-spanned="1" table:formula="of:=INDEX([$actions.C$1:.C$1048576];[$actions_us_start.$B16])" office:value-type="string" office:string-value="USN" calcext:value-type="string">
            <text:p>USN</text:p>
          </table:table-cell>
          <table:table-cell table:number-matrix-columns-spanned="1" table:number-matrix-rows-spanned="1" table:formula="of:=INDEX([$actions.D$1:.D$1048576];[$actions_us_start.$B16])" office:value-type="string" office:string-value="Retrieve one card from your discard pile, reveal it, and put it on top of your deck." calcext:value-type="string">
            <text:p>Retrieve one card from your discard pile, reveal it, and put it on top of your deck.</text:p>
          </table:table-cell>
          <table:table-cell table:number-matrix-columns-spanned="1" table:number-matrix-rows-spanned="1" table:formula="of:=INDEX([$actions.E$1:.E$1048576];[$actions_us_start.$B16])" office:value-type="string" office:string-value="Images/fight.jpg" calcext:value-type="string">
            <text:p>Images/fight.jpg</text:p>
          </table:table-cell>
          <table:table-cell table:number-matrix-columns-spanned="1" table:number-matrix-rows-spanned="1" table:formula="of:=INDEX([$actions.F$1:.F$1048576];[$actions_us_start.$B16])" office:value-type="string" office:string-value="&#10;" calcext:value-type="string">
            <text:p/>
            <text:p/>
          </table:table-cell>
          <table:table-cell table:number-matrix-columns-spanned="1" table:number-matrix-rows-spanned="1" table:formula="of:=INDEX([$actions.G$1:.G$1048576];[$actions_us_start.$B16])"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5" calcext:value-type="float">
            <text:p>25</text:p>
          </table:table-cell>
          <table:table-cell office:value-type="string" calcext:value-type="string">
            <text:p>Tactic A</text:p>
          </table:table-cell>
          <table:table-cell table:number-matrix-columns-spanned="1" table:number-matrix-rows-spanned="1" table:formula="of:=INDEX([$actions.A$1:.A$1048576];[$actions_us_start.$B17])" office:value-type="string" office:string-value="That's the Spirit!" calcext:value-type="string">
            <text:p>That's the Spirit!</text:p>
          </table:table-cell>
          <table:table-cell table:number-matrix-columns-spanned="1" table:number-matrix-rows-spanned="1" table:formula="of:=INDEX([$actions.B$1:.B$1048576];[$actions_us_start.$B17])" office:value-type="string" office:string-value="Tactic" calcext:value-type="string">
            <text:p>Tactic</text:p>
          </table:table-cell>
          <table:table-cell table:number-matrix-columns-spanned="1" table:number-matrix-rows-spanned="1" table:formula="of:=INDEX([$actions.C$1:.C$1048576];[$actions_us_start.$B17])" office:value-type="string" office:string-value="USN" calcext:value-type="string">
            <text:p>USN</text:p>
          </table:table-cell>
          <table:table-cell table:number-matrix-columns-spanned="1" table:number-matrix-rows-spanned="1" table:formula="of:=INDEX([$actions.D$1:.D$1048576];[$actions_us_start.$B17])" office:value-type="string" office:string-value="Immediately destroy one face-up military asset whose total defense including Help Defense and stationed aircraft is 6 or less." calcext:value-type="string">
            <text:p>Immediately destroy one face-up military asset whose total defense including Help Defense and stationed aircraft is 6 or less.</text:p>
          </table:table-cell>
          <table:table-cell table:number-matrix-columns-spanned="1" table:number-matrix-rows-spanned="1" table:formula="of:=INDEX([$actions.E$1:.E$1048576];[$actions_us_start.$B17])" office:value-type="string" office:string-value="Images/b2.jpg" calcext:value-type="string">
            <text:p>Images/b2.jpg</text:p>
          </table:table-cell>
          <table:table-cell table:number-matrix-columns-spanned="1" table:number-matrix-rows-spanned="1" table:formula="of:=INDEX([$actions.F$1:.F$1048576];[$actions_us_start.$B17])" office:value-type="string" office:string-value="&#10;" calcext:value-type="string">
            <text:p/>
            <text:p/>
          </table:table-cell>
          <table:table-cell table:number-matrix-columns-spanned="1" table:number-matrix-rows-spanned="1" table:formula="of:=INDEX([$actions.G$1:.G$1048576];[$actions_us_start.$B17])"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5" calcext:value-type="float">
            <text:p>25</text:p>
          </table:table-cell>
          <table:table-cell office:value-type="string" calcext:value-type="string">
            <text:p>Tactic B</text:p>
          </table:table-cell>
          <table:table-cell table:number-matrix-columns-spanned="1" table:number-matrix-rows-spanned="1" table:formula="of:=INDEX([$actions.A$1:.A$1048576];[$actions_us_start.$B18])" office:value-type="string" office:string-value="That's the Spirit!" calcext:value-type="string">
            <text:p>That's the Spirit!</text:p>
          </table:table-cell>
          <table:table-cell table:number-matrix-columns-spanned="1" table:number-matrix-rows-spanned="1" table:formula="of:=INDEX([$actions.B$1:.B$1048576];[$actions_us_start.$B18])" office:value-type="string" office:string-value="Tactic" calcext:value-type="string">
            <text:p>Tactic</text:p>
          </table:table-cell>
          <table:table-cell table:number-matrix-columns-spanned="1" table:number-matrix-rows-spanned="1" table:formula="of:=INDEX([$actions.C$1:.C$1048576];[$actions_us_start.$B18])" office:value-type="string" office:string-value="USN" calcext:value-type="string">
            <text:p>USN</text:p>
          </table:table-cell>
          <table:table-cell table:number-matrix-columns-spanned="1" table:number-matrix-rows-spanned="1" table:formula="of:=INDEX([$actions.D$1:.D$1048576];[$actions_us_start.$B18])" office:value-type="string" office:string-value="Immediately destroy one face-up military asset whose total defense including Help Defense and stationed aircraft is 6 or less." calcext:value-type="string">
            <text:p>Immediately destroy one face-up military asset whose total defense including Help Defense and stationed aircraft is 6 or less.</text:p>
          </table:table-cell>
          <table:table-cell table:number-matrix-columns-spanned="1" table:number-matrix-rows-spanned="1" table:formula="of:=INDEX([$actions.E$1:.E$1048576];[$actions_us_start.$B18])" office:value-type="string" office:string-value="Images/b2.jpg" calcext:value-type="string">
            <text:p>Images/b2.jpg</text:p>
          </table:table-cell>
          <table:table-cell table:number-matrix-columns-spanned="1" table:number-matrix-rows-spanned="1" table:formula="of:=INDEX([$actions.F$1:.F$1048576];[$actions_us_start.$B18])" office:value-type="string" office:string-value="&#10;" calcext:value-type="string">
            <text:p/>
            <text:p/>
          </table:table-cell>
          <table:table-cell table:number-matrix-columns-spanned="1" table:number-matrix-rows-spanned="1" table:formula="of:=INDEX([$actions.G$1:.G$1048576];[$actions_us_start.$B18])"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7" calcext:value-type="float">
            <text:p>7</text:p>
          </table:table-cell>
          <table:table-cell office:value-type="string" calcext:value-type="string">
            <text:p>Strategy A</text:p>
          </table:table-cell>
          <table:table-cell table:number-matrix-columns-spanned="1" table:number-matrix-rows-spanned="1" table:formula="of:=INDEX([$actions.A$1:.A$1048576];[$actions_us_start.$B19])" office:value-type="string" office:string-value="Semper Fidelis" calcext:value-type="string">
            <text:p>Semper Fidelis</text:p>
          </table:table-cell>
          <table:table-cell table:number-matrix-columns-spanned="1" table:number-matrix-rows-spanned="1" table:formula="of:=INDEX([$actions.B$1:.B$1048576];[$actions_us_start.$B19])" office:value-type="string" office:string-value="Strategy" calcext:value-type="string">
            <text:p>Strategy</text:p>
          </table:table-cell>
          <table:table-cell table:number-matrix-columns-spanned="1" table:number-matrix-rows-spanned="1" table:formula="of:=INDEX([$actions.C$1:.C$1048576];[$actions_us_start.$B19])" office:value-type="string" office:string-value="USN" calcext:value-type="string">
            <text:p>USN</text:p>
          </table:table-cell>
          <table:table-cell table:number-matrix-columns-spanned="1" table:number-matrix-rows-spanned="1" table:formula="of:=INDEX([$actions.D$1:.D$1048576];[$actions_us_start.$B19])" office:value-type="string" office:string-value="Whenever an opponent buys-back a territory card you control, they must discard an additional card from their deck." calcext:value-type="string">
            <text:p>Whenever an opponent buys-back a territory card you control, they must discard an additional card from their deck.</text:p>
          </table:table-cell>
          <table:table-cell table:number-matrix-columns-spanned="1" table:number-matrix-rows-spanned="1" table:formula="of:=INDEX([$actions.E$1:.E$1048576];[$actions_us_start.$B19])" office:value-type="string" office:string-value="Images/semperfi.jpg" calcext:value-type="string">
            <text:p>Images/semperfi.jpg</text:p>
          </table:table-cell>
          <table:table-cell table:number-matrix-columns-spanned="1" table:number-matrix-rows-spanned="1" table:formula="of:=INDEX([$actions.F$1:.F$1048576];[$actions_us_start.$B19])" office:value-type="string" office:string-value="&#10;" calcext:value-type="string">
            <text:p/>
            <text:p/>
          </table:table-cell>
          <table:table-cell table:number-matrix-columns-spanned="1" table:number-matrix-rows-spanned="1" table:formula="of:=INDEX([$actions.G$1:.G$1048576];[$actions_us_start.$B19])"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7" calcext:value-type="float">
            <text:p>7</text:p>
          </table:table-cell>
          <table:table-cell office:value-type="string" calcext:value-type="string">
            <text:p>Strategy B</text:p>
          </table:table-cell>
          <table:table-cell table:number-matrix-columns-spanned="1" table:number-matrix-rows-spanned="1" table:formula="of:=INDEX([$actions.A$1:.A$1048576];[$actions_us_start.$B20])" office:value-type="string" office:string-value="Semper Fidelis" calcext:value-type="string">
            <text:p>Semper Fidelis</text:p>
          </table:table-cell>
          <table:table-cell table:number-matrix-columns-spanned="1" table:number-matrix-rows-spanned="1" table:formula="of:=INDEX([$actions.B$1:.B$1048576];[$actions_us_start.$B20])" office:value-type="string" office:string-value="Strategy" calcext:value-type="string">
            <text:p>Strategy</text:p>
          </table:table-cell>
          <table:table-cell table:number-matrix-columns-spanned="1" table:number-matrix-rows-spanned="1" table:formula="of:=INDEX([$actions.C$1:.C$1048576];[$actions_us_start.$B20])" office:value-type="string" office:string-value="USN" calcext:value-type="string">
            <text:p>USN</text:p>
          </table:table-cell>
          <table:table-cell table:number-matrix-columns-spanned="1" table:number-matrix-rows-spanned="1" table:formula="of:=INDEX([$actions.D$1:.D$1048576];[$actions_us_start.$B20])" office:value-type="string" office:string-value="Whenever an opponent buys-back a territory card you control, they must discard an additional card from their deck." calcext:value-type="string">
            <text:p>Whenever an opponent buys-back a territory card you control, they must discard an additional card from their deck.</text:p>
          </table:table-cell>
          <table:table-cell table:number-matrix-columns-spanned="1" table:number-matrix-rows-spanned="1" table:formula="of:=INDEX([$actions.E$1:.E$1048576];[$actions_us_start.$B20])" office:value-type="string" office:string-value="Images/semperfi.jpg" calcext:value-type="string">
            <text:p>Images/semperfi.jpg</text:p>
          </table:table-cell>
          <table:table-cell table:number-matrix-columns-spanned="1" table:number-matrix-rows-spanned="1" table:formula="of:=INDEX([$actions.F$1:.F$1048576];[$actions_us_start.$B20])" office:value-type="string" office:string-value="&#10;" calcext:value-type="string">
            <text:p/>
            <text:p/>
          </table:table-cell>
          <table:table-cell table:number-matrix-columns-spanned="1" table:number-matrix-rows-spanned="1" table:formula="of:=INDEX([$actions.G$1:.G$1048576];[$actions_us_start.$B20])"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8" calcext:value-type="float">
            <text:p>8</text:p>
          </table:table-cell>
          <table:table-cell office:value-type="string" calcext:value-type="string">
            <text:p>Strategy A</text:p>
          </table:table-cell>
          <table:table-cell table:number-matrix-columns-spanned="1" table:number-matrix-rows-spanned="1" table:formula="of:=INDEX([$actions.A$1:.A$1048576];[$actions_us_start.$B21])" office:value-type="string" office:string-value="Build 'Em Faster Than They Can Sink 'Em" calcext:value-type="string">
            <text:p>Build 'Em Faster Than They Can Sink 'Em</text:p>
          </table:table-cell>
          <table:table-cell table:number-matrix-columns-spanned="1" table:number-matrix-rows-spanned="1" table:formula="of:=INDEX([$actions.B$1:.B$1048576];[$actions_us_start.$B21])" office:value-type="string" office:string-value="Strategy" calcext:value-type="string">
            <text:p>Strategy</text:p>
          </table:table-cell>
          <table:table-cell table:number-matrix-columns-spanned="1" table:number-matrix-rows-spanned="1" table:formula="of:=INDEX([$actions.C$1:.C$1048576];[$actions_us_start.$B21])" office:value-type="string" office:string-value="USN" calcext:value-type="string">
            <text:p>USN</text:p>
          </table:table-cell>
          <table:table-cell table:number-matrix-columns-spanned="1" table:number-matrix-rows-spanned="1" table:formula="of:=INDEX([$actions.D$1:.D$1048576];[$actions_us_start.$B21])" office:value-type="string" office:string-value="Whenever you lose a military asset of logistics 3 or greater, you may draw a card." calcext:value-type="string">
            <text:p>Whenever you lose a military asset of logistics 3 or greater, you may draw a card.</text:p>
          </table:table-cell>
          <table:table-cell table:number-matrix-columns-spanned="1" table:number-matrix-rows-spanned="1" table:formula="of:=INDEX([$actions.E$1:.E$1048576];[$actions_us_start.$B21])" office:value-type="string" office:string-value="Images/buildem.jpg" calcext:value-type="string">
            <text:p>Images/buildem.jpg</text:p>
          </table:table-cell>
          <table:table-cell table:number-matrix-columns-spanned="1" table:number-matrix-rows-spanned="1" table:formula="of:=INDEX([$actions.F$1:.F$1048576];[$actions_us_start.$B21])" office:value-type="string" office:string-value="&#10;" calcext:value-type="string">
            <text:p/>
            <text:p/>
          </table:table-cell>
          <table:table-cell table:number-matrix-columns-spanned="1" table:number-matrix-rows-spanned="1" table:formula="of:=INDEX([$actions.G$1:.G$1048576];[$actions_us_start.$B21])"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8" calcext:value-type="float">
            <text:p>8</text:p>
          </table:table-cell>
          <table:table-cell office:value-type="string" calcext:value-type="string">
            <text:p>Strategy B</text:p>
          </table:table-cell>
          <table:table-cell table:number-matrix-columns-spanned="1" table:number-matrix-rows-spanned="1" table:formula="of:=INDEX([$actions.A$1:.A$1048576];[$actions_us_start.$B22])" office:value-type="string" office:string-value="Build 'Em Faster Than They Can Sink 'Em" calcext:value-type="string">
            <text:p>Build 'Em Faster Than They Can Sink 'Em</text:p>
          </table:table-cell>
          <table:table-cell table:number-matrix-columns-spanned="1" table:number-matrix-rows-spanned="1" table:formula="of:=INDEX([$actions.B$1:.B$1048576];[$actions_us_start.$B22])" office:value-type="string" office:string-value="Strategy" calcext:value-type="string">
            <text:p>Strategy</text:p>
          </table:table-cell>
          <table:table-cell table:number-matrix-columns-spanned="1" table:number-matrix-rows-spanned="1" table:formula="of:=INDEX([$actions.C$1:.C$1048576];[$actions_us_start.$B22])" office:value-type="string" office:string-value="USN" calcext:value-type="string">
            <text:p>USN</text:p>
          </table:table-cell>
          <table:table-cell table:number-matrix-columns-spanned="1" table:number-matrix-rows-spanned="1" table:formula="of:=INDEX([$actions.D$1:.D$1048576];[$actions_us_start.$B22])" office:value-type="string" office:string-value="Whenever you lose a military asset of logistics 3 or greater, you may draw a card." calcext:value-type="string">
            <text:p>Whenever you lose a military asset of logistics 3 or greater, you may draw a card.</text:p>
          </table:table-cell>
          <table:table-cell table:number-matrix-columns-spanned="1" table:number-matrix-rows-spanned="1" table:formula="of:=INDEX([$actions.E$1:.E$1048576];[$actions_us_start.$B22])" office:value-type="string" office:string-value="Images/buildem.jpg" calcext:value-type="string">
            <text:p>Images/buildem.jpg</text:p>
          </table:table-cell>
          <table:table-cell table:number-matrix-columns-spanned="1" table:number-matrix-rows-spanned="1" table:formula="of:=INDEX([$actions.F$1:.F$1048576];[$actions_us_start.$B22])" office:value-type="string" office:string-value="&#10;" calcext:value-type="string">
            <text:p/>
            <text:p/>
          </table:table-cell>
          <table:table-cell table:number-matrix-columns-spanned="1" table:number-matrix-rows-spanned="1" table:formula="of:=INDEX([$actions.G$1:.G$1048576];[$actions_us_start.$B22])"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26" calcext:value-type="float">
            <text:p>26</text:p>
          </table:table-cell>
          <table:table-cell office:value-type="string" calcext:value-type="string">
            <text:p>Strategy A</text:p>
          </table:table-cell>
          <table:table-cell table:number-matrix-columns-spanned="1" table:number-matrix-rows-spanned="1" table:formula="of:=INDEX([$actions.A$1:.A$1048576];[$actions_us_start.$B23])" office:value-type="string" office:string-value="Aerial Refueling" calcext:value-type="string">
            <text:p>Aerial Refueling</text:p>
          </table:table-cell>
          <table:table-cell table:number-matrix-columns-spanned="1" table:number-matrix-rows-spanned="1" table:formula="of:=INDEX([$actions.B$1:.B$1048576];[$actions_us_start.$B23])" office:value-type="string" office:string-value="Strategy" calcext:value-type="string">
            <text:p>Strategy</text:p>
          </table:table-cell>
          <table:table-cell table:number-matrix-columns-spanned="1" table:number-matrix-rows-spanned="1" table:formula="of:=INDEX([$actions.C$1:.C$1048576];[$actions_us_start.$B23])" office:value-type="string" office:string-value="USN" calcext:value-type="string">
            <text:p>USN</text:p>
          </table:table-cell>
          <table:table-cell table:number-matrix-columns-spanned="1" table:number-matrix-rows-spanned="1" table:formula="of:=INDEX([$actions.D$1:.D$1048576];[$actions_us_start.$B23])" office:value-type="string" office:string-value="Carriers you control do not need to take part in the damage order of an attack in order for their aircraft to take part in an attack. Carriers are still considered to be attacking, and can still only attack one target per turn." calcext:value-type="string">
            <text:p>Carriers you control do not need to take part in the damage order of an attack in order for their aircraft to take part in an attack. Carriers are still considered to be attacking, and can still only attack one target per turn.</text:p>
          </table:table-cell>
          <table:table-cell table:number-matrix-columns-spanned="1" table:number-matrix-rows-spanned="1" table:formula="of:=INDEX([$actions.E$1:.E$1048576];[$actions_us_start.$B23])" office:value-type="string" office:string-value="Images/refuel.jpg" calcext:value-type="string">
            <text:p>Images/refuel.jpg</text:p>
          </table:table-cell>
          <table:table-cell table:number-matrix-columns-spanned="1" table:number-matrix-rows-spanned="1" table:formula="of:=INDEX([$actions.F$1:.F$1048576];[$actions_us_start.$B23])" office:value-type="string" office:string-value="&#10;" calcext:value-type="string">
            <text:p/>
            <text:p/>
          </table:table-cell>
          <table:table-cell table:number-matrix-columns-spanned="1" table:number-matrix-rows-spanned="1" table:formula="of:=INDEX([$actions.G$1:.G$1048576];[$actions_us_start.$B23])"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26" calcext:value-type="float">
            <text:p>26</text:p>
          </table:table-cell>
          <table:table-cell office:value-type="string" calcext:value-type="string">
            <text:p>Strategy B</text:p>
          </table:table-cell>
          <table:table-cell table:number-matrix-columns-spanned="1" table:number-matrix-rows-spanned="1" table:formula="of:=INDEX([$actions.A$1:.A$1048576];[$actions_us_start.$B24])" office:value-type="string" office:string-value="Aerial Refueling" calcext:value-type="string">
            <text:p>Aerial Refueling</text:p>
          </table:table-cell>
          <table:table-cell table:number-matrix-columns-spanned="1" table:number-matrix-rows-spanned="1" table:formula="of:=INDEX([$actions.B$1:.B$1048576];[$actions_us_start.$B24])" office:value-type="string" office:string-value="Strategy" calcext:value-type="string">
            <text:p>Strategy</text:p>
          </table:table-cell>
          <table:table-cell table:number-matrix-columns-spanned="1" table:number-matrix-rows-spanned="1" table:formula="of:=INDEX([$actions.C$1:.C$1048576];[$actions_us_start.$B24])" office:value-type="string" office:string-value="USN" calcext:value-type="string">
            <text:p>USN</text:p>
          </table:table-cell>
          <table:table-cell table:number-matrix-columns-spanned="1" table:number-matrix-rows-spanned="1" table:formula="of:=INDEX([$actions.D$1:.D$1048576];[$actions_us_start.$B24])" office:value-type="string" office:string-value="Carriers you control do not need to take part in the damage order of an attack in order for their aircraft to take part in an attack. Carriers are still considered to be attacking, and can still only attack one target per turn." calcext:value-type="string">
            <text:p>Carriers you control do not need to take part in the damage order of an attack in order for their aircraft to take part in an attack. Carriers are still considered to be attacking, and can still only attack one target per turn.</text:p>
          </table:table-cell>
          <table:table-cell table:number-matrix-columns-spanned="1" table:number-matrix-rows-spanned="1" table:formula="of:=INDEX([$actions.E$1:.E$1048576];[$actions_us_start.$B24])" office:value-type="string" office:string-value="Images/refuel.jpg" calcext:value-type="string">
            <text:p>Images/refuel.jpg</text:p>
          </table:table-cell>
          <table:table-cell table:number-matrix-columns-spanned="1" table:number-matrix-rows-spanned="1" table:formula="of:=INDEX([$actions.F$1:.F$1048576];[$actions_us_start.$B24])" office:value-type="string" office:string-value="&#10;" calcext:value-type="string">
            <text:p/>
            <text:p/>
          </table:table-cell>
          <table:table-cell table:number-matrix-columns-spanned="1" table:number-matrix-rows-spanned="1" table:formula="of:=INDEX([$actions.G$1:.G$1048576];[$actions_us_start.$B24])" office:value-type="string" office:string-value="0.0.1" calcext:value-type="string">
            <text:p>0.0.1</text:p>
          </table:table-cell>
          <table:table-cell table:number-columns-repeated="54"/>
        </table:table-row>
        <table:table-row table:style-name="ro1" table:number-rows-repeated="1048551">
          <table:table-cell table:number-columns-repeated="64"/>
        </table:table-row>
        <table:table-row table:style-name="ro1">
          <table:table-cell table:number-columns-repeated="64"/>
        </table:table-row>
      </table:table>
      <table:table table:name="actions_ru_start" table:style-name="ta12">
        <table:table-column table:style-name="co2" table:number-columns-repeated="3" table:default-cell-style-name="Default"/>
        <table:table-column table:style-name="co51" table:default-cell-style-name="Default"/>
        <table:table-column table:style-name="co2" table:number-columns-repeated="60" table:default-cell-style-name="Default"/>
        <table:table-row table:style-name="ro1">
          <table:table-cell office:value-type="string" calcext:value-type="string">
            <text:p>Duplication</text:p>
          </table:table-cell>
          <table:table-cell office:value-type="string" calcext:value-type="string">
            <text:p>Class</text:p>
          </table:table-cell>
          <table:table-cell office:value-type="string" calcext:value-type="string">
            <text:p>Name</text:p>
          </table:table-cell>
          <table:table-cell table:formula="of:=[$actions.A1]" office:value-type="string" office:string-value="Title" calcext:value-type="string">
            <text:p>Title</text:p>
          </table:table-cell>
          <table:table-cell table:formula="of:=[$actions.B1]" office:value-type="string" office:string-value="Type" calcext:value-type="string">
            <text:p>Type</text:p>
          </table:table-cell>
          <table:table-cell table:formula="of:=[$actions.C1]" office:value-type="string" office:string-value="Roster" calcext:value-type="string">
            <text:p>Roster</text:p>
          </table:table-cell>
          <table:table-cell table:formula="of:=[$actions.D1]" office:value-type="string" office:string-value="Description" calcext:value-type="string">
            <text:p>Description</text:p>
          </table:table-cell>
          <table:table-cell table:formula="of:=[$actions.E1]" office:value-type="string" office:string-value="Image" calcext:value-type="string">
            <text:p>Image</text:p>
          </table:table-cell>
          <table:table-cell table:formula="of:=[$actions.F1]" office:value-type="string" office:string-value="FlavorText" calcext:value-type="string">
            <text:p>FlavorText</text:p>
          </table:table-cell>
          <table:table-cell table:formula="of:=[$actions.G1]" office:value-type="string" office:string-value="Version" calcext:value-type="string">
            <text:p>Version</text:p>
          </table:table-cell>
          <table:table-cell table:number-columns-repeated="54"/>
        </table:table-row>
        <table:table-row table:style-name="ro20">
          <table:table-cell office:value-type="float" office:value="0" calcext:value-type="float">
            <text:p>0</text:p>
          </table:table-cell>
          <table:table-cell office:value-type="float" office:value="15" calcext:value-type="float">
            <text:p>15</text:p>
          </table:table-cell>
          <table:table-cell office:value-type="string" calcext:value-type="string">
            <text:p>Tactic A</text:p>
          </table:table-cell>
          <table:table-cell table:number-matrix-columns-spanned="1" table:number-matrix-rows-spanned="1" table:formula="of:=INDEX([$actions.A$1:.A$1048576];[$actions_ru_start.$B2])" office:value-type="string" office:string-value="Disinformation Campaigns" calcext:value-type="string">
            <text:p>Disinformation Campaigns</text:p>
          </table:table-cell>
          <table:table-cell table:number-matrix-columns-spanned="1" table:number-matrix-rows-spanned="1" table:formula="of:=INDEX([$actions.B$1:.B$1048576];[$actions_ru_start.$B2])" office:value-type="string" office:string-value="Tactic" calcext:value-type="string">
            <text:p>Tactic</text:p>
          </table:table-cell>
          <table:table-cell table:number-matrix-columns-spanned="1" table:number-matrix-rows-spanned="1" table:formula="of:=INDEX([$actions.C$1:.C$1048576];[$actions_ru_start.$B2])" office:value-type="string" office:string-value="RUS" calcext:value-type="string">
            <text:p>RUS</text:p>
          </table:table-cell>
          <table:table-cell table:number-matrix-columns-spanned="1" table:number-matrix-rows-spanned="1" table:formula="of:=INDEX([$actions.D$1:.D$1048576];[$actions_ru_start.$B2])" office:value-type="string" office:string-value="Your opponent must discard 5 cards from their deck." calcext:value-type="string">
            <text:p>Your opponent must discard 5 cards from their deck.</text:p>
          </table:table-cell>
          <table:table-cell table:number-matrix-columns-spanned="1" table:number-matrix-rows-spanned="1" table:formula="of:=INDEX([$actions.E$1:.E$1048576];[$actions_ru_start.$B2])" office:value-type="string" office:string-value="Images/disinformation.jpg" calcext:value-type="string">
            <text:p>Images/disinformation.jpg</text:p>
          </table:table-cell>
          <table:table-cell table:number-matrix-columns-spanned="1" table:number-matrix-rows-spanned="1" table:formula="of:=INDEX([$actions.F$1:.F$1048576];[$actions_ru_start.$B2])" office:value-type="string" office:string-value="&#10;" calcext:value-type="string">
            <text:p/>
            <text:p/>
          </table:table-cell>
          <table:table-cell table:number-matrix-columns-spanned="1" table:number-matrix-rows-spanned="1" table:formula="of:=INDEX([$actions.G$1:.G$1048576];[$actions_ru_start.$B2])"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5" calcext:value-type="float">
            <text:p>15</text:p>
          </table:table-cell>
          <table:table-cell office:value-type="string" calcext:value-type="string">
            <text:p>Tactic B</text:p>
          </table:table-cell>
          <table:table-cell table:number-matrix-columns-spanned="1" table:number-matrix-rows-spanned="1" table:formula="of:=INDEX([$actions.A$1:.A$1048576];[$actions_ru_start.$B3])" office:value-type="string" office:string-value="Disinformation Campaigns" calcext:value-type="string">
            <text:p>Disinformation Campaigns</text:p>
          </table:table-cell>
          <table:table-cell table:number-matrix-columns-spanned="1" table:number-matrix-rows-spanned="1" table:formula="of:=INDEX([$actions.B$1:.B$1048576];[$actions_ru_start.$B3])" office:value-type="string" office:string-value="Tactic" calcext:value-type="string">
            <text:p>Tactic</text:p>
          </table:table-cell>
          <table:table-cell table:number-matrix-columns-spanned="1" table:number-matrix-rows-spanned="1" table:formula="of:=INDEX([$actions.C$1:.C$1048576];[$actions_ru_start.$B3])" office:value-type="string" office:string-value="RUS" calcext:value-type="string">
            <text:p>RUS</text:p>
          </table:table-cell>
          <table:table-cell table:number-matrix-columns-spanned="1" table:number-matrix-rows-spanned="1" table:formula="of:=INDEX([$actions.D$1:.D$1048576];[$actions_ru_start.$B3])" office:value-type="string" office:string-value="Your opponent must discard 5 cards from their deck." calcext:value-type="string">
            <text:p>Your opponent must discard 5 cards from their deck.</text:p>
          </table:table-cell>
          <table:table-cell table:number-matrix-columns-spanned="1" table:number-matrix-rows-spanned="1" table:formula="of:=INDEX([$actions.E$1:.E$1048576];[$actions_ru_start.$B3])" office:value-type="string" office:string-value="Images/disinformation.jpg" calcext:value-type="string">
            <text:p>Images/disinformation.jpg</text:p>
          </table:table-cell>
          <table:table-cell table:number-matrix-columns-spanned="1" table:number-matrix-rows-spanned="1" table:formula="of:=INDEX([$actions.F$1:.F$1048576];[$actions_ru_start.$B3])" office:value-type="string" office:string-value="&#10;" calcext:value-type="string">
            <text:p/>
            <text:p/>
          </table:table-cell>
          <table:table-cell table:number-matrix-columns-spanned="1" table:number-matrix-rows-spanned="1" table:formula="of:=INDEX([$actions.G$1:.G$1048576];[$actions_ru_start.$B3])"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5" calcext:value-type="float">
            <text:p>15</text:p>
          </table:table-cell>
          <table:table-cell office:value-type="string" calcext:value-type="string">
            <text:p>Tactic C</text:p>
          </table:table-cell>
          <table:table-cell table:number-matrix-columns-spanned="1" table:number-matrix-rows-spanned="1" table:formula="of:=INDEX([$actions.A$1:.A$1048576];[$actions_ru_start.$B4])" office:value-type="string" office:string-value="Disinformation Campaigns" calcext:value-type="string">
            <text:p>Disinformation Campaigns</text:p>
          </table:table-cell>
          <table:table-cell table:number-matrix-columns-spanned="1" table:number-matrix-rows-spanned="1" table:formula="of:=INDEX([$actions.B$1:.B$1048576];[$actions_ru_start.$B4])" office:value-type="string" office:string-value="Tactic" calcext:value-type="string">
            <text:p>Tactic</text:p>
          </table:table-cell>
          <table:table-cell table:number-matrix-columns-spanned="1" table:number-matrix-rows-spanned="1" table:formula="of:=INDEX([$actions.C$1:.C$1048576];[$actions_ru_start.$B4])" office:value-type="string" office:string-value="RUS" calcext:value-type="string">
            <text:p>RUS</text:p>
          </table:table-cell>
          <table:table-cell table:number-matrix-columns-spanned="1" table:number-matrix-rows-spanned="1" table:formula="of:=INDEX([$actions.D$1:.D$1048576];[$actions_ru_start.$B4])" office:value-type="string" office:string-value="Your opponent must discard 5 cards from their deck." calcext:value-type="string">
            <text:p>Your opponent must discard 5 cards from their deck.</text:p>
          </table:table-cell>
          <table:table-cell table:number-matrix-columns-spanned="1" table:number-matrix-rows-spanned="1" table:formula="of:=INDEX([$actions.E$1:.E$1048576];[$actions_ru_start.$B4])" office:value-type="string" office:string-value="Images/disinformation.jpg" calcext:value-type="string">
            <text:p>Images/disinformation.jpg</text:p>
          </table:table-cell>
          <table:table-cell table:number-matrix-columns-spanned="1" table:number-matrix-rows-spanned="1" table:formula="of:=INDEX([$actions.F$1:.F$1048576];[$actions_ru_start.$B4])" office:value-type="string" office:string-value="&#10;" calcext:value-type="string">
            <text:p/>
            <text:p/>
          </table:table-cell>
          <table:table-cell table:number-matrix-columns-spanned="1" table:number-matrix-rows-spanned="1" table:formula="of:=INDEX([$actions.G$1:.G$1048576];[$actions_ru_start.$B4])"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5" calcext:value-type="float">
            <text:p>15</text:p>
          </table:table-cell>
          <table:table-cell office:value-type="string" calcext:value-type="string">
            <text:p>Tactic D</text:p>
          </table:table-cell>
          <table:table-cell table:number-matrix-columns-spanned="1" table:number-matrix-rows-spanned="1" table:formula="of:=INDEX([$actions.A$1:.A$1048576];[$actions_ru_start.$B5])" office:value-type="string" office:string-value="Disinformation Campaigns" calcext:value-type="string">
            <text:p>Disinformation Campaigns</text:p>
          </table:table-cell>
          <table:table-cell table:number-matrix-columns-spanned="1" table:number-matrix-rows-spanned="1" table:formula="of:=INDEX([$actions.B$1:.B$1048576];[$actions_ru_start.$B5])" office:value-type="string" office:string-value="Tactic" calcext:value-type="string">
            <text:p>Tactic</text:p>
          </table:table-cell>
          <table:table-cell table:number-matrix-columns-spanned="1" table:number-matrix-rows-spanned="1" table:formula="of:=INDEX([$actions.C$1:.C$1048576];[$actions_ru_start.$B5])" office:value-type="string" office:string-value="RUS" calcext:value-type="string">
            <text:p>RUS</text:p>
          </table:table-cell>
          <table:table-cell table:number-matrix-columns-spanned="1" table:number-matrix-rows-spanned="1" table:formula="of:=INDEX([$actions.D$1:.D$1048576];[$actions_ru_start.$B5])" office:value-type="string" office:string-value="Your opponent must discard 5 cards from their deck." calcext:value-type="string">
            <text:p>Your opponent must discard 5 cards from their deck.</text:p>
          </table:table-cell>
          <table:table-cell table:number-matrix-columns-spanned="1" table:number-matrix-rows-spanned="1" table:formula="of:=INDEX([$actions.E$1:.E$1048576];[$actions_ru_start.$B5])" office:value-type="string" office:string-value="Images/disinformation.jpg" calcext:value-type="string">
            <text:p>Images/disinformation.jpg</text:p>
          </table:table-cell>
          <table:table-cell table:number-matrix-columns-spanned="1" table:number-matrix-rows-spanned="1" table:formula="of:=INDEX([$actions.F$1:.F$1048576];[$actions_ru_start.$B5])" office:value-type="string" office:string-value="&#10;" calcext:value-type="string">
            <text:p/>
            <text:p/>
          </table:table-cell>
          <table:table-cell table:number-matrix-columns-spanned="1" table:number-matrix-rows-spanned="1" table:formula="of:=INDEX([$actions.G$1:.G$1048576];[$actions_ru_start.$B5])"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2" calcext:value-type="float">
            <text:p>22</text:p>
          </table:table-cell>
          <table:table-cell office:value-type="string" calcext:value-type="string">
            <text:p>Tactic A</text:p>
          </table:table-cell>
          <table:table-cell table:number-matrix-columns-spanned="1" table:number-matrix-rows-spanned="1" table:formula="of:=INDEX([$actions.A$1:.A$1048576];[$actions_ru_start.$B6])" office:value-type="string" office:string-value="Strategic Flexibility" calcext:value-type="string">
            <text:p>Strategic Flexibility</text:p>
          </table:table-cell>
          <table:table-cell table:number-matrix-columns-spanned="1" table:number-matrix-rows-spanned="1" table:formula="of:=INDEX([$actions.B$1:.B$1048576];[$actions_ru_start.$B6])" office:value-type="string" office:string-value="Tactic" calcext:value-type="string">
            <text:p>Tactic</text:p>
          </table:table-cell>
          <table:table-cell table:number-matrix-columns-spanned="1" table:number-matrix-rows-spanned="1" table:formula="of:=INDEX([$actions.C$1:.C$1048576];[$actions_ru_start.$B6])" office:value-type="string" office:string-value="RUS" calcext:value-type="string">
            <text:p>RUS</text:p>
          </table:table-cell>
          <table:table-cell table:number-matrix-columns-spanned="1" table:number-matrix-rows-spanned="1" table:formula="of:=INDEX([$actions.D$1:.D$1048576];[$actions_ru_start.$B6])" office:value-type="string" office:string-value="Search your deck for a strategy card, reveal that card and put it into your hand. Then shuffle your deck." calcext:value-type="string">
            <text:p>Search your deck for a strategy card, reveal that card and put it into your hand. Then shuffle your deck.</text:p>
          </table:table-cell>
          <table:table-cell table:number-matrix-columns-spanned="1" table:number-matrix-rows-spanned="1" table:formula="of:=INDEX([$actions.E$1:.E$1048576];[$actions_ru_start.$B6])" office:value-type="string" office:string-value="Images/dolls.jpeg" calcext:value-type="string">
            <text:p>Images/dolls.jpeg</text:p>
          </table:table-cell>
          <table:table-cell table:number-matrix-columns-spanned="1" table:number-matrix-rows-spanned="1" table:formula="of:=INDEX([$actions.F$1:.F$1048576];[$actions_ru_start.$B6])" office:value-type="string" office:string-value="&#10;" calcext:value-type="string">
            <text:p/>
            <text:p/>
          </table:table-cell>
          <table:table-cell table:number-matrix-columns-spanned="1" table:number-matrix-rows-spanned="1" table:formula="of:=INDEX([$actions.G$1:.G$1048576];[$actions_ru_start.$B6])"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2" calcext:value-type="float">
            <text:p>22</text:p>
          </table:table-cell>
          <table:table-cell office:value-type="string" calcext:value-type="string">
            <text:p>Tactic B</text:p>
          </table:table-cell>
          <table:table-cell table:number-matrix-columns-spanned="1" table:number-matrix-rows-spanned="1" table:formula="of:=INDEX([$actions.A$1:.A$1048576];[$actions_ru_start.$B7])" office:value-type="string" office:string-value="Strategic Flexibility" calcext:value-type="string">
            <text:p>Strategic Flexibility</text:p>
          </table:table-cell>
          <table:table-cell table:number-matrix-columns-spanned="1" table:number-matrix-rows-spanned="1" table:formula="of:=INDEX([$actions.B$1:.B$1048576];[$actions_ru_start.$B7])" office:value-type="string" office:string-value="Tactic" calcext:value-type="string">
            <text:p>Tactic</text:p>
          </table:table-cell>
          <table:table-cell table:number-matrix-columns-spanned="1" table:number-matrix-rows-spanned="1" table:formula="of:=INDEX([$actions.C$1:.C$1048576];[$actions_ru_start.$B7])" office:value-type="string" office:string-value="RUS" calcext:value-type="string">
            <text:p>RUS</text:p>
          </table:table-cell>
          <table:table-cell table:number-matrix-columns-spanned="1" table:number-matrix-rows-spanned="1" table:formula="of:=INDEX([$actions.D$1:.D$1048576];[$actions_ru_start.$B7])" office:value-type="string" office:string-value="Search your deck for a strategy card, reveal that card and put it into your hand. Then shuffle your deck." calcext:value-type="string">
            <text:p>Search your deck for a strategy card, reveal that card and put it into your hand. Then shuffle your deck.</text:p>
          </table:table-cell>
          <table:table-cell table:number-matrix-columns-spanned="1" table:number-matrix-rows-spanned="1" table:formula="of:=INDEX([$actions.E$1:.E$1048576];[$actions_ru_start.$B7])" office:value-type="string" office:string-value="Images/dolls.jpeg" calcext:value-type="string">
            <text:p>Images/dolls.jpeg</text:p>
          </table:table-cell>
          <table:table-cell table:number-matrix-columns-spanned="1" table:number-matrix-rows-spanned="1" table:formula="of:=INDEX([$actions.F$1:.F$1048576];[$actions_ru_start.$B7])" office:value-type="string" office:string-value="&#10;" calcext:value-type="string">
            <text:p/>
            <text:p/>
          </table:table-cell>
          <table:table-cell table:number-matrix-columns-spanned="1" table:number-matrix-rows-spanned="1" table:formula="of:=INDEX([$actions.G$1:.G$1048576];[$actions_ru_start.$B7])"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1" calcext:value-type="float">
            <text:p>21</text:p>
          </table:table-cell>
          <table:table-cell office:value-type="string" calcext:value-type="string">
            <text:p>Tactic A</text:p>
          </table:table-cell>
          <table:table-cell table:number-matrix-columns-spanned="1" table:number-matrix-rows-spanned="1" table:formula="of:=INDEX([$actions.A$1:.A$1048576];[$actions_ru_start.$B8])" office:value-type="string" office:string-value="Counter-Espionage" calcext:value-type="string">
            <text:p>Counter-Espionage</text:p>
          </table:table-cell>
          <table:table-cell table:number-matrix-columns-spanned="1" table:number-matrix-rows-spanned="1" table:formula="of:=INDEX([$actions.B$1:.B$1048576];[$actions_ru_start.$B8])" office:value-type="string" office:string-value="Tactic" calcext:value-type="string">
            <text:p>Tactic</text:p>
          </table:table-cell>
          <table:table-cell table:number-matrix-columns-spanned="1" table:number-matrix-rows-spanned="1" table:formula="of:=INDEX([$actions.C$1:.C$1048576];[$actions_ru_start.$B8])" office:value-type="string" office:string-value="RUS" calcext:value-type="string">
            <text:p>RUS</text:p>
          </table:table-cell>
          <table:table-cell table:number-matrix-columns-spanned="1" table:number-matrix-rows-spanned="1" table:formula="of:=INDEX([$actions.D$1:.D$1048576];[$actions_ru_start.$B8])" office:value-type="string" office:string-value="Ignore the effects of a tactic card." calcext:value-type="string">
            <text:p>Ignore the effects of a tactic card.</text:p>
          </table:table-cell>
          <table:table-cell table:number-matrix-columns-spanned="1" table:number-matrix-rows-spanned="1" table:formula="of:=INDEX([$actions.E$1:.E$1048576];[$actions_ru_start.$B8])" office:value-type="string" office:string-value="Images/putingun.jpg" calcext:value-type="string">
            <text:p>Images/putingun.jpg</text:p>
          </table:table-cell>
          <table:table-cell table:number-matrix-columns-spanned="1" table:number-matrix-rows-spanned="1" table:formula="of:=INDEX([$actions.F$1:.F$1048576];[$actions_ru_start.$B8])" office:value-type="string" office:string-value="&#10;" calcext:value-type="string">
            <text:p/>
            <text:p/>
          </table:table-cell>
          <table:table-cell table:number-matrix-columns-spanned="1" table:number-matrix-rows-spanned="1" table:formula="of:=INDEX([$actions.G$1:.G$1048576];[$actions_ru_start.$B8])"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1" calcext:value-type="float">
            <text:p>21</text:p>
          </table:table-cell>
          <table:table-cell office:value-type="string" calcext:value-type="string">
            <text:p>Tactic B</text:p>
          </table:table-cell>
          <table:table-cell table:number-matrix-columns-spanned="1" table:number-matrix-rows-spanned="1" table:formula="of:=INDEX([$actions.A$1:.A$1048576];[$actions_ru_start.$B9])" office:value-type="string" office:string-value="Counter-Espionage" calcext:value-type="string">
            <text:p>Counter-Espionage</text:p>
          </table:table-cell>
          <table:table-cell table:number-matrix-columns-spanned="1" table:number-matrix-rows-spanned="1" table:formula="of:=INDEX([$actions.B$1:.B$1048576];[$actions_ru_start.$B9])" office:value-type="string" office:string-value="Tactic" calcext:value-type="string">
            <text:p>Tactic</text:p>
          </table:table-cell>
          <table:table-cell table:number-matrix-columns-spanned="1" table:number-matrix-rows-spanned="1" table:formula="of:=INDEX([$actions.C$1:.C$1048576];[$actions_ru_start.$B9])" office:value-type="string" office:string-value="RUS" calcext:value-type="string">
            <text:p>RUS</text:p>
          </table:table-cell>
          <table:table-cell table:number-matrix-columns-spanned="1" table:number-matrix-rows-spanned="1" table:formula="of:=INDEX([$actions.D$1:.D$1048576];[$actions_ru_start.$B9])" office:value-type="string" office:string-value="Ignore the effects of a tactic card." calcext:value-type="string">
            <text:p>Ignore the effects of a tactic card.</text:p>
          </table:table-cell>
          <table:table-cell table:number-matrix-columns-spanned="1" table:number-matrix-rows-spanned="1" table:formula="of:=INDEX([$actions.E$1:.E$1048576];[$actions_ru_start.$B9])" office:value-type="string" office:string-value="Images/putingun.jpg" calcext:value-type="string">
            <text:p>Images/putingun.jpg</text:p>
          </table:table-cell>
          <table:table-cell table:number-matrix-columns-spanned="1" table:number-matrix-rows-spanned="1" table:formula="of:=INDEX([$actions.F$1:.F$1048576];[$actions_ru_start.$B9])" office:value-type="string" office:string-value="&#10;" calcext:value-type="string">
            <text:p/>
            <text:p/>
          </table:table-cell>
          <table:table-cell table:number-matrix-columns-spanned="1" table:number-matrix-rows-spanned="1" table:formula="of:=INDEX([$actions.G$1:.G$1048576];[$actions_ru_start.$B9])"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21" calcext:value-type="float">
            <text:p>21</text:p>
          </table:table-cell>
          <table:table-cell office:value-type="string" calcext:value-type="string">
            <text:p>Tactic C</text:p>
          </table:table-cell>
          <table:table-cell table:number-matrix-columns-spanned="1" table:number-matrix-rows-spanned="1" table:formula="of:=INDEX([$actions.A$1:.A$1048576];[$actions_ru_start.$B10])" office:value-type="string" office:string-value="Counter-Espionage" calcext:value-type="string">
            <text:p>Counter-Espionage</text:p>
          </table:table-cell>
          <table:table-cell table:number-matrix-columns-spanned="1" table:number-matrix-rows-spanned="1" table:formula="of:=INDEX([$actions.B$1:.B$1048576];[$actions_ru_start.$B10])" office:value-type="string" office:string-value="Tactic" calcext:value-type="string">
            <text:p>Tactic</text:p>
          </table:table-cell>
          <table:table-cell table:number-matrix-columns-spanned="1" table:number-matrix-rows-spanned="1" table:formula="of:=INDEX([$actions.C$1:.C$1048576];[$actions_ru_start.$B10])" office:value-type="string" office:string-value="RUS" calcext:value-type="string">
            <text:p>RUS</text:p>
          </table:table-cell>
          <table:table-cell table:number-matrix-columns-spanned="1" table:number-matrix-rows-spanned="1" table:formula="of:=INDEX([$actions.D$1:.D$1048576];[$actions_ru_start.$B10])" office:value-type="string" office:string-value="Ignore the effects of a tactic card." calcext:value-type="string">
            <text:p>Ignore the effects of a tactic card.</text:p>
          </table:table-cell>
          <table:table-cell table:number-matrix-columns-spanned="1" table:number-matrix-rows-spanned="1" table:formula="of:=INDEX([$actions.E$1:.E$1048576];[$actions_ru_start.$B10])" office:value-type="string" office:string-value="Images/putingun.jpg" calcext:value-type="string">
            <text:p>Images/putingun.jpg</text:p>
          </table:table-cell>
          <table:table-cell table:number-matrix-columns-spanned="1" table:number-matrix-rows-spanned="1" table:formula="of:=INDEX([$actions.F$1:.F$1048576];[$actions_ru_start.$B10])" office:value-type="string" office:string-value="&#10;" calcext:value-type="string">
            <text:p/>
            <text:p/>
          </table:table-cell>
          <table:table-cell table:number-matrix-columns-spanned="1" table:number-matrix-rows-spanned="1" table:formula="of:=INDEX([$actions.G$1:.G$1048576];[$actions_ru_start.$B10])"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8" calcext:value-type="float">
            <text:p>18</text:p>
          </table:table-cell>
          <table:table-cell office:value-type="string" calcext:value-type="string">
            <text:p>Tactic A</text:p>
          </table:table-cell>
          <table:table-cell table:number-matrix-columns-spanned="1" table:number-matrix-rows-spanned="1" table:formula="of:=INDEX([$actions.A$1:.A$1048576];[$actions_ru_start.$B11])" office:value-type="string" office:string-value="Scorched Earth" calcext:value-type="string">
            <text:p>Scorched Earth</text:p>
          </table:table-cell>
          <table:table-cell table:number-matrix-columns-spanned="1" table:number-matrix-rows-spanned="1" table:formula="of:=INDEX([$actions.B$1:.B$1048576];[$actions_ru_start.$B11])" office:value-type="string" office:string-value="Tactic" calcext:value-type="string">
            <text:p>Tactic</text:p>
          </table:table-cell>
          <table:table-cell table:number-matrix-columns-spanned="1" table:number-matrix-rows-spanned="1" table:formula="of:=INDEX([$actions.C$1:.C$1048576];[$actions_ru_start.$B11])" office:value-type="string" office:string-value="RUS" calcext:value-type="string">
            <text:p>RUS</text:p>
          </table:table-cell>
          <table:table-cell table:number-matrix-columns-spanned="1" table:number-matrix-rows-spanned="1" table:formula="of:=INDEX([$actions.D$1:.D$1048576];[$actions_ru_start.$B11])" office:value-type="string" office:string-value="Destroy one territory belonging to your opponent that is under your control." calcext:value-type="string">
            <text:p>Destroy one territory belonging to your opponent that is under your control.</text:p>
          </table:table-cell>
          <table:table-cell table:number-matrix-columns-spanned="1" table:number-matrix-rows-spanned="1" table:formula="of:=INDEX([$actions.E$1:.E$1048576];[$actions_ru_start.$B11])" office:value-type="string" office:string-value="Images/scorched.jpg" calcext:value-type="string">
            <text:p>Images/scorched.jpg</text:p>
          </table:table-cell>
          <table:table-cell table:number-matrix-columns-spanned="1" table:number-matrix-rows-spanned="1" table:formula="of:=INDEX([$actions.F$1:.F$1048576];[$actions_ru_start.$B11])" office:value-type="string" office:string-value="&#10;" calcext:value-type="string">
            <text:p/>
            <text:p/>
          </table:table-cell>
          <table:table-cell table:number-matrix-columns-spanned="1" table:number-matrix-rows-spanned="1" table:formula="of:=INDEX([$actions.G$1:.G$1048576];[$actions_ru_start.$B11])"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8" calcext:value-type="float">
            <text:p>18</text:p>
          </table:table-cell>
          <table:table-cell office:value-type="string" calcext:value-type="string">
            <text:p>Tactic B</text:p>
          </table:table-cell>
          <table:table-cell table:number-matrix-columns-spanned="1" table:number-matrix-rows-spanned="1" table:formula="of:=INDEX([$actions.A$1:.A$1048576];[$actions_ru_start.$B12])" office:value-type="string" office:string-value="Scorched Earth" calcext:value-type="string">
            <text:p>Scorched Earth</text:p>
          </table:table-cell>
          <table:table-cell table:number-matrix-columns-spanned="1" table:number-matrix-rows-spanned="1" table:formula="of:=INDEX([$actions.B$1:.B$1048576];[$actions_ru_start.$B12])" office:value-type="string" office:string-value="Tactic" calcext:value-type="string">
            <text:p>Tactic</text:p>
          </table:table-cell>
          <table:table-cell table:number-matrix-columns-spanned="1" table:number-matrix-rows-spanned="1" table:formula="of:=INDEX([$actions.C$1:.C$1048576];[$actions_ru_start.$B12])" office:value-type="string" office:string-value="RUS" calcext:value-type="string">
            <text:p>RUS</text:p>
          </table:table-cell>
          <table:table-cell table:number-matrix-columns-spanned="1" table:number-matrix-rows-spanned="1" table:formula="of:=INDEX([$actions.D$1:.D$1048576];[$actions_ru_start.$B12])" office:value-type="string" office:string-value="Destroy one territory belonging to your opponent that is under your control." calcext:value-type="string">
            <text:p>Destroy one territory belonging to your opponent that is under your control.</text:p>
          </table:table-cell>
          <table:table-cell table:number-matrix-columns-spanned="1" table:number-matrix-rows-spanned="1" table:formula="of:=INDEX([$actions.E$1:.E$1048576];[$actions_ru_start.$B12])" office:value-type="string" office:string-value="Images/scorched.jpg" calcext:value-type="string">
            <text:p>Images/scorched.jpg</text:p>
          </table:table-cell>
          <table:table-cell table:number-matrix-columns-spanned="1" table:number-matrix-rows-spanned="1" table:formula="of:=INDEX([$actions.F$1:.F$1048576];[$actions_ru_start.$B12])" office:value-type="string" office:string-value="&#10;" calcext:value-type="string">
            <text:p/>
            <text:p/>
          </table:table-cell>
          <table:table-cell table:number-matrix-columns-spanned="1" table:number-matrix-rows-spanned="1" table:formula="of:=INDEX([$actions.G$1:.G$1048576];[$actions_ru_start.$B12])"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28" calcext:value-type="float">
            <text:p>28</text:p>
          </table:table-cell>
          <table:table-cell office:value-type="string" calcext:value-type="string">
            <text:p>Tactic A</text:p>
          </table:table-cell>
          <table:table-cell table:number-matrix-columns-spanned="1" table:number-matrix-rows-spanned="1" table:formula="of:=INDEX([$actions.A$1:.A$1048576];[$actions_ru_start.$B13])" office:value-type="string" office:string-value="Rapid Mobilization" calcext:value-type="string">
            <text:p>Rapid Mobilization</text:p>
          </table:table-cell>
          <table:table-cell table:number-matrix-columns-spanned="1" table:number-matrix-rows-spanned="1" table:formula="of:=INDEX([$actions.B$1:.B$1048576];[$actions_ru_start.$B13])" office:value-type="string" office:string-value="Tactic" calcext:value-type="string">
            <text:p>Tactic</text:p>
          </table:table-cell>
          <table:table-cell table:number-matrix-columns-spanned="1" table:number-matrix-rows-spanned="1" table:formula="of:=INDEX([$actions.C$1:.C$1048576];[$actions_ru_start.$B13])" office:value-type="string" office:string-value="RUS" calcext:value-type="string">
            <text:p>RUS</text:p>
          </table:table-cell>
          <table:table-cell table:number-matrix-columns-spanned="1" table:number-matrix-rows-spanned="1" table:formula="of:=INDEX([$actions.D$1:.D$1048576];[$actions_ru_start.$B13])" office:value-type="string" office:string-value="Search your library for military asset cards whose combined logistics is equal to or less than 4, put those cards into your hand, then shuffle your library." calcext:value-type="string">
            <text:p>Search your library for military asset cards whose combined logistics is equal to or less than 4, put those cards into your hand, then shuffle your library.</text:p>
          </table:table-cell>
          <table:table-cell table:number-matrix-columns-spanned="1" table:number-matrix-rows-spanned="1" table:formula="of:=INDEX([$actions.E$1:.E$1048576];[$actions_ru_start.$B13])" office:value-type="string" office:string-value="Images/mobilization.jpg" calcext:value-type="string">
            <text:p>Images/mobilization.jpg</text:p>
          </table:table-cell>
          <table:table-cell table:number-matrix-columns-spanned="1" table:number-matrix-rows-spanned="1" table:formula="of:=INDEX([$actions.F$1:.F$1048576];[$actions_ru_start.$B13])" office:value-type="string" office:string-value="&#10;" calcext:value-type="string">
            <text:p/>
            <text:p/>
          </table:table-cell>
          <table:table-cell table:number-matrix-columns-spanned="1" table:number-matrix-rows-spanned="1" table:formula="of:=INDEX([$actions.G$1:.G$1048576];[$actions_ru_start.$B13])"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8" calcext:value-type="float">
            <text:p>28</text:p>
          </table:table-cell>
          <table:table-cell office:value-type="string" calcext:value-type="string">
            <text:p>Tactic B</text:p>
          </table:table-cell>
          <table:table-cell table:number-matrix-columns-spanned="1" table:number-matrix-rows-spanned="1" table:formula="of:=INDEX([$actions.A$1:.A$1048576];[$actions_ru_start.$B14])" office:value-type="string" office:string-value="Rapid Mobilization" calcext:value-type="string">
            <text:p>Rapid Mobilization</text:p>
          </table:table-cell>
          <table:table-cell table:number-matrix-columns-spanned="1" table:number-matrix-rows-spanned="1" table:formula="of:=INDEX([$actions.B$1:.B$1048576];[$actions_ru_start.$B14])" office:value-type="string" office:string-value="Tactic" calcext:value-type="string">
            <text:p>Tactic</text:p>
          </table:table-cell>
          <table:table-cell table:number-matrix-columns-spanned="1" table:number-matrix-rows-spanned="1" table:formula="of:=INDEX([$actions.C$1:.C$1048576];[$actions_ru_start.$B14])" office:value-type="string" office:string-value="RUS" calcext:value-type="string">
            <text:p>RUS</text:p>
          </table:table-cell>
          <table:table-cell table:number-matrix-columns-spanned="1" table:number-matrix-rows-spanned="1" table:formula="of:=INDEX([$actions.D$1:.D$1048576];[$actions_ru_start.$B14])" office:value-type="string" office:string-value="Search your library for military asset cards whose combined logistics is equal to or less than 4, put those cards into your hand, then shuffle your library." calcext:value-type="string">
            <text:p>Search your library for military asset cards whose combined logistics is equal to or less than 4, put those cards into your hand, then shuffle your library.</text:p>
          </table:table-cell>
          <table:table-cell table:number-matrix-columns-spanned="1" table:number-matrix-rows-spanned="1" table:formula="of:=INDEX([$actions.E$1:.E$1048576];[$actions_ru_start.$B14])" office:value-type="string" office:string-value="Images/mobilization.jpg" calcext:value-type="string">
            <text:p>Images/mobilization.jpg</text:p>
          </table:table-cell>
          <table:table-cell table:number-matrix-columns-spanned="1" table:number-matrix-rows-spanned="1" table:formula="of:=INDEX([$actions.F$1:.F$1048576];[$actions_ru_start.$B14])" office:value-type="string" office:string-value="&#10;" calcext:value-type="string">
            <text:p/>
            <text:p/>
          </table:table-cell>
          <table:table-cell table:number-matrix-columns-spanned="1" table:number-matrix-rows-spanned="1" table:formula="of:=INDEX([$actions.G$1:.G$1048576];[$actions_ru_start.$B14])"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3" calcext:value-type="float">
            <text:p>13</text:p>
          </table:table-cell>
          <table:table-cell office:value-type="string" calcext:value-type="string">
            <text:p>Strategy A</text:p>
          </table:table-cell>
          <table:table-cell table:number-matrix-columns-spanned="1" table:number-matrix-rows-spanned="1" table:formula="of:=INDEX([$actions.A$1:.A$1048576];[$actions_ru_start.$B15])" office:value-type="string" office:string-value="The Long Winter" calcext:value-type="string">
            <text:p>The Long Winter</text:p>
          </table:table-cell>
          <table:table-cell table:number-matrix-columns-spanned="1" table:number-matrix-rows-spanned="1" table:formula="of:=INDEX([$actions.B$1:.B$1048576];[$actions_ru_start.$B15])" office:value-type="string" office:string-value="Strategy" calcext:value-type="string">
            <text:p>Strategy</text:p>
          </table:table-cell>
          <table:table-cell table:number-matrix-columns-spanned="1" table:number-matrix-rows-spanned="1" table:formula="of:=INDEX([$actions.C$1:.C$1048576];[$actions_ru_start.$B15])" office:value-type="string" office:string-value="RUS" calcext:value-type="string">
            <text:p>RUS</text:p>
          </table:table-cell>
          <table:table-cell table:number-matrix-columns-spanned="1" table:number-matrix-rows-spanned="1" table:formula="of:=INDEX([$actions.D$1:.D$1048576];[$actions_ru_start.$B15])" office:value-type="string" office:string-value="Both players must discard 2 cards from their deck at the end of each turn." calcext:value-type="string">
            <text:p>Both players must discard 2 cards from their deck at the end of each turn.</text:p>
          </table:table-cell>
          <table:table-cell table:number-matrix-columns-spanned="1" table:number-matrix-rows-spanned="1" table:formula="of:=INDEX([$actions.E$1:.E$1048576];[$actions_ru_start.$B15])" office:value-type="string" office:string-value="Images/winter.jpg" calcext:value-type="string">
            <text:p>Images/winter.jpg</text:p>
          </table:table-cell>
          <table:table-cell table:number-matrix-columns-spanned="1" table:number-matrix-rows-spanned="1" table:formula="of:=INDEX([$actions.F$1:.F$1048576];[$actions_ru_start.$B15])" office:value-type="string" office:string-value="&#10;" calcext:value-type="string">
            <text:p/>
            <text:p/>
          </table:table-cell>
          <table:table-cell table:number-matrix-columns-spanned="1" table:number-matrix-rows-spanned="1" table:formula="of:=INDEX([$actions.G$1:.G$1048576];[$actions_ru_start.$B15])"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3" calcext:value-type="float">
            <text:p>13</text:p>
          </table:table-cell>
          <table:table-cell office:value-type="string" calcext:value-type="string">
            <text:p>Strategy B</text:p>
          </table:table-cell>
          <table:table-cell table:number-matrix-columns-spanned="1" table:number-matrix-rows-spanned="1" table:formula="of:=INDEX([$actions.A$1:.A$1048576];[$actions_ru_start.$B16])" office:value-type="string" office:string-value="The Long Winter" calcext:value-type="string">
            <text:p>The Long Winter</text:p>
          </table:table-cell>
          <table:table-cell table:number-matrix-columns-spanned="1" table:number-matrix-rows-spanned="1" table:formula="of:=INDEX([$actions.B$1:.B$1048576];[$actions_ru_start.$B16])" office:value-type="string" office:string-value="Strategy" calcext:value-type="string">
            <text:p>Strategy</text:p>
          </table:table-cell>
          <table:table-cell table:number-matrix-columns-spanned="1" table:number-matrix-rows-spanned="1" table:formula="of:=INDEX([$actions.C$1:.C$1048576];[$actions_ru_start.$B16])" office:value-type="string" office:string-value="RUS" calcext:value-type="string">
            <text:p>RUS</text:p>
          </table:table-cell>
          <table:table-cell table:number-matrix-columns-spanned="1" table:number-matrix-rows-spanned="1" table:formula="of:=INDEX([$actions.D$1:.D$1048576];[$actions_ru_start.$B16])" office:value-type="string" office:string-value="Both players must discard 2 cards from their deck at the end of each turn." calcext:value-type="string">
            <text:p>Both players must discard 2 cards from their deck at the end of each turn.</text:p>
          </table:table-cell>
          <table:table-cell table:number-matrix-columns-spanned="1" table:number-matrix-rows-spanned="1" table:formula="of:=INDEX([$actions.E$1:.E$1048576];[$actions_ru_start.$B16])" office:value-type="string" office:string-value="Images/winter.jpg" calcext:value-type="string">
            <text:p>Images/winter.jpg</text:p>
          </table:table-cell>
          <table:table-cell table:number-matrix-columns-spanned="1" table:number-matrix-rows-spanned="1" table:formula="of:=INDEX([$actions.F$1:.F$1048576];[$actions_ru_start.$B16])" office:value-type="string" office:string-value="&#10;" calcext:value-type="string">
            <text:p/>
            <text:p/>
          </table:table-cell>
          <table:table-cell table:number-matrix-columns-spanned="1" table:number-matrix-rows-spanned="1" table:formula="of:=INDEX([$actions.G$1:.G$1048576];[$actions_ru_start.$B16])"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4" calcext:value-type="float">
            <text:p>14</text:p>
          </table:table-cell>
          <table:table-cell office:value-type="string" calcext:value-type="string">
            <text:p>Strategy A</text:p>
          </table:table-cell>
          <table:table-cell table:number-matrix-columns-spanned="1" table:number-matrix-rows-spanned="1" table:formula="of:=INDEX([$actions.A$1:.A$1048576];[$actions_ru_start.$B17])" office:value-type="string" office:string-value="State-Controlled Media" calcext:value-type="string">
            <text:p>State-Controlled Media</text:p>
          </table:table-cell>
          <table:table-cell table:number-matrix-columns-spanned="1" table:number-matrix-rows-spanned="1" table:formula="of:=INDEX([$actions.B$1:.B$1048576];[$actions_ru_start.$B17])" office:value-type="string" office:string-value="Strategy" calcext:value-type="string">
            <text:p>Strategy</text:p>
          </table:table-cell>
          <table:table-cell table:number-matrix-columns-spanned="1" table:number-matrix-rows-spanned="1" table:formula="of:=INDEX([$actions.C$1:.C$1048576];[$actions_ru_start.$B17])" office:value-type="string" office:string-value="RUS" calcext:value-type="string">
            <text:p>RUS</text:p>
          </table:table-cell>
          <table:table-cell table:number-matrix-columns-spanned="1" table:number-matrix-rows-spanned="1" table:formula="of:=INDEX([$actions.D$1:.D$1048576];[$actions_ru_start.$B17])" office:value-type="string" office:string-value="Whenever you destroy a ship of logistics cost 3 or greater, you may look at the top card of your deck and may choose to put it on the bottom of your deck." calcext:value-type="string">
            <text:p>Whenever you destroy a ship of logistics cost 3 or greater, you may look at the top card of your deck and may choose to put it on the bottom of your deck.</text:p>
          </table:table-cell>
          <table:table-cell table:number-matrix-columns-spanned="1" table:number-matrix-rows-spanned="1" table:formula="of:=INDEX([$actions.E$1:.E$1048576];[$actions_ru_start.$B17])" office:value-type="string" office:string-value="Images/statemedia.jpg" calcext:value-type="string">
            <text:p>Images/statemedia.jpg</text:p>
          </table:table-cell>
          <table:table-cell table:number-matrix-columns-spanned="1" table:number-matrix-rows-spanned="1" table:formula="of:=INDEX([$actions.F$1:.F$1048576];[$actions_ru_start.$B17])" office:value-type="string" office:string-value="&#10;" calcext:value-type="string">
            <text:p/>
            <text:p/>
          </table:table-cell>
          <table:table-cell table:number-matrix-columns-spanned="1" table:number-matrix-rows-spanned="1" table:formula="of:=INDEX([$actions.G$1:.G$1048576];[$actions_ru_start.$B17])"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4" calcext:value-type="float">
            <text:p>14</text:p>
          </table:table-cell>
          <table:table-cell office:value-type="string" calcext:value-type="string">
            <text:p>Strategy B</text:p>
          </table:table-cell>
          <table:table-cell table:number-matrix-columns-spanned="1" table:number-matrix-rows-spanned="1" table:formula="of:=INDEX([$actions.A$1:.A$1048576];[$actions_ru_start.$B18])" office:value-type="string" office:string-value="State-Controlled Media" calcext:value-type="string">
            <text:p>State-Controlled Media</text:p>
          </table:table-cell>
          <table:table-cell table:number-matrix-columns-spanned="1" table:number-matrix-rows-spanned="1" table:formula="of:=INDEX([$actions.B$1:.B$1048576];[$actions_ru_start.$B18])" office:value-type="string" office:string-value="Strategy" calcext:value-type="string">
            <text:p>Strategy</text:p>
          </table:table-cell>
          <table:table-cell table:number-matrix-columns-spanned="1" table:number-matrix-rows-spanned="1" table:formula="of:=INDEX([$actions.C$1:.C$1048576];[$actions_ru_start.$B18])" office:value-type="string" office:string-value="RUS" calcext:value-type="string">
            <text:p>RUS</text:p>
          </table:table-cell>
          <table:table-cell table:number-matrix-columns-spanned="1" table:number-matrix-rows-spanned="1" table:formula="of:=INDEX([$actions.D$1:.D$1048576];[$actions_ru_start.$B18])" office:value-type="string" office:string-value="Whenever you destroy a ship of logistics cost 3 or greater, you may look at the top card of your deck and may choose to put it on the bottom of your deck." calcext:value-type="string">
            <text:p>Whenever you destroy a ship of logistics cost 3 or greater, you may look at the top card of your deck and may choose to put it on the bottom of your deck.</text:p>
          </table:table-cell>
          <table:table-cell table:number-matrix-columns-spanned="1" table:number-matrix-rows-spanned="1" table:formula="of:=INDEX([$actions.E$1:.E$1048576];[$actions_ru_start.$B18])" office:value-type="string" office:string-value="Images/statemedia.jpg" calcext:value-type="string">
            <text:p>Images/statemedia.jpg</text:p>
          </table:table-cell>
          <table:table-cell table:number-matrix-columns-spanned="1" table:number-matrix-rows-spanned="1" table:formula="of:=INDEX([$actions.F$1:.F$1048576];[$actions_ru_start.$B18])" office:value-type="string" office:string-value="&#10;" calcext:value-type="string">
            <text:p/>
            <text:p/>
          </table:table-cell>
          <table:table-cell table:number-matrix-columns-spanned="1" table:number-matrix-rows-spanned="1" table:formula="of:=INDEX([$actions.G$1:.G$1048576];[$actions_ru_start.$B18])"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7" calcext:value-type="float">
            <text:p>17</text:p>
          </table:table-cell>
          <table:table-cell office:value-type="string" calcext:value-type="string">
            <text:p>Strategy A</text:p>
          </table:table-cell>
          <table:table-cell table:number-matrix-columns-spanned="1" table:number-matrix-rows-spanned="1" table:formula="of:=INDEX([$actions.A$1:.A$1048576];[$actions_ru_start.$B19])" office:value-type="string" office:string-value="The Russians Used a Pencil" calcext:value-type="string">
            <text:p>The Russians Used a Pencil</text:p>
          </table:table-cell>
          <table:table-cell table:number-matrix-columns-spanned="1" table:number-matrix-rows-spanned="1" table:formula="of:=INDEX([$actions.B$1:.B$1048576];[$actions_ru_start.$B19])" office:value-type="string" office:string-value="Strategy" calcext:value-type="string">
            <text:p>Strategy</text:p>
          </table:table-cell>
          <table:table-cell table:number-matrix-columns-spanned="1" table:number-matrix-rows-spanned="1" table:formula="of:=INDEX([$actions.C$1:.C$1048576];[$actions_ru_start.$B19])" office:value-type="string" office:string-value="RUS" calcext:value-type="string">
            <text:p>RUS</text:p>
          </table:table-cell>
          <table:table-cell table:number-matrix-columns-spanned="1" table:number-matrix-rows-spanned="1" table:formula="of:=INDEX([$actions.D$1:.D$1048576];[$actions_ru_start.$B19])" office:value-type="string" office:string-value="Each military asset you control requires 1 less logistics, with a minimum of 1 per military asset." calcext:value-type="string">
            <text:p>Each military asset you control requires 1 less logistics, with a minimum of 1 per military asset.</text:p>
          </table:table-cell>
          <table:table-cell table:number-matrix-columns-spanned="1" table:number-matrix-rows-spanned="1" table:formula="of:=INDEX([$actions.E$1:.E$1048576];[$actions_ru_start.$B19])" office:value-type="string" office:string-value="Images/sputnik.jpg" calcext:value-type="string">
            <text:p>Images/sputnik.jpg</text:p>
          </table:table-cell>
          <table:table-cell table:number-matrix-columns-spanned="1" table:number-matrix-rows-spanned="1" table:formula="of:=INDEX([$actions.F$1:.F$1048576];[$actions_ru_start.$B19])" office:value-type="string" office:string-value="&#10;" calcext:value-type="string">
            <text:p/>
            <text:p/>
          </table:table-cell>
          <table:table-cell table:number-matrix-columns-spanned="1" table:number-matrix-rows-spanned="1" table:formula="of:=INDEX([$actions.G$1:.G$1048576];[$actions_ru_start.$B19])"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7" calcext:value-type="float">
            <text:p>17</text:p>
          </table:table-cell>
          <table:table-cell office:value-type="string" calcext:value-type="string">
            <text:p>Strategy B</text:p>
          </table:table-cell>
          <table:table-cell table:number-matrix-columns-spanned="1" table:number-matrix-rows-spanned="1" table:formula="of:=INDEX([$actions.A$1:.A$1048576];[$actions_ru_start.$B20])" office:value-type="string" office:string-value="The Russians Used a Pencil" calcext:value-type="string">
            <text:p>The Russians Used a Pencil</text:p>
          </table:table-cell>
          <table:table-cell table:number-matrix-columns-spanned="1" table:number-matrix-rows-spanned="1" table:formula="of:=INDEX([$actions.B$1:.B$1048576];[$actions_ru_start.$B20])" office:value-type="string" office:string-value="Strategy" calcext:value-type="string">
            <text:p>Strategy</text:p>
          </table:table-cell>
          <table:table-cell table:number-matrix-columns-spanned="1" table:number-matrix-rows-spanned="1" table:formula="of:=INDEX([$actions.C$1:.C$1048576];[$actions_ru_start.$B20])" office:value-type="string" office:string-value="RUS" calcext:value-type="string">
            <text:p>RUS</text:p>
          </table:table-cell>
          <table:table-cell table:number-matrix-columns-spanned="1" table:number-matrix-rows-spanned="1" table:formula="of:=INDEX([$actions.D$1:.D$1048576];[$actions_ru_start.$B20])" office:value-type="string" office:string-value="Each military asset you control requires 1 less logistics, with a minimum of 1 per military asset." calcext:value-type="string">
            <text:p>Each military asset you control requires 1 less logistics, with a minimum of 1 per military asset.</text:p>
          </table:table-cell>
          <table:table-cell table:number-matrix-columns-spanned="1" table:number-matrix-rows-spanned="1" table:formula="of:=INDEX([$actions.E$1:.E$1048576];[$actions_ru_start.$B20])" office:value-type="string" office:string-value="Images/sputnik.jpg" calcext:value-type="string">
            <text:p>Images/sputnik.jpg</text:p>
          </table:table-cell>
          <table:table-cell table:number-matrix-columns-spanned="1" table:number-matrix-rows-spanned="1" table:formula="of:=INDEX([$actions.F$1:.F$1048576];[$actions_ru_start.$B20])" office:value-type="string" office:string-value="&#10;" calcext:value-type="string">
            <text:p/>
            <text:p/>
          </table:table-cell>
          <table:table-cell table:number-matrix-columns-spanned="1" table:number-matrix-rows-spanned="1" table:formula="of:=INDEX([$actions.G$1:.G$1048576];[$actions_ru_start.$B20])"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27" calcext:value-type="float">
            <text:p>27</text:p>
          </table:table-cell>
          <table:table-cell office:value-type="string" calcext:value-type="string">
            <text:p>Strategy A</text:p>
          </table:table-cell>
          <table:table-cell table:number-matrix-columns-spanned="1" table:number-matrix-rows-spanned="1" table:formula="of:=INDEX([$actions.A$1:.A$1048576];[$actions_ru_start.$B21])" office:value-type="string" office:string-value="Strategic Destabilization" calcext:value-type="string">
            <text:p>Strategic Destabilization</text:p>
          </table:table-cell>
          <table:table-cell table:number-matrix-columns-spanned="1" table:number-matrix-rows-spanned="1" table:formula="of:=INDEX([$actions.B$1:.B$1048576];[$actions_ru_start.$B21])" office:value-type="string" office:string-value="Strategy" calcext:value-type="string">
            <text:p>Strategy</text:p>
          </table:table-cell>
          <table:table-cell table:number-matrix-columns-spanned="1" table:number-matrix-rows-spanned="1" table:formula="of:=INDEX([$actions.C$1:.C$1048576];[$actions_ru_start.$B21])" office:value-type="string" office:string-value="RUS" calcext:value-type="string">
            <text:p>RUS</text:p>
          </table:table-cell>
          <table:table-cell table:number-matrix-columns-spanned="1" table:number-matrix-rows-spanned="1" table:formula="of:=INDEX([$actions.D$1:.D$1048576];[$actions_ru_start.$B21])" office:value-type="string" office:string-value="Your opponents territories provide 1 less logistics." calcext:value-type="string">
            <text:p>Your opponents territories provide 1 less logistics.</text:p>
          </table:table-cell>
          <table:table-cell table:number-matrix-columns-spanned="1" table:number-matrix-rows-spanned="1" table:formula="of:=INDEX([$actions.E$1:.E$1048576];[$actions_ru_start.$B21])" office:value-type="string" office:string-value="Images/electricgrid.jpg" calcext:value-type="string">
            <text:p>Images/electricgrid.jpg</text:p>
          </table:table-cell>
          <table:table-cell table:number-matrix-columns-spanned="1" table:number-matrix-rows-spanned="1" table:formula="of:=INDEX([$actions.F$1:.F$1048576];[$actions_ru_start.$B21])" office:value-type="string" office:string-value="&#10;" calcext:value-type="string">
            <text:p/>
            <text:p/>
          </table:table-cell>
          <table:table-cell table:number-matrix-columns-spanned="1" table:number-matrix-rows-spanned="1" table:formula="of:=INDEX([$actions.G$1:.G$1048576];[$actions_ru_start.$B21])"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7" calcext:value-type="float">
            <text:p>27</text:p>
          </table:table-cell>
          <table:table-cell office:value-type="string" calcext:value-type="string">
            <text:p>Strategy B</text:p>
          </table:table-cell>
          <table:table-cell table:number-matrix-columns-spanned="1" table:number-matrix-rows-spanned="1" table:formula="of:=INDEX([$actions.A$1:.A$1048576];[$actions_ru_start.$B22])" office:value-type="string" office:string-value="Strategic Destabilization" calcext:value-type="string">
            <text:p>Strategic Destabilization</text:p>
          </table:table-cell>
          <table:table-cell table:number-matrix-columns-spanned="1" table:number-matrix-rows-spanned="1" table:formula="of:=INDEX([$actions.B$1:.B$1048576];[$actions_ru_start.$B22])" office:value-type="string" office:string-value="Strategy" calcext:value-type="string">
            <text:p>Strategy</text:p>
          </table:table-cell>
          <table:table-cell table:number-matrix-columns-spanned="1" table:number-matrix-rows-spanned="1" table:formula="of:=INDEX([$actions.C$1:.C$1048576];[$actions_ru_start.$B22])" office:value-type="string" office:string-value="RUS" calcext:value-type="string">
            <text:p>RUS</text:p>
          </table:table-cell>
          <table:table-cell table:number-matrix-columns-spanned="1" table:number-matrix-rows-spanned="1" table:formula="of:=INDEX([$actions.D$1:.D$1048576];[$actions_ru_start.$B22])" office:value-type="string" office:string-value="Your opponents territories provide 1 less logistics." calcext:value-type="string">
            <text:p>Your opponents territories provide 1 less logistics.</text:p>
          </table:table-cell>
          <table:table-cell table:number-matrix-columns-spanned="1" table:number-matrix-rows-spanned="1" table:formula="of:=INDEX([$actions.E$1:.E$1048576];[$actions_ru_start.$B22])" office:value-type="string" office:string-value="Images/electricgrid.jpg" calcext:value-type="string">
            <text:p>Images/electricgrid.jpg</text:p>
          </table:table-cell>
          <table:table-cell table:number-matrix-columns-spanned="1" table:number-matrix-rows-spanned="1" table:formula="of:=INDEX([$actions.F$1:.F$1048576];[$actions_ru_start.$B22])" office:value-type="string" office:string-value="&#10;" calcext:value-type="string">
            <text:p/>
            <text:p/>
          </table:table-cell>
          <table:table-cell table:number-matrix-columns-spanned="1" table:number-matrix-rows-spanned="1" table:formula="of:=INDEX([$actions.G$1:.G$1048576];[$actions_ru_start.$B22])" office:value-type="string" office:string-value="0.0.1" calcext:value-type="string">
            <text:p>0.0.1</text:p>
          </table:table-cell>
          <table:table-cell table:number-columns-repeated="54"/>
        </table:table-row>
        <table:table-row table:style-name="ro1" table:number-rows-repeated="1048553">
          <table:table-cell table:number-columns-repeated="64"/>
        </table:table-row>
        <table:table-row table:style-name="ro1">
          <table:table-cell table:number-columns-repeated="64"/>
        </table:table-row>
      </table:table>
      <table:table table:name="territories_all" table:style-name="ta13">
        <table:table-column table:style-name="co49" table:default-cell-style-name="Default"/>
        <table:table-column table:style-name="co2" table:default-cell-style-name="Default"/>
        <table:table-column table:style-name="co52" table:default-cell-style-name="Default"/>
        <table:table-column table:style-name="co53" table:default-cell-style-name="Default"/>
        <table:table-column table:style-name="co2" table:number-columns-repeated="2" table:default-cell-style-name="Default"/>
        <table:table-column table:style-name="co54" table:default-cell-style-name="Default"/>
        <table:table-column table:style-name="co2" table:number-columns-repeated="57" table:default-cell-style-name="Default"/>
        <table:table-row table:style-name="ro1">
          <table:table-cell office:value-type="string" calcext:value-type="string">
            <text:p>Duplication</text:p>
          </table:table-cell>
          <table:table-cell office:value-type="string" calcext:value-type="string">
            <text:p>Class</text:p>
          </table:table-cell>
          <table:table-cell office:value-type="string" calcext:value-type="string">
            <text:p>Name</text:p>
          </table:table-cell>
          <table:table-cell table:formula="of:=[$territories.A1]" office:value-type="string" office:string-value="Title" calcext:value-type="string">
            <text:p>Title</text:p>
          </table:table-cell>
          <table:table-cell table:formula="of:=[$territories.B1]" office:value-type="string" office:string-value="LogisticsCapacity" calcext:value-type="string">
            <text:p>LogisticsCapacity</text:p>
          </table:table-cell>
          <table:table-cell table:formula="of:=[$territories.C1]" office:value-type="string" office:string-value="ShoreDefense" calcext:value-type="string">
            <text:p>ShoreDefense</text:p>
          </table:table-cell>
          <table:table-cell table:formula="of:=[$territories.D1]" office:value-type="string" office:string-value="Description" calcext:value-type="string">
            <text:p>Description</text:p>
          </table:table-cell>
          <table:table-cell table:formula="of:=[$territories.E1]" office:value-type="string" office:string-value="Roster" calcext:value-type="string">
            <text:p>Roster</text:p>
          </table:table-cell>
          <table:table-cell table:formula="of:=[$territories.F1]" office:value-type="string" office:string-value="FlavorText" calcext:value-type="string">
            <text:p>FlavorText</text:p>
          </table:table-cell>
          <table:table-cell table:formula="of:=[$territories.G1]" office:value-type="string" office:string-value="Image" calcext:value-type="string">
            <text:p>Image</text:p>
          </table:table-cell>
          <table:table-cell table:formula="of:=[$territories.H1]" office:value-type="string" office:string-value="Version" calcext:value-type="string">
            <text:p>Version</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Station Norfolk</text:p>
          </table:table-cell>
          <table:table-cell table:number-matrix-columns-spanned="1" table:number-matrix-rows-spanned="1" table:formula="of:=INDEX([$territories.A$1:.A$1048576];[$territories_all.$B2])" office:value-type="string" office:string-value="US Naval Base" calcext:value-type="string">
            <text:p>US Naval Base</text:p>
          </table:table-cell>
          <table:table-cell table:number-matrix-columns-spanned="1" table:number-matrix-rows-spanned="1" table:formula="of:=INDEX([$territories.B$1:.B$1048576];[$territories_all.$B2])" office:value-type="float" office:value="6" calcext:value-type="float">
            <text:p>6</text:p>
          </table:table-cell>
          <table:table-cell table:number-matrix-columns-spanned="1" table:number-matrix-rows-spanned="1" table:formula="of:=INDEX([$territories.C$1:.C$1048576];[$territories_all.$B2])" office:value-type="float" office:value="2" calcext:value-type="float">
            <text:p>2</text:p>
          </table:table-cell>
          <table:table-cell table:number-matrix-columns-spanned="1" table:number-matrix-rows-spanned="1" table:formula="of:=INDEX([$territories.D$1:.D$1048576];[$territories_all.$B2])" office:value-type="string" office:string-value="&#10;" calcext:value-type="string">
            <text:p/>
            <text:p/>
          </table:table-cell>
          <table:table-cell table:number-matrix-columns-spanned="1" table:number-matrix-rows-spanned="1" table:formula="of:=INDEX([$territories.E$1:.E$1048576];[$territories_all.$B2])" office:value-type="string" office:string-value="USN" calcext:value-type="string">
            <text:p>USN</text:p>
          </table:table-cell>
          <table:table-cell table:number-matrix-columns-spanned="1" table:number-matrix-rows-spanned="1" table:formula="of:=INDEX([$territories.F$1:.F$1048576];[$territories_all.$B2])" office:value-type="string" office:string-value="&#10;" calcext:value-type="string">
            <text:p/>
            <text:p/>
          </table:table-cell>
          <table:table-cell table:number-matrix-columns-spanned="1" table:number-matrix-rows-spanned="1" table:formula="of:=INDEX([$territories.G$1:.G$1048576];[$territories_all.$B2])" office:value-type="string" office:string-value="Images/navalbase.jpg" calcext:value-type="string">
            <text:p>Images/navalbase.jpg</text:p>
          </table:table-cell>
          <table:table-cell table:number-matrix-columns-spanned="1" table:number-matrix-rows-spanned="1" table:formula="of:=INDEX([$territories.H$1:.H$1048576];[$territories_all.$B2])" office:value-type="string" office:string-value="0.0.1" calcext:value-type="string">
            <text:p>0.0.1</text:p>
          </table:table-cell>
          <table:table-cell table:number-columns-repeated="53"/>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Joint Base Pearl Harbor</text:p>
          </table:table-cell>
          <table:table-cell table:number-matrix-columns-spanned="1" table:number-matrix-rows-spanned="1" table:formula="of:=INDEX([$territories.A$1:.A$1048576];[$territories_all.$B3])" office:value-type="string" office:string-value="Joint Base Pearl Harbor" calcext:value-type="string">
            <text:p>Joint Base Pearl Harbor</text:p>
          </table:table-cell>
          <table:table-cell table:number-matrix-columns-spanned="1" table:number-matrix-rows-spanned="1" table:formula="of:=INDEX([$territories.B$1:.B$1048576];[$territories_all.$B3])" office:value-type="float" office:value="5" calcext:value-type="float">
            <text:p>5</text:p>
          </table:table-cell>
          <table:table-cell table:number-matrix-columns-spanned="1" table:number-matrix-rows-spanned="1" table:formula="of:=INDEX([$territories.C$1:.C$1048576];[$territories_all.$B3])" office:value-type="float" office:value="4" calcext:value-type="float">
            <text:p>4</text:p>
          </table:table-cell>
          <table:table-cell table:number-matrix-columns-spanned="1" table:number-matrix-rows-spanned="1" table:formula="of:=INDEX([$territories.D$1:.D$1048576];[$territories_all.$B3])" office:value-type="string" office:string-value="Grants 2 logistics capacity to the USN player if controlled by their opponent." calcext:value-type="string">
            <text:p>Grants 2 logistics capacity to the USN player if controlled by their opponent.</text:p>
          </table:table-cell>
          <table:table-cell table:number-matrix-columns-spanned="1" table:number-matrix-rows-spanned="1" table:formula="of:=INDEX([$territories.E$1:.E$1048576];[$territories_all.$B3])" office:value-type="string" office:string-value="USN" calcext:value-type="string">
            <text:p>USN</text:p>
          </table:table-cell>
          <table:table-cell table:number-matrix-columns-spanned="1" table:number-matrix-rows-spanned="1" table:formula="of:=INDEX([$territories.F$1:.F$1048576];[$territories_all.$B3])" office:value-type="string" office:string-value="&quot;I believe that I interpret the will of the Congress and of the people when I assert that we will not only defend ourselves to the uttermost, but will make it very certain that this form of treachery shall never again endanger us.&quot; - FDR" calcext:value-type="string">
            <text:p>"I believe that I interpret the will of the Congress and of the people when I assert that we will not only defend ourselves to the uttermost, but will make it very certain that this form of treachery shall never again endanger us." - FDR</text:p>
          </table:table-cell>
          <table:table-cell table:number-matrix-columns-spanned="1" table:number-matrix-rows-spanned="1" table:formula="of:=INDEX([$territories.G$1:.G$1048576];[$territories_all.$B3])" office:value-type="string" office:string-value="Images/pearlharbor.jpg" calcext:value-type="string">
            <text:p>Images/pearlharbor.jpg</text:p>
          </table:table-cell>
          <table:table-cell table:number-matrix-columns-spanned="1" table:number-matrix-rows-spanned="1" table:formula="of:=INDEX([$territories.H$1:.H$1048576];[$territories_all.$B3])"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Air Station Jacksonville</text:p>
          </table:table-cell>
          <table:table-cell table:number-matrix-columns-spanned="1" table:number-matrix-rows-spanned="1" table:formula="of:=INDEX([$territories.A$1:.A$1048576];[$territories_all.$B4])" office:value-type="string" office:string-value="US Naval Base" calcext:value-type="string">
            <text:p>US Naval Base</text:p>
          </table:table-cell>
          <table:table-cell table:number-matrix-columns-spanned="1" table:number-matrix-rows-spanned="1" table:formula="of:=INDEX([$territories.B$1:.B$1048576];[$territories_all.$B4])" office:value-type="float" office:value="6" calcext:value-type="float">
            <text:p>6</text:p>
          </table:table-cell>
          <table:table-cell table:number-matrix-columns-spanned="1" table:number-matrix-rows-spanned="1" table:formula="of:=INDEX([$territories.C$1:.C$1048576];[$territories_all.$B4])" office:value-type="float" office:value="2" calcext:value-type="float">
            <text:p>2</text:p>
          </table:table-cell>
          <table:table-cell table:number-matrix-columns-spanned="1" table:number-matrix-rows-spanned="1" table:formula="of:=INDEX([$territories.D$1:.D$1048576];[$territories_all.$B4])" office:value-type="string" office:string-value="&#10;" calcext:value-type="string">
            <text:p/>
            <text:p/>
          </table:table-cell>
          <table:table-cell table:number-matrix-columns-spanned="1" table:number-matrix-rows-spanned="1" table:formula="of:=INDEX([$territories.E$1:.E$1048576];[$territories_all.$B4])" office:value-type="string" office:string-value="USN" calcext:value-type="string">
            <text:p>USN</text:p>
          </table:table-cell>
          <table:table-cell table:number-matrix-columns-spanned="1" table:number-matrix-rows-spanned="1" table:formula="of:=INDEX([$territories.F$1:.F$1048576];[$territories_all.$B4])" office:value-type="string" office:string-value="&#10;" calcext:value-type="string">
            <text:p/>
            <text:p/>
          </table:table-cell>
          <table:table-cell table:number-matrix-columns-spanned="1" table:number-matrix-rows-spanned="1" table:formula="of:=INDEX([$territories.G$1:.G$1048576];[$territories_all.$B4])" office:value-type="string" office:string-value="Images/navalbase.jpg" calcext:value-type="string">
            <text:p>Images/navalbase.jpg</text:p>
          </table:table-cell>
          <table:table-cell table:number-matrix-columns-spanned="1" table:number-matrix-rows-spanned="1" table:formula="of:=INDEX([$territories.H$1:.H$1048576];[$territories_all.$B4])"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Base San Diego</text:p>
          </table:table-cell>
          <table:table-cell table:number-matrix-columns-spanned="1" table:number-matrix-rows-spanned="1" table:formula="of:=INDEX([$territories.A$1:.A$1048576];[$territories_all.$B5])" office:value-type="string" office:string-value="US Naval Base" calcext:value-type="string">
            <text:p>US Naval Base</text:p>
          </table:table-cell>
          <table:table-cell table:number-matrix-columns-spanned="1" table:number-matrix-rows-spanned="1" table:formula="of:=INDEX([$territories.B$1:.B$1048576];[$territories_all.$B5])" office:value-type="float" office:value="6" calcext:value-type="float">
            <text:p>6</text:p>
          </table:table-cell>
          <table:table-cell table:number-matrix-columns-spanned="1" table:number-matrix-rows-spanned="1" table:formula="of:=INDEX([$territories.C$1:.C$1048576];[$territories_all.$B5])" office:value-type="float" office:value="2" calcext:value-type="float">
            <text:p>2</text:p>
          </table:table-cell>
          <table:table-cell table:number-matrix-columns-spanned="1" table:number-matrix-rows-spanned="1" table:formula="of:=INDEX([$territories.D$1:.D$1048576];[$territories_all.$B5])" office:value-type="string" office:string-value="&#10;" calcext:value-type="string">
            <text:p/>
            <text:p/>
          </table:table-cell>
          <table:table-cell table:number-matrix-columns-spanned="1" table:number-matrix-rows-spanned="1" table:formula="of:=INDEX([$territories.E$1:.E$1048576];[$territories_all.$B5])" office:value-type="string" office:string-value="USN" calcext:value-type="string">
            <text:p>USN</text:p>
          </table:table-cell>
          <table:table-cell table:number-matrix-columns-spanned="1" table:number-matrix-rows-spanned="1" table:formula="of:=INDEX([$territories.F$1:.F$1048576];[$territories_all.$B5])" office:value-type="string" office:string-value="&#10;" calcext:value-type="string">
            <text:p/>
            <text:p/>
          </table:table-cell>
          <table:table-cell table:number-matrix-columns-spanned="1" table:number-matrix-rows-spanned="1" table:formula="of:=INDEX([$territories.G$1:.G$1048576];[$territories_all.$B5])" office:value-type="string" office:string-value="Images/navalbase.jpg" calcext:value-type="string">
            <text:p>Images/navalbase.jpg</text:p>
          </table:table-cell>
          <table:table-cell table:number-matrix-columns-spanned="1" table:number-matrix-rows-spanned="1" table:formula="of:=INDEX([$territories.H$1:.H$1048576];[$territories_all.$B5])"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Station Mayport</text:p>
          </table:table-cell>
          <table:table-cell table:number-matrix-columns-spanned="1" table:number-matrix-rows-spanned="1" table:formula="of:=INDEX([$territories.A$1:.A$1048576];[$territories_all.$B6])" office:value-type="string" office:string-value="US Naval Base" calcext:value-type="string">
            <text:p>US Naval Base</text:p>
          </table:table-cell>
          <table:table-cell table:number-matrix-columns-spanned="1" table:number-matrix-rows-spanned="1" table:formula="of:=INDEX([$territories.B$1:.B$1048576];[$territories_all.$B6])" office:value-type="float" office:value="6" calcext:value-type="float">
            <text:p>6</text:p>
          </table:table-cell>
          <table:table-cell table:number-matrix-columns-spanned="1" table:number-matrix-rows-spanned="1" table:formula="of:=INDEX([$territories.C$1:.C$1048576];[$territories_all.$B6])" office:value-type="float" office:value="2" calcext:value-type="float">
            <text:p>2</text:p>
          </table:table-cell>
          <table:table-cell table:number-matrix-columns-spanned="1" table:number-matrix-rows-spanned="1" table:formula="of:=INDEX([$territories.D$1:.D$1048576];[$territories_all.$B6])" office:value-type="string" office:string-value="&#10;" calcext:value-type="string">
            <text:p/>
            <text:p/>
          </table:table-cell>
          <table:table-cell table:number-matrix-columns-spanned="1" table:number-matrix-rows-spanned="1" table:formula="of:=INDEX([$territories.E$1:.E$1048576];[$territories_all.$B6])" office:value-type="string" office:string-value="USN" calcext:value-type="string">
            <text:p>USN</text:p>
          </table:table-cell>
          <table:table-cell table:number-matrix-columns-spanned="1" table:number-matrix-rows-spanned="1" table:formula="of:=INDEX([$territories.F$1:.F$1048576];[$territories_all.$B6])" office:value-type="string" office:string-value="&#10;" calcext:value-type="string">
            <text:p/>
            <text:p/>
          </table:table-cell>
          <table:table-cell table:number-matrix-columns-spanned="1" table:number-matrix-rows-spanned="1" table:formula="of:=INDEX([$territories.G$1:.G$1048576];[$territories_all.$B6])" office:value-type="string" office:string-value="Images/navalbase.jpg" calcext:value-type="string">
            <text:p>Images/navalbase.jpg</text:p>
          </table:table-cell>
          <table:table-cell table:number-matrix-columns-spanned="1" table:number-matrix-rows-spanned="1" table:formula="of:=INDEX([$territories.H$1:.H$1048576];[$territories_all.$B6])"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Air Station Corpus Christi</text:p>
          </table:table-cell>
          <table:table-cell table:number-matrix-columns-spanned="1" table:number-matrix-rows-spanned="1" table:formula="of:=INDEX([$territories.A$1:.A$1048576];[$territories_all.$B7])" office:value-type="string" office:string-value="US Naval Base" calcext:value-type="string">
            <text:p>US Naval Base</text:p>
          </table:table-cell>
          <table:table-cell table:number-matrix-columns-spanned="1" table:number-matrix-rows-spanned="1" table:formula="of:=INDEX([$territories.B$1:.B$1048576];[$territories_all.$B7])" office:value-type="float" office:value="6" calcext:value-type="float">
            <text:p>6</text:p>
          </table:table-cell>
          <table:table-cell table:number-matrix-columns-spanned="1" table:number-matrix-rows-spanned="1" table:formula="of:=INDEX([$territories.C$1:.C$1048576];[$territories_all.$B7])" office:value-type="float" office:value="2" calcext:value-type="float">
            <text:p>2</text:p>
          </table:table-cell>
          <table:table-cell table:number-matrix-columns-spanned="1" table:number-matrix-rows-spanned="1" table:formula="of:=INDEX([$territories.D$1:.D$1048576];[$territories_all.$B7])" office:value-type="string" office:string-value="&#10;" calcext:value-type="string">
            <text:p/>
            <text:p/>
          </table:table-cell>
          <table:table-cell table:number-matrix-columns-spanned="1" table:number-matrix-rows-spanned="1" table:formula="of:=INDEX([$territories.E$1:.E$1048576];[$territories_all.$B7])" office:value-type="string" office:string-value="USN" calcext:value-type="string">
            <text:p>USN</text:p>
          </table:table-cell>
          <table:table-cell table:number-matrix-columns-spanned="1" table:number-matrix-rows-spanned="1" table:formula="of:=INDEX([$territories.F$1:.F$1048576];[$territories_all.$B7])" office:value-type="string" office:string-value="&#10;" calcext:value-type="string">
            <text:p/>
            <text:p/>
          </table:table-cell>
          <table:table-cell table:number-matrix-columns-spanned="1" table:number-matrix-rows-spanned="1" table:formula="of:=INDEX([$territories.G$1:.G$1048576];[$territories_all.$B7])" office:value-type="string" office:string-value="Images/navalbase.jpg" calcext:value-type="string">
            <text:p>Images/navalbase.jpg</text:p>
          </table:table-cell>
          <table:table-cell table:number-matrix-columns-spanned="1" table:number-matrix-rows-spanned="1" table:formula="of:=INDEX([$territories.H$1:.H$1048576];[$territories_all.$B7])"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Air Station Joint Reserve Base Fort Worth</text:p>
          </table:table-cell>
          <table:table-cell table:number-matrix-columns-spanned="1" table:number-matrix-rows-spanned="1" table:formula="of:=INDEX([$territories.A$1:.A$1048576];[$territories_all.$B8])" office:value-type="string" office:string-value="US Naval Base" calcext:value-type="string">
            <text:p>US Naval Base</text:p>
          </table:table-cell>
          <table:table-cell table:number-matrix-columns-spanned="1" table:number-matrix-rows-spanned="1" table:formula="of:=INDEX([$territories.B$1:.B$1048576];[$territories_all.$B8])" office:value-type="float" office:value="6" calcext:value-type="float">
            <text:p>6</text:p>
          </table:table-cell>
          <table:table-cell table:number-matrix-columns-spanned="1" table:number-matrix-rows-spanned="1" table:formula="of:=INDEX([$territories.C$1:.C$1048576];[$territories_all.$B8])" office:value-type="float" office:value="2" calcext:value-type="float">
            <text:p>2</text:p>
          </table:table-cell>
          <table:table-cell table:number-matrix-columns-spanned="1" table:number-matrix-rows-spanned="1" table:formula="of:=INDEX([$territories.D$1:.D$1048576];[$territories_all.$B8])" office:value-type="string" office:string-value="&#10;" calcext:value-type="string">
            <text:p/>
            <text:p/>
          </table:table-cell>
          <table:table-cell table:number-matrix-columns-spanned="1" table:number-matrix-rows-spanned="1" table:formula="of:=INDEX([$territories.E$1:.E$1048576];[$territories_all.$B8])" office:value-type="string" office:string-value="USN" calcext:value-type="string">
            <text:p>USN</text:p>
          </table:table-cell>
          <table:table-cell table:number-matrix-columns-spanned="1" table:number-matrix-rows-spanned="1" table:formula="of:=INDEX([$territories.F$1:.F$1048576];[$territories_all.$B8])" office:value-type="string" office:string-value="&#10;" calcext:value-type="string">
            <text:p/>
            <text:p/>
          </table:table-cell>
          <table:table-cell table:number-matrix-columns-spanned="1" table:number-matrix-rows-spanned="1" table:formula="of:=INDEX([$territories.G$1:.G$1048576];[$territories_all.$B8])" office:value-type="string" office:string-value="Images/navalbase.jpg" calcext:value-type="string">
            <text:p>Images/navalbase.jpg</text:p>
          </table:table-cell>
          <table:table-cell table:number-matrix-columns-spanned="1" table:number-matrix-rows-spanned="1" table:formula="of:=INDEX([$territories.H$1:.H$1048576];[$territories_all.$B8])"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Base Kitsap</text:p>
          </table:table-cell>
          <table:table-cell table:number-matrix-columns-spanned="1" table:number-matrix-rows-spanned="1" table:formula="of:=INDEX([$territories.A$1:.A$1048576];[$territories_all.$B9])" office:value-type="string" office:string-value="US Naval Base" calcext:value-type="string">
            <text:p>US Naval Base</text:p>
          </table:table-cell>
          <table:table-cell table:number-matrix-columns-spanned="1" table:number-matrix-rows-spanned="1" table:formula="of:=INDEX([$territories.B$1:.B$1048576];[$territories_all.$B9])" office:value-type="float" office:value="6" calcext:value-type="float">
            <text:p>6</text:p>
          </table:table-cell>
          <table:table-cell table:number-matrix-columns-spanned="1" table:number-matrix-rows-spanned="1" table:formula="of:=INDEX([$territories.C$1:.C$1048576];[$territories_all.$B9])" office:value-type="float" office:value="2" calcext:value-type="float">
            <text:p>2</text:p>
          </table:table-cell>
          <table:table-cell table:number-matrix-columns-spanned="1" table:number-matrix-rows-spanned="1" table:formula="of:=INDEX([$territories.D$1:.D$1048576];[$territories_all.$B9])" office:value-type="string" office:string-value="&#10;" calcext:value-type="string">
            <text:p/>
            <text:p/>
          </table:table-cell>
          <table:table-cell table:number-matrix-columns-spanned="1" table:number-matrix-rows-spanned="1" table:formula="of:=INDEX([$territories.E$1:.E$1048576];[$territories_all.$B9])" office:value-type="string" office:string-value="USN" calcext:value-type="string">
            <text:p>USN</text:p>
          </table:table-cell>
          <table:table-cell table:number-matrix-columns-spanned="1" table:number-matrix-rows-spanned="1" table:formula="of:=INDEX([$territories.F$1:.F$1048576];[$territories_all.$B9])" office:value-type="string" office:string-value="&#10;" calcext:value-type="string">
            <text:p/>
            <text:p/>
          </table:table-cell>
          <table:table-cell table:number-matrix-columns-spanned="1" table:number-matrix-rows-spanned="1" table:formula="of:=INDEX([$territories.G$1:.G$1048576];[$territories_all.$B9])" office:value-type="string" office:string-value="Images/navalbase.jpg" calcext:value-type="string">
            <text:p>Images/navalbase.jpg</text:p>
          </table:table-cell>
          <table:table-cell table:number-matrix-columns-spanned="1" table:number-matrix-rows-spanned="1" table:formula="of:=INDEX([$territories.H$1:.H$1048576];[$territories_all.$B9])"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Air Station Patuxent River</text:p>
          </table:table-cell>
          <table:table-cell table:number-matrix-columns-spanned="1" table:number-matrix-rows-spanned="1" table:formula="of:=INDEX([$territories.A$1:.A$1048576];[$territories_all.$B10])" office:value-type="string" office:string-value="US Naval Base" calcext:value-type="string">
            <text:p>US Naval Base</text:p>
          </table:table-cell>
          <table:table-cell table:number-matrix-columns-spanned="1" table:number-matrix-rows-spanned="1" table:formula="of:=INDEX([$territories.B$1:.B$1048576];[$territories_all.$B10])" office:value-type="float" office:value="6" calcext:value-type="float">
            <text:p>6</text:p>
          </table:table-cell>
          <table:table-cell table:number-matrix-columns-spanned="1" table:number-matrix-rows-spanned="1" table:formula="of:=INDEX([$territories.C$1:.C$1048576];[$territories_all.$B10])" office:value-type="float" office:value="2" calcext:value-type="float">
            <text:p>2</text:p>
          </table:table-cell>
          <table:table-cell table:number-matrix-columns-spanned="1" table:number-matrix-rows-spanned="1" table:formula="of:=INDEX([$territories.D$1:.D$1048576];[$territories_all.$B10])" office:value-type="string" office:string-value="&#10;" calcext:value-type="string">
            <text:p/>
            <text:p/>
          </table:table-cell>
          <table:table-cell table:number-matrix-columns-spanned="1" table:number-matrix-rows-spanned="1" table:formula="of:=INDEX([$territories.E$1:.E$1048576];[$territories_all.$B10])" office:value-type="string" office:string-value="USN" calcext:value-type="string">
            <text:p>USN</text:p>
          </table:table-cell>
          <table:table-cell table:number-matrix-columns-spanned="1" table:number-matrix-rows-spanned="1" table:formula="of:=INDEX([$territories.F$1:.F$1048576];[$territories_all.$B10])" office:value-type="string" office:string-value="&#10;" calcext:value-type="string">
            <text:p/>
            <text:p/>
          </table:table-cell>
          <table:table-cell table:number-matrix-columns-spanned="1" table:number-matrix-rows-spanned="1" table:formula="of:=INDEX([$territories.G$1:.G$1048576];[$territories_all.$B10])" office:value-type="string" office:string-value="Images/navalbase.jpg" calcext:value-type="string">
            <text:p>Images/navalbase.jpg</text:p>
          </table:table-cell>
          <table:table-cell table:number-matrix-columns-spanned="1" table:number-matrix-rows-spanned="1" table:formula="of:=INDEX([$territories.H$1:.H$1048576];[$territories_all.$B10])"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Base Coronado</text:p>
          </table:table-cell>
          <table:table-cell table:number-matrix-columns-spanned="1" table:number-matrix-rows-spanned="1" table:formula="of:=INDEX([$territories.A$1:.A$1048576];[$territories_all.$B11])" office:value-type="string" office:string-value="US Naval Base" calcext:value-type="string">
            <text:p>US Naval Base</text:p>
          </table:table-cell>
          <table:table-cell table:number-matrix-columns-spanned="1" table:number-matrix-rows-spanned="1" table:formula="of:=INDEX([$territories.B$1:.B$1048576];[$territories_all.$B11])" office:value-type="float" office:value="6" calcext:value-type="float">
            <text:p>6</text:p>
          </table:table-cell>
          <table:table-cell table:number-matrix-columns-spanned="1" table:number-matrix-rows-spanned="1" table:formula="of:=INDEX([$territories.C$1:.C$1048576];[$territories_all.$B11])" office:value-type="float" office:value="2" calcext:value-type="float">
            <text:p>2</text:p>
          </table:table-cell>
          <table:table-cell table:number-matrix-columns-spanned="1" table:number-matrix-rows-spanned="1" table:formula="of:=INDEX([$territories.D$1:.D$1048576];[$territories_all.$B11])" office:value-type="string" office:string-value="&#10;" calcext:value-type="string">
            <text:p/>
            <text:p/>
          </table:table-cell>
          <table:table-cell table:number-matrix-columns-spanned="1" table:number-matrix-rows-spanned="1" table:formula="of:=INDEX([$territories.E$1:.E$1048576];[$territories_all.$B11])" office:value-type="string" office:string-value="USN" calcext:value-type="string">
            <text:p>USN</text:p>
          </table:table-cell>
          <table:table-cell table:number-matrix-columns-spanned="1" table:number-matrix-rows-spanned="1" table:formula="of:=INDEX([$territories.F$1:.F$1048576];[$territories_all.$B11])" office:value-type="string" office:string-value="&#10;" calcext:value-type="string">
            <text:p/>
            <text:p/>
          </table:table-cell>
          <table:table-cell table:number-matrix-columns-spanned="1" table:number-matrix-rows-spanned="1" table:formula="of:=INDEX([$territories.G$1:.G$1048576];[$territories_all.$B11])" office:value-type="string" office:string-value="Images/navalbase.jpg" calcext:value-type="string">
            <text:p>Images/navalbase.jpg</text:p>
          </table:table-cell>
          <table:table-cell table:number-matrix-columns-spanned="1" table:number-matrix-rows-spanned="1" table:formula="of:=INDEX([$territories.H$1:.H$1048576];[$territories_all.$B11])"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3" calcext:value-type="float">
            <text:p>3</text:p>
          </table:table-cell>
          <table:table-cell office:value-type="string" calcext:value-type="string">
            <text:p>Pine Gap</text:p>
          </table:table-cell>
          <table:table-cell table:number-matrix-columns-spanned="1" table:number-matrix-rows-spanned="1" table:formula="of:=INDEX([$territories.A$1:.A$1048576];[$territories_all.$B12])" office:value-type="string" office:string-value="Pine Gap" calcext:value-type="string">
            <text:p>Pine Gap</text:p>
          </table:table-cell>
          <table:table-cell table:number-matrix-columns-spanned="1" table:number-matrix-rows-spanned="1" table:formula="of:=INDEX([$territories.B$1:.B$1048576];[$territories_all.$B12])" office:value-type="float" office:value="4" calcext:value-type="float">
            <text:p>4</text:p>
          </table:table-cell>
          <table:table-cell table:number-matrix-columns-spanned="1" table:number-matrix-rows-spanned="1" table:formula="of:=INDEX([$territories.C$1:.C$1048576];[$territories_all.$B12])" office:value-type="float" office:value="2" calcext:value-type="float">
            <text:p>2</text:p>
          </table:table-cell>
          <table:table-cell table:number-matrix-columns-spanned="1" table:number-matrix-rows-spanned="1" table:formula="of:=INDEX([$territories.D$1:.D$1048576];[$territories_all.$B12])" office:value-type="string" office:string-value="RAINFALL: During your first deployment phase each turn, select a face down asset controlled by your opponent. Your opponent must reveal this asset. It remains face down afterwards." calcext:value-type="string">
            <text:p>RAINFALL: During your first deployment phase each turn, select a face down asset controlled by your opponent. Your opponent must reveal this asset. It remains face down afterwards.</text:p>
          </table:table-cell>
          <table:table-cell table:number-matrix-columns-spanned="1" table:number-matrix-rows-spanned="1" table:formula="of:=INDEX([$territories.E$1:.E$1048576];[$territories_all.$B12])" office:value-type="string" office:string-value="USN" calcext:value-type="string">
            <text:p>USN</text:p>
          </table:table-cell>
          <table:table-cell table:number-matrix-columns-spanned="1" table:number-matrix-rows-spanned="1" table:formula="of:=INDEX([$territories.F$1:.F$1048576];[$territories_all.$B12])" office:value-type="string" office:string-value="&#10;" calcext:value-type="string">
            <text:p/>
            <text:p/>
          </table:table-cell>
          <table:table-cell table:number-matrix-columns-spanned="1" table:number-matrix-rows-spanned="1" table:formula="of:=INDEX([$territories.G$1:.G$1048576];[$territories_all.$B12])" office:value-type="string" office:string-value="Images/pinegap.jpg" calcext:value-type="string">
            <text:p>Images/pinegap.jpg</text:p>
          </table:table-cell>
          <table:table-cell table:number-matrix-columns-spanned="1" table:number-matrix-rows-spanned="1" table:formula="of:=INDEX([$territories.H$1:.H$1048576];[$territories_all.$B12])"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United States Fleet Activities Yokosuka</text:p>
          </table:table-cell>
          <table:table-cell table:number-matrix-columns-spanned="1" table:number-matrix-rows-spanned="1" table:formula="of:=INDEX([$territories.A$1:.A$1048576];[$territories_all.$B13])" office:value-type="string" office:string-value="US Naval Base" calcext:value-type="string">
            <text:p>US Naval Base</text:p>
          </table:table-cell>
          <table:table-cell table:number-matrix-columns-spanned="1" table:number-matrix-rows-spanned="1" table:formula="of:=INDEX([$territories.B$1:.B$1048576];[$territories_all.$B13])" office:value-type="float" office:value="6" calcext:value-type="float">
            <text:p>6</text:p>
          </table:table-cell>
          <table:table-cell table:number-matrix-columns-spanned="1" table:number-matrix-rows-spanned="1" table:formula="of:=INDEX([$territories.C$1:.C$1048576];[$territories_all.$B13])" office:value-type="float" office:value="2" calcext:value-type="float">
            <text:p>2</text:p>
          </table:table-cell>
          <table:table-cell table:number-matrix-columns-spanned="1" table:number-matrix-rows-spanned="1" table:formula="of:=INDEX([$territories.D$1:.D$1048576];[$territories_all.$B13])" office:value-type="string" office:string-value="&#10;" calcext:value-type="string">
            <text:p/>
            <text:p/>
          </table:table-cell>
          <table:table-cell table:number-matrix-columns-spanned="1" table:number-matrix-rows-spanned="1" table:formula="of:=INDEX([$territories.E$1:.E$1048576];[$territories_all.$B13])" office:value-type="string" office:string-value="USN" calcext:value-type="string">
            <text:p>USN</text:p>
          </table:table-cell>
          <table:table-cell table:number-matrix-columns-spanned="1" table:number-matrix-rows-spanned="1" table:formula="of:=INDEX([$territories.F$1:.F$1048576];[$territories_all.$B13])" office:value-type="string" office:string-value="&#10;" calcext:value-type="string">
            <text:p/>
            <text:p/>
          </table:table-cell>
          <table:table-cell table:number-matrix-columns-spanned="1" table:number-matrix-rows-spanned="1" table:formula="of:=INDEX([$territories.G$1:.G$1048576];[$territories_all.$B13])" office:value-type="string" office:string-value="Images/navalbase.jpg" calcext:value-type="string">
            <text:p>Images/navalbase.jpg</text:p>
          </table:table-cell>
          <table:table-cell table:number-matrix-columns-spanned="1" table:number-matrix-rows-spanned="1" table:formula="of:=INDEX([$territories.H$1:.H$1048576];[$territories_all.$B13])"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Severomorsk</text:p>
          </table:table-cell>
          <table:table-cell table:number-matrix-columns-spanned="1" table:number-matrix-rows-spanned="1" table:formula="of:=INDEX([$territories.A$1:.A$1048576];[$territories_all.$B14])" office:value-type="string" office:string-value="Russian Naval Base" calcext:value-type="string">
            <text:p>Russian Naval Base</text:p>
          </table:table-cell>
          <table:table-cell table:number-matrix-columns-spanned="1" table:number-matrix-rows-spanned="1" table:formula="of:=INDEX([$territories.B$1:.B$1048576];[$territories_all.$B14])" office:value-type="float" office:value="5" calcext:value-type="float">
            <text:p>5</text:p>
          </table:table-cell>
          <table:table-cell table:number-matrix-columns-spanned="1" table:number-matrix-rows-spanned="1" table:formula="of:=INDEX([$territories.C$1:.C$1048576];[$territories_all.$B14])" office:value-type="float" office:value="4" calcext:value-type="float">
            <text:p>4</text:p>
          </table:table-cell>
          <table:table-cell table:number-matrix-columns-spanned="1" table:number-matrix-rows-spanned="1" table:formula="of:=INDEX([$territories.D$1:.D$1048576];[$territories_all.$B14])"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14])" office:value-type="string" office:string-value="RUS" calcext:value-type="string">
            <text:p>RUS</text:p>
          </table:table-cell>
          <table:table-cell table:number-matrix-columns-spanned="1" table:number-matrix-rows-spanned="1" table:formula="of:=INDEX([$territories.F$1:.F$1048576];[$territories_all.$B14])" office:value-type="string" office:string-value="&#10;" calcext:value-type="string">
            <text:p/>
            <text:p/>
          </table:table-cell>
          <table:table-cell table:number-matrix-columns-spanned="1" table:number-matrix-rows-spanned="1" table:formula="of:=INDEX([$territories.G$1:.G$1048576];[$territories_all.$B14])" office:value-type="string" office:string-value="Images/russnavybase.jpg" calcext:value-type="string">
            <text:p>Images/russnavybase.jpg</text:p>
          </table:table-cell>
          <table:table-cell table:number-matrix-columns-spanned="1" table:number-matrix-rows-spanned="1" table:formula="of:=INDEX([$territories.H$1:.H$1048576];[$territories_all.$B14])"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Kaliningrad, Kaliningrad Oblast</text:p>
          </table:table-cell>
          <table:table-cell table:number-matrix-columns-spanned="1" table:number-matrix-rows-spanned="1" table:formula="of:=INDEX([$territories.A$1:.A$1048576];[$territories_all.$B15])" office:value-type="string" office:string-value="Russian Naval Base" calcext:value-type="string">
            <text:p>Russian Naval Base</text:p>
          </table:table-cell>
          <table:table-cell table:number-matrix-columns-spanned="1" table:number-matrix-rows-spanned="1" table:formula="of:=INDEX([$territories.B$1:.B$1048576];[$territories_all.$B15])" office:value-type="float" office:value="5" calcext:value-type="float">
            <text:p>5</text:p>
          </table:table-cell>
          <table:table-cell table:number-matrix-columns-spanned="1" table:number-matrix-rows-spanned="1" table:formula="of:=INDEX([$territories.C$1:.C$1048576];[$territories_all.$B15])" office:value-type="float" office:value="4" calcext:value-type="float">
            <text:p>4</text:p>
          </table:table-cell>
          <table:table-cell table:number-matrix-columns-spanned="1" table:number-matrix-rows-spanned="1" table:formula="of:=INDEX([$territories.D$1:.D$1048576];[$territories_all.$B15])"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15])" office:value-type="string" office:string-value="RUS" calcext:value-type="string">
            <text:p>RUS</text:p>
          </table:table-cell>
          <table:table-cell table:number-matrix-columns-spanned="1" table:number-matrix-rows-spanned="1" table:formula="of:=INDEX([$territories.F$1:.F$1048576];[$territories_all.$B15])" office:value-type="string" office:string-value="&#10;" calcext:value-type="string">
            <text:p/>
            <text:p/>
          </table:table-cell>
          <table:table-cell table:number-matrix-columns-spanned="1" table:number-matrix-rows-spanned="1" table:formula="of:=INDEX([$territories.G$1:.G$1048576];[$territories_all.$B15])" office:value-type="string" office:string-value="Images/russnavybase.jpg" calcext:value-type="string">
            <text:p>Images/russnavybase.jpg</text:p>
          </table:table-cell>
          <table:table-cell table:number-matrix-columns-spanned="1" table:number-matrix-rows-spanned="1" table:formula="of:=INDEX([$territories.H$1:.H$1048576];[$territories_all.$B15])"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Sevastopol</text:p>
          </table:table-cell>
          <table:table-cell table:number-matrix-columns-spanned="1" table:number-matrix-rows-spanned="1" table:formula="of:=INDEX([$territories.A$1:.A$1048576];[$territories_all.$B16])" office:value-type="string" office:string-value="Russian Naval Base" calcext:value-type="string">
            <text:p>Russian Naval Base</text:p>
          </table:table-cell>
          <table:table-cell table:number-matrix-columns-spanned="1" table:number-matrix-rows-spanned="1" table:formula="of:=INDEX([$territories.B$1:.B$1048576];[$territories_all.$B16])" office:value-type="float" office:value="5" calcext:value-type="float">
            <text:p>5</text:p>
          </table:table-cell>
          <table:table-cell table:number-matrix-columns-spanned="1" table:number-matrix-rows-spanned="1" table:formula="of:=INDEX([$territories.C$1:.C$1048576];[$territories_all.$B16])" office:value-type="float" office:value="4" calcext:value-type="float">
            <text:p>4</text:p>
          </table:table-cell>
          <table:table-cell table:number-matrix-columns-spanned="1" table:number-matrix-rows-spanned="1" table:formula="of:=INDEX([$territories.D$1:.D$1048576];[$territories_all.$B16])"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16])" office:value-type="string" office:string-value="RUS" calcext:value-type="string">
            <text:p>RUS</text:p>
          </table:table-cell>
          <table:table-cell table:number-matrix-columns-spanned="1" table:number-matrix-rows-spanned="1" table:formula="of:=INDEX([$territories.F$1:.F$1048576];[$territories_all.$B16])" office:value-type="string" office:string-value="&#10;" calcext:value-type="string">
            <text:p/>
            <text:p/>
          </table:table-cell>
          <table:table-cell table:number-matrix-columns-spanned="1" table:number-matrix-rows-spanned="1" table:formula="of:=INDEX([$territories.G$1:.G$1048576];[$territories_all.$B16])" office:value-type="string" office:string-value="Images/russnavybase.jpg" calcext:value-type="string">
            <text:p>Images/russnavybase.jpg</text:p>
          </table:table-cell>
          <table:table-cell table:number-matrix-columns-spanned="1" table:number-matrix-rows-spanned="1" table:formula="of:=INDEX([$territories.H$1:.H$1048576];[$territories_all.$B16])"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Atstrakhan</text:p>
          </table:table-cell>
          <table:table-cell table:number-matrix-columns-spanned="1" table:number-matrix-rows-spanned="1" table:formula="of:=INDEX([$territories.A$1:.A$1048576];[$territories_all.$B17])" office:value-type="string" office:string-value="Russian Naval Base" calcext:value-type="string">
            <text:p>Russian Naval Base</text:p>
          </table:table-cell>
          <table:table-cell table:number-matrix-columns-spanned="1" table:number-matrix-rows-spanned="1" table:formula="of:=INDEX([$territories.B$1:.B$1048576];[$territories_all.$B17])" office:value-type="float" office:value="5" calcext:value-type="float">
            <text:p>5</text:p>
          </table:table-cell>
          <table:table-cell table:number-matrix-columns-spanned="1" table:number-matrix-rows-spanned="1" table:formula="of:=INDEX([$territories.C$1:.C$1048576];[$territories_all.$B17])" office:value-type="float" office:value="4" calcext:value-type="float">
            <text:p>4</text:p>
          </table:table-cell>
          <table:table-cell table:number-matrix-columns-spanned="1" table:number-matrix-rows-spanned="1" table:formula="of:=INDEX([$territories.D$1:.D$1048576];[$territories_all.$B17])"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17])" office:value-type="string" office:string-value="RUS" calcext:value-type="string">
            <text:p>RUS</text:p>
          </table:table-cell>
          <table:table-cell table:number-matrix-columns-spanned="1" table:number-matrix-rows-spanned="1" table:formula="of:=INDEX([$territories.F$1:.F$1048576];[$territories_all.$B17])" office:value-type="string" office:string-value="&#10;" calcext:value-type="string">
            <text:p/>
            <text:p/>
          </table:table-cell>
          <table:table-cell table:number-matrix-columns-spanned="1" table:number-matrix-rows-spanned="1" table:formula="of:=INDEX([$territories.G$1:.G$1048576];[$territories_all.$B17])" office:value-type="string" office:string-value="Images/russnavybase.jpg" calcext:value-type="string">
            <text:p>Images/russnavybase.jpg</text:p>
          </table:table-cell>
          <table:table-cell table:number-matrix-columns-spanned="1" table:number-matrix-rows-spanned="1" table:formula="of:=INDEX([$territories.H$1:.H$1048576];[$territories_all.$B17])"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Vladivostok</text:p>
          </table:table-cell>
          <table:table-cell table:number-matrix-columns-spanned="1" table:number-matrix-rows-spanned="1" table:formula="of:=INDEX([$territories.A$1:.A$1048576];[$territories_all.$B18])" office:value-type="string" office:string-value="Russian Naval Base" calcext:value-type="string">
            <text:p>Russian Naval Base</text:p>
          </table:table-cell>
          <table:table-cell table:number-matrix-columns-spanned="1" table:number-matrix-rows-spanned="1" table:formula="of:=INDEX([$territories.B$1:.B$1048576];[$territories_all.$B18])" office:value-type="float" office:value="5" calcext:value-type="float">
            <text:p>5</text:p>
          </table:table-cell>
          <table:table-cell table:number-matrix-columns-spanned="1" table:number-matrix-rows-spanned="1" table:formula="of:=INDEX([$territories.C$1:.C$1048576];[$territories_all.$B18])" office:value-type="float" office:value="4" calcext:value-type="float">
            <text:p>4</text:p>
          </table:table-cell>
          <table:table-cell table:number-matrix-columns-spanned="1" table:number-matrix-rows-spanned="1" table:formula="of:=INDEX([$territories.D$1:.D$1048576];[$territories_all.$B18])"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18])" office:value-type="string" office:string-value="RUS" calcext:value-type="string">
            <text:p>RUS</text:p>
          </table:table-cell>
          <table:table-cell table:number-matrix-columns-spanned="1" table:number-matrix-rows-spanned="1" table:formula="of:=INDEX([$territories.F$1:.F$1048576];[$territories_all.$B18])" office:value-type="string" office:string-value="&#10;" calcext:value-type="string">
            <text:p/>
            <text:p/>
          </table:table-cell>
          <table:table-cell table:number-matrix-columns-spanned="1" table:number-matrix-rows-spanned="1" table:formula="of:=INDEX([$territories.G$1:.G$1048576];[$territories_all.$B18])" office:value-type="string" office:string-value="Images/russnavybase.jpg" calcext:value-type="string">
            <text:p>Images/russnavybase.jpg</text:p>
          </table:table-cell>
          <table:table-cell table:number-matrix-columns-spanned="1" table:number-matrix-rows-spanned="1" table:formula="of:=INDEX([$territories.H$1:.H$1048576];[$territories_all.$B18])"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Petrapavlovsk-Kamchatskiy</text:p>
          </table:table-cell>
          <table:table-cell table:number-matrix-columns-spanned="1" table:number-matrix-rows-spanned="1" table:formula="of:=INDEX([$territories.A$1:.A$1048576];[$territories_all.$B19])" office:value-type="string" office:string-value="Russian Naval Base" calcext:value-type="string">
            <text:p>Russian Naval Base</text:p>
          </table:table-cell>
          <table:table-cell table:number-matrix-columns-spanned="1" table:number-matrix-rows-spanned="1" table:formula="of:=INDEX([$territories.B$1:.B$1048576];[$territories_all.$B19])" office:value-type="float" office:value="5" calcext:value-type="float">
            <text:p>5</text:p>
          </table:table-cell>
          <table:table-cell table:number-matrix-columns-spanned="1" table:number-matrix-rows-spanned="1" table:formula="of:=INDEX([$territories.C$1:.C$1048576];[$territories_all.$B19])" office:value-type="float" office:value="4" calcext:value-type="float">
            <text:p>4</text:p>
          </table:table-cell>
          <table:table-cell table:number-matrix-columns-spanned="1" table:number-matrix-rows-spanned="1" table:formula="of:=INDEX([$territories.D$1:.D$1048576];[$territories_all.$B19])"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19])" office:value-type="string" office:string-value="RUS" calcext:value-type="string">
            <text:p>RUS</text:p>
          </table:table-cell>
          <table:table-cell table:number-matrix-columns-spanned="1" table:number-matrix-rows-spanned="1" table:formula="of:=INDEX([$territories.F$1:.F$1048576];[$territories_all.$B19])" office:value-type="string" office:string-value="&#10;" calcext:value-type="string">
            <text:p/>
            <text:p/>
          </table:table-cell>
          <table:table-cell table:number-matrix-columns-spanned="1" table:number-matrix-rows-spanned="1" table:formula="of:=INDEX([$territories.G$1:.G$1048576];[$territories_all.$B19])" office:value-type="string" office:string-value="Images/russnavybase.jpg" calcext:value-type="string">
            <text:p>Images/russnavybase.jpg</text:p>
          </table:table-cell>
          <table:table-cell table:number-matrix-columns-spanned="1" table:number-matrix-rows-spanned="1" table:formula="of:=INDEX([$territories.H$1:.H$1048576];[$territories_all.$B19])"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Mekhachkala</text:p>
          </table:table-cell>
          <table:table-cell table:number-matrix-columns-spanned="1" table:number-matrix-rows-spanned="1" table:formula="of:=INDEX([$territories.A$1:.A$1048576];[$territories_all.$B20])" office:value-type="string" office:string-value="Russian Naval Base" calcext:value-type="string">
            <text:p>Russian Naval Base</text:p>
          </table:table-cell>
          <table:table-cell table:number-matrix-columns-spanned="1" table:number-matrix-rows-spanned="1" table:formula="of:=INDEX([$territories.B$1:.B$1048576];[$territories_all.$B20])" office:value-type="float" office:value="5" calcext:value-type="float">
            <text:p>5</text:p>
          </table:table-cell>
          <table:table-cell table:number-matrix-columns-spanned="1" table:number-matrix-rows-spanned="1" table:formula="of:=INDEX([$territories.C$1:.C$1048576];[$territories_all.$B20])" office:value-type="float" office:value="4" calcext:value-type="float">
            <text:p>4</text:p>
          </table:table-cell>
          <table:table-cell table:number-matrix-columns-spanned="1" table:number-matrix-rows-spanned="1" table:formula="of:=INDEX([$territories.D$1:.D$1048576];[$territories_all.$B20])"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20])" office:value-type="string" office:string-value="RUS" calcext:value-type="string">
            <text:p>RUS</text:p>
          </table:table-cell>
          <table:table-cell table:number-matrix-columns-spanned="1" table:number-matrix-rows-spanned="1" table:formula="of:=INDEX([$territories.F$1:.F$1048576];[$territories_all.$B20])" office:value-type="string" office:string-value="&#10;" calcext:value-type="string">
            <text:p/>
            <text:p/>
          </table:table-cell>
          <table:table-cell table:number-matrix-columns-spanned="1" table:number-matrix-rows-spanned="1" table:formula="of:=INDEX([$territories.G$1:.G$1048576];[$territories_all.$B20])" office:value-type="string" office:string-value="Images/russnavybase.jpg" calcext:value-type="string">
            <text:p>Images/russnavybase.jpg</text:p>
          </table:table-cell>
          <table:table-cell table:number-matrix-columns-spanned="1" table:number-matrix-rows-spanned="1" table:formula="of:=INDEX([$territories.H$1:.H$1048576];[$territories_all.$B20])"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Novorossiysk</text:p>
          </table:table-cell>
          <table:table-cell table:number-matrix-columns-spanned="1" table:number-matrix-rows-spanned="1" table:formula="of:=INDEX([$territories.A$1:.A$1048576];[$territories_all.$B21])" office:value-type="string" office:string-value="Russian Naval Base" calcext:value-type="string">
            <text:p>Russian Naval Base</text:p>
          </table:table-cell>
          <table:table-cell table:number-matrix-columns-spanned="1" table:number-matrix-rows-spanned="1" table:formula="of:=INDEX([$territories.B$1:.B$1048576];[$territories_all.$B21])" office:value-type="float" office:value="5" calcext:value-type="float">
            <text:p>5</text:p>
          </table:table-cell>
          <table:table-cell table:number-matrix-columns-spanned="1" table:number-matrix-rows-spanned="1" table:formula="of:=INDEX([$territories.C$1:.C$1048576];[$territories_all.$B21])" office:value-type="float" office:value="4" calcext:value-type="float">
            <text:p>4</text:p>
          </table:table-cell>
          <table:table-cell table:number-matrix-columns-spanned="1" table:number-matrix-rows-spanned="1" table:formula="of:=INDEX([$territories.D$1:.D$1048576];[$territories_all.$B21])"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21])" office:value-type="string" office:string-value="RUS" calcext:value-type="string">
            <text:p>RUS</text:p>
          </table:table-cell>
          <table:table-cell table:number-matrix-columns-spanned="1" table:number-matrix-rows-spanned="1" table:formula="of:=INDEX([$territories.F$1:.F$1048576];[$territories_all.$B21])" office:value-type="string" office:string-value="&#10;" calcext:value-type="string">
            <text:p/>
            <text:p/>
          </table:table-cell>
          <table:table-cell table:number-matrix-columns-spanned="1" table:number-matrix-rows-spanned="1" table:formula="of:=INDEX([$territories.G$1:.G$1048576];[$territories_all.$B21])" office:value-type="string" office:string-value="Images/russnavybase.jpg" calcext:value-type="string">
            <text:p>Images/russnavybase.jpg</text:p>
          </table:table-cell>
          <table:table-cell table:number-matrix-columns-spanned="1" table:number-matrix-rows-spanned="1" table:formula="of:=INDEX([$territories.H$1:.H$1048576];[$territories_all.$B21])"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Baltiysk</text:p>
          </table:table-cell>
          <table:table-cell table:number-matrix-columns-spanned="1" table:number-matrix-rows-spanned="1" table:formula="of:=INDEX([$territories.A$1:.A$1048576];[$territories_all.$B22])" office:value-type="string" office:string-value="Russian Naval Base" calcext:value-type="string">
            <text:p>Russian Naval Base</text:p>
          </table:table-cell>
          <table:table-cell table:number-matrix-columns-spanned="1" table:number-matrix-rows-spanned="1" table:formula="of:=INDEX([$territories.B$1:.B$1048576];[$territories_all.$B22])" office:value-type="float" office:value="5" calcext:value-type="float">
            <text:p>5</text:p>
          </table:table-cell>
          <table:table-cell table:number-matrix-columns-spanned="1" table:number-matrix-rows-spanned="1" table:formula="of:=INDEX([$territories.C$1:.C$1048576];[$territories_all.$B22])" office:value-type="float" office:value="4" calcext:value-type="float">
            <text:p>4</text:p>
          </table:table-cell>
          <table:table-cell table:number-matrix-columns-spanned="1" table:number-matrix-rows-spanned="1" table:formula="of:=INDEX([$territories.D$1:.D$1048576];[$territories_all.$B22])"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22])" office:value-type="string" office:string-value="RUS" calcext:value-type="string">
            <text:p>RUS</text:p>
          </table:table-cell>
          <table:table-cell table:number-matrix-columns-spanned="1" table:number-matrix-rows-spanned="1" table:formula="of:=INDEX([$territories.F$1:.F$1048576];[$territories_all.$B22])" office:value-type="string" office:string-value="&#10;" calcext:value-type="string">
            <text:p/>
            <text:p/>
          </table:table-cell>
          <table:table-cell table:number-matrix-columns-spanned="1" table:number-matrix-rows-spanned="1" table:formula="of:=INDEX([$territories.G$1:.G$1048576];[$territories_all.$B22])" office:value-type="string" office:string-value="Images/russnavybase.jpg" calcext:value-type="string">
            <text:p>Images/russnavybase.jpg</text:p>
          </table:table-cell>
          <table:table-cell table:number-matrix-columns-spanned="1" table:number-matrix-rows-spanned="1" table:formula="of:=INDEX([$territories.H$1:.H$1048576];[$territories_all.$B22])"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Kronshtadt</text:p>
          </table:table-cell>
          <table:table-cell table:number-matrix-columns-spanned="1" table:number-matrix-rows-spanned="1" table:formula="of:=INDEX([$territories.A$1:.A$1048576];[$territories_all.$B23])" office:value-type="string" office:string-value="Russian Naval Base" calcext:value-type="string">
            <text:p>Russian Naval Base</text:p>
          </table:table-cell>
          <table:table-cell table:number-matrix-columns-spanned="1" table:number-matrix-rows-spanned="1" table:formula="of:=INDEX([$territories.B$1:.B$1048576];[$territories_all.$B23])" office:value-type="float" office:value="5" calcext:value-type="float">
            <text:p>5</text:p>
          </table:table-cell>
          <table:table-cell table:number-matrix-columns-spanned="1" table:number-matrix-rows-spanned="1" table:formula="of:=INDEX([$territories.C$1:.C$1048576];[$territories_all.$B23])" office:value-type="float" office:value="4" calcext:value-type="float">
            <text:p>4</text:p>
          </table:table-cell>
          <table:table-cell table:number-matrix-columns-spanned="1" table:number-matrix-rows-spanned="1" table:formula="of:=INDEX([$territories.D$1:.D$1048576];[$territories_all.$B23])"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23])" office:value-type="string" office:string-value="RUS" calcext:value-type="string">
            <text:p>RUS</text:p>
          </table:table-cell>
          <table:table-cell table:number-matrix-columns-spanned="1" table:number-matrix-rows-spanned="1" table:formula="of:=INDEX([$territories.F$1:.F$1048576];[$territories_all.$B23])" office:value-type="string" office:string-value="&#10;" calcext:value-type="string">
            <text:p/>
            <text:p/>
          </table:table-cell>
          <table:table-cell table:number-matrix-columns-spanned="1" table:number-matrix-rows-spanned="1" table:formula="of:=INDEX([$territories.G$1:.G$1048576];[$territories_all.$B23])" office:value-type="string" office:string-value="Images/russnavybase.jpg" calcext:value-type="string">
            <text:p>Images/russnavybase.jpg</text:p>
          </table:table-cell>
          <table:table-cell table:number-matrix-columns-spanned="1" table:number-matrix-rows-spanned="1" table:formula="of:=INDEX([$territories.H$1:.H$1048576];[$territories_all.$B23])"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Tartus, Syria</text:p>
          </table:table-cell>
          <table:table-cell table:number-matrix-columns-spanned="1" table:number-matrix-rows-spanned="1" table:formula="of:=INDEX([$territories.A$1:.A$1048576];[$territories_all.$B24])" office:value-type="string" office:string-value="Russian Naval Base" calcext:value-type="string">
            <text:p>Russian Naval Base</text:p>
          </table:table-cell>
          <table:table-cell table:number-matrix-columns-spanned="1" table:number-matrix-rows-spanned="1" table:formula="of:=INDEX([$territories.B$1:.B$1048576];[$territories_all.$B24])" office:value-type="float" office:value="5" calcext:value-type="float">
            <text:p>5</text:p>
          </table:table-cell>
          <table:table-cell table:number-matrix-columns-spanned="1" table:number-matrix-rows-spanned="1" table:formula="of:=INDEX([$territories.C$1:.C$1048576];[$territories_all.$B24])" office:value-type="float" office:value="4" calcext:value-type="float">
            <text:p>4</text:p>
          </table:table-cell>
          <table:table-cell table:number-matrix-columns-spanned="1" table:number-matrix-rows-spanned="1" table:formula="of:=INDEX([$territories.D$1:.D$1048576];[$territories_all.$B24])"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24])" office:value-type="string" office:string-value="RUS" calcext:value-type="string">
            <text:p>RUS</text:p>
          </table:table-cell>
          <table:table-cell table:number-matrix-columns-spanned="1" table:number-matrix-rows-spanned="1" table:formula="of:=INDEX([$territories.F$1:.F$1048576];[$territories_all.$B24])" office:value-type="string" office:string-value="&#10;" calcext:value-type="string">
            <text:p/>
            <text:p/>
          </table:table-cell>
          <table:table-cell table:number-matrix-columns-spanned="1" table:number-matrix-rows-spanned="1" table:formula="of:=INDEX([$territories.G$1:.G$1048576];[$territories_all.$B24])" office:value-type="string" office:string-value="Images/russnavybase.jpg" calcext:value-type="string">
            <text:p>Images/russnavybase.jpg</text:p>
          </table:table-cell>
          <table:table-cell table:number-matrix-columns-spanned="1" table:number-matrix-rows-spanned="1" table:formula="of:=INDEX([$territories.H$1:.H$1048576];[$territories_all.$B24])"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Arkhangelsk</text:p>
          </table:table-cell>
          <table:table-cell table:number-matrix-columns-spanned="1" table:number-matrix-rows-spanned="1" table:formula="of:=INDEX([$territories.A$1:.A$1048576];[$territories_all.$B25])" office:value-type="string" office:string-value="Russian Naval Base" calcext:value-type="string">
            <text:p>Russian Naval Base</text:p>
          </table:table-cell>
          <table:table-cell table:number-matrix-columns-spanned="1" table:number-matrix-rows-spanned="1" table:formula="of:=INDEX([$territories.B$1:.B$1048576];[$territories_all.$B25])" office:value-type="float" office:value="5" calcext:value-type="float">
            <text:p>5</text:p>
          </table:table-cell>
          <table:table-cell table:number-matrix-columns-spanned="1" table:number-matrix-rows-spanned="1" table:formula="of:=INDEX([$territories.C$1:.C$1048576];[$territories_all.$B25])" office:value-type="float" office:value="4" calcext:value-type="float">
            <text:p>4</text:p>
          </table:table-cell>
          <table:table-cell table:number-matrix-columns-spanned="1" table:number-matrix-rows-spanned="1" table:formula="of:=INDEX([$territories.D$1:.D$1048576];[$territories_all.$B25])"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25])" office:value-type="string" office:string-value="RUS" calcext:value-type="string">
            <text:p>RUS</text:p>
          </table:table-cell>
          <table:table-cell table:number-matrix-columns-spanned="1" table:number-matrix-rows-spanned="1" table:formula="of:=INDEX([$territories.F$1:.F$1048576];[$territories_all.$B25])" office:value-type="string" office:string-value="&#10;" calcext:value-type="string">
            <text:p/>
            <text:p/>
          </table:table-cell>
          <table:table-cell table:number-matrix-columns-spanned="1" table:number-matrix-rows-spanned="1" table:formula="of:=INDEX([$territories.G$1:.G$1048576];[$territories_all.$B25])" office:value-type="string" office:string-value="Images/russnavybase.jpg" calcext:value-type="string">
            <text:p>Images/russnavybase.jpg</text:p>
          </table:table-cell>
          <table:table-cell table:number-matrix-columns-spanned="1" table:number-matrix-rows-spanned="1" table:formula="of:=INDEX([$territories.H$1:.H$1048576];[$territories_all.$B25])" office:value-type="string" office:string-value="0.0.1" calcext:value-type="string">
            <text:p>0.0.1</text:p>
          </table:table-cell>
          <table:table-cell table:number-columns-repeated="53"/>
        </table:table-row>
        <table:table-row table:style-name="ro1" table:number-rows-repeated="1048550">
          <table:table-cell table:number-columns-repeated="64"/>
        </table:table-row>
        <table:table-row table:style-name="ro1">
          <table:table-cell table:number-columns-repeated="64"/>
        </table:table-row>
      </table:table>
      <table:table table:name="territories_us_start" table:style-name="ta14">
        <table:table-column table:style-name="co2" table:number-columns-repeated="3" table:default-cell-style-name="Default"/>
        <table:table-column table:style-name="co55" table:default-cell-style-name="Default"/>
        <table:table-column table:style-name="co2" table:number-columns-repeated="60" table:default-cell-style-name="Default"/>
        <table:table-row table:style-name="ro1">
          <table:table-cell office:value-type="string" calcext:value-type="string">
            <text:p>Duplication</text:p>
          </table:table-cell>
          <table:table-cell office:value-type="string" calcext:value-type="string">
            <text:p>Class</text:p>
          </table:table-cell>
          <table:table-cell office:value-type="string" calcext:value-type="string">
            <text:p>Name</text:p>
          </table:table-cell>
          <table:table-cell table:formula="of:=[$territories.A1]" office:value-type="string" office:string-value="Title" calcext:value-type="string">
            <text:p>Title</text:p>
          </table:table-cell>
          <table:table-cell table:formula="of:=[$territories.B1]" office:value-type="string" office:string-value="LogisticsCapacity" calcext:value-type="string">
            <text:p>LogisticsCapacity</text:p>
          </table:table-cell>
          <table:table-cell table:formula="of:=[$territories.C1]" office:value-type="string" office:string-value="ShoreDefense" calcext:value-type="string">
            <text:p>ShoreDefense</text:p>
          </table:table-cell>
          <table:table-cell table:formula="of:=[$territories.D1]" office:value-type="string" office:string-value="Description" calcext:value-type="string">
            <text:p>Description</text:p>
          </table:table-cell>
          <table:table-cell table:formula="of:=[$territories.E1]" office:value-type="string" office:string-value="Roster" calcext:value-type="string">
            <text:p>Roster</text:p>
          </table:table-cell>
          <table:table-cell table:formula="of:=[$territories.F1]" office:value-type="string" office:string-value="FlavorText" calcext:value-type="string">
            <text:p>FlavorText</text:p>
          </table:table-cell>
          <table:table-cell table:formula="of:=[$territories.G1]" office:value-type="string" office:string-value="Image" calcext:value-type="string">
            <text:p>Image</text:p>
          </table:table-cell>
          <table:table-cell table:formula="of:=[$territories.H1]" office:value-type="string" office:string-value="Version" calcext:value-type="string">
            <text:p>Version</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Station Norfolk</text:p>
          </table:table-cell>
          <table:table-cell table:number-matrix-columns-spanned="1" table:number-matrix-rows-spanned="1" table:formula="of:=INDEX([$territories.A$1:.A$1048576];[$territories_us_start.$B2])" office:value-type="string" office:string-value="US Naval Base" calcext:value-type="string">
            <text:p>US Naval Base</text:p>
          </table:table-cell>
          <table:table-cell table:number-matrix-columns-spanned="1" table:number-matrix-rows-spanned="1" table:formula="of:=INDEX([$territories.B$1:.B$1048576];[$territories_us_start.$B2])" office:value-type="float" office:value="6" calcext:value-type="float">
            <text:p>6</text:p>
          </table:table-cell>
          <table:table-cell table:number-matrix-columns-spanned="1" table:number-matrix-rows-spanned="1" table:formula="of:=INDEX([$territories.C$1:.C$1048576];[$territories_us_start.$B2])" office:value-type="float" office:value="2" calcext:value-type="float">
            <text:p>2</text:p>
          </table:table-cell>
          <table:table-cell table:number-matrix-columns-spanned="1" table:number-matrix-rows-spanned="1" table:formula="of:=INDEX([$territories.D$1:.D$1048576];[$territories_us_start.$B2])" office:value-type="string" office:string-value="&#10;" calcext:value-type="string">
            <text:p/>
            <text:p/>
          </table:table-cell>
          <table:table-cell table:number-matrix-columns-spanned="1" table:number-matrix-rows-spanned="1" table:formula="of:=INDEX([$territories.E$1:.E$1048576];[$territories_us_start.$B2])" office:value-type="string" office:string-value="USN" calcext:value-type="string">
            <text:p>USN</text:p>
          </table:table-cell>
          <table:table-cell table:number-matrix-columns-spanned="1" table:number-matrix-rows-spanned="1" table:formula="of:=INDEX([$territories.F$1:.F$1048576];[$territories_us_start.$B2])" office:value-type="string" office:string-value="&#10;" calcext:value-type="string">
            <text:p/>
            <text:p/>
          </table:table-cell>
          <table:table-cell table:number-matrix-columns-spanned="1" table:number-matrix-rows-spanned="1" table:formula="of:=INDEX([$territories.G$1:.G$1048576];[$territories_us_start.$B2])" office:value-type="string" office:string-value="Images/navalbase.jpg" calcext:value-type="string">
            <text:p>Images/navalbase.jpg</text:p>
          </table:table-cell>
          <table:table-cell table:number-matrix-columns-spanned="1" table:number-matrix-rows-spanned="1" table:formula="of:=INDEX([$territories.H$1:.H$1048576];[$territories_us_start.$B2])" office:value-type="string" office:string-value="0.0.1" calcext:value-type="string">
            <text:p>0.0.1</text:p>
          </table:table-cell>
          <table:table-cell table:number-columns-repeated="53"/>
        </table:table-row>
        <table:table-row table:style-name="ro1">
          <table:table-cell office:value-type="float" office:value="0" calcext:value-type="float">
            <text:p>0</text:p>
          </table:table-cell>
          <table:table-cell office:value-type="float" office:value="4" calcext:value-type="float">
            <text:p>4</text:p>
          </table:table-cell>
          <table:table-cell office:value-type="string" calcext:value-type="string">
            <text:p>Joint Base Pearl Harbor</text:p>
          </table:table-cell>
          <table:table-cell table:number-matrix-columns-spanned="1" table:number-matrix-rows-spanned="1" table:formula="of:=INDEX([$territories.A$1:.A$1048576];[$territories_us_start.$B3])" office:value-type="string" office:string-value="Joint Base Pearl Harbor" calcext:value-type="string">
            <text:p>Joint Base Pearl Harbor</text:p>
          </table:table-cell>
          <table:table-cell table:number-matrix-columns-spanned="1" table:number-matrix-rows-spanned="1" table:formula="of:=INDEX([$territories.B$1:.B$1048576];[$territories_us_start.$B3])" office:value-type="float" office:value="5" calcext:value-type="float">
            <text:p>5</text:p>
          </table:table-cell>
          <table:table-cell table:number-matrix-columns-spanned="1" table:number-matrix-rows-spanned="1" table:formula="of:=INDEX([$territories.C$1:.C$1048576];[$territories_us_start.$B3])" office:value-type="float" office:value="4" calcext:value-type="float">
            <text:p>4</text:p>
          </table:table-cell>
          <table:table-cell table:number-matrix-columns-spanned="1" table:number-matrix-rows-spanned="1" table:formula="of:=INDEX([$territories.D$1:.D$1048576];[$territories_us_start.$B3])" office:value-type="string" office:string-value="Grants 2 logistics capacity to the USN player if controlled by their opponent." calcext:value-type="string">
            <text:p>Grants 2 logistics capacity to the USN player if controlled by their opponent.</text:p>
          </table:table-cell>
          <table:table-cell table:number-matrix-columns-spanned="1" table:number-matrix-rows-spanned="1" table:formula="of:=INDEX([$territories.E$1:.E$1048576];[$territories_us_start.$B3])" office:value-type="string" office:string-value="USN" calcext:value-type="string">
            <text:p>USN</text:p>
          </table:table-cell>
          <table:table-cell table:number-matrix-columns-spanned="1" table:number-matrix-rows-spanned="1" table:formula="of:=INDEX([$territories.F$1:.F$1048576];[$territories_us_start.$B3])" office:value-type="string" office:string-value="&quot;I believe that I interpret the will of the Congress and of the people when I assert that we will not only defend ourselves to the uttermost, but will make it very certain that this form of treachery shall never again endanger us.&quot; - FDR" calcext:value-type="string">
            <text:p>"I believe that I interpret the will of the Congress and of the people when I assert that we will not only defend ourselves to the uttermost, but will make it very certain that this form of treachery shall never again endanger us." - FDR</text:p>
          </table:table-cell>
          <table:table-cell table:number-matrix-columns-spanned="1" table:number-matrix-rows-spanned="1" table:formula="of:=INDEX([$territories.G$1:.G$1048576];[$territories_us_start.$B3])" office:value-type="string" office:string-value="Images/pearlharbor.jpg" calcext:value-type="string">
            <text:p>Images/pearlharbor.jpg</text:p>
          </table:table-cell>
          <table:table-cell table:number-matrix-columns-spanned="1" table:number-matrix-rows-spanned="1" table:formula="of:=INDEX([$territories.H$1:.H$1048576];[$territories_us_start.$B3])"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Air Station Jacksonville</text:p>
          </table:table-cell>
          <table:table-cell table:number-matrix-columns-spanned="1" table:number-matrix-rows-spanned="1" table:formula="of:=INDEX([$territories.A$1:.A$1048576];[$territories_us_start.$B4])" office:value-type="string" office:string-value="US Naval Base" calcext:value-type="string">
            <text:p>US Naval Base</text:p>
          </table:table-cell>
          <table:table-cell table:number-matrix-columns-spanned="1" table:number-matrix-rows-spanned="1" table:formula="of:=INDEX([$territories.B$1:.B$1048576];[$territories_us_start.$B4])" office:value-type="float" office:value="6" calcext:value-type="float">
            <text:p>6</text:p>
          </table:table-cell>
          <table:table-cell table:number-matrix-columns-spanned="1" table:number-matrix-rows-spanned="1" table:formula="of:=INDEX([$territories.C$1:.C$1048576];[$territories_us_start.$B4])" office:value-type="float" office:value="2" calcext:value-type="float">
            <text:p>2</text:p>
          </table:table-cell>
          <table:table-cell table:number-matrix-columns-spanned="1" table:number-matrix-rows-spanned="1" table:formula="of:=INDEX([$territories.D$1:.D$1048576];[$territories_us_start.$B4])" office:value-type="string" office:string-value="&#10;" calcext:value-type="string">
            <text:p/>
            <text:p/>
          </table:table-cell>
          <table:table-cell table:number-matrix-columns-spanned="1" table:number-matrix-rows-spanned="1" table:formula="of:=INDEX([$territories.E$1:.E$1048576];[$territories_us_start.$B4])" office:value-type="string" office:string-value="USN" calcext:value-type="string">
            <text:p>USN</text:p>
          </table:table-cell>
          <table:table-cell table:number-matrix-columns-spanned="1" table:number-matrix-rows-spanned="1" table:formula="of:=INDEX([$territories.F$1:.F$1048576];[$territories_us_start.$B4])" office:value-type="string" office:string-value="&#10;" calcext:value-type="string">
            <text:p/>
            <text:p/>
          </table:table-cell>
          <table:table-cell table:number-matrix-columns-spanned="1" table:number-matrix-rows-spanned="1" table:formula="of:=INDEX([$territories.G$1:.G$1048576];[$territories_us_start.$B4])" office:value-type="string" office:string-value="Images/navalbase.jpg" calcext:value-type="string">
            <text:p>Images/navalbase.jpg</text:p>
          </table:table-cell>
          <table:table-cell table:number-matrix-columns-spanned="1" table:number-matrix-rows-spanned="1" table:formula="of:=INDEX([$territories.H$1:.H$1048576];[$territories_us_start.$B4])"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Base San Diego</text:p>
          </table:table-cell>
          <table:table-cell table:number-matrix-columns-spanned="1" table:number-matrix-rows-spanned="1" table:formula="of:=INDEX([$territories.A$1:.A$1048576];[$territories_us_start.$B5])" office:value-type="string" office:string-value="US Naval Base" calcext:value-type="string">
            <text:p>US Naval Base</text:p>
          </table:table-cell>
          <table:table-cell table:number-matrix-columns-spanned="1" table:number-matrix-rows-spanned="1" table:formula="of:=INDEX([$territories.B$1:.B$1048576];[$territories_us_start.$B5])" office:value-type="float" office:value="6" calcext:value-type="float">
            <text:p>6</text:p>
          </table:table-cell>
          <table:table-cell table:number-matrix-columns-spanned="1" table:number-matrix-rows-spanned="1" table:formula="of:=INDEX([$territories.C$1:.C$1048576];[$territories_us_start.$B5])" office:value-type="float" office:value="2" calcext:value-type="float">
            <text:p>2</text:p>
          </table:table-cell>
          <table:table-cell table:number-matrix-columns-spanned="1" table:number-matrix-rows-spanned="1" table:formula="of:=INDEX([$territories.D$1:.D$1048576];[$territories_us_start.$B5])" office:value-type="string" office:string-value="&#10;" calcext:value-type="string">
            <text:p/>
            <text:p/>
          </table:table-cell>
          <table:table-cell table:number-matrix-columns-spanned="1" table:number-matrix-rows-spanned="1" table:formula="of:=INDEX([$territories.E$1:.E$1048576];[$territories_us_start.$B5])" office:value-type="string" office:string-value="USN" calcext:value-type="string">
            <text:p>USN</text:p>
          </table:table-cell>
          <table:table-cell table:number-matrix-columns-spanned="1" table:number-matrix-rows-spanned="1" table:formula="of:=INDEX([$territories.F$1:.F$1048576];[$territories_us_start.$B5])" office:value-type="string" office:string-value="&#10;" calcext:value-type="string">
            <text:p/>
            <text:p/>
          </table:table-cell>
          <table:table-cell table:number-matrix-columns-spanned="1" table:number-matrix-rows-spanned="1" table:formula="of:=INDEX([$territories.G$1:.G$1048576];[$territories_us_start.$B5])" office:value-type="string" office:string-value="Images/navalbase.jpg" calcext:value-type="string">
            <text:p>Images/navalbase.jpg</text:p>
          </table:table-cell>
          <table:table-cell table:number-matrix-columns-spanned="1" table:number-matrix-rows-spanned="1" table:formula="of:=INDEX([$territories.H$1:.H$1048576];[$territories_us_start.$B5])"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Station Mayport</text:p>
          </table:table-cell>
          <table:table-cell table:number-matrix-columns-spanned="1" table:number-matrix-rows-spanned="1" table:formula="of:=INDEX([$territories.A$1:.A$1048576];[$territories_us_start.$B6])" office:value-type="string" office:string-value="US Naval Base" calcext:value-type="string">
            <text:p>US Naval Base</text:p>
          </table:table-cell>
          <table:table-cell table:number-matrix-columns-spanned="1" table:number-matrix-rows-spanned="1" table:formula="of:=INDEX([$territories.B$1:.B$1048576];[$territories_us_start.$B6])" office:value-type="float" office:value="6" calcext:value-type="float">
            <text:p>6</text:p>
          </table:table-cell>
          <table:table-cell table:number-matrix-columns-spanned="1" table:number-matrix-rows-spanned="1" table:formula="of:=INDEX([$territories.C$1:.C$1048576];[$territories_us_start.$B6])" office:value-type="float" office:value="2" calcext:value-type="float">
            <text:p>2</text:p>
          </table:table-cell>
          <table:table-cell table:number-matrix-columns-spanned="1" table:number-matrix-rows-spanned="1" table:formula="of:=INDEX([$territories.D$1:.D$1048576];[$territories_us_start.$B6])" office:value-type="string" office:string-value="&#10;" calcext:value-type="string">
            <text:p/>
            <text:p/>
          </table:table-cell>
          <table:table-cell table:number-matrix-columns-spanned="1" table:number-matrix-rows-spanned="1" table:formula="of:=INDEX([$territories.E$1:.E$1048576];[$territories_us_start.$B6])" office:value-type="string" office:string-value="USN" calcext:value-type="string">
            <text:p>USN</text:p>
          </table:table-cell>
          <table:table-cell table:number-matrix-columns-spanned="1" table:number-matrix-rows-spanned="1" table:formula="of:=INDEX([$territories.F$1:.F$1048576];[$territories_us_start.$B6])" office:value-type="string" office:string-value="&#10;" calcext:value-type="string">
            <text:p/>
            <text:p/>
          </table:table-cell>
          <table:table-cell table:number-matrix-columns-spanned="1" table:number-matrix-rows-spanned="1" table:formula="of:=INDEX([$territories.G$1:.G$1048576];[$territories_us_start.$B6])" office:value-type="string" office:string-value="Images/navalbase.jpg" calcext:value-type="string">
            <text:p>Images/navalbase.jpg</text:p>
          </table:table-cell>
          <table:table-cell table:number-matrix-columns-spanned="1" table:number-matrix-rows-spanned="1" table:formula="of:=INDEX([$territories.H$1:.H$1048576];[$territories_us_start.$B6])"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Air Station Corpus Christi</text:p>
          </table:table-cell>
          <table:table-cell table:number-matrix-columns-spanned="1" table:number-matrix-rows-spanned="1" table:formula="of:=INDEX([$territories.A$1:.A$1048576];[$territories_us_start.$B7])" office:value-type="string" office:string-value="US Naval Base" calcext:value-type="string">
            <text:p>US Naval Base</text:p>
          </table:table-cell>
          <table:table-cell table:number-matrix-columns-spanned="1" table:number-matrix-rows-spanned="1" table:formula="of:=INDEX([$territories.B$1:.B$1048576];[$territories_us_start.$B7])" office:value-type="float" office:value="6" calcext:value-type="float">
            <text:p>6</text:p>
          </table:table-cell>
          <table:table-cell table:number-matrix-columns-spanned="1" table:number-matrix-rows-spanned="1" table:formula="of:=INDEX([$territories.C$1:.C$1048576];[$territories_us_start.$B7])" office:value-type="float" office:value="2" calcext:value-type="float">
            <text:p>2</text:p>
          </table:table-cell>
          <table:table-cell table:number-matrix-columns-spanned="1" table:number-matrix-rows-spanned="1" table:formula="of:=INDEX([$territories.D$1:.D$1048576];[$territories_us_start.$B7])" office:value-type="string" office:string-value="&#10;" calcext:value-type="string">
            <text:p/>
            <text:p/>
          </table:table-cell>
          <table:table-cell table:number-matrix-columns-spanned="1" table:number-matrix-rows-spanned="1" table:formula="of:=INDEX([$territories.E$1:.E$1048576];[$territories_us_start.$B7])" office:value-type="string" office:string-value="USN" calcext:value-type="string">
            <text:p>USN</text:p>
          </table:table-cell>
          <table:table-cell table:number-matrix-columns-spanned="1" table:number-matrix-rows-spanned="1" table:formula="of:=INDEX([$territories.F$1:.F$1048576];[$territories_us_start.$B7])" office:value-type="string" office:string-value="&#10;" calcext:value-type="string">
            <text:p/>
            <text:p/>
          </table:table-cell>
          <table:table-cell table:number-matrix-columns-spanned="1" table:number-matrix-rows-spanned="1" table:formula="of:=INDEX([$territories.G$1:.G$1048576];[$territories_us_start.$B7])" office:value-type="string" office:string-value="Images/navalbase.jpg" calcext:value-type="string">
            <text:p>Images/navalbase.jpg</text:p>
          </table:table-cell>
          <table:table-cell table:number-matrix-columns-spanned="1" table:number-matrix-rows-spanned="1" table:formula="of:=INDEX([$territories.H$1:.H$1048576];[$territories_us_start.$B7])"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Air Station Joint Reserve Base Fort Worth</text:p>
          </table:table-cell>
          <table:table-cell table:number-matrix-columns-spanned="1" table:number-matrix-rows-spanned="1" table:formula="of:=INDEX([$territories.A$1:.A$1048576];[$territories_us_start.$B8])" office:value-type="string" office:string-value="US Naval Base" calcext:value-type="string">
            <text:p>US Naval Base</text:p>
          </table:table-cell>
          <table:table-cell table:number-matrix-columns-spanned="1" table:number-matrix-rows-spanned="1" table:formula="of:=INDEX([$territories.B$1:.B$1048576];[$territories_us_start.$B8])" office:value-type="float" office:value="6" calcext:value-type="float">
            <text:p>6</text:p>
          </table:table-cell>
          <table:table-cell table:number-matrix-columns-spanned="1" table:number-matrix-rows-spanned="1" table:formula="of:=INDEX([$territories.C$1:.C$1048576];[$territories_us_start.$B8])" office:value-type="float" office:value="2" calcext:value-type="float">
            <text:p>2</text:p>
          </table:table-cell>
          <table:table-cell table:number-matrix-columns-spanned="1" table:number-matrix-rows-spanned="1" table:formula="of:=INDEX([$territories.D$1:.D$1048576];[$territories_us_start.$B8])" office:value-type="string" office:string-value="&#10;" calcext:value-type="string">
            <text:p/>
            <text:p/>
          </table:table-cell>
          <table:table-cell table:number-matrix-columns-spanned="1" table:number-matrix-rows-spanned="1" table:formula="of:=INDEX([$territories.E$1:.E$1048576];[$territories_us_start.$B8])" office:value-type="string" office:string-value="USN" calcext:value-type="string">
            <text:p>USN</text:p>
          </table:table-cell>
          <table:table-cell table:number-matrix-columns-spanned="1" table:number-matrix-rows-spanned="1" table:formula="of:=INDEX([$territories.F$1:.F$1048576];[$territories_us_start.$B8])" office:value-type="string" office:string-value="&#10;" calcext:value-type="string">
            <text:p/>
            <text:p/>
          </table:table-cell>
          <table:table-cell table:number-matrix-columns-spanned="1" table:number-matrix-rows-spanned="1" table:formula="of:=INDEX([$territories.G$1:.G$1048576];[$territories_us_start.$B8])" office:value-type="string" office:string-value="Images/navalbase.jpg" calcext:value-type="string">
            <text:p>Images/navalbase.jpg</text:p>
          </table:table-cell>
          <table:table-cell table:number-matrix-columns-spanned="1" table:number-matrix-rows-spanned="1" table:formula="of:=INDEX([$territories.H$1:.H$1048576];[$territories_us_start.$B8])"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Base Kitsap</text:p>
          </table:table-cell>
          <table:table-cell table:number-matrix-columns-spanned="1" table:number-matrix-rows-spanned="1" table:formula="of:=INDEX([$territories.A$1:.A$1048576];[$territories_us_start.$B9])" office:value-type="string" office:string-value="US Naval Base" calcext:value-type="string">
            <text:p>US Naval Base</text:p>
          </table:table-cell>
          <table:table-cell table:number-matrix-columns-spanned="1" table:number-matrix-rows-spanned="1" table:formula="of:=INDEX([$territories.B$1:.B$1048576];[$territories_us_start.$B9])" office:value-type="float" office:value="6" calcext:value-type="float">
            <text:p>6</text:p>
          </table:table-cell>
          <table:table-cell table:number-matrix-columns-spanned="1" table:number-matrix-rows-spanned="1" table:formula="of:=INDEX([$territories.C$1:.C$1048576];[$territories_us_start.$B9])" office:value-type="float" office:value="2" calcext:value-type="float">
            <text:p>2</text:p>
          </table:table-cell>
          <table:table-cell table:number-matrix-columns-spanned="1" table:number-matrix-rows-spanned="1" table:formula="of:=INDEX([$territories.D$1:.D$1048576];[$territories_us_start.$B9])" office:value-type="string" office:string-value="&#10;" calcext:value-type="string">
            <text:p/>
            <text:p/>
          </table:table-cell>
          <table:table-cell table:number-matrix-columns-spanned="1" table:number-matrix-rows-spanned="1" table:formula="of:=INDEX([$territories.E$1:.E$1048576];[$territories_us_start.$B9])" office:value-type="string" office:string-value="USN" calcext:value-type="string">
            <text:p>USN</text:p>
          </table:table-cell>
          <table:table-cell table:number-matrix-columns-spanned="1" table:number-matrix-rows-spanned="1" table:formula="of:=INDEX([$territories.F$1:.F$1048576];[$territories_us_start.$B9])" office:value-type="string" office:string-value="&#10;" calcext:value-type="string">
            <text:p/>
            <text:p/>
          </table:table-cell>
          <table:table-cell table:number-matrix-columns-spanned="1" table:number-matrix-rows-spanned="1" table:formula="of:=INDEX([$territories.G$1:.G$1048576];[$territories_us_start.$B9])" office:value-type="string" office:string-value="Images/navalbase.jpg" calcext:value-type="string">
            <text:p>Images/navalbase.jpg</text:p>
          </table:table-cell>
          <table:table-cell table:number-matrix-columns-spanned="1" table:number-matrix-rows-spanned="1" table:formula="of:=INDEX([$territories.H$1:.H$1048576];[$territories_us_start.$B9])"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Air Station Patuxent River</text:p>
          </table:table-cell>
          <table:table-cell table:number-matrix-columns-spanned="1" table:number-matrix-rows-spanned="1" table:formula="of:=INDEX([$territories.A$1:.A$1048576];[$territories_us_start.$B10])" office:value-type="string" office:string-value="US Naval Base" calcext:value-type="string">
            <text:p>US Naval Base</text:p>
          </table:table-cell>
          <table:table-cell table:number-matrix-columns-spanned="1" table:number-matrix-rows-spanned="1" table:formula="of:=INDEX([$territories.B$1:.B$1048576];[$territories_us_start.$B10])" office:value-type="float" office:value="6" calcext:value-type="float">
            <text:p>6</text:p>
          </table:table-cell>
          <table:table-cell table:number-matrix-columns-spanned="1" table:number-matrix-rows-spanned="1" table:formula="of:=INDEX([$territories.C$1:.C$1048576];[$territories_us_start.$B10])" office:value-type="float" office:value="2" calcext:value-type="float">
            <text:p>2</text:p>
          </table:table-cell>
          <table:table-cell table:number-matrix-columns-spanned="1" table:number-matrix-rows-spanned="1" table:formula="of:=INDEX([$territories.D$1:.D$1048576];[$territories_us_start.$B10])" office:value-type="string" office:string-value="&#10;" calcext:value-type="string">
            <text:p/>
            <text:p/>
          </table:table-cell>
          <table:table-cell table:number-matrix-columns-spanned="1" table:number-matrix-rows-spanned="1" table:formula="of:=INDEX([$territories.E$1:.E$1048576];[$territories_us_start.$B10])" office:value-type="string" office:string-value="USN" calcext:value-type="string">
            <text:p>USN</text:p>
          </table:table-cell>
          <table:table-cell table:number-matrix-columns-spanned="1" table:number-matrix-rows-spanned="1" table:formula="of:=INDEX([$territories.F$1:.F$1048576];[$territories_us_start.$B10])" office:value-type="string" office:string-value="&#10;" calcext:value-type="string">
            <text:p/>
            <text:p/>
          </table:table-cell>
          <table:table-cell table:number-matrix-columns-spanned="1" table:number-matrix-rows-spanned="1" table:formula="of:=INDEX([$territories.G$1:.G$1048576];[$territories_us_start.$B10])" office:value-type="string" office:string-value="Images/navalbase.jpg" calcext:value-type="string">
            <text:p>Images/navalbase.jpg</text:p>
          </table:table-cell>
          <table:table-cell table:number-matrix-columns-spanned="1" table:number-matrix-rows-spanned="1" table:formula="of:=INDEX([$territories.H$1:.H$1048576];[$territories_us_start.$B10])"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Base Coronado</text:p>
          </table:table-cell>
          <table:table-cell table:number-matrix-columns-spanned="1" table:number-matrix-rows-spanned="1" table:formula="of:=INDEX([$territories.A$1:.A$1048576];[$territories_us_start.$B11])" office:value-type="string" office:string-value="US Naval Base" calcext:value-type="string">
            <text:p>US Naval Base</text:p>
          </table:table-cell>
          <table:table-cell table:number-matrix-columns-spanned="1" table:number-matrix-rows-spanned="1" table:formula="of:=INDEX([$territories.B$1:.B$1048576];[$territories_us_start.$B11])" office:value-type="float" office:value="6" calcext:value-type="float">
            <text:p>6</text:p>
          </table:table-cell>
          <table:table-cell table:number-matrix-columns-spanned="1" table:number-matrix-rows-spanned="1" table:formula="of:=INDEX([$territories.C$1:.C$1048576];[$territories_us_start.$B11])" office:value-type="float" office:value="2" calcext:value-type="float">
            <text:p>2</text:p>
          </table:table-cell>
          <table:table-cell table:number-matrix-columns-spanned="1" table:number-matrix-rows-spanned="1" table:formula="of:=INDEX([$territories.D$1:.D$1048576];[$territories_us_start.$B11])" office:value-type="string" office:string-value="&#10;" calcext:value-type="string">
            <text:p/>
            <text:p/>
          </table:table-cell>
          <table:table-cell table:number-matrix-columns-spanned="1" table:number-matrix-rows-spanned="1" table:formula="of:=INDEX([$territories.E$1:.E$1048576];[$territories_us_start.$B11])" office:value-type="string" office:string-value="USN" calcext:value-type="string">
            <text:p>USN</text:p>
          </table:table-cell>
          <table:table-cell table:number-matrix-columns-spanned="1" table:number-matrix-rows-spanned="1" table:formula="of:=INDEX([$territories.F$1:.F$1048576];[$territories_us_start.$B11])" office:value-type="string" office:string-value="&#10;" calcext:value-type="string">
            <text:p/>
            <text:p/>
          </table:table-cell>
          <table:table-cell table:number-matrix-columns-spanned="1" table:number-matrix-rows-spanned="1" table:formula="of:=INDEX([$territories.G$1:.G$1048576];[$territories_us_start.$B11])" office:value-type="string" office:string-value="Images/navalbase.jpg" calcext:value-type="string">
            <text:p>Images/navalbase.jpg</text:p>
          </table:table-cell>
          <table:table-cell table:number-matrix-columns-spanned="1" table:number-matrix-rows-spanned="1" table:formula="of:=INDEX([$territories.H$1:.H$1048576];[$territories_us_start.$B11])"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3" calcext:value-type="float">
            <text:p>3</text:p>
          </table:table-cell>
          <table:table-cell office:value-type="string" calcext:value-type="string">
            <text:p>Pine Gap</text:p>
          </table:table-cell>
          <table:table-cell table:number-matrix-columns-spanned="1" table:number-matrix-rows-spanned="1" table:formula="of:=INDEX([$territories.A$1:.A$1048576];[$territories_us_start.$B12])" office:value-type="string" office:string-value="Pine Gap" calcext:value-type="string">
            <text:p>Pine Gap</text:p>
          </table:table-cell>
          <table:table-cell table:number-matrix-columns-spanned="1" table:number-matrix-rows-spanned="1" table:formula="of:=INDEX([$territories.B$1:.B$1048576];[$territories_us_start.$B12])" office:value-type="float" office:value="4" calcext:value-type="float">
            <text:p>4</text:p>
          </table:table-cell>
          <table:table-cell table:number-matrix-columns-spanned="1" table:number-matrix-rows-spanned="1" table:formula="of:=INDEX([$territories.C$1:.C$1048576];[$territories_us_start.$B12])" office:value-type="float" office:value="2" calcext:value-type="float">
            <text:p>2</text:p>
          </table:table-cell>
          <table:table-cell table:number-matrix-columns-spanned="1" table:number-matrix-rows-spanned="1" table:formula="of:=INDEX([$territories.D$1:.D$1048576];[$territories_us_start.$B12])" office:value-type="string" office:string-value="RAINFALL: During your first deployment phase each turn, select a face down asset controlled by your opponent. Your opponent must reveal this asset. It remains face down afterwards." calcext:value-type="string">
            <text:p>RAINFALL: During your first deployment phase each turn, select a face down asset controlled by your opponent. Your opponent must reveal this asset. It remains face down afterwards.</text:p>
          </table:table-cell>
          <table:table-cell table:number-matrix-columns-spanned="1" table:number-matrix-rows-spanned="1" table:formula="of:=INDEX([$territories.E$1:.E$1048576];[$territories_us_start.$B12])" office:value-type="string" office:string-value="USN" calcext:value-type="string">
            <text:p>USN</text:p>
          </table:table-cell>
          <table:table-cell table:number-matrix-columns-spanned="1" table:number-matrix-rows-spanned="1" table:formula="of:=INDEX([$territories.F$1:.F$1048576];[$territories_us_start.$B12])" office:value-type="string" office:string-value="&#10;" calcext:value-type="string">
            <text:p/>
            <text:p/>
          </table:table-cell>
          <table:table-cell table:number-matrix-columns-spanned="1" table:number-matrix-rows-spanned="1" table:formula="of:=INDEX([$territories.G$1:.G$1048576];[$territories_us_start.$B12])" office:value-type="string" office:string-value="Images/pinegap.jpg" calcext:value-type="string">
            <text:p>Images/pinegap.jpg</text:p>
          </table:table-cell>
          <table:table-cell table:number-matrix-columns-spanned="1" table:number-matrix-rows-spanned="1" table:formula="of:=INDEX([$territories.H$1:.H$1048576];[$territories_us_start.$B12])"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United States Fleet Activities Yokosuka</text:p>
          </table:table-cell>
          <table:table-cell table:number-matrix-columns-spanned="1" table:number-matrix-rows-spanned="1" table:formula="of:=INDEX([$territories.A$1:.A$1048576];[$territories_us_start.$B13])" office:value-type="string" office:string-value="US Naval Base" calcext:value-type="string">
            <text:p>US Naval Base</text:p>
          </table:table-cell>
          <table:table-cell table:number-matrix-columns-spanned="1" table:number-matrix-rows-spanned="1" table:formula="of:=INDEX([$territories.B$1:.B$1048576];[$territories_us_start.$B13])" office:value-type="float" office:value="6" calcext:value-type="float">
            <text:p>6</text:p>
          </table:table-cell>
          <table:table-cell table:number-matrix-columns-spanned="1" table:number-matrix-rows-spanned="1" table:formula="of:=INDEX([$territories.C$1:.C$1048576];[$territories_us_start.$B13])" office:value-type="float" office:value="2" calcext:value-type="float">
            <text:p>2</text:p>
          </table:table-cell>
          <table:table-cell table:number-matrix-columns-spanned="1" table:number-matrix-rows-spanned="1" table:formula="of:=INDEX([$territories.D$1:.D$1048576];[$territories_us_start.$B13])" office:value-type="string" office:string-value="&#10;" calcext:value-type="string">
            <text:p/>
            <text:p/>
          </table:table-cell>
          <table:table-cell table:number-matrix-columns-spanned="1" table:number-matrix-rows-spanned="1" table:formula="of:=INDEX([$territories.E$1:.E$1048576];[$territories_us_start.$B13])" office:value-type="string" office:string-value="USN" calcext:value-type="string">
            <text:p>USN</text:p>
          </table:table-cell>
          <table:table-cell table:number-matrix-columns-spanned="1" table:number-matrix-rows-spanned="1" table:formula="of:=INDEX([$territories.F$1:.F$1048576];[$territories_us_start.$B13])" office:value-type="string" office:string-value="&#10;" calcext:value-type="string">
            <text:p/>
            <text:p/>
          </table:table-cell>
          <table:table-cell table:number-matrix-columns-spanned="1" table:number-matrix-rows-spanned="1" table:formula="of:=INDEX([$territories.G$1:.G$1048576];[$territories_us_start.$B13])" office:value-type="string" office:string-value="Images/navalbase.jpg" calcext:value-type="string">
            <text:p>Images/navalbase.jpg</text:p>
          </table:table-cell>
          <table:table-cell table:number-matrix-columns-spanned="1" table:number-matrix-rows-spanned="1" table:formula="of:=INDEX([$territories.H$1:.H$1048576];[$territories_us_start.$B13])" office:value-type="string" office:string-value="0.0.1" calcext:value-type="string">
            <text:p>0.0.1</text:p>
          </table:table-cell>
          <table:table-cell table:number-columns-repeated="53"/>
        </table:table-row>
        <table:table-row table:style-name="ro1" table:number-rows-repeated="1048562">
          <table:table-cell table:number-columns-repeated="64"/>
        </table:table-row>
        <table:table-row table:style-name="ro1">
          <table:table-cell table:number-columns-repeated="64"/>
        </table:table-row>
      </table:table>
      <table:table table:name="territories_ru_start" table:style-name="ta15">
        <office:forms form:automatic-focus="false" form:apply-design-mode="false"/>
        <table:table-column table:style-name="co2" table:number-columns-repeated="2" table:default-cell-style-name="Default"/>
        <table:table-column table:style-name="co56" table:default-cell-style-name="Default"/>
        <table:table-column table:style-name="co57" table:default-cell-style-name="Default"/>
        <table:table-column table:style-name="co2" table:number-columns-repeated="5" table:default-cell-style-name="Default"/>
        <table:table-column table:style-name="co58" table:default-cell-style-name="Default"/>
        <table:table-column table:style-name="co2" table:number-columns-repeated="54" table:default-cell-style-name="Default"/>
        <table:table-row table:style-name="ro1">
          <table:table-cell office:value-type="string" calcext:value-type="string">
            <text:p>Duplication</text:p>
          </table:table-cell>
          <table:table-cell office:value-type="string" calcext:value-type="string">
            <text:p>Class</text:p>
          </table:table-cell>
          <table:table-cell office:value-type="string" calcext:value-type="string">
            <text:p>Name</text:p>
          </table:table-cell>
          <table:table-cell table:formula="of:=[$territories.A1]" office:value-type="string" office:string-value="Title" calcext:value-type="string">
            <text:p>Title</text:p>
          </table:table-cell>
          <table:table-cell table:formula="of:=[$territories.B1]" office:value-type="string" office:string-value="LogisticsCapacity" calcext:value-type="string">
            <text:p>LogisticsCapacity</text:p>
          </table:table-cell>
          <table:table-cell table:formula="of:=[$territories.C1]" office:value-type="string" office:string-value="ShoreDefense" calcext:value-type="string">
            <text:p>ShoreDefense</text:p>
          </table:table-cell>
          <table:table-cell table:formula="of:=[$territories.D1]" office:value-type="string" office:string-value="Description" calcext:value-type="string">
            <text:p>Description</text:p>
          </table:table-cell>
          <table:table-cell table:formula="of:=[$territories.E1]" office:value-type="string" office:string-value="Roster" calcext:value-type="string">
            <text:p>Roster</text:p>
          </table:table-cell>
          <table:table-cell table:formula="of:=[$territories.F1]" office:value-type="string" office:string-value="FlavorText" calcext:value-type="string">
            <text:p>FlavorText</text:p>
          </table:table-cell>
          <table:table-cell table:formula="of:=[$territories.G1]" office:value-type="string" office:string-value="Image" calcext:value-type="string">
            <text:p>Image</text:p>
          </table:table-cell>
          <table:table-cell table:formula="of:=[$territories.H1]" office:value-type="string" office:string-value="Version" calcext:value-type="string">
            <text:p>Version</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Severomorsk</text:p>
          </table:table-cell>
          <table:table-cell table:number-matrix-columns-spanned="1" table:number-matrix-rows-spanned="1" table:formula="of:=INDEX([$territories.A$1:.A$1048576];[$territories_ru_start.$B2])" office:value-type="string" office:string-value="Russian Naval Base" calcext:value-type="string">
            <text:p>Russian Naval Base</text:p>
          </table:table-cell>
          <table:table-cell table:number-matrix-columns-spanned="1" table:number-matrix-rows-spanned="1" table:formula="of:=INDEX([$territories.B$1:.B$1048576];[$territories_ru_start.$B2])" office:value-type="float" office:value="5" calcext:value-type="float">
            <text:p>5</text:p>
          </table:table-cell>
          <table:table-cell table:number-matrix-columns-spanned="1" table:number-matrix-rows-spanned="1" table:formula="of:=INDEX([$territories.C$1:.C$1048576];[$territories_ru_start.$B2])" office:value-type="float" office:value="4" calcext:value-type="float">
            <text:p>4</text:p>
          </table:table-cell>
          <table:table-cell table:number-matrix-columns-spanned="1" table:number-matrix-rows-spanned="1" table:formula="of:=INDEX([$territories.D$1:.D$1048576];[$territories_ru_start.$B2])"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2])" office:value-type="string" office:string-value="RUS" calcext:value-type="string">
            <text:p>RUS</text:p>
          </table:table-cell>
          <table:table-cell table:number-matrix-columns-spanned="1" table:number-matrix-rows-spanned="1" table:formula="of:=INDEX([$territories.F$1:.F$1048576];[$territories_ru_start.$B2])" office:value-type="string" office:string-value="&#10;" calcext:value-type="string">
            <text:p/>
            <text:p/>
          </table:table-cell>
          <table:table-cell table:number-matrix-columns-spanned="1" table:number-matrix-rows-spanned="1" table:formula="of:=INDEX([$territories.G$1:.G$1048576];[$territories_ru_start.$B2])" office:value-type="string" office:string-value="Images/russnavybase.jpg" calcext:value-type="string">
            <text:p>Images/russnavybase.jpg</text:p>
          </table:table-cell>
          <table:table-cell table:number-matrix-columns-spanned="1" table:number-matrix-rows-spanned="1" table:formula="of:=INDEX([$territories.H$1:.H$1048576];[$territories_ru_start.$B2])"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Kaliningrad, Kaliningrad Oblast</text:p>
          </table:table-cell>
          <table:table-cell table:number-matrix-columns-spanned="1" table:number-matrix-rows-spanned="1" table:formula="of:=INDEX([$territories.A$1:.A$1048576];[$territories_ru_start.$B3])" office:value-type="string" office:string-value="Russian Naval Base" calcext:value-type="string">
            <text:p>Russian Naval Base</text:p>
          </table:table-cell>
          <table:table-cell table:number-matrix-columns-spanned="1" table:number-matrix-rows-spanned="1" table:formula="of:=INDEX([$territories.B$1:.B$1048576];[$territories_ru_start.$B3])" office:value-type="float" office:value="5" calcext:value-type="float">
            <text:p>5</text:p>
          </table:table-cell>
          <table:table-cell table:number-matrix-columns-spanned="1" table:number-matrix-rows-spanned="1" table:formula="of:=INDEX([$territories.C$1:.C$1048576];[$territories_ru_start.$B3])" office:value-type="float" office:value="4" calcext:value-type="float">
            <text:p>4</text:p>
          </table:table-cell>
          <table:table-cell table:number-matrix-columns-spanned="1" table:number-matrix-rows-spanned="1" table:formula="of:=INDEX([$territories.D$1:.D$1048576];[$territories_ru_start.$B3])"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3])" office:value-type="string" office:string-value="RUS" calcext:value-type="string">
            <text:p>RUS</text:p>
          </table:table-cell>
          <table:table-cell table:number-matrix-columns-spanned="1" table:number-matrix-rows-spanned="1" table:formula="of:=INDEX([$territories.F$1:.F$1048576];[$territories_ru_start.$B3])" office:value-type="string" office:string-value="&#10;" calcext:value-type="string">
            <text:p/>
            <text:p/>
          </table:table-cell>
          <table:table-cell table:number-matrix-columns-spanned="1" table:number-matrix-rows-spanned="1" table:formula="of:=INDEX([$territories.G$1:.G$1048576];[$territories_ru_start.$B3])" office:value-type="string" office:string-value="Images/russnavybase.jpg" calcext:value-type="string">
            <text:p>Images/russnavybase.jpg</text:p>
          </table:table-cell>
          <table:table-cell table:number-matrix-columns-spanned="1" table:number-matrix-rows-spanned="1" table:formula="of:=INDEX([$territories.H$1:.H$1048576];[$territories_ru_start.$B3])"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Sevastopol</text:p>
          </table:table-cell>
          <table:table-cell table:number-matrix-columns-spanned="1" table:number-matrix-rows-spanned="1" table:formula="of:=INDEX([$territories.A$1:.A$1048576];[$territories_ru_start.$B4])" office:value-type="string" office:string-value="Russian Naval Base" calcext:value-type="string">
            <text:p>Russian Naval Base</text:p>
          </table:table-cell>
          <table:table-cell table:number-matrix-columns-spanned="1" table:number-matrix-rows-spanned="1" table:formula="of:=INDEX([$territories.B$1:.B$1048576];[$territories_ru_start.$B4])" office:value-type="float" office:value="5" calcext:value-type="float">
            <text:p>5</text:p>
          </table:table-cell>
          <table:table-cell table:number-matrix-columns-spanned="1" table:number-matrix-rows-spanned="1" table:formula="of:=INDEX([$territories.C$1:.C$1048576];[$territories_ru_start.$B4])" office:value-type="float" office:value="4" calcext:value-type="float">
            <text:p>4</text:p>
          </table:table-cell>
          <table:table-cell table:number-matrix-columns-spanned="1" table:number-matrix-rows-spanned="1" table:formula="of:=INDEX([$territories.D$1:.D$1048576];[$territories_ru_start.$B4])"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4])" office:value-type="string" office:string-value="RUS" calcext:value-type="string">
            <text:p>RUS</text:p>
          </table:table-cell>
          <table:table-cell table:number-matrix-columns-spanned="1" table:number-matrix-rows-spanned="1" table:formula="of:=INDEX([$territories.F$1:.F$1048576];[$territories_ru_start.$B4])" office:value-type="string" office:string-value="&#10;" calcext:value-type="string">
            <text:p/>
            <text:p/>
          </table:table-cell>
          <table:table-cell table:number-matrix-columns-spanned="1" table:number-matrix-rows-spanned="1" table:formula="of:=INDEX([$territories.G$1:.G$1048576];[$territories_ru_start.$B4])" office:value-type="string" office:string-value="Images/russnavybase.jpg" calcext:value-type="string">
            <text:p>Images/russnavybase.jpg</text:p>
          </table:table-cell>
          <table:table-cell table:number-matrix-columns-spanned="1" table:number-matrix-rows-spanned="1" table:formula="of:=INDEX([$territories.H$1:.H$1048576];[$territories_ru_start.$B4])"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Atstrakhan</text:p>
          </table:table-cell>
          <table:table-cell table:number-matrix-columns-spanned="1" table:number-matrix-rows-spanned="1" table:formula="of:=INDEX([$territories.A$1:.A$1048576];[$territories_ru_start.$B5])" office:value-type="string" office:string-value="Russian Naval Base" calcext:value-type="string">
            <text:p>Russian Naval Base</text:p>
          </table:table-cell>
          <table:table-cell table:number-matrix-columns-spanned="1" table:number-matrix-rows-spanned="1" table:formula="of:=INDEX([$territories.B$1:.B$1048576];[$territories_ru_start.$B5])" office:value-type="float" office:value="5" calcext:value-type="float">
            <text:p>5</text:p>
          </table:table-cell>
          <table:table-cell table:number-matrix-columns-spanned="1" table:number-matrix-rows-spanned="1" table:formula="of:=INDEX([$territories.C$1:.C$1048576];[$territories_ru_start.$B5])" office:value-type="float" office:value="4" calcext:value-type="float">
            <text:p>4</text:p>
          </table:table-cell>
          <table:table-cell table:number-matrix-columns-spanned="1" table:number-matrix-rows-spanned="1" table:formula="of:=INDEX([$territories.D$1:.D$1048576];[$territories_ru_start.$B5])"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5])" office:value-type="string" office:string-value="RUS" calcext:value-type="string">
            <text:p>RUS</text:p>
          </table:table-cell>
          <table:table-cell table:number-matrix-columns-spanned="1" table:number-matrix-rows-spanned="1" table:formula="of:=INDEX([$territories.F$1:.F$1048576];[$territories_ru_start.$B5])" office:value-type="string" office:string-value="&#10;" calcext:value-type="string">
            <text:p/>
            <text:p/>
          </table:table-cell>
          <table:table-cell table:number-matrix-columns-spanned="1" table:number-matrix-rows-spanned="1" table:formula="of:=INDEX([$territories.G$1:.G$1048576];[$territories_ru_start.$B5])" office:value-type="string" office:string-value="Images/russnavybase.jpg" calcext:value-type="string">
            <text:p>Images/russnavybase.jpg</text:p>
          </table:table-cell>
          <table:table-cell table:number-matrix-columns-spanned="1" table:number-matrix-rows-spanned="1" table:formula="of:=INDEX([$territories.H$1:.H$1048576];[$territories_ru_start.$B5])"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Vladivostok</text:p>
          </table:table-cell>
          <table:table-cell table:number-matrix-columns-spanned="1" table:number-matrix-rows-spanned="1" table:formula="of:=INDEX([$territories.A$1:.A$1048576];[$territories_ru_start.$B6])" office:value-type="string" office:string-value="Russian Naval Base" calcext:value-type="string">
            <text:p>Russian Naval Base</text:p>
          </table:table-cell>
          <table:table-cell table:number-matrix-columns-spanned="1" table:number-matrix-rows-spanned="1" table:formula="of:=INDEX([$territories.B$1:.B$1048576];[$territories_ru_start.$B6])" office:value-type="float" office:value="5" calcext:value-type="float">
            <text:p>5</text:p>
          </table:table-cell>
          <table:table-cell table:number-matrix-columns-spanned="1" table:number-matrix-rows-spanned="1" table:formula="of:=INDEX([$territories.C$1:.C$1048576];[$territories_ru_start.$B6])" office:value-type="float" office:value="4" calcext:value-type="float">
            <text:p>4</text:p>
          </table:table-cell>
          <table:table-cell table:number-matrix-columns-spanned="1" table:number-matrix-rows-spanned="1" table:formula="of:=INDEX([$territories.D$1:.D$1048576];[$territories_ru_start.$B6])"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6])" office:value-type="string" office:string-value="RUS" calcext:value-type="string">
            <text:p>RUS</text:p>
          </table:table-cell>
          <table:table-cell table:number-matrix-columns-spanned="1" table:number-matrix-rows-spanned="1" table:formula="of:=INDEX([$territories.F$1:.F$1048576];[$territories_ru_start.$B6])" office:value-type="string" office:string-value="&#10;" calcext:value-type="string">
            <text:p/>
            <text:p/>
          </table:table-cell>
          <table:table-cell table:number-matrix-columns-spanned="1" table:number-matrix-rows-spanned="1" table:formula="of:=INDEX([$territories.G$1:.G$1048576];[$territories_ru_start.$B6])" office:value-type="string" office:string-value="Images/russnavybase.jpg" calcext:value-type="string">
            <text:p>Images/russnavybase.jpg</text:p>
          </table:table-cell>
          <table:table-cell table:number-matrix-columns-spanned="1" table:number-matrix-rows-spanned="1" table:formula="of:=INDEX([$territories.H$1:.H$1048576];[$territories_ru_start.$B6])"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Petrapavlovsk-Kamchatskiy</text:p>
          </table:table-cell>
          <table:table-cell table:number-matrix-columns-spanned="1" table:number-matrix-rows-spanned="1" table:formula="of:=INDEX([$territories.A$1:.A$1048576];[$territories_ru_start.$B7])" office:value-type="string" office:string-value="Russian Naval Base" calcext:value-type="string">
            <text:p>Russian Naval Base</text:p>
          </table:table-cell>
          <table:table-cell table:number-matrix-columns-spanned="1" table:number-matrix-rows-spanned="1" table:formula="of:=INDEX([$territories.B$1:.B$1048576];[$territories_ru_start.$B7])" office:value-type="float" office:value="5" calcext:value-type="float">
            <text:p>5</text:p>
          </table:table-cell>
          <table:table-cell table:number-matrix-columns-spanned="1" table:number-matrix-rows-spanned="1" table:formula="of:=INDEX([$territories.C$1:.C$1048576];[$territories_ru_start.$B7])" office:value-type="float" office:value="4" calcext:value-type="float">
            <text:p>4</text:p>
          </table:table-cell>
          <table:table-cell table:number-matrix-columns-spanned="1" table:number-matrix-rows-spanned="1" table:formula="of:=INDEX([$territories.D$1:.D$1048576];[$territories_ru_start.$B7])"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7])" office:value-type="string" office:string-value="RUS" calcext:value-type="string">
            <text:p>RUS</text:p>
          </table:table-cell>
          <table:table-cell table:number-matrix-columns-spanned="1" table:number-matrix-rows-spanned="1" table:formula="of:=INDEX([$territories.F$1:.F$1048576];[$territories_ru_start.$B7])" office:value-type="string" office:string-value="&#10;" calcext:value-type="string">
            <text:p/>
            <text:p/>
          </table:table-cell>
          <table:table-cell table:number-matrix-columns-spanned="1" table:number-matrix-rows-spanned="1" table:formula="of:=INDEX([$territories.G$1:.G$1048576];[$territories_ru_start.$B7])" office:value-type="string" office:string-value="Images/russnavybase.jpg" calcext:value-type="string">
            <text:p>Images/russnavybase.jpg</text:p>
          </table:table-cell>
          <table:table-cell table:number-matrix-columns-spanned="1" table:number-matrix-rows-spanned="1" table:formula="of:=INDEX([$territories.H$1:.H$1048576];[$territories_ru_start.$B7])"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Mekhachkala</text:p>
          </table:table-cell>
          <table:table-cell table:number-matrix-columns-spanned="1" table:number-matrix-rows-spanned="1" table:formula="of:=INDEX([$territories.A$1:.A$1048576];[$territories_ru_start.$B8])" office:value-type="string" office:string-value="Russian Naval Base" calcext:value-type="string">
            <text:p>Russian Naval Base</text:p>
          </table:table-cell>
          <table:table-cell table:number-matrix-columns-spanned="1" table:number-matrix-rows-spanned="1" table:formula="of:=INDEX([$territories.B$1:.B$1048576];[$territories_ru_start.$B8])" office:value-type="float" office:value="5" calcext:value-type="float">
            <text:p>5</text:p>
          </table:table-cell>
          <table:table-cell table:number-matrix-columns-spanned="1" table:number-matrix-rows-spanned="1" table:formula="of:=INDEX([$territories.C$1:.C$1048576];[$territories_ru_start.$B8])" office:value-type="float" office:value="4" calcext:value-type="float">
            <text:p>4</text:p>
          </table:table-cell>
          <table:table-cell table:number-matrix-columns-spanned="1" table:number-matrix-rows-spanned="1" table:formula="of:=INDEX([$territories.D$1:.D$1048576];[$territories_ru_start.$B8])"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8])" office:value-type="string" office:string-value="RUS" calcext:value-type="string">
            <text:p>RUS</text:p>
          </table:table-cell>
          <table:table-cell table:number-matrix-columns-spanned="1" table:number-matrix-rows-spanned="1" table:formula="of:=INDEX([$territories.F$1:.F$1048576];[$territories_ru_start.$B8])" office:value-type="string" office:string-value="&#10;" calcext:value-type="string">
            <text:p/>
            <text:p/>
          </table:table-cell>
          <table:table-cell table:number-matrix-columns-spanned="1" table:number-matrix-rows-spanned="1" table:formula="of:=INDEX([$territories.G$1:.G$1048576];[$territories_ru_start.$B8])" office:value-type="string" office:string-value="Images/russnavybase.jpg" calcext:value-type="string">
            <text:p>Images/russnavybase.jpg</text:p>
          </table:table-cell>
          <table:table-cell table:number-matrix-columns-spanned="1" table:number-matrix-rows-spanned="1" table:formula="of:=INDEX([$territories.H$1:.H$1048576];[$territories_ru_start.$B8])"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Novorossiysk</text:p>
          </table:table-cell>
          <table:table-cell table:number-matrix-columns-spanned="1" table:number-matrix-rows-spanned="1" table:formula="of:=INDEX([$territories.A$1:.A$1048576];[$territories_ru_start.$B9])" office:value-type="string" office:string-value="Russian Naval Base" calcext:value-type="string">
            <text:p>Russian Naval Base</text:p>
          </table:table-cell>
          <table:table-cell table:number-matrix-columns-spanned="1" table:number-matrix-rows-spanned="1" table:formula="of:=INDEX([$territories.B$1:.B$1048576];[$territories_ru_start.$B9])" office:value-type="float" office:value="5" calcext:value-type="float">
            <text:p>5</text:p>
          </table:table-cell>
          <table:table-cell table:number-matrix-columns-spanned="1" table:number-matrix-rows-spanned="1" table:formula="of:=INDEX([$territories.C$1:.C$1048576];[$territories_ru_start.$B9])" office:value-type="float" office:value="4" calcext:value-type="float">
            <text:p>4</text:p>
          </table:table-cell>
          <table:table-cell table:number-matrix-columns-spanned="1" table:number-matrix-rows-spanned="1" table:formula="of:=INDEX([$territories.D$1:.D$1048576];[$territories_ru_start.$B9])"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9])" office:value-type="string" office:string-value="RUS" calcext:value-type="string">
            <text:p>RUS</text:p>
          </table:table-cell>
          <table:table-cell table:number-matrix-columns-spanned="1" table:number-matrix-rows-spanned="1" table:formula="of:=INDEX([$territories.F$1:.F$1048576];[$territories_ru_start.$B9])" office:value-type="string" office:string-value="&#10;" calcext:value-type="string">
            <text:p/>
            <text:p/>
          </table:table-cell>
          <table:table-cell table:number-matrix-columns-spanned="1" table:number-matrix-rows-spanned="1" table:formula="of:=INDEX([$territories.G$1:.G$1048576];[$territories_ru_start.$B9])" office:value-type="string" office:string-value="Images/russnavybase.jpg" calcext:value-type="string">
            <text:p>Images/russnavybase.jpg</text:p>
          </table:table-cell>
          <table:table-cell table:number-matrix-columns-spanned="1" table:number-matrix-rows-spanned="1" table:formula="of:=INDEX([$territories.H$1:.H$1048576];[$territories_ru_start.$B9])"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Baltiysk</text:p>
          </table:table-cell>
          <table:table-cell table:number-matrix-columns-spanned="1" table:number-matrix-rows-spanned="1" table:formula="of:=INDEX([$territories.A$1:.A$1048576];[$territories_ru_start.$B10])" office:value-type="string" office:string-value="Russian Naval Base" calcext:value-type="string">
            <text:p>Russian Naval Base</text:p>
          </table:table-cell>
          <table:table-cell table:number-matrix-columns-spanned="1" table:number-matrix-rows-spanned="1" table:formula="of:=INDEX([$territories.B$1:.B$1048576];[$territories_ru_start.$B10])" office:value-type="float" office:value="5" calcext:value-type="float">
            <text:p>5</text:p>
          </table:table-cell>
          <table:table-cell table:number-matrix-columns-spanned="1" table:number-matrix-rows-spanned="1" table:formula="of:=INDEX([$territories.C$1:.C$1048576];[$territories_ru_start.$B10])" office:value-type="float" office:value="4" calcext:value-type="float">
            <text:p>4</text:p>
          </table:table-cell>
          <table:table-cell table:number-matrix-columns-spanned="1" table:number-matrix-rows-spanned="1" table:formula="of:=INDEX([$territories.D$1:.D$1048576];[$territories_ru_start.$B10])"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10])" office:value-type="string" office:string-value="RUS" calcext:value-type="string">
            <text:p>RUS</text:p>
          </table:table-cell>
          <table:table-cell table:number-matrix-columns-spanned="1" table:number-matrix-rows-spanned="1" table:formula="of:=INDEX([$territories.F$1:.F$1048576];[$territories_ru_start.$B10])" office:value-type="string" office:string-value="&#10;" calcext:value-type="string">
            <text:p/>
            <text:p/>
          </table:table-cell>
          <table:table-cell table:number-matrix-columns-spanned="1" table:number-matrix-rows-spanned="1" table:formula="of:=INDEX([$territories.G$1:.G$1048576];[$territories_ru_start.$B10])" office:value-type="string" office:string-value="Images/russnavybase.jpg" calcext:value-type="string">
            <text:p>Images/russnavybase.jpg</text:p>
          </table:table-cell>
          <table:table-cell table:number-matrix-columns-spanned="1" table:number-matrix-rows-spanned="1" table:formula="of:=INDEX([$territories.H$1:.H$1048576];[$territories_ru_start.$B10])"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Kronshtadt</text:p>
          </table:table-cell>
          <table:table-cell table:number-matrix-columns-spanned="1" table:number-matrix-rows-spanned="1" table:formula="of:=INDEX([$territories.A$1:.A$1048576];[$territories_ru_start.$B11])" office:value-type="string" office:string-value="Russian Naval Base" calcext:value-type="string">
            <text:p>Russian Naval Base</text:p>
          </table:table-cell>
          <table:table-cell table:number-matrix-columns-spanned="1" table:number-matrix-rows-spanned="1" table:formula="of:=INDEX([$territories.B$1:.B$1048576];[$territories_ru_start.$B11])" office:value-type="float" office:value="5" calcext:value-type="float">
            <text:p>5</text:p>
          </table:table-cell>
          <table:table-cell table:number-matrix-columns-spanned="1" table:number-matrix-rows-spanned="1" table:formula="of:=INDEX([$territories.C$1:.C$1048576];[$territories_ru_start.$B11])" office:value-type="float" office:value="4" calcext:value-type="float">
            <text:p>4</text:p>
          </table:table-cell>
          <table:table-cell table:number-matrix-columns-spanned="1" table:number-matrix-rows-spanned="1" table:formula="of:=INDEX([$territories.D$1:.D$1048576];[$territories_ru_start.$B11])"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11])" office:value-type="string" office:string-value="RUS" calcext:value-type="string">
            <text:p>RUS</text:p>
          </table:table-cell>
          <table:table-cell table:number-matrix-columns-spanned="1" table:number-matrix-rows-spanned="1" table:formula="of:=INDEX([$territories.F$1:.F$1048576];[$territories_ru_start.$B11])" office:value-type="string" office:string-value="&#10;" calcext:value-type="string">
            <text:p/>
            <text:p/>
          </table:table-cell>
          <table:table-cell table:number-matrix-columns-spanned="1" table:number-matrix-rows-spanned="1" table:formula="of:=INDEX([$territories.G$1:.G$1048576];[$territories_ru_start.$B11])" office:value-type="string" office:string-value="Images/russnavybase.jpg" calcext:value-type="string">
            <text:p>Images/russnavybase.jpg</text:p>
          </table:table-cell>
          <table:table-cell table:number-matrix-columns-spanned="1" table:number-matrix-rows-spanned="1" table:formula="of:=INDEX([$territories.H$1:.H$1048576];[$territories_ru_start.$B11])" office:value-type="string" office:string-value="0.0.1" calcext:value-type="string">
            <text:p>0.0.1</text:p>
          </table:table-cell>
          <table:table-cell table:number-columns-repeated="53"/>
        </table:table-row>
        <table:table-row table:style-name="ro20">
          <table:table-cell office:value-type="float" office:value="0" calcext:value-type="float">
            <text:p>0</text:p>
          </table:table-cell>
          <table:table-cell office:value-type="float" office:value="5" calcext:value-type="float">
            <text:p>5</text:p>
          </table:table-cell>
          <table:table-cell office:value-type="string" calcext:value-type="string">
            <text:p>Tartus, Syria</text:p>
          </table:table-cell>
          <table:table-cell table:number-matrix-columns-spanned="1" table:number-matrix-rows-spanned="1" table:formula="of:=INDEX([$territories.A$1:.A$1048576];[$territories_ru_start.$B12])" office:value-type="string" office:string-value="Russian Naval Base" calcext:value-type="string">
            <text:p>Russian Naval Base</text:p>
          </table:table-cell>
          <table:table-cell table:number-matrix-columns-spanned="1" table:number-matrix-rows-spanned="1" table:formula="of:=INDEX([$territories.B$1:.B$1048576];[$territories_ru_start.$B12])" office:value-type="float" office:value="5" calcext:value-type="float">
            <text:p>5</text:p>
          </table:table-cell>
          <table:table-cell table:number-matrix-columns-spanned="1" table:number-matrix-rows-spanned="1" table:formula="of:=INDEX([$territories.C$1:.C$1048576];[$territories_ru_start.$B12])" office:value-type="float" office:value="4" calcext:value-type="float">
            <text:p>4</text:p>
          </table:table-cell>
          <table:table-cell table:number-matrix-columns-spanned="1" table:number-matrix-rows-spanned="1" table:formula="of:=INDEX([$territories.D$1:.D$1048576];[$territories_ru_start.$B12])"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12])" office:value-type="string" office:string-value="RUS" calcext:value-type="string">
            <text:p>RUS</text:p>
          </table:table-cell>
          <table:table-cell table:number-matrix-columns-spanned="1" table:number-matrix-rows-spanned="1" table:formula="of:=INDEX([$territories.F$1:.F$1048576];[$territories_ru_start.$B12])" office:value-type="string" office:string-value="&#10;" calcext:value-type="string">
            <text:p/>
            <text:p/>
          </table:table-cell>
          <table:table-cell table:number-matrix-columns-spanned="1" table:number-matrix-rows-spanned="1" table:formula="of:=INDEX([$territories.G$1:.G$1048576];[$territories_ru_start.$B12])" office:value-type="string" office:string-value="Images/russnavybase.jpg" calcext:value-type="string">
            <text:p>Images/russnavybase.jpg</text:p>
          </table:table-cell>
          <table:table-cell table:number-matrix-columns-spanned="1" table:number-matrix-rows-spanned="1" table:formula="of:=INDEX([$territories.H$1:.H$1048576];[$territories_ru_start.$B12])" office:value-type="string" office:string-value="0.0.1" calcext:value-type="string">
            <text:p>0.0.1</text:p>
          </table:table-cell>
          <table:table-cell table:number-columns-repeated="53"/>
        </table:table-row>
        <table:table-row table:style-name="ro20">
          <table:table-cell office:value-type="float" office:value="0" calcext:value-type="float">
            <text:p>0</text:p>
          </table:table-cell>
          <table:table-cell office:value-type="float" office:value="5" calcext:value-type="float">
            <text:p>5</text:p>
          </table:table-cell>
          <table:table-cell office:value-type="string" calcext:value-type="string">
            <text:p>Arkhangelsk</text:p>
          </table:table-cell>
          <table:table-cell table:number-matrix-columns-spanned="1" table:number-matrix-rows-spanned="1" table:formula="of:=INDEX([$territories.A$1:.A$1048576];[$territories_ru_start.$B13])" office:value-type="string" office:string-value="Russian Naval Base" calcext:value-type="string">
            <text:p>Russian Naval Base</text:p>
          </table:table-cell>
          <table:table-cell table:number-matrix-columns-spanned="1" table:number-matrix-rows-spanned="1" table:formula="of:=INDEX([$territories.B$1:.B$1048576];[$territories_ru_start.$B13])" office:value-type="float" office:value="5" calcext:value-type="float">
            <text:p>5</text:p>
          </table:table-cell>
          <table:table-cell table:number-matrix-columns-spanned="1" table:number-matrix-rows-spanned="1" table:formula="of:=INDEX([$territories.C$1:.C$1048576];[$territories_ru_start.$B13])" office:value-type="float" office:value="4" calcext:value-type="float">
            <text:p>4</text:p>
          </table:table-cell>
          <table:table-cell table:number-matrix-columns-spanned="1" table:number-matrix-rows-spanned="1" table:formula="of:=INDEX([$territories.D$1:.D$1048576];[$territories_ru_start.$B13])"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13])" office:value-type="string" office:string-value="RUS" calcext:value-type="string">
            <text:p>RUS</text:p>
          </table:table-cell>
          <table:table-cell table:number-matrix-columns-spanned="1" table:number-matrix-rows-spanned="1" table:formula="of:=INDEX([$territories.F$1:.F$1048576];[$territories_ru_start.$B13])" office:value-type="string" office:string-value="&#10;" calcext:value-type="string">
            <text:p/>
            <text:p/>
          </table:table-cell>
          <table:table-cell table:number-matrix-columns-spanned="1" table:number-matrix-rows-spanned="1" table:formula="of:=INDEX([$territories.G$1:.G$1048576];[$territories_ru_start.$B13])" office:value-type="string" office:string-value="Images/russnavybase.jpg" calcext:value-type="string">
            <text:p>Images/russnavybase.jpg</text:p>
          </table:table-cell>
          <table:table-cell table:number-matrix-columns-spanned="1" table:number-matrix-rows-spanned="1" table:formula="of:=INDEX([$territories.H$1:.H$1048576];[$territories_ru_start.$B13])" office:value-type="string" office:string-value="0.0.1" calcext:value-type="string">
            <text:p>0.0.1</text:p>
          </table:table-cell>
          <table:table-cell table:number-columns-repeated="53"/>
        </table:table-row>
        <table:table-row table:style-name="ro1" table:number-rows-repeated="1048562">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6">00/00/0000</text:date>, <text:time style:data-style-name="N2" text:time-value="18:41:12.91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erritories" style:display-name="PageStyle_territories" style:page-layout-name="Mpm3">
      <style:header style:display="false"/>
      <style:header-left style:display="false"/>
      <style:footer style:display="false"/>
      <style:footer-left style:display="false"/>
    </style:master-page>
    <style:master-page style:name="PageStyle_5f_actions_5f_us_5f_start" style:display-name="PageStyle_actions_us_start" style:page-layout-name="Mpm4">
      <style:header style:display="false"/>
      <style:header-left style:display="false"/>
      <style:footer style:display="false"/>
      <style:footer-left style:display="false"/>
    </style:master-page>
    <style:master-page style:name="PageStyle_5f_actions" style:display-name="PageStyle_actions" style:page-layout-name="Mpm4">
      <style:header style:display="false"/>
      <style:header-left style:display="false"/>
      <style:footer style:display="false"/>
      <style:footer-left style:display="false"/>
    </style:master-page>
    <style:master-page style:name="PageStyle_5f_military_5f_assets" style:display-name="PageStyle_military_assets" style:page-layout-name="Mpm3">
      <style:header style:display="false"/>
      <style:header-left style:display="false"/>
      <style:footer style:display="false"/>
      <style:footer-left style:display="false"/>
    </style:master-page>
    <style:master-page style:name="PageStyle_5f_actions_5f_all" style:display-name="PageStyle_actions_all" style:page-layout-name="Mpm4">
      <style:header style:display="false"/>
      <style:header-left style:display="false"/>
      <style:footer style:display="false"/>
      <style:footer-left style:display="false"/>
    </style:master-page>
    <style:master-page style:name="PageStyle_5f_mil_5f_ass_5f_ru_5f_start" style:display-name="PageStyle_mil_ass_ru_start" style:page-layout-name="Mpm4">
      <style:header style:display="false"/>
      <style:header-left style:display="false"/>
      <style:footer style:display="false"/>
      <style:footer-left style:display="false"/>
    </style:master-page>
    <style:master-page style:name="PageStyle_5f_mil_5f_ass_5f_us_5f_start" style:display-name="PageStyle_mil_ass_us_start" style:page-layout-name="Mpm4">
      <style:header style:display="false"/>
      <style:header-left style:display="false"/>
      <style:footer style:display="false"/>
      <style:footer-left style:display="false"/>
    </style:master-page>
    <style:master-page style:name="PageStyle_5f_mil_5f_ass_5f_all" style:display-name="PageStyle_mil_ass_all" style:page-layout-name="Mpm3">
      <style:header style:display="false"/>
      <style:header-left style:display="false"/>
      <style:footer style:display="false"/>
      <style:footer-left style:display="false"/>
    </style:master-page>
    <style:master-page style:name="PageStyle_5f_effects" style:display-name="PageStyle_effects" style:page-layout-name="Mpm4">
      <style:header style:display="false"/>
      <style:header-left style:display="false"/>
      <style:footer style:display="false"/>
      <style:footer-left style:display="false"/>
    </style:master-page>
    <style:master-page style:name="PageStyle_5f_version" style:display-name="PageStyle_version" style:page-layout-name="Mpm4">
      <style:header style:display="false"/>
      <style:header-left style:display="false"/>
      <style:footer style:display="false"/>
      <style:footer-left style:display="false"/>
    </style:master-page>
    <style:master-page style:name="PageStyle_5f_actions_5f_ru_5f_start" style:display-name="PageStyle_actions_ru_start" style:page-layout-name="Mpm4">
      <style:header style:display="false"/>
      <style:header-left style:display="false"/>
      <style:footer style:display="false"/>
      <style:footer-left style:display="false"/>
    </style:master-page>
    <style:master-page style:name="PageStyle_5f_balance" style:display-name="PageStyle_balance" style:page-layout-name="Mpm3">
      <style:header style:display="false"/>
      <style:header-left style:display="false"/>
      <style:footer style:display="false"/>
      <style:footer-left style:display="false"/>
    </style:master-page>
    <style:master-page style:name="PageStyle_5f_territories_5f_all" style:display-name="PageStyle_territories_all" style:page-layout-name="Mpm4">
      <style:header style:display="false"/>
      <style:header-left style:display="false"/>
      <style:footer style:display="false"/>
      <style:footer-left style:display="false"/>
    </style:master-page>
    <style:master-page style:name="PageStyle_5f_territories_5f_us_5f_start" style:display-name="PageStyle_territories_us_start" style:page-layout-name="Mpm4">
      <style:header style:display="false"/>
      <style:header-left style:display="false"/>
      <style:footer style:display="false"/>
      <style:footer-left style:display="false"/>
    </style:master-page>
    <style:master-page style:name="PageStyle_5f_territories_5f_ru_5f_start" style:display-name="PageStyle_territories_ru_sta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ick Rodgers</meta:initial-creator>
    <meta:creation-date>2020-08-31T22:13:11</meta:creation-date>
    <dc:date>2021-04-06T18:46:04.437000000</dc:date>
    <meta:generator>LibreOffice/7.1.0.3$Windows_X86_64 LibreOffice_project/f6099ecf3d29644b5008cc8f48f42f4a40986e4c</meta:generator>
    <meta:editing-duration>PT15M44S</meta:editing-duration>
    <meta:editing-cycles>5</meta:editing-cycles>
    <meta:document-statistic meta:table-count="15" meta:cell-count="5352" meta:object-count="1"/>
    <meta:user-defined meta:name="AppVersion">16.0300</meta:user-defined>
  </office:meta>
</office:document-meta>
</file>

<file path=Basic/Standard/export_macro.xml><?xml version="1.0" encoding="utf-8"?>
<!DOCTYPE module  PUBLIC '-//OpenOffice.org//DTD OfficeDocument 1.0//EN'  'module.dtd'>
<script:module xmlns:script="http://openoffice.org/2000/script" script:name="export_macro" script:language="StarBasic" script:moduleType="normal">REM  *****  BASIC  *****

Sub ExportToCsv
    document = ThisComponent

    ' Use the global string tools library to generate a path to save each CSV
    GlobalScope.BasicLibraries.loadLibrary("Tools")
    FileDirectory = Tools.Strings.DirectoryNameoutofPath(document.getURL(), "/")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44,34,0,1,1"   'ASCII  59 = ;  34 = "

    For I = 0 to NumSheets
        ' For each sheet, assemble a filename and save using the filter
        document.getCurrentController.setActiveSheet(Sheets(I))
        Filename = FileDirectory + "/" + "export" + "/" + Sheets(I).Name + ".csv"
        FileURL = convertToURL(Filename)
        document.StoreToURL(FileURL, Propval())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_macro"/>
</library:library>
</file>

<file path=Basic/VBAProject/Module1.xml><?xml version="1.0" encoding="utf-8"?>
<!DOCTYPE module  PUBLIC '-//OpenOffice.org//DTD OfficeDocument 1.0//EN'  'module.dtd'>
<script:module xmlns:script="http://openoffice.org/2000/script" script:name="Module1" script:language="StarBasic" script:moduleType="normal">em Attribute VBA_ModuleType=VBAModule
Option VBASupport 1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VBAProject/Sheet11.xml><?xml version="1.0" encoding="utf-8"?>
<!DOCTYPE module  PUBLIC '-//OpenOffice.org//DTD OfficeDocument 1.0//EN'  'module.dtd'>
<script:module xmlns:script="http://openoffice.org/2000/script" script:name="Sheet11" script:language="StarBasic" script:moduleType="document">Rem Attribute VBA_ModuleType=VBADocumentModule
Option VBASupport 1

</script:module>
</file>

<file path=Basic/VBAProject/Sheet12.xml><?xml version="1.0" encoding="utf-8"?>
<!DOCTYPE module  PUBLIC '-//OpenOffice.org//DTD OfficeDocument 1.0//EN'  'module.dtd'>
<script:module xmlns:script="http://openoffice.org/2000/script" script:name="Sheet12"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 (territories_us_start).xml><?xml version="1.0" encoding="utf-8"?>
<!DOCTYPE module  PUBLIC '-//OpenOffice.org//DTD OfficeDocument 1.0//EN'  'module.dtd'>
<script:module xmlns:script="http://openoffice.org/2000/script" script:name="Sheet14 (territories_us_start)" script:language="StarBasic" script:moduleType="normal">REM  *****  BASIC  *****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 (military_assets).xml><?xml version="1.0" encoding="utf-8"?>
<!DOCTYPE module  PUBLIC '-//OpenOffice.org//DTD OfficeDocument 1.0//EN'  'module.dtd'>
<script:module xmlns:script="http://openoffice.org/2000/script" script:name="Sheet4 (military_assets)" script:language="StarBasic" script:moduleType="normal">REM  *****  BASIC  *****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 (actions).xml><?xml version="1.0" encoding="utf-8"?>
<!DOCTYPE module  PUBLIC '-//OpenOffice.org//DTD OfficeDocument 1.0//EN'  'module.dtd'>
<script:module xmlns:script="http://openoffice.org/2000/script" script:name="Sheet5 (actions)" script:language="StarBasic" script:moduleType="normal">REM  *****  BASIC  *****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10"/>
  <library:element library:name="Sheet11"/>
  <library:element library:name="Sheet12"/>
  <library:element library:name="Sheet13"/>
  <library:element library:name="Sheet14"/>
  <library:element library:name="Sheet15"/>
  <library:element library:name="Sheet2"/>
  <library:element library:name="Sheet3"/>
  <library:element library:name="Sheet4"/>
  <library:element library:name="Sheet5"/>
  <library:element library:name="Sheet6"/>
  <library:element library:name="Sheet7"/>
  <library:element library:name="Sheet8"/>
  <library:element library:name="Sheet9"/>
  <library:element library:name="ThisWorkbook"/>
  <library:element library:name="Sheet4 (military_assets)"/>
  <library:element library:name="Sheet5 (actions)"/>
  <library:element library:name="Sheet14 (territories_us_star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display-label="true" chart:tick-marks-major-inner="false" chart:tick-marks-major-outer="false" chart:logarithmic="false" chart:minimum="2" chart:maximum="15"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7" style:family="chart" style:data-style-name="N0">
      <style:chart-properties chart:symbol-type="named-symbol" chart:symbol-name="circle" chart:symbol-width="0.176cm" chart:symbol-height="0.176cm" chart:link-data-style-to-source="true" chart:label-position="left">
        <chart:label-separator>
          <text:p>; </text:p>
        </chart:label-separator>
      </style:chart-properties>
      <style:graphic-properties draw:stroke="none" svg:stroke-width="0.053cm" svg:stroke-color="#4472c4" svg:stroke-linecap="round" draw:fill-color="#4472c4" fo:wrap-option="wrap"/>
      <style:text-properties fo:color="#404040" style:text-position="0% 100%" fo:font-family="Calibri" fo:font-size="9pt" style:font-size-asian="9pt" style:font-size-complex="9pt"/>
    </style:style>
    <style:style style:name="ch8" style:family="chart">
      <style:chart-properties chart:regression-name="" chart:regression-max-degree="2" chart:regression-force-intercept="false" chart:regression-period="2" chart:regression-type="exponential"/>
      <style:graphic-properties draw:stroke="dash" draw:stroke-dash="msLineDash_20_1" svg:stroke-width="0.053cm" svg:stroke-color="#4472c4" svg:stroke-linecap="round"/>
    </style:style>
    <style:style style:name="ch9" style:family="chart">
      <style:chart-properties chart:regression-name="" chart:regression-max-degree="2" chart:regression-force-intercept="false" chart:regression-period="2" chart:regression-type="linear"/>
      <style:graphic-properties draw:stroke="dash" draw:stroke-dash="msLineDash_20_2" svg:stroke-width="0.053cm" svg:stroke-color="#ff0000" svg:stroke-linecap="round"/>
    </style:style>
    <style:style style:name="ch10" style:family="chart">
      <style:chart-properties chart:solid-type="cuboid" chart:symbol-type="named-symbol" chart:symbol-name="circle" chart:symbol-width="0.176cm" chart:symbol-height="0.176cm"/>
    </style:style>
    <style:style style:name="ch11" style:family="chart">
      <style:chart-properties chart:solid-type="cuboid" chart:symbol-type="named-symbol" chart:symbol-name="circle" chart:symbol-width="0.176cm" chart:symbol-height="0.176cm" chart:label-position="righ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42.021cm" svg:height="21.034cm" xlink:href=".." xlink:type="simple" chart:class="chart:scatter" chart:style-name="ch1">
        <chart:title svg:x="17.825cm" svg:y="0.556cm" chart:style-name="ch2">
          <text:p>Total Effectiveness vs. Logistics</text:p>
        </chart:title>
        <chart:plot-area chart:style-name="ch3" table:cell-range-address="balance.N32:balance.O58 balance.O31:balance.O31" chart:data-source-has-labels="row" svg:x="0.84cm" svg:y="1.775cm" svg:width="40.341cm" svg:height="18.839cm">
          <chart:coordinate-region svg:x="1.1cm" svg:y="1.775cm" svg:width="39.841cm" svg:height="18.421cm"/>
          <chart:axis chart:dimension="x" chart:name="primary-x" chart:style-name="ch4">
            <chart:grid chart:style-name="ch5" chart:class="major"/>
          </chart:axis>
          <chart:axis chart:dimension="y" chart:name="primary-y" chart:style-name="ch6">
            <chart:grid chart:style-name="ch5" chart:class="major"/>
          </chart:axis>
          <chart:series chart:style-name="ch7" chart:values-cell-range-address="balance.O32:balance.O58" chart:label-cell-address="balance.O31:balance.O31" chart:class="chart:scatter">
            <chart:domain table:cell-range-address="balance.N32:balance.N58"/>
            <chart:regression-curve chart:style-name="ch8"/>
            <chart:regression-curve chart:style-name="ch9"/>
            <chart:data-point chart:style-name="ch10">
              <chart:data-label>
                <text:p><text:span/></text:p>
              </chart:data-label>
            </chart:data-point>
            <chart:data-point chart:style-name="ch10">
              <chart:data-label>
                <text:p><text:span/></text:p>
              </chart:data-label>
            </chart:data-point>
            <chart:data-point chart:style-name="ch10">
              <chart:data-label>
                <text:p><text:span/></text:p>
              </chart:data-label>
            </chart:data-point>
            <chart:data-point chart:style-name="ch11" loext:custom-label-pos-x="-0.0808556259457796" loext:custom-label-pos-y="-0.00670859538784067">
              <chart:data-label>
                <text:p><text:span/></text:p>
              </chart:data-label>
            </chart:data-point>
            <chart:data-point chart:style-name="ch11" loext:custom-label-pos-x="-0.0827622149837134" loext:custom-label-pos-y="-0.0285115303983229">
              <chart:data-label>
                <text:p><text:span/></text:p>
              </chart:data-label>
            </chart:data-point>
            <chart:data-point chart:style-name="ch10">
              <chart:data-label>
                <text:p><text:span/></text:p>
              </chart:data-label>
            </chart:data-point>
            <chart:data-point chart:style-name="ch10">
              <chart:data-label>
                <text:p><text:span/></text:p>
              </chart:data-label>
            </chart:data-point>
            <chart:data-point chart:style-name="ch11" loext:custom-label-pos-x="-0.0869793360520489" loext:custom-label-pos-y="-0.0100628930817611">
              <chart:data-label>
                <text:p><text:span/></text:p>
              </chart:data-label>
            </chart:data-point>
            <chart:data-point chart:style-name="ch11" loext:custom-label-pos-x="0.00492508143322476" loext:custom-label-pos-y="-0.0050314465408805">
              <chart:data-label>
                <text:p><text:span/></text:p>
              </chart:data-label>
            </chart:data-point>
            <chart:data-point chart:style-name="ch10">
              <chart:data-label>
                <text:p><text:span/></text:p>
              </chart:data-label>
            </chart:data-point>
            <chart:data-point chart:style-name="ch11" loext:custom-label-pos-x="-0.0868881650380022" loext:custom-label-pos-y="0">
              <chart:data-label>
                <text:p><text:span/></text:p>
              </chart:data-label>
            </chart:data-point>
            <chart:data-point chart:style-name="ch11" loext:custom-label-pos-x="-0.084347482623304" loext:custom-label-pos-y="-0.00838567820531874">
              <chart:data-label>
                <text:p><text:span/></text:p>
              </chart:data-label>
            </chart:data-point>
            <chart:data-point chart:style-name="ch10">
              <chart:data-label>
                <text:p><text:span/></text:p>
              </chart:data-label>
            </chart:data-point>
            <chart:data-point chart:style-name="ch11" loext:custom-label-pos-x="0.0208339104191781" loext:custom-label-pos-y="-0.018448637316562">
              <chart:data-label>
                <text:p><text:span/></text:p>
              </chart:data-label>
            </chart:data-point>
            <chart:data-point chart:style-name="ch11" loext:custom-label-pos-x="-0.0787883078133149" loext:custom-label-pos-y="-0.00335429769392037">
              <chart:data-label>
                <text:p><text:span/></text:p>
              </chart:data-label>
            </chart:data-point>
            <chart:data-point chart:style-name="ch11" loext:custom-label-pos-x="-0.0766688724170066" loext:custom-label-pos-y="0.0218029350104822">
              <chart:data-label>
                <text:p><text:span/></text:p>
              </chart:data-label>
            </chart:data-point>
            <chart:data-point chart:style-name="ch11" loext:custom-label-pos-x="-0.0726601520086862" loext:custom-label-pos-y="-0.010062893081761">
              <chart:data-label>
                <text:p><text:span/></text:p>
              </chart:data-label>
            </chart:data-point>
            <chart:data-point chart:style-name="ch11" loext:custom-label-pos-x="-0.114492942453855" loext:custom-label-pos-y="0.0033543637234025">
              <chart:data-label>
                <text:p><text:span/></text:p>
              </chart:data-label>
            </chart:data-point>
            <chart:data-point chart:style-name="ch11" loext:custom-label-pos-x="0.00699239956568947" loext:custom-label-pos-y="0.0184486373165618">
              <chart:data-label>
                <text:p><text:span/></text:p>
              </chart:data-label>
            </chart:data-point>
            <chart:data-point chart:style-name="ch11" loext:custom-label-pos-x="-0.0755613463626494" loext:custom-label-pos-y="0.0184486373165618">
              <chart:data-label>
                <text:p><text:span/></text:p>
              </chart:data-label>
            </chart:data-point>
            <chart:data-point chart:style-name="ch11" loext:custom-label-pos-x="-0.0628577974984397" loext:custom-label-pos-y="-0.0150943396226415">
              <chart:data-label>
                <text:p><text:span/></text:p>
              </chart:data-label>
            </chart:data-point>
            <chart:data-point chart:style-name="ch11" loext:custom-label-pos-x="-0.0669750613420879" loext:custom-label-pos-y="-0.0167714884696017">
              <chart:data-label>
                <text:p><text:span/></text:p>
              </chart:data-label>
            </chart:data-point>
            <chart:data-point chart:style-name="ch10">
              <chart:data-label>
                <text:p><text:span/></text:p>
              </chart:data-label>
            </chart:data-point>
            <chart:data-point chart:style-name="ch11" loext:custom-label-pos-x="-0.0784017372421281" loext:custom-label-pos-y="-0.00167714884696023">
              <chart:data-label>
                <text:p><text:span/></text:p>
              </chart:data-label>
            </chart:data-point>
            <chart:data-point chart:style-name="ch10">
              <chart:data-label>
                <text:p><text:span/></text:p>
              </chart:data-label>
            </chart:data-point>
            <chart:data-point chart:style-name="ch11" loext:custom-label-pos-x="-0.0710271444082519" loext:custom-label-pos-y="-0.0234800838574423">
              <chart:data-label>
                <text:p><text:span/></text:p>
              </chart:data-label>
            </chart:data-point>
            <chart:data-point chart:style-name="ch10">
              <chart:data-label>
                <text:p><text:span/></text:p>
              </chart:data-label>
            </chart:data-point>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Combined</text:p>
                <draw:g>
                  <svg:desc>balance.O31:balance.O31</svg:desc>
                </draw:g>
              </table:table-cell>
            </table:table-row>
          </table:table-header-rows>
          <table:table-rows>
            <table:table-row>
              <table:table-cell office:value-type="string">
                <text:p>1</text:p>
              </table:table-cell>
              <table:table-cell office:value-type="float" office:value="6">
                <text:p>6</text:p>
                <draw:g>
                  <svg:desc>balance.N32:balance.N58</svg:desc>
                </draw:g>
              </table:table-cell>
              <table:table-cell office:value-type="float" office:value="12.5">
                <text:p>12.5</text:p>
                <draw:g>
                  <svg:desc>balance.O32:balance.O58</svg:desc>
                </draw:g>
              </table:table-cell>
            </table:table-row>
            <table:table-row>
              <table:table-cell office:value-type="string">
                <text:p>2</text:p>
              </table:table-cell>
              <table:table-cell office:value-type="float" office:value="7">
                <text:p>7</text:p>
              </table:table-cell>
              <table:table-cell office:value-type="float" office:value="13">
                <text:p>13</text:p>
              </table:table-cell>
            </table:table-row>
            <table:table-row>
              <table:table-cell office:value-type="string">
                <text:p>3</text:p>
              </table:table-cell>
              <table:table-cell office:value-type="float" office:value="3">
                <text:p>3</text:p>
              </table:table-cell>
              <table:table-cell office:value-type="float" office:value="5.5">
                <text:p>5.5</text:p>
              </table:table-cell>
            </table:table-row>
            <table:table-row>
              <table:table-cell office:value-type="string">
                <text:p>4</text:p>
              </table:table-cell>
              <table:table-cell office:value-type="float" office:value="5">
                <text:p>5</text:p>
              </table:table-cell>
              <table:table-cell office:value-type="float" office:value="6">
                <text:p>6</text:p>
              </table:table-cell>
            </table:table-row>
            <table:table-row>
              <table:table-cell office:value-type="string">
                <text:p>5</text:p>
              </table:table-cell>
              <table:table-cell office:value-type="float" office:value="5">
                <text:p>5</text:p>
              </table:table-cell>
              <table:table-cell office:value-type="float" office:value="12">
                <text:p>12</text:p>
              </table:table-cell>
            </table:table-row>
            <table:table-row>
              <table:table-cell office:value-type="string">
                <text:p>6</text:p>
              </table:table-cell>
              <table:table-cell office:value-type="float" office:value="4">
                <text:p>4</text:p>
              </table:table-cell>
              <table:table-cell office:value-type="float" office:value="10.5">
                <text:p>10.5</text:p>
              </table:table-cell>
            </table:table-row>
            <table:table-row>
              <table:table-cell office:value-type="string">
                <text:p>7</text:p>
              </table:table-cell>
              <table:table-cell office:value-type="float" office:value="5">
                <text:p>5</text:p>
              </table:table-cell>
              <table:table-cell office:value-type="float" office:value="11.5">
                <text:p>11.5</text:p>
              </table:table-cell>
            </table:table-row>
            <table:table-row>
              <table:table-cell office:value-type="string">
                <text:p>8</text:p>
              </table:table-cell>
              <table:table-cell office:value-type="float" office:value="4">
                <text:p>4</text:p>
              </table:table-cell>
              <table:table-cell office:value-type="float" office:value="9.5">
                <text:p>9.5</text:p>
              </table:table-cell>
            </table:table-row>
            <table:table-row>
              <table:table-cell office:value-type="string">
                <text:p>9</text:p>
              </table:table-cell>
              <table:table-cell office:value-type="float" office:value="3">
                <text:p>3</text:p>
              </table:table-cell>
              <table:table-cell office:value-type="float" office:value="8.5">
                <text:p>8.5</text:p>
              </table:table-cell>
            </table:table-row>
            <table:table-row>
              <table:table-cell office:value-type="string">
                <text:p>10</text:p>
              </table:table-cell>
              <table:table-cell office:value-type="float" office:value="3">
                <text:p>3</text:p>
              </table:table-cell>
              <table:table-cell office:value-type="float" office:value="7">
                <text:p>7</text:p>
              </table:table-cell>
            </table:table-row>
            <table:table-row>
              <table:table-cell office:value-type="string">
                <text:p>11</text:p>
              </table:table-cell>
              <table:table-cell office:value-type="float" office:value="2">
                <text:p>2</text:p>
              </table:table-cell>
              <table:table-cell office:value-type="float" office:value="7.5">
                <text:p>7.5</text:p>
              </table:table-cell>
            </table:table-row>
            <table:table-row>
              <table:table-cell office:value-type="string">
                <text:p>12</text:p>
              </table:table-cell>
              <table:table-cell office:value-type="float" office:value="3">
                <text:p>3</text:p>
              </table:table-cell>
              <table:table-cell office:value-type="float" office:value="8">
                <text:p>8</text:p>
              </table:table-cell>
            </table:table-row>
            <table:table-row>
              <table:table-cell office:value-type="string">
                <text:p>13</text:p>
              </table:table-cell>
              <table:table-cell office:value-type="float" office:value="2">
                <text:p>2</text:p>
              </table:table-cell>
              <table:table-cell office:value-type="float" office:value="8.5">
                <text:p>8.5</text:p>
              </table:table-cell>
            </table:table-row>
            <table:table-row>
              <table:table-cell office:value-type="string">
                <text:p>14</text:p>
              </table:table-cell>
              <table:table-cell office:value-type="float" office:value="1">
                <text:p>1</text:p>
              </table:table-cell>
              <table:table-cell office:value-type="float" office:value="5">
                <text:p>5</text:p>
              </table:table-cell>
            </table:table-row>
            <table:table-row>
              <table:table-cell office:value-type="string">
                <text:p>15</text:p>
              </table:table-cell>
              <table:table-cell office:value-type="float" office:value="6">
                <text:p>6</text:p>
              </table:table-cell>
              <table:table-cell office:value-type="float" office:value="13">
                <text:p>13</text:p>
              </table:table-cell>
            </table:table-row>
            <table:table-row>
              <table:table-cell office:value-type="string">
                <text:p>16</text:p>
              </table:table-cell>
              <table:table-cell office:value-type="float" office:value="6">
                <text:p>6</text:p>
              </table:table-cell>
              <table:table-cell office:value-type="float" office:value="12.5">
                <text:p>12.5</text:p>
              </table:table-cell>
            </table:table-row>
            <table:table-row>
              <table:table-cell office:value-type="string">
                <text:p>17</text:p>
              </table:table-cell>
              <table:table-cell office:value-type="float" office:value="3">
                <text:p>3</text:p>
              </table:table-cell>
              <table:table-cell office:value-type="float" office:value="8.5">
                <text:p>8.5</text:p>
              </table:table-cell>
            </table:table-row>
            <table:table-row>
              <table:table-cell office:value-type="string">
                <text:p>18</text:p>
              </table:table-cell>
              <table:table-cell office:value-type="float" office:value="2">
                <text:p>2</text:p>
              </table:table-cell>
              <table:table-cell office:value-type="float" office:value="7">
                <text:p>7</text:p>
              </table:table-cell>
            </table:table-row>
            <table:table-row>
              <table:table-cell office:value-type="string">
                <text:p>19</text:p>
              </table:table-cell>
              <table:table-cell office:value-type="float" office:value="2">
                <text:p>2</text:p>
              </table:table-cell>
              <table:table-cell office:value-type="float" office:value="6.5">
                <text:p>6.5</text:p>
              </table:table-cell>
            </table:table-row>
            <table:table-row>
              <table:table-cell office:value-type="string">
                <text:p>20</text:p>
              </table:table-cell>
              <table:table-cell office:value-type="float" office:value="5">
                <text:p>5</text:p>
              </table:table-cell>
              <table:table-cell office:value-type="float" office:value="11.5">
                <text:p>11.5</text:p>
              </table:table-cell>
            </table:table-row>
            <table:table-row>
              <table:table-cell office:value-type="string">
                <text:p>21</text:p>
              </table:table-cell>
              <table:table-cell office:value-type="float" office:value="2">
                <text:p>2</text:p>
              </table:table-cell>
              <table:table-cell office:value-type="float" office:value="5.5">
                <text:p>5.5</text:p>
              </table:table-cell>
            </table:table-row>
            <table:table-row>
              <table:table-cell office:value-type="string">
                <text:p>22</text:p>
              </table:table-cell>
              <table:table-cell office:value-type="float" office:value="3">
                <text:p>3</text:p>
              </table:table-cell>
              <table:table-cell office:value-type="float" office:value="9">
                <text:p>9</text:p>
              </table:table-cell>
            </table:table-row>
            <table:table-row>
              <table:table-cell office:value-type="string">
                <text:p>23</text:p>
              </table:table-cell>
              <table:table-cell office:value-type="float" office:value="1">
                <text:p>1</text:p>
              </table:table-cell>
              <table:table-cell office:value-type="float" office:value="7">
                <text:p>7</text:p>
              </table:table-cell>
            </table:table-row>
            <table:table-row>
              <table:table-cell office:value-type="string">
                <text:p>24</text:p>
              </table:table-cell>
              <table:table-cell office:value-type="float" office:value="1">
                <text:p>1</text:p>
              </table:table-cell>
              <table:table-cell office:value-type="float" office:value="7.5">
                <text:p>7.5</text:p>
              </table:table-cell>
            </table:table-row>
            <table:table-row>
              <table:table-cell office:value-type="string">
                <text:p>25</text:p>
              </table:table-cell>
              <table:table-cell office:value-type="float" office:value="1">
                <text:p>1</text:p>
              </table:table-cell>
              <table:table-cell office:value-type="float" office:value="6.5">
                <text:p>6.5</text:p>
              </table:table-cell>
            </table:table-row>
            <table:table-row>
              <table:table-cell office:value-type="string">
                <text:p>26</text:p>
              </table:table-cell>
              <table:table-cell office:value-type="float" office:value="3">
                <text:p>3</text:p>
              </table:table-cell>
              <table:table-cell office:value-type="float" office:value="9.5">
                <text:p>9.5</text:p>
              </table:table-cell>
            </table:table-row>
            <table:table-row>
              <table:table-cell office:value-type="string">
                <text:p>27</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stroke-dash draw:name="msLineDash_20_1" draw:display-name="msLineDash 1" draw:style="round" draw:dots1="1" draw:dots1-length="1%" draw:distance="199%"/>
    <draw:stroke-dash draw:name="msLineDash_20_2" draw:display-name="msLineDash 2" draw:style="round" draw:dots1="1" draw:dots1-length="1%" draw:distance="199%"/>
  </office:styles>
</office:document-styles>
</file>